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689in"/>
    </style:style>
    <style:style style:name="co3" style:family="table-column">
      <style:table-column-properties fo:break-before="auto" style:column-width="2.42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asignacion_nivel_apro.php <text:s text:c="41"/></text:p>
          </table:table-cell>
          <table:table-cell table:style-name="ce1" office:value-type="string" calcext:value-type="string">
            <text:p>Configuración del Nivel de Aprobación</text:p>
          </table:table-cell>
          <table:table-cell table:number-columns-repeated="2"/>
          <table:table-cell table:formula="of:=CONCATENATE(&quot;INSERT INTO sss_sistemas_ventanas VALUES('&quot;;[.A1];&quot;','&quot;;[.B1];&quot;','&quot;;[.C1];&quot;','&quot;;[.D1];&quot;');&quot;)" office:value-type="string" office:string-value="INSERT INTO sss_sistemas_ventanas VALUES('CFG','sigesp_cfg_d_asignacion_nivel_apro.php                                          ','Configuración del Nivel de Aprobación','');" calcext:value-type="string">
            <text:p>INSERT INTO sss_sistemas_ventanas VALUES('CFG','sigesp_cfg_d_asignacion_nivel_apro.php <text:s text:c="41"/>','Configuración del Nivel de Aprobación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consolidacion.php <text:s text:c="49"/></text:p>
          </table:table-cell>
          <table:table-cell table:style-name="ce1" office:value-type="string" calcext:value-type="string">
            <text:p>Consolidación</text:p>
          </table:table-cell>
          <table:table-cell table:number-columns-repeated="2"/>
          <table:table-cell table:formula="of:=CONCATENATE(&quot;INSERT INTO sss_sistemas_ventanas VALUES('&quot;;[.A2];&quot;','&quot;;[.B2];&quot;','&quot;;[.C2];&quot;','&quot;;[.D2];&quot;');&quot;)" office:value-type="string" office:string-value="INSERT INTO sss_sistemas_ventanas VALUES('CFG','sigesp_cfg_d_consolidacion.php                                                  ','Consolidación','');" calcext:value-type="string">
            <text:p>INSERT INTO sss_sistemas_ventanas VALUES('CFG','sigesp_cfg_d_consolidacion.php <text:s text:c="49"/>','Consolidación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correo.php <text:s text:c="56"/></text:p>
          </table:table-cell>
          <table:table-cell table:style-name="ce1" office:value-type="string" calcext:value-type="string">
            <text:p>Correo Electrónico</text:p>
          </table:table-cell>
          <table:table-cell table:style-name="ce1"/>
          <table:table-cell/>
          <table:table-cell table:formula="of:=CONCATENATE(&quot;INSERT INTO sss_sistemas_ventanas VALUES('&quot;;[.A3];&quot;','&quot;;[.B3];&quot;','&quot;;[.C3];&quot;','&quot;;[.D3];&quot;');&quot;)" office:value-type="string" office:string-value="INSERT INTO sss_sistemas_ventanas VALUES('CFG','sigesp_cfg_d_correo.php                                                         ','Correo Electrónico','');" calcext:value-type="string">
            <text:p>INSERT INTO sss_sistemas_ventanas VALUES('CFG','sigesp_cfg_d_correo.php <text:s text:c="56"/>','Correo Electrónico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ctrl_numero.php <text:s text:c="51"/></text:p>
          </table:table-cell>
          <table:table-cell table:style-name="ce1" office:value-type="string" calcext:value-type="string">
            <text:p>Control Número</text:p>
          </table:table-cell>
          <table:table-cell table:style-name="ce1"/>
          <table:table-cell/>
          <table:table-cell table:formula="of:=CONCATENATE(&quot;INSERT INTO sss_sistemas_ventanas VALUES('&quot;;[.A4];&quot;','&quot;;[.B4];&quot;','&quot;;[.C4];&quot;','&quot;;[.D4];&quot;');&quot;)" office:value-type="string" office:string-value="INSERT INTO sss_sistemas_ventanas VALUES('CFG','sigesp_cfg_d_ctrl_numero.php                                                    ','Control Número','');" calcext:value-type="string">
            <text:p>INSERT INTO sss_sistemas_ventanas VALUES('CFG','sigesp_cfg_d_ctrl_numero.php <text:s text:c="51"/>','Control Número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empresa.php <text:s text:c="55"/></text:p>
          </table:table-cell>
          <table:table-cell table:style-name="ce1" office:value-type="string" calcext:value-type="string">
            <text:p>Empresa</text:p>
          </table:table-cell>
          <table:table-cell table:style-name="ce1"/>
          <table:table-cell/>
          <table:table-cell table:formula="of:=CONCATENATE(&quot;INSERT INTO sss_sistemas_ventanas VALUES('&quot;;[.A5];&quot;','&quot;;[.B5];&quot;','&quot;;[.C5];&quot;','&quot;;[.D5];&quot;');&quot;)" office:value-type="string" office:string-value="INSERT INTO sss_sistemas_ventanas VALUES('CFG','sigesp_cfg_d_empresa.php                                                        ','Empresa','');" calcext:value-type="string">
            <text:p>INSERT INTO sss_sistemas_ventanas VALUES('CFG','sigesp_cfg_d_empresa.php <text:s text:c="55"/>','Empresa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moneda.php <text:s text:c="56"/></text:p>
          </table:table-cell>
          <table:table-cell table:style-name="ce1" office:value-type="string" calcext:value-type="string">
            <text:p>Moneda</text:p>
          </table:table-cell>
          <table:table-cell table:style-name="ce1"/>
          <table:table-cell/>
          <table:table-cell table:formula="of:=CONCATENATE(&quot;INSERT INTO sss_sistemas_ventanas VALUES('&quot;;[.A6];&quot;','&quot;;[.B6];&quot;','&quot;;[.C6];&quot;','&quot;;[.D6];&quot;');&quot;)" office:value-type="string" office:string-value="INSERT INTO sss_sistemas_ventanas VALUES('CFG','sigesp_cfg_d_moneda.php                                                         ','Moneda','');" calcext:value-type="string">
            <text:p>INSERT INTO sss_sistemas_ventanas VALUES('CFG','sigesp_cfg_d_moneda.php <text:s text:c="56"/>','Moneda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nivel_apro.php <text:s text:c="52"/></text:p>
          </table:table-cell>
          <table:table-cell table:style-name="ce1" office:value-type="string" calcext:value-type="string">
            <text:p>Definición de Nivel de Aprobación</text:p>
          </table:table-cell>
          <table:table-cell table:style-name="ce1"/>
          <table:table-cell/>
          <table:table-cell table:formula="of:=CONCATENATE(&quot;INSERT INTO sss_sistemas_ventanas VALUES('&quot;;[.A7];&quot;','&quot;;[.B7];&quot;','&quot;;[.C7];&quot;','&quot;;[.D7];&quot;');&quot;)" office:value-type="string" office:string-value="INSERT INTO sss_sistemas_ventanas VALUES('CFG','sigesp_cfg_d_nivel_apro.php                                                     ','Definición de Nivel de Aprobación','');" calcext:value-type="string">
            <text:p>INSERT INTO sss_sistemas_ventanas VALUES('CFG','sigesp_cfg_d_nivel_apro.php <text:s text:c="52"/>','Definición de Nivel de Aprobación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procedencia.php <text:s text:c="51"/></text:p>
          </table:table-cell>
          <table:table-cell table:style-name="ce1" office:value-type="string" calcext:value-type="string">
            <text:p>Procedencias</text:p>
          </table:table-cell>
          <table:table-cell table:style-name="ce1"/>
          <table:table-cell/>
          <table:table-cell table:formula="of:=CONCATENATE(&quot;INSERT INTO sss_sistemas_ventanas VALUES('&quot;;[.A8];&quot;','&quot;;[.B8];&quot;','&quot;;[.C8];&quot;','&quot;;[.D8];&quot;');&quot;)" office:value-type="string" office:string-value="INSERT INTO sss_sistemas_ventanas VALUES('CFG','sigesp_cfg_d_procedencia.php                                                    ','Procedencias','');" calcext:value-type="string">
            <text:p>INSERT INTO sss_sistemas_ventanas VALUES('CFG','sigesp_cfg_d_procedencia.php <text:s text:c="51"/>','Procedencia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sucursales.php <text:s text:c="52"/></text:p>
          </table:table-cell>
          <table:table-cell table:style-name="ce1" office:value-type="string" calcext:value-type="string">
            <text:p>Sucursales</text:p>
          </table:table-cell>
          <table:table-cell table:style-name="ce1"/>
          <table:table-cell/>
          <table:table-cell table:formula="of:=CONCATENATE(&quot;INSERT INTO sss_sistemas_ventanas VALUES('&quot;;[.A9];&quot;','&quot;;[.B9];&quot;','&quot;;[.C9];&quot;','&quot;;[.D9];&quot;');&quot;)" office:value-type="string" office:string-value="INSERT INTO sss_sistemas_ventanas VALUES('CFG','sigesp_cfg_d_sucursales.php                                                     ','Sucursales','');" calcext:value-type="string">
            <text:p>INSERT INTO sss_sistemas_ventanas VALUES('CFG','sigesp_cfg_d_sucursales.php <text:s text:c="52"/>','Sucursale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fg_d_unidad_tributaria.php <text:s text:c="45"/></text:p>
          </table:table-cell>
          <table:table-cell table:style-name="ce1" office:value-type="string" calcext:value-type="string">
            <text:p>Unidad Tributaria</text:p>
          </table:table-cell>
          <table:table-cell table:style-name="ce1"/>
          <table:table-cell/>
          <table:table-cell table:formula="of:=CONCATENATE(&quot;INSERT INTO sss_sistemas_ventanas VALUES('&quot;;[.A10];&quot;','&quot;;[.B10];&quot;','&quot;;[.C10];&quot;','&quot;;[.D10];&quot;');&quot;)" office:value-type="string" office:string-value="INSERT INTO sss_sistemas_ventanas VALUES('CFG','sigesp_cfg_d_unidad_tributaria.php                                              ','Unidad Tributaria','');" calcext:value-type="string">
            <text:p>INSERT INTO sss_sistemas_ventanas VALUES('CFG','sigesp_cfg_d_unidad_tributaria.php <text:s text:c="45"/>','Unidad Tributaria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xp_d_clasificador.php <text:s text:c="50"/></text:p>
          </table:table-cell>
          <table:table-cell table:style-name="ce1" office:value-type="string" calcext:value-type="string">
            <text:p>Clasificador</text:p>
          </table:table-cell>
          <table:table-cell table:style-name="ce1"/>
          <table:table-cell/>
          <table:table-cell table:formula="of:=CONCATENATE(&quot;INSERT INTO sss_sistemas_ventanas VALUES('&quot;;[.A11];&quot;','&quot;;[.B11];&quot;','&quot;;[.C11];&quot;','&quot;;[.D11];&quot;');&quot;)" office:value-type="string" office:string-value="INSERT INTO sss_sistemas_ventanas VALUES('CFG','sigesp_cxp_d_clasificador.php                                                   ','Clasificador','');" calcext:value-type="string">
            <text:p>INSERT INTO sss_sistemas_ventanas VALUES('CFG','sigesp_cxp_d_clasificador.php <text:s text:c="50"/>','Clasificador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xp_d_deducciones.php <text:s text:c="51"/></text:p>
          </table:table-cell>
          <table:table-cell table:style-name="ce1" office:value-type="string" calcext:value-type="string">
            <text:p>Deducciones</text:p>
          </table:table-cell>
          <table:table-cell table:style-name="ce1"/>
          <table:table-cell/>
          <table:table-cell table:formula="of:=CONCATENATE(&quot;INSERT INTO sss_sistemas_ventanas VALUES('&quot;;[.A12];&quot;','&quot;;[.B12];&quot;','&quot;;[.C12];&quot;','&quot;;[.D12];&quot;');&quot;)" office:value-type="string" office:string-value="INSERT INTO sss_sistemas_ventanas VALUES('CFG','sigesp_cxp_d_deducciones.php                                                    ','Deducciones','');" calcext:value-type="string">
            <text:p>INSERT INTO sss_sistemas_ventanas VALUES('CFG','sigesp_cxp_d_deducciones.php <text:s text:c="51"/>','Deduccione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xp_d_documentos.php <text:s text:c="52"/></text:p>
          </table:table-cell>
          <table:table-cell table:style-name="ce1" office:value-type="string" calcext:value-type="string">
            <text:p>Documentos</text:p>
          </table:table-cell>
          <table:table-cell table:style-name="ce1"/>
          <table:table-cell/>
          <table:table-cell table:formula="of:=CONCATENATE(&quot;INSERT INTO sss_sistemas_ventanas VALUES('&quot;;[.A13];&quot;','&quot;;[.B13];&quot;','&quot;;[.C13];&quot;','&quot;;[.D13];&quot;');&quot;)" office:value-type="string" office:string-value="INSERT INTO sss_sistemas_ventanas VALUES('CFG','sigesp_cxp_d_documentos.php                                                     ','Documentos','');" calcext:value-type="string">
            <text:p>INSERT INTO sss_sistemas_ventanas VALUES('CFG','sigesp_cxp_d_documentos.php <text:s text:c="52"/>','Documento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cxp_d_otroscreditos.php <text:s text:c="49"/></text:p>
          </table:table-cell>
          <table:table-cell table:style-name="ce1" office:value-type="string" calcext:value-type="string">
            <text:p>Otros Créditos</text:p>
          </table:table-cell>
          <table:table-cell table:style-name="ce1"/>
          <table:table-cell/>
          <table:table-cell table:formula="of:=CONCATENATE(&quot;INSERT INTO sss_sistemas_ventanas VALUES('&quot;;[.A14];&quot;','&quot;;[.B14];&quot;','&quot;;[.C14];&quot;','&quot;;[.D14];&quot;');&quot;)" office:value-type="string" office:string-value="INSERT INTO sss_sistemas_ventanas VALUES('CFG','sigesp_cxp_d_otroscreditos.php                                                  ','Otros Créditos','');" calcext:value-type="string">
            <text:p>INSERT INTO sss_sistemas_ventanas VALUES('CFG','sigesp_cxp_d_otroscreditos.php <text:s text:c="49"/>','Otros Crédito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rpc_d_comunidad.php <text:s text:c="53"/></text:p>
          </table:table-cell>
          <table:table-cell table:style-name="ce1" office:value-type="string" calcext:value-type="string">
            <text:p>Comunidad</text:p>
          </table:table-cell>
          <table:table-cell table:style-name="ce1"/>
          <table:table-cell/>
          <table:table-cell table:formula="of:=CONCATENATE(&quot;INSERT INTO sss_sistemas_ventanas VALUES('&quot;;[.A15];&quot;','&quot;;[.B15];&quot;','&quot;;[.C15];&quot;','&quot;;[.D15];&quot;');&quot;)" office:value-type="string" office:string-value="INSERT INTO sss_sistemas_ventanas VALUES('CFG','sigesp_rpc_d_comunidad.php                                                      ','Comunidad','');" calcext:value-type="string">
            <text:p>INSERT INTO sss_sistemas_ventanas VALUES('CFG','sigesp_rpc_d_comunidad.php <text:s text:c="53"/>','Comunidad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rpc_d_estado.php <text:s text:c="56"/></text:p>
          </table:table-cell>
          <table:table-cell table:style-name="ce1" office:value-type="string" calcext:value-type="string">
            <text:p>Estados</text:p>
          </table:table-cell>
          <table:table-cell table:style-name="ce1"/>
          <table:table-cell/>
          <table:table-cell table:formula="of:=CONCATENATE(&quot;INSERT INTO sss_sistemas_ventanas VALUES('&quot;;[.A16];&quot;','&quot;;[.B16];&quot;','&quot;;[.C16];&quot;','&quot;;[.D16];&quot;');&quot;)" office:value-type="string" office:string-value="INSERT INTO sss_sistemas_ventanas VALUES('CFG','sigesp_rpc_d_estado.php                                                         ','Estados','');" calcext:value-type="string">
            <text:p>INSERT INTO sss_sistemas_ventanas VALUES('CFG','sigesp_rpc_d_estado.php <text:s text:c="56"/>','Estado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rpc_d_municipio.php <text:s text:c="53"/></text:p>
          </table:table-cell>
          <table:table-cell table:style-name="ce1" office:value-type="string" calcext:value-type="string">
            <text:p>Municipios</text:p>
          </table:table-cell>
          <table:table-cell table:style-name="ce1"/>
          <table:table-cell/>
          <table:table-cell table:formula="of:=CONCATENATE(&quot;INSERT INTO sss_sistemas_ventanas VALUES('&quot;;[.A17];&quot;','&quot;;[.B17];&quot;','&quot;;[.C17];&quot;','&quot;;[.D17];&quot;');&quot;)" office:value-type="string" office:string-value="INSERT INTO sss_sistemas_ventanas VALUES('CFG','sigesp_rpc_d_municipio.php                                                      ','Municipios','');" calcext:value-type="string">
            <text:p>INSERT INTO sss_sistemas_ventanas VALUES('CFG','sigesp_rpc_d_municipio.php <text:s text:c="53"/>','Municipio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rpc_d_pais.php <text:s text:c="58"/></text:p>
          </table:table-cell>
          <table:table-cell table:style-name="ce1" office:value-type="string" calcext:value-type="string">
            <text:p>Paises</text:p>
          </table:table-cell>
          <table:table-cell table:style-name="ce1"/>
          <table:table-cell/>
          <table:table-cell table:formula="of:=CONCATENATE(&quot;INSERT INTO sss_sistemas_ventanas VALUES('&quot;;[.A18];&quot;','&quot;;[.B18];&quot;','&quot;;[.C18];&quot;','&quot;;[.D18];&quot;');&quot;)" office:value-type="string" office:string-value="INSERT INTO sss_sistemas_ventanas VALUES('CFG','sigesp_rpc_d_pais.php                                                           ','Paises','');" calcext:value-type="string">
            <text:p>INSERT INTO sss_sistemas_ventanas VALUES('CFG','sigesp_rpc_d_pais.php <text:s text:c="58"/>','Paise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rpc_d_parroquia.php <text:s text:c="53"/></text:p>
          </table:table-cell>
          <table:table-cell table:style-name="ce1" office:value-type="string" calcext:value-type="string">
            <text:p>Parroquias</text:p>
          </table:table-cell>
          <table:table-cell table:style-name="ce1"/>
          <table:table-cell/>
          <table:table-cell table:formula="of:=CONCATENATE(&quot;INSERT INTO sss_sistemas_ventanas VALUES('&quot;;[.A19];&quot;','&quot;;[.B19];&quot;','&quot;;[.C19];&quot;','&quot;;[.D19];&quot;');&quot;)" office:value-type="string" office:string-value="INSERT INTO sss_sistemas_ventanas VALUES('CFG','sigesp_rpc_d_parroquia.php                                                      ','Parroquias','');" calcext:value-type="string">
            <text:p>INSERT INTO sss_sistemas_ventanas VALUES('CFG','sigesp_rpc_d_parroquia.php <text:s text:c="53"/>','Parroquia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b_d_agencia.php <text:s text:c="55"/></text:p>
          </table:table-cell>
          <table:table-cell table:style-name="ce1" office:value-type="string" calcext:value-type="string">
            <text:p>Agencias</text:p>
          </table:table-cell>
          <table:table-cell table:style-name="ce1"/>
          <table:table-cell/>
          <table:table-cell table:formula="of:=CONCATENATE(&quot;INSERT INTO sss_sistemas_ventanas VALUES('&quot;;[.A20];&quot;','&quot;;[.B20];&quot;','&quot;;[.C20];&quot;','&quot;;[.D20];&quot;');&quot;)" office:value-type="string" office:string-value="INSERT INTO sss_sistemas_ventanas VALUES('CFG','sigesp_scb_d_agencia.php                                                        ','Agencias','');" calcext:value-type="string">
            <text:p>INSERT INTO sss_sistemas_ventanas VALUES('CFG','sigesp_scb_d_agencia.php <text:s text:c="55"/>','Agencia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b_d_banco.php <text:s text:c="57"/></text:p>
          </table:table-cell>
          <table:table-cell table:style-name="ce1" office:value-type="string" calcext:value-type="string">
            <text:p>Bancos</text:p>
          </table:table-cell>
          <table:table-cell table:style-name="ce1"/>
          <table:table-cell/>
          <table:table-cell table:formula="of:=CONCATENATE(&quot;INSERT INTO sss_sistemas_ventanas VALUES('&quot;;[.A21];&quot;','&quot;;[.B21];&quot;','&quot;;[.C21];&quot;','&quot;;[.D21];&quot;');&quot;)" office:value-type="string" office:string-value="INSERT INTO sss_sistemas_ventanas VALUES('CFG','sigesp_scb_d_banco.php                                                          ','Bancos','');" calcext:value-type="string">
            <text:p>INSERT INTO sss_sistemas_ventanas VALUES('CFG','sigesp_scb_d_banco.php <text:s text:c="57"/>','Banco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b_d_chequera.php <text:s text:c="54"/></text:p>
          </table:table-cell>
          <table:table-cell table:style-name="ce1" office:value-type="string" calcext:value-type="string">
            <text:p>Chequera</text:p>
          </table:table-cell>
          <table:table-cell table:style-name="ce1"/>
          <table:table-cell/>
          <table:table-cell table:formula="of:=CONCATENATE(&quot;INSERT INTO sss_sistemas_ventanas VALUES('&quot;;[.A22];&quot;','&quot;;[.B22];&quot;','&quot;;[.C22];&quot;','&quot;;[.D22];&quot;');&quot;)" office:value-type="string" office:string-value="INSERT INTO sss_sistemas_ventanas VALUES('CFG','sigesp_scb_d_chequera.php                                                       ','Chequera','');" calcext:value-type="string">
            <text:p>INSERT INTO sss_sistemas_ventanas VALUES('CFG','sigesp_scb_d_chequera.php <text:s text:c="54"/>','Chequera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b_d_colocacion.php <text:s text:c="52"/></text:p>
          </table:table-cell>
          <table:table-cell table:style-name="ce1" office:value-type="string" calcext:value-type="string">
            <text:p>Colocación</text:p>
          </table:table-cell>
          <table:table-cell table:style-name="ce1"/>
          <table:table-cell/>
          <table:table-cell table:formula="of:=CONCATENATE(&quot;INSERT INTO sss_sistemas_ventanas VALUES('&quot;;[.A23];&quot;','&quot;;[.B23];&quot;','&quot;;[.C23];&quot;','&quot;;[.D23];&quot;');&quot;)" office:value-type="string" office:string-value="INSERT INTO sss_sistemas_ventanas VALUES('CFG','sigesp_scb_d_colocacion.php                                                     ','Colocación','');" calcext:value-type="string">
            <text:p>INSERT INTO sss_sistemas_ventanas VALUES('CFG','sigesp_scb_d_colocacion.php <text:s text:c="52"/>','Colocación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b_d_conceptos.php <text:s text:c="53"/></text:p>
          </table:table-cell>
          <table:table-cell table:style-name="ce1" office:value-type="string" calcext:value-type="string">
            <text:p>Conceptos de Movimientos</text:p>
          </table:table-cell>
          <table:table-cell table:style-name="ce1"/>
          <table:table-cell/>
          <table:table-cell table:formula="of:=CONCATENATE(&quot;INSERT INTO sss_sistemas_ventanas VALUES('&quot;;[.A24];&quot;','&quot;;[.B24];&quot;','&quot;;[.C24];&quot;','&quot;;[.D24];&quot;');&quot;)" office:value-type="string" office:string-value="INSERT INTO sss_sistemas_ventanas VALUES('CFG','sigesp_scb_d_conceptos.php                                                      ','Conceptos de Movimientos','');" calcext:value-type="string">
            <text:p>INSERT INTO sss_sistemas_ventanas VALUES('CFG','sigesp_scb_d_conceptos.php <text:s text:c="53"/>','Conceptos de Movimiento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b_d_ctabanco.php <text:s text:c="54"/></text:p>
          </table:table-cell>
          <table:table-cell table:style-name="ce1" office:value-type="string" calcext:value-type="string">
            <text:p>Cuenta Banco</text:p>
          </table:table-cell>
          <table:table-cell table:style-name="ce1"/>
          <table:table-cell/>
          <table:table-cell table:formula="of:=CONCATENATE(&quot;INSERT INTO sss_sistemas_ventanas VALUES('&quot;;[.A25];&quot;','&quot;;[.B25];&quot;','&quot;;[.C25];&quot;','&quot;;[.D25];&quot;');&quot;)" office:value-type="string" office:string-value="INSERT INTO sss_sistemas_ventanas VALUES('CFG','sigesp_scb_d_ctabanco.php                                                       ','Cuenta Banco','');" calcext:value-type="string">
            <text:p>INSERT INTO sss_sistemas_ventanas VALUES('CFG','sigesp_scb_d_ctabanco.php <text:s text:c="54"/>','Cuenta Banco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b_d_tipocolocacion.php <text:s text:c="48"/></text:p>
          </table:table-cell>
          <table:table-cell table:style-name="ce1" office:value-type="string" calcext:value-type="string">
            <text:p>Tipo de Colocación</text:p>
          </table:table-cell>
          <table:table-cell table:style-name="ce1"/>
          <table:table-cell/>
          <table:table-cell table:formula="of:=CONCATENATE(&quot;INSERT INTO sss_sistemas_ventanas VALUES('&quot;;[.A26];&quot;','&quot;;[.B26];&quot;','&quot;;[.C26];&quot;','&quot;;[.D26];&quot;');&quot;)" office:value-type="string" office:string-value="INSERT INTO sss_sistemas_ventanas VALUES('CFG','sigesp_scb_d_tipocolocacion.php                                                 ','Tipo de Colocación','');" calcext:value-type="string">
            <text:p>INSERT INTO sss_sistemas_ventanas VALUES('CFG','sigesp_scb_d_tipocolocacion.php <text:s text:c="48"/>','Tipo de Colocación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b_d_tipocta.php <text:s text:c="55"/></text:p>
          </table:table-cell>
          <table:table-cell table:style-name="ce1" office:value-type="string" calcext:value-type="string">
            <text:p>Tipo de Cuenta</text:p>
          </table:table-cell>
          <table:table-cell table:style-name="ce1"/>
          <table:table-cell/>
          <table:table-cell table:formula="of:=CONCATENATE(&quot;INSERT INTO sss_sistemas_ventanas VALUES('&quot;;[.A27];&quot;','&quot;;[.B27];&quot;','&quot;;[.C27];&quot;','&quot;;[.D27];&quot;');&quot;)" office:value-type="string" office:string-value="INSERT INTO sss_sistemas_ventanas VALUES('CFG','sigesp_scb_d_tipocta.php                                                        ','Tipo de Cuenta','');" calcext:value-type="string">
            <text:p>INSERT INTO sss_sistemas_ventanas VALUES('CFG','sigesp_scb_d_tipocta.php <text:s text:c="55"/>','Tipo de Cuenta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b_d_tipofondo.php <text:s text:c="53"/></text:p>
          </table:table-cell>
          <table:table-cell table:style-name="ce1" office:value-type="string" calcext:value-type="string">
            <text:p>Tipo de Fondo de Anticipo</text:p>
          </table:table-cell>
          <table:table-cell table:style-name="ce1"/>
          <table:table-cell/>
          <table:table-cell table:formula="of:=CONCATENATE(&quot;INSERT INTO sss_sistemas_ventanas VALUES('&quot;;[.A28];&quot;','&quot;;[.B28];&quot;','&quot;;[.C28];&quot;','&quot;;[.D28];&quot;');&quot;)" office:value-type="string" office:string-value="INSERT INTO sss_sistemas_ventanas VALUES('CFG','sigesp_scb_d_tipofondo.php                                                      ','Tipo de Fondo de Anticipo','');" calcext:value-type="string">
            <text:p>INSERT INTO sss_sistemas_ventanas VALUES('CFG','sigesp_scb_d_tipofondo.php <text:s text:c="53"/>','Tipo de Fondo de Anticipo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g_d_casamientopresupuesto.php <text:s text:c="41"/></text:p>
          </table:table-cell>
          <table:table-cell table:style-name="ce1" office:value-type="string" calcext:value-type="string">
            <text:p>Casamiento Presupuesto</text:p>
          </table:table-cell>
          <table:table-cell table:style-name="ce1"/>
          <table:table-cell/>
          <table:table-cell table:formula="of:=CONCATENATE(&quot;INSERT INTO sss_sistemas_ventanas VALUES('&quot;;[.A29];&quot;','&quot;;[.B29];&quot;','&quot;;[.C29];&quot;','&quot;;[.D29];&quot;');&quot;)" office:value-type="string" office:string-value="INSERT INTO sss_sistemas_ventanas VALUES('CFG','sigesp_scg_d_casamientopresupuesto.php                                          ','Casamiento Presupuesto','');" calcext:value-type="string">
            <text:p>INSERT INTO sss_sistemas_ventanas VALUES('CFG','sigesp_scg_d_casamientopresupuesto.php <text:s text:c="41"/>','Casamiento Presupuesto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g_d_centro_costo_contable.php <text:s text:c="41"/></text:p>
          </table:table-cell>
          <table:table-cell table:style-name="ce1" office:value-type="string" calcext:value-type="string">
            <text:p>Centro de Costos Contables</text:p>
          </table:table-cell>
          <table:table-cell table:style-name="ce1"/>
          <table:table-cell/>
          <table:table-cell table:formula="of:=CONCATENATE(&quot;INSERT INTO sss_sistemas_ventanas VALUES('&quot;;[.A30];&quot;','&quot;;[.B30];&quot;','&quot;;[.C30];&quot;','&quot;;[.D30];&quot;');&quot;)" office:value-type="string" office:string-value="INSERT INTO sss_sistemas_ventanas VALUES('CFG','sigesp_scg_d_centro_costo_contable.php                                          ','Centro de Costos Contables','');" calcext:value-type="string">
            <text:p>INSERT INTO sss_sistemas_ventanas VALUES('CFG','sigesp_scg_d_centro_costo_contable.php <text:s text:c="41"/>','Centro de Costos Contable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g_d_plan_ctas.php <text:s text:c="53"/></text:p>
          </table:table-cell>
          <table:table-cell table:style-name="ce1" office:value-type="string" calcext:value-type="string">
            <text:p>Plan de Cuentas</text:p>
          </table:table-cell>
          <table:table-cell table:style-name="ce1"/>
          <table:table-cell/>
          <table:table-cell table:formula="of:=CONCATENATE(&quot;INSERT INTO sss_sistemas_ventanas VALUES('&quot;;[.A31];&quot;','&quot;;[.B31];&quot;','&quot;;[.C31];&quot;','&quot;;[.D31];&quot;');&quot;)" office:value-type="string" office:string-value="INSERT INTO sss_sistemas_ventanas VALUES('CFG','sigesp_scg_d_plan_ctas.php                                                      ','Plan de Cuentas','');" calcext:value-type="string">
            <text:p>INSERT INTO sss_sistemas_ventanas VALUES('CFG','sigesp_scg_d_plan_ctas.php <text:s text:c="53"/>','Plan de Cuenta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g_d_plan_unico.php <text:s text:c="52"/></text:p>
          </table:table-cell>
          <table:table-cell table:style-name="ce1" office:value-type="string" calcext:value-type="string">
            <text:p>Plan de Cuentas Patrimoniales</text:p>
          </table:table-cell>
          <table:table-cell table:style-name="ce1"/>
          <table:table-cell/>
          <table:table-cell table:formula="of:=CONCATENATE(&quot;INSERT INTO sss_sistemas_ventanas VALUES('&quot;;[.A32];&quot;','&quot;;[.B32];&quot;','&quot;;[.C32];&quot;','&quot;;[.D32];&quot;');&quot;)" office:value-type="string" office:string-value="INSERT INTO sss_sistemas_ventanas VALUES('CFG','sigesp_scg_d_plan_unico.php                                                     ','Plan de Cuentas Patrimoniales','');" calcext:value-type="string">
            <text:p>INSERT INTO sss_sistemas_ventanas VALUES('CFG','sigesp_scg_d_plan_unico.php <text:s text:c="52"/>','Plan de Cuentas Patrimoniale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g_d_plan_unicore.php <text:s text:c="50"/></text:p>
          </table:table-cell>
          <table:table-cell table:style-name="ce1" office:value-type="string" calcext:value-type="string">
            <text:p>Catálogo de Recursos y Egresos</text:p>
          </table:table-cell>
          <table:table-cell table:style-name="ce1"/>
          <table:table-cell/>
          <table:table-cell table:formula="of:=CONCATENATE(&quot;INSERT INTO sss_sistemas_ventanas VALUES('&quot;;[.A33];&quot;','&quot;;[.B33];&quot;','&quot;;[.C33];&quot;','&quot;;[.D33];&quot;');&quot;)" office:value-type="string" office:string-value="INSERT INTO sss_sistemas_ventanas VALUES('CFG','sigesp_scg_d_plan_unicore.php                                                   ','Catálogo de Recursos y Egresos','');" calcext:value-type="string">
            <text:p>INSERT INTO sss_sistemas_ventanas VALUES('CFG','sigesp_scg_d_plan_unicore.php <text:s text:c="50"/>','Catálogo de Recursos y Egreso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cv_d_ciudad.php <text:s text:c="56"/></text:p>
          </table:table-cell>
          <table:table-cell table:style-name="ce1" office:value-type="string" calcext:value-type="string">
            <text:p>Ciudad</text:p>
          </table:table-cell>
          <table:table-cell table:style-name="ce1"/>
          <table:table-cell/>
          <table:table-cell table:formula="of:=CONCATENATE(&quot;INSERT INTO sss_sistemas_ventanas VALUES('&quot;;[.A34];&quot;','&quot;;[.B34];&quot;','&quot;;[.C34];&quot;','&quot;;[.D34];&quot;');&quot;)" office:value-type="string" office:string-value="INSERT INTO sss_sistemas_ventanas VALUES('CFG','sigesp_scv_d_ciudad.php                                                         ','Ciudad','');" calcext:value-type="string">
            <text:p>INSERT INTO sss_sistemas_ventanas VALUES('CFG','sigesp_scv_d_ciudad.php <text:s text:c="56"/>','Ciudad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ep_d_concepto.php <text:s text:c="54"/></text:p>
          </table:table-cell>
          <table:table-cell table:style-name="ce1" office:value-type="string" calcext:value-type="string">
            <text:p>Concepto</text:p>
          </table:table-cell>
          <table:table-cell table:style-name="ce1"/>
          <table:table-cell/>
          <table:table-cell table:formula="of:=CONCATENATE(&quot;INSERT INTO sss_sistemas_ventanas VALUES('&quot;;[.A35];&quot;','&quot;;[.B35];&quot;','&quot;;[.C35];&quot;','&quot;;[.D35];&quot;');&quot;)" office:value-type="string" office:string-value="INSERT INTO sss_sistemas_ventanas VALUES('CFG','sigesp_sep_d_concepto.php                                                       ','Concepto','');" calcext:value-type="string">
            <text:p>INSERT INTO sss_sistemas_ventanas VALUES('CFG','sigesp_sep_d_concepto.php <text:s text:c="54"/>','Concepto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ep_d_tipo.php <text:s text:c="58"/></text:p>
          </table:table-cell>
          <table:table-cell table:style-name="ce1" office:value-type="string" calcext:value-type="string">
            <text:p>Tipo</text:p>
          </table:table-cell>
          <table:table-cell table:style-name="ce1"/>
          <table:table-cell/>
          <table:table-cell table:formula="of:=CONCATENATE(&quot;INSERT INTO sss_sistemas_ventanas VALUES('&quot;;[.A36];&quot;','&quot;;[.B36];&quot;','&quot;;[.C36];&quot;','&quot;;[.D36];&quot;');&quot;)" office:value-type="string" office:string-value="INSERT INTO sss_sistemas_ventanas VALUES('CFG','sigesp_sep_d_tipo.php                                                           ','Tipo','');" calcext:value-type="string">
            <text:p>INSERT INTO sss_sistemas_ventanas VALUES('CFG','sigesp_sep_d_tipo.php <text:s text:c="58"/>','Tipo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oc_d_clausulas.php <text:s text:c="53"/></text:p>
          </table:table-cell>
          <table:table-cell table:style-name="ce1" office:value-type="string" calcext:value-type="string">
            <text:p>Clausulas</text:p>
          </table:table-cell>
          <table:table-cell table:style-name="ce1"/>
          <table:table-cell/>
          <table:table-cell table:formula="of:=CONCATENATE(&quot;INSERT INTO sss_sistemas_ventanas VALUES('&quot;;[.A37];&quot;','&quot;;[.B37];&quot;','&quot;;[.C37];&quot;','&quot;;[.D37];&quot;');&quot;)" office:value-type="string" office:string-value="INSERT INTO sss_sistemas_ventanas VALUES('CFG','sigesp_soc_d_clausulas.php                                                      ','Clausulas','');" calcext:value-type="string">
            <text:p>INSERT INTO sss_sistemas_ventanas VALUES('CFG','sigesp_soc_d_clausulas.php <text:s text:c="53"/>','Clausula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oc_d_modcla.php <text:s text:c="56"/></text:p>
          </table:table-cell>
          <table:table-cell table:style-name="ce1" office:value-type="string" calcext:value-type="string">
            <text:p>Modalidad de Clausulas</text:p>
          </table:table-cell>
          <table:table-cell table:style-name="ce1"/>
          <table:table-cell/>
          <table:table-cell table:formula="of:=CONCATENATE(&quot;INSERT INTO sss_sistemas_ventanas VALUES('&quot;;[.A38];&quot;','&quot;;[.B38];&quot;','&quot;;[.C38];&quot;','&quot;;[.D38];&quot;');&quot;)" office:value-type="string" office:string-value="INSERT INTO sss_sistemas_ventanas VALUES('CFG','sigesp_soc_d_modcla.php                                                         ','Modalidad de Clausulas','');" calcext:value-type="string">
            <text:p>INSERT INTO sss_sistemas_ventanas VALUES('CFG','sigesp_soc_d_modcla.php <text:s text:c="56"/>','Modalidad de Clausula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oc_d_servicio.php <text:s text:c="54"/></text:p>
          </table:table-cell>
          <table:table-cell table:style-name="ce1" office:value-type="string" calcext:value-type="string">
            <text:p>Servicios</text:p>
          </table:table-cell>
          <table:table-cell table:style-name="ce1"/>
          <table:table-cell/>
          <table:table-cell table:formula="of:=CONCATENATE(&quot;INSERT INTO sss_sistemas_ventanas VALUES('&quot;;[.A39];&quot;','&quot;;[.B39];&quot;','&quot;;[.C39];&quot;','&quot;;[.D39];&quot;');&quot;)" office:value-type="string" office:string-value="INSERT INTO sss_sistemas_ventanas VALUES('CFG','sigesp_soc_d_servicio.php                                                       ','Servicios','');" calcext:value-type="string">
            <text:p>INSERT INTO sss_sistemas_ventanas VALUES('CFG','sigesp_soc_d_servicio.php <text:s text:c="54"/>','Servicio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oc_d_tiposer.php <text:s text:c="55"/></text:p>
          </table:table-cell>
          <table:table-cell table:style-name="ce1" office:value-type="string" calcext:value-type="string">
            <text:p>Tipo de Servicios</text:p>
          </table:table-cell>
          <table:table-cell table:style-name="ce1"/>
          <table:table-cell/>
          <table:table-cell table:formula="of:=CONCATENATE(&quot;INSERT INTO sss_sistemas_ventanas VALUES('&quot;;[.A40];&quot;','&quot;;[.B40];&quot;','&quot;;[.C40];&quot;','&quot;;[.D40];&quot;');&quot;)" office:value-type="string" office:string-value="INSERT INTO sss_sistemas_ventanas VALUES('CFG','sigesp_soc_d_tiposer.php                                                        ','Tipo de Servicios','');" calcext:value-type="string">
            <text:p>INSERT INTO sss_sistemas_ventanas VALUES('CFG','sigesp_soc_d_tiposer.php <text:s text:c="55"/>','Tipo de Servicio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codestpro_codfuefin.php <text:s text:c="43"/></text:p>
          </table:table-cell>
          <table:table-cell table:style-name="ce1" office:value-type="string" calcext:value-type="string">
            <text:p>Casamiento Estructura Presupuestaria - Fuentes de Financiamiento</text:p>
          </table:table-cell>
          <table:table-cell table:style-name="ce1"/>
          <table:table-cell/>
          <table:table-cell table:formula="of:=CONCATENATE(&quot;INSERT INTO sss_sistemas_ventanas VALUES('&quot;;[.A41];&quot;','&quot;;[.B41];&quot;','&quot;;[.C41];&quot;','&quot;;[.D41];&quot;');&quot;)" office:value-type="string" office:string-value="INSERT INTO sss_sistemas_ventanas VALUES('CFG','sigesp_spg_d_codestpro_codfuefin.php                                            ','Casamiento Estructura Presupuestaria - Fuentes de Financiamiento','');" calcext:value-type="string">
            <text:p>INSERT INTO sss_sistemas_ventanas VALUES('CFG','sigesp_spg_d_codestpro_codfuefin.php <text:s text:c="43"/>','Casamiento Estructura Presupuestaria - Fuentes de Financiamiento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copiarplandecuentas.php <text:s text:c="43"/></text:p>
          </table:table-cell>
          <table:table-cell table:style-name="ce1" office:value-type="string" calcext:value-type="string">
            <text:p>Traspasos de Cuentas entre Estructuras Presupuestarias </text:p>
          </table:table-cell>
          <table:table-cell table:style-name="ce1"/>
          <table:table-cell/>
          <table:table-cell table:formula="of:=CONCATENATE(&quot;INSERT INTO sss_sistemas_ventanas VALUES('&quot;;[.A42];&quot;','&quot;;[.B42];&quot;','&quot;;[.C42];&quot;','&quot;;[.D42];&quot;');&quot;)" office:value-type="string" office:string-value="INSERT INTO sss_sistemas_ventanas VALUES('CFG','sigesp_spg_d_copiarplandecuentas.php                                            ','Traspasos de Cuentas entre Estructuras Presupuestarias ','');" calcext:value-type="string">
            <text:p>INSERT INTO sss_sistemas_ventanas VALUES('CFG','sigesp_spg_d_copiarplandecuentas.php <text:s text:c="43"/>','Traspasos de Cuentas entre Estructuras Presupuestarias 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estprog1.php <text:s text:c="54"/></text:p>
          </table:table-cell>
          <table:table-cell table:style-name="ce1" office:value-type="string" calcext:value-type="string">
            <text:p>Estructura Presupuestaria 1</text:p>
          </table:table-cell>
          <table:table-cell table:style-name="ce1"/>
          <table:table-cell/>
          <table:table-cell table:formula="of:=CONCATENATE(&quot;INSERT INTO sss_sistemas_ventanas VALUES('&quot;;[.A43];&quot;','&quot;;[.B43];&quot;','&quot;;[.C43];&quot;','&quot;;[.D43];&quot;');&quot;)" office:value-type="string" office:string-value="INSERT INTO sss_sistemas_ventanas VALUES('CFG','sigesp_spg_d_estprog1.php                                                       ','Estructura Presupuestaria 1','');" calcext:value-type="string">
            <text:p>INSERT INTO sss_sistemas_ventanas VALUES('CFG','sigesp_spg_d_estprog1.php <text:s text:c="54"/>','Estructura Presupuestaria 1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estprog2.php <text:s text:c="54"/></text:p>
          </table:table-cell>
          <table:table-cell table:style-name="ce1" office:value-type="string" calcext:value-type="string">
            <text:p>Estructura Presupuestaria 2</text:p>
          </table:table-cell>
          <table:table-cell table:style-name="ce1"/>
          <table:table-cell/>
          <table:table-cell table:formula="of:=CONCATENATE(&quot;INSERT INTO sss_sistemas_ventanas VALUES('&quot;;[.A44];&quot;','&quot;;[.B44];&quot;','&quot;;[.C44];&quot;','&quot;;[.D44];&quot;');&quot;)" office:value-type="string" office:string-value="INSERT INTO sss_sistemas_ventanas VALUES('CFG','sigesp_spg_d_estprog2.php                                                       ','Estructura Presupuestaria 2','');" calcext:value-type="string">
            <text:p>INSERT INTO sss_sistemas_ventanas VALUES('CFG','sigesp_spg_d_estprog2.php <text:s text:c="54"/>','Estructura Presupuestaria 2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estprog3.php <text:s text:c="54"/></text:p>
          </table:table-cell>
          <table:table-cell table:style-name="ce1" office:value-type="string" calcext:value-type="string">
            <text:p>Estructura Presupuestaria 3</text:p>
          </table:table-cell>
          <table:table-cell table:style-name="ce1"/>
          <table:table-cell/>
          <table:table-cell table:formula="of:=CONCATENATE(&quot;INSERT INTO sss_sistemas_ventanas VALUES('&quot;;[.A45];&quot;','&quot;;[.B45];&quot;','&quot;;[.C45];&quot;','&quot;;[.D45];&quot;');&quot;)" office:value-type="string" office:string-value="INSERT INTO sss_sistemas_ventanas VALUES('CFG','sigesp_spg_d_estprog3.php                                                       ','Estructura Presupuestaria 3','');" calcext:value-type="string">
            <text:p>INSERT INTO sss_sistemas_ventanas VALUES('CFG','sigesp_spg_d_estprog3.php <text:s text:c="54"/>','Estructura Presupuestaria 3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estprog4.php <text:s text:c="54"/></text:p>
          </table:table-cell>
          <table:table-cell table:style-name="ce1" office:value-type="string" calcext:value-type="string">
            <text:p>Estructura Presupuestaria 4</text:p>
          </table:table-cell>
          <table:table-cell table:style-name="ce1"/>
          <table:table-cell/>
          <table:table-cell table:formula="of:=CONCATENATE(&quot;INSERT INTO sss_sistemas_ventanas VALUES('&quot;;[.A46];&quot;','&quot;;[.B46];&quot;','&quot;;[.C46];&quot;','&quot;;[.D46];&quot;');&quot;)" office:value-type="string" office:string-value="INSERT INTO sss_sistemas_ventanas VALUES('CFG','sigesp_spg_d_estprog4.php                                                       ','Estructura Presupuestaria 4','');" calcext:value-type="string">
            <text:p>INSERT INTO sss_sistemas_ventanas VALUES('CFG','sigesp_spg_d_estprog4.php <text:s text:c="54"/>','Estructura Presupuestaria 4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estprog5.php <text:s text:c="54"/></text:p>
          </table:table-cell>
          <table:table-cell table:style-name="ce1" office:value-type="string" calcext:value-type="string">
            <text:p>Estructura Presupuestaria 5</text:p>
          </table:table-cell>
          <table:table-cell table:style-name="ce1"/>
          <table:table-cell/>
          <table:table-cell table:formula="of:=CONCATENATE(&quot;INSERT INTO sss_sistemas_ventanas VALUES('&quot;;[.A47];&quot;','&quot;;[.B47];&quot;','&quot;;[.C47];&quot;','&quot;;[.D47];&quot;');&quot;)" office:value-type="string" office:string-value="INSERT INTO sss_sistemas_ventanas VALUES('CFG','sigesp_spg_d_estprog5.php                                                       ','Estructura Presupuestaria 5','');" calcext:value-type="string">
            <text:p>INSERT INTO sss_sistemas_ventanas VALUES('CFG','sigesp_spg_d_estprog5.php <text:s text:c="54"/>','Estructura Presupuestaria 5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fuentfinan.php <text:s text:c="52"/></text:p>
          </table:table-cell>
          <table:table-cell table:style-name="ce1" office:value-type="string" calcext:value-type="string">
            <text:p>Fuente de Financiamiento</text:p>
          </table:table-cell>
          <table:table-cell table:style-name="ce1"/>
          <table:table-cell/>
          <table:table-cell table:formula="of:=CONCATENATE(&quot;INSERT INTO sss_sistemas_ventanas VALUES('&quot;;[.A48];&quot;','&quot;;[.B48];&quot;','&quot;;[.C48];&quot;','&quot;;[.D48];&quot;');&quot;)" office:value-type="string" office:string-value="INSERT INTO sss_sistemas_ventanas VALUES('CFG','sigesp_spg_d_fuentfinan.php                                                     ','Fuente de Financiamiento','');" calcext:value-type="string">
            <text:p>INSERT INTO sss_sistemas_ventanas VALUES('CFG','sigesp_spg_d_fuentfinan.php <text:s text:c="52"/>','Fuente de Financiamiento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planctas.php <text:s text:c="54"/></text:p>
          </table:table-cell>
          <table:table-cell table:style-name="ce1" office:value-type="string" calcext:value-type="string">
            <text:p>Plan de Cuentas</text:p>
          </table:table-cell>
          <table:table-cell table:style-name="ce1"/>
          <table:table-cell/>
          <table:table-cell table:formula="of:=CONCATENATE(&quot;INSERT INTO sss_sistemas_ventanas VALUES('&quot;;[.A49];&quot;','&quot;;[.B49];&quot;','&quot;;[.C49];&quot;','&quot;;[.D49];&quot;');&quot;)" office:value-type="string" office:string-value="INSERT INTO sss_sistemas_ventanas VALUES('CFG','sigesp_spg_d_planctas.php                                                       ','Plan de Cuentas','');" calcext:value-type="string">
            <text:p>INSERT INTO sss_sistemas_ventanas VALUES('CFG','sigesp_spg_d_planctas.php <text:s text:c="54"/>','Plan de Cuentas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tipomodificaciones.php <text:s text:c="44"/></text:p>
          </table:table-cell>
          <table:table-cell table:style-name="ce1" office:value-type="string" calcext:value-type="string">
            <text:p>Tipo de Modificaciones Presupuestarias </text:p>
          </table:table-cell>
          <table:table-cell table:style-name="ce1"/>
          <table:table-cell/>
          <table:table-cell table:formula="of:=CONCATENATE(&quot;INSERT INTO sss_sistemas_ventanas VALUES('&quot;;[.A50];&quot;','&quot;;[.B50];&quot;','&quot;;[.C50];&quot;','&quot;;[.D50];&quot;');&quot;)" office:value-type="string" office:string-value="INSERT INTO sss_sistemas_ventanas VALUES('CFG','sigesp_spg_d_tipomodificaciones.php                                             ','Tipo de Modificaciones Presupuestarias ','');" calcext:value-type="string">
            <text:p>INSERT INTO sss_sistemas_ventanas VALUES('CFG','sigesp_spg_d_tipomodificaciones.php <text:s text:c="44"/>','Tipo de Modificaciones Presupuestarias 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uniadm.php <text:s text:c="56"/></text:p>
          </table:table-cell>
          <table:table-cell table:style-name="ce1" office:value-type="string" calcext:value-type="string">
            <text:p>Unidad Administradora</text:p>
          </table:table-cell>
          <table:table-cell table:style-name="ce1"/>
          <table:table-cell/>
          <table:table-cell table:formula="of:=CONCATENATE(&quot;INSERT INTO sss_sistemas_ventanas VALUES('&quot;;[.A51];&quot;','&quot;;[.B51];&quot;','&quot;;[.C51];&quot;','&quot;;[.D51];&quot;');&quot;)" office:value-type="string" office:string-value="INSERT INTO sss_sistemas_ventanas VALUES('CFG','sigesp_spg_d_uniadm.php                                                         ','Unidad Administradora','');" calcext:value-type="string">
            <text:p>INSERT INTO sss_sistemas_ventanas VALUES('CFG','sigesp_spg_d_uniadm.php <text:s text:c="56"/>','Unidad Administradora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unidad.php <text:s text:c="56"/></text:p>
          </table:table-cell>
          <table:table-cell table:style-name="ce1" office:value-type="string" calcext:value-type="string">
            <text:p>Unidad Ejecutora</text:p>
          </table:table-cell>
          <table:table-cell table:style-name="ce1"/>
          <table:table-cell/>
          <table:table-cell table:formula="of:=CONCATENATE(&quot;INSERT INTO sss_sistemas_ventanas VALUES('&quot;;[.A52];&quot;','&quot;;[.B52];&quot;','&quot;;[.C52];&quot;','&quot;;[.D52];&quot;');&quot;)" office:value-type="string" office:string-value="INSERT INTO sss_sistemas_ventanas VALUES('CFG','sigesp_spg_d_unidad.php                                                         ','Unidad Ejecutora','');" calcext:value-type="string">
            <text:p>INSERT INTO sss_sistemas_ventanas VALUES('CFG','sigesp_spg_d_unidad.php <text:s text:c="56"/>','Unidad Ejecutora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g_d_validaciones.php <text:s text:c="50"/></text:p>
          </table:table-cell>
          <table:table-cell table:style-name="ce1" office:value-type="string" calcext:value-type="string">
            <text:p>Validación Presupuestaria</text:p>
          </table:table-cell>
          <table:table-cell table:style-name="ce1"/>
          <table:table-cell/>
          <table:table-cell table:formula="of:=CONCATENATE(&quot;INSERT INTO sss_sistemas_ventanas VALUES('&quot;;[.A53];&quot;','&quot;;[.B53];&quot;','&quot;;[.C53];&quot;','&quot;;[.D53];&quot;');&quot;)" office:value-type="string" office:string-value="INSERT INTO sss_sistemas_ventanas VALUES('CFG','sigesp_spg_d_validaciones.php                                                   ','Validación Presupuestaria','');" calcext:value-type="string">
            <text:p>INSERT INTO sss_sistemas_ventanas VALUES('CFG','sigesp_spg_d_validaciones.php <text:s text:c="50"/>','Validación Presupuestaria','');</text:p>
          </table:table-cell>
        </table:table-row>
        <table:table-row table:style-name="ro1">
          <table:table-cell table:style-name="ce1" office:value-type="string" calcext:value-type="string">
            <text:p>CFG</text:p>
          </table:table-cell>
          <table:table-cell office:value-type="string" calcext:value-type="string">
            <text:p>sigesp_spi_d_planctas.php <text:s text:c="54"/></text:p>
          </table:table-cell>
          <table:table-cell table:style-name="ce1" office:value-type="string" calcext:value-type="string">
            <text:p>Plan de Cuentas</text:p>
          </table:table-cell>
          <table:table-cell table:style-name="ce1"/>
          <table:table-cell/>
          <table:table-cell table:formula="of:=CONCATENATE(&quot;INSERT INTO sss_sistemas_ventanas VALUES('&quot;;[.A54];&quot;','&quot;;[.B54];&quot;','&quot;;[.C54];&quot;','&quot;;[.D54];&quot;');&quot;)" office:value-type="string" office:string-value="INSERT INTO sss_sistemas_ventanas VALUES('CFG','sigesp_spi_d_planctas.php                                                       ','Plan de Cuentas','');" calcext:value-type="string">
            <text:p>INSERT INTO sss_sistemas_ventanas VALUES('CFG','sigesp_spi_d_planctas.php <text:s text:c="54"/>','Plan de Cuenta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anulacionrecepcion.php <text:s text:c="44"/></text:p>
          </table:table-cell>
          <table:table-cell table:style-name="ce1" office:value-type="string" calcext:value-type="string">
            <text:p>Anulación de Recepción de Documentos</text:p>
          </table:table-cell>
          <table:table-cell table:style-name="ce1"/>
          <table:table-cell/>
          <table:table-cell table:formula="of:=CONCATENATE(&quot;INSERT INTO sss_sistemas_ventanas VALUES('&quot;;[.A55];&quot;','&quot;;[.B55];&quot;','&quot;;[.C55];&quot;','&quot;;[.D55];&quot;');&quot;)" office:value-type="string" office:string-value="INSERT INTO sss_sistemas_ventanas VALUES('CXP','sigesp_cxp_p_anulacionrecepcion.php                                             ','Anulación de Recepción de Documentos','');" calcext:value-type="string">
            <text:p>INSERT INTO sss_sistemas_ventanas VALUES('CXP','sigesp_cxp_p_anulacionrecepcion.php <text:s text:c="44"/>','Anulación de Recepción de Documento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anulacionsolicitudpago.php <text:s text:c="40"/></text:p>
          </table:table-cell>
          <table:table-cell table:style-name="ce1" office:value-type="string" calcext:value-type="string">
            <text:p>Anulación sin Afectacion</text:p>
          </table:table-cell>
          <table:table-cell table:style-name="ce1" table:number-columns-repeated="2"/>
          <table:table-cell table:formula="of:=CONCATENATE(&quot;INSERT INTO sss_sistemas_ventanas VALUES('&quot;;[.A56];&quot;','&quot;;[.B56];&quot;','&quot;;[.C56];&quot;','&quot;;[.D56];&quot;');&quot;)" office:value-type="string" office:string-value="INSERT INTO sss_sistemas_ventanas VALUES('CXP','sigesp_cxp_p_anulacionsolicitudpago.php                                         ','Anulación sin Afectacion','');" calcext:value-type="string">
            <text:p>INSERT INTO sss_sistemas_ventanas VALUES('CXP','sigesp_cxp_p_anulacionsolicitudpago.php <text:s text:c="40"/>','Anulación sin Afectacion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aprobacionnotadebcre.php <text:s text:c="42"/></text:p>
          </table:table-cell>
          <table:table-cell table:style-name="ce1" office:value-type="string" calcext:value-type="string">
            <text:p>Aprobación</text:p>
          </table:table-cell>
          <table:table-cell table:style-name="ce1" table:number-columns-repeated="2"/>
          <table:table-cell table:formula="of:=CONCATENATE(&quot;INSERT INTO sss_sistemas_ventanas VALUES('&quot;;[.A57];&quot;','&quot;;[.B57];&quot;','&quot;;[.C57];&quot;','&quot;;[.D57];&quot;');&quot;)" office:value-type="string" office:string-value="INSERT INTO sss_sistemas_ventanas VALUES('CXP','sigesp_cxp_p_aprobacionnotadebcre.php                                           ','Aprobación','');" calcext:value-type="string">
            <text:p>INSERT INTO sss_sistemas_ventanas VALUES('CXP','sigesp_cxp_p_aprobacionnotadebcre.php <text:s text:c="42"/>','Aprobación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aprobacionrecepcion.php <text:s text:c="43"/></text:p>
          </table:table-cell>
          <table:table-cell table:style-name="ce1" office:value-type="string" calcext:value-type="string">
            <text:p>Aprobación de Recepción de Documentos</text:p>
          </table:table-cell>
          <table:table-cell table:style-name="ce1" table:number-columns-repeated="2"/>
          <table:table-cell table:formula="of:=CONCATENATE(&quot;INSERT INTO sss_sistemas_ventanas VALUES('&quot;;[.A58];&quot;','&quot;;[.B58];&quot;','&quot;;[.C58];&quot;','&quot;;[.D58];&quot;');&quot;)" office:value-type="string" office:string-value="INSERT INTO sss_sistemas_ventanas VALUES('CXP','sigesp_cxp_p_aprobacionrecepcion.php                                            ','Aprobación de Recepción de Documentos','');" calcext:value-type="string">
            <text:p>INSERT INTO sss_sistemas_ventanas VALUES('CXP','sigesp_cxp_p_aprobacionrecepcion.php <text:s text:c="43"/>','Aprobación de Recepción de Documento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aprobacionsolicitudpago.php <text:s text:c="39"/></text:p>
          </table:table-cell>
          <table:table-cell table:style-name="ce1" office:value-type="string" calcext:value-type="string">
            <text:p>Aprobación de Solicitudes de Pago</text:p>
          </table:table-cell>
          <table:table-cell table:style-name="ce1" table:number-columns-repeated="2"/>
          <table:table-cell table:formula="of:=CONCATENATE(&quot;INSERT INTO sss_sistemas_ventanas VALUES('&quot;;[.A59];&quot;','&quot;;[.B59];&quot;','&quot;;[.C59];&quot;','&quot;;[.D59];&quot;');&quot;)" office:value-type="string" office:string-value="INSERT INTO sss_sistemas_ventanas VALUES('CXP','sigesp_cxp_p_aprobacionsolicitudpago.php                                        ','Aprobación de Solicitudes de Pago','');" calcext:value-type="string">
            <text:p>INSERT INTO sss_sistemas_ventanas VALUES('CXP','sigesp_cxp_p_aprobacionsolicitudpago.php <text:s text:c="39"/>','Aprobación de Solicitudes de Pago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cmp_retencion.php <text:s text:c="49"/></text:p>
          </table:table-cell>
          <table:table-cell table:style-name="ce1" office:value-type="string" calcext:value-type="string">
            <text:p>Crear Comprobantes</text:p>
          </table:table-cell>
          <table:table-cell table:style-name="ce1" table:number-columns-repeated="2"/>
          <table:table-cell table:formula="of:=CONCATENATE(&quot;INSERT INTO sss_sistemas_ventanas VALUES('&quot;;[.A60];&quot;','&quot;;[.B60];&quot;','&quot;;[.C60];&quot;','&quot;;[.D60];&quot;');&quot;)" office:value-type="string" office:string-value="INSERT INTO sss_sistemas_ventanas VALUES('CXP','sigesp_cxp_p_cmp_retencion.php                                                  ','Crear Comprobantes','');" calcext:value-type="string">
            <text:p>INSERT INTO sss_sistemas_ventanas VALUES('CXP','sigesp_cxp_p_cmp_retencion.php <text:s text:c="49"/>','Crear Comprobante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modcmpret.php <text:s text:c="53"/></text:p>
          </table:table-cell>
          <table:table-cell table:style-name="ce1" office:value-type="string" calcext:value-type="string">
            <text:p>Editar Comprobantes</text:p>
          </table:table-cell>
          <table:table-cell table:style-name="ce1" table:number-columns-repeated="2"/>
          <table:table-cell table:formula="of:=CONCATENATE(&quot;INSERT INTO sss_sistemas_ventanas VALUES('&quot;;[.A61];&quot;','&quot;;[.B61];&quot;','&quot;;[.C61];&quot;','&quot;;[.D61];&quot;');&quot;)" office:value-type="string" office:string-value="INSERT INTO sss_sistemas_ventanas VALUES('CXP','sigesp_cxp_p_modcmpret.php                                                      ','Editar Comprobantes','');" calcext:value-type="string">
            <text:p>INSERT INTO sss_sistemas_ventanas VALUES('CXP','sigesp_cxp_p_modcmpret.php <text:s text:c="53"/>','Editar Comprobante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ncnd.php <text:s text:c="58"/></text:p>
          </table:table-cell>
          <table:table-cell table:style-name="ce1" office:value-type="string" calcext:value-type="string">
            <text:p>Nota de Crédito/Débito</text:p>
          </table:table-cell>
          <table:table-cell table:style-name="ce1" table:number-columns-repeated="2"/>
          <table:table-cell table:formula="of:=CONCATENATE(&quot;INSERT INTO sss_sistemas_ventanas VALUES('&quot;;[.A62];&quot;','&quot;;[.B62];&quot;','&quot;;[.C62];&quot;','&quot;;[.D62];&quot;');&quot;)" office:value-type="string" office:string-value="INSERT INTO sss_sistemas_ventanas VALUES('CXP','sigesp_cxp_p_ncnd.php                                                           ','Nota de Crédito/Débito','');" calcext:value-type="string">
            <text:p>INSERT INTO sss_sistemas_ventanas VALUES('CXP','sigesp_cxp_p_ncnd.php <text:s text:c="58"/>','Nota de Crédito/Débito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recepcioncontable.php <text:s text:c="45"/></text:p>
          </table:table-cell>
          <table:table-cell table:style-name="ce1" office:value-type="string" calcext:value-type="string">
            <text:p>Recepción de Documentos</text:p>
          </table:table-cell>
          <table:table-cell table:style-name="ce1" table:number-columns-repeated="2"/>
          <table:table-cell table:formula="of:=CONCATENATE(&quot;INSERT INTO sss_sistemas_ventanas VALUES('&quot;;[.A63];&quot;','&quot;;[.B63];&quot;','&quot;;[.C63];&quot;','&quot;;[.D63];&quot;');&quot;)" office:value-type="string" office:string-value="INSERT INTO sss_sistemas_ventanas VALUES('CXP','sigesp_cxp_p_recepcioncontable.php                                              ','Recepción de Documentos','');" calcext:value-type="string">
            <text:p>INSERT INTO sss_sistemas_ventanas VALUES('CXP','sigesp_cxp_p_recepcioncontable.php <text:s text:c="45"/>','Recepción de Documento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solicituddesembolso.php <text:s text:c="43"/></text:p>
          </table:table-cell>
          <table:table-cell table:style-name="ce1" office:value-type="string" calcext:value-type="string">
            <text:p>Solicitud de Desembolso</text:p>
          </table:table-cell>
          <table:table-cell table:style-name="ce1" table:number-columns-repeated="2"/>
          <table:table-cell table:formula="of:=CONCATENATE(&quot;INSERT INTO sss_sistemas_ventanas VALUES('&quot;;[.A64];&quot;','&quot;;[.B64];&quot;','&quot;;[.C64];&quot;','&quot;;[.D64];&quot;');&quot;)" office:value-type="string" office:string-value="INSERT INTO sss_sistemas_ventanas VALUES('CXP','sigesp_cxp_p_solicituddesembolso.php                                            ','Solicitud de Desembolso','');" calcext:value-type="string">
            <text:p>INSERT INTO sss_sistemas_ventanas VALUES('CXP','sigesp_cxp_p_solicituddesembolso.php <text:s text:c="43"/>','Solicitud de Desembolso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p_solicitudpago.php <text:s text:c="49"/></text:p>
          </table:table-cell>
          <table:table-cell table:style-name="ce1" office:value-type="string" calcext:value-type="string">
            <text:p>Registro de Solicitud de Pago</text:p>
          </table:table-cell>
          <table:table-cell table:style-name="ce1" table:number-columns-repeated="2"/>
          <table:table-cell table:formula="of:=CONCATENATE(&quot;INSERT INTO sss_sistemas_ventanas VALUES('&quot;;[.A65];&quot;','&quot;;[.B65];&quot;','&quot;;[.C65];&quot;','&quot;;[.D65];&quot;');&quot;)" office:value-type="string" office:string-value="INSERT INTO sss_sistemas_ventanas VALUES('CXP','sigesp_cxp_p_solicitudpago.php                                                  ','Registro de Solicitud de Pago','');" calcext:value-type="string">
            <text:p>INSERT INTO sss_sistemas_ventanas VALUES('CXP','sigesp_cxp_p_solicitudpago.php <text:s text:c="49"/>','Registro de Solicitud de Pago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arc.php <text:s text:c="59"/></text:p>
          </table:table-cell>
          <table:table-cell table:style-name="ce1" office:value-type="string" calcext:value-type="string">
            <text:p>Reportes - AR-C</text:p>
          </table:table-cell>
          <table:table-cell table:style-name="ce1" table:number-columns-repeated="2"/>
          <table:table-cell table:formula="of:=CONCATENATE(&quot;INSERT INTO sss_sistemas_ventanas VALUES('&quot;;[.A66];&quot;','&quot;;[.B66];&quot;','&quot;;[.C66];&quot;','&quot;;[.D66];&quot;');&quot;)" office:value-type="string" office:string-value="INSERT INTO sss_sistemas_ventanas VALUES('CXP','sigesp_cxp_r_arc.php                                                            ','Reportes - AR-C','');" calcext:value-type="string">
            <text:p>INSERT INTO sss_sistemas_ventanas VALUES('CXP','sigesp_cxp_r_arc.php <text:s text:c="59"/>','Reportes - AR-C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cxpresumido.php <text:s text:c="51"/></text:p>
          </table:table-cell>
          <table:table-cell table:style-name="ce1" office:value-type="string" calcext:value-type="string">
            <text:p>Reportes - Cuentas por Pagar Resumido</text:p>
          </table:table-cell>
          <table:table-cell table:style-name="ce1" table:number-columns-repeated="2"/>
          <table:table-cell table:formula="of:=CONCATENATE(&quot;INSERT INTO sss_sistemas_ventanas VALUES('&quot;;[.A67];&quot;','&quot;;[.B67];&quot;','&quot;;[.C67];&quot;','&quot;;[.D67];&quot;');&quot;)" office:value-type="string" office:string-value="INSERT INTO sss_sistemas_ventanas VALUES('CXP','sigesp_cxp_r_cxpresumido.php                                                    ','Reportes - Cuentas por Pagar Resumido','');" calcext:value-type="string">
            <text:p>INSERT INTO sss_sistemas_ventanas VALUES('CXP','sigesp_cxp_r_cxpresumido.php <text:s text:c="51"/>','Reportes - Cuentas por Pagar Resumido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declaracionxml.php <text:s text:c="48"/></text:p>
          </table:table-cell>
          <table:table-cell table:style-name="ce1" office:value-type="string" calcext:value-type="string">
            <text:p>Reportes - Declaracion XML</text:p>
          </table:table-cell>
          <table:table-cell table:style-name="ce1" table:number-columns-repeated="2"/>
          <table:table-cell table:formula="of:=CONCATENATE(&quot;INSERT INTO sss_sistemas_ventanas VALUES('&quot;;[.A68];&quot;','&quot;;[.B68];&quot;','&quot;;[.C68];&quot;','&quot;;[.D68];&quot;');&quot;)" office:value-type="string" office:string-value="INSERT INTO sss_sistemas_ventanas VALUES('CXP','sigesp_cxp_r_declaracionxml.php                                                 ','Reportes - Declaracion XML','');" calcext:value-type="string">
            <text:p>INSERT INTO sss_sistemas_ventanas VALUES('CXP','sigesp_cxp_r_declaracionxml.php <text:s text:c="48"/>','Reportes - Declaracion XML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librocompra.php <text:s text:c="51"/></text:p>
          </table:table-cell>
          <table:table-cell table:style-name="ce1" office:value-type="string" calcext:value-type="string">
            <text:p>Libro Compra General</text:p>
          </table:table-cell>
          <table:table-cell table:style-name="ce1" table:number-columns-repeated="2"/>
          <table:table-cell table:formula="of:=CONCATENATE(&quot;INSERT INTO sss_sistemas_ventanas VALUES('&quot;;[.A69];&quot;','&quot;;[.B69];&quot;','&quot;;[.C69];&quot;','&quot;;[.D69];&quot;');&quot;)" office:value-type="string" office:string-value="INSERT INTO sss_sistemas_ventanas VALUES('CXP','sigesp_cxp_r_librocompra.php                                                    ','Libro Compra General','');" calcext:value-type="string">
            <text:p>INSERT INTO sss_sistemas_ventanas VALUES('CXP','sigesp_cxp_r_librocompra.php <text:s text:c="51"/>','Libro Compra General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librocompra_res.php <text:s text:c="47"/></text:p>
          </table:table-cell>
          <table:table-cell table:style-name="ce1" office:value-type="string" calcext:value-type="string">
            <text:p>Libro Compra Resumido</text:p>
          </table:table-cell>
          <table:table-cell table:style-name="ce1" table:number-columns-repeated="2"/>
          <table:table-cell table:formula="of:=CONCATENATE(&quot;INSERT INTO sss_sistemas_ventanas VALUES('&quot;;[.A70];&quot;','&quot;;[.B70];&quot;','&quot;;[.C70];&quot;','&quot;;[.D70];&quot;');&quot;)" office:value-type="string" office:string-value="INSERT INTO sss_sistemas_ventanas VALUES('CXP','sigesp_cxp_r_librocompra_res.php                                                ','Libro Compra Resumido','');" calcext:value-type="string">
            <text:p>INSERT INTO sss_sistemas_ventanas VALUES('CXP','sigesp_cxp_r_librocompra_res.php <text:s text:c="47"/>','Libro Compra Resumido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libro_islr_timbrefiscal.php <text:s text:c="39"/></text:p>
          </table:table-cell>
          <table:table-cell table:style-name="ce1" office:value-type="string" calcext:value-type="string">
            <text:p>Libro I.S.R.L. / Timbre Fiscal</text:p>
          </table:table-cell>
          <table:table-cell table:style-name="ce1" table:number-columns-repeated="2"/>
          <table:table-cell table:formula="of:=CONCATENATE(&quot;INSERT INTO sss_sistemas_ventanas VALUES('&quot;;[.A71];&quot;','&quot;;[.B71];&quot;','&quot;;[.C71];&quot;','&quot;;[.D71];&quot;');&quot;)" office:value-type="string" office:string-value="INSERT INTO sss_sistemas_ventanas VALUES('CXP','sigesp_cxp_r_libro_islr_timbrefiscal.php                                        ','Libro I.S.R.L. / Timbre Fiscal','');" calcext:value-type="string">
            <text:p>INSERT INTO sss_sistemas_ventanas VALUES('CXP','sigesp_cxp_r_libro_islr_timbrefiscal.php <text:s text:c="39"/>','Libro I.S.R.L. / Timbre Fiscal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listados.php <text:s text:c="54"/></text:p>
          </table:table-cell>
          <table:table-cell table:style-name="ce1" office:value-type="string" calcext:value-type="string">
            <text:p>Reportes - Listados</text:p>
          </table:table-cell>
          <table:table-cell table:style-name="ce1" table:number-columns-repeated="2"/>
          <table:table-cell table:formula="of:=CONCATENATE(&quot;INSERT INTO sss_sistemas_ventanas VALUES('&quot;;[.A72];&quot;','&quot;;[.B72];&quot;','&quot;;[.C72];&quot;','&quot;;[.D72];&quot;');&quot;)" office:value-type="string" office:string-value="INSERT INTO sss_sistemas_ventanas VALUES('CXP','sigesp_cxp_r_listados.php                                                       ','Reportes - Listados','');" calcext:value-type="string">
            <text:p>INSERT INTO sss_sistemas_ventanas VALUES('CXP','sigesp_cxp_r_listados.php <text:s text:c="54"/>','Reportes - Listado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cepciones.php <text:s text:c="51"/></text:p>
          </table:table-cell>
          <table:table-cell table:style-name="ce1" office:value-type="string" calcext:value-type="string">
            <text:p>Reportes - Recepciones de Documentos</text:p>
          </table:table-cell>
          <table:table-cell table:style-name="ce1" table:number-columns-repeated="2"/>
          <table:table-cell table:formula="of:=CONCATENATE(&quot;INSERT INTO sss_sistemas_ventanas VALUES('&quot;;[.A73];&quot;','&quot;;[.B73];&quot;','&quot;;[.C73];&quot;','&quot;;[.D73];&quot;');&quot;)" office:value-type="string" office:string-value="INSERT INTO sss_sistemas_ventanas VALUES('CXP','sigesp_cxp_r_recepciones.php                                                    ','Reportes - Recepciones de Documentos','');" calcext:value-type="string">
            <text:p>INSERT INTO sss_sistemas_ventanas VALUES('CXP','sigesp_cxp_r_recepciones.php <text:s text:c="51"/>','Reportes - Recepciones de Documento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lacionfacturas.php <text:s text:c="46"/></text:p>
          </table:table-cell>
          <table:table-cell table:style-name="ce1" office:value-type="string" calcext:value-type="string">
            <text:p>Reportes - Relacion de Facturas</text:p>
          </table:table-cell>
          <table:table-cell table:style-name="ce1" table:number-columns-repeated="2"/>
          <table:table-cell table:formula="of:=CONCATENATE(&quot;INSERT INTO sss_sistemas_ventanas VALUES('&quot;;[.A74];&quot;','&quot;;[.B74];&quot;','&quot;;[.C74];&quot;','&quot;;[.D74];&quot;');&quot;)" office:value-type="string" office:string-value="INSERT INTO sss_sistemas_ventanas VALUES('CXP','sigesp_cxp_r_relacionfacturas.php                                               ','Reportes - Relacion de Facturas','');" calcext:value-type="string">
            <text:p>INSERT INTO sss_sistemas_ventanas VALUES('CXP','sigesp_cxp_r_relacionfacturas.php <text:s text:c="46"/>','Reportes - Relacion de Factura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lacionmensualmil.php <text:s text:c="44"/></text:p>
          </table:table-cell>
          <table:table-cell table:style-name="ce1" office:value-type="string" calcext:value-type="string">
            <text:p>Relación Mensual Impuesto 1 x 1000</text:p>
          </table:table-cell>
          <table:table-cell table:style-name="ce1" table:number-columns-repeated="2"/>
          <table:table-cell table:formula="of:=CONCATENATE(&quot;INSERT INTO sss_sistemas_ventanas VALUES('&quot;;[.A75];&quot;','&quot;;[.B75];&quot;','&quot;;[.C75];&quot;','&quot;;[.D75];&quot;');&quot;)" office:value-type="string" office:string-value="INSERT INTO sss_sistemas_ventanas VALUES('CXP','sigesp_cxp_r_relacionmensualmil.php                                             ','Relación Mensual Impuesto 1 x 1000','');" calcext:value-type="string">
            <text:p>INSERT INTO sss_sistemas_ventanas VALUES('CXP','sigesp_cxp_r_relacionmensualmil.php <text:s text:c="44"/>','Relación Mensual Impuesto 1 x 1000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lacionndnc.php <text:s text:c="50"/></text:p>
          </table:table-cell>
          <table:table-cell table:style-name="ce1" office:value-type="string" calcext:value-type="string">
            <text:p>Reportes - Relación de Notas de Débito y Crédito</text:p>
          </table:table-cell>
          <table:table-cell table:style-name="ce1" table:number-columns-repeated="2"/>
          <table:table-cell table:formula="of:=CONCATENATE(&quot;INSERT INTO sss_sistemas_ventanas VALUES('&quot;;[.A76];&quot;','&quot;;[.B76];&quot;','&quot;;[.C76];&quot;','&quot;;[.D76];&quot;');&quot;)" office:value-type="string" office:string-value="INSERT INTO sss_sistemas_ventanas VALUES('CXP','sigesp_cxp_r_relacionndnc.php                                                   ','Reportes - Relación de Notas de Débito y Crédito','');" calcext:value-type="string">
            <text:p>INSERT INTO sss_sistemas_ventanas VALUES('CXP','sigesp_cxp_r_relacionndnc.php <text:s text:c="50"/>','Reportes - Relación de Notas de Débito y Crédito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lacionsaldos.php <text:s text:c="48"/></text:p>
          </table:table-cell>
          <table:table-cell table:style-name="ce1" office:value-type="string" calcext:value-type="string">
            <text:p>Reportes - Relación de Saldos por Solicitud</text:p>
          </table:table-cell>
          <table:table-cell table:style-name="ce1" table:number-columns-repeated="2"/>
          <table:table-cell table:formula="of:=CONCATENATE(&quot;INSERT INTO sss_sistemas_ventanas VALUES('&quot;;[.A77];&quot;','&quot;;[.B77];&quot;','&quot;;[.C77];&quot;','&quot;;[.D77];&quot;');&quot;)" office:value-type="string" office:string-value="INSERT INTO sss_sistemas_ventanas VALUES('CXP','sigesp_cxp_r_relacionsaldos.php                                                 ','Reportes - Relación de Saldos por Solicitud','');" calcext:value-type="string">
            <text:p>INSERT INTO sss_sistemas_ventanas VALUES('CXP','sigesp_cxp_r_relacionsaldos.php <text:s text:c="48"/>','Reportes - Relación de Saldos por Solicitud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lacionsolicitudes.php <text:s text:c="43"/></text:p>
          </table:table-cell>
          <table:table-cell table:style-name="ce1" office:value-type="string" calcext:value-type="string">
            <text:p>Reportes - Relacion Consecutiva de Solicitudes</text:p>
          </table:table-cell>
          <table:table-cell table:style-name="ce1" table:number-columns-repeated="2"/>
          <table:table-cell table:formula="of:=CONCATENATE(&quot;INSERT INTO sss_sistemas_ventanas VALUES('&quot;;[.A78];&quot;','&quot;;[.B78];&quot;','&quot;;[.C78];&quot;','&quot;;[.D78];&quot;');&quot;)" office:value-type="string" office:string-value="INSERT INTO sss_sistemas_ventanas VALUES('CXP','sigesp_cxp_r_relacionsolicitudes.php                                            ','Reportes - Relacion Consecutiva de Solicitudes','');" calcext:value-type="string">
            <text:p>INSERT INTO sss_sistemas_ventanas VALUES('CXP','sigesp_cxp_r_relacionsolicitudes.php <text:s text:c="43"/>','Reportes - Relacion Consecutiva de Solicitude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tencionesaporte.php <text:s text:c="45"/></text:p>
          </table:table-cell>
          <table:table-cell table:style-name="ce1" office:value-type="string" calcext:value-type="string">
            <text:p>Reportes - Retenciones Aporte Social</text:p>
          </table:table-cell>
          <table:table-cell table:style-name="ce1" table:number-columns-repeated="2"/>
          <table:table-cell table:formula="of:=CONCATENATE(&quot;INSERT INTO sss_sistemas_ventanas VALUES('&quot;;[.A79];&quot;','&quot;;[.B79];&quot;','&quot;;[.C79];&quot;','&quot;;[.D79];&quot;');&quot;)" office:value-type="string" office:string-value="INSERT INTO sss_sistemas_ventanas VALUES('CXP','sigesp_cxp_r_retencionesaporte.php                                              ','Reportes - Retenciones Aporte Social','');" calcext:value-type="string">
            <text:p>INSERT INTO sss_sistemas_ventanas VALUES('CXP','sigesp_cxp_r_retencionesaporte.php <text:s text:c="45"/>','Reportes - Retenciones Aporte Social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tencionesdeclaracioniva.php <text:s text:c="37"/></text:p>
          </table:table-cell>
          <table:table-cell table:style-name="ce1" office:value-type="string" calcext:value-type="string">
            <text:p>Reportes - Declaracion Informativa Retenciones IVA</text:p>
          </table:table-cell>
          <table:table-cell table:style-name="ce1" table:number-columns-repeated="2"/>
          <table:table-cell table:formula="of:=CONCATENATE(&quot;INSERT INTO sss_sistemas_ventanas VALUES('&quot;;[.A80];&quot;','&quot;;[.B80];&quot;','&quot;;[.C80];&quot;','&quot;;[.D80];&quot;');&quot;)" office:value-type="string" office:string-value="INSERT INTO sss_sistemas_ventanas VALUES('CXP','sigesp_cxp_r_retencionesdeclaracioniva.php                                      ','Reportes - Declaracion Informativa Retenciones IVA','');" calcext:value-type="string">
            <text:p>INSERT INTO sss_sistemas_ventanas VALUES('CXP','sigesp_cxp_r_retencionesdeclaracioniva.php <text:s text:c="37"/>','Reportes - Declaracion Informativa Retenciones IVA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tencionesdeclaracionmuni.php <text:s text:c="36"/></text:p>
          </table:table-cell>
          <table:table-cell table:style-name="ce1" office:value-type="string" calcext:value-type="string">
            <text:p>Reportes - Declaracion Informativa Retenciones MUNICIPAL</text:p>
          </table:table-cell>
          <table:table-cell table:style-name="ce1" table:number-columns-repeated="2"/>
          <table:table-cell table:formula="of:=CONCATENATE(&quot;INSERT INTO sss_sistemas_ventanas VALUES('&quot;;[.A81];&quot;','&quot;;[.B81];&quot;','&quot;;[.C81];&quot;','&quot;;[.D81];&quot;');&quot;)" office:value-type="string" office:string-value="INSERT INTO sss_sistemas_ventanas VALUES('CXP','sigesp_cxp_r_retencionesdeclaracionmuni.php                                     ','Reportes - Declaracion Informativa Retenciones MUNICIPAL','');" calcext:value-type="string">
            <text:p>INSERT INTO sss_sistemas_ventanas VALUES('CXP','sigesp_cxp_r_retencionesdeclaracionmuni.php <text:s text:c="36"/>','Reportes - Declaracion Informativa Retenciones MUNICIPAL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tencionesespecifico.php <text:s text:c="41"/></text:p>
          </table:table-cell>
          <table:table-cell table:style-name="ce1" office:value-type="string" calcext:value-type="string">
            <text:p>Reportes - Retenciones Especifico</text:p>
          </table:table-cell>
          <table:table-cell table:style-name="ce1" table:number-columns-repeated="2"/>
          <table:table-cell table:formula="of:=CONCATENATE(&quot;INSERT INTO sss_sistemas_ventanas VALUES('&quot;;[.A82];&quot;','&quot;;[.B82];&quot;','&quot;;[.C82];&quot;','&quot;;[.D82];&quot;');&quot;)" office:value-type="string" office:string-value="INSERT INTO sss_sistemas_ventanas VALUES('CXP','sigesp_cxp_r_retencionesespecifico.php                                          ','Reportes - Retenciones Especifico','');" calcext:value-type="string">
            <text:p>INSERT INTO sss_sistemas_ventanas VALUES('CXP','sigesp_cxp_r_retencionesespecifico.php <text:s text:c="41"/>','Reportes - Retenciones Especifico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tencionesgeneral.php <text:s text:c="44"/></text:p>
          </table:table-cell>
          <table:table-cell table:style-name="ce1" office:value-type="string" calcext:value-type="string">
            <text:p>Reportes - Retenciones General</text:p>
          </table:table-cell>
          <table:table-cell table:style-name="ce1" table:number-columns-repeated="2"/>
          <table:table-cell table:formula="of:=CONCATENATE(&quot;INSERT INTO sss_sistemas_ventanas VALUES('&quot;;[.A83];&quot;','&quot;;[.B83];&quot;','&quot;;[.C83];&quot;','&quot;;[.D83];&quot;');&quot;)" office:value-type="string" office:string-value="INSERT INTO sss_sistemas_ventanas VALUES('CXP','sigesp_cxp_r_retencionesgeneral.php                                             ','Reportes - Retenciones General','');" calcext:value-type="string">
            <text:p>INSERT INTO sss_sistemas_ventanas VALUES('CXP','sigesp_cxp_r_retencionesgeneral.php <text:s text:c="44"/>','Reportes - Retenciones General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tencionesislr.php <text:s text:c="47"/></text:p>
          </table:table-cell>
          <table:table-cell table:style-name="ce1" office:value-type="string" calcext:value-type="string">
            <text:p>Reportes - Retenciones I.S.L.R.</text:p>
          </table:table-cell>
          <table:table-cell table:style-name="ce1" table:number-columns-repeated="2"/>
          <table:table-cell table:formula="of:=CONCATENATE(&quot;INSERT INTO sss_sistemas_ventanas VALUES('&quot;;[.A84];&quot;','&quot;;[.B84];&quot;','&quot;;[.C84];&quot;','&quot;;[.D84];&quot;');&quot;)" office:value-type="string" office:string-value="INSERT INTO sss_sistemas_ventanas VALUES('CXP','sigesp_cxp_r_retencionesislr.php                                                ','Reportes - Retenciones I.S.L.R.','');" calcext:value-type="string">
            <text:p>INSERT INTO sss_sistemas_ventanas VALUES('CXP','sigesp_cxp_r_retencionesislr.php <text:s text:c="47"/>','Reportes - Retenciones I.S.L.R.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tencionesiva.php <text:s text:c="48"/></text:p>
          </table:table-cell>
          <table:table-cell table:style-name="ce1" office:value-type="string" calcext:value-type="string">
            <text:p>Reportes - Retenciones IVA</text:p>
          </table:table-cell>
          <table:table-cell table:style-name="ce1" table:number-columns-repeated="2"/>
          <table:table-cell table:formula="of:=CONCATENATE(&quot;INSERT INTO sss_sistemas_ventanas VALUES('&quot;;[.A85];&quot;','&quot;;[.B85];&quot;','&quot;;[.C85];&quot;','&quot;;[.D85];&quot;');&quot;)" office:value-type="string" office:string-value="INSERT INTO sss_sistemas_ventanas VALUES('CXP','sigesp_cxp_r_retencionesiva.php                                                 ','Reportes - Retenciones IVA','');" calcext:value-type="string">
            <text:p>INSERT INTO sss_sistemas_ventanas VALUES('CXP','sigesp_cxp_r_retencionesiva.php <text:s text:c="48"/>','Reportes - Retenciones IVA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tencionesmunicipales.php <text:s text:c="40"/></text:p>
          </table:table-cell>
          <table:table-cell table:style-name="ce1" office:value-type="string" calcext:value-type="string">
            <text:p>Reportes - Retenciones Municipales</text:p>
          </table:table-cell>
          <table:table-cell table:style-name="ce1" table:number-columns-repeated="2"/>
          <table:table-cell table:formula="of:=CONCATENATE(&quot;INSERT INTO sss_sistemas_ventanas VALUES('&quot;;[.A86];&quot;','&quot;;[.B86];&quot;','&quot;;[.C86];&quot;','&quot;;[.D86];&quot;');&quot;)" office:value-type="string" office:string-value="INSERT INTO sss_sistemas_ventanas VALUES('CXP','sigesp_cxp_r_retencionesmunicipales.php                                         ','Reportes - Retenciones Municipales','');" calcext:value-type="string">
            <text:p>INSERT INTO sss_sistemas_ventanas VALUES('CXP','sigesp_cxp_r_retencionesmunicipales.php <text:s text:c="40"/>','Reportes - Retenciones Municipale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retencionesunoxmil.php <text:s text:c="44"/></text:p>
          </table:table-cell>
          <table:table-cell table:style-name="ce1" office:value-type="string" calcext:value-type="string">
            <text:p>Reportes - Retenciones 1 x 1000</text:p>
          </table:table-cell>
          <table:table-cell table:style-name="ce1" table:number-columns-repeated="2"/>
          <table:table-cell table:formula="of:=CONCATENATE(&quot;INSERT INTO sss_sistemas_ventanas VALUES('&quot;;[.A87];&quot;','&quot;;[.B87];&quot;','&quot;;[.C87];&quot;','&quot;;[.D87];&quot;');&quot;)" office:value-type="string" office:string-value="INSERT INTO sss_sistemas_ventanas VALUES('CXP','sigesp_cxp_r_retencionesunoxmil.php                                             ','Reportes - Retenciones 1 x 1000','');" calcext:value-type="string">
            <text:p>INSERT INTO sss_sistemas_ventanas VALUES('CXP','sigesp_cxp_r_retencionesunoxmil.php <text:s text:c="44"/>','Reportes - Retenciones 1 x 1000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solicitudesf1.php <text:s text:c="49"/></text:p>
          </table:table-cell>
          <table:table-cell table:style-name="ce1" office:value-type="string" calcext:value-type="string">
            <text:p>Reportes - Solicitudes Formato 1</text:p>
          </table:table-cell>
          <table:table-cell table:style-name="ce1" table:number-columns-repeated="2"/>
          <table:table-cell table:formula="of:=CONCATENATE(&quot;INSERT INTO sss_sistemas_ventanas VALUES('&quot;;[.A88];&quot;','&quot;;[.B88];&quot;','&quot;;[.C88];&quot;','&quot;;[.D88];&quot;');&quot;)" office:value-type="string" office:string-value="INSERT INTO sss_sistemas_ventanas VALUES('CXP','sigesp_cxp_r_solicitudesf1.php                                                  ','Reportes - Solicitudes Formato 1','');" calcext:value-type="string">
            <text:p>INSERT INTO sss_sistemas_ventanas VALUES('CXP','sigesp_cxp_r_solicitudesf1.php <text:s text:c="49"/>','Reportes - Solicitudes Formato 1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solicitudesf2.php <text:s text:c="49"/></text:p>
          </table:table-cell>
          <table:table-cell table:style-name="ce1" office:value-type="string" calcext:value-type="string">
            <text:p>Reportes - Solicitudes Formato 2</text:p>
          </table:table-cell>
          <table:table-cell table:style-name="ce1" table:number-columns-repeated="2"/>
          <table:table-cell table:formula="of:=CONCATENATE(&quot;INSERT INTO sss_sistemas_ventanas VALUES('&quot;;[.A89];&quot;','&quot;;[.B89];&quot;','&quot;;[.C89];&quot;','&quot;;[.D89];&quot;');&quot;)" office:value-type="string" office:string-value="INSERT INTO sss_sistemas_ventanas VALUES('CXP','sigesp_cxp_r_solicitudesf2.php                                                  ','Reportes - Solicitudes Formato 2','');" calcext:value-type="string">
            <text:p>INSERT INTO sss_sistemas_ventanas VALUES('CXP','sigesp_cxp_r_solicitudesf2.php <text:s text:c="49"/>','Reportes - Solicitudes Formato 2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solicitudesimputacion.php <text:s text:c="41"/></text:p>
          </table:table-cell>
          <table:table-cell table:style-name="ce1" office:value-type="string" calcext:value-type="string">
            <text:p>Reportes - Imputacion Presupuestaria - Contable</text:p>
          </table:table-cell>
          <table:table-cell table:style-name="ce1" table:number-columns-repeated="2"/>
          <table:table-cell table:formula="of:=CONCATENATE(&quot;INSERT INTO sss_sistemas_ventanas VALUES('&quot;;[.A90];&quot;','&quot;;[.B90];&quot;','&quot;;[.C90];&quot;','&quot;;[.D90];&quot;');&quot;)" office:value-type="string" office:string-value="INSERT INTO sss_sistemas_ventanas VALUES('CXP','sigesp_cxp_r_solicitudesimputacion.php                                          ','Reportes - Imputacion Presupuestaria - Contable','');" calcext:value-type="string">
            <text:p>INSERT INTO sss_sistemas_ventanas VALUES('CXP','sigesp_cxp_r_solicitudesimputacion.php <text:s text:c="41"/>','Reportes - Imputacion Presupuestaria - Contable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solicitudes.php <text:s text:c="51"/></text:p>
          </table:table-cell>
          <table:table-cell table:style-name="ce1" office:value-type="string" calcext:value-type="string">
            <text:p>Reportes - Cuentas por Pagar</text:p>
          </table:table-cell>
          <table:table-cell table:style-name="ce1" table:number-columns-repeated="2"/>
          <table:table-cell table:formula="of:=CONCATENATE(&quot;INSERT INTO sss_sistemas_ventanas VALUES('&quot;;[.A91];&quot;','&quot;;[.B91];&quot;','&quot;;[.C91];&quot;','&quot;;[.D91];&quot;');&quot;)" office:value-type="string" office:string-value="INSERT INTO sss_sistemas_ventanas VALUES('CXP','sigesp_cxp_r_solicitudes.php                                                    ','Reportes - Cuentas por Pagar','');" calcext:value-type="string">
            <text:p>INSERT INTO sss_sistemas_ventanas VALUES('CXP','sigesp_cxp_r_solicitudes.php <text:s text:c="51"/>','Reportes - Cuentas por Pagar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solicitudessinretenciones.php <text:s text:c="37"/></text:p>
          </table:table-cell>
          <table:table-cell table:style-name="ce1" office:value-type="string" calcext:value-type="string">
            <text:p>Reportes - Solicitudes por Generar Retencion</text:p>
          </table:table-cell>
          <table:table-cell table:style-name="ce1" table:number-columns-repeated="2"/>
          <table:table-cell table:formula="of:=CONCATENATE(&quot;INSERT INTO sss_sistemas_ventanas VALUES('&quot;;[.A92];&quot;','&quot;;[.B92];&quot;','&quot;;[.C92];&quot;','&quot;;[.D92];&quot;');&quot;)" office:value-type="string" office:string-value="INSERT INTO sss_sistemas_ventanas VALUES('CXP','sigesp_cxp_r_solicitudessinretenciones.php                                      ','Reportes - Solicitudes por Generar Retencion','');" calcext:value-type="string">
            <text:p>INSERT INTO sss_sistemas_ventanas VALUES('CXP','sigesp_cxp_r_solicitudessinretenciones.php <text:s text:c="37"/>','Reportes - Solicitudes por Generar Retencion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ubicacion_recepciondocumento.php <text:s text:c="34"/></text:p>
          </table:table-cell>
          <table:table-cell table:style-name="ce1" office:value-type="string" calcext:value-type="string">
            <text:p>Reportes - Ubicacion de Recepciones de Documentos</text:p>
          </table:table-cell>
          <table:table-cell table:style-name="ce1" table:number-columns-repeated="2"/>
          <table:table-cell table:formula="of:=CONCATENATE(&quot;INSERT INTO sss_sistemas_ventanas VALUES('&quot;;[.A93];&quot;','&quot;;[.B93];&quot;','&quot;;[.C93];&quot;','&quot;;[.D93];&quot;');&quot;)" office:value-type="string" office:string-value="INSERT INTO sss_sistemas_ventanas VALUES('CXP','sigesp_cxp_r_ubicacion_recepciondocumento.php                                   ','Reportes - Ubicacion de Recepciones de Documentos','');" calcext:value-type="string">
            <text:p>INSERT INTO sss_sistemas_ventanas VALUES('CXP','sigesp_cxp_r_ubicacion_recepciondocumento.php <text:s text:c="34"/>','Reportes - Ubicacion de Recepciones de Documentos','');</text:p>
          </table:table-cell>
        </table:table-row>
        <table:table-row table:style-name="ro1">
          <table:table-cell table:style-name="ce1" office:value-type="string" calcext:value-type="string">
            <text:p>CXP</text:p>
          </table:table-cell>
          <table:table-cell office:value-type="string" calcext:value-type="string">
            <text:p>sigesp_cxp_r_ubicacionsolicitudes.php <text:s text:c="42"/></text:p>
          </table:table-cell>
          <table:table-cell table:style-name="ce1" office:value-type="string" calcext:value-type="string">
            <text:p>Reportes - Ubicacion de Solicitudes de Pago</text:p>
          </table:table-cell>
          <table:table-cell table:style-name="ce1" table:number-columns-repeated="2"/>
          <table:table-cell table:formula="of:=CONCATENATE(&quot;INSERT INTO sss_sistemas_ventanas VALUES('&quot;;[.A94];&quot;','&quot;;[.B94];&quot;','&quot;;[.C94];&quot;','&quot;;[.D94];&quot;');&quot;)" office:value-type="string" office:string-value="INSERT INTO sss_sistemas_ventanas VALUES('CXP','sigesp_cxp_r_ubicacionsolicitudes.php                                           ','Reportes - Ubicacion de Solicitudes de Pago','');" calcext:value-type="string">
            <text:p>INSERT INTO sss_sistemas_ventanas VALUES('CXP','sigesp_cxp_r_ubicacionsolicitudes.php <text:s text:c="42"/>','Reportes - Ubicacion de Solicitudes de Pago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cambioiva.php <text:s text:c="53"/></text:p>
          </table:table-cell>
          <table:table-cell table:style-name="ce1" office:value-type="string" calcext:value-type="string">
            <text:p>Cambios de Alicuota del IVA</text:p>
          </table:table-cell>
          <table:table-cell table:style-name="ce1" table:number-columns-repeated="2"/>
          <table:table-cell table:formula="of:=CONCATENATE(&quot;INSERT INTO sss_sistemas_ventanas VALUES('&quot;;[.A95];&quot;','&quot;;[.B95];&quot;','&quot;;[.C95];&quot;','&quot;;[.D95];&quot;');&quot;)" office:value-type="string" office:string-value="INSERT INTO sss_sistemas_ventanas VALUES('INS','sigesp_ins_p_cambioiva.php                                                      ','Cambios de Alicuota del IVA','');" calcext:value-type="string">
            <text:p>INSERT INTO sss_sistemas_ventanas VALUES('INS','sigesp_ins_p_cambioiva.php <text:s text:c="53"/>','Cambios de Alicuota del IVA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consolidacion_contable.php <text:s text:c="40"/></text:p>
          </table:table-cell>
          <table:table-cell table:style-name="ce1" office:value-type="string" calcext:value-type="string">
            <text:p>Consolidación Contable</text:p>
          </table:table-cell>
          <table:table-cell table:style-name="ce1" table:number-columns-repeated="2"/>
          <table:table-cell table:formula="of:=CONCATENATE(&quot;INSERT INTO sss_sistemas_ventanas VALUES('&quot;;[.A96];&quot;','&quot;;[.B96];&quot;','&quot;;[.C96];&quot;','&quot;;[.D96];&quot;');&quot;)" office:value-type="string" office:string-value="INSERT INTO sss_sistemas_ventanas VALUES('INS','sigesp_ins_p_consolidacion_contable.php                                         ','Consolidación Contable','');" calcext:value-type="string">
            <text:p>INSERT INTO sss_sistemas_ventanas VALUES('INS','sigesp_ins_p_consolidacion_contable.php <text:s text:c="40"/>','Consolidación Contable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contabilidad.php <text:s text:c="50"/></text:p>
          </table:table-cell>
          <table:table-cell table:style-name="ce1" office:value-type="string" calcext:value-type="string">
            <text:p>Contabilidad</text:p>
          </table:table-cell>
          <table:table-cell table:style-name="ce1" table:number-columns-repeated="2"/>
          <table:table-cell table:formula="of:=CONCATENATE(&quot;INSERT INTO sss_sistemas_ventanas VALUES('&quot;;[.A97];&quot;','&quot;;[.B97];&quot;','&quot;;[.C97];&quot;','&quot;;[.D97];&quot;');&quot;)" office:value-type="string" office:string-value="INSERT INTO sss_sistemas_ventanas VALUES('INS','sigesp_ins_p_contabilidad.php                                                   ','Contabilidad','');" calcext:value-type="string">
            <text:p>INSERT INTO sss_sistemas_ventanas VALUES('INS','sigesp_ins_p_contabilidad.php <text:s text:c="50"/>','Contabilidad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docs_a_libcompra.php <text:s text:c="46"/></text:p>
          </table:table-cell>
          <table:table-cell table:style-name="ce1" office:value-type="string" calcext:value-type="string">
            <text:p>Mantenimiento de Documentos a Libro de Compra</text:p>
          </table:table-cell>
          <table:table-cell table:style-name="ce1" table:number-columns-repeated="2"/>
          <table:table-cell table:formula="of:=CONCATENATE(&quot;INSERT INTO sss_sistemas_ventanas VALUES('&quot;;[.A98];&quot;','&quot;;[.B98];&quot;','&quot;;[.C98];&quot;','&quot;;[.D98];&quot;');&quot;)" office:value-type="string" office:string-value="INSERT INTO sss_sistemas_ventanas VALUES('INS','sigesp_ins_p_docs_a_libcompra.php                                               ','Mantenimiento de Documentos a Libro de Compra','');" calcext:value-type="string">
            <text:p>INSERT INTO sss_sistemas_ventanas VALUES('INS','sigesp_ins_p_docs_a_libcompra.php <text:s text:c="46"/>','Mantenimiento de Documentos a Libro de Compra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presupuesto_gasto.php <text:s text:c="45"/></text:p>
          </table:table-cell>
          <table:table-cell table:style-name="ce1" office:value-type="string" calcext:value-type="string">
            <text:p>Presupuesto de Gasto</text:p>
          </table:table-cell>
          <table:table-cell table:style-name="ce1" table:number-columns-repeated="2"/>
          <table:table-cell table:formula="of:=CONCATENATE(&quot;INSERT INTO sss_sistemas_ventanas VALUES('&quot;;[.A99];&quot;','&quot;;[.B99];&quot;','&quot;;[.C99];&quot;','&quot;;[.D99];&quot;');&quot;)" office:value-type="string" office:string-value="INSERT INTO sss_sistemas_ventanas VALUES('INS','sigesp_ins_p_presupuesto_gasto.php                                              ','Presupuesto de Gasto','');" calcext:value-type="string">
            <text:p>INSERT INTO sss_sistemas_ventanas VALUES('INS','sigesp_ins_p_presupuesto_gasto.php <text:s text:c="45"/>','Presupuesto de Gasto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presupuesto_ingreso.php <text:s text:c="43"/></text:p>
          </table:table-cell>
          <table:table-cell table:style-name="ce1" office:value-type="string" calcext:value-type="string">
            <text:p>Presupuesto de Ingreso</text:p>
          </table:table-cell>
          <table:table-cell table:style-name="ce1" table:number-columns-repeated="2"/>
          <table:table-cell table:formula="of:=CONCATENATE(&quot;INSERT INTO sss_sistemas_ventanas VALUES('&quot;;[.A100];&quot;','&quot;;[.B100];&quot;','&quot;;[.C100];&quot;','&quot;;[.D100];&quot;');&quot;)" office:value-type="string" office:string-value="INSERT INTO sss_sistemas_ventanas VALUES('INS','sigesp_ins_p_presupuesto_ingreso.php                                            ','Presupuesto de Ingreso','');" calcext:value-type="string">
            <text:p>INSERT INTO sss_sistemas_ventanas VALUES('INS','sigesp_ins_p_presupuesto_ingreso.php <text:s text:c="43"/>','Presupuesto de Ingreso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release.php <text:s text:c="55"/></text:p>
          </table:table-cell>
          <table:table-cell table:style-name="ce1" office:value-type="string" calcext:value-type="string">
            <text:p>Release</text:p>
          </table:table-cell>
          <table:table-cell table:style-name="ce1" table:number-columns-repeated="2"/>
          <table:table-cell table:formula="of:=CONCATENATE(&quot;INSERT INTO sss_sistemas_ventanas VALUES('&quot;;[.A101];&quot;','&quot;;[.B101];&quot;','&quot;;[.C101];&quot;','&quot;;[.D101];&quot;');&quot;)" office:value-type="string" office:string-value="INSERT INTO sss_sistemas_ventanas VALUES('INS','sigesp_ins_p_release.php                                                        ','Release','');" calcext:value-type="string">
            <text:p>INSERT INTO sss_sistemas_ventanas VALUES('INS','sigesp_ins_p_release.php <text:s text:c="55"/>','Release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reprocesar_comprobantes.php <text:s text:c="39"/></text:p>
          </table:table-cell>
          <table:table-cell table:style-name="ce1" office:value-type="string" calcext:value-type="string">
            <text:p>Reprocesar Comprobantes Descuadrados</text:p>
          </table:table-cell>
          <table:table-cell table:style-name="ce1" table:number-columns-repeated="2"/>
          <table:table-cell table:formula="of:=CONCATENATE(&quot;INSERT INTO sss_sistemas_ventanas VALUES('&quot;;[.A102];&quot;','&quot;;[.B102];&quot;','&quot;;[.C102];&quot;','&quot;;[.D102];&quot;');&quot;)" office:value-type="string" office:string-value="INSERT INTO sss_sistemas_ventanas VALUES('INS','sigesp_ins_p_reprocesar_comprobantes.php                                        ','Reprocesar Comprobantes Descuadrados','');" calcext:value-type="string">
            <text:p>INSERT INTO sss_sistemas_ventanas VALUES('INS','sigesp_ins_p_reprocesar_comprobantes.php <text:s text:c="39"/>','Reprocesar Comprobantes Descuadrados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reprocesar_existencias.php <text:s text:c="40"/></text:p>
          </table:table-cell>
          <table:table-cell table:style-name="ce1" office:value-type="string" calcext:value-type="string">
            <text:p>Inventario</text:p>
          </table:table-cell>
          <table:table-cell table:style-name="ce1" table:number-columns-repeated="2"/>
          <table:table-cell table:formula="of:=CONCATENATE(&quot;INSERT INTO sss_sistemas_ventanas VALUES('&quot;;[.A103];&quot;','&quot;;[.B103];&quot;','&quot;;[.C103];&quot;','&quot;;[.D103];&quot;');&quot;)" office:value-type="string" office:string-value="INSERT INTO sss_sistemas_ventanas VALUES('INS','sigesp_ins_p_reprocesar_existencias.php                                         ','Inventario','');" calcext:value-type="string">
            <text:p>INSERT INTO sss_sistemas_ventanas VALUES('INS','sigesp_ins_p_reprocesar_existencias.php <text:s text:c="40"/>','Inventario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reprocesar_fechacomprobantes.php <text:s text:c="34"/></text:p>
          </table:table-cell>
          <table:table-cell table:style-name="ce1" office:value-type="string" calcext:value-type="string">
            <text:p>Reprocesar Fecha de comprobantes</text:p>
          </table:table-cell>
          <table:table-cell table:style-name="ce1" table:number-columns-repeated="2"/>
          <table:table-cell table:formula="of:=CONCATENATE(&quot;INSERT INTO sss_sistemas_ventanas VALUES('&quot;;[.A104];&quot;','&quot;;[.B104];&quot;','&quot;;[.C104];&quot;','&quot;;[.D104];&quot;');&quot;)" office:value-type="string" office:string-value="INSERT INTO sss_sistemas_ventanas VALUES('INS','sigesp_ins_p_reprocesar_fechacomprobantes.php                                   ','Reprocesar Fecha de comprobantes','');" calcext:value-type="string">
            <text:p>INSERT INTO sss_sistemas_ventanas VALUES('INS','sigesp_ins_p_reprocesar_fechacomprobantes.php <text:s text:c="34"/>','Reprocesar Fecha de comprobantes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traspaso_conceptos_aportes.php <text:s text:c="36"/></text:p>
          </table:table-cell>
          <table:table-cell table:style-name="ce1" office:value-type="string" calcext:value-type="string">
            <text:p>Traspaso de Conceptos y Aportes</text:p>
          </table:table-cell>
          <table:table-cell table:style-name="ce1" table:number-columns-repeated="2"/>
          <table:table-cell table:formula="of:=CONCATENATE(&quot;INSERT INTO sss_sistemas_ventanas VALUES('&quot;;[.A105];&quot;','&quot;;[.B105];&quot;','&quot;;[.C105];&quot;','&quot;;[.D105];&quot;');&quot;)" office:value-type="string" office:string-value="INSERT INTO sss_sistemas_ventanas VALUES('INS','sigesp_ins_p_traspaso_conceptos_aportes.php                                     ','Traspaso de Conceptos y Aportes','');" calcext:value-type="string">
            <text:p>INSERT INTO sss_sistemas_ventanas VALUES('INS','sigesp_ins_p_traspaso_conceptos_aportes.php <text:s text:c="36"/>','Traspaso de Conceptos y Aportes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p_traspaso_movbancarios.php <text:s text:c="41"/></text:p>
          </table:table-cell>
          <table:table-cell table:style-name="ce1" office:value-type="string" calcext:value-type="string">
            <text:p>Traspaso de Movimientos Bancarios</text:p>
          </table:table-cell>
          <table:table-cell table:style-name="ce1" table:number-columns-repeated="2"/>
          <table:table-cell table:formula="of:=CONCATENATE(&quot;INSERT INTO sss_sistemas_ventanas VALUES('&quot;;[.A106];&quot;','&quot;;[.B106];&quot;','&quot;;[.C106];&quot;','&quot;;[.D106];&quot;');&quot;)" office:value-type="string" office:string-value="INSERT INTO sss_sistemas_ventanas VALUES('INS','sigesp_ins_p_traspaso_movbancarios.php                                          ','Traspaso de Movimientos Bancarios','');" calcext:value-type="string">
            <text:p>INSERT INTO sss_sistemas_ventanas VALUES('INS','sigesp_ins_p_traspaso_movbancarios.php <text:s text:c="41"/>','Traspaso de Movimientos Bancarios','');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  <table:table-cell office:value-type="string" calcext:value-type="string">
            <text:p>sigesp_ins_r_solicitudpago.php <text:s text:c="49"/></text:p>
          </table:table-cell>
          <table:table-cell table:style-name="ce1" office:value-type="string" calcext:value-type="string">
            <text:p>Solicitudes de Pago sin Detalle</text:p>
          </table:table-cell>
          <table:table-cell table:style-name="ce1" table:number-columns-repeated="2"/>
          <table:table-cell table:formula="of:=CONCATENATE(&quot;INSERT INTO sss_sistemas_ventanas VALUES('&quot;;[.A107];&quot;','&quot;;[.B107];&quot;','&quot;;[.C107];&quot;','&quot;;[.D107];&quot;');&quot;)" office:value-type="string" office:string-value="INSERT INTO sss_sistemas_ventanas VALUES('INS','sigesp_ins_r_solicitudpago.php                                                  ','Solicitudes de Pago sin Detalle','');" calcext:value-type="string">
            <text:p>INSERT INTO sss_sistemas_ventanas VALUES('INS','sigesp_ins_r_solicitudpago.php <text:s text:c="49"/>','Solicitudes de Pago sin Detalle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anula_asignacion_sob.php <text:s text:c="42"/></text:p>
          </table:table-cell>
          <table:table-cell table:style-name="ce1" office:value-type="string" calcext:value-type="string">
            <text:p>Anular Asignación Obras</text:p>
          </table:table-cell>
          <table:table-cell table:style-name="ce1" table:number-columns-repeated="2"/>
          <table:table-cell table:formula="of:=CONCATENATE(&quot;INSERT INTO sss_sistemas_ventanas VALUES('&quot;;[.A108];&quot;','&quot;;[.B108];&quot;','&quot;;[.C108];&quot;','&quot;;[.D108];&quot;');&quot;)" office:value-type="string" office:string-value="INSERT INTO sss_sistemas_ventanas VALUES('MIS','sigesp_mis_p_anula_asignacion_sob.php                                           ','Anular Asignación Obras','');" calcext:value-type="string">
            <text:p>INSERT INTO sss_sistemas_ventanas VALUES('MIS','sigesp_mis_p_anula_asignacion_sob.php <text:s text:c="42"/>','Anular Asignación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anula_contrato_sob.php <text:s text:c="44"/></text:p>
          </table:table-cell>
          <table:table-cell table:style-name="ce1" office:value-type="string" calcext:value-type="string">
            <text:p>Anular Contrato Obras</text:p>
          </table:table-cell>
          <table:table-cell table:style-name="ce1" table:number-columns-repeated="2"/>
          <table:table-cell table:formula="of:=CONCATENATE(&quot;INSERT INTO sss_sistemas_ventanas VALUES('&quot;;[.A109];&quot;','&quot;;[.B109];&quot;','&quot;;[.C109];&quot;','&quot;;[.D109];&quot;');&quot;)" office:value-type="string" office:string-value="INSERT INTO sss_sistemas_ventanas VALUES('MIS','sigesp_mis_p_anula_contrato_sob.php                                             ','Anular Contrato Obras','');" calcext:value-type="string">
            <text:p>INSERT INTO sss_sistemas_ventanas VALUES('MIS','sigesp_mis_p_anula_contrato_sob.php <text:s text:c="44"/>','Anular Contrato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anula_cxp.php <text:s text:c="53"/></text:p>
          </table:table-cell>
          <table:table-cell table:style-name="ce1" office:value-type="string" calcext:value-type="string">
            <text:p>Anular Solicitudes de Ordenes de Pago</text:p>
          </table:table-cell>
          <table:table-cell table:style-name="ce1" table:number-columns-repeated="2"/>
          <table:table-cell table:formula="of:=CONCATENATE(&quot;INSERT INTO sss_sistemas_ventanas VALUES('&quot;;[.A110];&quot;','&quot;;[.B110];&quot;','&quot;;[.C110];&quot;','&quot;;[.D110];&quot;');&quot;)" office:value-type="string" office:string-value="INSERT INTO sss_sistemas_ventanas VALUES('MIS','sigesp_mis_p_anula_cxp.php                                                      ','Anular Solicitudes de Ordenes de Pago','');" calcext:value-type="string">
            <text:p>INSERT INTO sss_sistemas_ventanas VALUES('MIS','sigesp_mis_p_anula_cxp.php <text:s text:c="53"/>','Anular Solicitudes de Ordenes de Pag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anula_rd.php <text:s text:c="54"/></text:p>
          </table:table-cell>
          <table:table-cell table:style-name="ce1" office:value-type="string" calcext:value-type="string">
            <text:p>Anular Recepciones de Documento</text:p>
          </table:table-cell>
          <table:table-cell table:style-name="ce1" table:number-columns-repeated="2"/>
          <table:table-cell table:formula="of:=CONCATENATE(&quot;INSERT INTO sss_sistemas_ventanas VALUES('&quot;;[.A111];&quot;','&quot;;[.B111];&quot;','&quot;;[.C111];&quot;','&quot;;[.D111];&quot;');&quot;)" office:value-type="string" office:string-value="INSERT INTO sss_sistemas_ventanas VALUES('MIS','sigesp_mis_p_anula_rd.php                                                       ','Anular Recepciones de Documento','');" calcext:value-type="string">
            <text:p>INSERT INTO sss_sistemas_ventanas VALUES('MIS','sigesp_mis_p_anula_rd.php <text:s text:c="54"/>','Anular Recepciones de Document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anula_scb.php <text:s text:c="53"/></text:p>
          </table:table-cell>
          <table:table-cell table:style-name="ce1" office:value-type="string" calcext:value-type="string">
            <text:p>Anulación de Movimientos Caja y Banco</text:p>
          </table:table-cell>
          <table:table-cell table:style-name="ce1" table:number-columns-repeated="2"/>
          <table:table-cell table:formula="of:=CONCATENATE(&quot;INSERT INTO sss_sistemas_ventanas VALUES('&quot;;[.A112];&quot;','&quot;;[.B112];&quot;','&quot;;[.C112];&quot;','&quot;;[.D112];&quot;');&quot;)" office:value-type="string" office:string-value="INSERT INTO sss_sistemas_ventanas VALUES('MIS','sigesp_mis_p_anula_scb.php                                                      ','Anulación de Movimientos Caja y Banco','');" calcext:value-type="string">
            <text:p>INSERT INTO sss_sistemas_ventanas VALUES('MIS','sigesp_mis_p_anula_scb.php <text:s text:c="53"/>','Anulación de Movimientos Caja y Banc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anula_sep.php <text:s text:c="53"/></text:p>
          </table:table-cell>
          <table:table-cell table:style-name="ce1" office:value-type="string" calcext:value-type="string">
            <text:p>Anular Solicitud de Ejecución Presupuestaria</text:p>
          </table:table-cell>
          <table:table-cell table:style-name="ce1" table:number-columns-repeated="2"/>
          <table:table-cell table:formula="of:=CONCATENATE(&quot;INSERT INTO sss_sistemas_ventanas VALUES('&quot;;[.A113];&quot;','&quot;;[.B113];&quot;','&quot;;[.C113];&quot;','&quot;;[.D113];&quot;');&quot;)" office:value-type="string" office:string-value="INSERT INTO sss_sistemas_ventanas VALUES('MIS','sigesp_mis_p_anula_sep.php                                                      ','Anular Solicitud de Ejecución Presupuestaria','');" calcext:value-type="string">
            <text:p>INSERT INTO sss_sistemas_ventanas VALUES('MIS','sigesp_mis_p_anula_sep.php <text:s text:c="53"/>','Anular Solicitud de Ejecución Presupuestari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anula_soc.php <text:s text:c="53"/></text:p>
          </table:table-cell>
          <table:table-cell table:style-name="ce1" office:value-type="string" calcext:value-type="string">
            <text:p>Anular Ordenes de Compra</text:p>
          </table:table-cell>
          <table:table-cell table:style-name="ce1" table:number-columns-repeated="2"/>
          <table:table-cell table:formula="of:=CONCATENATE(&quot;INSERT INTO sss_sistemas_ventanas VALUES('&quot;;[.A114];&quot;','&quot;;[.B114];&quot;','&quot;;[.C114];&quot;','&quot;;[.D114];&quot;');&quot;)" office:value-type="string" office:string-value="INSERT INTO sss_sistemas_ventanas VALUES('MIS','sigesp_mis_p_anula_soc.php                                                      ','Anular Ordenes de Compra','');" calcext:value-type="string">
            <text:p>INSERT INTO sss_sistemas_ventanas VALUES('MIS','sigesp_mis_p_anula_soc.php <text:s text:c="53"/>','Anular Ordenes de Compr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aprobacioncontrolcreditos.php <text:s text:c="37"/></text:p>
          </table:table-cell>
          <table:table-cell table:style-name="ce1" office:value-type="string" calcext:value-type="string">
            <text:p>Aprobación</text:p>
          </table:table-cell>
          <table:table-cell table:style-name="ce1" table:number-columns-repeated="2"/>
          <table:table-cell table:formula="of:=CONCATENATE(&quot;INSERT INTO sss_sistemas_ventanas VALUES('&quot;;[.A115];&quot;','&quot;;[.B115];&quot;','&quot;;[.C115];&quot;','&quot;;[.D115];&quot;');&quot;)" office:value-type="string" office:string-value="INSERT INTO sss_sistemas_ventanas VALUES('MIS','sigesp_mis_p_aprobacioncontrolcreditos.php                                      ','Aprobación','');" calcext:value-type="string">
            <text:p>INSERT INTO sss_sistemas_ventanas VALUES('MIS','sigesp_mis_p_aprobacioncontrolcreditos.php <text:s text:c="37"/>','Aprobación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ambiar_fecha_contabilizacion_sno.php <text:s text:c="29"/></text:p>
          </table:table-cell>
          <table:table-cell table:style-name="ce1" office:value-type="string" calcext:value-type="string">
            <text:p>Cambiar Fecha Contabilización</text:p>
          </table:table-cell>
          <table:table-cell table:style-name="ce1" table:number-columns-repeated="2"/>
          <table:table-cell table:formula="of:=CONCATENATE(&quot;INSERT INTO sss_sistemas_ventanas VALUES('&quot;;[.A116];&quot;','&quot;;[.B116];&quot;','&quot;;[.C116];&quot;','&quot;;[.D116];&quot;');&quot;)" office:value-type="string" office:string-value="INSERT INTO sss_sistemas_ventanas VALUES('MIS','sigesp_mis_p_cambiar_fecha_contabilizacion_sno.php                              ','Cambiar Fecha Contabilización','');" calcext:value-type="string">
            <text:p>INSERT INTO sss_sistemas_ventanas VALUES('MIS','sigesp_mis_p_cambiar_fecha_contabilizacion_sno.php <text:s text:c="29"/>','Cambiar Fecha Contabilización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figuracion.php <text:s text:c="49"/></text:p>
          </table:table-cell>
          <table:table-cell table:style-name="ce1" office:value-type="string" calcext:value-type="string">
            <text:p>Configuración</text:p>
          </table:table-cell>
          <table:table-cell table:style-name="ce1" table:number-columns-repeated="2"/>
          <table:table-cell table:formula="of:=CONCATENATE(&quot;INSERT INTO sss_sistemas_ventanas VALUES('&quot;;[.A117];&quot;','&quot;;[.B117];&quot;','&quot;;[.C117];&quot;','&quot;;[.D117];&quot;');&quot;)" office:value-type="string" office:string-value="INSERT INTO sss_sistemas_ventanas VALUES('MIS','sigesp_mis_p_configuracion.php                                                  ','Configuración','');" calcext:value-type="string">
            <text:p>INSERT INTO sss_sistemas_ventanas VALUES('MIS','sigesp_mis_p_configuracion.php <text:s text:c="49"/>','Configuración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anticipo_sob.php <text:s text:c="38"/></text:p>
          </table:table-cell>
          <table:table-cell table:style-name="ce1" office:value-type="string" calcext:value-type="string">
            <text:p>Contabilización Anticipo Obras</text:p>
          </table:table-cell>
          <table:table-cell table:style-name="ce1" table:number-columns-repeated="2"/>
          <table:table-cell table:formula="of:=CONCATENATE(&quot;INSERT INTO sss_sistemas_ventanas VALUES('&quot;;[.A118];&quot;','&quot;;[.B118];&quot;','&quot;;[.C118];&quot;','&quot;;[.D118];&quot;');&quot;)" office:value-type="string" office:string-value="INSERT INTO sss_sistemas_ventanas VALUES('MIS','sigesp_mis_p_contabiliza_anticipo_sob.php                                       ','Contabilización Anticipo Obras','');" calcext:value-type="string">
            <text:p>INSERT INTO sss_sistemas_ventanas VALUES('MIS','sigesp_mis_p_contabiliza_anticipo_sob.php <text:s text:c="38"/>','Contabilización Anticipo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asignacion_sob.php <text:s text:c="36"/></text:p>
          </table:table-cell>
          <table:table-cell table:style-name="ce1" office:value-type="string" calcext:value-type="string">
            <text:p>Contabilizar Asignación Obras</text:p>
          </table:table-cell>
          <table:table-cell table:style-name="ce1" table:number-columns-repeated="2"/>
          <table:table-cell table:formula="of:=CONCATENATE(&quot;INSERT INTO sss_sistemas_ventanas VALUES('&quot;;[.A119];&quot;','&quot;;[.B119];&quot;','&quot;;[.C119];&quot;','&quot;;[.D119];&quot;');&quot;)" office:value-type="string" office:string-value="INSERT INTO sss_sistemas_ventanas VALUES('MIS','sigesp_mis_p_contabiliza_asignacion_sob.php                                     ','Contabilizar Asignación Obras','');" calcext:value-type="string">
            <text:p>INSERT INTO sss_sistemas_ventanas VALUES('MIS','sigesp_mis_p_contabiliza_asignacion_sob.php <text:s text:c="36"/>','Contabilizar Asignación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contrato_sob.php <text:s text:c="38"/></text:p>
          </table:table-cell>
          <table:table-cell table:style-name="ce1" office:value-type="string" calcext:value-type="string">
            <text:p>Contabilizar Contrato Obras</text:p>
          </table:table-cell>
          <table:table-cell table:style-name="ce1" table:number-columns-repeated="2"/>
          <table:table-cell table:formula="of:=CONCATENATE(&quot;INSERT INTO sss_sistemas_ventanas VALUES('&quot;;[.A120];&quot;','&quot;;[.B120];&quot;','&quot;;[.C120];&quot;','&quot;;[.D120];&quot;');&quot;)" office:value-type="string" office:string-value="INSERT INTO sss_sistemas_ventanas VALUES('MIS','sigesp_mis_p_contabiliza_contrato_sob.php                                       ','Contabilizar Contrato Obras','');" calcext:value-type="string">
            <text:p>INSERT INTO sss_sistemas_ventanas VALUES('MIS','sigesp_mis_p_contabiliza_contrato_sob.php <text:s text:c="38"/>','Contabilizar Contrato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cxp.php <text:s text:c="47"/></text:p>
          </table:table-cell>
          <table:table-cell table:style-name="ce1" office:value-type="string" calcext:value-type="string">
            <text:p>Contabilizar Solicitudes de Ordenes de Pago</text:p>
          </table:table-cell>
          <table:table-cell table:style-name="ce1" table:number-columns-repeated="2"/>
          <table:table-cell table:formula="of:=CONCATENATE(&quot;INSERT INTO sss_sistemas_ventanas VALUES('&quot;;[.A121];&quot;','&quot;;[.B121];&quot;','&quot;;[.C121];&quot;','&quot;;[.D121];&quot;');&quot;)" office:value-type="string" office:string-value="INSERT INTO sss_sistemas_ventanas VALUES('MIS','sigesp_mis_p_contabiliza_cxp.php                                                ','Contabilizar Solicitudes de Ordenes de Pago','');" calcext:value-type="string">
            <text:p>INSERT INTO sss_sistemas_ventanas VALUES('MIS','sigesp_mis_p_contabiliza_cxp.php <text:s text:c="47"/>','Contabilizar Solicitudes de Ordenes de Pag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depreciacion_saf.php <text:s text:c="34"/></text:p>
          </table:table-cell>
          <table:table-cell table:style-name="ce1" office:value-type="string" calcext:value-type="string">
            <text:p>Contabilizar Depreciación Activos Fijos</text:p>
          </table:table-cell>
          <table:table-cell table:style-name="ce1" table:number-columns-repeated="2"/>
          <table:table-cell table:formula="of:=CONCATENATE(&quot;INSERT INTO sss_sistemas_ventanas VALUES('&quot;;[.A122];&quot;','&quot;;[.B122];&quot;','&quot;;[.C122];&quot;','&quot;;[.D122];&quot;');&quot;)" office:value-type="string" office:string-value="INSERT INTO sss_sistemas_ventanas VALUES('MIS','sigesp_mis_p_contabiliza_depreciacion_saf.php                                   ','Contabilizar Depreciación Activos Fijos','');" calcext:value-type="string">
            <text:p>INSERT INTO sss_sistemas_ventanas VALUES('MIS','sigesp_mis_p_contabiliza_depreciacion_saf.php <text:s text:c="34"/>','Contabilizar Depreciación Activos Fijo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mp.php <text:s text:c="48"/></text:p>
          </table:table-cell>
          <table:table-cell table:style-name="ce1" office:value-type="string" calcext:value-type="string">
            <text:p>Aprobación de Modificaciones Presupuestarias</text:p>
          </table:table-cell>
          <table:table-cell table:style-name="ce1" table:number-columns-repeated="2"/>
          <table:table-cell table:formula="of:=CONCATENATE(&quot;INSERT INTO sss_sistemas_ventanas VALUES('&quot;;[.A123];&quot;','&quot;;[.B123];&quot;','&quot;;[.C123];&quot;','&quot;;[.D123];&quot;');&quot;)" office:value-type="string" office:string-value="INSERT INTO sss_sistemas_ventanas VALUES('MIS','sigesp_mis_p_contabiliza_mp.php                                                 ','Aprobación de Modificaciones Presupuestarias','');" calcext:value-type="string">
            <text:p>INSERT INTO sss_sistemas_ventanas VALUES('MIS','sigesp_mis_p_contabiliza_mp.php <text:s text:c="48"/>','Aprobación de Modificaciones Presupuestari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mp_spi.php <text:s text:c="44"/></text:p>
          </table:table-cell>
          <table:table-cell table:style-name="ce1" office:value-type="string" calcext:value-type="string">
            <text:p>Aprobación de Modificaciones Presupuestarias Ingreso</text:p>
          </table:table-cell>
          <table:table-cell table:style-name="ce1" table:number-columns-repeated="2"/>
          <table:table-cell table:formula="of:=CONCATENATE(&quot;INSERT INTO sss_sistemas_ventanas VALUES('&quot;;[.A124];&quot;','&quot;;[.B124];&quot;','&quot;;[.C124];&quot;','&quot;;[.D124];&quot;');&quot;)" office:value-type="string" office:string-value="INSERT INTO sss_sistemas_ventanas VALUES('MIS','sigesp_mis_p_contabiliza_mp_spi.php                                             ','Aprobación de Modificaciones Presupuestarias Ingreso','');" calcext:value-type="string">
            <text:p>INSERT INTO sss_sistemas_ventanas VALUES('MIS','sigesp_mis_p_contabiliza_mp_spi.php <text:s text:c="44"/>','Aprobación de Modificaciones Presupuestarias Ingres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ncd.php <text:s text:c="47"/></text:p>
          </table:table-cell>
          <table:table-cell table:style-name="ce1" office:value-type="string" calcext:value-type="string">
            <text:p>Contabilizar Notas de Crédito/Débito de Ordenes de Pago</text:p>
          </table:table-cell>
          <table:table-cell table:style-name="ce1" table:number-columns-repeated="2"/>
          <table:table-cell table:formula="of:=CONCATENATE(&quot;INSERT INTO sss_sistemas_ventanas VALUES('&quot;;[.A125];&quot;','&quot;;[.B125];&quot;','&quot;;[.C125];&quot;','&quot;;[.D125];&quot;');&quot;)" office:value-type="string" office:string-value="INSERT INTO sss_sistemas_ventanas VALUES('MIS','sigesp_mis_p_contabiliza_ncd.php                                                ','Contabilizar Notas de Crédito/Débito de Ordenes de Pago','');" calcext:value-type="string">
            <text:p>INSERT INTO sss_sistemas_ventanas VALUES('MIS','sigesp_mis_p_contabiliza_ncd.php <text:s text:c="47"/>','Contabilizar Notas de Crédito/Débito de Ordenes de Pag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rd.php <text:s text:c="48"/></text:p>
          </table:table-cell>
          <table:table-cell table:style-name="ce1" office:value-type="string" calcext:value-type="string">
            <text:p>Contabilizar Recepciones de Documento</text:p>
          </table:table-cell>
          <table:table-cell table:style-name="ce1" table:number-columns-repeated="2"/>
          <table:table-cell table:formula="of:=CONCATENATE(&quot;INSERT INTO sss_sistemas_ventanas VALUES('&quot;;[.A126];&quot;','&quot;;[.B126];&quot;','&quot;;[.C126];&quot;','&quot;;[.D126];&quot;');&quot;)" office:value-type="string" office:string-value="INSERT INTO sss_sistemas_ventanas VALUES('MIS','sigesp_mis_p_contabiliza_rd.php                                                 ','Contabilizar Recepciones de Documento','');" calcext:value-type="string">
            <text:p>INSERT INTO sss_sistemas_ventanas VALUES('MIS','sigesp_mis_p_contabiliza_rd.php <text:s text:c="48"/>','Contabilizar Recepciones de Document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af.php <text:s text:c="47"/></text:p>
          </table:table-cell>
          <table:table-cell table:style-name="ce1" office:value-type="string" calcext:value-type="string">
            <text:p>Contabilizar Desincorporación Activos Fijos</text:p>
          </table:table-cell>
          <table:table-cell table:style-name="ce1" table:number-columns-repeated="2"/>
          <table:table-cell table:formula="of:=CONCATENATE(&quot;INSERT INTO sss_sistemas_ventanas VALUES('&quot;;[.A127];&quot;','&quot;;[.B127];&quot;','&quot;;[.C127];&quot;','&quot;;[.D127];&quot;');&quot;)" office:value-type="string" office:string-value="INSERT INTO sss_sistemas_ventanas VALUES('MIS','sigesp_mis_p_contabiliza_saf.php                                                ','Contabilizar Desincorporación Activos Fijos','');" calcext:value-type="string">
            <text:p>INSERT INTO sss_sistemas_ventanas VALUES('MIS','sigesp_mis_p_contabiliza_saf.php <text:s text:c="47"/>','Contabilizar Desincorporación Activos Fijo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cbcol.php <text:s text:c="44"/></text:p>
          </table:table-cell>
          <table:table-cell table:style-name="ce1" office:value-type="string" calcext:value-type="string">
            <text:p>Contabilizar Colocaciones Caja y Banco</text:p>
          </table:table-cell>
          <table:table-cell table:style-name="ce1" table:number-columns-repeated="2"/>
          <table:table-cell table:formula="of:=CONCATENATE(&quot;INSERT INTO sss_sistemas_ventanas VALUES('&quot;;[.A128];&quot;','&quot;;[.B128];&quot;','&quot;;[.C128];&quot;','&quot;;[.D128];&quot;');&quot;)" office:value-type="string" office:string-value="INSERT INTO sss_sistemas_ventanas VALUES('MIS','sigesp_mis_p_contabiliza_scbcol.php                                             ','Contabilizar Colocaciones Caja y Banco','');" calcext:value-type="string">
            <text:p>INSERT INTO sss_sistemas_ventanas VALUES('MIS','sigesp_mis_p_contabiliza_scbcol.php <text:s text:c="44"/>','Contabilizar Colocaciones Caja y Banc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cbop.php <text:s text:c="45"/></text:p>
          </table:table-cell>
          <table:table-cell table:style-name="ce1" office:value-type="string" calcext:value-type="string">
            <text:p>Contabilización Orden de Pago Directo Caja y Banco</text:p>
          </table:table-cell>
          <table:table-cell table:style-name="ce1" table:number-columns-repeated="2"/>
          <table:table-cell table:formula="of:=CONCATENATE(&quot;INSERT INTO sss_sistemas_ventanas VALUES('&quot;;[.A129];&quot;','&quot;;[.B129];&quot;','&quot;;[.C129];&quot;','&quot;;[.D129];&quot;');&quot;)" office:value-type="string" office:string-value="INSERT INTO sss_sistemas_ventanas VALUES('MIS','sigesp_mis_p_contabiliza_scbop.php                                              ','Contabilización Orden de Pago Directo Caja y Banco','');" calcext:value-type="string">
            <text:p>INSERT INTO sss_sistemas_ventanas VALUES('MIS','sigesp_mis_p_contabiliza_scbop.php <text:s text:c="45"/>','Contabilización Orden de Pago Directo Caja y Banc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cb.php <text:s text:c="47"/></text:p>
          </table:table-cell>
          <table:table-cell table:style-name="ce1" office:value-type="string" calcext:value-type="string">
            <text:p>Contabilizar Movimientos Caja y Banco</text:p>
          </table:table-cell>
          <table:table-cell table:style-name="ce1" table:number-columns-repeated="2"/>
          <table:table-cell table:formula="of:=CONCATENATE(&quot;INSERT INTO sss_sistemas_ventanas VALUES('&quot;;[.A130];&quot;','&quot;;[.B130];&quot;','&quot;;[.C130];&quot;','&quot;;[.D130];&quot;');&quot;)" office:value-type="string" office:string-value="INSERT INTO sss_sistemas_ventanas VALUES('MIS','sigesp_mis_p_contabiliza_scb.php                                                ','Contabilizar Movimientos Caja y Banco','');" calcext:value-type="string">
            <text:p>INSERT INTO sss_sistemas_ventanas VALUES('MIS','sigesp_mis_p_contabiliza_scb.php <text:s text:c="47"/>','Contabilizar Movimientos Caja y Banc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ep.php <text:s text:c="47"/></text:p>
          </table:table-cell>
          <table:table-cell table:style-name="ce1" office:value-type="string" calcext:value-type="string">
            <text:p>Contabilizar Solicitud de Ejecución Presupuestaria</text:p>
          </table:table-cell>
          <table:table-cell table:style-name="ce1" table:number-columns-repeated="2"/>
          <table:table-cell table:formula="of:=CONCATENATE(&quot;INSERT INTO sss_sistemas_ventanas VALUES('&quot;;[.A131];&quot;','&quot;;[.B131];&quot;','&quot;;[.C131];&quot;','&quot;;[.D131];&quot;');&quot;)" office:value-type="string" office:string-value="INSERT INTO sss_sistemas_ventanas VALUES('MIS','sigesp_mis_p_contabiliza_sep.php                                                ','Contabilizar Solicitud de Ejecución Presupuestaria','');" calcext:value-type="string">
            <text:p>INSERT INTO sss_sistemas_ventanas VALUES('MIS','sigesp_mis_p_contabiliza_sep.php <text:s text:c="47"/>','Contabilizar Solicitud de Ejecución Presupuestari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fc_cxc.php <text:s text:c="43"/></text:p>
          </table:table-cell>
          <table:table-cell table:style-name="ce1" office:value-type="string" calcext:value-type="string">
            <text:p>Contabilizar Cuentas por Cobrar</text:p>
          </table:table-cell>
          <table:table-cell table:style-name="ce1" table:number-columns-repeated="2"/>
          <table:table-cell table:formula="of:=CONCATENATE(&quot;INSERT INTO sss_sistemas_ventanas VALUES('&quot;;[.A132];&quot;','&quot;;[.B132];&quot;','&quot;;[.C132];&quot;','&quot;;[.D132];&quot;');&quot;)" office:value-type="string" office:string-value="INSERT INTO sss_sistemas_ventanas VALUES('MIS','sigesp_mis_p_contabiliza_sfc_cxc.php                                            ','Contabilizar Cuentas por Cobrar','');" calcext:value-type="string">
            <text:p>INSERT INTO sss_sistemas_ventanas VALUES('MIS','sigesp_mis_p_contabiliza_sfc_cxc.php <text:s text:c="43"/>','Contabilizar Cuentas por Cobrar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fc_ded.php <text:s text:c="43"/></text:p>
          </table:table-cell>
          <table:table-cell table:style-name="ce1" office:value-type="string" calcext:value-type="string">
            <text:p>Contabilizar Deducciones</text:p>
          </table:table-cell>
          <table:table-cell table:style-name="ce1" table:number-columns-repeated="2"/>
          <table:table-cell table:formula="of:=CONCATENATE(&quot;INSERT INTO sss_sistemas_ventanas VALUES('&quot;;[.A133];&quot;','&quot;;[.B133];&quot;','&quot;;[.C133];&quot;','&quot;;[.D133];&quot;');&quot;)" office:value-type="string" office:string-value="INSERT INTO sss_sistemas_ventanas VALUES('MIS','sigesp_mis_p_contabiliza_sfc_ded.php                                            ','Contabilizar Deducciones','');" calcext:value-type="string">
            <text:p>INSERT INTO sss_sistemas_ventanas VALUES('MIS','sigesp_mis_p_contabiliza_sfc_ded.php <text:s text:c="43"/>','Contabilizar Deduccione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fc_nc.php <text:s text:c="44"/></text:p>
          </table:table-cell>
          <table:table-cell table:style-name="ce1" office:value-type="string" calcext:value-type="string">
            <text:p>Contabilizar Notas de Crédito</text:p>
          </table:table-cell>
          <table:table-cell table:style-name="ce1" table:number-columns-repeated="2"/>
          <table:table-cell table:formula="of:=CONCATENATE(&quot;INSERT INTO sss_sistemas_ventanas VALUES('&quot;;[.A134];&quot;','&quot;;[.B134];&quot;','&quot;;[.C134];&quot;','&quot;;[.D134];&quot;');&quot;)" office:value-type="string" office:string-value="INSERT INTO sss_sistemas_ventanas VALUES('MIS','sigesp_mis_p_contabiliza_sfc_nc.php                                             ','Contabilizar Notas de Crédito','');" calcext:value-type="string">
            <text:p>INSERT INTO sss_sistemas_ventanas VALUES('MIS','sigesp_mis_p_contabiliza_sfc_nc.php <text:s text:c="44"/>','Contabilizar Notas de Crédit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fc_pagos.php <text:s text:c="41"/></text:p>
          </table:table-cell>
          <table:table-cell table:style-name="ce1" office:value-type="string" calcext:value-type="string">
            <text:p>Contabilizar Pagos</text:p>
          </table:table-cell>
          <table:table-cell table:style-name="ce1" table:number-columns-repeated="2"/>
          <table:table-cell table:formula="of:=CONCATENATE(&quot;INSERT INTO sss_sistemas_ventanas VALUES('&quot;;[.A135];&quot;','&quot;;[.B135];&quot;','&quot;;[.C135];&quot;','&quot;;[.D135];&quot;');&quot;)" office:value-type="string" office:string-value="INSERT INTO sss_sistemas_ventanas VALUES('MIS','sigesp_mis_p_contabiliza_sfc_pagos.php                                          ','Contabilizar Pagos','');" calcext:value-type="string">
            <text:p>INSERT INTO sss_sistemas_ventanas VALUES('MIS','sigesp_mis_p_contabiliza_sfc_pagos.php <text:s text:c="41"/>','Contabilizar Pago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iv.php <text:s text:c="47"/></text:p>
          </table:table-cell>
          <table:table-cell table:style-name="ce1" office:value-type="string" calcext:value-type="string">
            <text:p>Contabilizar Despachos</text:p>
          </table:table-cell>
          <table:table-cell table:style-name="ce1" table:number-columns-repeated="2"/>
          <table:table-cell table:formula="of:=CONCATENATE(&quot;INSERT INTO sss_sistemas_ventanas VALUES('&quot;;[.A136];&quot;','&quot;;[.B136];&quot;','&quot;;[.C136];&quot;','&quot;;[.D136];&quot;');&quot;)" office:value-type="string" office:string-value="INSERT INTO sss_sistemas_ventanas VALUES('MIS','sigesp_mis_p_contabiliza_siv.php                                                ','Contabilizar Despachos','');" calcext:value-type="string">
            <text:p>INSERT INTO sss_sistemas_ventanas VALUES('MIS','sigesp_mis_p_contabiliza_siv.php <text:s text:c="47"/>','Contabilizar Despacho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iv_transferencias.php <text:s text:c="32"/></text:p>
          </table:table-cell>
          <table:table-cell table:style-name="ce1" office:value-type="string" calcext:value-type="string">
            <text:p>Contabilizar Transferencias</text:p>
          </table:table-cell>
          <table:table-cell table:style-name="ce1" table:number-columns-repeated="2"/>
          <table:table-cell table:formula="of:=CONCATENATE(&quot;INSERT INTO sss_sistemas_ventanas VALUES('&quot;;[.A137];&quot;','&quot;;[.B137];&quot;','&quot;;[.C137];&quot;','&quot;;[.D137];&quot;');&quot;)" office:value-type="string" office:string-value="INSERT INTO sss_sistemas_ventanas VALUES('MIS','sigesp_mis_p_contabiliza_siv_transferencias.php                                 ','Contabilizar Transferencias','');" calcext:value-type="string">
            <text:p>INSERT INTO sss_sistemas_ventanas VALUES('MIS','sigesp_mis_p_contabiliza_siv_transferencias.php <text:s text:c="32"/>','Contabilizar Transferenci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no.php <text:s text:c="47"/></text:p>
          </table:table-cell>
          <table:table-cell table:style-name="ce1" office:value-type="string" calcext:value-type="string">
            <text:p>Contabilización de Nómina</text:p>
          </table:table-cell>
          <table:table-cell table:style-name="ce1" table:number-columns-repeated="2"/>
          <table:table-cell table:formula="of:=CONCATENATE(&quot;INSERT INTO sss_sistemas_ventanas VALUES('&quot;;[.A138];&quot;','&quot;;[.B138];&quot;','&quot;;[.C138];&quot;','&quot;;[.D138];&quot;');&quot;)" office:value-type="string" office:string-value="INSERT INTO sss_sistemas_ventanas VALUES('MIS','sigesp_mis_p_contabiliza_sno.php                                                ','Contabilización de Nómina','');" calcext:value-type="string">
            <text:p>INSERT INTO sss_sistemas_ventanas VALUES('MIS','sigesp_mis_p_contabiliza_sno.php <text:s text:c="47"/>','Contabilización de Nómin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oc.php <text:s text:c="47"/></text:p>
          </table:table-cell>
          <table:table-cell table:style-name="ce1" office:value-type="string" calcext:value-type="string">
            <text:p>Contabilizar Ordenes de Compra</text:p>
          </table:table-cell>
          <table:table-cell table:style-name="ce1" table:number-columns-repeated="2"/>
          <table:table-cell table:formula="of:=CONCATENATE(&quot;INSERT INTO sss_sistemas_ventanas VALUES('&quot;;[.A139];&quot;','&quot;;[.B139];&quot;','&quot;;[.C139];&quot;','&quot;;[.D139];&quot;');&quot;)" office:value-type="string" office:string-value="INSERT INTO sss_sistemas_ventanas VALUES('MIS','sigesp_mis_p_contabiliza_soc.php                                                ','Contabilizar Ordenes de Compra','');" calcext:value-type="string">
            <text:p>INSERT INTO sss_sistemas_ventanas VALUES('MIS','sigesp_mis_p_contabiliza_soc.php <text:s text:c="47"/>','Contabilizar Ordenes de Compr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ps.php <text:s text:c="47"/></text:p>
          </table:table-cell>
          <table:table-cell table:style-name="ce1" office:value-type="string" calcext:value-type="string">
            <text:p>Contabilización de Prestaciones sociales</text:p>
          </table:table-cell>
          <table:table-cell table:style-name="ce1" table:number-columns-repeated="2"/>
          <table:table-cell table:formula="of:=CONCATENATE(&quot;INSERT INTO sss_sistemas_ventanas VALUES('&quot;;[.A140];&quot;','&quot;;[.B140];&quot;','&quot;;[.C140];&quot;','&quot;;[.D140];&quot;');&quot;)" office:value-type="string" office:string-value="INSERT INTO sss_sistemas_ventanas VALUES('MIS','sigesp_mis_p_contabiliza_sps.php                                                ','Contabilización de Prestaciones sociales','');" calcext:value-type="string">
            <text:p>INSERT INTO sss_sistemas_ventanas VALUES('MIS','sigesp_mis_p_contabiliza_sps.php <text:s text:c="47"/>','Contabilización de Prestaciones sociale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srm.php <text:s text:c="47"/></text:p>
          </table:table-cell>
          <table:table-cell table:style-name="ce1" office:value-type="string" calcext:value-type="string">
            <text:p>Contabilización de Resumen de Cobranzas</text:p>
          </table:table-cell>
          <table:table-cell table:style-name="ce1" table:number-columns-repeated="2"/>
          <table:table-cell table:formula="of:=CONCATENATE(&quot;INSERT INTO sss_sistemas_ventanas VALUES('&quot;;[.A141];&quot;','&quot;;[.B141];&quot;','&quot;;[.C141];&quot;','&quot;;[.D141];&quot;');&quot;)" office:value-type="string" office:string-value="INSERT INTO sss_sistemas_ventanas VALUES('MIS','sigesp_mis_p_contabiliza_srm.php                                                ','Contabilización de Resumen de Cobranzas','');" calcext:value-type="string">
            <text:p>INSERT INTO sss_sistemas_ventanas VALUES('MIS','sigesp_mis_p_contabiliza_srm.php <text:s text:c="47"/>','Contabilización de Resumen de Cobranz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valuacion_sob.php <text:s text:c="37"/></text:p>
          </table:table-cell>
          <table:table-cell table:style-name="ce1" office:value-type="string" calcext:value-type="string">
            <text:p>Contabilizar Valuacion</text:p>
          </table:table-cell>
          <table:table-cell table:style-name="ce1" table:number-columns-repeated="2"/>
          <table:table-cell table:formula="of:=CONCATENATE(&quot;INSERT INTO sss_sistemas_ventanas VALUES('&quot;;[.A142];&quot;','&quot;;[.B142];&quot;','&quot;;[.C142];&quot;','&quot;;[.D142];&quot;');&quot;)" office:value-type="string" office:string-value="INSERT INTO sss_sistemas_ventanas VALUES('MIS','sigesp_mis_p_contabiliza_valuacion_sob.php                                      ','Contabilizar Valuacion','');" calcext:value-type="string">
            <text:p>INSERT INTO sss_sistemas_ventanas VALUES('MIS','sigesp_mis_p_contabiliza_valuacion_sob.php <text:s text:c="37"/>','Contabilizar Valuacion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ontabiliza_variacion_sob.php <text:s text:c="37"/></text:p>
          </table:table-cell>
          <table:table-cell table:style-name="ce1" office:value-type="string" calcext:value-type="string">
            <text:p>Contabilizar Variación Obras</text:p>
          </table:table-cell>
          <table:table-cell table:style-name="ce1" table:number-columns-repeated="2"/>
          <table:table-cell table:formula="of:=CONCATENATE(&quot;INSERT INTO sss_sistemas_ventanas VALUES('&quot;;[.A143];&quot;','&quot;;[.B143];&quot;','&quot;;[.C143];&quot;','&quot;;[.D143];&quot;');&quot;)" office:value-type="string" office:string-value="INSERT INTO sss_sistemas_ventanas VALUES('MIS','sigesp_mis_p_contabiliza_variacion_sob.php                                      ','Contabilizar Variación Obras','');" calcext:value-type="string">
            <text:p>INSERT INTO sss_sistemas_ventanas VALUES('MIS','sigesp_mis_p_contabiliza_variacion_sob.php <text:s text:c="37"/>','Contabilizar Variación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cuentasporcobrar.php <text:s text:c="46"/></text:p>
          </table:table-cell>
          <table:table-cell table:style-name="ce1" office:value-type="string" calcext:value-type="string">
            <text:p>Cuentas por cobrar</text:p>
          </table:table-cell>
          <table:table-cell table:style-name="ce1" table:number-columns-repeated="2"/>
          <table:table-cell table:formula="of:=CONCATENATE(&quot;INSERT INTO sss_sistemas_ventanas VALUES('&quot;;[.A144];&quot;','&quot;;[.B144];&quot;','&quot;;[.C144];&quot;','&quot;;[.D144];&quot;');&quot;)" office:value-type="string" office:string-value="INSERT INTO sss_sistemas_ventanas VALUES('MIS','sigesp_mis_p_cuentasporcobrar.php                                               ','Cuentas por cobrar','');" calcext:value-type="string">
            <text:p>INSERT INTO sss_sistemas_ventanas VALUES('MIS','sigesp_mis_p_cuentasporcobrar.php <text:s text:c="46"/>','Cuentas por cobrar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generar_rd_nd_sno.php <text:s text:c="45"/></text:p>
          </table:table-cell>
          <table:table-cell table:style-name="ce1" office:value-type="string" calcext:value-type="string">
            <text:p>Genera RD ó ND</text:p>
          </table:table-cell>
          <table:table-cell table:style-name="ce1" table:number-columns-repeated="2"/>
          <table:table-cell table:formula="of:=CONCATENATE(&quot;INSERT INTO sss_sistemas_ventanas VALUES('&quot;;[.A145];&quot;','&quot;;[.B145];&quot;','&quot;;[.C145];&quot;','&quot;;[.D145];&quot;');&quot;)" office:value-type="string" office:string-value="INSERT INTO sss_sistemas_ventanas VALUES('MIS','sigesp_mis_p_generar_rd_nd_sno.php                                              ','Genera RD ó ND','');" calcext:value-type="string">
            <text:p>INSERT INTO sss_sistemas_ventanas VALUES('MIS','sigesp_mis_p_generar_rd_nd_sno.php <text:s text:c="45"/>','Genera RD ó ND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generar_rd_pago_personal_sno.php <text:s text:c="34"/></text:p>
          </table:table-cell>
          <table:table-cell table:style-name="ce1" office:value-type="string" calcext:value-type="string">
            <text:p>Generar R.D. Para el Pago del Personal con Cheque</text:p>
          </table:table-cell>
          <table:table-cell table:style-name="ce1" table:number-columns-repeated="2"/>
          <table:table-cell table:formula="of:=CONCATENATE(&quot;INSERT INTO sss_sistemas_ventanas VALUES('&quot;;[.A146];&quot;','&quot;;[.B146];&quot;','&quot;;[.C146];&quot;','&quot;;[.D146];&quot;');&quot;)" office:value-type="string" office:string-value="INSERT INTO sss_sistemas_ventanas VALUES('MIS','sigesp_mis_p_generar_rd_pago_personal_sno.php                                   ','Generar R.D. Para el Pago del Personal con Cheque','');" calcext:value-type="string">
            <text:p>INSERT INTO sss_sistemas_ventanas VALUES('MIS','sigesp_mis_p_generar_rd_pago_personal_sno.php <text:s text:c="34"/>','Generar R.D. Para el Pago del Personal con Cheque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anula_asignacion_sob.php <text:s text:c="39"/></text:p>
          </table:table-cell>
          <table:table-cell table:style-name="ce1" office:value-type="string" calcext:value-type="string">
            <text:p>Reversar Anulación Asignación Obras</text:p>
          </table:table-cell>
          <table:table-cell table:style-name="ce1" table:number-columns-repeated="2"/>
          <table:table-cell table:formula="of:=CONCATENATE(&quot;INSERT INTO sss_sistemas_ventanas VALUES('&quot;;[.A147];&quot;','&quot;;[.B147];&quot;','&quot;;[.C147];&quot;','&quot;;[.D147];&quot;');&quot;)" office:value-type="string" office:string-value="INSERT INTO sss_sistemas_ventanas VALUES('MIS','sigesp_mis_p_revanula_asignacion_sob.php                                        ','Reversar Anulación Asignación Obras','');" calcext:value-type="string">
            <text:p>INSERT INTO sss_sistemas_ventanas VALUES('MIS','sigesp_mis_p_revanula_asignacion_sob.php <text:s text:c="39"/>','Reversar Anulación Asignación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anula_contrato_sob.php <text:s text:c="41"/></text:p>
          </table:table-cell>
          <table:table-cell table:style-name="ce1" office:value-type="string" calcext:value-type="string">
            <text:p>Reversar Anulación de Contrato Obras</text:p>
          </table:table-cell>
          <table:table-cell table:style-name="ce1" table:number-columns-repeated="2"/>
          <table:table-cell table:formula="of:=CONCATENATE(&quot;INSERT INTO sss_sistemas_ventanas VALUES('&quot;;[.A148];&quot;','&quot;;[.B148];&quot;','&quot;;[.C148];&quot;','&quot;;[.D148];&quot;');&quot;)" office:value-type="string" office:string-value="INSERT INTO sss_sistemas_ventanas VALUES('MIS','sigesp_mis_p_revanula_contrato_sob.php                                          ','Reversar Anulación de Contrato Obras','');" calcext:value-type="string">
            <text:p>INSERT INTO sss_sistemas_ventanas VALUES('MIS','sigesp_mis_p_revanula_contrato_sob.php <text:s text:c="41"/>','Reversar Anulación de Contrato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a_mp.php <text:s text:c="52"/></text:p>
          </table:table-cell>
          <table:table-cell table:style-name="ce1" office:value-type="string" calcext:value-type="string">
            <text:p>Reversar de Modificaciones Presupuestarias</text:p>
          </table:table-cell>
          <table:table-cell table:style-name="ce1" table:number-columns-repeated="2"/>
          <table:table-cell table:formula="of:=CONCATENATE(&quot;INSERT INTO sss_sistemas_ventanas VALUES('&quot;;[.A149];&quot;','&quot;;[.B149];&quot;','&quot;;[.C149];&quot;','&quot;;[.D149];&quot;');&quot;)" office:value-type="string" office:string-value="INSERT INTO sss_sistemas_ventanas VALUES('MIS','sigesp_mis_p_reversa_mp.php                                                     ','Reversar de Modificaciones Presupuestarias','');" calcext:value-type="string">
            <text:p>INSERT INTO sss_sistemas_ventanas VALUES('MIS','sigesp_mis_p_reversa_mp.php <text:s text:c="52"/>','Reversar de Modificaciones Presupuestari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anticipo_sob.php <text:s text:c="42"/></text:p>
          </table:table-cell>
          <table:table-cell table:style-name="ce1" office:value-type="string" calcext:value-type="string">
            <text:p>Reversar Anticipo Obras</text:p>
          </table:table-cell>
          <table:table-cell table:style-name="ce1" table:number-columns-repeated="2"/>
          <table:table-cell table:formula="of:=CONCATENATE(&quot;INSERT INTO sss_sistemas_ventanas VALUES('&quot;;[.A150];&quot;','&quot;;[.B150];&quot;','&quot;;[.C150];&quot;','&quot;;[.D150];&quot;');&quot;)" office:value-type="string" office:string-value="INSERT INTO sss_sistemas_ventanas VALUES('MIS','sigesp_mis_p_reverso_anticipo_sob.php                                           ','Reversar Anticipo Obras','');" calcext:value-type="string">
            <text:p>INSERT INTO sss_sistemas_ventanas VALUES('MIS','sigesp_mis_p_reverso_anticipo_sob.php <text:s text:c="42"/>','Reversar Anticipo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anula_cxp.php <text:s text:c="45"/></text:p>
          </table:table-cell>
          <table:table-cell table:style-name="ce1" office:value-type="string" calcext:value-type="string">
            <text:p>Reverso Anular de Solicitudes de Ordenes de Pago</text:p>
          </table:table-cell>
          <table:table-cell table:style-name="ce1" table:number-columns-repeated="2"/>
          <table:table-cell table:formula="of:=CONCATENATE(&quot;INSERT INTO sss_sistemas_ventanas VALUES('&quot;;[.A151];&quot;','&quot;;[.B151];&quot;','&quot;;[.C151];&quot;','&quot;;[.D151];&quot;');&quot;)" office:value-type="string" office:string-value="INSERT INTO sss_sistemas_ventanas VALUES('MIS','sigesp_mis_p_reverso_anula_cxp.php                                              ','Reverso Anular de Solicitudes de Ordenes de Pago','');" calcext:value-type="string">
            <text:p>INSERT INTO sss_sistemas_ventanas VALUES('MIS','sigesp_mis_p_reverso_anula_cxp.php <text:s text:c="45"/>','Reverso Anular de Solicitudes de Ordenes de Pag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anula_rd.php <text:s text:c="46"/></text:p>
          </table:table-cell>
          <table:table-cell table:style-name="ce1" office:value-type="string" calcext:value-type="string">
            <text:p>Reversar Anulación Recepciones de Documento</text:p>
          </table:table-cell>
          <table:table-cell table:style-name="ce1" table:number-columns-repeated="2"/>
          <table:table-cell table:formula="of:=CONCATENATE(&quot;INSERT INTO sss_sistemas_ventanas VALUES('&quot;;[.A152];&quot;','&quot;;[.B152];&quot;','&quot;;[.C152];&quot;','&quot;;[.D152];&quot;');&quot;)" office:value-type="string" office:string-value="INSERT INTO sss_sistemas_ventanas VALUES('MIS','sigesp_mis_p_reverso_anula_rd.php                                               ','Reversar Anulación Recepciones de Documento','');" calcext:value-type="string">
            <text:p>INSERT INTO sss_sistemas_ventanas VALUES('MIS','sigesp_mis_p_reverso_anula_rd.php <text:s text:c="46"/>','Reversar Anulación Recepciones de Document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anula_scb.php <text:s text:c="45"/></text:p>
          </table:table-cell>
          <table:table-cell table:style-name="ce1" office:value-type="string" calcext:value-type="string">
            <text:p>Reverso Anulación de <text:s/>Movimientos Caja y Banco</text:p>
          </table:table-cell>
          <table:table-cell table:style-name="ce1" table:number-columns-repeated="2"/>
          <table:table-cell table:formula="of:=CONCATENATE(&quot;INSERT INTO sss_sistemas_ventanas VALUES('&quot;;[.A153];&quot;','&quot;;[.B153];&quot;','&quot;;[.C153];&quot;','&quot;;[.D153];&quot;');&quot;)" office:value-type="string" office:string-value="INSERT INTO sss_sistemas_ventanas VALUES('MIS','sigesp_mis_p_reverso_anula_scb.php                                              ','Reverso Anulación de  Movimientos Caja y Banco','');" calcext:value-type="string">
            <text:p>INSERT INTO sss_sistemas_ventanas VALUES('MIS','sigesp_mis_p_reverso_anula_scb.php <text:s text:c="45"/>','Reverso Anulación de <text:s/>Movimientos Caja y Banc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anula_sep.php <text:s text:c="45"/></text:p>
          </table:table-cell>
          <table:table-cell table:style-name="ce1" office:value-type="string" calcext:value-type="string">
            <text:p>Reversar Anulación de Solicitud de Ejecución Presupuestaria</text:p>
          </table:table-cell>
          <table:table-cell table:style-name="ce1" table:number-columns-repeated="2"/>
          <table:table-cell table:formula="of:=CONCATENATE(&quot;INSERT INTO sss_sistemas_ventanas VALUES('&quot;;[.A154];&quot;','&quot;;[.B154];&quot;','&quot;;[.C154];&quot;','&quot;;[.D154];&quot;');&quot;)" office:value-type="string" office:string-value="INSERT INTO sss_sistemas_ventanas VALUES('MIS','sigesp_mis_p_reverso_anula_sep.php                                              ','Reversar Anulación de Solicitud de Ejecución Presupuestaria','');" calcext:value-type="string">
            <text:p>INSERT INTO sss_sistemas_ventanas VALUES('MIS','sigesp_mis_p_reverso_anula_sep.php <text:s text:c="45"/>','Reversar Anulación de Solicitud de Ejecución Presupuestari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anula_soc.php <text:s text:c="45"/></text:p>
          </table:table-cell>
          <table:table-cell table:style-name="ce1" office:value-type="string" calcext:value-type="string">
            <text:p>Reversar Anulación de <text:s/>Ordenes de Compra</text:p>
          </table:table-cell>
          <table:table-cell table:style-name="ce1" table:number-columns-repeated="2"/>
          <table:table-cell table:formula="of:=CONCATENATE(&quot;INSERT INTO sss_sistemas_ventanas VALUES('&quot;;[.A155];&quot;','&quot;;[.B155];&quot;','&quot;;[.C155];&quot;','&quot;;[.D155];&quot;');&quot;)" office:value-type="string" office:string-value="INSERT INTO sss_sistemas_ventanas VALUES('MIS','sigesp_mis_p_reverso_anula_soc.php                                              ','Reversar Anulación de  Ordenes de Compra','');" calcext:value-type="string">
            <text:p>INSERT INTO sss_sistemas_ventanas VALUES('MIS','sigesp_mis_p_reverso_anula_soc.php <text:s text:c="45"/>','Reversar Anulación de <text:s/>Ordenes de Compr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asignacion_sob.php <text:s text:c="40"/></text:p>
          </table:table-cell>
          <table:table-cell table:style-name="ce1" office:value-type="string" calcext:value-type="string">
            <text:p>Reversar Asignación Obras</text:p>
          </table:table-cell>
          <table:table-cell table:style-name="ce1" table:number-columns-repeated="2"/>
          <table:table-cell table:formula="of:=CONCATENATE(&quot;INSERT INTO sss_sistemas_ventanas VALUES('&quot;;[.A156];&quot;','&quot;;[.B156];&quot;','&quot;;[.C156];&quot;','&quot;;[.D156];&quot;');&quot;)" office:value-type="string" office:string-value="INSERT INTO sss_sistemas_ventanas VALUES('MIS','sigesp_mis_p_reverso_asignacion_sob.php                                         ','Reversar Asignación Obras','');" calcext:value-type="string">
            <text:p>INSERT INTO sss_sistemas_ventanas VALUES('MIS','sigesp_mis_p_reverso_asignacion_sob.php <text:s text:c="40"/>','Reversar Asignación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contrato_sob.php <text:s text:c="42"/></text:p>
          </table:table-cell>
          <table:table-cell table:style-name="ce1" office:value-type="string" calcext:value-type="string">
            <text:p>Reversar Contrato Obras</text:p>
          </table:table-cell>
          <table:table-cell table:style-name="ce1" table:number-columns-repeated="2"/>
          <table:table-cell table:formula="of:=CONCATENATE(&quot;INSERT INTO sss_sistemas_ventanas VALUES('&quot;;[.A157];&quot;','&quot;;[.B157];&quot;','&quot;;[.C157];&quot;','&quot;;[.D157];&quot;');&quot;)" office:value-type="string" office:string-value="INSERT INTO sss_sistemas_ventanas VALUES('MIS','sigesp_mis_p_reverso_contrato_sob.php                                           ','Reversar Contrato Obras','');" calcext:value-type="string">
            <text:p>INSERT INTO sss_sistemas_ventanas VALUES('MIS','sigesp_mis_p_reverso_contrato_sob.php <text:s text:c="42"/>','Reversar Contrato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cxp.php <text:s text:c="51"/></text:p>
          </table:table-cell>
          <table:table-cell table:style-name="ce1" office:value-type="string" calcext:value-type="string">
            <text:p>Reversar Solicitudes de Ordenes de Pago</text:p>
          </table:table-cell>
          <table:table-cell table:style-name="ce1" table:number-columns-repeated="2"/>
          <table:table-cell table:formula="of:=CONCATENATE(&quot;INSERT INTO sss_sistemas_ventanas VALUES('&quot;;[.A158];&quot;','&quot;;[.B158];&quot;','&quot;;[.C158];&quot;','&quot;;[.D158];&quot;');&quot;)" office:value-type="string" office:string-value="INSERT INTO sss_sistemas_ventanas VALUES('MIS','sigesp_mis_p_reverso_cxp.php                                                    ','Reversar Solicitudes de Ordenes de Pago','');" calcext:value-type="string">
            <text:p>INSERT INTO sss_sistemas_ventanas VALUES('MIS','sigesp_mis_p_reverso_cxp.php <text:s text:c="51"/>','Reversar Solicitudes de Ordenes de Pag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depreciacion_saf.php <text:s text:c="38"/></text:p>
          </table:table-cell>
          <table:table-cell table:style-name="ce1" office:value-type="string" calcext:value-type="string">
            <text:p>Reversar Depreciación Activos Fijos</text:p>
          </table:table-cell>
          <table:table-cell table:style-name="ce1" table:number-columns-repeated="2"/>
          <table:table-cell table:formula="of:=CONCATENATE(&quot;INSERT INTO sss_sistemas_ventanas VALUES('&quot;;[.A159];&quot;','&quot;;[.B159];&quot;','&quot;;[.C159];&quot;','&quot;;[.D159];&quot;');&quot;)" office:value-type="string" office:string-value="INSERT INTO sss_sistemas_ventanas VALUES('MIS','sigesp_mis_p_reverso_depreciacion_saf.php                                       ','Reversar Depreciación Activos Fijos','');" calcext:value-type="string">
            <text:p>INSERT INTO sss_sistemas_ventanas VALUES('MIS','sigesp_mis_p_reverso_depreciacion_saf.php <text:s text:c="38"/>','Reversar Depreciación Activos Fijo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mp_spi.php <text:s text:c="48"/></text:p>
          </table:table-cell>
          <table:table-cell table:style-name="ce1" office:value-type="string" calcext:value-type="string">
            <text:p>Reversar de Modificaciones Presupuestarias Ingreso</text:p>
          </table:table-cell>
          <table:table-cell table:style-name="ce1" table:number-columns-repeated="2"/>
          <table:table-cell table:formula="of:=CONCATENATE(&quot;INSERT INTO sss_sistemas_ventanas VALUES('&quot;;[.A160];&quot;','&quot;;[.B160];&quot;','&quot;;[.C160];&quot;','&quot;;[.D160];&quot;');&quot;)" office:value-type="string" office:string-value="INSERT INTO sss_sistemas_ventanas VALUES('MIS','sigesp_mis_p_reverso_mp_spi.php                                                 ','Reversar de Modificaciones Presupuestarias Ingreso','');" calcext:value-type="string">
            <text:p>INSERT INTO sss_sistemas_ventanas VALUES('MIS','sigesp_mis_p_reverso_mp_spi.php <text:s text:c="48"/>','Reversar de Modificaciones Presupuestarias Ingres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ncd.php <text:s text:c="51"/></text:p>
          </table:table-cell>
          <table:table-cell table:style-name="ce1" office:value-type="string" calcext:value-type="string">
            <text:p>Reversar Notas de Crédito/Débito de Ordenes de Pago</text:p>
          </table:table-cell>
          <table:table-cell table:style-name="ce1" table:number-columns-repeated="2"/>
          <table:table-cell table:formula="of:=CONCATENATE(&quot;INSERT INTO sss_sistemas_ventanas VALUES('&quot;;[.A161];&quot;','&quot;;[.B161];&quot;','&quot;;[.C161];&quot;','&quot;;[.D161];&quot;');&quot;)" office:value-type="string" office:string-value="INSERT INTO sss_sistemas_ventanas VALUES('MIS','sigesp_mis_p_reverso_ncd.php                                                    ','Reversar Notas de Crédito/Débito de Ordenes de Pago','');" calcext:value-type="string">
            <text:p>INSERT INTO sss_sistemas_ventanas VALUES('MIS','sigesp_mis_p_reverso_ncd.php <text:s text:c="51"/>','Reversar Notas de Crédito/Débito de Ordenes de Pag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rd.php <text:s text:c="52"/></text:p>
          </table:table-cell>
          <table:table-cell table:style-name="ce1" office:value-type="string" calcext:value-type="string">
            <text:p>Reversar Recepciones de Documento</text:p>
          </table:table-cell>
          <table:table-cell table:style-name="ce1" table:number-columns-repeated="2"/>
          <table:table-cell table:formula="of:=CONCATENATE(&quot;INSERT INTO sss_sistemas_ventanas VALUES('&quot;;[.A162];&quot;','&quot;;[.B162];&quot;','&quot;;[.C162];&quot;','&quot;;[.D162];&quot;');&quot;)" office:value-type="string" office:string-value="INSERT INTO sss_sistemas_ventanas VALUES('MIS','sigesp_mis_p_reverso_rd.php                                                     ','Reversar Recepciones de Documento','');" calcext:value-type="string">
            <text:p>INSERT INTO sss_sistemas_ventanas VALUES('MIS','sigesp_mis_p_reverso_rd.php <text:s text:c="52"/>','Reversar Recepciones de Document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af.php <text:s text:c="51"/></text:p>
          </table:table-cell>
          <table:table-cell table:style-name="ce1" office:value-type="string" calcext:value-type="string">
            <text:p>Reversar Desincorporación Activos Fijos</text:p>
          </table:table-cell>
          <table:table-cell table:style-name="ce1" table:number-columns-repeated="2"/>
          <table:table-cell table:formula="of:=CONCATENATE(&quot;INSERT INTO sss_sistemas_ventanas VALUES('&quot;;[.A163];&quot;','&quot;;[.B163];&quot;','&quot;;[.C163];&quot;','&quot;;[.D163];&quot;');&quot;)" office:value-type="string" office:string-value="INSERT INTO sss_sistemas_ventanas VALUES('MIS','sigesp_mis_p_reverso_saf.php                                                    ','Reversar Desincorporación Activos Fijos','');" calcext:value-type="string">
            <text:p>INSERT INTO sss_sistemas_ventanas VALUES('MIS','sigesp_mis_p_reverso_saf.php <text:s text:c="51"/>','Reversar Desincorporación Activos Fijo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cbcol.php <text:s text:c="48"/></text:p>
          </table:table-cell>
          <table:table-cell table:style-name="ce1" office:value-type="string" calcext:value-type="string">
            <text:p>Reversar Colocaciones Caja y Banco</text:p>
          </table:table-cell>
          <table:table-cell table:style-name="ce1" table:number-columns-repeated="2"/>
          <table:table-cell table:formula="of:=CONCATENATE(&quot;INSERT INTO sss_sistemas_ventanas VALUES('&quot;;[.A164];&quot;','&quot;;[.B164];&quot;','&quot;;[.C164];&quot;','&quot;;[.D164];&quot;');&quot;)" office:value-type="string" office:string-value="INSERT INTO sss_sistemas_ventanas VALUES('MIS','sigesp_mis_p_reverso_scbcol.php                                                 ','Reversar Colocaciones Caja y Banco','');" calcext:value-type="string">
            <text:p>INSERT INTO sss_sistemas_ventanas VALUES('MIS','sigesp_mis_p_reverso_scbcol.php <text:s text:c="48"/>','Reversar Colocaciones Caja y Banc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cbop.php <text:s text:c="49"/></text:p>
          </table:table-cell>
          <table:table-cell table:style-name="ce1" office:value-type="string" calcext:value-type="string">
            <text:p>Reverso Orden de Pago Directo Caja y Banco</text:p>
          </table:table-cell>
          <table:table-cell table:style-name="ce1" table:number-columns-repeated="2"/>
          <table:table-cell table:formula="of:=CONCATENATE(&quot;INSERT INTO sss_sistemas_ventanas VALUES('&quot;;[.A165];&quot;','&quot;;[.B165];&quot;','&quot;;[.C165];&quot;','&quot;;[.D165];&quot;');&quot;)" office:value-type="string" office:string-value="INSERT INTO sss_sistemas_ventanas VALUES('MIS','sigesp_mis_p_reverso_scbop.php                                                  ','Reverso Orden de Pago Directo Caja y Banco','');" calcext:value-type="string">
            <text:p>INSERT INTO sss_sistemas_ventanas VALUES('MIS','sigesp_mis_p_reverso_scbop.php <text:s text:c="49"/>','Reverso Orden de Pago Directo Caja y Banc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cb.php <text:s text:c="51"/></text:p>
          </table:table-cell>
          <table:table-cell table:style-name="ce1" office:value-type="string" calcext:value-type="string">
            <text:p>Reversar Movimientos Caja y Banco</text:p>
          </table:table-cell>
          <table:table-cell table:style-name="ce1" table:number-columns-repeated="2"/>
          <table:table-cell table:formula="of:=CONCATENATE(&quot;INSERT INTO sss_sistemas_ventanas VALUES('&quot;;[.A166];&quot;','&quot;;[.B166];&quot;','&quot;;[.C166];&quot;','&quot;;[.D166];&quot;');&quot;)" office:value-type="string" office:string-value="INSERT INTO sss_sistemas_ventanas VALUES('MIS','sigesp_mis_p_reverso_scb.php                                                    ','Reversar Movimientos Caja y Banco','');" calcext:value-type="string">
            <text:p>INSERT INTO sss_sistemas_ventanas VALUES('MIS','sigesp_mis_p_reverso_scb.php <text:s text:c="51"/>','Reversar Movimientos Caja y Banc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ep.php <text:s text:c="51"/></text:p>
          </table:table-cell>
          <table:table-cell table:style-name="ce1" office:value-type="string" calcext:value-type="string">
            <text:p>Reversar Solicitud de Ejecución Presupuestaria</text:p>
          </table:table-cell>
          <table:table-cell table:style-name="ce1" table:number-columns-repeated="2"/>
          <table:table-cell table:formula="of:=CONCATENATE(&quot;INSERT INTO sss_sistemas_ventanas VALUES('&quot;;[.A167];&quot;','&quot;;[.B167];&quot;','&quot;;[.C167];&quot;','&quot;;[.D167];&quot;');&quot;)" office:value-type="string" office:string-value="INSERT INTO sss_sistemas_ventanas VALUES('MIS','sigesp_mis_p_reverso_sep.php                                                    ','Reversar Solicitud de Ejecución Presupuestaria','');" calcext:value-type="string">
            <text:p>INSERT INTO sss_sistemas_ventanas VALUES('MIS','sigesp_mis_p_reverso_sep.php <text:s text:c="51"/>','Reversar Solicitud de Ejecución Presupuestari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fc_cxc.php <text:s text:c="47"/></text:p>
          </table:table-cell>
          <table:table-cell table:style-name="ce1" office:value-type="string" calcext:value-type="string">
            <text:p>Reversar Cuentas por Cobrar</text:p>
          </table:table-cell>
          <table:table-cell table:style-name="ce1" table:number-columns-repeated="2"/>
          <table:table-cell table:formula="of:=CONCATENATE(&quot;INSERT INTO sss_sistemas_ventanas VALUES('&quot;;[.A168];&quot;','&quot;;[.B168];&quot;','&quot;;[.C168];&quot;','&quot;;[.D168];&quot;');&quot;)" office:value-type="string" office:string-value="INSERT INTO sss_sistemas_ventanas VALUES('MIS','sigesp_mis_p_reverso_sfc_cxc.php                                                ','Reversar Cuentas por Cobrar','');" calcext:value-type="string">
            <text:p>INSERT INTO sss_sistemas_ventanas VALUES('MIS','sigesp_mis_p_reverso_sfc_cxc.php <text:s text:c="47"/>','Reversar Cuentas por Cobrar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fc_ded.php <text:s text:c="47"/></text:p>
          </table:table-cell>
          <table:table-cell table:style-name="ce1" office:value-type="string" calcext:value-type="string">
            <text:p>Reversar Deducciones</text:p>
          </table:table-cell>
          <table:table-cell table:style-name="ce1" table:number-columns-repeated="2"/>
          <table:table-cell table:formula="of:=CONCATENATE(&quot;INSERT INTO sss_sistemas_ventanas VALUES('&quot;;[.A169];&quot;','&quot;;[.B169];&quot;','&quot;;[.C169];&quot;','&quot;;[.D169];&quot;');&quot;)" office:value-type="string" office:string-value="INSERT INTO sss_sistemas_ventanas VALUES('MIS','sigesp_mis_p_reverso_sfc_ded.php                                                ','Reversar Deducciones','');" calcext:value-type="string">
            <text:p>INSERT INTO sss_sistemas_ventanas VALUES('MIS','sigesp_mis_p_reverso_sfc_ded.php <text:s text:c="47"/>','Reversar Deduccione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fc_nc.php <text:s text:c="48"/></text:p>
          </table:table-cell>
          <table:table-cell table:style-name="ce1" office:value-type="string" calcext:value-type="string">
            <text:p>Reversar Notas de Crédito</text:p>
          </table:table-cell>
          <table:table-cell table:style-name="ce1" table:number-columns-repeated="2"/>
          <table:table-cell table:formula="of:=CONCATENATE(&quot;INSERT INTO sss_sistemas_ventanas VALUES('&quot;;[.A170];&quot;','&quot;;[.B170];&quot;','&quot;;[.C170];&quot;','&quot;;[.D170];&quot;');&quot;)" office:value-type="string" office:string-value="INSERT INTO sss_sistemas_ventanas VALUES('MIS','sigesp_mis_p_reverso_sfc_nc.php                                                 ','Reversar Notas de Crédito','');" calcext:value-type="string">
            <text:p>INSERT INTO sss_sistemas_ventanas VALUES('MIS','sigesp_mis_p_reverso_sfc_nc.php <text:s text:c="48"/>','Reversar Notas de Crédito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fc_pagos.php <text:s text:c="45"/></text:p>
          </table:table-cell>
          <table:table-cell table:style-name="ce1" office:value-type="string" calcext:value-type="string">
            <text:p>Reversar Pagos</text:p>
          </table:table-cell>
          <table:table-cell table:style-name="ce1" table:number-columns-repeated="2"/>
          <table:table-cell table:formula="of:=CONCATENATE(&quot;INSERT INTO sss_sistemas_ventanas VALUES('&quot;;[.A171];&quot;','&quot;;[.B171];&quot;','&quot;;[.C171];&quot;','&quot;;[.D171];&quot;');&quot;)" office:value-type="string" office:string-value="INSERT INTO sss_sistemas_ventanas VALUES('MIS','sigesp_mis_p_reverso_sfc_pagos.php                                              ','Reversar Pagos','');" calcext:value-type="string">
            <text:p>INSERT INTO sss_sistemas_ventanas VALUES('MIS','sigesp_mis_p_reverso_sfc_pagos.php <text:s text:c="45"/>','Reversar Pago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iv.php <text:s text:c="51"/></text:p>
          </table:table-cell>
          <table:table-cell table:style-name="ce1" office:value-type="string" calcext:value-type="string">
            <text:p>Reversar Despachos</text:p>
          </table:table-cell>
          <table:table-cell table:style-name="ce1" table:number-columns-repeated="2"/>
          <table:table-cell table:formula="of:=CONCATENATE(&quot;INSERT INTO sss_sistemas_ventanas VALUES('&quot;;[.A172];&quot;','&quot;;[.B172];&quot;','&quot;;[.C172];&quot;','&quot;;[.D172];&quot;');&quot;)" office:value-type="string" office:string-value="INSERT INTO sss_sistemas_ventanas VALUES('MIS','sigesp_mis_p_reverso_siv.php                                                    ','Reversar Despachos','');" calcext:value-type="string">
            <text:p>INSERT INTO sss_sistemas_ventanas VALUES('MIS','sigesp_mis_p_reverso_siv.php <text:s text:c="51"/>','Reversar Despacho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iv_transferencias.php <text:s text:c="36"/></text:p>
          </table:table-cell>
          <table:table-cell table:style-name="ce1" office:value-type="string" calcext:value-type="string">
            <text:p>Reversar Transferencias</text:p>
          </table:table-cell>
          <table:table-cell table:style-name="ce1" table:number-columns-repeated="2"/>
          <table:table-cell table:formula="of:=CONCATENATE(&quot;INSERT INTO sss_sistemas_ventanas VALUES('&quot;;[.A173];&quot;','&quot;;[.B173];&quot;','&quot;;[.C173];&quot;','&quot;;[.D173];&quot;');&quot;)" office:value-type="string" office:string-value="INSERT INTO sss_sistemas_ventanas VALUES('MIS','sigesp_mis_p_reverso_siv_transferencias.php                                     ','Reversar Transferencias','');" calcext:value-type="string">
            <text:p>INSERT INTO sss_sistemas_ventanas VALUES('MIS','sigesp_mis_p_reverso_siv_transferencias.php <text:s text:c="36"/>','Reversar Transferenci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no.php <text:s text:c="51"/></text:p>
          </table:table-cell>
          <table:table-cell table:style-name="ce1" office:value-type="string" calcext:value-type="string">
            <text:p>Reverso de Nómina</text:p>
          </table:table-cell>
          <table:table-cell table:style-name="ce1" table:number-columns-repeated="2"/>
          <table:table-cell table:formula="of:=CONCATENATE(&quot;INSERT INTO sss_sistemas_ventanas VALUES('&quot;;[.A174];&quot;','&quot;;[.B174];&quot;','&quot;;[.C174];&quot;','&quot;;[.D174];&quot;');&quot;)" office:value-type="string" office:string-value="INSERT INTO sss_sistemas_ventanas VALUES('MIS','sigesp_mis_p_reverso_sno.php                                                    ','Reverso de Nómina','');" calcext:value-type="string">
            <text:p>INSERT INTO sss_sistemas_ventanas VALUES('MIS','sigesp_mis_p_reverso_sno.php <text:s text:c="51"/>','Reverso de Nómin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oc.php <text:s text:c="51"/></text:p>
          </table:table-cell>
          <table:table-cell table:style-name="ce1" office:value-type="string" calcext:value-type="string">
            <text:p>Reversar Ordenes de Compra</text:p>
          </table:table-cell>
          <table:table-cell table:style-name="ce1" table:number-columns-repeated="2"/>
          <table:table-cell table:formula="of:=CONCATENATE(&quot;INSERT INTO sss_sistemas_ventanas VALUES('&quot;;[.A175];&quot;','&quot;;[.B175];&quot;','&quot;;[.C175];&quot;','&quot;;[.D175];&quot;');&quot;)" office:value-type="string" office:string-value="INSERT INTO sss_sistemas_ventanas VALUES('MIS','sigesp_mis_p_reverso_soc.php                                                    ','Reversar Ordenes de Compra','');" calcext:value-type="string">
            <text:p>INSERT INTO sss_sistemas_ventanas VALUES('MIS','sigesp_mis_p_reverso_soc.php <text:s text:c="51"/>','Reversar Ordenes de Compra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ps.php <text:s text:c="51"/></text:p>
          </table:table-cell>
          <table:table-cell table:style-name="ce1" office:value-type="string" calcext:value-type="string">
            <text:p>Reverso de Prestaciones Sociales</text:p>
          </table:table-cell>
          <table:table-cell table:style-name="ce1" table:number-columns-repeated="2"/>
          <table:table-cell table:formula="of:=CONCATENATE(&quot;INSERT INTO sss_sistemas_ventanas VALUES('&quot;;[.A176];&quot;','&quot;;[.B176];&quot;','&quot;;[.C176];&quot;','&quot;;[.D176];&quot;');&quot;)" office:value-type="string" office:string-value="INSERT INTO sss_sistemas_ventanas VALUES('MIS','sigesp_mis_p_reverso_sps.php                                                    ','Reverso de Prestaciones Sociales','');" calcext:value-type="string">
            <text:p>INSERT INTO sss_sistemas_ventanas VALUES('MIS','sigesp_mis_p_reverso_sps.php <text:s text:c="51"/>','Reverso de Prestaciones Sociale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srm.php <text:s text:c="51"/></text:p>
          </table:table-cell>
          <table:table-cell table:style-name="ce1" office:value-type="string" calcext:value-type="string">
            <text:p>Reverso de Resumen de Cobranzas</text:p>
          </table:table-cell>
          <table:table-cell table:style-name="ce1" table:number-columns-repeated="2"/>
          <table:table-cell table:formula="of:=CONCATENATE(&quot;INSERT INTO sss_sistemas_ventanas VALUES('&quot;;[.A177];&quot;','&quot;;[.B177];&quot;','&quot;;[.C177];&quot;','&quot;;[.D177];&quot;');&quot;)" office:value-type="string" office:string-value="INSERT INTO sss_sistemas_ventanas VALUES('MIS','sigesp_mis_p_reverso_srm.php                                                    ','Reverso de Resumen de Cobranzas','');" calcext:value-type="string">
            <text:p>INSERT INTO sss_sistemas_ventanas VALUES('MIS','sigesp_mis_p_reverso_srm.php <text:s text:c="51"/>','Reverso de Resumen de Cobranz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p_reverso_variacion_sob.php <text:s text:c="41"/></text:p>
          </table:table-cell>
          <table:table-cell table:style-name="ce1" office:value-type="string" calcext:value-type="string">
            <text:p>Reversar Variación Obras</text:p>
          </table:table-cell>
          <table:table-cell table:style-name="ce1" table:number-columns-repeated="2"/>
          <table:table-cell table:formula="of:=CONCATENATE(&quot;INSERT INTO sss_sistemas_ventanas VALUES('&quot;;[.A178];&quot;','&quot;;[.B178];&quot;','&quot;;[.C178];&quot;','&quot;;[.D178];&quot;');&quot;)" office:value-type="string" office:string-value="INSERT INTO sss_sistemas_ventanas VALUES('MIS','sigesp_mis_p_reverso_variacion_sob.php                                          ','Reversar Variación Obras','');" calcext:value-type="string">
            <text:p>INSERT INTO sss_sistemas_ventanas VALUES('MIS','sigesp_mis_p_reverso_variacion_sob.php <text:s text:c="41"/>','Reversar Variación Obras','');</text:p>
          </table:table-cell>
        </table:table-row>
        <table:table-row table:style-name="ro1">
          <table:table-cell table:style-name="ce1" office:value-type="string" calcext:value-type="string">
            <text:p>MIS</text:p>
          </table:table-cell>
          <table:table-cell office:value-type="string" calcext:value-type="string">
            <text:p>sigesp_mis_r_documentoscontabilizados.php <text:s text:c="38"/></text:p>
          </table:table-cell>
          <table:table-cell table:style-name="ce1" office:value-type="string" calcext:value-type="string">
            <text:p>Documentos Contabilizados</text:p>
          </table:table-cell>
          <table:table-cell table:style-name="ce1" table:number-columns-repeated="2"/>
          <table:table-cell table:formula="of:=CONCATENATE(&quot;INSERT INTO sss_sistemas_ventanas VALUES('&quot;;[.A179];&quot;','&quot;;[.B179];&quot;','&quot;;[.C179];&quot;','&quot;;[.D179];&quot;');&quot;)" office:value-type="string" office:string-value="INSERT INTO sss_sistemas_ventanas VALUES('MIS','sigesp_mis_r_documentoscontabilizados.php                                       ','Documentos Contabilizados','');" calcext:value-type="string">
            <text:p>INSERT INTO sss_sistemas_ventanas VALUES('MIS','sigesp_mis_r_documentoscontabilizados.php <text:s text:c="38"/>','Documentos Contabilizados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d_beneficiario.php <text:s text:c="50"/></text:p>
          </table:table-cell>
          <table:table-cell table:style-name="ce1" office:value-type="string" calcext:value-type="string">
            <text:p>Ficha</text:p>
          </table:table-cell>
          <table:table-cell table:style-name="ce1" table:number-columns-repeated="2"/>
          <table:table-cell table:formula="of:=CONCATENATE(&quot;INSERT INTO sss_sistemas_ventanas VALUES('&quot;;[.A180];&quot;','&quot;;[.B180];&quot;','&quot;;[.C180];&quot;','&quot;;[.D180];&quot;');&quot;)" office:value-type="string" office:string-value="INSERT INTO sss_sistemas_ventanas VALUES('RPC','sigesp_rpc_d_beneficiario.php                                                   ','Ficha','');" calcext:value-type="string">
            <text:p>INSERT INTO sss_sistemas_ventanas VALUES('RPC','sigesp_rpc_d_beneficiario.php <text:s text:c="50"/>','Ficha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d_clasificacion.php <text:s text:c="49"/></text:p>
          </table:table-cell>
          <table:table-cell table:style-name="ce1" office:value-type="string" calcext:value-type="string">
            <text:p>Parametro de Calificación</text:p>
          </table:table-cell>
          <table:table-cell table:style-name="ce1" table:number-columns-repeated="2"/>
          <table:table-cell table:formula="of:=CONCATENATE(&quot;INSERT INTO sss_sistemas_ventanas VALUES('&quot;;[.A181];&quot;','&quot;;[.B181];&quot;','&quot;;[.C181];&quot;','&quot;;[.D181];&quot;');&quot;)" office:value-type="string" office:string-value="INSERT INTO sss_sistemas_ventanas VALUES('RPC','sigesp_rpc_d_clasificacion.php                                                  ','Parametro de Calificación','');" calcext:value-type="string">
            <text:p>INSERT INTO sss_sistemas_ventanas VALUES('RPC','sigesp_rpc_d_clasificacion.php <text:s text:c="49"/>','Parametro de Calificación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d_documento.php <text:s text:c="53"/></text:p>
          </table:table-cell>
          <table:table-cell table:style-name="ce1" office:value-type="string" calcext:value-type="string">
            <text:p>Maestro de Recaudos</text:p>
          </table:table-cell>
          <table:table-cell table:style-name="ce1" table:number-columns-repeated="2"/>
          <table:table-cell table:formula="of:=CONCATENATE(&quot;INSERT INTO sss_sistemas_ventanas VALUES('&quot;;[.A182];&quot;','&quot;;[.B182];&quot;','&quot;;[.C182];&quot;','&quot;;[.D182];&quot;');&quot;)" office:value-type="string" office:string-value="INSERT INTO sss_sistemas_ventanas VALUES('RPC','sigesp_rpc_d_documento.php                                                      ','Maestro de Recaudos','');" calcext:value-type="string">
            <text:p>INSERT INTO sss_sistemas_ventanas VALUES('RPC','sigesp_rpc_d_documento.php <text:s text:c="53"/>','Maestro de Recaudos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d_especialidad.php <text:s text:c="50"/></text:p>
          </table:table-cell>
          <table:table-cell table:style-name="ce1" office:value-type="string" calcext:value-type="string">
            <text:p>Especialidad</text:p>
          </table:table-cell>
          <table:table-cell table:style-name="ce1" table:number-columns-repeated="2"/>
          <table:table-cell table:formula="of:=CONCATENATE(&quot;INSERT INTO sss_sistemas_ventanas VALUES('&quot;;[.A183];&quot;','&quot;;[.B183];&quot;','&quot;;[.C183];&quot;','&quot;;[.D183];&quot;');&quot;)" office:value-type="string" office:string-value="INSERT INTO sss_sistemas_ventanas VALUES('RPC','sigesp_rpc_d_especialidad.php                                                   ','Especialidad','');" calcext:value-type="string">
            <text:p>INSERT INTO sss_sistemas_ventanas VALUES('RPC','sigesp_rpc_d_especialidad.php <text:s text:c="50"/>','Especialidad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d_proveedor.php <text:s text:c="53"/></text:p>
          </table:table-cell>
          <table:table-cell table:style-name="ce1" office:value-type="string" calcext:value-type="string">
            <text:p>Ficha</text:p>
          </table:table-cell>
          <table:table-cell table:style-name="ce1" table:number-columns-repeated="2"/>
          <table:table-cell table:formula="of:=CONCATENATE(&quot;INSERT INTO sss_sistemas_ventanas VALUES('&quot;;[.A184];&quot;','&quot;;[.B184];&quot;','&quot;;[.C184];&quot;','&quot;;[.D184];&quot;');&quot;)" office:value-type="string" office:string-value="INSERT INTO sss_sistemas_ventanas VALUES('RPC','sigesp_rpc_d_proveedor.php                                                      ','Ficha','');" calcext:value-type="string">
            <text:p>INSERT INTO sss_sistemas_ventanas VALUES('RPC','sigesp_rpc_d_proveedor.php <text:s text:c="53"/>','Ficha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d_socio.php <text:s text:c="57"/></text:p>
          </table:table-cell>
          <table:table-cell table:style-name="ce1" office:value-type="string" calcext:value-type="string">
            <text:p>Proveedores-Socios</text:p>
          </table:table-cell>
          <table:table-cell table:style-name="ce1" table:number-columns-repeated="2"/>
          <table:table-cell table:formula="of:=CONCATENATE(&quot;INSERT INTO sss_sistemas_ventanas VALUES('&quot;;[.A185];&quot;','&quot;;[.B185];&quot;','&quot;;[.C185];&quot;','&quot;;[.D185];&quot;');&quot;)" office:value-type="string" office:string-value="INSERT INTO sss_sistemas_ventanas VALUES('RPC','sigesp_rpc_d_socio.php                                                          ','Proveedores-Socios','');" calcext:value-type="string">
            <text:p>INSERT INTO sss_sistemas_ventanas VALUES('RPC','sigesp_rpc_d_socio.php <text:s text:c="57"/>','Proveedores-Socios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d_tipoempresa.php <text:s text:c="51"/></text:p>
          </table:table-cell>
          <table:table-cell table:style-name="ce1" office:value-type="string" calcext:value-type="string">
            <text:p>Tipo Empresa</text:p>
          </table:table-cell>
          <table:table-cell table:style-name="ce1" table:number-columns-repeated="2"/>
          <table:table-cell table:formula="of:=CONCATENATE(&quot;INSERT INTO sss_sistemas_ventanas VALUES('&quot;;[.A186];&quot;','&quot;;[.B186];&quot;','&quot;;[.C186];&quot;','&quot;;[.D186];&quot;');&quot;)" office:value-type="string" office:string-value="INSERT INTO sss_sistemas_ventanas VALUES('RPC','sigesp_rpc_d_tipoempresa.php                                                    ','Tipo Empresa','');" calcext:value-type="string">
            <text:p>INSERT INTO sss_sistemas_ventanas VALUES('RPC','sigesp_rpc_d_tipoempresa.php <text:s text:c="51"/>','Tipo Empresa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p_cambioestatus_proveedor.php <text:s text:c="39"/></text:p>
          </table:table-cell>
          <table:table-cell table:style-name="ce1" office:value-type="string" calcext:value-type="string">
            <text:p>Actualizar Estatus de Proveedor</text:p>
          </table:table-cell>
          <table:table-cell table:style-name="ce1" table:number-columns-repeated="2"/>
          <table:table-cell table:formula="of:=CONCATENATE(&quot;INSERT INTO sss_sistemas_ventanas VALUES('&quot;;[.A187];&quot;','&quot;;[.B187];&quot;','&quot;;[.C187];&quot;','&quot;;[.D187];&quot;');&quot;)" office:value-type="string" office:string-value="INSERT INTO sss_sistemas_ventanas VALUES('RPC','sigesp_rpc_p_cambioestatus_proveedor.php                                        ','Actualizar Estatus de Proveedor','');" calcext:value-type="string">
            <text:p>INSERT INTO sss_sistemas_ventanas VALUES('RPC','sigesp_rpc_p_cambioestatus_proveedor.php <text:s text:c="39"/>','Actualizar Estatus de Proveedor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p_transferencia.php <text:s text:c="49"/></text:p>
          </table:table-cell>
          <table:table-cell table:style-name="ce1" office:value-type="string" calcext:value-type="string">
            <text:p>Transferencia de Personal</text:p>
          </table:table-cell>
          <table:table-cell table:style-name="ce1" table:number-columns-repeated="2"/>
          <table:table-cell table:formula="of:=CONCATENATE(&quot;INSERT INTO sss_sistemas_ventanas VALUES('&quot;;[.A188];&quot;','&quot;;[.B188];&quot;','&quot;;[.C188];&quot;','&quot;;[.D188];&quot;');&quot;)" office:value-type="string" office:string-value="INSERT INTO sss_sistemas_ventanas VALUES('RPC','sigesp_rpc_p_transferencia.php                                                  ','Transferencia de Personal','');" calcext:value-type="string">
            <text:p>INSERT INTO sss_sistemas_ventanas VALUES('RPC','sigesp_rpc_p_transferencia.php <text:s text:c="49"/>','Transferencia de Personal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r_beneficiario.php <text:s text:c="50"/></text:p>
          </table:table-cell>
          <table:table-cell table:style-name="ce1" office:value-type="string" calcext:value-type="string">
            <text:p>Beneficiarios</text:p>
          </table:table-cell>
          <table:table-cell table:style-name="ce1" table:number-columns-repeated="2"/>
          <table:table-cell table:formula="of:=CONCATENATE(&quot;INSERT INTO sss_sistemas_ventanas VALUES('&quot;;[.A189];&quot;','&quot;;[.B189];&quot;','&quot;;[.C189];&quot;','&quot;;[.D189];&quot;');&quot;)" office:value-type="string" office:string-value="INSERT INTO sss_sistemas_ventanas VALUES('RPC','sigesp_rpc_r_beneficiario.php                                                   ','Beneficiarios','');" calcext:value-type="string">
            <text:p>INSERT INTO sss_sistemas_ventanas VALUES('RPC','sigesp_rpc_r_beneficiario.php <text:s text:c="50"/>','Beneficiarios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r_provxespecia.php <text:s text:c="50"/></text:p>
          </table:table-cell>
          <table:table-cell table:style-name="ce1" office:value-type="string" calcext:value-type="string">
            <text:p>Proveedores</text:p>
          </table:table-cell>
          <table:table-cell table:style-name="ce1" table:number-columns-repeated="2"/>
          <table:table-cell table:formula="of:=CONCATENATE(&quot;INSERT INTO sss_sistemas_ventanas VALUES('&quot;;[.A190];&quot;','&quot;;[.B190];&quot;','&quot;;[.C190];&quot;','&quot;;[.D190];&quot;');&quot;)" office:value-type="string" office:string-value="INSERT INTO sss_sistemas_ventanas VALUES('RPC','sigesp_rpc_r_provxespecia.php                                                   ','Proveedores','');" calcext:value-type="string">
            <text:p>INSERT INTO sss_sistemas_ventanas VALUES('RPC','sigesp_rpc_r_provxespecia.php <text:s text:c="50"/>','Proveedores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w_benexded.php <text:s text:c="54"/></text:p>
          </table:table-cell>
          <table:table-cell table:style-name="ce1" office:value-type="string" calcext:value-type="string">
            <text:p>Beneficiarios-Deducciones</text:p>
          </table:table-cell>
          <table:table-cell table:style-name="ce1" table:number-columns-repeated="2"/>
          <table:table-cell table:formula="of:=CONCATENATE(&quot;INSERT INTO sss_sistemas_ventanas VALUES('&quot;;[.A191];&quot;','&quot;;[.B191];&quot;','&quot;;[.C191];&quot;','&quot;;[.D191];&quot;');&quot;)" office:value-type="string" office:string-value="INSERT INTO sss_sistemas_ventanas VALUES('RPC','sigesp_rpc_w_benexded.php                                                       ','Beneficiarios-Deducciones','');" calcext:value-type="string">
            <text:p>INSERT INTO sss_sistemas_ventanas VALUES('RPC','sigesp_rpc_w_benexded.php <text:s text:c="54"/>','Beneficiarios-Deducciones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w_proxcla.php <text:s text:c="55"/></text:p>
          </table:table-cell>
          <table:table-cell table:style-name="ce1" office:value-type="string" calcext:value-type="string">
            <text:p>Proveedores-Clasificacion</text:p>
          </table:table-cell>
          <table:table-cell table:style-name="ce1" table:number-columns-repeated="2"/>
          <table:table-cell table:formula="of:=CONCATENATE(&quot;INSERT INTO sss_sistemas_ventanas VALUES('&quot;;[.A192];&quot;','&quot;;[.B192];&quot;','&quot;;[.C192];&quot;','&quot;;[.D192];&quot;');&quot;)" office:value-type="string" office:string-value="INSERT INTO sss_sistemas_ventanas VALUES('RPC','sigesp_rpc_w_proxcla.php                                                        ','Proveedores-Clasificacion','');" calcext:value-type="string">
            <text:p>INSERT INTO sss_sistemas_ventanas VALUES('RPC','sigesp_rpc_w_proxcla.php <text:s text:c="55"/>','Proveedores-Clasificacion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w_proxded.php <text:s text:c="55"/></text:p>
          </table:table-cell>
          <table:table-cell table:style-name="ce1" office:value-type="string" calcext:value-type="string">
            <text:p>Proveedores-Deducciones</text:p>
          </table:table-cell>
          <table:table-cell table:style-name="ce1" table:number-columns-repeated="2"/>
          <table:table-cell table:formula="of:=CONCATENATE(&quot;INSERT INTO sss_sistemas_ventanas VALUES('&quot;;[.A193];&quot;','&quot;;[.B193];&quot;','&quot;;[.C193];&quot;','&quot;;[.D193];&quot;');&quot;)" office:value-type="string" office:string-value="INSERT INTO sss_sistemas_ventanas VALUES('RPC','sigesp_rpc_w_proxded.php                                                        ','Proveedores-Deducciones','');" calcext:value-type="string">
            <text:p>INSERT INTO sss_sistemas_ventanas VALUES('RPC','sigesp_rpc_w_proxded.php <text:s text:c="55"/>','Proveedores-Deducciones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w_proxdoc.php <text:s text:c="55"/></text:p>
          </table:table-cell>
          <table:table-cell table:style-name="ce1" office:value-type="string" calcext:value-type="string">
            <text:p>Proveedores-Documentos</text:p>
          </table:table-cell>
          <table:table-cell/>
          <table:table-cell table:style-name="ce1"/>
          <table:table-cell table:formula="of:=CONCATENATE(&quot;INSERT INTO sss_sistemas_ventanas VALUES('&quot;;[.A194];&quot;','&quot;;[.B194];&quot;','&quot;;[.C194];&quot;','&quot;;[.D194];&quot;');&quot;)" office:value-type="string" office:string-value="INSERT INTO sss_sistemas_ventanas VALUES('RPC','sigesp_rpc_w_proxdoc.php                                                        ','Proveedores-Documentos','');" calcext:value-type="string">
            <text:p>INSERT INTO sss_sistemas_ventanas VALUES('RPC','sigesp_rpc_w_proxdoc.php <text:s text:c="55"/>','Proveedores-Documentos','');</text:p>
          </table:table-cell>
        </table:table-row>
        <table:table-row table:style-name="ro1">
          <table:table-cell table:style-name="ce1" office:value-type="string" calcext:value-type="string">
            <text:p>RPC</text:p>
          </table:table-cell>
          <table:table-cell office:value-type="string" calcext:value-type="string">
            <text:p>sigesp_rpc_w_proxesp.php <text:s text:c="55"/></text:p>
          </table:table-cell>
          <table:table-cell table:style-name="ce1" office:value-type="string" calcext:value-type="string">
            <text:p>Proveedores-Especialidad</text:p>
          </table:table-cell>
          <table:table-cell/>
          <table:table-cell table:style-name="ce1"/>
          <table:table-cell table:formula="of:=CONCATENATE(&quot;INSERT INTO sss_sistemas_ventanas VALUES('&quot;;[.A195];&quot;','&quot;;[.B195];&quot;','&quot;;[.C195];&quot;','&quot;;[.D195];&quot;');&quot;)" office:value-type="string" office:string-value="INSERT INTO sss_sistemas_ventanas VALUES('RPC','sigesp_rpc_w_proxesp.php                                                        ','Proveedores-Especialidad','');" calcext:value-type="string">
            <text:p>INSERT INTO sss_sistemas_ventanas VALUES('RPC','sigesp_rpc_w_proxesp.php <text:s text:c="55"/>','Proveedores-Especialidad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activosbanco.php <text:s text:c="50"/></text:p>
          </table:table-cell>
          <table:table-cell table:style-name="ce1" office:value-type="string" calcext:value-type="string">
            <text:p>Definición de Activos - Banco</text:p>
          </table:table-cell>
          <table:table-cell/>
          <table:table-cell table:style-name="ce1"/>
          <table:table-cell table:formula="of:=CONCATENATE(&quot;INSERT INTO sss_sistemas_ventanas VALUES('&quot;;[.A196];&quot;','&quot;;[.B196];&quot;','&quot;;[.C196];&quot;','&quot;;[.D196];&quot;');&quot;)" office:value-type="string" office:string-value="INSERT INTO sss_sistemas_ventanas VALUES('SAF','sigesp_saf_d_activosbanco.php                                                   ','Definición de Activos - Banco','');" calcext:value-type="string">
            <text:p>INSERT INTO sss_sistemas_ventanas VALUES('SAF','sigesp_saf_d_activosbanco.php <text:s text:c="50"/>','Definición de Activos - Banco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activosmantenimiento.php <text:s text:c="42"/></text:p>
          </table:table-cell>
          <table:table-cell table:style-name="ce1" office:value-type="string" calcext:value-type="string">
            <text:p>Definición de Activos - Mantenimiento</text:p>
          </table:table-cell>
          <table:table-cell/>
          <table:table-cell table:style-name="ce1"/>
          <table:table-cell table:formula="of:=CONCATENATE(&quot;INSERT INTO sss_sistemas_ventanas VALUES('&quot;;[.A197];&quot;','&quot;;[.B197];&quot;','&quot;;[.C197];&quot;','&quot;;[.D197];&quot;');&quot;)" office:value-type="string" office:string-value="INSERT INTO sss_sistemas_ventanas VALUES('SAF','sigesp_saf_d_activosmantenimiento.php                                           ','Definición de Activos - Mantenimiento','');" calcext:value-type="string">
            <text:p>INSERT INTO sss_sistemas_ventanas VALUES('SAF','sigesp_saf_d_activosmantenimiento.php <text:s text:c="42"/>','Definición de Activos - Mantenimiento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activos.php <text:s text:c="55"/></text:p>
          </table:table-cell>
          <table:table-cell table:style-name="ce1" office:value-type="string" calcext:value-type="string">
            <text:p>Activos</text:p>
          </table:table-cell>
          <table:table-cell/>
          <table:table-cell table:style-name="ce1"/>
          <table:table-cell table:formula="of:=CONCATENATE(&quot;INSERT INTO sss_sistemas_ventanas VALUES('&quot;;[.A198];&quot;','&quot;;[.B198];&quot;','&quot;;[.C198];&quot;','&quot;;[.D198];&quot;');&quot;)" office:value-type="string" office:string-value="INSERT INTO sss_sistemas_ventanas VALUES('SAF','sigesp_saf_d_activos.php                                                        ','Activos','');" calcext:value-type="string">
            <text:p>INSERT INTO sss_sistemas_ventanas VALUES('SAF','sigesp_saf_d_activos.php <text:s text:c="55"/>','Activo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activospoliza.php <text:s text:c="49"/></text:p>
          </table:table-cell>
          <table:table-cell table:style-name="ce1" office:value-type="string" calcext:value-type="string">
            <text:p>Definición de Activos - Póliza de Seguro</text:p>
          </table:table-cell>
          <table:table-cell/>
          <table:table-cell table:style-name="ce1"/>
          <table:table-cell table:formula="of:=CONCATENATE(&quot;INSERT INTO sss_sistemas_ventanas VALUES('&quot;;[.A199];&quot;','&quot;;[.B199];&quot;','&quot;;[.C199];&quot;','&quot;;[.D199];&quot;');&quot;)" office:value-type="string" office:string-value="INSERT INTO sss_sistemas_ventanas VALUES('SAF','sigesp_saf_d_activospoliza.php                                                  ','Definición de Activos - Póliza de Seguro','');" calcext:value-type="string">
            <text:p>INSERT INTO sss_sistemas_ventanas VALUES('SAF','sigesp_saf_d_activospoliza.php <text:s text:c="49"/>','Definición de Activos - Póliza de Seguro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activosrotulacion.php <text:s text:c="45"/></text:p>
          </table:table-cell>
          <table:table-cell table:style-name="ce1" office:value-type="string" calcext:value-type="string">
            <text:p>Definición de Activos - Rotulación</text:p>
          </table:table-cell>
          <table:table-cell/>
          <table:table-cell table:style-name="ce1"/>
          <table:table-cell table:formula="of:=CONCATENATE(&quot;INSERT INTO sss_sistemas_ventanas VALUES('&quot;;[.A200];&quot;','&quot;;[.B200];&quot;','&quot;;[.C200];&quot;','&quot;;[.D200];&quot;');&quot;)" office:value-type="string" office:string-value="INSERT INTO sss_sistemas_ventanas VALUES('SAF','sigesp_saf_d_activosrotulacion.php                                              ','Definición de Activos - Rotulación','');" calcext:value-type="string">
            <text:p>INSERT INTO sss_sistemas_ventanas VALUES('SAF','sigesp_saf_d_activosrotulacion.php <text:s text:c="45"/>','Definición de Activos - Rotul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catalogo.php <text:s text:c="54"/></text:p>
          </table:table-cell>
          <table:table-cell table:style-name="ce1" office:value-type="string" calcext:value-type="string">
            <text:p>Catálogo SIGECOF</text:p>
          </table:table-cell>
          <table:table-cell/>
          <table:table-cell table:style-name="ce1"/>
          <table:table-cell table:formula="of:=CONCATENATE(&quot;INSERT INTO sss_sistemas_ventanas VALUES('&quot;;[.A201];&quot;','&quot;;[.B201];&quot;','&quot;;[.C201];&quot;','&quot;;[.D201];&quot;');&quot;)" office:value-type="string" office:string-value="INSERT INTO sss_sistemas_ventanas VALUES('SAF','sigesp_saf_d_catalogo.php                                                       ','Catálogo SIGECOF','');" calcext:value-type="string">
            <text:p>INSERT INTO sss_sistemas_ventanas VALUES('SAF','sigesp_saf_d_catalogo.php <text:s text:c="54"/>','Catálogo SIGECOF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comp_material.php <text:s text:c="49"/></text:p>
          </table:table-cell>
          <table:table-cell table:style-name="ce1" office:value-type="string" calcext:value-type="string">
            <text:p>Componentes <text:s/>Predominantes de los Inmuebles</text:p>
          </table:table-cell>
          <table:table-cell table:style-name="ce1" table:number-columns-repeated="2"/>
          <table:table-cell table:formula="of:=CONCATENATE(&quot;INSERT INTO sss_sistemas_ventanas VALUES('&quot;;[.A202];&quot;','&quot;;[.B202];&quot;','&quot;;[.C202];&quot;','&quot;;[.D202];&quot;');&quot;)" office:value-type="string" office:string-value="INSERT INTO sss_sistemas_ventanas VALUES('SAF','sigesp_saf_d_comp_material.php                                                  ','Componentes  Predominantes de los Inmuebles','');" calcext:value-type="string">
            <text:p>INSERT INTO sss_sistemas_ventanas VALUES('SAF','sigesp_saf_d_comp_material.php <text:s text:c="49"/>','Componentes <text:s/>Predominantes de los Inmuebl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condicion.php <text:s text:c="53"/></text:p>
          </table:table-cell>
          <table:table-cell table:style-name="ce1" office:value-type="string" calcext:value-type="string">
            <text:p>Condición del Activo</text:p>
          </table:table-cell>
          <table:table-cell table:style-name="ce1" table:number-columns-repeated="2"/>
          <table:table-cell table:formula="of:=CONCATENATE(&quot;INSERT INTO sss_sistemas_ventanas VALUES('&quot;;[.A203];&quot;','&quot;;[.B203];&quot;','&quot;;[.C203];&quot;','&quot;;[.D203];&quot;');&quot;)" office:value-type="string" office:string-value="INSERT INTO sss_sistemas_ventanas VALUES('SAF','sigesp_saf_d_condicion.php                                                      ','Condición del Activo','');" calcext:value-type="string">
            <text:p>INSERT INTO sss_sistemas_ventanas VALUES('SAF','sigesp_saf_d_condicion.php <text:s text:c="53"/>','Condición del Activo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configuracion.php <text:s text:c="49"/></text:p>
          </table:table-cell>
          <table:table-cell table:style-name="ce1" office:value-type="string" calcext:value-type="string">
            <text:p>Configuración de Activos</text:p>
          </table:table-cell>
          <table:table-cell table:style-name="ce1" table:number-columns-repeated="2"/>
          <table:table-cell table:formula="of:=CONCATENATE(&quot;INSERT INTO sss_sistemas_ventanas VALUES('&quot;;[.A204];&quot;','&quot;;[.B204];&quot;','&quot;;[.C204];&quot;','&quot;;[.D204];&quot;');&quot;)" office:value-type="string" office:string-value="INSERT INTO sss_sistemas_ventanas VALUES('SAF','sigesp_saf_d_configuracion.php                                                  ','Configuración de Activos','');" calcext:value-type="string">
            <text:p>INSERT INTO sss_sistemas_ventanas VALUES('SAF','sigesp_saf_d_configuracion.php <text:s text:c="49"/>','Configuración de Activo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depreciacion.php <text:s text:c="50"/></text:p>
          </table:table-cell>
          <table:table-cell table:style-name="ce1" office:value-type="string" calcext:value-type="string">
            <text:p>Datos de Depreciación</text:p>
          </table:table-cell>
          <table:table-cell table:style-name="ce1" table:number-columns-repeated="2"/>
          <table:table-cell table:formula="of:=CONCATENATE(&quot;INSERT INTO sss_sistemas_ventanas VALUES('&quot;;[.A205];&quot;','&quot;;[.B205];&quot;','&quot;;[.C205];&quot;','&quot;;[.D205];&quot;');&quot;)" office:value-type="string" office:string-value="INSERT INTO sss_sistemas_ventanas VALUES('SAF','sigesp_saf_d_depreciacion.php                                                   ','Datos de Depreciación','');" calcext:value-type="string">
            <text:p>INSERT INTO sss_sistemas_ventanas VALUES('SAF','sigesp_saf_d_depreciacion.php <text:s text:c="50"/>','Datos de Depreci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grupo.php <text:s text:c="57"/></text:p>
          </table:table-cell>
          <table:table-cell table:style-name="ce1" office:value-type="string" calcext:value-type="string">
            <text:p>Categoria CGR</text:p>
          </table:table-cell>
          <table:table-cell table:style-name="ce1" table:number-columns-repeated="2"/>
          <table:table-cell table:formula="of:=CONCATENATE(&quot;INSERT INTO sss_sistemas_ventanas VALUES('&quot;;[.A206];&quot;','&quot;;[.B206];&quot;','&quot;;[.C206];&quot;','&quot;;[.D206];&quot;');&quot;)" office:value-type="string" office:string-value="INSERT INTO sss_sistemas_ventanas VALUES('SAF','sigesp_saf_d_grupo.php                                                          ','Categoria CGR','');" calcext:value-type="string">
            <text:p>INSERT INTO sss_sistemas_ventanas VALUES('SAF','sigesp_saf_d_grupo.php <text:s text:c="57"/>','Categoria CGR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inmueble_edificio.php <text:s text:c="45"/></text:p>
          </table:table-cell>
          <table:table-cell table:style-name="ce1" office:value-type="string" calcext:value-type="string">
            <text:p>Definición del Inmueble: Edificios</text:p>
          </table:table-cell>
          <table:table-cell table:style-name="ce1" table:number-columns-repeated="2"/>
          <table:table-cell table:formula="of:=CONCATENATE(&quot;INSERT INTO sss_sistemas_ventanas VALUES('&quot;;[.A207];&quot;','&quot;;[.B207];&quot;','&quot;;[.C207];&quot;','&quot;;[.D207];&quot;');&quot;)" office:value-type="string" office:string-value="INSERT INTO sss_sistemas_ventanas VALUES('SAF','sigesp_saf_d_inmueble_edificio.php                                              ','Definición del Inmueble: Edificios','');" calcext:value-type="string">
            <text:p>INSERT INTO sss_sistemas_ventanas VALUES('SAF','sigesp_saf_d_inmueble_edificio.php <text:s text:c="45"/>','Definición del Inmueble: Edificio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materiales.php <text:s text:c="52"/></text:p>
          </table:table-cell>
          <table:table-cell table:style-name="ce1" office:value-type="string" calcext:value-type="string">
            <text:p>Estructuras Predominantes de los Inmuebles</text:p>
          </table:table-cell>
          <table:table-cell table:style-name="ce1" table:number-columns-repeated="2"/>
          <table:table-cell table:formula="of:=CONCATENATE(&quot;INSERT INTO sss_sistemas_ventanas VALUES('&quot;;[.A208];&quot;','&quot;;[.B208];&quot;','&quot;;[.C208];&quot;','&quot;;[.D208];&quot;');&quot;)" office:value-type="string" office:string-value="INSERT INTO sss_sistemas_ventanas VALUES('SAF','sigesp_saf_d_materiales.php                                                     ','Estructuras Predominantes de los Inmuebles','');" calcext:value-type="string">
            <text:p>INSERT INTO sss_sistemas_ventanas VALUES('SAF','sigesp_saf_d_materiales.php <text:s text:c="52"/>','Estructuras Predominantes de los Inmuebl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movimientos.php <text:s text:c="51"/></text:p>
          </table:table-cell>
          <table:table-cell table:style-name="ce1" office:value-type="string" calcext:value-type="string">
            <text:p>Causas de Movimiento</text:p>
          </table:table-cell>
          <table:table-cell table:style-name="ce1" table:number-columns-repeated="2"/>
          <table:table-cell table:formula="of:=CONCATENATE(&quot;INSERT INTO sss_sistemas_ventanas VALUES('&quot;;[.A209];&quot;','&quot;;[.B209];&quot;','&quot;;[.C209];&quot;','&quot;;[.D209];&quot;');&quot;)" office:value-type="string" office:string-value="INSERT INTO sss_sistemas_ventanas VALUES('SAF','sigesp_saf_d_movimientos.php                                                    ','Causas de Movimiento','');" calcext:value-type="string">
            <text:p>INSERT INTO sss_sistemas_ventanas VALUES('SAF','sigesp_saf_d_movimientos.php <text:s text:c="51"/>','Causas de Movimiento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partes.php <text:s text:c="56"/></text:p>
          </table:table-cell>
          <table:table-cell table:style-name="ce1" office:value-type="string" calcext:value-type="string">
            <text:p>Definición de Activos - Partes</text:p>
          </table:table-cell>
          <table:table-cell table:style-name="ce1" table:number-columns-repeated="2"/>
          <table:table-cell table:formula="of:=CONCATENATE(&quot;INSERT INTO sss_sistemas_ventanas VALUES('&quot;;[.A210];&quot;','&quot;;[.B210];&quot;','&quot;;[.C210];&quot;','&quot;;[.D210];&quot;');&quot;)" office:value-type="string" office:string-value="INSERT INTO sss_sistemas_ventanas VALUES('SAF','sigesp_saf_d_partes.php                                                         ','Definición de Activos - Partes','');" calcext:value-type="string">
            <text:p>INSERT INTO sss_sistemas_ventanas VALUES('SAF','sigesp_saf_d_partes.php <text:s text:c="56"/>','Definición de Activos - Part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rotulacion.php <text:s text:c="52"/></text:p>
          </table:table-cell>
          <table:table-cell table:style-name="ce1" office:value-type="string" calcext:value-type="string">
            <text:p>Método de Rotulación</text:p>
          </table:table-cell>
          <table:table-cell table:style-name="ce1" table:number-columns-repeated="2"/>
          <table:table-cell table:formula="of:=CONCATENATE(&quot;INSERT INTO sss_sistemas_ventanas VALUES('&quot;;[.A211];&quot;','&quot;;[.B211];&quot;','&quot;;[.C211];&quot;','&quot;;[.D211];&quot;');&quot;)" office:value-type="string" office:string-value="INSERT INTO sss_sistemas_ventanas VALUES('SAF','sigesp_saf_d_rotulacion.php                                                     ','Método de Rotulación','');" calcext:value-type="string">
            <text:p>INSERT INTO sss_sistemas_ventanas VALUES('SAF','sigesp_saf_d_rotulacion.php <text:s text:c="52"/>','Método de Rotul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seriales.php <text:s text:c="54"/></text:p>
          </table:table-cell>
          <table:table-cell table:style-name="ce1" office:value-type="string" calcext:value-type="string">
            <text:p>Definición de Activos - Seriales</text:p>
          </table:table-cell>
          <table:table-cell table:style-name="ce1" table:number-columns-repeated="2"/>
          <table:table-cell table:formula="of:=CONCATENATE(&quot;INSERT INTO sss_sistemas_ventanas VALUES('&quot;;[.A212];&quot;','&quot;;[.B212];&quot;','&quot;;[.C212];&quot;','&quot;;[.D212];&quot;');&quot;)" office:value-type="string" office:string-value="INSERT INTO sss_sistemas_ventanas VALUES('SAF','sigesp_saf_d_seriales.php                                                       ','Definición de Activos - Seriales','');" calcext:value-type="string">
            <text:p>INSERT INTO sss_sistemas_ventanas VALUES('SAF','sigesp_saf_d_seriales.php <text:s text:c="54"/>','Definición de Activos - Serial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d_unidadfisica.php <text:s text:c="50"/></text:p>
          </table:table-cell>
          <table:table-cell table:style-name="ce1" office:value-type="string" calcext:value-type="string">
            <text:p>Unidad Física</text:p>
          </table:table-cell>
          <table:table-cell table:style-name="ce1" table:number-columns-repeated="2"/>
          <table:table-cell table:formula="of:=CONCATENATE(&quot;INSERT INTO sss_sistemas_ventanas VALUES('&quot;;[.A213];&quot;','&quot;;[.B213];&quot;','&quot;;[.C213];&quot;','&quot;;[.D213];&quot;');&quot;)" office:value-type="string" office:string-value="INSERT INTO sss_sistemas_ventanas VALUES('SAF','sigesp_saf_d_unidadfisica.php                                                   ','Unidad Física','');" calcext:value-type="string">
            <text:p>INSERT INTO sss_sistemas_ventanas VALUES('SAF','sigesp_saf_d_unidadfisica.php <text:s text:c="50"/>','Unidad Física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actaprestamo.php <text:s text:c="50"/></text:p>
          </table:table-cell>
          <table:table-cell table:style-name="ce1" office:value-type="string" calcext:value-type="string">
            <text:p>Acta de Préstamos</text:p>
          </table:table-cell>
          <table:table-cell table:style-name="ce1" table:number-columns-repeated="2"/>
          <table:table-cell table:formula="of:=CONCATENATE(&quot;INSERT INTO sss_sistemas_ventanas VALUES('&quot;;[.A214];&quot;','&quot;;[.B214];&quot;','&quot;;[.C214];&quot;','&quot;;[.D214];&quot;');&quot;)" office:value-type="string" office:string-value="INSERT INTO sss_sistemas_ventanas VALUES('SAF','sigesp_saf_p_actaprestamo.php                                                   ','Acta de Préstamos','');" calcext:value-type="string">
            <text:p>INSERT INTO sss_sistemas_ventanas VALUES('SAF','sigesp_saf_p_actaprestamo.php <text:s text:c="50"/>','Acta de Préstamo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autorizacionsalida.php <text:s text:c="44"/></text:p>
          </table:table-cell>
          <table:table-cell table:style-name="ce1" office:value-type="string" calcext:value-type="string">
            <text:p>Autorización de Salida</text:p>
          </table:table-cell>
          <table:table-cell table:style-name="ce1" table:number-columns-repeated="2"/>
          <table:table-cell table:formula="of:=CONCATENATE(&quot;INSERT INTO sss_sistemas_ventanas VALUES('&quot;;[.A215];&quot;','&quot;;[.B215];&quot;','&quot;;[.C215];&quot;','&quot;;[.D215];&quot;');&quot;)" office:value-type="string" office:string-value="INSERT INTO sss_sistemas_ventanas VALUES('SAF','sigesp_saf_p_autorizacionsalida.php                                             ','Autorización de Salida','');" calcext:value-type="string">
            <text:p>INSERT INTO sss_sistemas_ventanas VALUES('SAF','sigesp_saf_p_autorizacionsalida.php <text:s text:c="44"/>','Autorización de Salida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cambioresponsable.php <text:s text:c="45"/></text:p>
          </table:table-cell>
          <table:table-cell table:style-name="ce1" office:value-type="string" calcext:value-type="string">
            <text:p>Cambio de Responsable</text:p>
          </table:table-cell>
          <table:table-cell table:style-name="ce1" table:number-columns-repeated="2"/>
          <table:table-cell table:formula="of:=CONCATENATE(&quot;INSERT INTO sss_sistemas_ventanas VALUES('&quot;;[.A216];&quot;','&quot;;[.B216];&quot;','&quot;;[.C216];&quot;','&quot;;[.D216];&quot;');&quot;)" office:value-type="string" office:string-value="INSERT INTO sss_sistemas_ventanas VALUES('SAF','sigesp_saf_p_cambioresponsable.php                                              ','Cambio de Responsable','');" calcext:value-type="string">
            <text:p>INSERT INTO sss_sistemas_ventanas VALUES('SAF','sigesp_saf_p_cambioresponsable.php <text:s text:c="45"/>','Cambio de Responsable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depreciacion.php <text:s text:c="50"/></text:p>
          </table:table-cell>
          <table:table-cell table:style-name="ce1" office:value-type="string" calcext:value-type="string">
            <text:p>Depreciación de Activos</text:p>
          </table:table-cell>
          <table:table-cell table:style-name="ce1" table:number-columns-repeated="2"/>
          <table:table-cell table:formula="of:=CONCATENATE(&quot;INSERT INTO sss_sistemas_ventanas VALUES('&quot;;[.A217];&quot;','&quot;;[.B217];&quot;','&quot;;[.C217];&quot;','&quot;;[.D217];&quot;');&quot;)" office:value-type="string" office:string-value="INSERT INTO sss_sistemas_ventanas VALUES('SAF','sigesp_saf_p_depreciacion.php                                                   ','Depreciación de Activos','');" calcext:value-type="string">
            <text:p>INSERT INTO sss_sistemas_ventanas VALUES('SAF','sigesp_saf_p_depreciacion.php <text:s text:c="50"/>','Depreciación de Activo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desincorporaciones.php <text:s text:c="44"/></text:p>
          </table:table-cell>
          <table:table-cell table:style-name="ce1" office:value-type="string" calcext:value-type="string">
            <text:p>Desincorporaciones</text:p>
          </table:table-cell>
          <table:table-cell table:style-name="ce1" table:number-columns-repeated="2"/>
          <table:table-cell table:formula="of:=CONCATENATE(&quot;INSERT INTO sss_sistemas_ventanas VALUES('&quot;;[.A218];&quot;','&quot;;[.B218];&quot;','&quot;;[.C218];&quot;','&quot;;[.D218];&quot;');&quot;)" office:value-type="string" office:string-value="INSERT INTO sss_sistemas_ventanas VALUES('SAF','sigesp_saf_p_desincorporaciones.php                                             ','Desincorporaciones','');" calcext:value-type="string">
            <text:p>INSERT INTO sss_sistemas_ventanas VALUES('SAF','sigesp_saf_p_desincorporaciones.php <text:s text:c="44"/>','Desincorporacion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entregas.php <text:s text:c="54"/></text:p>
          </table:table-cell>
          <table:table-cell table:style-name="ce1" office:value-type="string" calcext:value-type="string">
            <text:p>Entrega de Activos</text:p>
          </table:table-cell>
          <table:table-cell table:style-name="ce1" table:number-columns-repeated="2"/>
          <table:table-cell table:formula="of:=CONCATENATE(&quot;INSERT INTO sss_sistemas_ventanas VALUES('&quot;;[.A219];&quot;','&quot;;[.B219];&quot;','&quot;;[.C219];&quot;','&quot;;[.D219];&quot;');&quot;)" office:value-type="string" office:string-value="INSERT INTO sss_sistemas_ventanas VALUES('SAF','sigesp_saf_p_entregas.php                                                       ','Entrega de Activos','');" calcext:value-type="string">
            <text:p>INSERT INTO sss_sistemas_ventanas VALUES('SAF','sigesp_saf_p_entregas.php <text:s text:c="54"/>','Entrega de Activo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entregaunidad.php <text:s text:c="49"/></text:p>
          </table:table-cell>
          <table:table-cell table:style-name="ce1" office:value-type="string" calcext:value-type="string">
            <text:p>Entrega de Unidad</text:p>
          </table:table-cell>
          <table:table-cell table:style-name="ce1" table:number-columns-repeated="2"/>
          <table:table-cell table:formula="of:=CONCATENATE(&quot;INSERT INTO sss_sistemas_ventanas VALUES('&quot;;[.A220];&quot;','&quot;;[.B220];&quot;','&quot;;[.C220];&quot;','&quot;;[.D220];&quot;');&quot;)" office:value-type="string" office:string-value="INSERT INTO sss_sistemas_ventanas VALUES('SAF','sigesp_saf_p_entregaunidad.php                                                  ','Entrega de Unidad','');" calcext:value-type="string">
            <text:p>INSERT INTO sss_sistemas_ventanas VALUES('SAF','sigesp_saf_p_entregaunidad.php <text:s text:c="49"/>','Entrega de Unidad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incorporacioneslotegeneral.php <text:s text:c="36"/></text:p>
          </table:table-cell>
          <table:table-cell table:style-name="ce1" office:value-type="string" calcext:value-type="string">
            <text:p>Incorporaciones por Lote General</text:p>
          </table:table-cell>
          <table:table-cell table:style-name="ce1" table:number-columns-repeated="2"/>
          <table:table-cell table:formula="of:=CONCATENATE(&quot;INSERT INTO sss_sistemas_ventanas VALUES('&quot;;[.A221];&quot;','&quot;;[.B221];&quot;','&quot;;[.C221];&quot;','&quot;;[.D221];&quot;');&quot;)" office:value-type="string" office:string-value="INSERT INTO sss_sistemas_ventanas VALUES('SAF','sigesp_saf_p_incorporacioneslotegeneral.php                                     ','Incorporaciones por Lote General','');" calcext:value-type="string">
            <text:p>INSERT INTO sss_sistemas_ventanas VALUES('SAF','sigesp_saf_p_incorporacioneslotegeneral.php <text:s text:c="36"/>','Incorporaciones por Lote General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incorporacioneslote.php <text:s text:c="43"/></text:p>
          </table:table-cell>
          <table:table-cell table:style-name="ce1" office:value-type="string" calcext:value-type="string">
            <text:p>Incorporaciones por Lote</text:p>
          </table:table-cell>
          <table:table-cell table:style-name="ce1" table:number-columns-repeated="2"/>
          <table:table-cell table:formula="of:=CONCATENATE(&quot;INSERT INTO sss_sistemas_ventanas VALUES('&quot;;[.A222];&quot;','&quot;;[.B222];&quot;','&quot;;[.C222];&quot;','&quot;;[.D222];&quot;');&quot;)" office:value-type="string" office:string-value="INSERT INTO sss_sistemas_ventanas VALUES('SAF','sigesp_saf_p_incorporacioneslote.php                                            ','Incorporaciones por Lote','');" calcext:value-type="string">
            <text:p>INSERT INTO sss_sistemas_ventanas VALUES('SAF','sigesp_saf_p_incorporacioneslote.php <text:s text:c="43"/>','Incorporaciones por Lote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incorporaciones.php <text:s text:c="47"/></text:p>
          </table:table-cell>
          <table:table-cell table:style-name="ce1" office:value-type="string" calcext:value-type="string">
            <text:p>Incorporaciones</text:p>
          </table:table-cell>
          <table:table-cell table:style-name="ce1" table:number-columns-repeated="2"/>
          <table:table-cell table:formula="of:=CONCATENATE(&quot;INSERT INTO sss_sistemas_ventanas VALUES('&quot;;[.A223];&quot;','&quot;;[.B223];&quot;','&quot;;[.C223];&quot;','&quot;;[.D223];&quot;');&quot;)" office:value-type="string" office:string-value="INSERT INTO sss_sistemas_ventanas VALUES('SAF','sigesp_saf_p_incorporaciones.php                                                ','Incorporaciones','');" calcext:value-type="string">
            <text:p>INSERT INTO sss_sistemas_ventanas VALUES('SAF','sigesp_saf_p_incorporaciones.php <text:s text:c="47"/>','Incorporacion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modificaciones.php <text:s text:c="48"/></text:p>
          </table:table-cell>
          <table:table-cell table:style-name="ce1" office:value-type="string" calcext:value-type="string">
            <text:p>Modificaciones</text:p>
          </table:table-cell>
          <table:table-cell table:style-name="ce1" table:number-columns-repeated="2"/>
          <table:table-cell table:formula="of:=CONCATENATE(&quot;INSERT INTO sss_sistemas_ventanas VALUES('&quot;;[.A224];&quot;','&quot;;[.B224];&quot;','&quot;;[.C224];&quot;','&quot;;[.D224];&quot;');&quot;)" office:value-type="string" office:string-value="INSERT INTO sss_sistemas_ventanas VALUES('SAF','sigesp_saf_p_modificaciones.php                                                 ','Modificaciones','');" calcext:value-type="string">
            <text:p>INSERT INTO sss_sistemas_ventanas VALUES('SAF','sigesp_saf_p_modificaciones.php <text:s text:c="48"/>','Modificacion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reasignaciones.php <text:s text:c="48"/></text:p>
          </table:table-cell>
          <table:table-cell table:style-name="ce1" office:value-type="string" calcext:value-type="string">
            <text:p>Reasignaciones</text:p>
          </table:table-cell>
          <table:table-cell table:style-name="ce1" table:number-columns-repeated="2"/>
          <table:table-cell table:formula="of:=CONCATENATE(&quot;INSERT INTO sss_sistemas_ventanas VALUES('&quot;;[.A225];&quot;','&quot;;[.B225];&quot;','&quot;;[.C225];&quot;','&quot;;[.D225];&quot;');&quot;)" office:value-type="string" office:string-value="INSERT INTO sss_sistemas_ventanas VALUES('SAF','sigesp_saf_p_reasignaciones.php                                                 ','Reasignaciones','');" calcext:value-type="string">
            <text:p>INSERT INTO sss_sistemas_ventanas VALUES('SAF','sigesp_saf_p_reasignaciones.php <text:s text:c="48"/>','Reasignacion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retorno_activos.php <text:s text:c="47"/></text:p>
          </table:table-cell>
          <table:table-cell table:style-name="ce1" office:value-type="string" calcext:value-type="string">
            <text:p>Retorno de Activos</text:p>
          </table:table-cell>
          <table:table-cell table:style-name="ce1" table:number-columns-repeated="2"/>
          <table:table-cell table:formula="of:=CONCATENATE(&quot;INSERT INTO sss_sistemas_ventanas VALUES('&quot;;[.A226];&quot;','&quot;;[.B226];&quot;','&quot;;[.C226];&quot;','&quot;;[.D226];&quot;');&quot;)" office:value-type="string" office:string-value="INSERT INTO sss_sistemas_ventanas VALUES('SAF','sigesp_saf_p_retorno_activos.php                                                ','Retorno de Activos','');" calcext:value-type="string">
            <text:p>INSERT INTO sss_sistemas_ventanas VALUES('SAF','sigesp_saf_p_retorno_activos.php <text:s text:c="47"/>','Retorno de Activo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p_reverso_incorporacion.php <text:s text:c="41"/></text:p>
          </table:table-cell>
          <table:table-cell table:style-name="ce1" office:value-type="string" calcext:value-type="string">
            <text:p>Reverso de Incorporación</text:p>
          </table:table-cell>
          <table:table-cell table:style-name="ce1" table:number-columns-repeated="2"/>
          <table:table-cell table:formula="of:=CONCATENATE(&quot;INSERT INTO sss_sistemas_ventanas VALUES('&quot;;[.A227];&quot;','&quot;;[.B227];&quot;','&quot;;[.C227];&quot;','&quot;;[.D227];&quot;');&quot;)" office:value-type="string" office:string-value="INSERT INTO sss_sistemas_ventanas VALUES('SAF','sigesp_saf_p_reverso_incorporacion.php                                          ','Reverso de Incorporación','');" calcext:value-type="string">
            <text:p>INSERT INTO sss_sistemas_ventanas VALUES('SAF','sigesp_saf_p_reverso_incorporacion.php <text:s text:c="41"/>','Reverso de Incorpor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actadesincorporacion.php <text:s text:c="42"/></text:p>
          </table:table-cell>
          <table:table-cell table:style-name="ce1" office:value-type="string" calcext:value-type="string">
            <text:p>Acta de Desincorporación</text:p>
          </table:table-cell>
          <table:table-cell table:style-name="ce1" table:number-columns-repeated="2"/>
          <table:table-cell table:formula="of:=CONCATENATE(&quot;INSERT INTO sss_sistemas_ventanas VALUES('&quot;;[.A228];&quot;','&quot;;[.B228];&quot;','&quot;;[.C228];&quot;','&quot;;[.D228];&quot;');&quot;)" office:value-type="string" office:string-value="INSERT INTO sss_sistemas_ventanas VALUES('SAF','sigesp_saf_r_actadesincorporacion.php                                           ','Acta de Desincorporación','');" calcext:value-type="string">
            <text:p>INSERT INTO sss_sistemas_ventanas VALUES('SAF','sigesp_saf_r_actadesincorporacion.php <text:s text:c="42"/>','Acta de Desincorpor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actaincorporacion.php <text:s text:c="45"/></text:p>
          </table:table-cell>
          <table:table-cell table:style-name="ce1" office:value-type="string" calcext:value-type="string">
            <text:p>Acta de Incorporación</text:p>
          </table:table-cell>
          <table:table-cell table:style-name="ce1" table:number-columns-repeated="2"/>
          <table:table-cell table:formula="of:=CONCATENATE(&quot;INSERT INTO sss_sistemas_ventanas VALUES('&quot;;[.A229];&quot;','&quot;;[.B229];&quot;','&quot;;[.C229];&quot;','&quot;;[.D229];&quot;');&quot;)" office:value-type="string" office:string-value="INSERT INTO sss_sistemas_ventanas VALUES('SAF','sigesp_saf_r_actaincorporacion.php                                              ','Acta de Incorporación','');" calcext:value-type="string">
            <text:p>INSERT INTO sss_sistemas_ventanas VALUES('SAF','sigesp_saf_r_actaincorporacion.php <text:s text:c="45"/>','Acta de Incorpor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actareasignacion.php <text:s text:c="46"/></text:p>
          </table:table-cell>
          <table:table-cell table:style-name="ce1" office:value-type="string" calcext:value-type="string">
            <text:p>Acta de Reasignación</text:p>
          </table:table-cell>
          <table:table-cell table:style-name="ce1" table:number-columns-repeated="2"/>
          <table:table-cell table:formula="of:=CONCATENATE(&quot;INSERT INTO sss_sistemas_ventanas VALUES('&quot;;[.A230];&quot;','&quot;;[.B230];&quot;','&quot;;[.C230];&quot;','&quot;;[.D230];&quot;');&quot;)" office:value-type="string" office:string-value="INSERT INTO sss_sistemas_ventanas VALUES('SAF','sigesp_saf_r_actareasignacion.php                                               ','Acta de Reasignación','');" calcext:value-type="string">
            <text:p>INSERT INTO sss_sistemas_ventanas VALUES('SAF','sigesp_saf_r_actareasignacion.php <text:s text:c="46"/>','Acta de Reasign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activo_bien.php <text:s text:c="51"/></text:p>
          </table:table-cell>
          <table:table-cell table:style-name="ce1" office:value-type="string" calcext:value-type="string">
            <text:p>Inventario de Bienes Muebles BM-1</text:p>
          </table:table-cell>
          <table:table-cell table:style-name="ce1" table:number-columns-repeated="2"/>
          <table:table-cell table:formula="of:=CONCATENATE(&quot;INSERT INTO sss_sistemas_ventanas VALUES('&quot;;[.A231];&quot;','&quot;;[.B231];&quot;','&quot;;[.C231];&quot;','&quot;;[.D231];&quot;');&quot;)" office:value-type="string" office:string-value="INSERT INTO sss_sistemas_ventanas VALUES('SAF','sigesp_saf_r_activo_bien.php                                                    ','Inventario de Bienes Muebles BM-1','');" calcext:value-type="string">
            <text:p>INSERT INTO sss_sistemas_ventanas VALUES('SAF','sigesp_saf_r_activo_bien.php <text:s text:c="51"/>','Inventario de Bienes Muebles BM-1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activo.php <text:s text:c="56"/></text:p>
          </table:table-cell>
          <table:table-cell table:style-name="ce1" office:value-type="string" calcext:value-type="string">
            <text:p>Activos</text:p>
          </table:table-cell>
          <table:table-cell table:style-name="ce1" table:number-columns-repeated="2"/>
          <table:table-cell table:formula="of:=CONCATENATE(&quot;INSERT INTO sss_sistemas_ventanas VALUES('&quot;;[.A232];&quot;','&quot;;[.B232];&quot;','&quot;;[.C232];&quot;','&quot;;[.D232];&quot;');&quot;)" office:value-type="string" office:string-value="INSERT INTO sss_sistemas_ventanas VALUES('SAF','sigesp_saf_r_activo.php                                                         ','Activos','');" calcext:value-type="string">
            <text:p>INSERT INTO sss_sistemas_ventanas VALUES('SAF','sigesp_saf_r_activo.php <text:s text:c="56"/>','Activo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biemuectacont.php <text:s text:c="49"/></text:p>
          </table:table-cell>
          <table:table-cell table:style-name="ce1" office:value-type="string" calcext:value-type="string">
            <text:p>Bienes por Cuenta Contable</text:p>
          </table:table-cell>
          <table:table-cell table:style-name="ce1" table:number-columns-repeated="2"/>
          <table:table-cell table:formula="of:=CONCATENATE(&quot;INSERT INTO sss_sistemas_ventanas VALUES('&quot;;[.A233];&quot;','&quot;;[.B233];&quot;','&quot;;[.C233];&quot;','&quot;;[.D233];&quot;');&quot;)" office:value-type="string" office:string-value="INSERT INTO sss_sistemas_ventanas VALUES('SAF','sigesp_saf_r_biemuectacont.php                                                  ','Bienes por Cuenta Contable','');" calcext:value-type="string">
            <text:p>INSERT INTO sss_sistemas_ventanas VALUES('SAF','sigesp_saf_r_biemuectacont.php <text:s text:c="49"/>','Bienes por Cuenta Contable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bien_general.php <text:s text:c="50"/></text:p>
          </table:table-cell>
          <table:table-cell table:style-name="ce1" office:value-type="string" calcext:value-type="string">
            <text:p>Adquisición de Bienes General</text:p>
          </table:table-cell>
          <table:table-cell table:style-name="ce1" table:number-columns-repeated="2"/>
          <table:table-cell table:formula="of:=CONCATENATE(&quot;INSERT INTO sss_sistemas_ventanas VALUES('&quot;;[.A234];&quot;','&quot;;[.B234];&quot;','&quot;;[.C234];&quot;','&quot;;[.D234];&quot;');&quot;)" office:value-type="string" office:string-value="INSERT INTO sss_sistemas_ventanas VALUES('SAF','sigesp_saf_r_bien_general.php                                                   ','Adquisición de Bienes General','');" calcext:value-type="string">
            <text:p>INSERT INTO sss_sistemas_ventanas VALUES('SAF','sigesp_saf_r_bien_general.php <text:s text:c="50"/>','Adquisición de Bienes General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bien_uniadm.php <text:s text:c="51"/></text:p>
          </table:table-cell>
          <table:table-cell table:style-name="ce1" office:value-type="string" calcext:value-type="string">
            <text:p>Inventario de Bienes por Unidad Organizativa</text:p>
          </table:table-cell>
          <table:table-cell table:style-name="ce1" table:number-columns-repeated="2"/>
          <table:table-cell table:formula="of:=CONCATENATE(&quot;INSERT INTO sss_sistemas_ventanas VALUES('&quot;;[.A235];&quot;','&quot;;[.B235];&quot;','&quot;;[.C235];&quot;','&quot;;[.D235];&quot;');&quot;)" office:value-type="string" office:string-value="INSERT INTO sss_sistemas_ventanas VALUES('SAF','sigesp_saf_r_bien_uniadm.php                                                    ','Inventario de Bienes por Unidad Organizativa','');" calcext:value-type="string">
            <text:p>INSERT INTO sss_sistemas_ventanas VALUES('SAF','sigesp_saf_r_bien_uniadm.php <text:s text:c="51"/>','Inventario de Bienes por Unidad Organizativa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compdesincorporacion.php <text:s text:c="42"/></text:p>
          </table:table-cell>
          <table:table-cell table:style-name="ce1" office:value-type="string" calcext:value-type="string">
            <text:p>Comprobante de Desincorporacion</text:p>
          </table:table-cell>
          <table:table-cell table:style-name="ce1" table:number-columns-repeated="2"/>
          <table:table-cell table:formula="of:=CONCATENATE(&quot;INSERT INTO sss_sistemas_ventanas VALUES('&quot;;[.A236];&quot;','&quot;;[.B236];&quot;','&quot;;[.C236];&quot;','&quot;;[.D236];&quot;');&quot;)" office:value-type="string" office:string-value="INSERT INTO sss_sistemas_ventanas VALUES('SAF','sigesp_saf_r_compdesincorporacion.php                                           ','Comprobante de Desincorporacion','');" calcext:value-type="string">
            <text:p>INSERT INTO sss_sistemas_ventanas VALUES('SAF','sigesp_saf_r_compdesincorporacion.php <text:s text:c="42"/>','Comprobante de Desincorporacio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compincorporacion.php <text:s text:c="45"/></text:p>
          </table:table-cell>
          <table:table-cell table:style-name="ce1" office:value-type="string" calcext:value-type="string">
            <text:p>Comprobante de Incorporacion</text:p>
          </table:table-cell>
          <table:table-cell table:style-name="ce1" table:number-columns-repeated="2"/>
          <table:table-cell table:formula="of:=CONCATENATE(&quot;INSERT INTO sss_sistemas_ventanas VALUES('&quot;;[.A237];&quot;','&quot;;[.B237];&quot;','&quot;;[.C237];&quot;','&quot;;[.D237];&quot;');&quot;)" office:value-type="string" office:string-value="INSERT INTO sss_sistemas_ventanas VALUES('SAF','sigesp_saf_r_compincorporacion.php                                              ','Comprobante de Incorporacion','');" calcext:value-type="string">
            <text:p>INSERT INTO sss_sistemas_ventanas VALUES('SAF','sigesp_saf_r_compincorporacion.php <text:s text:c="45"/>','Comprobante de Incorporacio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compreasignacion.php <text:s text:c="46"/></text:p>
          </table:table-cell>
          <table:table-cell table:style-name="ce1" office:value-type="string" calcext:value-type="string">
            <text:p>Comprobante de Reasignación</text:p>
          </table:table-cell>
          <table:table-cell table:style-name="ce1" table:number-columns-repeated="2"/>
          <table:table-cell table:formula="of:=CONCATENATE(&quot;INSERT INTO sss_sistemas_ventanas VALUES('&quot;;[.A238];&quot;','&quot;;[.B238];&quot;','&quot;;[.C238];&quot;','&quot;;[.D238];&quot;');&quot;)" office:value-type="string" office:string-value="INSERT INTO sss_sistemas_ventanas VALUES('SAF','sigesp_saf_r_compreasignacion.php                                               ','Comprobante de Reasignación','');" calcext:value-type="string">
            <text:p>INSERT INTO sss_sistemas_ventanas VALUES('SAF','sigesp_saf_r_compreasignacion.php <text:s text:c="46"/>','Comprobante de Reasign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defactivo.php <text:s text:c="53"/></text:p>
          </table:table-cell>
          <table:table-cell table:style-name="ce1" office:value-type="string" calcext:value-type="string">
            <text:p>Listado de Activos</text:p>
          </table:table-cell>
          <table:table-cell table:style-name="ce1" table:number-columns-repeated="2"/>
          <table:table-cell table:formula="of:=CONCATENATE(&quot;INSERT INTO sss_sistemas_ventanas VALUES('&quot;;[.A239];&quot;','&quot;;[.B239];&quot;','&quot;;[.C239];&quot;','&quot;;[.D239];&quot;');&quot;)" office:value-type="string" office:string-value="INSERT INTO sss_sistemas_ventanas VALUES('SAF','sigesp_saf_r_defactivo.php                                                      ','Listado de Activos','');" calcext:value-type="string">
            <text:p>INSERT INTO sss_sistemas_ventanas VALUES('SAF','sigesp_saf_r_defactivo.php <text:s text:c="53"/>','Listado de Activo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depmensual.php <text:s text:c="52"/></text:p>
          </table:table-cell>
          <table:table-cell table:style-name="ce1" office:value-type="string" calcext:value-type="string">
            <text:p>Depreciación Mensual</text:p>
          </table:table-cell>
          <table:table-cell table:style-name="ce1" table:number-columns-repeated="2"/>
          <table:table-cell table:formula="of:=CONCATENATE(&quot;INSERT INTO sss_sistemas_ventanas VALUES('&quot;;[.A240];&quot;','&quot;;[.B240];&quot;','&quot;;[.C240];&quot;','&quot;;[.D240];&quot;');&quot;)" office:value-type="string" office:string-value="INSERT INTO sss_sistemas_ventanas VALUES('SAF','sigesp_saf_r_depmensual.php                                                     ','Depreciación Mensual','');" calcext:value-type="string">
            <text:p>INSERT INTO sss_sistemas_ventanas VALUES('SAF','sigesp_saf_r_depmensual.php <text:s text:c="52"/>','Depreciación Mensual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depreciacion.php <text:s text:c="50"/></text:p>
          </table:table-cell>
          <table:table-cell table:style-name="ce1" office:value-type="string" calcext:value-type="string">
            <text:p>Depreciación</text:p>
          </table:table-cell>
          <table:table-cell table:style-name="ce1" table:number-columns-repeated="2"/>
          <table:table-cell table:formula="of:=CONCATENATE(&quot;INSERT INTO sss_sistemas_ventanas VALUES('&quot;;[.A241];&quot;','&quot;;[.B241];&quot;','&quot;;[.C241];&quot;','&quot;;[.D241];&quot;');&quot;)" office:value-type="string" office:string-value="INSERT INTO sss_sistemas_ventanas VALUES('SAF','sigesp_saf_r_depreciacion.php                                                   ','Depreciación','');" calcext:value-type="string">
            <text:p>INSERT INTO sss_sistemas_ventanas VALUES('SAF','sigesp_saf_r_depreciacion.php <text:s text:c="50"/>','Depreci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desincorporacion.php <text:s text:c="46"/></text:p>
          </table:table-cell>
          <table:table-cell table:style-name="ce1" office:value-type="string" calcext:value-type="string">
            <text:p>Desincorporación</text:p>
          </table:table-cell>
          <table:table-cell table:style-name="ce1" table:number-columns-repeated="2"/>
          <table:table-cell table:formula="of:=CONCATENATE(&quot;INSERT INTO sss_sistemas_ventanas VALUES('&quot;;[.A242];&quot;','&quot;;[.B242];&quot;','&quot;;[.C242];&quot;','&quot;;[.D242];&quot;');&quot;)" office:value-type="string" office:string-value="INSERT INTO sss_sistemas_ventanas VALUES('SAF','sigesp_saf_r_desincorporacion.php                                               ','Desincorporación','');" calcext:value-type="string">
            <text:p>INSERT INTO sss_sistemas_ventanas VALUES('SAF','sigesp_saf_r_desincorporacion.php <text:s text:c="46"/>','Desincorpor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incdesinc.php <text:s text:c="53"/></text:p>
          </table:table-cell>
          <table:table-cell table:style-name="ce1" office:value-type="string" calcext:value-type="string">
            <text:p>Incorporaciones y Desincorporación por Departamento</text:p>
          </table:table-cell>
          <table:table-cell table:style-name="ce1" table:number-columns-repeated="2"/>
          <table:table-cell table:formula="of:=CONCATENATE(&quot;INSERT INTO sss_sistemas_ventanas VALUES('&quot;;[.A243];&quot;','&quot;;[.B243];&quot;','&quot;;[.C243];&quot;','&quot;;[.D243];&quot;');&quot;)" office:value-type="string" office:string-value="INSERT INTO sss_sistemas_ventanas VALUES('SAF','sigesp_saf_r_incdesinc.php                                                      ','Incorporaciones y Desincorporación por Departamento','');" calcext:value-type="string">
            <text:p>INSERT INTO sss_sistemas_ventanas VALUES('SAF','sigesp_saf_r_incdesinc.php <text:s text:c="53"/>','Incorporaciones y Desincorporación por Departamento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incorporacion.php <text:s text:c="49"/></text:p>
          </table:table-cell>
          <table:table-cell table:style-name="ce1" office:value-type="string" calcext:value-type="string">
            <text:p>Incorporación</text:p>
          </table:table-cell>
          <table:table-cell table:style-name="ce1" table:number-columns-repeated="2"/>
          <table:table-cell table:formula="of:=CONCATENATE(&quot;INSERT INTO sss_sistemas_ventanas VALUES('&quot;;[.A244];&quot;','&quot;;[.B244];&quot;','&quot;;[.C244];&quot;','&quot;;[.D244];&quot;');&quot;)" office:value-type="string" office:string-value="INSERT INTO sss_sistemas_ventanas VALUES('SAF','sigesp_saf_r_incorporacion.php                                                  ','Incorporación','');" calcext:value-type="string">
            <text:p>INSERT INTO sss_sistemas_ventanas VALUES('SAF','sigesp_saf_r_incorporacion.php <text:s text:c="49"/>','Incorpor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invgenbie.php <text:s text:c="53"/></text:p>
          </table:table-cell>
          <table:table-cell table:style-name="ce1" office:value-type="string" calcext:value-type="string">
            <text:p>Inventario General de Bienes</text:p>
          </table:table-cell>
          <table:table-cell table:style-name="ce1" table:number-columns-repeated="2"/>
          <table:table-cell table:formula="of:=CONCATENATE(&quot;INSERT INTO sss_sistemas_ventanas VALUES('&quot;;[.A245];&quot;','&quot;;[.B245];&quot;','&quot;;[.C245];&quot;','&quot;;[.D245];&quot;');&quot;)" office:value-type="string" office:string-value="INSERT INTO sss_sistemas_ventanas VALUES('SAF','sigesp_saf_r_invgenbie.php                                                      ','Inventario General de Bienes','');" calcext:value-type="string">
            <text:p>INSERT INTO sss_sistemas_ventanas VALUES('SAF','sigesp_saf_r_invgenbie.php <text:s text:c="53"/>','Inventario General de Bien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modificacion.php <text:s text:c="50"/></text:p>
          </table:table-cell>
          <table:table-cell table:style-name="ce1" office:value-type="string" calcext:value-type="string">
            <text:p>Modificación</text:p>
          </table:table-cell>
          <table:table-cell table:style-name="ce1" table:number-columns-repeated="2"/>
          <table:table-cell table:formula="of:=CONCATENATE(&quot;INSERT INTO sss_sistemas_ventanas VALUES('&quot;;[.A246];&quot;','&quot;;[.B246];&quot;','&quot;;[.C246];&quot;','&quot;;[.D246];&quot;');&quot;)" office:value-type="string" office:string-value="INSERT INTO sss_sistemas_ventanas VALUES('SAF','sigesp_saf_r_modificacion.php                                                   ','Modificación','');" calcext:value-type="string">
            <text:p>INSERT INTO sss_sistemas_ventanas VALUES('SAF','sigesp_saf_r_modificacion.php <text:s text:c="50"/>','Modific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reasignacion.php <text:s text:c="50"/></text:p>
          </table:table-cell>
          <table:table-cell table:style-name="ce1" office:value-type="string" calcext:value-type="string">
            <text:p>Reasignación</text:p>
          </table:table-cell>
          <table:table-cell table:style-name="ce1"/>
          <table:table-cell/>
          <table:table-cell table:formula="of:=CONCATENATE(&quot;INSERT INTO sss_sistemas_ventanas VALUES('&quot;;[.A247];&quot;','&quot;;[.B247];&quot;','&quot;;[.C247];&quot;','&quot;;[.D247];&quot;');&quot;)" office:value-type="string" office:string-value="INSERT INTO sss_sistemas_ventanas VALUES('SAF','sigesp_saf_r_reasignacion.php                                                   ','Reasignación','');" calcext:value-type="string">
            <text:p>INSERT INTO sss_sistemas_ventanas VALUES('SAF','sigesp_saf_r_reasignacion.php <text:s text:c="50"/>','Reasignación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registrobienesmuebles.php <text:s text:c="41"/></text:p>
          </table:table-cell>
          <table:table-cell table:style-name="ce1" office:value-type="string" calcext:value-type="string">
            <text:p>Registro Auxiliar de Bienes Muebles</text:p>
          </table:table-cell>
          <table:table-cell table:style-name="ce1" table:number-columns-repeated="2"/>
          <table:table-cell table:formula="of:=CONCATENATE(&quot;INSERT INTO sss_sistemas_ventanas VALUES('&quot;;[.A248];&quot;','&quot;;[.B248];&quot;','&quot;;[.C248];&quot;','&quot;;[.D248];&quot;');&quot;)" office:value-type="string" office:string-value="INSERT INTO sss_sistemas_ventanas VALUES('SAF','sigesp_saf_r_registrobienesmuebles.php                                          ','Registro Auxiliar de Bienes Muebles','');" calcext:value-type="string">
            <text:p>INSERT INTO sss_sistemas_ventanas VALUES('SAF','sigesp_saf_r_registrobienesmuebles.php <text:s text:c="41"/>','Registro Auxiliar de Bienes Muebles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relbmf3.php <text:s text:c="55"/></text:p>
          </table:table-cell>
          <table:table-cell table:style-name="ce1" office:value-type="string" calcext:value-type="string">
            <text:p>Relación de Bienes Muebles Faltantes BM-3</text:p>
          </table:table-cell>
          <table:table-cell table:style-name="ce1" table:number-columns-repeated="2"/>
          <table:table-cell table:formula="of:=CONCATENATE(&quot;INSERT INTO sss_sistemas_ventanas VALUES('&quot;;[.A249];&quot;','&quot;;[.B249];&quot;','&quot;;[.C249];&quot;','&quot;;[.D249];&quot;');&quot;)" office:value-type="string" office:string-value="INSERT INTO sss_sistemas_ventanas VALUES('SAF','sigesp_saf_r_relbmf3.php                                                        ','Relación de Bienes Muebles Faltantes BM-3','');" calcext:value-type="string">
            <text:p>INSERT INTO sss_sistemas_ventanas VALUES('SAF','sigesp_saf_r_relbmf3.php <text:s text:c="55"/>','Relación de Bienes Muebles Faltantes BM-3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relmovbm2.php <text:s text:c="53"/></text:p>
          </table:table-cell>
          <table:table-cell table:style-name="ce1" office:value-type="string" calcext:value-type="string">
            <text:p>Relación del Movimiento de Bienes Muebles BM-2</text:p>
          </table:table-cell>
          <table:table-cell table:style-name="ce1" table:number-columns-repeated="2"/>
          <table:table-cell table:formula="of:=CONCATENATE(&quot;INSERT INTO sss_sistemas_ventanas VALUES('&quot;;[.A250];&quot;','&quot;;[.B250];&quot;','&quot;;[.C250];&quot;','&quot;;[.D250];&quot;');&quot;)" office:value-type="string" office:string-value="INSERT INTO sss_sistemas_ventanas VALUES('SAF','sigesp_saf_r_relmovbm2.php                                                      ','Relación del Movimiento de Bienes Muebles BM-2','');" calcext:value-type="string">
            <text:p>INSERT INTO sss_sistemas_ventanas VALUES('SAF','sigesp_saf_r_relmovbm2.php <text:s text:c="53"/>','Relación del Movimiento de Bienes Muebles BM-2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rendmen.php <text:s text:c="55"/></text:p>
          </table:table-cell>
          <table:table-cell table:style-name="ce1" office:value-type="string" calcext:value-type="string">
            <text:p>Rendición Mensual de Cuenta</text:p>
          </table:table-cell>
          <table:table-cell table:style-name="ce1" table:number-columns-repeated="2"/>
          <table:table-cell table:formula="of:=CONCATENATE(&quot;INSERT INTO sss_sistemas_ventanas VALUES('&quot;;[.A251];&quot;','&quot;;[.B251];&quot;','&quot;;[.C251];&quot;','&quot;;[.D251];&quot;');&quot;)" office:value-type="string" office:string-value="INSERT INTO sss_sistemas_ventanas VALUES('SAF','sigesp_saf_r_rendmen.php                                                        ','Rendición Mensual de Cuenta','');" calcext:value-type="string">
            <text:p>INSERT INTO sss_sistemas_ventanas VALUES('SAF','sigesp_saf_r_rendmen.php <text:s text:c="55"/>','Rendición Mensual de Cuenta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resbiegru.php <text:s text:c="53"/></text:p>
          </table:table-cell>
          <table:table-cell table:style-name="ce1" office:value-type="string" calcext:value-type="string">
            <text:p>Resúmen de Bienes Muebles por Grupo</text:p>
          </table:table-cell>
          <table:table-cell table:style-name="ce1" table:number-columns-repeated="2"/>
          <table:table-cell table:formula="of:=CONCATENATE(&quot;INSERT INTO sss_sistemas_ventanas VALUES('&quot;;[.A252];&quot;','&quot;;[.B252];&quot;','&quot;;[.C252];&quot;','&quot;;[.D252];&quot;');&quot;)" office:value-type="string" office:string-value="INSERT INTO sss_sistemas_ventanas VALUES('SAF','sigesp_saf_r_resbiegru.php                                                      ','Resúmen de Bienes Muebles por Grupo','');" calcext:value-type="string">
            <text:p>INSERT INTO sss_sistemas_ventanas VALUES('SAF','sigesp_saf_r_resbiegru.php <text:s text:c="53"/>','Resúmen de Bienes Muebles por Grupo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resctabm4.php <text:s text:c="53"/></text:p>
          </table:table-cell>
          <table:table-cell table:style-name="ce1" office:value-type="string" calcext:value-type="string">
            <text:p>Resúmen de la Cuenta de Bienes Muebles BM-4</text:p>
          </table:table-cell>
          <table:table-cell table:style-name="ce1" table:number-columns-repeated="2"/>
          <table:table-cell table:formula="of:=CONCATENATE(&quot;INSERT INTO sss_sistemas_ventanas VALUES('&quot;;[.A253];&quot;','&quot;;[.B253];&quot;','&quot;;[.C253];&quot;','&quot;;[.D253];&quot;');&quot;)" office:value-type="string" office:string-value="INSERT INTO sss_sistemas_ventanas VALUES('SAF','sigesp_saf_r_resctabm4.php                                                      ','Resúmen de la Cuenta de Bienes Muebles BM-4','');" calcext:value-type="string">
            <text:p>INSERT INTO sss_sistemas_ventanas VALUES('SAF','sigesp_saf_r_resctabm4.php <text:s text:c="53"/>','Resúmen de la Cuenta de Bienes Muebles BM-4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sigecof.php <text:s text:c="55"/></text:p>
          </table:table-cell>
          <table:table-cell table:style-name="ce1" office:value-type="string" calcext:value-type="string">
            <text:p>Listado Catálogo SIGECOF</text:p>
          </table:table-cell>
          <table:table-cell table:style-name="ce1" table:number-columns-repeated="2"/>
          <table:table-cell table:formula="of:=CONCATENATE(&quot;INSERT INTO sss_sistemas_ventanas VALUES('&quot;;[.A254];&quot;','&quot;;[.B254];&quot;','&quot;;[.C254];&quot;','&quot;;[.D254];&quot;');&quot;)" office:value-type="string" office:string-value="INSERT INTO sss_sistemas_ventanas VALUES('SAF','sigesp_saf_r_sigecof.php                                                        ','Listado Catálogo SIGECOF','');" calcext:value-type="string">
            <text:p>INSERT INTO sss_sistemas_ventanas VALUES('SAF','sigesp_saf_r_sigecof.php <text:s text:c="55"/>','Listado Catálogo SIGECOF','');</text:p>
          </table:table-cell>
        </table:table-row>
        <table:table-row table:style-name="ro1">
          <table:table-cell table:style-name="ce1" office:value-type="string" calcext:value-type="string">
            <text:p>SAF</text:p>
          </table:table-cell>
          <table:table-cell office:value-type="string" calcext:value-type="string">
            <text:p>sigesp_saf_r_tipos_bien.php <text:s text:c="52"/></text:p>
          </table:table-cell>
          <table:table-cell table:style-name="ce1" office:value-type="string" calcext:value-type="string">
            <text:p>Tipos de Adquisición de Bienes</text:p>
          </table:table-cell>
          <table:table-cell table:style-name="ce1" table:number-columns-repeated="2"/>
          <table:table-cell table:formula="of:=CONCATENATE(&quot;INSERT INTO sss_sistemas_ventanas VALUES('&quot;;[.A255];&quot;','&quot;;[.B255];&quot;','&quot;;[.C255];&quot;','&quot;;[.D255];&quot;');&quot;)" office:value-type="string" office:string-value="INSERT INTO sss_sistemas_ventanas VALUES('SAF','sigesp_saf_r_tipos_bien.php                                                     ','Tipos de Adquisición de Bienes','');" calcext:value-type="string">
            <text:p>INSERT INTO sss_sistemas_ventanas VALUES('SAF','sigesp_saf_r_tipos_bien.php <text:s text:c="52"/>','Tipos de Adquisición de Bien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config.php <text:s text:c="58"/></text:p>
          </table:table-cell>
          <table:table-cell table:style-name="ce1" office:value-type="string" calcext:value-type="string">
            <text:p>Formato N° Orden de Pago</text:p>
          </table:table-cell>
          <table:table-cell table:style-name="ce1" table:number-columns-repeated="2"/>
          <table:table-cell table:formula="of:=CONCATENATE(&quot;INSERT INTO sss_sistemas_ventanas VALUES('&quot;;[.A256];&quot;','&quot;;[.B256];&quot;','&quot;;[.C256];&quot;','&quot;;[.D256];&quot;');&quot;)" office:value-type="string" office:string-value="INSERT INTO sss_sistemas_ventanas VALUES('SCB','sigesp_scb_config.php                                                           ','Formato N° Orden de Pago','');" calcext:value-type="string">
            <text:p>INSERT INTO sss_sistemas_ventanas VALUES('SCB','sigesp_scb_config.php <text:s text:c="58"/>','Formato N° Orden de Pag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arta_orden_mnd.php <text:s text:c="47"/></text:p>
          </table:table-cell>
          <table:table-cell table:style-name="ce1" office:value-type="string" calcext:value-type="string">
            <text:p>Carta Orden Múltiples Notas de Débito</text:p>
          </table:table-cell>
          <table:table-cell table:style-name="ce1" table:number-columns-repeated="2"/>
          <table:table-cell table:formula="of:=CONCATENATE(&quot;INSERT INTO sss_sistemas_ventanas VALUES('&quot;;[.A257];&quot;','&quot;;[.B257];&quot;','&quot;;[.C257];&quot;','&quot;;[.D257];&quot;');&quot;)" office:value-type="string" office:string-value="INSERT INTO sss_sistemas_ventanas VALUES('SCB','sigesp_scb_p_carta_orden_mnd.php                                                ','Carta Orden Múltiples Notas de Débito','');" calcext:value-type="string">
            <text:p>INSERT INTO sss_sistemas_ventanas VALUES('SCB','sigesp_scb_p_carta_orden_mnd.php <text:s text:c="47"/>','Carta Orden Múltiples Notas de Débit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arta_orden.php <text:s text:c="51"/></text:p>
          </table:table-cell>
          <table:table-cell table:style-name="ce1" office:value-type="string" calcext:value-type="string">
            <text:p>Carta Orden Única Nota de Débito</text:p>
          </table:table-cell>
          <table:table-cell table:style-name="ce1" table:number-columns-repeated="2"/>
          <table:table-cell table:formula="of:=CONCATENATE(&quot;INSERT INTO sss_sistemas_ventanas VALUES('&quot;;[.A258];&quot;','&quot;;[.B258];&quot;','&quot;;[.C258];&quot;','&quot;;[.D258];&quot;');&quot;)" office:value-type="string" office:string-value="INSERT INTO sss_sistemas_ventanas VALUES('SCB','sigesp_scb_p_carta_orden.php                                                    ','Carta Orden Única Nota de Débito','');" calcext:value-type="string">
            <text:p>INSERT INTO sss_sistemas_ventanas VALUES('SCB','sigesp_scb_p_carta_orden.php <text:s text:c="51"/>','Carta Orden Única Nota de Débit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mp_ret_1x1000.php <text:s text:c="48"/></text:p>
          </table:table-cell>
          <table:table-cell table:style-name="ce1" office:value-type="string" calcext:value-type="string">
            <text:p>Crear Comprobante</text:p>
          </table:table-cell>
          <table:table-cell table:style-name="ce1" table:number-columns-repeated="2"/>
          <table:table-cell table:formula="of:=CONCATENATE(&quot;INSERT INTO sss_sistemas_ventanas VALUES('&quot;;[.A259];&quot;','&quot;;[.B259];&quot;','&quot;;[.C259];&quot;','&quot;;[.D259];&quot;');&quot;)" office:value-type="string" office:string-value="INSERT INTO sss_sistemas_ventanas VALUES('SCB','sigesp_scb_p_cmp_ret_1x1000.php                                                 ','Crear Comprobante','');" calcext:value-type="string">
            <text:p>INSERT INTO sss_sistemas_ventanas VALUES('SCB','sigesp_scb_p_cmp_ret_1x1000.php <text:s text:c="48"/>','Crear Comprobante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mp_retencion.php <text:s text:c="49"/></text:p>
          </table:table-cell>
          <table:table-cell table:style-name="ce1" office:value-type="string" calcext:value-type="string">
            <text:p>Crear Comprobante</text:p>
          </table:table-cell>
          <table:table-cell table:style-name="ce1" table:number-columns-repeated="2"/>
          <table:table-cell table:formula="of:=CONCATENATE(&quot;INSERT INTO sss_sistemas_ventanas VALUES('&quot;;[.A260];&quot;','&quot;;[.B260];&quot;','&quot;;[.C260];&quot;','&quot;;[.D260];&quot;');&quot;)" office:value-type="string" office:string-value="INSERT INTO sss_sistemas_ventanas VALUES('SCB','sigesp_scb_p_cmp_retencion.php                                                  ','Crear Comprobante','');" calcext:value-type="string">
            <text:p>INSERT INTO sss_sistemas_ventanas VALUES('SCB','sigesp_scb_p_cmp_retencion.php <text:s text:c="49"/>','Crear Comprobante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mp_ret_mcp.php <text:s text:c="51"/></text:p>
          </table:table-cell>
          <table:table-cell table:style-name="ce1" office:value-type="string" calcext:value-type="string">
            <text:p>Crear Comprobante</text:p>
          </table:table-cell>
          <table:table-cell table:style-name="ce1" table:number-columns-repeated="2"/>
          <table:table-cell table:formula="of:=CONCATENATE(&quot;INSERT INTO sss_sistemas_ventanas VALUES('&quot;;[.A261];&quot;','&quot;;[.B261];&quot;','&quot;;[.C261];&quot;','&quot;;[.D261];&quot;');&quot;)" office:value-type="string" office:string-value="INSERT INTO sss_sistemas_ventanas VALUES('SCB','sigesp_scb_p_cmp_ret_mcp.php                                                    ','Crear Comprobante','');" calcext:value-type="string">
            <text:p>INSERT INTO sss_sistemas_ventanas VALUES('SCB','sigesp_scb_p_cmp_ret_mcp.php <text:s text:c="51"/>','Crear Comprobante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mp_ret_mod.php <text:s text:c="51"/></text:p>
          </table:table-cell>
          <table:table-cell table:style-name="ce1" office:value-type="string" calcext:value-type="string">
            <text:p>Modificar Comprobante</text:p>
          </table:table-cell>
          <table:table-cell table:style-name="ce1" table:number-columns-repeated="2"/>
          <table:table-cell table:formula="of:=CONCATENATE(&quot;INSERT INTO sss_sistemas_ventanas VALUES('&quot;;[.A262];&quot;','&quot;;[.B262];&quot;','&quot;;[.C262];&quot;','&quot;;[.D262];&quot;');&quot;)" office:value-type="string" office:string-value="INSERT INTO sss_sistemas_ventanas VALUES('SCB','sigesp_scb_p_cmp_ret_mod.php                                                    ','Modificar Comprobante','');" calcext:value-type="string">
            <text:p>INSERT INTO sss_sistemas_ventanas VALUES('SCB','sigesp_scb_p_cmp_ret_mod.php <text:s text:c="51"/>','Modificar Comprobante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mp_ret_mun_otros.php <text:s text:c="45"/></text:p>
          </table:table-cell>
          <table:table-cell table:style-name="ce1" office:value-type="string" calcext:value-type="string">
            <text:p>Otros Comprobantes</text:p>
          </table:table-cell>
          <table:table-cell table:style-name="ce1" table:number-columns-repeated="2"/>
          <table:table-cell table:formula="of:=CONCATENATE(&quot;INSERT INTO sss_sistemas_ventanas VALUES('&quot;;[.A263];&quot;','&quot;;[.B263];&quot;','&quot;;[.C263];&quot;','&quot;;[.D263];&quot;');&quot;)" office:value-type="string" office:string-value="INSERT INTO sss_sistemas_ventanas VALUES('SCB','sigesp_scb_p_cmp_ret_mun_otros.php                                              ','Otros Comprobantes','');" calcext:value-type="string">
            <text:p>INSERT INTO sss_sistemas_ventanas VALUES('SCB','sigesp_scb_p_cmp_ret_mun_otros.php <text:s text:c="45"/>','Otros Comprobant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cilerror.php <text:s text:c="51"/></text:p>
          </table:table-cell>
          <table:table-cell table:style-name="ce1" office:value-type="string" calcext:value-type="string">
            <text:p>Error de Banco</text:p>
          </table:table-cell>
          <table:table-cell table:style-name="ce1" table:number-columns-repeated="2"/>
          <table:table-cell table:formula="of:=CONCATENATE(&quot;INSERT INTO sss_sistemas_ventanas VALUES('&quot;;[.A264];&quot;','&quot;;[.B264];&quot;','&quot;;[.C264];&quot;','&quot;;[.D264];&quot;');&quot;)" office:value-type="string" office:string-value="INSERT INTO sss_sistemas_ventanas VALUES('SCB','sigesp_scb_p_concilerror.php                                                    ','Error de Banco','');" calcext:value-type="string">
            <text:p>INSERT INTO sss_sistemas_ventanas VALUES('SCB','sigesp_scb_p_concilerror.php <text:s text:c="51"/>','Error de Banc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ciliacion.php <text:s text:c="50"/></text:p>
          </table:table-cell>
          <table:table-cell table:style-name="ce1" office:value-type="string" calcext:value-type="string">
            <text:p>Conciliación Bancaria</text:p>
          </table:table-cell>
          <table:table-cell table:style-name="ce1" table:number-columns-repeated="2"/>
          <table:table-cell table:formula="of:=CONCATENATE(&quot;INSERT INTO sss_sistemas_ventanas VALUES('&quot;;[.A265];&quot;','&quot;;[.B265];&quot;','&quot;;[.C265];&quot;','&quot;;[.D265];&quot;');&quot;)" office:value-type="string" office:string-value="INSERT INTO sss_sistemas_ventanas VALUES('SCB','sigesp_scb_p_conciliacion.php                                                   ','Conciliación Bancaria','');" calcext:value-type="string">
            <text:p>INSERT INTO sss_sistemas_ventanas VALUES('SCB','sigesp_scb_p_conciliacion.php <text:s text:c="50"/>','Conciliación Bancari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cartaorden.php <text:s text:c="47"/></text:p>
          </table:table-cell>
          <table:table-cell table:style-name="ce1" office:value-type="string" calcext:value-type="string">
            <text:p>Configuración Formato Carta Orden</text:p>
          </table:table-cell>
          <table:table-cell table:style-name="ce1" table:number-columns-repeated="2"/>
          <table:table-cell table:formula="of:=CONCATENATE(&quot;INSERT INTO sss_sistemas_ventanas VALUES('&quot;;[.A266];&quot;','&quot;;[.B266];&quot;','&quot;;[.C266];&quot;','&quot;;[.D266];&quot;');&quot;)" office:value-type="string" office:string-value="INSERT INTO sss_sistemas_ventanas VALUES('SCB','sigesp_scb_p_conf_cartaorden.php                                                ','Configuración Formato Carta Orden','');" calcext:value-type="string">
            <text:p>INSERT INTO sss_sistemas_ventanas VALUES('SCB','sigesp_scb_p_conf_cartaorden.php <text:s text:c="47"/>','Configuración Formato Carta Orden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disponibilidad.php <text:s text:c="43"/></text:p>
          </table:table-cell>
          <table:table-cell table:style-name="ce1" office:value-type="string" calcext:value-type="string">
            <text:p>Validación Disponibilidad Financiera</text:p>
          </table:table-cell>
          <table:table-cell table:style-name="ce1" table:number-columns-repeated="2"/>
          <table:table-cell table:formula="of:=CONCATENATE(&quot;INSERT INTO sss_sistemas_ventanas VALUES('&quot;;[.A267];&quot;','&quot;;[.B267];&quot;','&quot;;[.C267];&quot;','&quot;;[.D267];&quot;');&quot;)" office:value-type="string" office:string-value="INSERT INTO sss_sistemas_ventanas VALUES('SCB','sigesp_scb_p_conf_disponibilidad.php                                            ','Validación Disponibilidad Financiera','');" calcext:value-type="string">
            <text:p>INSERT INTO sss_sistemas_ventanas VALUES('SCB','sigesp_scb_p_conf_disponibilidad.php <text:s text:c="43"/>','Validación Disponibilidad Financier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select_cartaorden.php <text:s text:c="40"/></text:p>
          </table:table-cell>
          <table:table-cell table:style-name="ce1" office:value-type="string" calcext:value-type="string">
            <text:p>Selección Formato Carta Orden</text:p>
          </table:table-cell>
          <table:table-cell table:style-name="ce1" table:number-columns-repeated="2"/>
          <table:table-cell table:formula="of:=CONCATENATE(&quot;INSERT INTO sss_sistemas_ventanas VALUES('&quot;;[.A268];&quot;','&quot;;[.B268];&quot;','&quot;;[.C268];&quot;','&quot;;[.D268];&quot;');&quot;)" office:value-type="string" office:string-value="INSERT INTO sss_sistemas_ventanas VALUES('SCB','sigesp_scb_p_conf_select_cartaorden.php                                         ','Selección Formato Carta Orden','');" calcext:value-type="string">
            <text:p>INSERT INTO sss_sistemas_ventanas VALUES('SCB','sigesp_scb_p_conf_select_cartaorden.php <text:s text:c="40"/>','Selección Formato Carta Orden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bancoro.php <text:s text:c="42"/></text:p>
          </table:table-cell>
          <table:table-cell table:style-name="ce1" office:value-type="string" calcext:value-type="string">
            <text:p>Banco Bancoro</text:p>
          </table:table-cell>
          <table:table-cell table:style-name="ce1" table:number-columns-repeated="2"/>
          <table:table-cell table:formula="of:=CONCATENATE(&quot;INSERT INTO sss_sistemas_ventanas VALUES('&quot;;[.A269];&quot;','&quot;;[.B269];&quot;','&quot;;[.C269];&quot;','&quot;;[.D269];&quot;');&quot;)" office:value-type="string" office:string-value="INSERT INTO sss_sistemas_ventanas VALUES('SCB','sigesp_scb_p_conf_voucher_bancoro.php                                           ','Banco Bancoro','');" calcext:value-type="string">
            <text:p>INSERT INTO sss_sistemas_ventanas VALUES('SCB','sigesp_scb_p_conf_voucher_bancoro.php <text:s text:c="42"/>','Banco Bancor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banesco.php <text:s text:c="42"/></text:p>
          </table:table-cell>
          <table:table-cell table:style-name="ce1" office:value-type="string" calcext:value-type="string">
            <text:p>Banco Banesco</text:p>
          </table:table-cell>
          <table:table-cell table:style-name="ce1" table:number-columns-repeated="2"/>
          <table:table-cell table:formula="of:=CONCATENATE(&quot;INSERT INTO sss_sistemas_ventanas VALUES('&quot;;[.A270];&quot;','&quot;;[.B270];&quot;','&quot;;[.C270];&quot;','&quot;;[.D270];&quot;');&quot;)" office:value-type="string" office:string-value="INSERT INTO sss_sistemas_ventanas VALUES('SCB','sigesp_scb_p_conf_voucher_banesco.php                                           ','Banco Banesco','');" calcext:value-type="string">
            <text:p>INSERT INTO sss_sistemas_ventanas VALUES('SCB','sigesp_scb_p_conf_voucher_banesco.php <text:s text:c="42"/>','Banco Banesc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banfoandes.php <text:s text:c="39"/></text:p>
          </table:table-cell>
          <table:table-cell table:style-name="ce1" office:value-type="string" calcext:value-type="string">
            <text:p>Banco Banfoandes</text:p>
          </table:table-cell>
          <table:table-cell table:style-name="ce1" table:number-columns-repeated="2"/>
          <table:table-cell table:formula="of:=CONCATENATE(&quot;INSERT INTO sss_sistemas_ventanas VALUES('&quot;;[.A271];&quot;','&quot;;[.B271];&quot;','&quot;;[.C271];&quot;','&quot;;[.D271];&quot;');&quot;)" office:value-type="string" office:string-value="INSERT INTO sss_sistemas_ventanas VALUES('SCB','sigesp_scb_p_conf_voucher_banfoandes.php                                        ','Banco Banfoandes','');" calcext:value-type="string">
            <text:p>INSERT INTO sss_sistemas_ventanas VALUES('SCB','sigesp_scb_p_conf_voucher_banfoandes.php <text:s text:c="39"/>','Banco Banfoand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bod.php <text:s text:c="46"/></text:p>
          </table:table-cell>
          <table:table-cell table:style-name="ce1" office:value-type="string" calcext:value-type="string">
            <text:p>Banco BOD</text:p>
          </table:table-cell>
          <table:table-cell table:style-name="ce1" table:number-columns-repeated="2"/>
          <table:table-cell table:formula="of:=CONCATENATE(&quot;INSERT INTO sss_sistemas_ventanas VALUES('&quot;;[.A272];&quot;','&quot;;[.B272];&quot;','&quot;;[.C272];&quot;','&quot;;[.D272];&quot;');&quot;)" office:value-type="string" office:string-value="INSERT INTO sss_sistemas_ventanas VALUES('SCB','sigesp_scb_p_conf_voucher_bod.php                                               ','Banco BOD','');" calcext:value-type="string">
            <text:p>INSERT INTO sss_sistemas_ventanas VALUES('SCB','sigesp_scb_p_conf_voucher_bod.php <text:s text:c="46"/>','Banco BOD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caroni.php <text:s text:c="43"/></text:p>
          </table:table-cell>
          <table:table-cell table:style-name="ce1" office:value-type="string" calcext:value-type="string">
            <text:p>Banco Caroní</text:p>
          </table:table-cell>
          <table:table-cell table:style-name="ce1" table:number-columns-repeated="2"/>
          <table:table-cell table:formula="of:=CONCATENATE(&quot;INSERT INTO sss_sistemas_ventanas VALUES('&quot;;[.A273];&quot;','&quot;;[.B273];&quot;','&quot;;[.C273];&quot;','&quot;;[.D273];&quot;');&quot;)" office:value-type="string" office:string-value="INSERT INTO sss_sistemas_ventanas VALUES('SCB','sigesp_scb_p_conf_voucher_caroni.php                                            ','Banco Caroní','');" calcext:value-type="string">
            <text:p>INSERT INTO sss_sistemas_ventanas VALUES('SCB','sigesp_scb_p_conf_voucher_caroni.php <text:s text:c="43"/>','Banco Caroní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central.php <text:s text:c="42"/></text:p>
          </table:table-cell>
          <table:table-cell table:style-name="ce1" office:value-type="string" calcext:value-type="string">
            <text:p>Banco Central</text:p>
          </table:table-cell>
          <table:table-cell table:style-name="ce1" table:number-columns-repeated="2"/>
          <table:table-cell table:formula="of:=CONCATENATE(&quot;INSERT INTO sss_sistemas_ventanas VALUES('&quot;;[.A274];&quot;','&quot;;[.B274];&quot;','&quot;;[.C274];&quot;','&quot;;[.D274];&quot;');&quot;)" office:value-type="string" office:string-value="INSERT INTO sss_sistemas_ventanas VALUES('SCB','sigesp_scb_p_conf_voucher_central.php                                           ','Banco Central','');" calcext:value-type="string">
            <text:p>INSERT INTO sss_sistemas_ventanas VALUES('SCB','sigesp_scb_p_conf_voucher_central.php <text:s text:c="42"/>','Banco Central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federal.php <text:s text:c="42"/></text:p>
          </table:table-cell>
          <table:table-cell table:style-name="ce1" office:value-type="string" calcext:value-type="string">
            <text:p>Banco Federal</text:p>
          </table:table-cell>
          <table:table-cell table:style-name="ce1" table:number-columns-repeated="2"/>
          <table:table-cell table:formula="of:=CONCATENATE(&quot;INSERT INTO sss_sistemas_ventanas VALUES('&quot;;[.A275];&quot;','&quot;;[.B275];&quot;','&quot;;[.C275];&quot;','&quot;;[.D275];&quot;');&quot;)" office:value-type="string" office:string-value="INSERT INTO sss_sistemas_ventanas VALUES('SCB','sigesp_scb_p_conf_voucher_federal.php                                           ','Banco Federal','');" calcext:value-type="string">
            <text:p>INSERT INTO sss_sistemas_ventanas VALUES('SCB','sigesp_scb_p_conf_voucher_federal.php <text:s text:c="42"/>','Banco Federal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industrial.php <text:s text:c="39"/></text:p>
          </table:table-cell>
          <table:table-cell table:style-name="ce1" office:value-type="string" calcext:value-type="string">
            <text:p>Banco Industrial</text:p>
          </table:table-cell>
          <table:table-cell table:style-name="ce1" table:number-columns-repeated="2"/>
          <table:table-cell table:formula="of:=CONCATENATE(&quot;INSERT INTO sss_sistemas_ventanas VALUES('&quot;;[.A276];&quot;','&quot;;[.B276];&quot;','&quot;;[.C276];&quot;','&quot;;[.D276];&quot;');&quot;)" office:value-type="string" office:string-value="INSERT INTO sss_sistemas_ventanas VALUES('SCB','sigesp_scb_p_conf_voucher_industrial.php                                        ','Banco Industrial','');" calcext:value-type="string">
            <text:p>INSERT INTO sss_sistemas_ventanas VALUES('SCB','sigesp_scb_p_conf_voucher_industrial.php <text:s text:c="39"/>','Banco Industrial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mercantil.php <text:s text:c="40"/></text:p>
          </table:table-cell>
          <table:table-cell table:style-name="ce1" office:value-type="string" calcext:value-type="string">
            <text:p>Banco Mercantil</text:p>
          </table:table-cell>
          <table:table-cell table:style-name="ce1" table:number-columns-repeated="2"/>
          <table:table-cell table:formula="of:=CONCATENATE(&quot;INSERT INTO sss_sistemas_ventanas VALUES('&quot;;[.A277];&quot;','&quot;;[.B277];&quot;','&quot;;[.C277];&quot;','&quot;;[.D277];&quot;');&quot;)" office:value-type="string" office:string-value="INSERT INTO sss_sistemas_ventanas VALUES('SCB','sigesp_scb_p_conf_voucher_mercantil.php                                         ','Banco Mercantil','');" calcext:value-type="string">
            <text:p>INSERT INTO sss_sistemas_ventanas VALUES('SCB','sigesp_scb_p_conf_voucher_mercantil.php <text:s text:c="40"/>','Banco Mercantil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.php <text:s text:c="50"/></text:p>
          </table:table-cell>
          <table:table-cell table:style-name="ce1" office:value-type="string" calcext:value-type="string">
            <text:p>Medidas de Cheque Voucher</text:p>
          </table:table-cell>
          <table:table-cell table:style-name="ce1" table:number-columns-repeated="2"/>
          <table:table-cell table:formula="of:=CONCATENATE(&quot;INSERT INTO sss_sistemas_ventanas VALUES('&quot;;[.A278];&quot;','&quot;;[.B278];&quot;','&quot;;[.C278];&quot;','&quot;;[.D278];&quot;');&quot;)" office:value-type="string" office:string-value="INSERT INTO sss_sistemas_ventanas VALUES('SCB','sigesp_scb_p_conf_voucher.php                                                   ','Medidas de Cheque Voucher','');" calcext:value-type="string">
            <text:p>INSERT INTO sss_sistemas_ventanas VALUES('SCB','sigesp_scb_p_conf_voucher.php <text:s text:c="50"/>','Medidas de Cheque Voucher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provincial.php <text:s text:c="39"/></text:p>
          </table:table-cell>
          <table:table-cell table:style-name="ce1" office:value-type="string" calcext:value-type="string">
            <text:p>Banco Provincial</text:p>
          </table:table-cell>
          <table:table-cell table:style-name="ce1" table:number-columns-repeated="2"/>
          <table:table-cell table:formula="of:=CONCATENATE(&quot;INSERT INTO sss_sistemas_ventanas VALUES('&quot;;[.A279];&quot;','&quot;;[.B279];&quot;','&quot;;[.C279];&quot;','&quot;;[.D279];&quot;');&quot;)" office:value-type="string" office:string-value="INSERT INTO sss_sistemas_ventanas VALUES('SCB','sigesp_scb_p_conf_voucher_provincial.php                                        ','Banco Provincial','');" calcext:value-type="string">
            <text:p>INSERT INTO sss_sistemas_ventanas VALUES('SCB','sigesp_scb_p_conf_voucher_provincial.php <text:s text:c="39"/>','Banco Provincial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tesoro.php <text:s text:c="43"/></text:p>
          </table:table-cell>
          <table:table-cell table:style-name="ce1" office:value-type="string" calcext:value-type="string">
            <text:p>Banco Del Tesoro</text:p>
          </table:table-cell>
          <table:table-cell table:style-name="ce1" table:number-columns-repeated="2"/>
          <table:table-cell table:formula="of:=CONCATENATE(&quot;INSERT INTO sss_sistemas_ventanas VALUES('&quot;;[.A280];&quot;','&quot;;[.B280];&quot;','&quot;;[.C280];&quot;','&quot;;[.D280];&quot;');&quot;)" office:value-type="string" office:string-value="INSERT INTO sss_sistemas_ventanas VALUES('SCB','sigesp_scb_p_conf_voucher_tesoro.php                                            ','Banco Del Tesoro','');" calcext:value-type="string">
            <text:p>INSERT INTO sss_sistemas_ventanas VALUES('SCB','sigesp_scb_p_conf_voucher_tesoro.php <text:s text:c="43"/>','Banco Del Tesor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f_voucher_venezuela.php <text:s text:c="40"/></text:p>
          </table:table-cell>
          <table:table-cell table:style-name="ce1" office:value-type="string" calcext:value-type="string">
            <text:p>Banco Venezuela</text:p>
          </table:table-cell>
          <table:table-cell table:style-name="ce1" table:number-columns-repeated="2"/>
          <table:table-cell table:formula="of:=CONCATENATE(&quot;INSERT INTO sss_sistemas_ventanas VALUES('&quot;;[.A281];&quot;','&quot;;[.B281];&quot;','&quot;;[.C281];&quot;','&quot;;[.D281];&quot;');&quot;)" office:value-type="string" office:string-value="INSERT INTO sss_sistemas_ventanas VALUES('SCB','sigesp_scb_p_conf_voucher_venezuela.php                                         ','Banco Venezuela','');" calcext:value-type="string">
            <text:p>INSERT INTO sss_sistemas_ventanas VALUES('SCB','sigesp_scb_p_conf_voucher_venezuela.php <text:s text:c="40"/>','Banco Venezuel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controldocumentos.php <text:s text:c="45"/></text:p>
          </table:table-cell>
          <table:table-cell table:style-name="ce1" office:value-type="string" calcext:value-type="string">
            <text:p>Control Documentos</text:p>
          </table:table-cell>
          <table:table-cell table:style-name="ce1" table:number-columns-repeated="2"/>
          <table:table-cell table:formula="of:=CONCATENATE(&quot;INSERT INTO sss_sistemas_ventanas VALUES('&quot;;[.A282];&quot;','&quot;;[.B282];&quot;','&quot;;[.C282];&quot;','&quot;;[.D282];&quot;');&quot;)" office:value-type="string" office:string-value="INSERT INTO sss_sistemas_ventanas VALUES('SCB','sigesp_scb_p_controldocumentos.php                                              ','Control Documentos','');" calcext:value-type="string">
            <text:p>INSERT INTO sss_sistemas_ventanas VALUES('SCB','sigesp_scb_p_controldocumentos.php <text:s text:c="45"/>','Control Document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desprogpago.php <text:s text:c="51"/></text:p>
          </table:table-cell>
          <table:table-cell table:style-name="ce1" office:value-type="string" calcext:value-type="string">
            <text:p>Desprogramación de Pagos</text:p>
          </table:table-cell>
          <table:table-cell table:style-name="ce1" table:number-columns-repeated="2"/>
          <table:table-cell table:formula="of:=CONCATENATE(&quot;INSERT INTO sss_sistemas_ventanas VALUES('&quot;;[.A283];&quot;','&quot;;[.B283];&quot;','&quot;;[.C283];&quot;','&quot;;[.D283];&quot;');&quot;)" office:value-type="string" office:string-value="INSERT INTO sss_sistemas_ventanas VALUES('SCB','sigesp_scb_p_desprogpago.php                                                    ','Desprogramación de Pagos','');" calcext:value-type="string">
            <text:p>INSERT INTO sss_sistemas_ventanas VALUES('SCB','sigesp_scb_p_desprogpago.php <text:s text:c="51"/>','Desprogramación de Pag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elimin_anulado.php <text:s text:c="48"/></text:p>
          </table:table-cell>
          <table:table-cell table:style-name="ce1" office:value-type="string" calcext:value-type="string">
            <text:p>Eliminación Anulados Monto 0</text:p>
          </table:table-cell>
          <table:table-cell table:style-name="ce1" table:number-columns-repeated="2"/>
          <table:table-cell table:formula="of:=CONCATENATE(&quot;INSERT INTO sss_sistemas_ventanas VALUES('&quot;;[.A284];&quot;','&quot;;[.B284];&quot;','&quot;;[.C284];&quot;','&quot;;[.D284];&quot;');&quot;)" office:value-type="string" office:string-value="INSERT INTO sss_sistemas_ventanas VALUES('SCB','sigesp_scb_p_elimin_anulado.php                                                 ','Eliminación Anulados Monto 0','');" calcext:value-type="string">
            <text:p>INSERT INTO sss_sistemas_ventanas VALUES('SCB','sigesp_scb_p_elimin_anulado.php <text:s text:c="48"/>','Eliminación Anulados Monto 0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elimin_carta_orden.php <text:s text:c="44"/></text:p>
          </table:table-cell>
          <table:table-cell table:style-name="ce1" office:value-type="string" calcext:value-type="string">
            <text:p>Eliminación de Carta Orden no Contabilizada</text:p>
          </table:table-cell>
          <table:table-cell table:style-name="ce1" table:number-columns-repeated="2"/>
          <table:table-cell table:formula="of:=CONCATENATE(&quot;INSERT INTO sss_sistemas_ventanas VALUES('&quot;;[.A285];&quot;','&quot;;[.B285];&quot;','&quot;;[.C285];&quot;','&quot;;[.D285];&quot;');&quot;)" office:value-type="string" office:string-value="INSERT INTO sss_sistemas_ventanas VALUES('SCB','sigesp_scb_p_elimin_carta_orden.php                                             ','Eliminación de Carta Orden no Contabilizada','');" calcext:value-type="string">
            <text:p>INSERT INTO sss_sistemas_ventanas VALUES('SCB','sigesp_scb_p_elimin_carta_orden.php <text:s text:c="44"/>','Eliminación de Carta Orden no Contabilizad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elimin_chq.php <text:s text:c="52"/></text:p>
          </table:table-cell>
          <table:table-cell table:style-name="ce1" office:value-type="string" calcext:value-type="string">
            <text:p>Eliminación de Cheques No Contabilizados</text:p>
          </table:table-cell>
          <table:table-cell table:style-name="ce1" table:number-columns-repeated="2"/>
          <table:table-cell table:formula="of:=CONCATENATE(&quot;INSERT INTO sss_sistemas_ventanas VALUES('&quot;;[.A286];&quot;','&quot;;[.B286];&quot;','&quot;;[.C286];&quot;','&quot;;[.D286];&quot;');&quot;)" office:value-type="string" office:string-value="INSERT INTO sss_sistemas_ventanas VALUES('SCB','sigesp_scb_p_elimin_chq.php                                                     ','Eliminación de Cheques No Contabilizados','');" calcext:value-type="string">
            <text:p>INSERT INTO sss_sistemas_ventanas VALUES('SCB','sigesp_scb_p_elimin_chq.php <text:s text:c="52"/>','Eliminación de Cheques No Contabilizad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emision_chq.php <text:s text:c="51"/></text:p>
          </table:table-cell>
          <table:table-cell table:style-name="ce1" office:value-type="string" calcext:value-type="string">
            <text:p>Emisión de Cheques</text:p>
          </table:table-cell>
          <table:table-cell table:style-name="ce1" table:number-columns-repeated="2"/>
          <table:table-cell table:formula="of:=CONCATENATE(&quot;INSERT INTO sss_sistemas_ventanas VALUES('&quot;;[.A287];&quot;','&quot;;[.B287];&quot;','&quot;;[.C287];&quot;','&quot;;[.D287];&quot;');&quot;)" office:value-type="string" office:string-value="INSERT INTO sss_sistemas_ventanas VALUES('SCB','sigesp_scb_p_emision_chq.php                                                    ','Emisión de Cheques','');" calcext:value-type="string">
            <text:p>INSERT INTO sss_sistemas_ventanas VALUES('SCB','sigesp_scb_p_emision_chq.php <text:s text:c="51"/>','Emisión de Chequ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entregach.php <text:s text:c="53"/></text:p>
          </table:table-cell>
          <table:table-cell table:style-name="ce1" office:value-type="string" calcext:value-type="string">
            <text:p>Entrega de Cheques</text:p>
          </table:table-cell>
          <table:table-cell table:style-name="ce1" table:number-columns-repeated="2"/>
          <table:table-cell table:formula="of:=CONCATENATE(&quot;INSERT INTO sss_sistemas_ventanas VALUES('&quot;;[.A288];&quot;','&quot;;[.B288];&quot;','&quot;;[.C288];&quot;','&quot;;[.D288];&quot;');&quot;)" office:value-type="string" office:string-value="INSERT INTO sss_sistemas_ventanas VALUES('SCB','sigesp_scb_p_entregach.php                                                      ','Entrega de Cheques','');" calcext:value-type="string">
            <text:p>INSERT INTO sss_sistemas_ventanas VALUES('SCB','sigesp_scb_p_entregach.php <text:s text:c="53"/>','Entrega de Chequ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generacion_txt.php <text:s text:c="48"/></text:p>
          </table:table-cell>
          <table:table-cell table:style-name="ce1" office:value-type="string" calcext:value-type="string">
            <text:p>Generación de TXT</text:p>
          </table:table-cell>
          <table:table-cell table:style-name="ce1" table:number-columns-repeated="2"/>
          <table:table-cell table:formula="of:=CONCATENATE(&quot;INSERT INTO sss_sistemas_ventanas VALUES('&quot;;[.A289];&quot;','&quot;;[.B289];&quot;','&quot;;[.C289];&quot;','&quot;;[.D289];&quot;');&quot;)" office:value-type="string" office:string-value="INSERT INTO sss_sistemas_ventanas VALUES('SCB','sigesp_scb_p_generacion_txt.php                                                 ','Generación de TXT','');" calcext:value-type="string">
            <text:p>INSERT INTO sss_sistemas_ventanas VALUES('SCB','sigesp_scb_p_generacion_txt.php <text:s text:c="48"/>','Generación de TXT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int_cheqgerencia.php <text:s text:c="46"/></text:p>
          </table:table-cell>
          <table:table-cell table:style-name="ce1" office:value-type="string" calcext:value-type="string">
            <text:p>Cheques de Gerencia</text:p>
          </table:table-cell>
          <table:table-cell table:style-name="ce1" table:number-columns-repeated="2"/>
          <table:table-cell table:formula="of:=CONCATENATE(&quot;INSERT INTO sss_sistemas_ventanas VALUES('&quot;;[.A290];&quot;','&quot;;[.B290];&quot;','&quot;;[.C290];&quot;','&quot;;[.D290];&quot;');&quot;)" office:value-type="string" office:string-value="INSERT INTO sss_sistemas_ventanas VALUES('SCB','sigesp_scb_p_int_cheqgerencia.php                                               ','Cheques de Gerencia','');" calcext:value-type="string">
            <text:p>INSERT INTO sss_sistemas_ventanas VALUES('SCB','sigesp_scb_p_int_cheqgerencia.php <text:s text:c="46"/>','Cheques de Gerenci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int_creditodebito.php <text:s text:c="45"/></text:p>
          </table:table-cell>
          <table:table-cell table:style-name="ce1" office:value-type="string" calcext:value-type="string">
            <text:p>Notas de Débito o Crédito</text:p>
          </table:table-cell>
          <table:table-cell table:style-name="ce1" table:number-columns-repeated="2"/>
          <table:table-cell table:formula="of:=CONCATENATE(&quot;INSERT INTO sss_sistemas_ventanas VALUES('&quot;;[.A291];&quot;','&quot;;[.B291];&quot;','&quot;;[.C291];&quot;','&quot;;[.D291];&quot;');&quot;)" office:value-type="string" office:string-value="INSERT INTO sss_sistemas_ventanas VALUES('SCB','sigesp_scb_p_int_creditodebito.php                                              ','Notas de Débito o Crédito','');" calcext:value-type="string">
            <text:p>INSERT INTO sss_sistemas_ventanas VALUES('SCB','sigesp_scb_p_int_creditodebito.php <text:s text:c="45"/>','Notas de Débito o Crédit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liquidacion_creditos.php <text:s text:c="42"/></text:p>
          </table:table-cell>
          <table:table-cell table:style-name="ce1" office:value-type="string" calcext:value-type="string">
            <text:p>Liquidación de Créditos</text:p>
          </table:table-cell>
          <table:table-cell table:style-name="ce1" table:number-columns-repeated="2"/>
          <table:table-cell table:formula="of:=CONCATENATE(&quot;INSERT INTO sss_sistemas_ventanas VALUES('&quot;;[.A292];&quot;','&quot;;[.B292];&quot;','&quot;;[.C292];&quot;','&quot;;[.D292];&quot;');&quot;)" office:value-type="string" office:string-value="INSERT INTO sss_sistemas_ventanas VALUES('SCB','sigesp_scb_p_liquidacion_creditos.php                                           ','Liquidación de Créditos','');" calcext:value-type="string">
            <text:p>INSERT INTO sss_sistemas_ventanas VALUES('SCB','sigesp_scb_p_liquidacion_creditos.php <text:s text:c="42"/>','Liquidación de Crédit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mant_descuadrados.php <text:s text:c="45"/></text:p>
          </table:table-cell>
          <table:table-cell table:style-name="ce1" office:value-type="string" calcext:value-type="string">
            <text:p>Movimientos Descuadrados</text:p>
          </table:table-cell>
          <table:table-cell table:style-name="ce1" table:number-columns-repeated="2"/>
          <table:table-cell table:formula="of:=CONCATENATE(&quot;INSERT INTO sss_sistemas_ventanas VALUES('&quot;;[.A293];&quot;','&quot;;[.B293];&quot;','&quot;;[.C293];&quot;','&quot;;[.D293];&quot;');&quot;)" office:value-type="string" office:string-value="INSERT INTO sss_sistemas_ventanas VALUES('SCB','sigesp_scb_p_mant_descuadrados.php                                              ','Movimientos Descuadrados','');" calcext:value-type="string">
            <text:p>INSERT INTO sss_sistemas_ventanas VALUES('SCB','sigesp_scb_p_mant_descuadrados.php <text:s text:c="45"/>','Movimientos Descuadrad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modcmpret_1x1000.php <text:s text:c="46"/></text:p>
          </table:table-cell>
          <table:table-cell table:style-name="ce1" office:value-type="string" calcext:value-type="string">
            <text:p>Modificar Comprobante</text:p>
          </table:table-cell>
          <table:table-cell table:style-name="ce1" table:number-columns-repeated="2"/>
          <table:table-cell table:formula="of:=CONCATENATE(&quot;INSERT INTO sss_sistemas_ventanas VALUES('&quot;;[.A294];&quot;','&quot;;[.B294];&quot;','&quot;;[.C294];&quot;','&quot;;[.D294];&quot;');&quot;)" office:value-type="string" office:string-value="INSERT INTO sss_sistemas_ventanas VALUES('SCB','sigesp_scb_p_modcmpret_1x1000.php                                               ','Modificar Comprobante','');" calcext:value-type="string">
            <text:p>INSERT INTO sss_sistemas_ventanas VALUES('SCB','sigesp_scb_p_modcmpret_1x1000.php <text:s text:c="46"/>','Modificar Comprobante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modcmpret.php <text:s text:c="53"/></text:p>
          </table:table-cell>
          <table:table-cell table:style-name="ce1" office:value-type="string" calcext:value-type="string">
            <text:p>Modificar Comprobante</text:p>
          </table:table-cell>
          <table:table-cell table:style-name="ce1" table:number-columns-repeated="2"/>
          <table:table-cell table:formula="of:=CONCATENATE(&quot;INSERT INTO sss_sistemas_ventanas VALUES('&quot;;[.A295];&quot;','&quot;;[.B295];&quot;','&quot;;[.C295];&quot;','&quot;;[.D295];&quot;');&quot;)" office:value-type="string" office:string-value="INSERT INTO sss_sistemas_ventanas VALUES('SCB','sigesp_scb_p_modcmpret.php                                                      ','Modificar Comprobante','');" calcext:value-type="string">
            <text:p>INSERT INTO sss_sistemas_ventanas VALUES('SCB','sigesp_scb_p_modcmpret.php <text:s text:c="53"/>','Modificar Comprobante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modifmovbco.php <text:s text:c="51"/></text:p>
          </table:table-cell>
          <table:table-cell table:style-name="ce1" office:value-type="string" calcext:value-type="string">
            <text:p>Modificación de Movimiento de Banco</text:p>
          </table:table-cell>
          <table:table-cell table:style-name="ce1" table:number-columns-repeated="2"/>
          <table:table-cell table:formula="of:=CONCATENATE(&quot;INSERT INTO sss_sistemas_ventanas VALUES('&quot;;[.A296];&quot;','&quot;;[.B296];&quot;','&quot;;[.C296];&quot;','&quot;;[.D296];&quot;');&quot;)" office:value-type="string" office:string-value="INSERT INTO sss_sistemas_ventanas VALUES('SCB','sigesp_scb_p_modifmovbco.php                                                    ','Modificación de Movimiento de Banco','');" calcext:value-type="string">
            <text:p>INSERT INTO sss_sistemas_ventanas VALUES('SCB','sigesp_scb_p_modifmovbco.php <text:s text:c="51"/>','Modificación de Movimiento de Banc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modifnumdoc.php <text:s text:c="51"/></text:p>
          </table:table-cell>
          <table:table-cell table:style-name="ce1" office:value-type="string" calcext:value-type="string">
            <text:p>Actualizacion de Movimiento de Banco</text:p>
          </table:table-cell>
          <table:table-cell table:style-name="ce1" table:number-columns-repeated="2"/>
          <table:table-cell table:formula="of:=CONCATENATE(&quot;INSERT INTO sss_sistemas_ventanas VALUES('&quot;;[.A297];&quot;','&quot;;[.B297];&quot;','&quot;;[.C297];&quot;','&quot;;[.D297];&quot;');&quot;)" office:value-type="string" office:string-value="INSERT INTO sss_sistemas_ventanas VALUES('SCB','sigesp_scb_p_modifnumdoc.php                                                    ','Actualizacion de Movimiento de Banco','');" calcext:value-type="string">
            <text:p>INSERT INTO sss_sistemas_ventanas VALUES('SCB','sigesp_scb_p_modifnumdoc.php <text:s text:c="51"/>','Actualizacion de Movimiento de Banc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movbanco.php <text:s text:c="54"/></text:p>
          </table:table-cell>
          <table:table-cell table:style-name="ce1" office:value-type="string" calcext:value-type="string">
            <text:p>Movimiento de Banco</text:p>
          </table:table-cell>
          <table:table-cell table:style-name="ce1" table:number-columns-repeated="2"/>
          <table:table-cell table:formula="of:=CONCATENATE(&quot;INSERT INTO sss_sistemas_ventanas VALUES('&quot;;[.A298];&quot;','&quot;;[.B298];&quot;','&quot;;[.C298];&quot;','&quot;;[.D298];&quot;');&quot;)" office:value-type="string" office:string-value="INSERT INTO sss_sistemas_ventanas VALUES('SCB','sigesp_scb_p_movbanco.php                                                       ','Movimiento de Banco','');" calcext:value-type="string">
            <text:p>INSERT INTO sss_sistemas_ventanas VALUES('SCB','sigesp_scb_p_movbanco.php <text:s text:c="54"/>','Movimiento de Banc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movcol.php <text:s text:c="56"/></text:p>
          </table:table-cell>
          <table:table-cell table:style-name="ce1" office:value-type="string" calcext:value-type="string">
            <text:p>Colocaciones</text:p>
          </table:table-cell>
          <table:table-cell table:style-name="ce1" table:number-columns-repeated="2"/>
          <table:table-cell table:formula="of:=CONCATENATE(&quot;INSERT INTO sss_sistemas_ventanas VALUES('&quot;;[.A299];&quot;','&quot;;[.B299];&quot;','&quot;;[.C299];&quot;','&quot;;[.D299];&quot;');&quot;)" office:value-type="string" office:string-value="INSERT INTO sss_sistemas_ventanas VALUES('SCB','sigesp_scb_p_movcol.php                                                         ','Colocaciones','');" calcext:value-type="string">
            <text:p>INSERT INTO sss_sistemas_ventanas VALUES('SCB','sigesp_scb_p_movcol.php <text:s text:c="56"/>','Colocacion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opd_causapaga.php <text:s text:c="49"/></text:p>
          </table:table-cell>
          <table:table-cell table:style-name="ce1" office:value-type="string" calcext:value-type="string">
            <text:p>Orden de Pago Directa Con Compromiso Previo</text:p>
          </table:table-cell>
          <table:table-cell table:style-name="ce1" table:number-columns-repeated="2"/>
          <table:table-cell table:formula="of:=CONCATENATE(&quot;INSERT INTO sss_sistemas_ventanas VALUES('&quot;;[.A300];&quot;','&quot;;[.B300];&quot;','&quot;;[.C300];&quot;','&quot;;[.D300];&quot;');&quot;)" office:value-type="string" office:string-value="INSERT INTO sss_sistemas_ventanas VALUES('SCB','sigesp_scb_p_opd_causapaga.php                                                  ','Orden de Pago Directa Con Compromiso Previo','');" calcext:value-type="string">
            <text:p>INSERT INTO sss_sistemas_ventanas VALUES('SCB','sigesp_scb_p_opd_causapaga.php <text:s text:c="49"/>','Orden de Pago Directa Con Compromiso Previ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orden_pago_directo.php <text:s text:c="44"/></text:p>
          </table:table-cell>
          <table:table-cell table:style-name="ce1" office:value-type="string" calcext:value-type="string">
            <text:p>Orden de Pago Directa</text:p>
          </table:table-cell>
          <table:table-cell table:style-name="ce1" table:number-columns-repeated="2"/>
          <table:table-cell table:formula="of:=CONCATENATE(&quot;INSERT INTO sss_sistemas_ventanas VALUES('&quot;;[.A301];&quot;','&quot;;[.B301];&quot;','&quot;;[.C301];&quot;','&quot;;[.D301];&quot;');&quot;)" office:value-type="string" office:string-value="INSERT INTO sss_sistemas_ventanas VALUES('SCB','sigesp_scb_p_orden_pago_directo.php                                             ','Orden de Pago Directa','');" calcext:value-type="string">
            <text:p>INSERT INTO sss_sistemas_ventanas VALUES('SCB','sigesp_scb_p_orden_pago_directo.php <text:s text:c="44"/>','Orden de Pago Direct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pago_anticipo.php <text:s text:c="49"/></text:p>
          </table:table-cell>
          <table:table-cell table:style-name="ce1" office:value-type="string" calcext:value-type="string">
            <text:p>Pagos Anticipo (Caso Vialidad y Construcción SUCRE)</text:p>
          </table:table-cell>
          <table:table-cell table:style-name="ce1" table:number-columns-repeated="2"/>
          <table:table-cell table:formula="of:=CONCATENATE(&quot;INSERT INTO sss_sistemas_ventanas VALUES('&quot;;[.A302];&quot;','&quot;;[.B302];&quot;','&quot;;[.C302];&quot;','&quot;;[.D302];&quot;');&quot;)" office:value-type="string" office:string-value="INSERT INTO sss_sistemas_ventanas VALUES('SCB','sigesp_scb_p_pago_anticipo.php                                                  ','Pagos Anticipo (Caso Vialidad y Construcción SUCRE)','');" calcext:value-type="string">
            <text:p>INSERT INTO sss_sistemas_ventanas VALUES('SCB','sigesp_scb_p_pago_anticipo.php <text:s text:c="49"/>','Pagos Anticipo (Caso Vialidad y Construcción SUCRE)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pago_directo.php <text:s text:c="50"/></text:p>
          </table:table-cell>
          <table:table-cell table:style-name="ce1" office:value-type="string" calcext:value-type="string">
            <text:p>Pago Directo</text:p>
          </table:table-cell>
          <table:table-cell table:style-name="ce1" table:number-columns-repeated="2"/>
          <table:table-cell table:formula="of:=CONCATENATE(&quot;INSERT INTO sss_sistemas_ventanas VALUES('&quot;;[.A303];&quot;','&quot;;[.B303];&quot;','&quot;;[.C303];&quot;','&quot;;[.D303];&quot;');&quot;)" office:value-type="string" office:string-value="INSERT INTO sss_sistemas_ventanas VALUES('SCB','sigesp_scb_p_pago_directo.php                                                   ','Pago Directo','');" calcext:value-type="string">
            <text:p>INSERT INTO sss_sistemas_ventanas VALUES('SCB','sigesp_scb_p_pago_directo.php <text:s text:c="50"/>','Pago Direct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procesar_no_contabilizables.php <text:s text:c="35"/></text:p>
          </table:table-cell>
          <table:table-cell table:style-name="ce1" office:value-type="string" calcext:value-type="string">
            <text:p>Procesar Documentos no Contabilizables</text:p>
          </table:table-cell>
          <table:table-cell table:style-name="ce1" table:number-columns-repeated="2"/>
          <table:table-cell table:formula="of:=CONCATENATE(&quot;INSERT INTO sss_sistemas_ventanas VALUES('&quot;;[.A304];&quot;','&quot;;[.B304];&quot;','&quot;;[.C304];&quot;','&quot;;[.D304];&quot;');&quot;)" office:value-type="string" office:string-value="INSERT INTO sss_sistemas_ventanas VALUES('SCB','sigesp_scb_p_procesar_no_contabilizables.php                                    ','Procesar Documentos no Contabilizables','');" calcext:value-type="string">
            <text:p>INSERT INTO sss_sistemas_ventanas VALUES('SCB','sigesp_scb_p_procesar_no_contabilizables.php <text:s text:c="35"/>','Procesar Documentos no Contabilizabl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progpago.php <text:s text:c="54"/></text:p>
          </table:table-cell>
          <table:table-cell table:style-name="ce1" office:value-type="string" calcext:value-type="string">
            <text:p>Programación de Pagos</text:p>
          </table:table-cell>
          <table:table-cell table:style-name="ce1" table:number-columns-repeated="2"/>
          <table:table-cell table:formula="of:=CONCATENATE(&quot;INSERT INTO sss_sistemas_ventanas VALUES('&quot;;[.A305];&quot;','&quot;;[.B305];&quot;','&quot;;[.C305];&quot;','&quot;;[.D305];&quot;');&quot;)" office:value-type="string" office:string-value="INSERT INTO sss_sistemas_ventanas VALUES('SCB','sigesp_scb_p_progpago.php                                                       ','Programación de Pagos','');" calcext:value-type="string">
            <text:p>INSERT INTO sss_sistemas_ventanas VALUES('SCB','sigesp_scb_p_progpago.php <text:s text:c="54"/>','Programación de Pag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recuperacion_creditos.php <text:s text:c="41"/></text:p>
          </table:table-cell>
          <table:table-cell table:style-name="ce1" office:value-type="string" calcext:value-type="string">
            <text:p>Cobranza - Recuperación de Créditos</text:p>
          </table:table-cell>
          <table:table-cell table:style-name="ce1" table:number-columns-repeated="2"/>
          <table:table-cell table:formula="of:=CONCATENATE(&quot;INSERT INTO sss_sistemas_ventanas VALUES('&quot;;[.A306];&quot;','&quot;;[.B306];&quot;','&quot;;[.C306];&quot;','&quot;;[.D306];&quot;');&quot;)" office:value-type="string" office:string-value="INSERT INTO sss_sistemas_ventanas VALUES('SCB','sigesp_scb_p_recuperacion_creditos.php                                          ','Cobranza - Recuperación de Créditos','');" calcext:value-type="string">
            <text:p>INSERT INTO sss_sistemas_ventanas VALUES('SCB','sigesp_scb_p_recuperacion_creditos.php <text:s text:c="41"/>','Cobranza - Recuperación de Crédit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reverso_entregach.php <text:s text:c="45"/></text:p>
          </table:table-cell>
          <table:table-cell table:style-name="ce1" office:value-type="string" calcext:value-type="string">
            <text:p>Reverso de Entrega de Cheques</text:p>
          </table:table-cell>
          <table:table-cell table:style-name="ce1" table:number-columns-repeated="2"/>
          <table:table-cell table:formula="of:=CONCATENATE(&quot;INSERT INTO sss_sistemas_ventanas VALUES('&quot;;[.A307];&quot;','&quot;;[.B307];&quot;','&quot;;[.C307];&quot;','&quot;;[.D307];&quot;');&quot;)" office:value-type="string" office:string-value="INSERT INTO sss_sistemas_ventanas VALUES('SCB','sigesp_scb_p_reverso_entregach.php                                              ','Reverso de Entrega de Cheques','');" calcext:value-type="string">
            <text:p>INSERT INTO sss_sistemas_ventanas VALUES('SCB','sigesp_scb_p_reverso_entregach.php <text:s text:c="45"/>','Reverso de Entrega de Chequ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p_transferencias.php <text:s text:c="48"/></text:p>
          </table:table-cell>
          <table:table-cell table:style-name="ce1" office:value-type="string" calcext:value-type="string">
            <text:p>Transferencia Bancaria</text:p>
          </table:table-cell>
          <table:table-cell table:style-name="ce1" table:number-columns-repeated="2"/>
          <table:table-cell table:formula="of:=CONCATENATE(&quot;INSERT INTO sss_sistemas_ventanas VALUES('&quot;;[.A308];&quot;','&quot;;[.B308];&quot;','&quot;;[.C308];&quot;','&quot;;[.D308];&quot;');&quot;)" office:value-type="string" office:string-value="INSERT INTO sss_sistemas_ventanas VALUES('SCB','sigesp_scb_p_transferencias.php                                                 ','Transferencia Bancaria','');" calcext:value-type="string">
            <text:p>INSERT INTO sss_sistemas_ventanas VALUES('SCB','sigesp_scb_p_transferencias.php <text:s text:c="48"/>','Transferencia Bancari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chq_caducados.php <text:s text:c="49"/></text:p>
          </table:table-cell>
          <table:table-cell table:style-name="ce1" office:value-type="string" calcext:value-type="string">
            <text:p>Listado Cheques Caducados</text:p>
          </table:table-cell>
          <table:table-cell table:style-name="ce1" table:number-columns-repeated="2"/>
          <table:table-cell table:formula="of:=CONCATENATE(&quot;INSERT INTO sss_sistemas_ventanas VALUES('&quot;;[.A309];&quot;','&quot;;[.B309];&quot;','&quot;;[.C309];&quot;','&quot;;[.D309];&quot;');&quot;)" office:value-type="string" office:string-value="INSERT INTO sss_sistemas_ventanas VALUES('SCB','sigesp_scb_r_chq_caducados.php                                                  ','Listado Cheques Caducados','');" calcext:value-type="string">
            <text:p>INSERT INTO sss_sistemas_ventanas VALUES('SCB','sigesp_scb_r_chq_caducados.php <text:s text:c="49"/>','Listado Cheques Caducad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chq_custodia_entregados.php <text:s text:c="39"/></text:p>
          </table:table-cell>
          <table:table-cell table:style-name="ce1" office:value-type="string" calcext:value-type="string">
            <text:p>Cheques en Custodia</text:p>
          </table:table-cell>
          <table:table-cell table:style-name="ce1" table:number-columns-repeated="2"/>
          <table:table-cell table:formula="of:=CONCATENATE(&quot;INSERT INTO sss_sistemas_ventanas VALUES('&quot;;[.A310];&quot;','&quot;;[.B310];&quot;','&quot;;[.C310];&quot;','&quot;;[.D310];&quot;');&quot;)" office:value-type="string" office:string-value="INSERT INTO sss_sistemas_ventanas VALUES('SCB','sigesp_scb_r_chq_custodia_entregados.php                                        ','Cheques en Custodia','');" calcext:value-type="string">
            <text:p>INSERT INTO sss_sistemas_ventanas VALUES('SCB','sigesp_scb_r_chq_custodia_entregados.php <text:s text:c="39"/>','Cheques en Custodi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colocaciones.php <text:s text:c="50"/></text:p>
          </table:table-cell>
          <table:table-cell table:style-name="ce1" office:value-type="string" calcext:value-type="string">
            <text:p>Colocaciones</text:p>
          </table:table-cell>
          <table:table-cell table:style-name="ce1" table:number-columns-repeated="2"/>
          <table:table-cell table:formula="of:=CONCATENATE(&quot;INSERT INTO sss_sistemas_ventanas VALUES('&quot;;[.A311];&quot;','&quot;;[.B311];&quot;','&quot;;[.C311];&quot;','&quot;;[.D311];&quot;');&quot;)" office:value-type="string" office:string-value="INSERT INTO sss_sistemas_ventanas VALUES('SCB','sigesp_scb_r_colocaciones.php                                                   ','Colocaciones','');" calcext:value-type="string">
            <text:p>INSERT INTO sss_sistemas_ventanas VALUES('SCB','sigesp_scb_r_colocaciones.php <text:s text:c="50"/>','Colocacion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comp_ret_mun.php <text:s text:c="50"/></text:p>
          </table:table-cell>
          <table:table-cell table:style-name="ce1" office:value-type="string" calcext:value-type="string">
            <text:p>Comprobante Retención Municipal</text:p>
          </table:table-cell>
          <table:table-cell table:style-name="ce1" table:number-columns-repeated="2"/>
          <table:table-cell table:formula="of:=CONCATENATE(&quot;INSERT INTO sss_sistemas_ventanas VALUES('&quot;;[.A312];&quot;','&quot;;[.B312];&quot;','&quot;;[.C312];&quot;','&quot;;[.D312];&quot;');&quot;)" office:value-type="string" office:string-value="INSERT INTO sss_sistemas_ventanas VALUES('SCB','sigesp_scb_r_comp_ret_mun.php                                                   ','Comprobante Retención Municipal','');" calcext:value-type="string">
            <text:p>INSERT INTO sss_sistemas_ventanas VALUES('SCB','sigesp_scb_r_comp_ret_mun.php <text:s text:c="50"/>','Comprobante Retención Municipal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conciliacion.php <text:s text:c="50"/></text:p>
          </table:table-cell>
          <table:table-cell table:style-name="ce1" office:value-type="string" calcext:value-type="string">
            <text:p>Conciliación Bancaria</text:p>
          </table:table-cell>
          <table:table-cell table:style-name="ce1" table:number-columns-repeated="2"/>
          <table:table-cell table:formula="of:=CONCATENATE(&quot;INSERT INTO sss_sistemas_ventanas VALUES('&quot;;[.A313];&quot;','&quot;;[.B313];&quot;','&quot;;[.C313];&quot;','&quot;;[.D313];&quot;');&quot;)" office:value-type="string" office:string-value="INSERT INTO sss_sistemas_ventanas VALUES('SCB','sigesp_scb_r_conciliacion.php                                                   ','Conciliación Bancaria','');" calcext:value-type="string">
            <text:p>INSERT INTO sss_sistemas_ventanas VALUES('SCB','sigesp_scb_r_conciliacion.php <text:s text:c="50"/>','Conciliación Bancari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declaracionxml.php <text:s text:c="48"/></text:p>
          </table:table-cell>
          <table:table-cell table:style-name="ce1" office:value-type="string" calcext:value-type="string">
            <text:p>Declaracion de Salario y Otras Remuneraciones</text:p>
          </table:table-cell>
          <table:table-cell table:style-name="ce1" table:number-columns-repeated="2"/>
          <table:table-cell table:formula="of:=CONCATENATE(&quot;INSERT INTO sss_sistemas_ventanas VALUES('&quot;;[.A314];&quot;','&quot;;[.B314];&quot;','&quot;;[.C314];&quot;','&quot;;[.D314];&quot;');&quot;)" office:value-type="string" office:string-value="INSERT INTO sss_sistemas_ventanas VALUES('SCB','sigesp_scb_r_declaracionxml.php                                                 ','Declaracion de Salario y Otras Remuneraciones','');" calcext:value-type="string">
            <text:p>INSERT INTO sss_sistemas_ventanas VALUES('SCB','sigesp_scb_r_declaracionxml.php <text:s text:c="48"/>','Declaracion de Salario y Otras Remuneracion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disponibilidad.php <text:s text:c="48"/></text:p>
          </table:table-cell>
          <table:table-cell table:style-name="ce1" office:value-type="string" calcext:value-type="string">
            <text:p>Disponibilidad Financiera</text:p>
          </table:table-cell>
          <table:table-cell table:style-name="ce1" table:number-columns-repeated="2"/>
          <table:table-cell table:formula="of:=CONCATENATE(&quot;INSERT INTO sss_sistemas_ventanas VALUES('&quot;;[.A315];&quot;','&quot;;[.B315];&quot;','&quot;;[.C315];&quot;','&quot;;[.D315];&quot;');&quot;)" office:value-type="string" office:string-value="INSERT INTO sss_sistemas_ventanas VALUES('SCB','sigesp_scb_r_disponibilidad.php                                                 ','Disponibilidad Financiera','');" calcext:value-type="string">
            <text:p>INSERT INTO sss_sistemas_ventanas VALUES('SCB','sigesp_scb_r_disponibilidad.php <text:s text:c="48"/>','Disponibilidad Financier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documentos.php <text:s text:c="52"/></text:p>
          </table:table-cell>
          <table:table-cell table:style-name="ce1" office:value-type="string" calcext:value-type="string">
            <text:p>Documentos</text:p>
          </table:table-cell>
          <table:table-cell table:style-name="ce1" table:number-columns-repeated="2"/>
          <table:table-cell table:formula="of:=CONCATENATE(&quot;INSERT INTO sss_sistemas_ventanas VALUES('&quot;;[.A316];&quot;','&quot;;[.B316];&quot;','&quot;;[.C316];&quot;','&quot;;[.D316];&quot;');&quot;)" office:value-type="string" office:string-value="INSERT INTO sss_sistemas_ventanas VALUES('SCB','sigesp_scb_r_documentos.php                                                     ','Documentos','');" calcext:value-type="string">
            <text:p>INSERT INTO sss_sistemas_ventanas VALUES('SCB','sigesp_scb_r_documentos.php <text:s text:c="52"/>','Document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estado_cta.php <text:s text:c="52"/></text:p>
          </table:table-cell>
          <table:table-cell table:style-name="ce1" office:value-type="string" calcext:value-type="string">
            <text:p>Formato 1</text:p>
          </table:table-cell>
          <table:table-cell table:style-name="ce1" table:number-columns-repeated="2"/>
          <table:table-cell table:formula="of:=CONCATENATE(&quot;INSERT INTO sss_sistemas_ventanas VALUES('&quot;;[.A317];&quot;','&quot;;[.B317];&quot;','&quot;;[.C317];&quot;','&quot;;[.D317];&quot;');&quot;)" office:value-type="string" office:string-value="INSERT INTO sss_sistemas_ventanas VALUES('SCB','sigesp_scb_r_estado_cta.php                                                     ','Formato 1','');" calcext:value-type="string">
            <text:p>INSERT INTO sss_sistemas_ventanas VALUES('SCB','sigesp_scb_r_estado_cta.php <text:s text:c="52"/>','Formato 1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estado_ctares.php <text:s text:c="49"/></text:p>
          </table:table-cell>
          <table:table-cell table:style-name="ce1" office:value-type="string" calcext:value-type="string">
            <text:p>Resumido</text:p>
          </table:table-cell>
          <table:table-cell table:style-name="ce1" table:number-columns-repeated="2"/>
          <table:table-cell table:formula="of:=CONCATENATE(&quot;INSERT INTO sss_sistemas_ventanas VALUES('&quot;;[.A318];&quot;','&quot;;[.B318];&quot;','&quot;;[.C318];&quot;','&quot;;[.D318];&quot;');&quot;)" office:value-type="string" office:string-value="INSERT INTO sss_sistemas_ventanas VALUES('SCB','sigesp_scb_r_estado_ctares.php                                                  ','Resumido','');" calcext:value-type="string">
            <text:p>INSERT INTO sss_sistemas_ventanas VALUES('SCB','sigesp_scb_r_estado_ctares.php <text:s text:c="49"/>','Resumid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libro_banco.php <text:s text:c="51"/></text:p>
          </table:table-cell>
          <table:table-cell table:style-name="ce1" office:value-type="string" calcext:value-type="string">
            <text:p>Libro de Banco</text:p>
          </table:table-cell>
          <table:table-cell table:style-name="ce1" table:number-columns-repeated="2"/>
          <table:table-cell table:formula="of:=CONCATENATE(&quot;INSERT INTO sss_sistemas_ventanas VALUES('&quot;;[.A319];&quot;','&quot;;[.B319];&quot;','&quot;;[.C319];&quot;','&quot;;[.D319];&quot;');&quot;)" office:value-type="string" office:string-value="INSERT INTO sss_sistemas_ventanas VALUES('SCB','sigesp_scb_r_libro_banco.php                                                    ','Libro de Banco','');" calcext:value-type="string">
            <text:p>INSERT INTO sss_sistemas_ventanas VALUES('SCB','sigesp_scb_r_libro_banco.php <text:s text:c="51"/>','Libro de Banc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listadochequeras.php <text:s text:c="46"/></text:p>
          </table:table-cell>
          <table:table-cell table:style-name="ce1" office:value-type="string" calcext:value-type="string">
            <text:p>Listado de Chequeras</text:p>
          </table:table-cell>
          <table:table-cell table:style-name="ce1" table:number-columns-repeated="2"/>
          <table:table-cell table:formula="of:=CONCATENATE(&quot;INSERT INTO sss_sistemas_ventanas VALUES('&quot;;[.A320];&quot;','&quot;;[.B320];&quot;','&quot;;[.C320];&quot;','&quot;;[.D320];&quot;');&quot;)" office:value-type="string" office:string-value="INSERT INTO sss_sistemas_ventanas VALUES('SCB','sigesp_scb_r_listadochequeras.php                                               ','Listado de Chequeras','');" calcext:value-type="string">
            <text:p>INSERT INTO sss_sistemas_ventanas VALUES('SCB','sigesp_scb_r_listadochequeras.php <text:s text:c="46"/>','Listado de Chequera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listadoubicaciondocumentos.php <text:s text:c="36"/></text:p>
          </table:table-cell>
          <table:table-cell table:style-name="ce1" office:value-type="string" calcext:value-type="string">
            <text:p>Listado Ubicacion Documentos</text:p>
          </table:table-cell>
          <table:table-cell table:style-name="ce1" table:number-columns-repeated="2"/>
          <table:table-cell table:formula="of:=CONCATENATE(&quot;INSERT INTO sss_sistemas_ventanas VALUES('&quot;;[.A321];&quot;','&quot;;[.B321];&quot;','&quot;;[.C321];&quot;','&quot;;[.D321];&quot;');&quot;)" office:value-type="string" office:string-value="INSERT INTO sss_sistemas_ventanas VALUES('SCB','sigesp_scb_r_listadoubicaciondocumentos.php                                     ','Listado Ubicacion Documentos','');" calcext:value-type="string">
            <text:p>INSERT INTO sss_sistemas_ventanas VALUES('SCB','sigesp_scb_r_listadoubicaciondocumentos.php <text:s text:c="36"/>','Listado Ubicacion Document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list_doc_conciliados.php <text:s text:c="42"/></text:p>
          </table:table-cell>
          <table:table-cell table:style-name="ce1" office:value-type="string" calcext:value-type="string">
            <text:p>Conciliados</text:p>
          </table:table-cell>
          <table:table-cell table:style-name="ce1" table:number-columns-repeated="2"/>
          <table:table-cell table:formula="of:=CONCATENATE(&quot;INSERT INTO sss_sistemas_ventanas VALUES('&quot;;[.A322];&quot;','&quot;;[.B322];&quot;','&quot;;[.C322];&quot;','&quot;;[.D322];&quot;');&quot;)" office:value-type="string" office:string-value="INSERT INTO sss_sistemas_ventanas VALUES('SCB','sigesp_scb_r_list_doc_conciliados.php                                           ','Conciliados','');" calcext:value-type="string">
            <text:p>INSERT INTO sss_sistemas_ventanas VALUES('SCB','sigesp_scb_r_list_doc_conciliados.php <text:s text:c="42"/>','Conciliad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list_doc_transito.php <text:s text:c="45"/></text:p>
          </table:table-cell>
          <table:table-cell table:style-name="ce1" office:value-type="string" calcext:value-type="string">
            <text:p>Documentos en Tránsito</text:p>
          </table:table-cell>
          <table:table-cell table:style-name="ce1" table:number-columns-repeated="2"/>
          <table:table-cell table:formula="of:=CONCATENATE(&quot;INSERT INTO sss_sistemas_ventanas VALUES('&quot;;[.A323];&quot;','&quot;;[.B323];&quot;','&quot;;[.C323];&quot;','&quot;;[.D323];&quot;');&quot;)" office:value-type="string" office:string-value="INSERT INTO sss_sistemas_ventanas VALUES('SCB','sigesp_scb_r_list_doc_transito.php                                              ','Documentos en Tránsito','');" calcext:value-type="string">
            <text:p>INSERT INTO sss_sistemas_ventanas VALUES('SCB','sigesp_scb_r_list_doc_transito.php <text:s text:c="45"/>','Documentos en Tránsito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ordenpago.php <text:s text:c="53"/></text:p>
          </table:table-cell>
          <table:table-cell table:style-name="ce1" office:value-type="string" calcext:value-type="string">
            <text:p>Listado de Ordenes de Pago Directa</text:p>
          </table:table-cell>
          <table:table-cell table:style-name="ce1" table:number-columns-repeated="2"/>
          <table:table-cell table:formula="of:=CONCATENATE(&quot;INSERT INTO sss_sistemas_ventanas VALUES('&quot;;[.A324];&quot;','&quot;;[.B324];&quot;','&quot;;[.C324];&quot;','&quot;;[.D324];&quot;');&quot;)" office:value-type="string" office:string-value="INSERT INTO sss_sistemas_ventanas VALUES('SCB','sigesp_scb_r_ordenpago.php                                                      ','Listado de Ordenes de Pago Directa','');" calcext:value-type="string">
            <text:p>INSERT INTO sss_sistemas_ventanas VALUES('SCB','sigesp_scb_r_ordenpago.php <text:s text:c="53"/>','Listado de Ordenes de Pago Direct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pagos_anticipos.php <text:s text:c="47"/></text:p>
          </table:table-cell>
          <table:table-cell table:style-name="ce1" office:value-type="string" calcext:value-type="string">
            <text:p>Listado Cheques por Anticipos o Amortizados</text:p>
          </table:table-cell>
          <table:table-cell table:style-name="ce1" table:number-columns-repeated="2"/>
          <table:table-cell table:formula="of:=CONCATENATE(&quot;INSERT INTO sss_sistemas_ventanas VALUES('&quot;;[.A325];&quot;','&quot;;[.B325];&quot;','&quot;;[.C325];&quot;','&quot;;[.D325];&quot;');&quot;)" office:value-type="string" office:string-value="INSERT INTO sss_sistemas_ventanas VALUES('SCB','sigesp_scb_r_pagos_anticipos.php                                                ','Listado Cheques por Anticipos o Amortizados','');" calcext:value-type="string">
            <text:p>INSERT INTO sss_sistemas_ventanas VALUES('SCB','sigesp_scb_r_pagos_anticipos.php <text:s text:c="47"/>','Listado Cheques por Anticipos o Amortizad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pagos.php <text:s text:c="57"/></text:p>
          </table:table-cell>
          <table:table-cell table:style-name="ce1" office:value-type="string" calcext:value-type="string">
            <text:p>Pagos</text:p>
          </table:table-cell>
          <table:table-cell table:style-name="ce1" table:number-columns-repeated="2"/>
          <table:table-cell table:formula="of:=CONCATENATE(&quot;INSERT INTO sss_sistemas_ventanas VALUES('&quot;;[.A326];&quot;','&quot;;[.B326];&quot;','&quot;;[.C326];&quot;','&quot;;[.D326];&quot;');&quot;)" office:value-type="string" office:string-value="INSERT INTO sss_sistemas_ventanas VALUES('SCB','sigesp_scb_r_pagos.php                                                          ','Pagos','');" calcext:value-type="string">
            <text:p>INSERT INTO sss_sistemas_ventanas VALUES('SCB','sigesp_scb_r_pagos.php <text:s text:c="57"/>','Pag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reg_contables.php <text:s text:c="49"/></text:p>
          </table:table-cell>
          <table:table-cell table:style-name="ce1" office:value-type="string" calcext:value-type="string">
            <text:p>Registros Contables</text:p>
          </table:table-cell>
          <table:table-cell table:style-name="ce1" table:number-columns-repeated="2"/>
          <table:table-cell table:formula="of:=CONCATENATE(&quot;INSERT INTO sss_sistemas_ventanas VALUES('&quot;;[.A327];&quot;','&quot;;[.B327];&quot;','&quot;;[.C327];&quot;','&quot;;[.D327];&quot;');&quot;)" office:value-type="string" office:string-value="INSERT INTO sss_sistemas_ventanas VALUES('SCB','sigesp_scb_r_reg_contables.php                                                  ','Registros Contables','');" calcext:value-type="string">
            <text:p>INSERT INTO sss_sistemas_ventanas VALUES('SCB','sigesp_scb_r_reg_contables.php <text:s text:c="49"/>','Registros Contabl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relacion_sel_chq.php <text:s text:c="46"/></text:p>
          </table:table-cell>
          <table:table-cell table:style-name="ce1" office:value-type="string" calcext:value-type="string">
            <text:p>Relación Selectiva de Cheques</text:p>
          </table:table-cell>
          <table:table-cell table:style-name="ce1" table:number-columns-repeated="2"/>
          <table:table-cell table:formula="of:=CONCATENATE(&quot;INSERT INTO sss_sistemas_ventanas VALUES('&quot;;[.A328];&quot;','&quot;;[.B328];&quot;','&quot;;[.C328];&quot;','&quot;;[.D328];&quot;');&quot;)" office:value-type="string" office:string-value="INSERT INTO sss_sistemas_ventanas VALUES('SCB','sigesp_scb_r_relacion_sel_chq.php                                               ','Relación Selectiva de Cheques','');" calcext:value-type="string">
            <text:p>INSERT INTO sss_sistemas_ventanas VALUES('SCB','sigesp_scb_r_relacion_sel_chq.php <text:s text:c="46"/>','Relación Selectiva de Cheque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relacion_sel_docs.php <text:s text:c="45"/></text:p>
          </table:table-cell>
          <table:table-cell table:style-name="ce1" office:value-type="string" calcext:value-type="string">
            <text:p>Relación Selectiva de Documentos (No Incluye Cheques)</text:p>
          </table:table-cell>
          <table:table-cell table:style-name="ce1" table:number-columns-repeated="2"/>
          <table:table-cell table:formula="of:=CONCATENATE(&quot;INSERT INTO sss_sistemas_ventanas VALUES('&quot;;[.A329];&quot;','&quot;;[.B329];&quot;','&quot;;[.C329];&quot;','&quot;;[.D329];&quot;');&quot;)" office:value-type="string" office:string-value="INSERT INTO sss_sistemas_ventanas VALUES('SCB','sigesp_scb_r_relacion_sel_docs.php                                              ','Relación Selectiva de Documentos (No Incluye Cheques)','');" calcext:value-type="string">
            <text:p>INSERT INTO sss_sistemas_ventanas VALUES('SCB','sigesp_scb_r_relacion_sel_docs.php <text:s text:c="45"/>','Relación Selectiva de Documentos (No Incluye Cheques)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retenciones_1x1000.php <text:s text:c="44"/></text:p>
          </table:table-cell>
          <table:table-cell table:style-name="ce1" office:value-type="string" calcext:value-type="string">
            <text:p>Relación Mensual Impuesto 1x1000</text:p>
          </table:table-cell>
          <table:table-cell table:style-name="ce1" table:number-columns-repeated="2"/>
          <table:table-cell table:formula="of:=CONCATENATE(&quot;INSERT INTO sss_sistemas_ventanas VALUES('&quot;;[.A330];&quot;','&quot;;[.B330];&quot;','&quot;;[.C330];&quot;','&quot;;[.D330];&quot;');&quot;)" office:value-type="string" office:string-value="INSERT INTO sss_sistemas_ventanas VALUES('SCB','sigesp_scb_r_retenciones_1x1000.php                                             ','Relación Mensual Impuesto 1x1000','');" calcext:value-type="string">
            <text:p>INSERT INTO sss_sistemas_ventanas VALUES('SCB','sigesp_scb_r_retenciones_1x1000.php <text:s text:c="44"/>','Relación Mensual Impuesto 1x1000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retencionesislr.php <text:s text:c="47"/></text:p>
          </table:table-cell>
          <table:table-cell table:style-name="ce1" office:value-type="string" calcext:value-type="string">
            <text:p>I.S.L.R.</text:p>
          </table:table-cell>
          <table:table-cell table:style-name="ce1" table:number-columns-repeated="2"/>
          <table:table-cell table:formula="of:=CONCATENATE(&quot;INSERT INTO sss_sistemas_ventanas VALUES('&quot;;[.A331];&quot;','&quot;;[.B331];&quot;','&quot;;[.C331];&quot;','&quot;;[.D331];&quot;');&quot;)" office:value-type="string" office:string-value="INSERT INTO sss_sistemas_ventanas VALUES('SCB','sigesp_scb_r_retencionesislr.php                                                ','I.S.L.R.','');" calcext:value-type="string">
            <text:p>INSERT INTO sss_sistemas_ventanas VALUES('SCB','sigesp_scb_r_retencionesislr.php <text:s text:c="47"/>','I.S.L.R.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retencionesiva.php <text:s text:c="48"/></text:p>
          </table:table-cell>
          <table:table-cell table:style-name="ce1" office:value-type="string" calcext:value-type="string">
            <text:p>IVA</text:p>
          </table:table-cell>
          <table:table-cell table:style-name="ce1" table:number-columns-repeated="2"/>
          <table:table-cell table:formula="of:=CONCATENATE(&quot;INSERT INTO sss_sistemas_ventanas VALUES('&quot;;[.A332];&quot;','&quot;;[.B332];&quot;','&quot;;[.C332];&quot;','&quot;;[.D332];&quot;');&quot;)" office:value-type="string" office:string-value="INSERT INTO sss_sistemas_ventanas VALUES('SCB','sigesp_scb_r_retencionesiva.php                                                 ','IVA','');" calcext:value-type="string">
            <text:p>INSERT INTO sss_sistemas_ventanas VALUES('SCB','sigesp_scb_r_retencionesiva.php <text:s text:c="48"/>','IVA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retenciones_pub1x1000.php <text:s text:c="41"/></text:p>
          </table:table-cell>
          <table:table-cell table:style-name="ce1" office:value-type="string" calcext:value-type="string">
            <text:p>Relación Mensual Impuesto 1x1000-Entes Públicos</text:p>
          </table:table-cell>
          <table:table-cell table:style-name="ce1" table:number-columns-repeated="2"/>
          <table:table-cell table:formula="of:=CONCATENATE(&quot;INSERT INTO sss_sistemas_ventanas VALUES('&quot;;[.A333];&quot;','&quot;;[.B333];&quot;','&quot;;[.C333];&quot;','&quot;;[.D333];&quot;');&quot;)" office:value-type="string" office:string-value="INSERT INTO sss_sistemas_ventanas VALUES('SCB','sigesp_scb_r_retenciones_pub1x1000.php                                          ','Relación Mensual Impuesto 1x1000-Entes Públicos','');" calcext:value-type="string">
            <text:p>INSERT INTO sss_sistemas_ventanas VALUES('SCB','sigesp_scb_r_retenciones_pub1x1000.php <text:s text:c="41"/>','Relación Mensual Impuesto 1x1000-Entes Públicos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selectivo_cheques_co.php <text:s text:c="42"/></text:p>
          </table:table-cell>
          <table:table-cell table:style-name="ce1" office:value-type="string" calcext:value-type="string">
            <text:p>Relacion Selectiva de Cheques / Carta Orden</text:p>
          </table:table-cell>
          <table:table-cell table:style-name="ce1" table:number-columns-repeated="2"/>
          <table:table-cell table:formula="of:=CONCATENATE(&quot;INSERT INTO sss_sistemas_ventanas VALUES('&quot;;[.A334];&quot;','&quot;;[.B334];&quot;','&quot;;[.C334];&quot;','&quot;;[.D334];&quot;');&quot;)" office:value-type="string" office:string-value="INSERT INTO sss_sistemas_ventanas VALUES('SCB','sigesp_scb_r_selectivo_cheques_co.php                                           ','Relacion Selectiva de Cheques / Carta Orden','');" calcext:value-type="string">
            <text:p>INSERT INTO sss_sistemas_ventanas VALUES('SCB','sigesp_scb_r_selectivo_cheques_co.php <text:s text:c="42"/>','Relacion Selectiva de Cheques / Carta Orden','');</text:p>
          </table:table-cell>
        </table:table-row>
        <table:table-row table:style-name="ro1">
          <table:table-cell table:style-name="ce1" office:value-type="string" calcext:value-type="string">
            <text:p>SCB</text:p>
          </table:table-cell>
          <table:table-cell office:value-type="string" calcext:value-type="string">
            <text:p>sigesp_scb_r_spg_x_banco.php <text:s text:c="51"/></text:p>
          </table:table-cell>
          <table:table-cell table:style-name="ce1" office:value-type="string" calcext:value-type="string">
            <text:p>Movimientos Presupuestarios Por Banco</text:p>
          </table:table-cell>
          <table:table-cell table:style-name="ce1" table:number-columns-repeated="2"/>
          <table:table-cell table:formula="of:=CONCATENATE(&quot;INSERT INTO sss_sistemas_ventanas VALUES('&quot;;[.A335];&quot;','&quot;;[.B335];&quot;','&quot;;[.C335];&quot;','&quot;;[.D335];&quot;');&quot;)" office:value-type="string" office:string-value="INSERT INTO sss_sistemas_ventanas VALUES('SCB','sigesp_scb_r_spg_x_banco.php                                                    ','Movimientos Presupuestarios Por Banco','');" calcext:value-type="string">
            <text:p>INSERT INTO sss_sistemas_ventanas VALUES('SCB','sigesp_scb_r_spg_x_banco.php <text:s text:c="51"/>','Movimientos Presupuestarios Por Banco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ctas_oaf.php <text:s text:c="56"/></text:p>
          </table:table-cell>
          <table:table-cell table:style-name="ce1" office:value-type="string" calcext:value-type="string">
            <text:p>Cuentas Origen y Aplicación de Fondos</text:p>
          </table:table-cell>
          <table:table-cell table:style-name="ce1" table:number-columns-repeated="2"/>
          <table:table-cell table:formula="of:=CONCATENATE(&quot;INSERT INTO sss_sistemas_ventanas VALUES('&quot;;[.A336];&quot;','&quot;;[.B336];&quot;','&quot;;[.C336];&quot;','&quot;;[.D336];&quot;');&quot;)" office:value-type="string" office:string-value="INSERT INTO sss_sistemas_ventanas VALUES('SCG','sigesp_scg_ctas_oaf.php                                                         ','Cuentas Origen y Aplicación de Fondos','');" calcext:value-type="string">
            <text:p>INSERT INTO sss_sistemas_ventanas VALUES('SCG','sigesp_scg_ctas_oaf.php <text:s text:c="56"/>','Cuentas Origen y Aplicación de Fondos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p_cierresemestral.php <text:s text:c="47"/></text:p>
          </table:table-cell>
          <table:table-cell table:style-name="ce1" office:value-type="string" calcext:value-type="string">
            <text:p>Cierre Semestral</text:p>
          </table:table-cell>
          <table:table-cell table:style-name="ce1" table:number-columns-repeated="2"/>
          <table:table-cell table:formula="of:=CONCATENATE(&quot;INSERT INTO sss_sistemas_ventanas VALUES('&quot;;[.A337];&quot;','&quot;;[.B337];&quot;','&quot;;[.C337];&quot;','&quot;;[.D337];&quot;');&quot;)" office:value-type="string" office:string-value="INSERT INTO sss_sistemas_ventanas VALUES('SCG','sigesp_scg_p_cierresemestral.php                                                ','Cierre Semestral','');" calcext:value-type="string">
            <text:p>INSERT INTO sss_sistemas_ventanas VALUES('SCG','sigesp_scg_p_cierresemestral.php <text:s text:c="47"/>','Cierre Semestral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balance_comprobacion_consolidado.php <text:s text:c="30"/></text:p>
          </table:table-cell>
          <table:table-cell table:style-name="ce1" office:value-type="string" calcext:value-type="string">
            <text:p>Balance de Comprobación</text:p>
          </table:table-cell>
          <table:table-cell table:style-name="ce1" table:number-columns-repeated="2"/>
          <table:table-cell table:formula="of:=CONCATENATE(&quot;INSERT INTO sss_sistemas_ventanas VALUES('&quot;;[.A338];&quot;','&quot;;[.B338];&quot;','&quot;;[.C338];&quot;','&quot;;[.D338];&quot;');&quot;)" office:value-type="string" office:string-value="INSERT INTO sss_sistemas_ventanas VALUES('SCG','sigesp_scg_r_balance_comprobacion_consolidado.php                               ','Balance de Comprobación','');" calcext:value-type="string">
            <text:p>INSERT INTO sss_sistemas_ventanas VALUES('SCG','sigesp_scg_r_balance_comprobacion_consolidado.php <text:s text:c="30"/>','Balance de Comprobación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balance_comprobacion.php <text:s text:c="42"/></text:p>
          </table:table-cell>
          <table:table-cell table:style-name="ce1" office:value-type="string" calcext:value-type="string">
            <text:p>Reporte - Balance de Comprobación</text:p>
          </table:table-cell>
          <table:table-cell table:style-name="ce1" table:number-columns-repeated="2"/>
          <table:table-cell table:formula="of:=CONCATENATE(&quot;INSERT INTO sss_sistemas_ventanas VALUES('&quot;;[.A339];&quot;','&quot;;[.B339];&quot;','&quot;;[.C339];&quot;','&quot;;[.D339];&quot;');&quot;)" office:value-type="string" office:string-value="INSERT INTO sss_sistemas_ventanas VALUES('SCG','sigesp_scg_r_balance_comprobacion.php                                           ','Reporte - Balance de Comprobación','');" calcext:value-type="string">
            <text:p>INSERT INTO sss_sistemas_ventanas VALUES('SCG','sigesp_scg_r_balance_comprobacion.php <text:s text:c="42"/>','Reporte - Balance de Comprobación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balance_general_consolidado.php <text:s text:c="35"/></text:p>
          </table:table-cell>
          <table:table-cell table:style-name="ce1" office:value-type="string" calcext:value-type="string">
            <text:p>Balance General</text:p>
          </table:table-cell>
          <table:table-cell table:style-name="ce1" table:number-columns-repeated="2"/>
          <table:table-cell table:formula="of:=CONCATENATE(&quot;INSERT INTO sss_sistemas_ventanas VALUES('&quot;;[.A340];&quot;','&quot;;[.B340];&quot;','&quot;;[.C340];&quot;','&quot;;[.D340];&quot;');&quot;)" office:value-type="string" office:string-value="INSERT INTO sss_sistemas_ventanas VALUES('SCG','sigesp_scg_r_balance_general_consolidado.php                                    ','Balance General','');" calcext:value-type="string">
            <text:p>INSERT INTO sss_sistemas_ventanas VALUES('SCG','sigesp_scg_r_balance_general_consolidado.php <text:s text:c="35"/>','Balance General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balance_general.php <text:s text:c="47"/></text:p>
          </table:table-cell>
          <table:table-cell table:style-name="ce1" office:value-type="string" calcext:value-type="string">
            <text:p>Reporte - Balance General</text:p>
          </table:table-cell>
          <table:table-cell table:style-name="ce1" table:number-columns-repeated="2"/>
          <table:table-cell table:formula="of:=CONCATENATE(&quot;INSERT INTO sss_sistemas_ventanas VALUES('&quot;;[.A341];&quot;','&quot;;[.B341];&quot;','&quot;;[.C341];&quot;','&quot;;[.D341];&quot;');&quot;)" office:value-type="string" office:string-value="INSERT INTO sss_sistemas_ventanas VALUES('SCG','sigesp_scg_r_balance_general.php                                                ','Reporte - Balance General','');" calcext:value-type="string">
            <text:p>INSERT INTO sss_sistemas_ventanas VALUES('SCG','sigesp_scg_r_balance_general.php <text:s text:c="47"/>','Reporte - Balance General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comparados_balance_general_ins08.php <text:s text:c="30"/></text:p>
          </table:table-cell>
          <table:table-cell table:style-name="ce1" office:value-type="string" calcext:value-type="string">
            <text:p>Balance General</text:p>
          </table:table-cell>
          <table:table-cell table:style-name="ce1" table:number-columns-repeated="2"/>
          <table:table-cell table:formula="of:=CONCATENATE(&quot;INSERT INTO sss_sistemas_ventanas VALUES('&quot;;[.A342];&quot;','&quot;;[.B342];&quot;','&quot;;[.C342];&quot;','&quot;;[.D342];&quot;');&quot;)" office:value-type="string" office:string-value="INSERT INTO sss_sistemas_ventanas VALUES('SCG','sigesp_scg_r_comparados_balance_general_ins08.php                               ','Balance General','');" calcext:value-type="string">
            <text:p>INSERT INTO sss_sistemas_ventanas VALUES('SCG','sigesp_scg_r_comparados_balance_general_ins08.php <text:s text:c="30"/>','Balance General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comparados_balance_general.php <text:s text:c="36"/></text:p>
          </table:table-cell>
          <table:table-cell table:style-name="ce1" office:value-type="string" calcext:value-type="string">
            <text:p>Reporte - Instructivo 07 Balance General</text:p>
          </table:table-cell>
          <table:table-cell table:style-name="ce1" table:number-columns-repeated="2"/>
          <table:table-cell table:formula="of:=CONCATENATE(&quot;INSERT INTO sss_sistemas_ventanas VALUES('&quot;;[.A343];&quot;','&quot;;[.B343];&quot;','&quot;;[.C343];&quot;','&quot;;[.D343];&quot;');&quot;)" office:value-type="string" office:string-value="INSERT INTO sss_sistemas_ventanas VALUES('SCG','sigesp_scg_r_comparados_balance_general.php                                     ','Reporte - Instructivo 07 Balance General','');" calcext:value-type="string">
            <text:p>INSERT INTO sss_sistemas_ventanas VALUES('SCG','sigesp_scg_r_comparados_balance_general.php <text:s text:c="36"/>','Reporte - Instructivo 07 Balance General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comparados_est_resultado.php <text:s text:c="38"/></text:p>
          </table:table-cell>
          <table:table-cell table:style-name="ce1" office:value-type="string" calcext:value-type="string">
            <text:p>Reporte - Instructivo 04 Estado de Resultado</text:p>
          </table:table-cell>
          <table:table-cell table:style-name="ce1" table:number-columns-repeated="2"/>
          <table:table-cell table:formula="of:=CONCATENATE(&quot;INSERT INTO sss_sistemas_ventanas VALUES('&quot;;[.A344];&quot;','&quot;;[.B344];&quot;','&quot;;[.C344];&quot;','&quot;;[.D344];&quot;');&quot;)" office:value-type="string" office:string-value="INSERT INTO sss_sistemas_ventanas VALUES('SCG','sigesp_scg_r_comparados_est_resultado.php                                       ','Reporte - Instructivo 04 Estado de Resultado','');" calcext:value-type="string">
            <text:p>INSERT INTO sss_sistemas_ventanas VALUES('SCG','sigesp_scg_r_comparados_est_resultado.php <text:s text:c="38"/>','Reporte - Instructivo 04 Estado de Resultado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comparados_forma0714.php <text:s text:c="42"/></text:p>
          </table:table-cell>
          <table:table-cell table:style-name="ce1" office:value-type="string" calcext:value-type="string">
            <text:p>Reporte - Instructivo 07 Resumen de Inversiones</text:p>
          </table:table-cell>
          <table:table-cell table:style-name="ce1" table:number-columns-repeated="2"/>
          <table:table-cell table:formula="of:=CONCATENATE(&quot;INSERT INTO sss_sistemas_ventanas VALUES('&quot;;[.A345];&quot;','&quot;;[.B345];&quot;','&quot;;[.C345];&quot;','&quot;;[.D345];&quot;');&quot;)" office:value-type="string" office:string-value="INSERT INTO sss_sistemas_ventanas VALUES('SCG','sigesp_scg_r_comparados_forma0714.php                                           ','Reporte - Instructivo 07 Resumen de Inversiones','');" calcext:value-type="string">
            <text:p>INSERT INTO sss_sistemas_ventanas VALUES('SCG','sigesp_scg_r_comparados_forma0714.php <text:s text:c="42"/>','Reporte - Instructivo 07 Resumen de Inversiones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comparados_oaf.php <text:s text:c="48"/></text:p>
          </table:table-cell>
          <table:table-cell table:style-name="ce1" office:value-type="string" calcext:value-type="string">
            <text:p>Reporte - Instructivo 07 Origen y Aplicación de Fondos</text:p>
          </table:table-cell>
          <table:table-cell table:style-name="ce1" table:number-columns-repeated="2"/>
          <table:table-cell table:formula="of:=CONCATENATE(&quot;INSERT INTO sss_sistemas_ventanas VALUES('&quot;;[.A346];&quot;','&quot;;[.B346];&quot;','&quot;;[.C346];&quot;','&quot;;[.D346];&quot;');&quot;)" office:value-type="string" office:string-value="INSERT INTO sss_sistemas_ventanas VALUES('SCG','sigesp_scg_r_comparados_oaf.php                                                 ','Reporte - Instructivo 07 Origen y Aplicación de Fondos','');" calcext:value-type="string">
            <text:p>INSERT INTO sss_sistemas_ventanas VALUES('SCG','sigesp_scg_r_comparados_oaf.php <text:s text:c="48"/>','Reporte - Instructivo 07 Origen y Aplicación de Fondos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comparados_resumen_inversiones_ins08.php <text:s text:c="26"/></text:p>
          </table:table-cell>
          <table:table-cell table:style-name="ce1" office:value-type="string" calcext:value-type="string">
            <text:p>Resumen de Inversiones</text:p>
          </table:table-cell>
          <table:table-cell table:style-name="ce1" table:number-columns-repeated="2"/>
          <table:table-cell table:formula="of:=CONCATENATE(&quot;INSERT INTO sss_sistemas_ventanas VALUES('&quot;;[.A347];&quot;','&quot;;[.B347];&quot;','&quot;;[.C347];&quot;','&quot;;[.D347];&quot;');&quot;)" office:value-type="string" office:string-value="INSERT INTO sss_sistemas_ventanas VALUES('SCG','sigesp_scg_r_comparados_resumen_inversiones_ins08.php                           ','Resumen de Inversiones','');" calcext:value-type="string">
            <text:p>INSERT INTO sss_sistemas_ventanas VALUES('SCG','sigesp_scg_r_comparados_resumen_inversiones_ins08.php <text:s text:c="26"/>','Resumen de Inversiones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comprobante_formato1.php <text:s text:c="42"/></text:p>
          </table:table-cell>
          <table:table-cell table:style-name="ce1" office:value-type="string" calcext:value-type="string">
            <text:p>Reporte - Comprobante Formato 1</text:p>
          </table:table-cell>
          <table:table-cell table:style-name="ce1" table:number-columns-repeated="2"/>
          <table:table-cell table:formula="of:=CONCATENATE(&quot;INSERT INTO sss_sistemas_ventanas VALUES('&quot;;[.A348];&quot;','&quot;;[.B348];&quot;','&quot;;[.C348];&quot;','&quot;;[.D348];&quot;');&quot;)" office:value-type="string" office:string-value="INSERT INTO sss_sistemas_ventanas VALUES('SCG','sigesp_scg_r_comprobante_formato1.php                                           ','Reporte - Comprobante Formato 1','');" calcext:value-type="string">
            <text:p>INSERT INTO sss_sistemas_ventanas VALUES('SCG','sigesp_scg_r_comprobante_formato1.php <text:s text:c="42"/>','Reporte - Comprobante Formato 1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comprobante_formato2.php <text:s text:c="42"/></text:p>
          </table:table-cell>
          <table:table-cell table:style-name="ce1" office:value-type="string" calcext:value-type="string">
            <text:p>Reporte - Comprobante Formato 2</text:p>
          </table:table-cell>
          <table:table-cell table:style-name="ce1" table:number-columns-repeated="2"/>
          <table:table-cell table:formula="of:=CONCATENATE(&quot;INSERT INTO sss_sistemas_ventanas VALUES('&quot;;[.A349];&quot;','&quot;;[.B349];&quot;','&quot;;[.C349];&quot;','&quot;;[.D349];&quot;');&quot;)" office:value-type="string" office:string-value="INSERT INTO sss_sistemas_ventanas VALUES('SCG','sigesp_scg_r_comprobante_formato2.php                                           ','Reporte - Comprobante Formato 2','');" calcext:value-type="string">
            <text:p>INSERT INTO sss_sistemas_ventanas VALUES('SCG','sigesp_scg_r_comprobante_formato2.php <text:s text:c="42"/>','Reporte - Comprobante Formato 2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cuentas.php <text:s text:c="55"/></text:p>
          </table:table-cell>
          <table:table-cell table:style-name="ce1" office:value-type="string" calcext:value-type="string">
            <text:p>Reporte - Listado de Cuentas</text:p>
          </table:table-cell>
          <table:table-cell table:style-name="ce1" table:number-columns-repeated="2"/>
          <table:table-cell table:formula="of:=CONCATENATE(&quot;INSERT INTO sss_sistemas_ventanas VALUES('&quot;;[.A350];&quot;','&quot;;[.B350];&quot;','&quot;;[.C350];&quot;','&quot;;[.D350];&quot;');&quot;)" office:value-type="string" office:string-value="INSERT INTO sss_sistemas_ventanas VALUES('SCG','sigesp_scg_r_cuentas.php                                                        ','Reporte - Listado de Cuentas','');" calcext:value-type="string">
            <text:p>INSERT INTO sss_sistemas_ventanas VALUES('SCG','sigesp_scg_r_cuentas.php <text:s text:c="55"/>','Reporte - Listado de Cuentas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estado_resultado_consolidado.php <text:s text:c="34"/></text:p>
          </table:table-cell>
          <table:table-cell table:style-name="ce1" office:value-type="string" calcext:value-type="string">
            <text:p>Estado de Resultado</text:p>
          </table:table-cell>
          <table:table-cell table:style-name="ce1" table:number-columns-repeated="2"/>
          <table:table-cell table:formula="of:=CONCATENATE(&quot;INSERT INTO sss_sistemas_ventanas VALUES('&quot;;[.A351];&quot;','&quot;;[.B351];&quot;','&quot;;[.C351];&quot;','&quot;;[.D351];&quot;');&quot;)" office:value-type="string" office:string-value="INSERT INTO sss_sistemas_ventanas VALUES('SCG','sigesp_scg_r_estado_resultado_consolidado.php                                   ','Estado de Resultado','');" calcext:value-type="string">
            <text:p>INSERT INTO sss_sistemas_ventanas VALUES('SCG','sigesp_scg_r_estado_resultado_consolidado.php <text:s text:c="34"/>','Estado de Resultado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estado_resultado.php <text:s text:c="46"/></text:p>
          </table:table-cell>
          <table:table-cell table:style-name="ce1" office:value-type="string" calcext:value-type="string">
            <text:p>Reporte - Estado de Resultado</text:p>
          </table:table-cell>
          <table:table-cell table:style-name="ce1" table:number-columns-repeated="2"/>
          <table:table-cell table:formula="of:=CONCATENATE(&quot;INSERT INTO sss_sistemas_ventanas VALUES('&quot;;[.A352];&quot;','&quot;;[.B352];&quot;','&quot;;[.C352];&quot;','&quot;;[.D352];&quot;');&quot;)" office:value-type="string" office:string-value="INSERT INTO sss_sistemas_ventanas VALUES('SCG','sigesp_scg_r_estado_resultado.php                                               ','Reporte - Estado de Resultado','');" calcext:value-type="string">
            <text:p>INSERT INTO sss_sistemas_ventanas VALUES('SCG','sigesp_scg_r_estado_resultado.php <text:s text:c="46"/>','Reporte - Estado de Resultado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mayor_analitico.php <text:s text:c="47"/></text:p>
          </table:table-cell>
          <table:table-cell table:style-name="ce1" office:value-type="string" calcext:value-type="string">
            <text:p>Reporte - Mayor Analítico</text:p>
          </table:table-cell>
          <table:table-cell table:style-name="ce1" table:number-columns-repeated="2"/>
          <table:table-cell table:formula="of:=CONCATENATE(&quot;INSERT INTO sss_sistemas_ventanas VALUES('&quot;;[.A353];&quot;','&quot;;[.B353];&quot;','&quot;;[.C353];&quot;','&quot;;[.D353];&quot;');&quot;)" office:value-type="string" office:string-value="INSERT INTO sss_sistemas_ventanas VALUES('SCG','sigesp_scg_r_mayor_analitico.php                                                ','Reporte - Mayor Analítico','');" calcext:value-type="string">
            <text:p>INSERT INTO sss_sistemas_ventanas VALUES('SCG','sigesp_scg_r_mayor_analitico.php <text:s text:c="47"/>','Reporte - Mayor Analítico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r_movimientos_mes.php <text:s text:c="47"/></text:p>
          </table:table-cell>
          <table:table-cell table:style-name="ce1" office:value-type="string" calcext:value-type="string">
            <text:p>Reporte - Movimientos del Mes</text:p>
          </table:table-cell>
          <table:table-cell table:style-name="ce1" table:number-columns-repeated="2"/>
          <table:table-cell table:formula="of:=CONCATENATE(&quot;INSERT INTO sss_sistemas_ventanas VALUES('&quot;;[.A354];&quot;','&quot;;[.B354];&quot;','&quot;;[.C354];&quot;','&quot;;[.D354];&quot;');&quot;)" office:value-type="string" office:string-value="INSERT INTO sss_sistemas_ventanas VALUES('SCG','sigesp_scg_r_movimientos_mes.php                                                ','Reporte - Movimientos del Mes','');" calcext:value-type="string">
            <text:p>INSERT INTO sss_sistemas_ventanas VALUES('SCG','sigesp_scg_r_movimientos_mes.php <text:s text:c="47"/>','Reporte - Movimientos del Mes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wproc_prog_oaf.php <text:s text:c="50"/></text:p>
          </table:table-cell>
          <table:table-cell table:style-name="ce1" office:value-type="string" calcext:value-type="string">
            <text:p>Mensual</text:p>
          </table:table-cell>
          <table:table-cell table:style-name="ce1" table:number-columns-repeated="2"/>
          <table:table-cell table:formula="of:=CONCATENATE(&quot;INSERT INTO sss_sistemas_ventanas VALUES('&quot;;[.A355];&quot;','&quot;;[.B355];&quot;','&quot;;[.C355];&quot;','&quot;;[.D355];&quot;');&quot;)" office:value-type="string" office:string-value="INSERT INTO sss_sistemas_ventanas VALUES('SCG','sigesp_scg_wproc_prog_oaf.php                                                   ','Mensual','');" calcext:value-type="string">
            <text:p>INSERT INTO sss_sistemas_ventanas VALUES('SCG','sigesp_scg_wproc_prog_oaf.php <text:s text:c="50"/>','Mensual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wproc_prog_oaf_trim.php <text:s text:c="45"/></text:p>
          </table:table-cell>
          <table:table-cell table:style-name="ce1" office:value-type="string" calcext:value-type="string">
            <text:p>Trimestral</text:p>
          </table:table-cell>
          <table:table-cell table:style-name="ce1" table:number-columns-repeated="2"/>
          <table:table-cell table:formula="of:=CONCATENATE(&quot;INSERT INTO sss_sistemas_ventanas VALUES('&quot;;[.A356];&quot;','&quot;;[.B356];&quot;','&quot;;[.C356];&quot;','&quot;;[.D356];&quot;');&quot;)" office:value-type="string" office:string-value="INSERT INTO sss_sistemas_ventanas VALUES('SCG','sigesp_scg_wproc_prog_oaf_trim.php                                              ','Trimestral','');" calcext:value-type="string">
            <text:p>INSERT INTO sss_sistemas_ventanas VALUES('SCG','sigesp_scg_wproc_prog_oaf_trim.php <text:s text:c="45"/>','Trimestral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wproc_progrep.php <text:s text:c="51"/></text:p>
          </table:table-cell>
          <table:table-cell table:style-name="ce1" office:value-type="string" calcext:value-type="string">
            <text:p>Mensual</text:p>
          </table:table-cell>
          <table:table-cell table:style-name="ce1" table:number-columns-repeated="2"/>
          <table:table-cell table:formula="of:=CONCATENATE(&quot;INSERT INTO sss_sistemas_ventanas VALUES('&quot;;[.A357];&quot;','&quot;;[.B357];&quot;','&quot;;[.C357];&quot;','&quot;;[.D357];&quot;');&quot;)" office:value-type="string" office:string-value="INSERT INTO sss_sistemas_ventanas VALUES('SCG','sigesp_scg_wproc_progrep.php                                                    ','Mensual','');" calcext:value-type="string">
            <text:p>INSERT INTO sss_sistemas_ventanas VALUES('SCG','sigesp_scg_wproc_progrep.php <text:s text:c="51"/>','Mensual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_scg_wproc_progrep_trim.php <text:s text:c="46"/></text:p>
          </table:table-cell>
          <table:table-cell table:style-name="ce1" office:value-type="string" calcext:value-type="string">
            <text:p>Trimestral</text:p>
          </table:table-cell>
          <table:table-cell table:style-name="ce1" table:number-columns-repeated="2"/>
          <table:table-cell table:formula="of:=CONCATENATE(&quot;INSERT INTO sss_sistemas_ventanas VALUES('&quot;;[.A358];&quot;','&quot;;[.B358];&quot;','&quot;;[.C358];&quot;','&quot;;[.D358];&quot;');&quot;)" office:value-type="string" office:string-value="INSERT INTO sss_sistemas_ventanas VALUES('SCG','sigesp_scg_wproc_progrep_trim.php                                               ','Trimestral','');" calcext:value-type="string">
            <text:p>INSERT INTO sss_sistemas_ventanas VALUES('SCG','sigesp_scg_wproc_progrep_trim.php <text:s text:c="46"/>','Trimestral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window_scg_cmp_cierre.php <text:s text:c="48"/></text:p>
          </table:table-cell>
          <table:table-cell table:style-name="ce1" office:value-type="string" calcext:value-type="string">
            <text:p>Comprobante Cierre de Ejercicio</text:p>
          </table:table-cell>
          <table:table-cell table:style-name="ce1" table:number-columns-repeated="2"/>
          <table:table-cell table:formula="of:=CONCATENATE(&quot;INSERT INTO sss_sistemas_ventanas VALUES('&quot;;[.A359];&quot;','&quot;;[.B359];&quot;','&quot;;[.C359];&quot;','&quot;;[.D359];&quot;');&quot;)" office:value-type="string" office:string-value="INSERT INTO sss_sistemas_ventanas VALUES('SCG','sigespwindow_scg_cmp_cierre.php                                                 ','Comprobante Cierre de Ejercicio','');" calcext:value-type="string">
            <text:p>INSERT INTO sss_sistemas_ventanas VALUES('SCG','sigespwindow_scg_cmp_cierre.php <text:s text:c="48"/>','Comprobante Cierre de Ejercicio','');</text:p>
          </table:table-cell>
        </table:table-row>
        <table:table-row table:style-name="ro1">
          <table:table-cell table:style-name="ce1" office:value-type="string" calcext:value-type="string">
            <text:p>SCG</text:p>
          </table:table-cell>
          <table:table-cell office:value-type="string" calcext:value-type="string">
            <text:p>sigespwindow_scg_comprobante.php <text:s text:c="47"/></text:p>
          </table:table-cell>
          <table:table-cell table:style-name="ce1" office:value-type="string" calcext:value-type="string">
            <text:p>Comprobantes Contable</text:p>
          </table:table-cell>
          <table:table-cell table:style-name="ce1" table:number-columns-repeated="2"/>
          <table:table-cell table:formula="of:=CONCATENATE(&quot;INSERT INTO sss_sistemas_ventanas VALUES('&quot;;[.A360];&quot;','&quot;;[.B360];&quot;','&quot;;[.C360];&quot;','&quot;;[.D360];&quot;');&quot;)" office:value-type="string" office:string-value="INSERT INTO sss_sistemas_ventanas VALUES('SCG','sigespwindow_scg_comprobante.php                                                ','Comprobantes Contable','');" calcext:value-type="string">
            <text:p>INSERT INTO sss_sistemas_ventanas VALUES('SCG','sigespwindow_scg_comprobante.php <text:s text:c="47"/>','Comprobantes Contable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categorias.php <text:s text:c="52"/></text:p>
          </table:table-cell>
          <table:table-cell table:style-name="ce1" office:value-type="string" calcext:value-type="string">
            <text:p>Categorías de Viáticos</text:p>
          </table:table-cell>
          <table:table-cell table:style-name="ce1" table:number-columns-repeated="2"/>
          <table:table-cell table:formula="of:=CONCATENATE(&quot;INSERT INTO sss_sistemas_ventanas VALUES('&quot;;[.A361];&quot;','&quot;;[.B361];&quot;','&quot;;[.C361];&quot;','&quot;;[.D361];&quot;');&quot;)" office:value-type="string" office:string-value="INSERT INTO sss_sistemas_ventanas VALUES('SCV','sigesp_scv_d_categorias.php                                                     ','Categorías de Viáticos','');" calcext:value-type="string">
            <text:p>INSERT INTO sss_sistemas_ventanas VALUES('SCV','sigesp_scv_d_categorias.php <text:s text:c="52"/>','Categorías de Viático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config.php <text:s text:c="56"/></text:p>
          </table:table-cell>
          <table:table-cell table:style-name="ce1" office:value-type="string" calcext:value-type="string">
            <text:p>Configuración de Viáticos</text:p>
          </table:table-cell>
          <table:table-cell table:style-name="ce1" table:number-columns-repeated="2"/>
          <table:table-cell table:formula="of:=CONCATENATE(&quot;INSERT INTO sss_sistemas_ventanas VALUES('&quot;;[.A362];&quot;','&quot;;[.B362];&quot;','&quot;;[.C362];&quot;','&quot;;[.D362];&quot;');&quot;)" office:value-type="string" office:string-value="INSERT INTO sss_sistemas_ventanas VALUES('SCV','sigesp_scv_d_config.php                                                         ','Configuración de Viáticos','');" calcext:value-type="string">
            <text:p>INSERT INTO sss_sistemas_ventanas VALUES('SCV','sigesp_scv_d_config.php <text:s text:c="56"/>','Configuración de Viático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distancias.php <text:s text:c="52"/></text:p>
          </table:table-cell>
          <table:table-cell table:style-name="ce1" office:value-type="string" calcext:value-type="string">
            <text:p>Definicion de Distancias entre Ciudades</text:p>
          </table:table-cell>
          <table:table-cell table:style-name="ce1" table:number-columns-repeated="2"/>
          <table:table-cell table:formula="of:=CONCATENATE(&quot;INSERT INTO sss_sistemas_ventanas VALUES('&quot;;[.A363];&quot;','&quot;;[.B363];&quot;','&quot;;[.C363];&quot;','&quot;;[.D363];&quot;');&quot;)" office:value-type="string" office:string-value="INSERT INTO sss_sistemas_ventanas VALUES('SCV','sigesp_scv_d_distancias.php                                                     ','Definicion de Distancias entre Ciudades','');" calcext:value-type="string">
            <text:p>INSERT INTO sss_sistemas_ventanas VALUES('SCV','sigesp_scv_d_distancias.php <text:s text:c="52"/>','Definicion de Distancias entre Ciudade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misiones.php <text:s text:c="54"/></text:p>
          </table:table-cell>
          <table:table-cell table:style-name="ce1" office:value-type="string" calcext:value-type="string">
            <text:p>Definicion de Misiones</text:p>
          </table:table-cell>
          <table:table-cell table:style-name="ce1" table:number-columns-repeated="2"/>
          <table:table-cell table:formula="of:=CONCATENATE(&quot;INSERT INTO sss_sistemas_ventanas VALUES('&quot;;[.A364];&quot;','&quot;;[.B364];&quot;','&quot;;[.C364];&quot;','&quot;;[.D364];&quot;');&quot;)" office:value-type="string" office:string-value="INSERT INTO sss_sistemas_ventanas VALUES('SCV','sigesp_scv_d_misiones.php                                                       ','Definicion de Misiones','');" calcext:value-type="string">
            <text:p>INSERT INTO sss_sistemas_ventanas VALUES('SCV','sigesp_scv_d_misiones.php <text:s text:c="54"/>','Definicion de Misione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otrasasignaciones.php <text:s text:c="45"/></text:p>
          </table:table-cell>
          <table:table-cell table:style-name="ce1" office:value-type="string" calcext:value-type="string">
            <text:p>Definición de Otras Asignaciones de Viáticos</text:p>
          </table:table-cell>
          <table:table-cell table:style-name="ce1" table:number-columns-repeated="2"/>
          <table:table-cell table:formula="of:=CONCATENATE(&quot;INSERT INTO sss_sistemas_ventanas VALUES('&quot;;[.A365];&quot;','&quot;;[.B365];&quot;','&quot;;[.C365];&quot;','&quot;;[.D365];&quot;');&quot;)" office:value-type="string" office:string-value="INSERT INTO sss_sistemas_ventanas VALUES('SCV','sigesp_scv_d_otrasasignaciones.php                                              ','Definición de Otras Asignaciones de Viáticos','');" calcext:value-type="string">
            <text:p>INSERT INTO sss_sistemas_ventanas VALUES('SCV','sigesp_scv_d_otrasasignaciones.php <text:s text:c="45"/>','Definición de Otras Asignaciones de Viático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regiones.php <text:s text:c="54"/></text:p>
          </table:table-cell>
          <table:table-cell table:style-name="ce1" office:value-type="string" calcext:value-type="string">
            <text:p>Definición de Regiones</text:p>
          </table:table-cell>
          <table:table-cell table:style-name="ce1" table:number-columns-repeated="2"/>
          <table:table-cell table:formula="of:=CONCATENATE(&quot;INSERT INTO sss_sistemas_ventanas VALUES('&quot;;[.A366];&quot;','&quot;;[.B366];&quot;','&quot;;[.C366];&quot;','&quot;;[.D366];&quot;');&quot;)" office:value-type="string" office:string-value="INSERT INTO sss_sistemas_ventanas VALUES('SCV','sigesp_scv_d_regiones.php                                                       ','Definición de Regiones','');" calcext:value-type="string">
            <text:p>INSERT INTO sss_sistemas_ventanas VALUES('SCV','sigesp_scv_d_regiones.php <text:s text:c="54"/>','Definición de Regione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rutas.php <text:s text:c="57"/></text:p>
          </table:table-cell>
          <table:table-cell table:style-name="ce1" office:value-type="string" calcext:value-type="string">
            <text:p>Definicion de Rutas</text:p>
          </table:table-cell>
          <table:table-cell table:style-name="ce1" table:number-columns-repeated="2"/>
          <table:table-cell table:formula="of:=CONCATENATE(&quot;INSERT INTO sss_sistemas_ventanas VALUES('&quot;;[.A367];&quot;','&quot;;[.B367];&quot;','&quot;;[.C367];&quot;','&quot;;[.D367];&quot;');&quot;)" office:value-type="string" office:string-value="INSERT INTO sss_sistemas_ventanas VALUES('SCV','sigesp_scv_d_rutas.php                                                          ','Definicion de Rutas','');" calcext:value-type="string">
            <text:p>INSERT INTO sss_sistemas_ventanas VALUES('SCV','sigesp_scv_d_rutas.php <text:s text:c="57"/>','Definicion de Ruta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tarifas.php <text:s text:c="55"/></text:p>
          </table:table-cell>
          <table:table-cell table:style-name="ce1" office:value-type="string" calcext:value-type="string">
            <text:p>Registro de Tarifas de Viáticos</text:p>
          </table:table-cell>
          <table:table-cell table:style-name="ce1" table:number-columns-repeated="2"/>
          <table:table-cell table:formula="of:=CONCATENATE(&quot;INSERT INTO sss_sistemas_ventanas VALUES('&quot;;[.A368];&quot;','&quot;;[.B368];&quot;','&quot;;[.C368];&quot;','&quot;;[.D368];&quot;');&quot;)" office:value-type="string" office:string-value="INSERT INTO sss_sistemas_ventanas VALUES('SCV','sigesp_scv_d_tarifas.php                                                        ','Registro de Tarifas de Viáticos','');" calcext:value-type="string">
            <text:p>INSERT INTO sss_sistemas_ventanas VALUES('SCV','sigesp_scv_d_tarifas.php <text:s text:c="55"/>','Registro de Tarifas de Viático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tarifasxdistancias.php <text:s text:c="44"/></text:p>
          </table:table-cell>
          <table:table-cell table:style-name="ce1" office:value-type="string" calcext:value-type="string">
            <text:p>Registro de Tarifas por Distancias</text:p>
          </table:table-cell>
          <table:table-cell table:style-name="ce1" table:number-columns-repeated="2"/>
          <table:table-cell table:formula="of:=CONCATENATE(&quot;INSERT INTO sss_sistemas_ventanas VALUES('&quot;;[.A369];&quot;','&quot;;[.B369];&quot;','&quot;;[.C369];&quot;','&quot;;[.D369];&quot;');&quot;)" office:value-type="string" office:string-value="INSERT INTO sss_sistemas_ventanas VALUES('SCV','sigesp_scv_d_tarifasxdistancias.php                                             ','Registro de Tarifas por Distancias','');" calcext:value-type="string">
            <text:p>INSERT INTO sss_sistemas_ventanas VALUES('SCV','sigesp_scv_d_tarifasxdistancias.php <text:s text:c="44"/>','Registro de Tarifas por Distancia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d_transporte.php <text:s text:c="52"/></text:p>
          </table:table-cell>
          <table:table-cell table:style-name="ce1" office:value-type="string" calcext:value-type="string">
            <text:p>Registro de Tarifas de Transporte</text:p>
          </table:table-cell>
          <table:table-cell table:style-name="ce1" table:number-columns-repeated="2"/>
          <table:table-cell table:formula="of:=CONCATENATE(&quot;INSERT INTO sss_sistemas_ventanas VALUES('&quot;;[.A370];&quot;','&quot;;[.B370];&quot;','&quot;;[.C370];&quot;','&quot;;[.D370];&quot;');&quot;)" office:value-type="string" office:string-value="INSERT INTO sss_sistemas_ventanas VALUES('SCV','sigesp_scv_d_transporte.php                                                     ','Registro de Tarifas de Transporte','');" calcext:value-type="string">
            <text:p>INSERT INTO sss_sistemas_ventanas VALUES('SCV','sigesp_scv_d_transporte.php <text:s text:c="52"/>','Registro de Tarifas de Transporte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p_anulacionsolicitud.php <text:s text:c="44"/></text:p>
          </table:table-cell>
          <table:table-cell table:style-name="ce1" office:value-type="string" calcext:value-type="string">
            <text:p>Anulación de Solicitud de Viáticos</text:p>
          </table:table-cell>
          <table:table-cell table:style-name="ce1" table:number-columns-repeated="2"/>
          <table:table-cell table:formula="of:=CONCATENATE(&quot;INSERT INTO sss_sistemas_ventanas VALUES('&quot;;[.A371];&quot;','&quot;;[.B371];&quot;','&quot;;[.C371];&quot;','&quot;;[.D371];&quot;');&quot;)" office:value-type="string" office:string-value="INSERT INTO sss_sistemas_ventanas VALUES('SCV','sigesp_scv_p_anulacionsolicitud.php                                             ','Anulación de Solicitud de Viáticos','');" calcext:value-type="string">
            <text:p>INSERT INTO sss_sistemas_ventanas VALUES('SCV','sigesp_scv_p_anulacionsolicitud.php <text:s text:c="44"/>','Anulación de Solicitud de Viático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p_aprobacionsolicitudviaticos.php <text:s text:c="35"/></text:p>
          </table:table-cell>
          <table:table-cell table:style-name="ce1" office:value-type="string" calcext:value-type="string">
            <text:p>Aprobación de Solicitud de Viáticos</text:p>
          </table:table-cell>
          <table:table-cell table:style-name="ce1" table:number-columns-repeated="2"/>
          <table:table-cell table:formula="of:=CONCATENATE(&quot;INSERT INTO sss_sistemas_ventanas VALUES('&quot;;[.A372];&quot;','&quot;;[.B372];&quot;','&quot;;[.C372];&quot;','&quot;;[.D372];&quot;');&quot;)" office:value-type="string" office:string-value="INSERT INTO sss_sistemas_ventanas VALUES('SCV','sigesp_scv_p_aprobacionsolicitudviaticos.php                                    ','Aprobación de Solicitud de Viáticos','');" calcext:value-type="string">
            <text:p>INSERT INTO sss_sistemas_ventanas VALUES('SCV','sigesp_scv_p_aprobacionsolicitudviaticos.php <text:s text:c="35"/>','Aprobación de Solicitud de Viáticos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p_calcularviaticos.php <text:s text:c="46"/></text:p>
          </table:table-cell>
          <table:table-cell table:style-name="ce1" office:value-type="string" calcext:value-type="string">
            <text:p>undefined</text:p>
          </table:table-cell>
          <table:table-cell table:style-name="ce1" table:number-columns-repeated="2"/>
          <table:table-cell table:formula="of:=CONCATENATE(&quot;INSERT INTO sss_sistemas_ventanas VALUES('&quot;;[.A373];&quot;','&quot;;[.B373];&quot;','&quot;;[.C373];&quot;','&quot;;[.D373];&quot;');&quot;)" office:value-type="string" office:string-value="INSERT INTO sss_sistemas_ventanas VALUES('SCV','sigesp_scv_p_calcularviaticos.php                                               ','undefined','');" calcext:value-type="string">
            <text:p>INSERT INTO sss_sistemas_ventanas VALUES('SCV','sigesp_scv_p_calcularviaticos.php <text:s text:c="46"/>','undefined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p_revcalcularviaticos.php <text:s text:c="43"/></text:p>
          </table:table-cell>
          <table:table-cell table:style-name="ce1" office:value-type="string" calcext:value-type="string">
            <text:p>undefined</text:p>
          </table:table-cell>
          <table:table-cell table:style-name="ce1" table:number-columns-repeated="2"/>
          <table:table-cell table:formula="of:=CONCATENATE(&quot;INSERT INTO sss_sistemas_ventanas VALUES('&quot;;[.A374];&quot;','&quot;;[.B374];&quot;','&quot;;[.C374];&quot;','&quot;;[.D374];&quot;');&quot;)" office:value-type="string" office:string-value="INSERT INTO sss_sistemas_ventanas VALUES('SCV','sigesp_scv_p_revcalcularviaticos.php                                            ','undefined','');" calcext:value-type="string">
            <text:p>INSERT INTO sss_sistemas_ventanas VALUES('SCV','sigesp_scv_p_revcalcularviaticos.php <text:s text:c="43"/>','undefined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p_solicitudviaticos.php <text:s text:c="45"/></text:p>
          </table:table-cell>
          <table:table-cell table:style-name="ce1" office:value-type="string" calcext:value-type="string">
            <text:p>undefined</text:p>
          </table:table-cell>
          <table:table-cell table:style-name="ce1" table:number-columns-repeated="2"/>
          <table:table-cell table:formula="of:=CONCATENATE(&quot;INSERT INTO sss_sistemas_ventanas VALUES('&quot;;[.A375];&quot;','&quot;;[.B375];&quot;','&quot;;[.C375];&quot;','&quot;;[.D375];&quot;');&quot;)" office:value-type="string" office:string-value="INSERT INTO sss_sistemas_ventanas VALUES('SCV','sigesp_scv_p_solicitudviaticos.php                                              ','undefined','');" calcext:value-type="string">
            <text:p>INSERT INTO sss_sistemas_ventanas VALUES('SCV','sigesp_scv_p_solicitudviaticos.php <text:s text:c="45"/>','undefined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r_listadosolicitudes.php <text:s text:c="44"/></text:p>
          </table:table-cell>
          <table:table-cell table:style-name="ce1" office:value-type="string" calcext:value-type="string">
            <text:p>undefined</text:p>
          </table:table-cell>
          <table:table-cell table:style-name="ce1" table:number-columns-repeated="2"/>
          <table:table-cell table:formula="of:=CONCATENATE(&quot;INSERT INTO sss_sistemas_ventanas VALUES('&quot;;[.A376];&quot;','&quot;;[.B376];&quot;','&quot;;[.C376];&quot;','&quot;;[.D376];&quot;');&quot;)" office:value-type="string" office:string-value="INSERT INTO sss_sistemas_ventanas VALUES('SCV','sigesp_scv_r_listadosolicitudes.php                                             ','undefined','');" calcext:value-type="string">
            <text:p>INSERT INTO sss_sistemas_ventanas VALUES('SCV','sigesp_scv_r_listadosolicitudes.php <text:s text:c="44"/>','undefined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r_solicitudespagoviatico.php <text:s text:c="40"/></text:p>
          </table:table-cell>
          <table:table-cell table:style-name="ce1" office:value-type="string" calcext:value-type="string">
            <text:p>undefined</text:p>
          </table:table-cell>
          <table:table-cell table:style-name="ce1" table:number-columns-repeated="2"/>
          <table:table-cell table:formula="of:=CONCATENATE(&quot;INSERT INTO sss_sistemas_ventanas VALUES('&quot;;[.A377];&quot;','&quot;;[.B377];&quot;','&quot;;[.C377];&quot;','&quot;;[.D377];&quot;');&quot;)" office:value-type="string" office:string-value="INSERT INTO sss_sistemas_ventanas VALUES('SCV','sigesp_scv_r_solicitudespagoviatico.php                                         ','undefined','');" calcext:value-type="string">
            <text:p>INSERT INTO sss_sistemas_ventanas VALUES('SCV','sigesp_scv_r_solicitudespagoviatico.php <text:s text:c="40"/>','undefined','');</text:p>
          </table:table-cell>
        </table:table-row>
        <table:table-row table:style-name="ro1">
          <table:table-cell table:style-name="ce1" office:value-type="string" calcext:value-type="string">
            <text:p>SCV</text:p>
          </table:table-cell>
          <table:table-cell office:value-type="string" calcext:value-type="string">
            <text:p>sigesp_scv_r_solicitudes.php <text:s text:c="51"/></text:p>
          </table:table-cell>
          <table:table-cell table:style-name="ce1" office:value-type="string" calcext:value-type="string">
            <text:p>undefined</text:p>
          </table:table-cell>
          <table:table-cell table:style-name="ce1" table:number-columns-repeated="2"/>
          <table:table-cell table:formula="of:=CONCATENATE(&quot;INSERT INTO sss_sistemas_ventanas VALUES('&quot;;[.A378];&quot;','&quot;;[.B378];&quot;','&quot;;[.C378];&quot;','&quot;;[.D378];&quot;');&quot;)" office:value-type="string" office:string-value="INSERT INTO sss_sistemas_ventanas VALUES('SCV','sigesp_scv_r_solicitudes.php                                                    ','undefined','');" calcext:value-type="string">
            <text:p>INSERT INTO sss_sistemas_ventanas VALUES('SCV','sigesp_scv_r_solicitudes.php <text:s text:c="51"/>','undefined','');</text:p>
          </table:table-cell>
        </table:table-row>
        <table:table-row table:style-name="ro1">
          <table:table-cell table:style-name="ce1" office:value-type="string" calcext:value-type="string">
            <text:p>SEP</text:p>
          </table:table-cell>
          <table:table-cell office:value-type="string" calcext:value-type="string">
            <text:p>sigesp_sep_p_anulacion.php <text:s text:c="53"/></text:p>
          </table:table-cell>
          <table:table-cell table:style-name="ce1" office:value-type="string" calcext:value-type="string">
            <text:p>Anulación de Solicitud de Ejecución Presupuestaria</text:p>
          </table:table-cell>
          <table:table-cell table:style-name="ce1" table:number-columns-repeated="2"/>
          <table:table-cell table:formula="of:=CONCATENATE(&quot;INSERT INTO sss_sistemas_ventanas VALUES('&quot;;[.A379];&quot;','&quot;;[.B379];&quot;','&quot;;[.C379];&quot;','&quot;;[.D379];&quot;');&quot;)" office:value-type="string" office:string-value="INSERT INTO sss_sistemas_ventanas VALUES('SEP','sigesp_sep_p_anulacion.php                                                      ','Anulación de Solicitud de Ejecución Presupuestaria','');" calcext:value-type="string">
            <text:p>INSERT INTO sss_sistemas_ventanas VALUES('SEP','sigesp_sep_p_anulacion.php <text:s text:c="53"/>','Anulación de Solicitud de Ejecución Presupuestaria','');</text:p>
          </table:table-cell>
        </table:table-row>
        <table:table-row table:style-name="ro1">
          <table:table-cell table:style-name="ce1" office:value-type="string" calcext:value-type="string">
            <text:p>SEP</text:p>
          </table:table-cell>
          <table:table-cell office:value-type="string" calcext:value-type="string">
            <text:p>sigesp_sep_p_aprobacioncreditos.php <text:s text:c="44"/></text:p>
          </table:table-cell>
          <table:table-cell table:style-name="ce1" office:value-type="string" calcext:value-type="string">
            <text:p>Aprobación de Créditos</text:p>
          </table:table-cell>
          <table:table-cell table:style-name="ce1" table:number-columns-repeated="2"/>
          <table:table-cell table:formula="of:=CONCATENATE(&quot;INSERT INTO sss_sistemas_ventanas VALUES('&quot;;[.A380];&quot;','&quot;;[.B380];&quot;','&quot;;[.C380];&quot;','&quot;;[.D380];&quot;');&quot;)" office:value-type="string" office:string-value="INSERT INTO sss_sistemas_ventanas VALUES('SEP','sigesp_sep_p_aprobacioncreditos.php                                             ','Aprobación de Créditos','');" calcext:value-type="string">
            <text:p>INSERT INTO sss_sistemas_ventanas VALUES('SEP','sigesp_sep_p_aprobacioncreditos.php <text:s text:c="44"/>','Aprobación de Créditos','');</text:p>
          </table:table-cell>
        </table:table-row>
        <table:table-row table:style-name="ro1">
          <table:table-cell table:style-name="ce1" office:value-type="string" calcext:value-type="string">
            <text:p>SEP</text:p>
          </table:table-cell>
          <table:table-cell office:value-type="string" calcext:value-type="string">
            <text:p>sigesp_sep_p_aprobacion.php <text:s text:c="52"/></text:p>
          </table:table-cell>
          <table:table-cell table:style-name="ce1" office:value-type="string" calcext:value-type="string">
            <text:p>Aprobación de Solicitud de Ejecución Presupuestaria</text:p>
          </table:table-cell>
          <table:table-cell table:style-name="ce1" table:number-columns-repeated="2"/>
          <table:table-cell table:formula="of:=CONCATENATE(&quot;INSERT INTO sss_sistemas_ventanas VALUES('&quot;;[.A381];&quot;','&quot;;[.B381];&quot;','&quot;;[.C381];&quot;','&quot;;[.D381];&quot;');&quot;)" office:value-type="string" office:string-value="INSERT INTO sss_sistemas_ventanas VALUES('SEP','sigesp_sep_p_aprobacion.php                                                     ','Aprobación de Solicitud de Ejecución Presupuestaria','');" calcext:value-type="string">
            <text:p>INSERT INTO sss_sistemas_ventanas VALUES('SEP','sigesp_sep_p_aprobacion.php <text:s text:c="52"/>','Aprobación de Solicitud de Ejecución Presupuestaria','');</text:p>
          </table:table-cell>
        </table:table-row>
        <table:table-row table:style-name="ro1">
          <table:table-cell table:style-name="ce1" office:value-type="string" calcext:value-type="string">
            <text:p>SEP</text:p>
          </table:table-cell>
          <table:table-cell office:value-type="string" calcext:value-type="string">
            <text:p>sigesp_sep_p_autorizarcantidades.php <text:s text:c="43"/></text:p>
          </table:table-cell>
          <table:table-cell table:style-name="ce1" office:value-type="string" calcext:value-type="string">
            <text:p>Autorizar Cantidades</text:p>
          </table:table-cell>
          <table:table-cell table:style-name="ce1" table:number-columns-repeated="2"/>
          <table:table-cell table:formula="of:=CONCATENATE(&quot;INSERT INTO sss_sistemas_ventanas VALUES('&quot;;[.A382];&quot;','&quot;;[.B382];&quot;','&quot;;[.C382];&quot;','&quot;;[.D382];&quot;');&quot;)" office:value-type="string" office:string-value="INSERT INTO sss_sistemas_ventanas VALUES('SEP','sigesp_sep_p_autorizarcantidades.php                                            ','Autorizar Cantidades','');" calcext:value-type="string">
            <text:p>INSERT INTO sss_sistemas_ventanas VALUES('SEP','sigesp_sep_p_autorizarcantidades.php <text:s text:c="43"/>','Autorizar Cantidades','');</text:p>
          </table:table-cell>
        </table:table-row>
        <table:table-row table:style-name="ro1">
          <table:table-cell table:style-name="ce1" office:value-type="string" calcext:value-type="string">
            <text:p>SEP</text:p>
          </table:table-cell>
          <table:table-cell office:value-type="string" calcext:value-type="string">
            <text:p>sigesp_sep_p_solicitud.php <text:s text:c="53"/></text:p>
          </table:table-cell>
          <table:table-cell table:style-name="ce1" office:value-type="string" calcext:value-type="string">
            <text:p>Registro de Solicitud de Ejecución Presupuestaria</text:p>
          </table:table-cell>
          <table:table-cell table:style-name="ce1" table:number-columns-repeated="2"/>
          <table:table-cell table:formula="of:=CONCATENATE(&quot;INSERT INTO sss_sistemas_ventanas VALUES('&quot;;[.A383];&quot;','&quot;;[.B383];&quot;','&quot;;[.C383];&quot;','&quot;;[.D383];&quot;');&quot;)" office:value-type="string" office:string-value="INSERT INTO sss_sistemas_ventanas VALUES('SEP','sigesp_sep_p_solicitud.php                                                      ','Registro de Solicitud de Ejecución Presupuestaria','');" calcext:value-type="string">
            <text:p>INSERT INTO sss_sistemas_ventanas VALUES('SEP','sigesp_sep_p_solicitud.php <text:s text:c="53"/>','Registro de Solicitud de Ejecución Presupuestaria','');</text:p>
          </table:table-cell>
        </table:table-row>
        <table:table-row table:style-name="ro1">
          <table:table-cell table:style-name="ce1" office:value-type="string" calcext:value-type="string">
            <text:p>SEP</text:p>
          </table:table-cell>
          <table:table-cell office:value-type="string" calcext:value-type="string">
            <text:p>sigesp_sep_r_solicitudes.php <text:s text:c="51"/></text:p>
          </table:table-cell>
          <table:table-cell table:style-name="ce1" office:value-type="string" calcext:value-type="string">
            <text:p>Reporte de Solicitudes</text:p>
          </table:table-cell>
          <table:table-cell table:style-name="ce1" table:number-columns-repeated="2"/>
          <table:table-cell table:formula="of:=CONCATENATE(&quot;INSERT INTO sss_sistemas_ventanas VALUES('&quot;;[.A384];&quot;','&quot;;[.B384];&quot;','&quot;;[.C384];&quot;','&quot;;[.D384];&quot;');&quot;)" office:value-type="string" office:string-value="INSERT INTO sss_sistemas_ventanas VALUES('SEP','sigesp_sep_r_solicitudes.php                                                    ','Reporte de Solicitudes','');" calcext:value-type="string">
            <text:p>INSERT INTO sss_sistemas_ventanas VALUES('SEP','sigesp_sep_r_solicitudes.php <text:s text:c="51"/>','Reporte de Solicitudes','');</text:p>
          </table:table-cell>
        </table:table-row>
        <table:table-row table:style-name="ro1">
          <table:table-cell table:style-name="ce1" office:value-type="string" calcext:value-type="string">
            <text:p>SEP</text:p>
          </table:table-cell>
          <table:table-cell office:value-type="string" calcext:value-type="string">
            <text:p>sigesp_sep_r_ubicacionsolicitudes.php <text:s text:c="42"/></text:p>
          </table:table-cell>
          <table:table-cell table:style-name="ce1" office:value-type="string" calcext:value-type="string">
            <text:p>Ubicacion de Solicitudes</text:p>
          </table:table-cell>
          <table:table-cell table:style-name="ce1" table:number-columns-repeated="2"/>
          <table:table-cell table:formula="of:=CONCATENATE(&quot;INSERT INTO sss_sistemas_ventanas VALUES('&quot;;[.A385];&quot;','&quot;;[.B385];&quot;','&quot;;[.C385];&quot;','&quot;;[.D385];&quot;');&quot;)" office:value-type="string" office:string-value="INSERT INTO sss_sistemas_ventanas VALUES('SEP','sigesp_sep_r_ubicacionsolicitudes.php                                           ','Ubicacion de Solicitudes','');" calcext:value-type="string">
            <text:p>INSERT INTO sss_sistemas_ventanas VALUES('SEP','sigesp_sep_r_ubicacionsolicitudes.php <text:s text:c="42"/>','Ubicacion de Solicitudes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ins_p_cargar_facturas.php <text:s text:c="47"/></text:p>
          </table:table-cell>
          <table:table-cell table:style-name="ce1" office:value-type="string" calcext:value-type="string">
            <text:p>Cargar Información de Facturación</text:p>
          </table:table-cell>
          <table:table-cell table:style-name="ce1" table:number-columns-repeated="2"/>
          <table:table-cell table:formula="of:=CONCATENATE(&quot;INSERT INTO sss_sistemas_ventanas VALUES('&quot;;[.A386];&quot;','&quot;;[.B386];&quot;','&quot;;[.C386];&quot;','&quot;;[.D386];&quot;');&quot;)" office:value-type="string" office:string-value="INSERT INTO sss_sistemas_ventanas VALUES('SFI','sigesp_ins_p_cargar_facturas.php                                                ','Cargar Información de Facturación','');" calcext:value-type="string">
            <text:p>INSERT INTO sss_sistemas_ventanas VALUES('SFI','sigesp_ins_p_cargar_facturas.php <text:s text:c="47"/>','Cargar Información de Facturación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mis_p_contabiliza_sfc_cxc.php <text:s text:c="43"/></text:p>
          </table:table-cell>
          <table:table-cell table:style-name="ce1" office:value-type="string" calcext:value-type="string">
            <text:p>Contabilizar Cuentas por Cobrar</text:p>
          </table:table-cell>
          <table:table-cell table:style-name="ce1" table:number-columns-repeated="2"/>
          <table:table-cell table:formula="of:=CONCATENATE(&quot;INSERT INTO sss_sistemas_ventanas VALUES('&quot;;[.A387];&quot;','&quot;;[.B387];&quot;','&quot;;[.C387];&quot;','&quot;;[.D387];&quot;');&quot;)" office:value-type="string" office:string-value="INSERT INTO sss_sistemas_ventanas VALUES('SFI','sigesp_mis_p_contabiliza_sfc_cxc.php                                            ','Contabilizar Cuentas por Cobrar','');" calcext:value-type="string">
            <text:p>INSERT INTO sss_sistemas_ventanas VALUES('SFI','sigesp_mis_p_contabiliza_sfc_cxc.php <text:s text:c="43"/>','Contabilizar Cuentas por Cobrar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mis_p_contabiliza_sfc_ded.php <text:s text:c="43"/></text:p>
          </table:table-cell>
          <table:table-cell table:style-name="ce1" office:value-type="string" calcext:value-type="string">
            <text:p>Contabilizar Deducciones</text:p>
          </table:table-cell>
          <table:table-cell table:style-name="ce1" table:number-columns-repeated="2"/>
          <table:table-cell table:formula="of:=CONCATENATE(&quot;INSERT INTO sss_sistemas_ventanas VALUES('&quot;;[.A388];&quot;','&quot;;[.B388];&quot;','&quot;;[.C388];&quot;','&quot;;[.D388];&quot;');&quot;)" office:value-type="string" office:string-value="INSERT INTO sss_sistemas_ventanas VALUES('SFI','sigesp_mis_p_contabiliza_sfc_ded.php                                            ','Contabilizar Deducciones','');" calcext:value-type="string">
            <text:p>INSERT INTO sss_sistemas_ventanas VALUES('SFI','sigesp_mis_p_contabiliza_sfc_ded.php <text:s text:c="43"/>','Contabilizar Deducciones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mis_p_contabiliza_sfc_nc.php <text:s text:c="44"/></text:p>
          </table:table-cell>
          <table:table-cell table:style-name="ce1" office:value-type="string" calcext:value-type="string">
            <text:p>Contabilizar Notas de Crédito</text:p>
          </table:table-cell>
          <table:table-cell table:style-name="ce1" table:number-columns-repeated="2"/>
          <table:table-cell table:formula="of:=CONCATENATE(&quot;INSERT INTO sss_sistemas_ventanas VALUES('&quot;;[.A389];&quot;','&quot;;[.B389];&quot;','&quot;;[.C389];&quot;','&quot;;[.D389];&quot;');&quot;)" office:value-type="string" office:string-value="INSERT INTO sss_sistemas_ventanas VALUES('SFI','sigesp_mis_p_contabiliza_sfc_nc.php                                             ','Contabilizar Notas de Crédito','');" calcext:value-type="string">
            <text:p>INSERT INTO sss_sistemas_ventanas VALUES('SFI','sigesp_mis_p_contabiliza_sfc_nc.php <text:s text:c="44"/>','Contabilizar Notas de Crédito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mis_p_contabiliza_sfc_pagos.php <text:s text:c="41"/></text:p>
          </table:table-cell>
          <table:table-cell table:style-name="ce1" office:value-type="string" calcext:value-type="string">
            <text:p>Contabilizar Pagos</text:p>
          </table:table-cell>
          <table:table-cell table:style-name="ce1" table:number-columns-repeated="2"/>
          <table:table-cell table:formula="of:=CONCATENATE(&quot;INSERT INTO sss_sistemas_ventanas VALUES('&quot;;[.A390];&quot;','&quot;;[.B390];&quot;','&quot;;[.C390];&quot;','&quot;;[.D390];&quot;');&quot;)" office:value-type="string" office:string-value="INSERT INTO sss_sistemas_ventanas VALUES('SFI','sigesp_mis_p_contabiliza_sfc_pagos.php                                          ','Contabilizar Pagos','');" calcext:value-type="string">
            <text:p>INSERT INTO sss_sistemas_ventanas VALUES('SFI','sigesp_mis_p_contabiliza_sfc_pagos.php <text:s text:c="41"/>','Contabilizar Pagos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mis_p_reverso_sfc_cxc.php <text:s text:c="47"/></text:p>
          </table:table-cell>
          <table:table-cell table:style-name="ce1" office:value-type="string" calcext:value-type="string">
            <text:p>Reversar Cuentas por Cobrar</text:p>
          </table:table-cell>
          <table:table-cell table:style-name="ce1" table:number-columns-repeated="2"/>
          <table:table-cell table:formula="of:=CONCATENATE(&quot;INSERT INTO sss_sistemas_ventanas VALUES('&quot;;[.A391];&quot;','&quot;;[.B391];&quot;','&quot;;[.C391];&quot;','&quot;;[.D391];&quot;');&quot;)" office:value-type="string" office:string-value="INSERT INTO sss_sistemas_ventanas VALUES('SFI','sigesp_mis_p_reverso_sfc_cxc.php                                                ','Reversar Cuentas por Cobrar','');" calcext:value-type="string">
            <text:p>INSERT INTO sss_sistemas_ventanas VALUES('SFI','sigesp_mis_p_reverso_sfc_cxc.php <text:s text:c="47"/>','Reversar Cuentas por Cobrar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mis_p_reverso_sfc_ded.php <text:s text:c="47"/></text:p>
          </table:table-cell>
          <table:table-cell table:style-name="ce1" office:value-type="string" calcext:value-type="string">
            <text:p>Reversar Deducciones</text:p>
          </table:table-cell>
          <table:table-cell table:style-name="ce1" table:number-columns-repeated="2"/>
          <table:table-cell table:formula="of:=CONCATENATE(&quot;INSERT INTO sss_sistemas_ventanas VALUES('&quot;;[.A392];&quot;','&quot;;[.B392];&quot;','&quot;;[.C392];&quot;','&quot;;[.D392];&quot;');&quot;)" office:value-type="string" office:string-value="INSERT INTO sss_sistemas_ventanas VALUES('SFI','sigesp_mis_p_reverso_sfc_ded.php                                                ','Reversar Deducciones','');" calcext:value-type="string">
            <text:p>INSERT INTO sss_sistemas_ventanas VALUES('SFI','sigesp_mis_p_reverso_sfc_ded.php <text:s text:c="47"/>','Reversar Deducciones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mis_p_reverso_sfc_nc.php <text:s text:c="48"/></text:p>
          </table:table-cell>
          <table:table-cell table:style-name="ce1" office:value-type="string" calcext:value-type="string">
            <text:p>Reversar Notas de Crédito</text:p>
          </table:table-cell>
          <table:table-cell table:style-name="ce1" table:number-columns-repeated="2"/>
          <table:table-cell table:formula="of:=CONCATENATE(&quot;INSERT INTO sss_sistemas_ventanas VALUES('&quot;;[.A393];&quot;','&quot;;[.B393];&quot;','&quot;;[.C393];&quot;','&quot;;[.D393];&quot;');&quot;)" office:value-type="string" office:string-value="INSERT INTO sss_sistemas_ventanas VALUES('SFI','sigesp_mis_p_reverso_sfc_nc.php                                                 ','Reversar Notas de Crédito','');" calcext:value-type="string">
            <text:p>INSERT INTO sss_sistemas_ventanas VALUES('SFI','sigesp_mis_p_reverso_sfc_nc.php <text:s text:c="48"/>','Reversar Notas de Crédito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mis_p_reverso_sfc_pagos.php <text:s text:c="45"/></text:p>
          </table:table-cell>
          <table:table-cell table:style-name="ce1" office:value-type="string" calcext:value-type="string">
            <text:p>Reversar Pagos</text:p>
          </table:table-cell>
          <table:table-cell/>
          <table:table-cell table:style-name="ce1"/>
          <table:table-cell table:formula="of:=CONCATENATE(&quot;INSERT INTO sss_sistemas_ventanas VALUES('&quot;;[.A394];&quot;','&quot;;[.B394];&quot;','&quot;;[.C394];&quot;','&quot;;[.D394];&quot;');&quot;)" office:value-type="string" office:string-value="INSERT INTO sss_sistemas_ventanas VALUES('SFI','sigesp_mis_p_reverso_sfc_pagos.php                                              ','Reversar Pagos','');" calcext:value-type="string">
            <text:p>INSERT INTO sss_sistemas_ventanas VALUES('SFI','sigesp_mis_p_reverso_sfc_pagos.php <text:s text:c="45"/>','Reversar Pagos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sfc_elimina_documentos.php <text:s text:c="46"/></text:p>
          </table:table-cell>
          <table:table-cell table:style-name="ce1" office:value-type="string" calcext:value-type="string">
            <text:p>Anulación Documentos Transferidos</text:p>
          </table:table-cell>
          <table:table-cell/>
          <table:table-cell table:style-name="ce1"/>
          <table:table-cell table:formula="of:=CONCATENATE(&quot;INSERT INTO sss_sistemas_ventanas VALUES('&quot;;[.A395];&quot;','&quot;;[.B395];&quot;','&quot;;[.C395];&quot;','&quot;;[.D395];&quot;');&quot;)" office:value-type="string" office:string-value="INSERT INTO sss_sistemas_ventanas VALUES('SFI','sigesp_sfc_elimina_documentos.php                                               ','Anulación Documentos Transferidos','');" calcext:value-type="string">
            <text:p>INSERT INTO sss_sistemas_ventanas VALUES('SFI','sigesp_sfc_elimina_documentos.php <text:s text:c="46"/>','Anulación Documentos Transferidos','');</text:p>
          </table:table-cell>
        </table:table-row>
        <table:table-row table:style-name="ro1">
          <table:table-cell table:style-name="ce1" office:value-type="string" calcext:value-type="string">
            <text:p>SFI</text:p>
          </table:table-cell>
          <table:table-cell office:value-type="string" calcext:value-type="string">
            <text:p>sigesp_sfc_reversar_elimina_documentos.php <text:s text:c="37"/></text:p>
          </table:table-cell>
          <table:table-cell table:style-name="ce1" office:value-type="string" calcext:value-type="string">
            <text:p>Reversar Anulación Documentos Transferidos</text:p>
          </table:table-cell>
          <table:table-cell/>
          <table:table-cell table:style-name="ce1"/>
          <table:table-cell table:formula="of:=CONCATENATE(&quot;INSERT INTO sss_sistemas_ventanas VALUES('&quot;;[.A396];&quot;','&quot;;[.B396];&quot;','&quot;;[.C396];&quot;','&quot;;[.D396];&quot;');&quot;)" office:value-type="string" office:string-value="INSERT INTO sss_sistemas_ventanas VALUES('SFI','sigesp_sfc_reversar_elimina_documentos.php                                      ','Reversar Anulación Documentos Transferidos','');" calcext:value-type="string">
            <text:p>INSERT INTO sss_sistemas_ventanas VALUES('SFI','sigesp_sfc_reversar_elimina_documentos.php <text:s text:c="37"/>','Reversar Anulación Documentos Transferido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formulacion.php <text:s text:c="57"/></text:p>
          </table:table-cell>
          <table:table-cell table:style-name="ce1" office:value-type="string" calcext:value-type="string">
            <text:p>Formulacion de Presupuesto</text:p>
          </table:table-cell>
          <table:table-cell table:style-name="ce1" table:number-columns-repeated="2"/>
          <table:table-cell table:formula="of:=CONCATENATE(&quot;INSERT INTO sss_sistemas_ventanas VALUES('&quot;;[.A397];&quot;','&quot;;[.B397];&quot;','&quot;;[.C397];&quot;','&quot;;[.D397];&quot;');&quot;)" office:value-type="string" office:string-value="INSERT INTO sss_sistemas_ventanas VALUES('SFP','sigesp_formulacion.php                                                          ','Formulacion de Presupuesto','');" calcext:value-type="string">
            <text:p>INSERT INTO sss_sistemas_ventanas VALUES('SFP','sigesp_formulacion.php <text:s text:c="57"/>','Formulacion de Presupuesto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fp_con_estprog.php <text:s text:c="53"/></text:p>
          </table:table-cell>
          <table:table-cell table:style-name="ce1" office:value-type="string" calcext:value-type="string">
            <text:p>Configuración de niveles</text:p>
          </table:table-cell>
          <table:table-cell table:style-name="ce1" table:number-columns-repeated="2"/>
          <table:table-cell table:formula="of:=CONCATENATE(&quot;INSERT INTO sss_sistemas_ventanas VALUES('&quot;;[.A398];&quot;','&quot;;[.B398];&quot;','&quot;;[.C398];&quot;','&quot;;[.D398];&quot;');&quot;)" office:value-type="string" office:string-value="INSERT INTO sss_sistemas_ventanas VALUES('SFP','sigesp_sfp_con_estprog.php                                                      ','Configuración de niveles','');" calcext:value-type="string">
            <text:p>INSERT INTO sss_sistemas_ventanas VALUES('SFP','sigesp_sfp_con_estprog.php <text:s text:c="53"/>','Configuración de nivele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fp_empresa.php <text:s text:c="57"/></text:p>
          </table:table-cell>
          <table:table-cell table:style-name="ce1" office:value-type="string" calcext:value-type="string">
            <text:p>Empresa</text:p>
          </table:table-cell>
          <table:table-cell table:style-name="ce1" table:number-columns-repeated="2"/>
          <table:table-cell table:formula="of:=CONCATENATE(&quot;INSERT INTO sss_sistemas_ventanas VALUES('&quot;;[.A399];&quot;','&quot;;[.B399];&quot;','&quot;;[.C399];&quot;','&quot;;[.D399];&quot;');&quot;)" office:value-type="string" office:string-value="INSERT INTO sss_sistemas_ventanas VALUES('SFP','sigesp_sfp_empresa.php                                                          ','Empresa','');" calcext:value-type="string">
            <text:p>INSERT INTO sss_sistemas_ventanas VALUES('SFP','sigesp_sfp_empresa.php <text:s text:c="57"/>','Empresa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fp_esadmin.php <text:s text:c="57"/></text:p>
          </table:table-cell>
          <table:table-cell table:style-name="ce1" office:value-type="string" calcext:value-type="string">
            <text:p>Definición de Unidades Administrativas</text:p>
          </table:table-cell>
          <table:table-cell table:style-name="ce1" table:number-columns-repeated="2"/>
          <table:table-cell table:formula="of:=CONCATENATE(&quot;INSERT INTO sss_sistemas_ventanas VALUES('&quot;;[.A400];&quot;','&quot;;[.B400];&quot;','&quot;;[.C400];&quot;','&quot;;[.D400];&quot;');&quot;)" office:value-type="string" office:string-value="INSERT INTO sss_sistemas_ventanas VALUES('SFP','sigesp_sfp_esadmin.php                                                          ','Definición de Unidades Administrativas','');" calcext:value-type="string">
            <text:p>INSERT INTO sss_sistemas_ventanas VALUES('SFP','sigesp_sfp_esadmin.php <text:s text:c="57"/>','Definición de Unidades Administrativa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fp_estprog.php <text:s text:c="57"/></text:p>
          </table:table-cell>
          <table:table-cell table:style-name="ce1" office:value-type="string" calcext:value-type="string">
            <text:p>Definición de la Estructura Presupuestaria</text:p>
          </table:table-cell>
          <table:table-cell/>
          <table:table-cell table:style-name="ce1"/>
          <table:table-cell table:formula="of:=CONCATENATE(&quot;INSERT INTO sss_sistemas_ventanas VALUES('&quot;;[.A401];&quot;','&quot;;[.B401];&quot;','&quot;;[.C401];&quot;','&quot;;[.D401];&quot;');&quot;)" office:value-type="string" office:string-value="INSERT INTO sss_sistemas_ventanas VALUES('SFP','sigesp_sfp_estprog.php                                                          ','Definición de la Estructura Presupuestaria','');" calcext:value-type="string">
            <text:p>INSERT INTO sss_sistemas_ventanas VALUES('SFP','sigesp_sfp_estprog.php <text:s text:c="57"/>','Definición de la Estructura Presupuestaria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fp_indicador.php <text:s text:c="55"/></text:p>
          </table:table-cell>
          <table:table-cell table:style-name="ce1" office:value-type="string" calcext:value-type="string">
            <text:p>Definicion de Indicador</text:p>
          </table:table-cell>
          <table:table-cell/>
          <table:table-cell table:style-name="ce1"/>
          <table:table-cell table:formula="of:=CONCATENATE(&quot;INSERT INTO sss_sistemas_ventanas VALUES('&quot;;[.A402];&quot;','&quot;;[.B402];&quot;','&quot;;[.C402];&quot;','&quot;;[.D402];&quot;');&quot;)" office:value-type="string" office:string-value="INSERT INTO sss_sistemas_ventanas VALUES('SFP','sigesp_sfp_indicador.php                                                        ','Definicion de Indicador','');" calcext:value-type="string">
            <text:p>INSERT INTO sss_sistemas_ventanas VALUES('SFP','sigesp_sfp_indicador.php <text:s text:c="55"/>','Definicion de Indicador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fp_tipoindi.php <text:s text:c="56"/></text:p>
          </table:table-cell>
          <table:table-cell table:style-name="ce1" office:value-type="string" calcext:value-type="string">
            <text:p>Naturaleza del Indicador</text:p>
          </table:table-cell>
          <table:table-cell table:style-name="ce1" table:number-columns-repeated="2"/>
          <table:table-cell table:formula="of:=CONCATENATE(&quot;INSERT INTO sss_sistemas_ventanas VALUES('&quot;;[.A403];&quot;','&quot;;[.B403];&quot;','&quot;;[.C403];&quot;','&quot;;[.D403];&quot;');&quot;)" office:value-type="string" office:string-value="INSERT INTO sss_sistemas_ventanas VALUES('SFP','sigesp_sfp_tipoindi.php                                                         ','Naturaleza del Indicador','');" calcext:value-type="string">
            <text:p>INSERT INTO sss_sistemas_ventanas VALUES('SFP','sigesp_sfp_tipoindi.php <text:s text:c="56"/>','Naturaleza del Indicador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fp_unimedida.php <text:s text:c="55"/></text:p>
          </table:table-cell>
          <table:table-cell table:style-name="ce1" office:value-type="string" calcext:value-type="string">
            <text:p>Unidad de Medida</text:p>
          </table:table-cell>
          <table:table-cell table:style-name="ce1" table:number-columns-repeated="2"/>
          <table:table-cell table:formula="of:=CONCATENATE(&quot;INSERT INTO sss_sistemas_ventanas VALUES('&quot;;[.A404];&quot;','&quot;;[.B404];&quot;','&quot;;[.C404];&quot;','&quot;;[.D404];&quot;');&quot;)" office:value-type="string" office:string-value="INSERT INTO sss_sistemas_ventanas VALUES('SFP','sigesp_sfp_unimedida.php                                                        ','Unidad de Medida','');" calcext:value-type="string">
            <text:p>INSERT INTO sss_sistemas_ventanas VALUES('SFP','sigesp_sfp_unimedida.php <text:s text:c="55"/>','Unidad de Medida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cargasaldos.php <text:s text:c="53"/></text:p>
          </table:table-cell>
          <table:table-cell table:style-name="ce1" office:value-type="string" calcext:value-type="string">
            <text:p>Carga de saldos contables</text:p>
          </table:table-cell>
          <table:table-cell table:style-name="ce1" table:number-columns-repeated="2"/>
          <table:table-cell table:formula="of:=CONCATENATE(&quot;INSERT INTO sss_sistemas_ventanas VALUES('&quot;;[.A405];&quot;','&quot;;[.B405];&quot;','&quot;;[.C405];&quot;','&quot;;[.D405];&quot;');&quot;)" office:value-type="string" office:string-value="INSERT INTO sss_sistemas_ventanas VALUES('SFP','sigesp_spe_cargasaldos.php                                                      ','Carga de saldos contables','');" calcext:value-type="string">
            <text:p>INSERT INTO sss_sistemas_ventanas VALUES('SFP','sigesp_spe_cargasaldos.php <text:s text:c="53"/>','Carga de saldos contable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conCuentas.php <text:s text:c="54"/></text:p>
          </table:table-cell>
          <table:table-cell table:style-name="ce1" office:value-type="string" calcext:value-type="string">
            <text:p>Plan de Cuentas</text:p>
          </table:table-cell>
          <table:table-cell table:style-name="ce1" table:number-columns-repeated="2"/>
          <table:table-cell table:formula="of:=CONCATENATE(&quot;INSERT INTO sss_sistemas_ventanas VALUES('&quot;;[.A406];&quot;','&quot;;[.B406];&quot;','&quot;;[.C406];&quot;','&quot;;[.D406];&quot;');&quot;)" office:value-type="string" office:string-value="INSERT INTO sss_sistemas_ventanas VALUES('SFP','sigesp_spe_conCuentas.php                                                       ','Plan de Cuentas','');" calcext:value-type="string">
            <text:p>INSERT INTO sss_sistemas_ventanas VALUES('SFP','sigesp_spe_conCuentas.php <text:s text:c="54"/>','Plan de Cuenta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conftasa.php <text:s text:c="56"/></text:p>
          </table:table-cell>
          <table:table-cell table:style-name="ce1" office:value-type="string" calcext:value-type="string">
            <text:p>Tasa de Inflación</text:p>
          </table:table-cell>
          <table:table-cell table:style-name="ce1" table:number-columns-repeated="2"/>
          <table:table-cell table:formula="of:=CONCATENATE(&quot;INSERT INTO sss_sistemas_ventanas VALUES('&quot;;[.A407];&quot;','&quot;;[.B407];&quot;','&quot;;[.C407];&quot;','&quot;;[.D407];&quot;');&quot;)" office:value-type="string" office:string-value="INSERT INTO sss_sistemas_ventanas VALUES('SFP','sigesp_spe_conftasa.php                                                         ','Tasa de Inflación','');" calcext:value-type="string">
            <text:p>INSERT INTO sss_sistemas_ventanas VALUES('SFP','sigesp_spe_conftasa.php <text:s text:c="56"/>','Tasa de Inflación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estprog.php <text:s text:c="57"/></text:p>
          </table:table-cell>
          <table:table-cell table:style-name="ce1" office:value-type="string" calcext:value-type="string">
            <text:p>Definicion del Plan</text:p>
          </table:table-cell>
          <table:table-cell table:style-name="ce1" table:number-columns-repeated="2"/>
          <table:table-cell table:formula="of:=CONCATENATE(&quot;INSERT INTO sss_sistemas_ventanas VALUES('&quot;;[.A408];&quot;','&quot;;[.B408];&quot;','&quot;;[.C408];&quot;','&quot;;[.D408];&quot;');&quot;)" office:value-type="string" office:string-value="INSERT INTO sss_sistemas_ventanas VALUES('SFP','sigesp_spe_estprog.php                                                          ','Definicion del Plan','');" calcext:value-type="string">
            <text:p>INSERT INTO sss_sistemas_ventanas VALUES('SFP','sigesp_spe_estprog.php <text:s text:c="57"/>','Definicion del Plan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formGasto.php <text:s text:c="55"/></text:p>
          </table:table-cell>
          <table:table-cell table:style-name="ce1" office:value-type="string" calcext:value-type="string">
            <text:p>Formulación de Gastos</text:p>
          </table:table-cell>
          <table:table-cell table:style-name="ce1" table:number-columns-repeated="2"/>
          <table:table-cell table:formula="of:=CONCATENATE(&quot;INSERT INTO sss_sistemas_ventanas VALUES('&quot;;[.A409];&quot;','&quot;;[.B409];&quot;','&quot;;[.C409];&quot;','&quot;;[.D409];&quot;');&quot;)" office:value-type="string" office:string-value="INSERT INTO sss_sistemas_ventanas VALUES('SFP','sigesp_spe_formGasto.php                                                        ','Formulación de Gastos','');" calcext:value-type="string">
            <text:p>INSERT INTO sss_sistemas_ventanas VALUES('SFP','sigesp_spe_formGasto.php <text:s text:c="55"/>','Formulación de Gasto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integraciongeneral.php <text:s text:c="46"/></text:p>
          </table:table-cell>
          <table:table-cell table:style-name="ce1" office:value-type="string" calcext:value-type="string">
            <text:p>Plan General de Cuentas Integradas</text:p>
          </table:table-cell>
          <table:table-cell table:style-name="ce1" table:number-columns-repeated="2"/>
          <table:table-cell table:formula="of:=CONCATENATE(&quot;INSERT INTO sss_sistemas_ventanas VALUES('&quot;;[.A410];&quot;','&quot;;[.B410];&quot;','&quot;;[.C410];&quot;','&quot;;[.D410];&quot;');&quot;)" office:value-type="string" office:string-value="INSERT INTO sss_sistemas_ventanas VALUES('SFP','sigesp_spe_integraciongeneral.php                                               ','Plan General de Cuentas Integradas','');" calcext:value-type="string">
            <text:p>INSERT INTO sss_sistemas_ventanas VALUES('SFP','sigesp_spe_integraciongeneral.php <text:s text:c="46"/>','Plan General de Cuentas Integrada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integracion.php <text:s text:c="53"/></text:p>
          </table:table-cell>
          <table:table-cell table:style-name="ce1" office:value-type="string" calcext:value-type="string">
            <text:p>Integración de Estructura</text:p>
          </table:table-cell>
          <table:table-cell table:style-name="ce1" table:number-columns-repeated="2"/>
          <table:table-cell table:formula="of:=CONCATENATE(&quot;INSERT INTO sss_sistemas_ventanas VALUES('&quot;;[.A411];&quot;','&quot;;[.B411];&quot;','&quot;;[.C411];&quot;','&quot;;[.D411];&quot;');&quot;)" office:value-type="string" office:string-value="INSERT INTO sss_sistemas_ventanas VALUES('SFP','sigesp_spe_integracion.php                                                      ','Integración de Estructura','');" calcext:value-type="string">
            <text:p>INSERT INTO sss_sistemas_ventanas VALUES('SFP','sigesp_spe_integracion.php <text:s text:c="53"/>','Integración de Estructura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metas.php <text:s text:c="59"/></text:p>
          </table:table-cell>
          <table:table-cell table:style-name="ce1" office:value-type="string" calcext:value-type="string">
            <text:p>Definicion de Metas</text:p>
          </table:table-cell>
          <table:table-cell table:style-name="ce1" table:number-columns-repeated="2"/>
          <table:table-cell table:formula="of:=CONCATENATE(&quot;INSERT INTO sss_sistemas_ventanas VALUES('&quot;;[.A412];&quot;','&quot;;[.B412];&quot;','&quot;;[.C412];&quot;','&quot;;[.D412];&quot;');&quot;)" office:value-type="string" office:string-value="INSERT INTO sss_sistemas_ventanas VALUES('SFP','sigesp_spe_metas.php                                                            ','Definicion de Metas','');" calcext:value-type="string">
            <text:p>INSERT INTO sss_sistemas_ventanas VALUES('SFP','sigesp_spe_metas.php <text:s text:c="59"/>','Definicion de Meta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planfinan.php <text:s text:c="55"/></text:p>
          </table:table-cell>
          <table:table-cell table:style-name="ce1" office:value-type="string" calcext:value-type="string">
            <text:p>Formulación de Ingresos</text:p>
          </table:table-cell>
          <table:table-cell table:style-name="ce1" table:number-columns-repeated="2"/>
          <table:table-cell table:formula="of:=CONCATENATE(&quot;INSERT INTO sss_sistemas_ventanas VALUES('&quot;;[.A413];&quot;','&quot;;[.B413];&quot;','&quot;;[.C413];&quot;','&quot;;[.D413];&quot;');&quot;)" office:value-type="string" office:string-value="INSERT INTO sss_sistemas_ventanas VALUES('SFP','sigesp_spe_planfinan.php                                                        ','Formulación de Ingresos','');" calcext:value-type="string">
            <text:p>INSERT INTO sss_sistemas_ventanas VALUES('SFP','sigesp_spe_planfinan.php <text:s text:c="55"/>','Formulación de Ingreso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progCompra.php <text:s text:c="54"/></text:p>
          </table:table-cell>
          <table:table-cell table:style-name="ce1" office:value-type="string" calcext:value-type="string">
            <text:p>Programacion de Compras</text:p>
          </table:table-cell>
          <table:table-cell table:style-name="ce1" table:number-columns-repeated="2"/>
          <table:table-cell table:formula="of:=CONCATENATE(&quot;INSERT INTO sss_sistemas_ventanas VALUES('&quot;;[.A414];&quot;','&quot;;[.B414];&quot;','&quot;;[.C414];&quot;','&quot;;[.D414];&quot;');&quot;)" office:value-type="string" office:string-value="INSERT INTO sss_sistemas_ventanas VALUES('SFP','sigesp_spe_progCompra.php                                                       ','Programacion de Compras','');" calcext:value-type="string">
            <text:p>INSERT INTO sss_sistemas_ventanas VALUES('SFP','sigesp_spe_progCompra.php <text:s text:c="54"/>','Programacion de Compra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reportes.php <text:s text:c="56"/></text:p>
          </table:table-cell>
          <table:table-cell table:style-name="ce1" office:value-type="string" calcext:value-type="string">
            <text:p>Formatos del instructivo</text:p>
          </table:table-cell>
          <table:table-cell table:style-name="ce1" table:number-columns-repeated="2"/>
          <table:table-cell table:formula="of:=CONCATENATE(&quot;INSERT INTO sss_sistemas_ventanas VALUES('&quot;;[.A415];&quot;','&quot;;[.B415];&quot;','&quot;;[.C415];&quot;','&quot;;[.D415];&quot;');&quot;)" office:value-type="string" office:string-value="INSERT INTO sss_sistemas_ventanas VALUES('SFP','sigesp_spe_reportes.php                                                         ','Formatos del instructivo','');" calcext:value-type="string">
            <text:p>INSERT INTO sss_sistemas_ventanas VALUES('SFP','sigesp_spe_reportes.php <text:s text:c="56"/>','Formatos del instructivo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reportespoa.php <text:s text:c="53"/></text:p>
          </table:table-cell>
          <table:table-cell table:style-name="ce1" office:value-type="string" calcext:value-type="string">
            <text:p>Formatos del POA</text:p>
          </table:table-cell>
          <table:table-cell table:style-name="ce1" table:number-columns-repeated="2"/>
          <table:table-cell table:formula="of:=CONCATENATE(&quot;INSERT INTO sss_sistemas_ventanas VALUES('&quot;;[.A416];&quot;','&quot;;[.B416];&quot;','&quot;;[.C416];&quot;','&quot;;[.D416];&quot;');&quot;)" office:value-type="string" office:string-value="INSERT INTO sss_sistemas_ventanas VALUES('SFP','sigesp_spe_reportespoa.php                                                      ','Formatos del POA','');" calcext:value-type="string">
            <text:p>INSERT INTO sss_sistemas_ventanas VALUES('SFP','sigesp_spe_reportespoa.php <text:s text:c="53"/>','Formatos del POA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saldosant.php <text:s text:c="55"/></text:p>
          </table:table-cell>
          <table:table-cell table:style-name="ce1" office:value-type="string" calcext:value-type="string">
            <text:p>Carga de saldos de años anteriores</text:p>
          </table:table-cell>
          <table:table-cell table:style-name="ce1" table:number-columns-repeated="2"/>
          <table:table-cell table:formula="of:=CONCATENATE(&quot;INSERT INTO sss_sistemas_ventanas VALUES('&quot;;[.A417];&quot;','&quot;;[.B417];&quot;','&quot;;[.C417];&quot;','&quot;;[.D417];&quot;');&quot;)" office:value-type="string" office:string-value="INSERT INTO sss_sistemas_ventanas VALUES('SFP','sigesp_spe_saldosant.php                                                        ','Carga de saldos de años anteriores','');" calcext:value-type="string">
            <text:p>INSERT INTO sss_sistemas_ventanas VALUES('SFP','sigesp_spe_saldosant.php <text:s text:c="55"/>','Carga de saldos de años anteriores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ubgeo.php <text:s text:c="59"/></text:p>
          </table:table-cell>
          <table:table-cell table:style-name="ce1" office:value-type="string" calcext:value-type="string">
            <text:p>Definición de Ubicacion Geográfica</text:p>
          </table:table-cell>
          <table:table-cell table:style-name="ce1" table:number-columns-repeated="2"/>
          <table:table-cell table:formula="of:=CONCATENATE(&quot;INSERT INTO sss_sistemas_ventanas VALUES('&quot;;[.A418];&quot;','&quot;;[.B418];&quot;','&quot;;[.C418];&quot;','&quot;;[.D418];&quot;');&quot;)" office:value-type="string" office:string-value="INSERT INTO sss_sistemas_ventanas VALUES('SFP','sigesp_spe_ubgeo.php                                                            ','Definición de Ubicacion Geográfica','');" calcext:value-type="string">
            <text:p>INSERT INTO sss_sistemas_ventanas VALUES('SFP','sigesp_spe_ubgeo.php <text:s text:c="59"/>','Definición de Ubicacion Geográfica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spe_variacion.php <text:s text:c="55"/></text:p>
          </table:table-cell>
          <table:table-cell table:style-name="ce1" office:value-type="string" calcext:value-type="string">
            <text:p>Cuentas de Variacion Patrimonial</text:p>
          </table:table-cell>
          <table:table-cell table:style-name="ce1" table:number-columns-repeated="2"/>
          <table:table-cell table:formula="of:=CONCATENATE(&quot;INSERT INTO sss_sistemas_ventanas VALUES('&quot;;[.A419];&quot;','&quot;;[.B419];&quot;','&quot;;[.C419];&quot;','&quot;;[.D419];&quot;');&quot;)" office:value-type="string" office:string-value="INSERT INTO sss_sistemas_ventanas VALUES('SFP','sigesp_spe_variacion.php                                                        ','Cuentas de Variacion Patrimonial','');" calcext:value-type="string">
            <text:p>INSERT INTO sss_sistemas_ventanas VALUES('SFP','sigesp_spe_variacion.php <text:s text:c="55"/>','Cuentas de Variacion Patrimonial','');</text:p>
          </table:table-cell>
        </table:table-row>
        <table:table-row table:style-name="ro1">
          <table:table-cell table:style-name="ce1" office:value-type="string" calcext:value-type="string">
            <text:p>SFP</text:p>
          </table:table-cell>
          <table:table-cell office:value-type="string" calcext:value-type="string">
            <text:p>sigesp_traspaso_form.php <text:s text:c="55"/></text:p>
          </table:table-cell>
          <table:table-cell table:style-name="ce1" office:value-type="string" calcext:value-type="string">
            <text:p>Transferencia de Datos</text:p>
          </table:table-cell>
          <table:table-cell table:style-name="ce1" table:number-columns-repeated="2"/>
          <table:table-cell table:formula="of:=CONCATENATE(&quot;INSERT INTO sss_sistemas_ventanas VALUES('&quot;;[.A420];&quot;','&quot;;[.B420];&quot;','&quot;;[.C420];&quot;','&quot;;[.D420];&quot;');&quot;)" office:value-type="string" office:string-value="INSERT INTO sss_sistemas_ventanas VALUES('SFP','sigesp_traspaso_form.php                                                        ','Transferencia de Datos','');" calcext:value-type="string">
            <text:p>INSERT INTO sss_sistemas_ventanas VALUES('SFP','sigesp_traspaso_form.php <text:s text:c="55"/>','Transferencia de Dato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d_almacen.php <text:s text:c="55"/></text:p>
          </table:table-cell>
          <table:table-cell table:style-name="ce1" office:value-type="string" calcext:value-type="string">
            <text:p>Definición de Almacén</text:p>
          </table:table-cell>
          <table:table-cell table:style-name="ce1" table:number-columns-repeated="2"/>
          <table:table-cell table:formula="of:=CONCATENATE(&quot;INSERT INTO sss_sistemas_ventanas VALUES('&quot;;[.A421];&quot;','&quot;;[.B421];&quot;','&quot;;[.C421];&quot;','&quot;;[.D421];&quot;');&quot;)" office:value-type="string" office:string-value="INSERT INTO sss_sistemas_ventanas VALUES('SIV','sigesp_siv_d_almacen.php                                                        ','Definición de Almacén','');" calcext:value-type="string">
            <text:p>INSERT INTO sss_sistemas_ventanas VALUES('SIV','sigesp_siv_d_almacen.php <text:s text:c="55"/>','Definición de Almacén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d_articulo.php <text:s text:c="54"/></text:p>
          </table:table-cell>
          <table:table-cell table:style-name="ce1" office:value-type="string" calcext:value-type="string">
            <text:p>Definición de Artículo</text:p>
          </table:table-cell>
          <table:table-cell table:style-name="ce1" table:number-columns-repeated="2"/>
          <table:table-cell table:formula="of:=CONCATENATE(&quot;INSERT INTO sss_sistemas_ventanas VALUES('&quot;;[.A422];&quot;','&quot;;[.B422];&quot;','&quot;;[.C422];&quot;','&quot;;[.D422];&quot;');&quot;)" office:value-type="string" office:string-value="INSERT INTO sss_sistemas_ventanas VALUES('SIV','sigesp_siv_d_articulo.php                                                       ','Definición de Artículo','');" calcext:value-type="string">
            <text:p>INSERT INTO sss_sistemas_ventanas VALUES('SIV','sigesp_siv_d_articulo.php <text:s text:c="54"/>','Definición de Artícul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d_clase.php <text:s text:c="57"/></text:p>
          </table:table-cell>
          <table:table-cell table:style-name="ce1" office:value-type="string" calcext:value-type="string">
            <text:p>Definición de CLase</text:p>
          </table:table-cell>
          <table:table-cell table:style-name="ce1" table:number-columns-repeated="2"/>
          <table:table-cell table:formula="of:=CONCATENATE(&quot;INSERT INTO sss_sistemas_ventanas VALUES('&quot;;[.A423];&quot;','&quot;;[.B423];&quot;','&quot;;[.C423];&quot;','&quot;;[.D423];&quot;');&quot;)" office:value-type="string" office:string-value="INSERT INTO sss_sistemas_ventanas VALUES('SIV','sigesp_siv_d_clase.php                                                          ','Definición de CLase','');" calcext:value-type="string">
            <text:p>INSERT INTO sss_sistemas_ventanas VALUES('SIV','sigesp_siv_d_clase.php <text:s text:c="57"/>','Definición de CLase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d_configuracion.php <text:s text:c="49"/></text:p>
          </table:table-cell>
          <table:table-cell table:style-name="ce1" office:value-type="string" calcext:value-type="string">
            <text:p>Configuración de Inventario</text:p>
          </table:table-cell>
          <table:table-cell table:style-name="ce1" table:number-columns-repeated="2"/>
          <table:table-cell table:formula="of:=CONCATENATE(&quot;INSERT INTO sss_sistemas_ventanas VALUES('&quot;;[.A424];&quot;','&quot;;[.B424];&quot;','&quot;;[.C424];&quot;','&quot;;[.D424];&quot;');&quot;)" office:value-type="string" office:string-value="INSERT INTO sss_sistemas_ventanas VALUES('SIV','sigesp_siv_d_configuracion.php                                                  ','Configuración de Inventario','');" calcext:value-type="string">
            <text:p>INSERT INTO sss_sistemas_ventanas VALUES('SIV','sigesp_siv_d_configuracion.php <text:s text:c="49"/>','Configuración de Inventari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d_familia.php <text:s text:c="55"/></text:p>
          </table:table-cell>
          <table:table-cell table:style-name="ce1" office:value-type="string" calcext:value-type="string">
            <text:p>Definición de Familia</text:p>
          </table:table-cell>
          <table:table-cell table:style-name="ce1" table:number-columns-repeated="2"/>
          <table:table-cell table:formula="of:=CONCATENATE(&quot;INSERT INTO sss_sistemas_ventanas VALUES('&quot;;[.A425];&quot;','&quot;;[.B425];&quot;','&quot;;[.C425];&quot;','&quot;;[.D425];&quot;');&quot;)" office:value-type="string" office:string-value="INSERT INTO sss_sistemas_ventanas VALUES('SIV','sigesp_siv_d_familia.php                                                        ','Definición de Familia','');" calcext:value-type="string">
            <text:p>INSERT INTO sss_sistemas_ventanas VALUES('SIV','sigesp_siv_d_familia.php <text:s text:c="55"/>','Definición de Familia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d_producto.php <text:s text:c="54"/></text:p>
          </table:table-cell>
          <table:table-cell table:style-name="ce1" office:value-type="string" calcext:value-type="string">
            <text:p>Definición de Producto</text:p>
          </table:table-cell>
          <table:table-cell table:style-name="ce1" table:number-columns-repeated="2"/>
          <table:table-cell table:formula="of:=CONCATENATE(&quot;INSERT INTO sss_sistemas_ventanas VALUES('&quot;;[.A426];&quot;','&quot;;[.B426];&quot;','&quot;;[.C426];&quot;','&quot;;[.D426];&quot;');&quot;)" office:value-type="string" office:string-value="INSERT INTO sss_sistemas_ventanas VALUES('SIV','sigesp_siv_d_producto.php                                                       ','Definición de Producto','');" calcext:value-type="string">
            <text:p>INSERT INTO sss_sistemas_ventanas VALUES('SIV','sigesp_siv_d_producto.php <text:s text:c="54"/>','Definición de Product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d_segmento.php <text:s text:c="54"/></text:p>
          </table:table-cell>
          <table:table-cell table:style-name="ce1" office:value-type="string" calcext:value-type="string">
            <text:p>Definición de Segmento</text:p>
          </table:table-cell>
          <table:table-cell table:style-name="ce1" table:number-columns-repeated="2"/>
          <table:table-cell table:formula="of:=CONCATENATE(&quot;INSERT INTO sss_sistemas_ventanas VALUES('&quot;;[.A427];&quot;','&quot;;[.B427];&quot;','&quot;;[.C427];&quot;','&quot;;[.D427];&quot;');&quot;)" office:value-type="string" office:string-value="INSERT INTO sss_sistemas_ventanas VALUES('SIV','sigesp_siv_d_segmento.php                                                       ','Definición de Segmento','');" calcext:value-type="string">
            <text:p>INSERT INTO sss_sistemas_ventanas VALUES('SIV','sigesp_siv_d_segmento.php <text:s text:c="54"/>','Definición de Segment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d_tipoarticulo.php <text:s text:c="50"/></text:p>
          </table:table-cell>
          <table:table-cell table:style-name="ce1" office:value-type="string" calcext:value-type="string">
            <text:p>Tipo de Articulo</text:p>
          </table:table-cell>
          <table:table-cell table:style-name="ce1" table:number-columns-repeated="2"/>
          <table:table-cell table:formula="of:=CONCATENATE(&quot;INSERT INTO sss_sistemas_ventanas VALUES('&quot;;[.A428];&quot;','&quot;;[.B428];&quot;','&quot;;[.C428];&quot;','&quot;;[.D428];&quot;');&quot;)" office:value-type="string" office:string-value="INSERT INTO sss_sistemas_ventanas VALUES('SIV','sigesp_siv_d_tipoarticulo.php                                                   ','Tipo de Articulo','');" calcext:value-type="string">
            <text:p>INSERT INTO sss_sistemas_ventanas VALUES('SIV','sigesp_siv_d_tipoarticulo.php <text:s text:c="50"/>','Tipo de Articul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d_unidadmedida.php <text:s text:c="50"/></text:p>
          </table:table-cell>
          <table:table-cell table:style-name="ce1" office:value-type="string" calcext:value-type="string">
            <text:p>Unidad de Medida</text:p>
          </table:table-cell>
          <table:table-cell table:style-name="ce1" table:number-columns-repeated="2"/>
          <table:table-cell table:formula="of:=CONCATENATE(&quot;INSERT INTO sss_sistemas_ventanas VALUES('&quot;;[.A429];&quot;','&quot;;[.B429];&quot;','&quot;;[.C429];&quot;','&quot;;[.D429];&quot;');&quot;)" office:value-type="string" office:string-value="INSERT INTO sss_sistemas_ventanas VALUES('SIV','sigesp_siv_d_unidadmedida.php                                                   ','Unidad de Medida','');" calcext:value-type="string">
            <text:p>INSERT INTO sss_sistemas_ventanas VALUES('SIV','sigesp_siv_d_unidadmedida.php <text:s text:c="50"/>','Unidad de Medida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p_aprobacionrecepcion.php <text:s text:c="43"/></text:p>
          </table:table-cell>
          <table:table-cell table:style-name="ce1" office:value-type="string" calcext:value-type="string">
            <text:p>Aprobación de Entrada de Suministros a Almacén</text:p>
          </table:table-cell>
          <table:table-cell table:style-name="ce1" table:number-columns-repeated="2"/>
          <table:table-cell table:formula="of:=CONCATENATE(&quot;INSERT INTO sss_sistemas_ventanas VALUES('&quot;;[.A430];&quot;','&quot;;[.B430];&quot;','&quot;;[.C430];&quot;','&quot;;[.D430];&quot;');&quot;)" office:value-type="string" office:string-value="INSERT INTO sss_sistemas_ventanas VALUES('SIV','sigesp_siv_p_aprobacionrecepcion.php                                            ','Aprobación de Entrada de Suministros a Almacén','');" calcext:value-type="string">
            <text:p>INSERT INTO sss_sistemas_ventanas VALUES('SIV','sigesp_siv_p_aprobacionrecepcion.php <text:s text:c="43"/>','Aprobación de Entrada de Suministros a Almacén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p_cerraroc.php <text:s text:c="54"/></text:p>
          </table:table-cell>
          <table:table-cell table:style-name="ce1" office:value-type="string" calcext:value-type="string">
            <text:p>Cierre de O/C</text:p>
          </table:table-cell>
          <table:table-cell table:style-name="ce1" table:number-columns-repeated="2"/>
          <table:table-cell table:formula="of:=CONCATENATE(&quot;INSERT INTO sss_sistemas_ventanas VALUES('&quot;;[.A431];&quot;','&quot;;[.B431];&quot;','&quot;;[.C431];&quot;','&quot;;[.D431];&quot;');&quot;)" office:value-type="string" office:string-value="INSERT INTO sss_sistemas_ventanas VALUES('SIV','sigesp_siv_p_cerraroc.php                                                       ','Cierre de O/C','');" calcext:value-type="string">
            <text:p>INSERT INTO sss_sistemas_ventanas VALUES('SIV','sigesp_siv_p_cerraroc.php <text:s text:c="54"/>','Cierre de O/C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p_despacho.php <text:s text:c="54"/></text:p>
          </table:table-cell>
          <table:table-cell table:style-name="ce1" office:value-type="string" calcext:value-type="string">
            <text:p>Despacho de Suministros</text:p>
          </table:table-cell>
          <table:table-cell table:style-name="ce1" table:number-columns-repeated="2"/>
          <table:table-cell table:formula="of:=CONCATENATE(&quot;INSERT INTO sss_sistemas_ventanas VALUES('&quot;;[.A432];&quot;','&quot;;[.B432];&quot;','&quot;;[.C432];&quot;','&quot;;[.D432];&quot;');&quot;)" office:value-type="string" office:string-value="INSERT INTO sss_sistemas_ventanas VALUES('SIV','sigesp_siv_p_despacho.php                                                       ','Despacho de Suministros','');" calcext:value-type="string">
            <text:p>INSERT INTO sss_sistemas_ventanas VALUES('SIV','sigesp_siv_p_despacho.php <text:s text:c="54"/>','Despacho de Suministro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p_recepcion.php <text:s text:c="53"/></text:p>
          </table:table-cell>
          <table:table-cell table:style-name="ce1" office:value-type="string" calcext:value-type="string">
            <text:p>Entrada de Suministros a Almacén</text:p>
          </table:table-cell>
          <table:table-cell table:style-name="ce1" table:number-columns-repeated="2"/>
          <table:table-cell table:formula="of:=CONCATENATE(&quot;INSERT INTO sss_sistemas_ventanas VALUES('&quot;;[.A433];&quot;','&quot;;[.B433];&quot;','&quot;;[.C433];&quot;','&quot;;[.D433];&quot;');&quot;)" office:value-type="string" office:string-value="INSERT INTO sss_sistemas_ventanas VALUES('SIV','sigesp_siv_p_recepcion.php                                                      ','Entrada de Suministros a Almacén','');" calcext:value-type="string">
            <text:p>INSERT INTO sss_sistemas_ventanas VALUES('SIV','sigesp_siv_p_recepcion.php <text:s text:c="53"/>','Entrada de Suministros a Almacén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p_revdespacho.php <text:s text:c="51"/></text:p>
          </table:table-cell>
          <table:table-cell table:style-name="ce1" office:value-type="string" calcext:value-type="string">
            <text:p>Reverso de Despachos</text:p>
          </table:table-cell>
          <table:table-cell table:style-name="ce1" table:number-columns-repeated="2"/>
          <table:table-cell table:formula="of:=CONCATENATE(&quot;INSERT INTO sss_sistemas_ventanas VALUES('&quot;;[.A434];&quot;','&quot;;[.B434];&quot;','&quot;;[.C434];&quot;','&quot;;[.D434];&quot;');&quot;)" office:value-type="string" office:string-value="INSERT INTO sss_sistemas_ventanas VALUES('SIV','sigesp_siv_p_revdespacho.php                                                    ','Reverso de Despachos','');" calcext:value-type="string">
            <text:p>INSERT INTO sss_sistemas_ventanas VALUES('SIV','sigesp_siv_p_revdespacho.php <text:s text:c="51"/>','Reverso de Despacho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p_revrecepcion.php <text:s text:c="50"/></text:p>
          </table:table-cell>
          <table:table-cell table:style-name="ce1" office:value-type="string" calcext:value-type="string">
            <text:p>Reverso de Entrada de Suministros a Almacén</text:p>
          </table:table-cell>
          <table:table-cell table:style-name="ce1" table:number-columns-repeated="2"/>
          <table:table-cell table:formula="of:=CONCATENATE(&quot;INSERT INTO sss_sistemas_ventanas VALUES('&quot;;[.A435];&quot;','&quot;;[.B435];&quot;','&quot;;[.C435];&quot;','&quot;;[.D435];&quot;');&quot;)" office:value-type="string" office:string-value="INSERT INTO sss_sistemas_ventanas VALUES('SIV','sigesp_siv_p_revrecepcion.php                                                   ','Reverso de Entrada de Suministros a Almacén','');" calcext:value-type="string">
            <text:p>INSERT INTO sss_sistemas_ventanas VALUES('SIV','sigesp_siv_p_revrecepcion.php <text:s text:c="50"/>','Reverso de Entrada de Suministros a Almacén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p_revtransferencia.php <text:s text:c="46"/></text:p>
          </table:table-cell>
          <table:table-cell table:style-name="ce1" office:value-type="string" calcext:value-type="string">
            <text:p>Reverso de Transferencia</text:p>
          </table:table-cell>
          <table:table-cell table:style-name="ce1" table:number-columns-repeated="2"/>
          <table:table-cell table:formula="of:=CONCATENATE(&quot;INSERT INTO sss_sistemas_ventanas VALUES('&quot;;[.A436];&quot;','&quot;;[.B436];&quot;','&quot;;[.C436];&quot;','&quot;;[.D436];&quot;');&quot;)" office:value-type="string" office:string-value="INSERT INTO sss_sistemas_ventanas VALUES('SIV','sigesp_siv_p_revtransferencia.php                                               ','Reverso de Transferencia','');" calcext:value-type="string">
            <text:p>INSERT INTO sss_sistemas_ventanas VALUES('SIV','sigesp_siv_p_revtransferencia.php <text:s text:c="46"/>','Reverso de Transferencia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p_toma.php <text:s text:c="58"/></text:p>
          </table:table-cell>
          <table:table-cell table:style-name="ce1" office:value-type="string" calcext:value-type="string">
            <text:p>Toma de Inventario</text:p>
          </table:table-cell>
          <table:table-cell table:style-name="ce1" table:number-columns-repeated="2"/>
          <table:table-cell table:formula="of:=CONCATENATE(&quot;INSERT INTO sss_sistemas_ventanas VALUES('&quot;;[.A437];&quot;','&quot;;[.B437];&quot;','&quot;;[.C437];&quot;','&quot;;[.D437];&quot;');&quot;)" office:value-type="string" office:string-value="INSERT INTO sss_sistemas_ventanas VALUES('SIV','sigesp_siv_p_toma.php                                                           ','Toma de Inventario','');" calcext:value-type="string">
            <text:p>INSERT INTO sss_sistemas_ventanas VALUES('SIV','sigesp_siv_p_toma.php <text:s text:c="58"/>','Toma de Inventari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p_transferencia.php <text:s text:c="49"/></text:p>
          </table:table-cell>
          <table:table-cell table:style-name="ce1" office:value-type="string" calcext:value-type="string">
            <text:p>Transferencia entre Almacenes</text:p>
          </table:table-cell>
          <table:table-cell table:style-name="ce1" table:number-columns-repeated="2"/>
          <table:table-cell table:formula="of:=CONCATENATE(&quot;INSERT INTO sss_sistemas_ventanas VALUES('&quot;;[.A438];&quot;','&quot;;[.B438];&quot;','&quot;;[.C438];&quot;','&quot;;[.D438];&quot;');&quot;)" office:value-type="string" office:string-value="INSERT INTO sss_sistemas_ventanas VALUES('SIV','sigesp_siv_p_transferencia.php                                                  ','Transferencia entre Almacenes','');" calcext:value-type="string">
            <text:p>INSERT INTO sss_sistemas_ventanas VALUES('SIV','sigesp_siv_p_transferencia.php <text:s text:c="49"/>','Transferencia entre Almacene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acta_recepcion_bienes.php <text:s text:c="41"/></text:p>
          </table:table-cell>
          <table:table-cell table:style-name="ce1" office:value-type="string" calcext:value-type="string">
            <text:p>Acta de Recepcion de Bienes</text:p>
          </table:table-cell>
          <table:table-cell table:style-name="ce1"/>
          <table:table-cell/>
          <table:table-cell table:formula="of:=CONCATENATE(&quot;INSERT INTO sss_sistemas_ventanas VALUES('&quot;;[.A439];&quot;','&quot;;[.B439];&quot;','&quot;;[.C439];&quot;','&quot;;[.D439];&quot;');&quot;)" office:value-type="string" office:string-value="INSERT INTO sss_sistemas_ventanas VALUES('SIV','sigesp_siv_r_acta_recepcion_bienes.php                                          ','Acta de Recepcion de Bienes','');" calcext:value-type="string">
            <text:p>INSERT INTO sss_sistemas_ventanas VALUES('SIV','sigesp_siv_r_acta_recepcion_bienes.php <text:s text:c="41"/>','Acta de Recepcion de Biene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almacenes.php <text:s text:c="53"/></text:p>
          </table:table-cell>
          <table:table-cell table:style-name="ce1" office:value-type="string" calcext:value-type="string">
            <text:p>Listado de Almacenes</text:p>
          </table:table-cell>
          <table:table-cell table:style-name="ce1" table:number-columns-repeated="2"/>
          <table:table-cell table:formula="of:=CONCATENATE(&quot;INSERT INTO sss_sistemas_ventanas VALUES('&quot;;[.A440];&quot;','&quot;;[.B440];&quot;','&quot;;[.C440];&quot;','&quot;;[.D440];&quot;');&quot;)" office:value-type="string" office:string-value="INSERT INTO sss_sistemas_ventanas VALUES('SIV','sigesp_siv_r_almacenes.php                                                      ','Listado de Almacenes','');" calcext:value-type="string">
            <text:p>INSERT INTO sss_sistemas_ventanas VALUES('SIV','sigesp_siv_r_almacenes.php <text:s text:c="53"/>','Listado de Almacene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articulos_despachados.php <text:s text:c="41"/></text:p>
          </table:table-cell>
          <table:table-cell table:style-name="ce1" office:value-type="string" calcext:value-type="string">
            <text:p>Reporte de Articulos Despachados</text:p>
          </table:table-cell>
          <table:table-cell table:style-name="ce1" table:number-columns-repeated="2"/>
          <table:table-cell table:formula="of:=CONCATENATE(&quot;INSERT INTO sss_sistemas_ventanas VALUES('&quot;;[.A441];&quot;','&quot;;[.B441];&quot;','&quot;;[.C441];&quot;','&quot;;[.D441];&quot;');&quot;)" office:value-type="string" office:string-value="INSERT INTO sss_sistemas_ventanas VALUES('SIV','sigesp_siv_r_articulos_despachados.php                                          ','Reporte de Articulos Despachados','');" calcext:value-type="string">
            <text:p>INSERT INTO sss_sistemas_ventanas VALUES('SIV','sigesp_siv_r_articulos_despachados.php <text:s text:c="41"/>','Reporte de Articulos Despachado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articulosespecificos.php <text:s text:c="42"/></text:p>
          </table:table-cell>
          <table:table-cell table:style-name="ce1" office:value-type="string" calcext:value-type="string">
            <text:p>Listado de Artículos Detallados</text:p>
          </table:table-cell>
          <table:table-cell table:style-name="ce1" table:number-columns-repeated="2"/>
          <table:table-cell table:formula="of:=CONCATENATE(&quot;INSERT INTO sss_sistemas_ventanas VALUES('&quot;;[.A442];&quot;','&quot;;[.B442];&quot;','&quot;;[.C442];&quot;','&quot;;[.D442];&quot;');&quot;)" office:value-type="string" office:string-value="INSERT INTO sss_sistemas_ventanas VALUES('SIV','sigesp_siv_r_articulosespecificos.php                                           ','Listado de Artículos Detallados','');" calcext:value-type="string">
            <text:p>INSERT INTO sss_sistemas_ventanas VALUES('SIV','sigesp_siv_r_articulosespecificos.php <text:s text:c="42"/>','Listado de Artículos Detallado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articulosxvencer.php <text:s text:c="46"/></text:p>
          </table:table-cell>
          <table:table-cell table:style-name="ce1" office:value-type="string" calcext:value-type="string">
            <text:p>Articulos por Vencer</text:p>
          </table:table-cell>
          <table:table-cell table:style-name="ce1" table:number-columns-repeated="2"/>
          <table:table-cell table:formula="of:=CONCATENATE(&quot;INSERT INTO sss_sistemas_ventanas VALUES('&quot;;[.A443];&quot;','&quot;;[.B443];&quot;','&quot;;[.C443];&quot;','&quot;;[.D443];&quot;');&quot;)" office:value-type="string" office:string-value="INSERT INTO sss_sistemas_ventanas VALUES('SIV','sigesp_siv_r_articulosxvencer.php                                               ','Articulos por Vencer','');" calcext:value-type="string">
            <text:p>INSERT INTO sss_sistemas_ventanas VALUES('SIV','sigesp_siv_r_articulosxvencer.php <text:s text:c="46"/>','Articulos por Vencer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articuloxalmacen.php <text:s text:c="46"/></text:p>
          </table:table-cell>
          <table:table-cell table:style-name="ce1" office:value-type="string" calcext:value-type="string">
            <text:p>Existencias de Artículos</text:p>
          </table:table-cell>
          <table:table-cell table:style-name="ce1" table:number-columns-repeated="2"/>
          <table:table-cell table:formula="of:=CONCATENATE(&quot;INSERT INTO sss_sistemas_ventanas VALUES('&quot;;[.A444];&quot;','&quot;;[.B444];&quot;','&quot;;[.C444];&quot;','&quot;;[.D444];&quot;');&quot;)" office:value-type="string" office:string-value="INSERT INTO sss_sistemas_ventanas VALUES('SIV','sigesp_siv_r_articuloxalmacen.php                                               ','Existencias de Artículos','');" calcext:value-type="string">
            <text:p>INSERT INTO sss_sistemas_ventanas VALUES('SIV','sigesp_siv_r_articuloxalmacen.php <text:s text:c="46"/>','Existencias de Artículo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articuloxsolicitar.php <text:s text:c="44"/></text:p>
          </table:table-cell>
          <table:table-cell table:style-name="ce1" office:value-type="string" calcext:value-type="string">
            <text:p>Articulos por Solicitar</text:p>
          </table:table-cell>
          <table:table-cell table:style-name="ce1" table:number-columns-repeated="2"/>
          <table:table-cell table:formula="of:=CONCATENATE(&quot;INSERT INTO sss_sistemas_ventanas VALUES('&quot;;[.A445];&quot;','&quot;;[.B445];&quot;','&quot;;[.C445];&quot;','&quot;;[.D445];&quot;');&quot;)" office:value-type="string" office:string-value="INSERT INTO sss_sistemas_ventanas VALUES('SIV','sigesp_siv_r_articuloxsolicitar.php                                             ','Articulos por Solicitar','');" calcext:value-type="string">
            <text:p>INSERT INTO sss_sistemas_ventanas VALUES('SIV','sigesp_siv_r_articuloxsolicitar.php <text:s text:c="44"/>','Articulos por Solicitar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articuloxtipo.php <text:s text:c="49"/></text:p>
          </table:table-cell>
          <table:table-cell table:style-name="ce1" office:value-type="string" calcext:value-type="string">
            <text:p>Reporte de Articulos por Tipo</text:p>
          </table:table-cell>
          <table:table-cell table:style-name="ce1" table:number-columns-repeated="2"/>
          <table:table-cell table:formula="of:=CONCATENATE(&quot;INSERT INTO sss_sistemas_ventanas VALUES('&quot;;[.A446];&quot;','&quot;;[.B446];&quot;','&quot;;[.C446];&quot;','&quot;;[.D446];&quot;');&quot;)" office:value-type="string" office:string-value="INSERT INTO sss_sistemas_ventanas VALUES('SIV','sigesp_siv_r_articuloxtipo.php                                                  ','Reporte de Articulos por Tipo','');" calcext:value-type="string">
            <text:p>INSERT INTO sss_sistemas_ventanas VALUES('SIV','sigesp_siv_r_articuloxtipo.php <text:s text:c="49"/>','Reporte de Articulos por Tip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cierre.php <text:s text:c="56"/></text:p>
          </table:table-cell>
          <table:table-cell table:style-name="ce1" office:value-type="string" calcext:value-type="string">
            <text:p>Cierre de Ordenes de Compra</text:p>
          </table:table-cell>
          <table:table-cell table:style-name="ce1" table:number-columns-repeated="2"/>
          <table:table-cell table:formula="of:=CONCATENATE(&quot;INSERT INTO sss_sistemas_ventanas VALUES('&quot;;[.A447];&quot;','&quot;;[.B447];&quot;','&quot;;[.C447];&quot;','&quot;;[.D447];&quot;');&quot;)" office:value-type="string" office:string-value="INSERT INTO sss_sistemas_ventanas VALUES('SIV','sigesp_siv_r_cierre.php                                                         ','Cierre de Ordenes de Compra','');" calcext:value-type="string">
            <text:p>INSERT INTO sss_sistemas_ventanas VALUES('SIV','sigesp_siv_r_cierre.php <text:s text:c="56"/>','Cierre de Ordenes de Compra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despachos.php <text:s text:c="53"/></text:p>
          </table:table-cell>
          <table:table-cell table:style-name="ce1" office:value-type="string" calcext:value-type="string">
            <text:p>Reporte de Ordenes de Despacho</text:p>
          </table:table-cell>
          <table:table-cell table:style-name="ce1" table:number-columns-repeated="2"/>
          <table:table-cell table:formula="of:=CONCATENATE(&quot;INSERT INTO sss_sistemas_ventanas VALUES('&quot;;[.A448];&quot;','&quot;;[.B448];&quot;','&quot;;[.C448];&quot;','&quot;;[.D448];&quot;');&quot;)" office:value-type="string" office:string-value="INSERT INTO sss_sistemas_ventanas VALUES('SIV','sigesp_siv_r_despachos.php                                                      ','Reporte de Ordenes de Despacho','');" calcext:value-type="string">
            <text:p>INSERT INTO sss_sistemas_ventanas VALUES('SIV','sigesp_siv_r_despachos.php <text:s text:c="53"/>','Reporte de Ordenes de Despach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imputacionpresupuestaria.php <text:s text:c="38"/></text:p>
          </table:table-cell>
          <table:table-cell table:style-name="ce1" office:value-type="string" calcext:value-type="string">
            <text:p>Listado Imputación Presupuestaria del Inventario</text:p>
          </table:table-cell>
          <table:table-cell table:style-name="ce1" table:number-columns-repeated="2"/>
          <table:table-cell table:formula="of:=CONCATENATE(&quot;INSERT INTO sss_sistemas_ventanas VALUES('&quot;;[.A449];&quot;','&quot;;[.B449];&quot;','&quot;;[.C449];&quot;','&quot;;[.D449];&quot;');&quot;)" office:value-type="string" office:string-value="INSERT INTO sss_sistemas_ventanas VALUES('SIV','sigesp_siv_r_imputacionpresupuestaria.php                                       ','Listado Imputación Presupuestaria del Inventario','');" calcext:value-type="string">
            <text:p>INSERT INTO sss_sistemas_ventanas VALUES('SIV','sigesp_siv_r_imputacionpresupuestaria.php <text:s text:c="38"/>','Listado Imputación Presupuestaria del Inventari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inventario.php <text:s text:c="52"/></text:p>
          </table:table-cell>
          <table:table-cell table:style-name="ce1" office:value-type="string" calcext:value-type="string">
            <text:p>Resumen de Inventario</text:p>
          </table:table-cell>
          <table:table-cell table:style-name="ce1" table:number-columns-repeated="2"/>
          <table:table-cell table:formula="of:=CONCATENATE(&quot;INSERT INTO sss_sistemas_ventanas VALUES('&quot;;[.A450];&quot;','&quot;;[.B450];&quot;','&quot;;[.C450];&quot;','&quot;;[.D450];&quot;');&quot;)" office:value-type="string" office:string-value="INSERT INTO sss_sistemas_ventanas VALUES('SIV','sigesp_siv_r_inventario.php                                                     ','Resumen de Inventario','');" calcext:value-type="string">
            <text:p>INSERT INTO sss_sistemas_ventanas VALUES('SIV','sigesp_siv_r_inventario.php <text:s text:c="52"/>','Resumen de Inventari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listadoarticulos.php <text:s text:c="46"/></text:p>
          </table:table-cell>
          <table:table-cell table:style-name="ce1" office:value-type="string" calcext:value-type="string">
            <text:p>Listado de Artículos</text:p>
          </table:table-cell>
          <table:table-cell table:style-name="ce1" table:number-columns-repeated="2"/>
          <table:table-cell table:formula="of:=CONCATENATE(&quot;INSERT INTO sss_sistemas_ventanas VALUES('&quot;;[.A451];&quot;','&quot;;[.B451];&quot;','&quot;;[.C451];&quot;','&quot;;[.D451];&quot;');&quot;)" office:value-type="string" office:string-value="INSERT INTO sss_sistemas_ventanas VALUES('SIV','sigesp_siv_r_listadoarticulos.php                                               ','Listado de Artículos','');" calcext:value-type="string">
            <text:p>INSERT INTO sss_sistemas_ventanas VALUES('SIV','sigesp_siv_r_listadoarticulos.php <text:s text:c="46"/>','Listado de Artículo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movimientos_articulos_det.php <text:s text:c="37"/></text:p>
          </table:table-cell>
          <table:table-cell table:style-name="ce1" office:value-type="string" calcext:value-type="string">
            <text:p>Movimientos Detallado de Artículos</text:p>
          </table:table-cell>
          <table:table-cell table:style-name="ce1" table:number-columns-repeated="2"/>
          <table:table-cell table:formula="of:=CONCATENATE(&quot;INSERT INTO sss_sistemas_ventanas VALUES('&quot;;[.A452];&quot;','&quot;;[.B452];&quot;','&quot;;[.C452];&quot;','&quot;;[.D452];&quot;');&quot;)" office:value-type="string" office:string-value="INSERT INTO sss_sistemas_ventanas VALUES('SIV','sigesp_siv_r_movimientos_articulos_det.php                                      ','Movimientos Detallado de Artículos','');" calcext:value-type="string">
            <text:p>INSERT INTO sss_sistemas_ventanas VALUES('SIV','sigesp_siv_r_movimientos_articulos_det.php <text:s text:c="37"/>','Movimientos Detallado de Artículo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movimientos.php <text:s text:c="51"/></text:p>
          </table:table-cell>
          <table:table-cell table:style-name="ce1" office:value-type="string" calcext:value-type="string">
            <text:p>Movimientos de Artículos</text:p>
          </table:table-cell>
          <table:table-cell table:style-name="ce1" table:number-columns-repeated="2"/>
          <table:table-cell table:formula="of:=CONCATENATE(&quot;INSERT INTO sss_sistemas_ventanas VALUES('&quot;;[.A453];&quot;','&quot;;[.B453];&quot;','&quot;;[.C453];&quot;','&quot;;[.D453];&quot;');&quot;)" office:value-type="string" office:string-value="INSERT INTO sss_sistemas_ventanas VALUES('SIV','sigesp_siv_r_movimientos.php                                                    ','Movimientos de Artículos','');" calcext:value-type="string">
            <text:p>INSERT INTO sss_sistemas_ventanas VALUES('SIV','sigesp_siv_r_movimientos.php <text:s text:c="51"/>','Movimientos de Artículo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recepcion.php <text:s text:c="53"/></text:p>
          </table:table-cell>
          <table:table-cell table:style-name="ce1" office:value-type="string" calcext:value-type="string">
            <text:p>Reporte de Entradas de Suministros a Almacen</text:p>
          </table:table-cell>
          <table:table-cell table:style-name="ce1" table:number-columns-repeated="2"/>
          <table:table-cell table:formula="of:=CONCATENATE(&quot;INSERT INTO sss_sistemas_ventanas VALUES('&quot;;[.A454];&quot;','&quot;;[.B454];&quot;','&quot;;[.C454];&quot;','&quot;;[.D454];&quot;');&quot;)" office:value-type="string" office:string-value="INSERT INTO sss_sistemas_ventanas VALUES('SIV','sigesp_siv_r_recepcion.php                                                      ','Reporte de Entradas de Suministros a Almacen','');" calcext:value-type="string">
            <text:p>INSERT INTO sss_sistemas_ventanas VALUES('SIV','sigesp_siv_r_recepcion.php <text:s text:c="53"/>','Reporte de Entradas de Suministros a Almacen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transferencia.php <text:s text:c="49"/></text:p>
          </table:table-cell>
          <table:table-cell table:style-name="ce1" office:value-type="string" calcext:value-type="string">
            <text:p>Reporte de Transferencia entre Almacenes</text:p>
          </table:table-cell>
          <table:table-cell table:style-name="ce1" table:number-columns-repeated="2"/>
          <table:table-cell table:formula="of:=CONCATENATE(&quot;INSERT INTO sss_sistemas_ventanas VALUES('&quot;;[.A455];&quot;','&quot;;[.B455];&quot;','&quot;;[.C455];&quot;','&quot;;[.D455];&quot;');&quot;)" office:value-type="string" office:string-value="INSERT INTO sss_sistemas_ventanas VALUES('SIV','sigesp_siv_r_transferencia.php                                                  ','Reporte de Transferencia entre Almacenes','');" calcext:value-type="string">
            <text:p>INSERT INTO sss_sistemas_ventanas VALUES('SIV','sigesp_siv_r_transferencia.php <text:s text:c="49"/>','Reporte de Transferencia entre Almacenes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valajustes.php <text:s text:c="52"/></text:p>
          </table:table-cell>
          <table:table-cell table:style-name="ce1" office:value-type="string" calcext:value-type="string">
            <text:p>Valoración de Ajustes de Inventario</text:p>
          </table:table-cell>
          <table:table-cell table:style-name="ce1" table:number-columns-repeated="2"/>
          <table:table-cell table:formula="of:=CONCATENATE(&quot;INSERT INTO sss_sistemas_ventanas VALUES('&quot;;[.A456];&quot;','&quot;;[.B456];&quot;','&quot;;[.C456];&quot;','&quot;;[.D456];&quot;');&quot;)" office:value-type="string" office:string-value="INSERT INTO sss_sistemas_ventanas VALUES('SIV','sigesp_siv_r_valajustes.php                                                     ','Valoración de Ajustes de Inventario','');" calcext:value-type="string">
            <text:p>INSERT INTO sss_sistemas_ventanas VALUES('SIV','sigesp_siv_r_valajustes.php <text:s text:c="52"/>','Valoración de Ajustes de Inventari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valinventario.php <text:s text:c="49"/></text:p>
          </table:table-cell>
          <table:table-cell table:style-name="ce1" office:value-type="string" calcext:value-type="string">
            <text:p>Valoración de Inventario</text:p>
          </table:table-cell>
          <table:table-cell table:style-name="ce1" table:number-columns-repeated="2"/>
          <table:table-cell table:formula="of:=CONCATENATE(&quot;INSERT INTO sss_sistemas_ventanas VALUES('&quot;;[.A457];&quot;','&quot;;[.B457];&quot;','&quot;;[.C457];&quot;','&quot;;[.D457];&quot;');&quot;)" office:value-type="string" office:string-value="INSERT INTO sss_sistemas_ventanas VALUES('SIV','sigesp_siv_r_valinventario.php                                                  ','Valoración de Inventario','');" calcext:value-type="string">
            <text:p>INSERT INTO sss_sistemas_ventanas VALUES('SIV','sigesp_siv_r_valinventario.php <text:s text:c="49"/>','Valoración de Inventario','');</text:p>
          </table:table-cell>
        </table:table-row>
        <table:table-row table:style-name="ro1">
          <table:table-cell table:style-name="ce1" office:value-type="string" calcext:value-type="string">
            <text:p>SIV</text:p>
          </table:table-cell>
          <table:table-cell office:value-type="string" calcext:value-type="string">
            <text:p>sigesp_siv_r_valtoma.php <text:s text:c="55"/></text:p>
          </table:table-cell>
          <table:table-cell table:style-name="ce1" office:value-type="string" calcext:value-type="string">
            <text:p>Valoración de Toma de Inventario</text:p>
          </table:table-cell>
          <table:table-cell table:style-name="ce1" table:number-columns-repeated="2"/>
          <table:table-cell table:formula="of:=CONCATENATE(&quot;INSERT INTO sss_sistemas_ventanas VALUES('&quot;;[.A458];&quot;','&quot;;[.B458];&quot;','&quot;;[.C458];&quot;','&quot;;[.D458];&quot;');&quot;)" office:value-type="string" office:string-value="INSERT INTO sss_sistemas_ventanas VALUES('SIV','sigesp_siv_r_valtoma.php                                                        ','Valoración de Toma de Inventario','');" calcext:value-type="string">
            <text:p>INSERT INTO sss_sistemas_ventanas VALUES('SIV','sigesp_siv_r_valtoma.php <text:s text:c="55"/>','Valoración de Toma de Inventari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asignacioncargo.php <text:s text:c="47"/></text:p>
          </table:table-cell>
          <table:table-cell table:style-name="ce1" office:value-type="string" calcext:value-type="string">
            <text:p>Asignación Cargo</text:p>
          </table:table-cell>
          <table:table-cell table:style-name="ce1" table:number-columns-repeated="2"/>
          <table:table-cell table:formula="of:=CONCATENATE(&quot;INSERT INTO sss_sistemas_ventanas VALUES('&quot;;[.A459];&quot;','&quot;;[.B459];&quot;','&quot;;[.C459];&quot;','&quot;;[.D459];&quot;');&quot;)" office:value-type="string" office:string-value="INSERT INTO sss_sistemas_ventanas VALUES('SNO','sigesp_sno_d_asignacioncargo.php                                                ','Asignación Cargo','');" calcext:value-type="string">
            <text:p>INSERT INTO sss_sistemas_ventanas VALUES('SNO','sigesp_sno_d_asignacioncargo.php <text:s text:c="47"/>','Asignación Carg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cargo.php <text:s text:c="57"/></text:p>
          </table:table-cell>
          <table:table-cell table:style-name="ce1" office:value-type="string" calcext:value-type="string">
            <text:p>Cargo</text:p>
          </table:table-cell>
          <table:table-cell table:style-name="ce1" table:number-columns-repeated="2"/>
          <table:table-cell table:formula="of:=CONCATENATE(&quot;INSERT INTO sss_sistemas_ventanas VALUES('&quot;;[.A460];&quot;','&quot;;[.B460];&quot;','&quot;;[.C460];&quot;','&quot;;[.D460];&quot;');&quot;)" office:value-type="string" office:string-value="INSERT INTO sss_sistemas_ventanas VALUES('SNO','sigesp_sno_d_cargo.php                                                          ','Cargo','');" calcext:value-type="string">
            <text:p>INSERT INTO sss_sistemas_ventanas VALUES('SNO','sigesp_sno_d_cargo.php <text:s text:c="57"/>','Carg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conceptopersonal.php <text:s text:c="46"/></text:p>
          </table:table-cell>
          <table:table-cell table:style-name="ce1" office:value-type="string" calcext:value-type="string">
            <text:p>Conceptos - Personal</text:p>
          </table:table-cell>
          <table:table-cell table:style-name="ce1" table:number-columns-repeated="2"/>
          <table:table-cell table:formula="of:=CONCATENATE(&quot;INSERT INTO sss_sistemas_ventanas VALUES('&quot;;[.A461];&quot;','&quot;;[.B461];&quot;','&quot;;[.C461];&quot;','&quot;;[.D461];&quot;');&quot;)" office:value-type="string" office:string-value="INSERT INTO sss_sistemas_ventanas VALUES('SNO','sigesp_sno_d_conceptopersonal.php                                               ','Conceptos - Personal','');" calcext:value-type="string">
            <text:p>INSERT INTO sss_sistemas_ventanas VALUES('SNO','sigesp_sno_d_conceptopersonal.php <text:s text:c="46"/>','Conceptos - Pers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concepto.php <text:s text:c="54"/></text:p>
          </table:table-cell>
          <table:table-cell table:style-name="ce1" office:value-type="string" calcext:value-type="string">
            <text:p>Conceptos</text:p>
          </table:table-cell>
          <table:table-cell/>
          <table:table-cell table:style-name="ce1"/>
          <table:table-cell table:formula="of:=CONCATENATE(&quot;INSERT INTO sss_sistemas_ventanas VALUES('&quot;;[.A462];&quot;','&quot;;[.B462];&quot;','&quot;;[.C462];&quot;','&quot;;[.D462];&quot;');&quot;)" office:value-type="string" office:string-value="INSERT INTO sss_sistemas_ventanas VALUES('SNO','sigesp_sno_d_concepto.php                                                       ','Conceptos','');" calcext:value-type="string">
            <text:p>INSERT INTO sss_sistemas_ventanas VALUES('SNO','sigesp_sno_d_concepto.php <text:s text:c="54"/>','Concep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constantes.php <text:s text:c="52"/></text:p>
          </table:table-cell>
          <table:table-cell table:style-name="ce1" office:value-type="string" calcext:value-type="string">
            <text:p>Constantes</text:p>
          </table:table-cell>
          <table:table-cell table:style-name="ce1" table:number-columns-repeated="2"/>
          <table:table-cell table:formula="of:=CONCATENATE(&quot;INSERT INTO sss_sistemas_ventanas VALUES('&quot;;[.A463];&quot;','&quot;;[.B463];&quot;','&quot;;[.C463];&quot;','&quot;;[.D463];&quot;');&quot;)" office:value-type="string" office:string-value="INSERT INTO sss_sistemas_ventanas VALUES('SNO','sigesp_sno_d_constantes.php                                                     ','Constantes','');" calcext:value-type="string">
            <text:p>INSERT INTO sss_sistemas_ventanas VALUES('SNO','sigesp_sno_d_constantes.php <text:s text:c="52"/>','Constant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constpersonal.php <text:s text:c="49"/></text:p>
          </table:table-cell>
          <table:table-cell table:style-name="ce1" office:value-type="string" calcext:value-type="string">
            <text:p>Constantes - Persona</text:p>
          </table:table-cell>
          <table:table-cell table:style-name="ce1" table:number-columns-repeated="2"/>
          <table:table-cell table:formula="of:=CONCATENATE(&quot;INSERT INTO sss_sistemas_ventanas VALUES('&quot;;[.A464];&quot;','&quot;;[.B464];&quot;','&quot;;[.C464];&quot;','&quot;;[.D464];&quot;');&quot;)" office:value-type="string" office:string-value="INSERT INTO sss_sistemas_ventanas VALUES('SNO','sigesp_sno_d_constpersonal.php                                                  ','Constantes - Persona','');" calcext:value-type="string">
            <text:p>INSERT INTO sss_sistemas_ventanas VALUES('SNO','sigesp_sno_d_constpersonal.php <text:s text:c="49"/>','Constantes - Perso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hconcepto.php <text:s text:c="53"/></text:p>
          </table:table-cell>
          <table:table-cell table:style-name="ce1" office:value-type="string" calcext:value-type="string">
            <text:p>Conceptos</text:p>
          </table:table-cell>
          <table:table-cell table:style-name="ce1" table:number-columns-repeated="2"/>
          <table:table-cell table:formula="of:=CONCATENATE(&quot;INSERT INTO sss_sistemas_ventanas VALUES('&quot;;[.A465];&quot;','&quot;;[.B465];&quot;','&quot;;[.C465];&quot;','&quot;;[.D465];&quot;');&quot;)" office:value-type="string" office:string-value="INSERT INTO sss_sistemas_ventanas VALUES('SNO','sigesp_sno_d_hconcepto.php                                                      ','Conceptos','');" calcext:value-type="string">
            <text:p>INSERT INTO sss_sistemas_ventanas VALUES('SNO','sigesp_sno_d_hconcepto.php <text:s text:c="53"/>','Concep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hojatiempo.php <text:s text:c="52"/></text:p>
          </table:table-cell>
          <table:table-cell table:style-name="ce1" office:value-type="string" calcext:value-type="string">
            <text:p>Cargar Hoja de Tiempo</text:p>
          </table:table-cell>
          <table:table-cell table:style-name="ce1" table:number-columns-repeated="2"/>
          <table:table-cell table:formula="of:=CONCATENATE(&quot;INSERT INTO sss_sistemas_ventanas VALUES('&quot;;[.A466];&quot;','&quot;;[.B466];&quot;','&quot;;[.C466];&quot;','&quot;;[.D466];&quot;');&quot;)" office:value-type="string" office:string-value="INSERT INTO sss_sistemas_ventanas VALUES('SNO','sigesp_sno_d_hojatiempo.php                                                     ','Cargar Hoja de Tiempo','');" calcext:value-type="string">
            <text:p>INSERT INTO sss_sistemas_ventanas VALUES('SNO','sigesp_sno_d_hojatiempo.php <text:s text:c="52"/>','Cargar Hoja de Tiemp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hpersonalnomina.php <text:s text:c="47"/></text:p>
          </table:table-cell>
          <table:table-cell table:style-name="ce1" office:value-type="string" calcext:value-type="string">
            <text:p>Asignación de personal</text:p>
          </table:table-cell>
          <table:table-cell table:style-name="ce1" table:number-columns-repeated="2"/>
          <table:table-cell table:formula="of:=CONCATENATE(&quot;INSERT INTO sss_sistemas_ventanas VALUES('&quot;;[.A467];&quot;','&quot;;[.B467];&quot;','&quot;;[.C467];&quot;','&quot;;[.D467];&quot;');&quot;)" office:value-type="string" office:string-value="INSERT INTO sss_sistemas_ventanas VALUES('SNO','sigesp_sno_d_hpersonalnomina.php                                                ','Asignación de personal','');" calcext:value-type="string">
            <text:p>INSERT INTO sss_sistemas_ventanas VALUES('SNO','sigesp_sno_d_hpersonalnomina.php <text:s text:c="47"/>','Asignación de pers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observacionespersonal.php <text:s text:c="41"/></text:p>
          </table:table-cell>
          <table:table-cell table:style-name="ce1" office:value-type="string" calcext:value-type="string">
            <text:p>Observaciones Personal</text:p>
          </table:table-cell>
          <table:table-cell table:style-name="ce1" table:number-columns-repeated="2"/>
          <table:table-cell table:formula="of:=CONCATENATE(&quot;INSERT INTO sss_sistemas_ventanas VALUES('&quot;;[.A468];&quot;','&quot;;[.B468];&quot;','&quot;;[.C468];&quot;','&quot;;[.D468];&quot;');&quot;)" office:value-type="string" office:string-value="INSERT INTO sss_sistemas_ventanas VALUES('SNO','sigesp_sno_d_observacionespersonal.php                                          ','Observaciones Personal','');" calcext:value-type="string">
            <text:p>INSERT INTO sss_sistemas_ventanas VALUES('SNO','sigesp_sno_d_observacionespersonal.php <text:s text:c="41"/>','Observaciones Pers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personalnomina.php <text:s text:c="48"/></text:p>
          </table:table-cell>
          <table:table-cell table:style-name="ce1" office:value-type="string" calcext:value-type="string">
            <text:p>Asignación de Personal</text:p>
          </table:table-cell>
          <table:table-cell table:style-name="ce1" table:number-columns-repeated="2"/>
          <table:table-cell table:formula="of:=CONCATENATE(&quot;INSERT INTO sss_sistemas_ventanas VALUES('&quot;;[.A469];&quot;','&quot;;[.B469];&quot;','&quot;;[.C469];&quot;','&quot;;[.D469];&quot;');&quot;)" office:value-type="string" office:string-value="INSERT INTO sss_sistemas_ventanas VALUES('SNO','sigesp_sno_d_personalnomina.php                                                 ','Asignación de Personal','');" calcext:value-type="string">
            <text:p>INSERT INTO sss_sistemas_ventanas VALUES('SNO','sigesp_sno_d_personalnomina.php <text:s text:c="48"/>','Asignación de Pers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personaproyecto.php <text:s text:c="47"/></text:p>
          </table:table-cell>
          <table:table-cell table:style-name="ce1" office:value-type="string" calcext:value-type="string">
            <text:p>Proyectos x Persona</text:p>
          </table:table-cell>
          <table:table-cell table:style-name="ce1" table:number-columns-repeated="2"/>
          <table:table-cell table:formula="of:=CONCATENATE(&quot;INSERT INTO sss_sistemas_ventanas VALUES('&quot;;[.A470];&quot;','&quot;;[.B470];&quot;','&quot;;[.C470];&quot;','&quot;;[.D470];&quot;');&quot;)" office:value-type="string" office:string-value="INSERT INTO sss_sistemas_ventanas VALUES('SNO','sigesp_sno_d_personaproyecto.php                                                ','Proyectos x Persona','');" calcext:value-type="string">
            <text:p>INSERT INTO sss_sistemas_ventanas VALUES('SNO','sigesp_sno_d_personaproyecto.php <text:s text:c="47"/>','Proyectos x Perso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persxconce.php <text:s text:c="52"/></text:p>
          </table:table-cell>
          <table:table-cell table:style-name="ce1" office:value-type="string" calcext:value-type="string">
            <text:p>Concepto x Persona</text:p>
          </table:table-cell>
          <table:table-cell table:style-name="ce1" table:number-columns-repeated="2"/>
          <table:table-cell table:formula="of:=CONCATENATE(&quot;INSERT INTO sss_sistemas_ventanas VALUES('&quot;;[.A471];&quot;','&quot;;[.B471];&quot;','&quot;;[.C471];&quot;','&quot;;[.D471];&quot;');&quot;)" office:value-type="string" office:string-value="INSERT INTO sss_sistemas_ventanas VALUES('SNO','sigesp_sno_d_persxconce.php                                                     ','Concepto x Persona','');" calcext:value-type="string">
            <text:p>INSERT INTO sss_sistemas_ventanas VALUES('SNO','sigesp_sno_d_persxconce.php <text:s text:c="52"/>','Concepto x Perso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persxconst.php <text:s text:c="52"/></text:p>
          </table:table-cell>
          <table:table-cell table:style-name="ce1" office:value-type="string" calcext:value-type="string">
            <text:p>Constantes x Persona</text:p>
          </table:table-cell>
          <table:table-cell table:style-name="ce1" table:number-columns-repeated="2"/>
          <table:table-cell table:formula="of:=CONCATENATE(&quot;INSERT INTO sss_sistemas_ventanas VALUES('&quot;;[.A472];&quot;','&quot;;[.B472];&quot;','&quot;;[.C472];&quot;','&quot;;[.D472];&quot;');&quot;)" office:value-type="string" office:string-value="INSERT INTO sss_sistemas_ventanas VALUES('SNO','sigesp_sno_d_persxconst.php                                                     ','Constantes x Persona','');" calcext:value-type="string">
            <text:p>INSERT INTO sss_sistemas_ventanas VALUES('SNO','sigesp_sno_d_persxconst.php <text:s text:c="52"/>','Constantes x Perso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primaconcepto.php <text:s text:c="49"/></text:p>
          </table:table-cell>
          <table:table-cell table:style-name="ce1" office:value-type="string" calcext:value-type="string">
            <text:p>Prima Concepto</text:p>
          </table:table-cell>
          <table:table-cell table:style-name="ce1" table:number-columns-repeated="2"/>
          <table:table-cell table:formula="of:=CONCATENATE(&quot;INSERT INTO sss_sistemas_ventanas VALUES('&quot;;[.A473];&quot;','&quot;;[.B473];&quot;','&quot;;[.C473];&quot;','&quot;;[.D473];&quot;');&quot;)" office:value-type="string" office:string-value="INSERT INTO sss_sistemas_ventanas VALUES('SNO','sigesp_sno_d_primaconcepto.php                                                  ','Prima Concepto','');" calcext:value-type="string">
            <text:p>INSERT INTO sss_sistemas_ventanas VALUES('SNO','sigesp_sno_d_primaconcepto.php <text:s text:c="49"/>','Prima Concept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primadocpersonal.php <text:s text:c="46"/></text:p>
          </table:table-cell>
          <table:table-cell table:style-name="ce1" office:value-type="string" calcext:value-type="string">
            <text:p>Primas de Personal Docente</text:p>
          </table:table-cell>
          <table:table-cell table:style-name="ce1" table:number-columns-repeated="2"/>
          <table:table-cell table:formula="of:=CONCATENATE(&quot;INSERT INTO sss_sistemas_ventanas VALUES('&quot;;[.A474];&quot;','&quot;;[.B474];&quot;','&quot;;[.C474];&quot;','&quot;;[.D474];&quot;');&quot;)" office:value-type="string" office:string-value="INSERT INTO sss_sistemas_ventanas VALUES('SNO','sigesp_sno_d_primadocpersonal.php                                               ','Primas de Personal Docente','');" calcext:value-type="string">
            <text:p>INSERT INTO sss_sistemas_ventanas VALUES('SNO','sigesp_sno_d_primadocpersonal.php <text:s text:c="46"/>','Primas de Personal Docente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tabulador.php <text:s text:c="53"/></text:p>
          </table:table-cell>
          <table:table-cell table:style-name="ce1" office:value-type="string" calcext:value-type="string">
            <text:p>Tabulador</text:p>
          </table:table-cell>
          <table:table-cell table:style-name="ce1" table:number-columns-repeated="2"/>
          <table:table-cell table:formula="of:=CONCATENATE(&quot;INSERT INTO sss_sistemas_ventanas VALUES('&quot;;[.A475];&quot;','&quot;;[.B475];&quot;','&quot;;[.C475];&quot;','&quot;;[.D475];&quot;');&quot;)" office:value-type="string" office:string-value="INSERT INTO sss_sistemas_ventanas VALUES('SNO','sigesp_sno_d_tabulador.php                                                      ','Tabulador','');" calcext:value-type="string">
            <text:p>INSERT INTO sss_sistemas_ventanas VALUES('SNO','sigesp_sno_d_tabulador.php <text:s text:c="53"/>','Tabulador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tipoprestamo.php <text:s text:c="50"/></text:p>
          </table:table-cell>
          <table:table-cell table:style-name="ce1" office:value-type="string" calcext:value-type="string">
            <text:p>Prestamos</text:p>
          </table:table-cell>
          <table:table-cell table:style-name="ce1" table:number-columns-repeated="2"/>
          <table:table-cell table:formula="of:=CONCATENATE(&quot;INSERT INTO sss_sistemas_ventanas VALUES('&quot;;[.A476];&quot;','&quot;;[.B476];&quot;','&quot;;[.C476];&quot;','&quot;;[.D476];&quot;');&quot;)" office:value-type="string" office:string-value="INSERT INTO sss_sistemas_ventanas VALUES('SNO','sigesp_sno_d_tipoprestamo.php                                                   ','Prestamos','');" calcext:value-type="string">
            <text:p>INSERT INTO sss_sistemas_ventanas VALUES('SNO','sigesp_sno_d_tipoprestamo.php <text:s text:c="50"/>','Prestam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d_vacacionconcepto.php <text:s text:c="46"/></text:p>
          </table:table-cell>
          <table:table-cell table:style-name="ce1" office:value-type="string" calcext:value-type="string">
            <text:p>Vacación Concepto</text:p>
          </table:table-cell>
          <table:table-cell table:style-name="ce1" table:number-columns-repeated="2"/>
          <table:table-cell table:formula="of:=CONCATENATE(&quot;INSERT INTO sss_sistemas_ventanas VALUES('&quot;;[.A477];&quot;','&quot;;[.B477];&quot;','&quot;;[.C477];&quot;','&quot;;[.D477];&quot;');&quot;)" office:value-type="string" office:string-value="INSERT INTO sss_sistemas_ventanas VALUES('SNO','sigesp_sno_d_vacacionconcepto.php                                               ','Vacación Concepto','');" calcext:value-type="string">
            <text:p>INSERT INTO sss_sistemas_ventanas VALUES('SNO','sigesp_sno_d_vacacionconcepto.php <text:s text:c="46"/>','Vacación Concept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abrir_periodo.php <text:s text:c="49"/></text:p>
          </table:table-cell>
          <table:table-cell table:style-name="ce1" office:value-type="string" calcext:value-type="string">
            <text:p>Manejo de Períodos - Abrir Período</text:p>
          </table:table-cell>
          <table:table-cell table:style-name="ce1" table:number-columns-repeated="2"/>
          <table:table-cell table:formula="of:=CONCATENATE(&quot;INSERT INTO sss_sistemas_ventanas VALUES('&quot;;[.A478];&quot;','&quot;;[.B478];&quot;','&quot;;[.C478];&quot;','&quot;;[.D478];&quot;');&quot;)" office:value-type="string" office:string-value="INSERT INTO sss_sistemas_ventanas VALUES('SNO','sigesp_sno_p_abrir_periodo.php                                                  ','Manejo de Períodos - Abrir Período','');" calcext:value-type="string">
            <text:p>INSERT INTO sss_sistemas_ventanas VALUES('SNO','sigesp_sno_p_abrir_periodo.php <text:s text:c="49"/>','Manejo de Períodos - Abrir Períod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ajustaraporte.php <text:s text:c="49"/></text:p>
          </table:table-cell>
          <table:table-cell table:style-name="ce1" office:value-type="string" calcext:value-type="string">
            <text:p>Ajustes - Aportes</text:p>
          </table:table-cell>
          <table:table-cell table:style-name="ce1" table:number-columns-repeated="2"/>
          <table:table-cell table:formula="of:=CONCATENATE(&quot;INSERT INTO sss_sistemas_ventanas VALUES('&quot;;[.A479];&quot;','&quot;;[.B479];&quot;','&quot;;[.C479];&quot;','&quot;;[.D479];&quot;');&quot;)" office:value-type="string" office:string-value="INSERT INTO sss_sistemas_ventanas VALUES('SNO','sigesp_sno_p_ajustaraporte.php                                                  ','Ajustes - Aportes','');" calcext:value-type="string">
            <text:p>INSERT INTO sss_sistemas_ventanas VALUES('SNO','sigesp_sno_p_ajustaraporte.php <text:s text:c="49"/>','Ajustes - Aport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ajustarsueldo.php <text:s text:c="49"/></text:p>
          </table:table-cell>
          <table:table-cell table:style-name="ce1" office:value-type="string" calcext:value-type="string">
            <text:p>Ajustes - Sueldos</text:p>
          </table:table-cell>
          <table:table-cell table:style-name="ce1" table:number-columns-repeated="2"/>
          <table:table-cell table:formula="of:=CONCATENATE(&quot;INSERT INTO sss_sistemas_ventanas VALUES('&quot;;[.A480];&quot;','&quot;;[.B480];&quot;','&quot;;[.C480];&quot;','&quot;;[.D480];&quot;');&quot;)" office:value-type="string" office:string-value="INSERT INTO sss_sistemas_ventanas VALUES('SNO','sigesp_sno_p_ajustarsueldo.php                                                  ','Ajustes - Sueldos','');" calcext:value-type="string">
            <text:p>INSERT INTO sss_sistemas_ventanas VALUES('SNO','sigesp_sno_p_ajustarsueldo.php <text:s text:c="49"/>','Ajustes - Sueld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aplicarconcepto.php <text:s text:c="47"/></text:p>
          </table:table-cell>
          <table:table-cell table:style-name="ce1" office:value-type="string" calcext:value-type="string">
            <text:p>Aplicar Conceptos</text:p>
          </table:table-cell>
          <table:table-cell table:style-name="ce1" table:number-columns-repeated="2"/>
          <table:table-cell table:formula="of:=CONCATENATE(&quot;INSERT INTO sss_sistemas_ventanas VALUES('&quot;;[.A481];&quot;','&quot;;[.B481];&quot;','&quot;;[.C481];&quot;','&quot;;[.D481];&quot;');&quot;)" office:value-type="string" office:string-value="INSERT INTO sss_sistemas_ventanas VALUES('SNO','sigesp_sno_p_aplicarconcepto.php                                                ','Aplicar Conceptos','');" calcext:value-type="string">
            <text:p>INSERT INTO sss_sistemas_ventanas VALUES('SNO','sigesp_sno_p_aplicarconcepto.php <text:s text:c="47"/>','Aplicar Concep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aprobacionhojatiempo.php <text:s text:c="42"/></text:p>
          </table:table-cell>
          <table:table-cell table:style-name="ce1" office:value-type="string" calcext:value-type="string">
            <text:p>Aprobación Hoja de Tiempo</text:p>
          </table:table-cell>
          <table:table-cell table:style-name="ce1" table:number-columns-repeated="2"/>
          <table:table-cell table:formula="of:=CONCATENATE(&quot;INSERT INTO sss_sistemas_ventanas VALUES('&quot;;[.A482];&quot;','&quot;;[.B482];&quot;','&quot;;[.C482];&quot;','&quot;;[.D482];&quot;');&quot;)" office:value-type="string" office:string-value="INSERT INTO sss_sistemas_ventanas VALUES('SNO','sigesp_sno_p_aprobacionhojatiempo.php                                           ','Aprobación Hoja de Tiempo','');" calcext:value-type="string">
            <text:p>INSERT INTO sss_sistemas_ventanas VALUES('SNO','sigesp_sno_p_aprobacionhojatiempo.php <text:s text:c="42"/>','Aprobación Hoja de Tiemp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calcularnomina.php <text:s text:c="48"/></text:p>
          </table:table-cell>
          <table:table-cell table:style-name="ce1" office:value-type="string" calcext:value-type="string">
            <text:p>Nómina - Calculo</text:p>
          </table:table-cell>
          <table:table-cell table:style-name="ce1" table:number-columns-repeated="2"/>
          <table:table-cell table:formula="of:=CONCATENATE(&quot;INSERT INTO sss_sistemas_ventanas VALUES('&quot;;[.A483];&quot;','&quot;;[.B483];&quot;','&quot;;[.C483];&quot;','&quot;;[.D483];&quot;');&quot;)" office:value-type="string" office:string-value="INSERT INTO sss_sistemas_ventanas VALUES('SNO','sigesp_sno_p_calcularnomina.php                                                 ','Nómina - Calculo','');" calcext:value-type="string">
            <text:p>INSERT INTO sss_sistemas_ventanas VALUES('SNO','sigesp_sno_p_calcularnomina.php <text:s text:c="48"/>','Nómina - Calcul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calcularprenomina.php <text:s text:c="45"/></text:p>
          </table:table-cell>
          <table:table-cell table:style-name="ce1" office:value-type="string" calcext:value-type="string">
            <text:p>Nómina - Prenómina</text:p>
          </table:table-cell>
          <table:table-cell table:style-name="ce1" table:number-columns-repeated="2"/>
          <table:table-cell table:formula="of:=CONCATENATE(&quot;INSERT INTO sss_sistemas_ventanas VALUES('&quot;;[.A484];&quot;','&quot;;[.B484];&quot;','&quot;;[.C484];&quot;','&quot;;[.D484];&quot;');&quot;)" office:value-type="string" office:string-value="INSERT INTO sss_sistemas_ventanas VALUES('SNO','sigesp_sno_p_calcularprenomina.php                                              ','Nómina - Prenómina','');" calcext:value-type="string">
            <text:p>INSERT INTO sss_sistemas_ventanas VALUES('SNO','sigesp_sno_p_calcularprenomina.php <text:s text:c="45"/>','Nómina - Prenómi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conceptosencargaduria.php <text:s text:c="41"/></text:p>
          </table:table-cell>
          <table:table-cell table:style-name="ce1" office:value-type="string" calcext:value-type="string">
            <text:p>Seleccionar Conceptos de Encargaduría</text:p>
          </table:table-cell>
          <table:table-cell table:style-name="ce1" table:number-columns-repeated="2"/>
          <table:table-cell table:formula="of:=CONCATENATE(&quot;INSERT INTO sss_sistemas_ventanas VALUES('&quot;;[.A485];&quot;','&quot;;[.B485];&quot;','&quot;;[.C485];&quot;','&quot;;[.D485];&quot;');&quot;)" office:value-type="string" office:string-value="INSERT INTO sss_sistemas_ventanas VALUES('SNO','sigesp_sno_p_conceptosencargaduria.php                                          ','Seleccionar Conceptos de Encargaduría','');" calcext:value-type="string">
            <text:p>INSERT INTO sss_sistemas_ventanas VALUES('SNO','sigesp_sno_p_conceptosencargaduria.php <text:s text:c="41"/>','Seleccionar Conceptos de Encargadurí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constantesencargaduria.php <text:s text:c="40"/></text:p>
          </table:table-cell>
          <table:table-cell table:style-name="ce1" office:value-type="string" calcext:value-type="string">
            <text:p>Seleccionar Constantes de Encargaduría</text:p>
          </table:table-cell>
          <table:table-cell table:style-name="ce1" table:number-columns-repeated="2"/>
          <table:table-cell table:formula="of:=CONCATENATE(&quot;INSERT INTO sss_sistemas_ventanas VALUES('&quot;;[.A486];&quot;','&quot;;[.B486];&quot;','&quot;;[.C486];&quot;','&quot;;[.D486];&quot;');&quot;)" office:value-type="string" office:string-value="INSERT INTO sss_sistemas_ventanas VALUES('SNO','sigesp_sno_p_constantesencargaduria.php                                         ','Seleccionar Constantes de Encargaduría','');" calcext:value-type="string">
            <text:p>INSERT INTO sss_sistemas_ventanas VALUES('SNO','sigesp_sno_p_constantesencargaduria.php <text:s text:c="40"/>','Seleccionar Constantes de Encargadurí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dt_primagrado.php <text:s text:c="50"/></text:p>
          </table:table-cell>
          <table:table-cell table:style-name="ce1" office:value-type="string" calcext:value-type="string">
            <text:p>Tabulador - Primas</text:p>
          </table:table-cell>
          <table:table-cell table:style-name="ce1" table:number-columns-repeated="2"/>
          <table:table-cell table:formula="of:=CONCATENATE(&quot;INSERT INTO sss_sistemas_ventanas VALUES('&quot;;[.A487];&quot;','&quot;;[.B487];&quot;','&quot;;[.C487];&quot;','&quot;;[.D487];&quot;');&quot;)" office:value-type="string" office:string-value="INSERT INTO sss_sistemas_ventanas VALUES('SNO','sigesp_sno_pdt_primagrado.php                                                   ','Tabulador - Primas','');" calcext:value-type="string">
            <text:p>INSERT INTO sss_sistemas_ventanas VALUES('SNO','sigesp_sno_pdt_primagrado.php <text:s text:c="50"/>','Tabulador - Prima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hajustarcontabilizacion.php <text:s text:c="39"/></text:p>
          </table:table-cell>
          <table:table-cell table:style-name="ce1" office:value-type="string" calcext:value-type="string">
            <text:p>Históricos - Ajustar Contabilización</text:p>
          </table:table-cell>
          <table:table-cell table:style-name="ce1" table:number-columns-repeated="2"/>
          <table:table-cell table:formula="of:=CONCATENATE(&quot;INSERT INTO sss_sistemas_ventanas VALUES('&quot;;[.A488];&quot;','&quot;;[.B488];&quot;','&quot;;[.C488];&quot;','&quot;;[.D488];&quot;');&quot;)" office:value-type="string" office:string-value="INSERT INTO sss_sistemas_ventanas VALUES('SNO','sigesp_sno_p_hajustarcontabilizacion.php                                        ','Históricos - Ajustar Contabilización','');" calcext:value-type="string">
            <text:p>INSERT INTO sss_sistemas_ventanas VALUES('SNO','sigesp_sno_p_hajustarcontabilizacion.php <text:s text:c="39"/>','Históricos - Ajustar Contabilización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hmodificarconcepto.php <text:s text:c="44"/></text:p>
          </table:table-cell>
          <table:table-cell table:style-name="ce1" office:value-type="string" calcext:value-type="string">
            <text:p>Modificar Concepto</text:p>
          </table:table-cell>
          <table:table-cell table:style-name="ce1" table:number-columns-repeated="2"/>
          <table:table-cell table:formula="of:=CONCATENATE(&quot;INSERT INTO sss_sistemas_ventanas VALUES('&quot;;[.A489];&quot;','&quot;;[.B489];&quot;','&quot;;[.C489];&quot;','&quot;;[.D489];&quot;');&quot;)" office:value-type="string" office:string-value="INSERT INTO sss_sistemas_ventanas VALUES('SNO','sigesp_sno_p_hmodificarconcepto.php                                             ','Modificar Concepto','');" calcext:value-type="string">
            <text:p>INSERT INTO sss_sistemas_ventanas VALUES('SNO','sigesp_sno_p_hmodificarconcepto.php <text:s text:c="44"/>','Modificar Concept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hmodificarnomina.php <text:s text:c="46"/></text:p>
          </table:table-cell>
          <table:table-cell table:style-name="ce1" office:value-type="string" calcext:value-type="string">
            <text:p>Modificar Nómina</text:p>
          </table:table-cell>
          <table:table-cell table:style-name="ce1" table:number-columns-repeated="2"/>
          <table:table-cell table:formula="of:=CONCATENATE(&quot;INSERT INTO sss_sistemas_ventanas VALUES('&quot;;[.A490];&quot;','&quot;;[.B490];&quot;','&quot;;[.C490];&quot;','&quot;;[.D490];&quot;');&quot;)" office:value-type="string" office:string-value="INSERT INTO sss_sistemas_ventanas VALUES('SNO','sigesp_sno_p_hmodificarnomina.php                                               ','Modificar Nómina','');" calcext:value-type="string">
            <text:p>INSERT INTO sss_sistemas_ventanas VALUES('SNO','sigesp_sno_p_hmodificarnomina.php <text:s text:c="46"/>','Modificar Nómi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hmodificarpersonalnomina.php <text:s text:c="38"/></text:p>
          </table:table-cell>
          <table:table-cell table:style-name="ce1" office:value-type="string" calcext:value-type="string">
            <text:p>Históricos - Modificar Personal</text:p>
          </table:table-cell>
          <table:table-cell table:style-name="ce1" table:number-columns-repeated="2"/>
          <table:table-cell table:formula="of:=CONCATENATE(&quot;INSERT INTO sss_sistemas_ventanas VALUES('&quot;;[.A491];&quot;','&quot;;[.B491];&quot;','&quot;;[.C491];&quot;','&quot;;[.D491];&quot;');&quot;)" office:value-type="string" office:string-value="INSERT INTO sss_sistemas_ventanas VALUES('SNO','sigesp_sno_p_hmodificarpersonalnomina.php                                       ','Históricos - Modificar Personal','');" calcext:value-type="string">
            <text:p>INSERT INTO sss_sistemas_ventanas VALUES('SNO','sigesp_sno_p_hmodificarpersonalnomina.php <text:s text:c="38"/>','Históricos - Modificar Pers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hproyecto.php <text:s text:c="53"/></text:p>
          </table:table-cell>
          <table:table-cell table:style-name="ce1" office:value-type="string" calcext:value-type="string">
            <text:p>Modificar Proyecto</text:p>
          </table:table-cell>
          <table:table-cell table:style-name="ce1" table:number-columns-repeated="2"/>
          <table:table-cell table:formula="of:=CONCATENATE(&quot;INSERT INTO sss_sistemas_ventanas VALUES('&quot;;[.A492];&quot;','&quot;;[.B492];&quot;','&quot;;[.C492];&quot;','&quot;;[.D492];&quot;');&quot;)" office:value-type="string" office:string-value="INSERT INTO sss_sistemas_ventanas VALUES('SNO','sigesp_sno_p_hproyecto.php                                                      ','Modificar Proyecto','');" calcext:value-type="string">
            <text:p>INSERT INTO sss_sistemas_ventanas VALUES('SNO','sigesp_sno_p_hproyecto.php <text:s text:c="53"/>','Modificar Proyect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hunidadadmin.php <text:s text:c="50"/></text:p>
          </table:table-cell>
          <table:table-cell table:style-name="ce1" office:value-type="string" calcext:value-type="string">
            <text:p>Modificar Unidad Administrativa</text:p>
          </table:table-cell>
          <table:table-cell table:style-name="ce1" table:number-columns-repeated="2"/>
          <table:table-cell table:formula="of:=CONCATENATE(&quot;INSERT INTO sss_sistemas_ventanas VALUES('&quot;;[.A493];&quot;','&quot;;[.B493];&quot;','&quot;;[.C493];&quot;','&quot;;[.D493];&quot;');&quot;)" office:value-type="string" office:string-value="INSERT INTO sss_sistemas_ventanas VALUES('SNO','sigesp_sno_p_hunidadadmin.php                                                   ','Modificar Unidad Administrativa','');" calcext:value-type="string">
            <text:p>INSERT INTO sss_sistemas_ventanas VALUES('SNO','sigesp_sno_p_hunidadadmin.php <text:s text:c="50"/>','Modificar Unidad Administrativ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impexpdato.php <text:s text:c="52"/></text:p>
          </table:table-cell>
          <table:table-cell table:style-name="ce1" office:value-type="string" calcext:value-type="string">
            <text:p>Importar/Exportar Datos</text:p>
          </table:table-cell>
          <table:table-cell table:style-name="ce1" table:number-columns-repeated="2"/>
          <table:table-cell table:formula="of:=CONCATENATE(&quot;INSERT INTO sss_sistemas_ventanas VALUES('&quot;;[.A494];&quot;','&quot;;[.B494];&quot;','&quot;;[.C494];&quot;','&quot;;[.D494];&quot;');&quot;)" office:value-type="string" office:string-value="INSERT INTO sss_sistemas_ventanas VALUES('SNO','sigesp_sno_p_impexpdato.php                                                     ','Importar/Exportar Datos','');" calcext:value-type="string">
            <text:p>INSERT INTO sss_sistemas_ventanas VALUES('SNO','sigesp_sno_p_impexpdato.php <text:s text:c="52"/>','Importar/Exportar Da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importardefiniciones.php <text:s text:c="42"/></text:p>
          </table:table-cell>
          <table:table-cell table:style-name="ce1" office:value-type="string" calcext:value-type="string">
            <text:p>Importar Definiciones</text:p>
          </table:table-cell>
          <table:table-cell table:style-name="ce1" table:number-columns-repeated="2"/>
          <table:table-cell table:formula="of:=CONCATENATE(&quot;INSERT INTO sss_sistemas_ventanas VALUES('&quot;;[.A495];&quot;','&quot;;[.B495];&quot;','&quot;;[.C495];&quot;','&quot;;[.D495];&quot;');&quot;)" office:value-type="string" office:string-value="INSERT INTO sss_sistemas_ventanas VALUES('SNO','sigesp_sno_p_importardefiniciones.php                                           ','Importar Definiciones','');" calcext:value-type="string">
            <text:p>INSERT INTO sss_sistemas_ventanas VALUES('SNO','sigesp_sno_p_importardefiniciones.php <text:s text:c="42"/>','Importar Definicion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importarprestamos.php <text:s text:c="45"/></text:p>
          </table:table-cell>
          <table:table-cell table:style-name="ce1" office:value-type="string" calcext:value-type="string">
            <text:p>Importar Prestamos</text:p>
          </table:table-cell>
          <table:table-cell table:style-name="ce1" table:number-columns-repeated="2"/>
          <table:table-cell table:formula="of:=CONCATENATE(&quot;INSERT INTO sss_sistemas_ventanas VALUES('&quot;;[.A496];&quot;','&quot;;[.B496];&quot;','&quot;;[.C496];&quot;','&quot;;[.D496];&quot;');&quot;)" office:value-type="string" office:string-value="INSERT INTO sss_sistemas_ventanas VALUES('SNO','sigesp_sno_p_importarprestamos.php                                              ','Importar Prestamos','');" calcext:value-type="string">
            <text:p>INSERT INTO sss_sistemas_ventanas VALUES('SNO','sigesp_sno_p_importarprestamos.php <text:s text:c="45"/>','Importar Prestam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ipasme_importar.php <text:s text:c="47"/></text:p>
          </table:table-cell>
          <table:table-cell table:style-name="ce1" office:value-type="string" calcext:value-type="string">
            <text:p>Ipasme - Importar Datos</text:p>
          </table:table-cell>
          <table:table-cell table:style-name="ce1" table:number-columns-repeated="2"/>
          <table:table-cell table:formula="of:=CONCATENATE(&quot;INSERT INTO sss_sistemas_ventanas VALUES('&quot;;[.A497];&quot;','&quot;;[.B497];&quot;','&quot;;[.C497];&quot;','&quot;;[.D497];&quot;');&quot;)" office:value-type="string" office:string-value="INSERT INTO sss_sistemas_ventanas VALUES('SNO','sigesp_sno_p_ipasme_importar.php                                                ','Ipasme - Importar Datos','');" calcext:value-type="string">
            <text:p>INSERT INTO sss_sistemas_ventanas VALUES('SNO','sigesp_sno_p_ipasme_importar.php <text:s text:c="47"/>','Ipasme - Importar Da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manejoperiodo.php <text:s text:c="49"/></text:p>
          </table:table-cell>
          <table:table-cell table:style-name="ce1" office:value-type="string" calcext:value-type="string">
            <text:p>Manejo de Períodos</text:p>
          </table:table-cell>
          <table:table-cell table:style-name="ce1" table:number-columns-repeated="2"/>
          <table:table-cell table:formula="of:=CONCATENATE(&quot;INSERT INTO sss_sistemas_ventanas VALUES('&quot;;[.A498];&quot;','&quot;;[.B498];&quot;','&quot;;[.C498];&quot;','&quot;;[.D498];&quot;');&quot;)" office:value-type="string" office:string-value="INSERT INTO sss_sistemas_ventanas VALUES('SNO','sigesp_sno_p_manejoperiodo.php                                                  ','Manejo de Períodos','');" calcext:value-type="string">
            <text:p>INSERT INTO sss_sistemas_ventanas VALUES('SNO','sigesp_sno_p_manejoperiodo.php <text:s text:c="49"/>','Manejo de Períod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movimientonominas.php <text:s text:c="45"/></text:p>
          </table:table-cell>
          <table:table-cell table:style-name="ce1" office:value-type="string" calcext:value-type="string">
            <text:p>Movimiento entre Nóminas</text:p>
          </table:table-cell>
          <table:table-cell table:style-name="ce1" table:number-columns-repeated="2"/>
          <table:table-cell table:formula="of:=CONCATENATE(&quot;INSERT INTO sss_sistemas_ventanas VALUES('&quot;;[.A499];&quot;','&quot;;[.B499];&quot;','&quot;;[.C499];&quot;','&quot;;[.D499];&quot;');&quot;)" office:value-type="string" office:string-value="INSERT INTO sss_sistemas_ventanas VALUES('SNO','sigesp_sno_p_movimientonominas.php                                              ','Movimiento entre Nóminas','');" calcext:value-type="string">
            <text:p>INSERT INTO sss_sistemas_ventanas VALUES('SNO','sigesp_sno_p_movimientonominas.php <text:s text:c="45"/>','Movimiento entre Nómina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personalcambioestatus.php <text:s text:c="41"/></text:p>
          </table:table-cell>
          <table:table-cell table:style-name="ce1" office:value-type="string" calcext:value-type="string">
            <text:p>Cambio de Estatus del Personal</text:p>
          </table:table-cell>
          <table:table-cell table:style-name="ce1" table:number-columns-repeated="2"/>
          <table:table-cell table:formula="of:=CONCATENATE(&quot;INSERT INTO sss_sistemas_ventanas VALUES('&quot;;[.A500];&quot;','&quot;;[.B500];&quot;','&quot;;[.C500];&quot;','&quot;;[.D500];&quot;');&quot;)" office:value-type="string" office:string-value="INSERT INTO sss_sistemas_ventanas VALUES('SNO','sigesp_sno_p_personalcambioestatus.php                                          ','Cambio de Estatus del Personal','');" calcext:value-type="string">
            <text:p>INSERT INTO sss_sistemas_ventanas VALUES('SNO','sigesp_sno_p_personalcambioestatus.php <text:s text:c="41"/>','Cambio de Estatus del Pers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prestamoamortizar.php <text:s text:c="45"/></text:p>
          </table:table-cell>
          <table:table-cell table:style-name="ce1" office:value-type="string" calcext:value-type="string">
            <text:p>Prestamos - Amortizar</text:p>
          </table:table-cell>
          <table:table-cell table:style-name="ce1" table:number-columns-repeated="2"/>
          <table:table-cell table:formula="of:=CONCATENATE(&quot;INSERT INTO sss_sistemas_ventanas VALUES('&quot;;[.A501];&quot;','&quot;;[.B501];&quot;','&quot;;[.C501];&quot;','&quot;;[.D501];&quot;');&quot;)" office:value-type="string" office:string-value="INSERT INTO sss_sistemas_ventanas VALUES('SNO','sigesp_sno_p_prestamoamortizar.php                                              ','Prestamos - Amortizar','');" calcext:value-type="string">
            <text:p>INSERT INTO sss_sistemas_ventanas VALUES('SNO','sigesp_sno_p_prestamoamortizar.php <text:s text:c="45"/>','Prestamos - Amortizar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prestamo.php <text:s text:c="54"/></text:p>
          </table:table-cell>
          <table:table-cell table:style-name="ce1" office:value-type="string" calcext:value-type="string">
            <text:p>Prestamos</text:p>
          </table:table-cell>
          <table:table-cell table:style-name="ce1" table:number-columns-repeated="2"/>
          <table:table-cell table:formula="of:=CONCATENATE(&quot;INSERT INTO sss_sistemas_ventanas VALUES('&quot;;[.A502];&quot;','&quot;;[.B502];&quot;','&quot;;[.C502];&quot;','&quot;;[.D502];&quot;');&quot;)" office:value-type="string" office:string-value="INSERT INTO sss_sistemas_ventanas VALUES('SNO','sigesp_sno_p_prestamo.php                                                       ','Prestamos','');" calcext:value-type="string">
            <text:p>INSERT INTO sss_sistemas_ventanas VALUES('SNO','sigesp_sno_p_prestamo.php <text:s text:c="54"/>','Prestam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prestamorecalcular.php <text:s text:c="44"/></text:p>
          </table:table-cell>
          <table:table-cell table:style-name="ce1" office:value-type="string" calcext:value-type="string">
            <text:p>Prestamos - Recalcular</text:p>
          </table:table-cell>
          <table:table-cell table:style-name="ce1" table:number-columns-repeated="2"/>
          <table:table-cell table:formula="of:=CONCATENATE(&quot;INSERT INTO sss_sistemas_ventanas VALUES('&quot;;[.A503];&quot;','&quot;;[.B503];&quot;','&quot;;[.C503];&quot;','&quot;;[.D503];&quot;');&quot;)" office:value-type="string" office:string-value="INSERT INTO sss_sistemas_ventanas VALUES('SNO','sigesp_sno_p_prestamorecalcular.php                                             ','Prestamos - Recalcular','');" calcext:value-type="string">
            <text:p>INSERT INTO sss_sistemas_ventanas VALUES('SNO','sigesp_sno_p_prestamorecalcular.php <text:s text:c="44"/>','Prestamos - Recalcular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prestamorefinanciar.php <text:s text:c="43"/></text:p>
          </table:table-cell>
          <table:table-cell table:style-name="ce1" office:value-type="string" calcext:value-type="string">
            <text:p>Prestamos - Refinanciar</text:p>
          </table:table-cell>
          <table:table-cell table:style-name="ce1" table:number-columns-repeated="2"/>
          <table:table-cell table:formula="of:=CONCATENATE(&quot;INSERT INTO sss_sistemas_ventanas VALUES('&quot;;[.A504];&quot;','&quot;;[.B504];&quot;','&quot;;[.C504];&quot;','&quot;;[.D504];&quot;');&quot;)" office:value-type="string" office:string-value="INSERT INTO sss_sistemas_ventanas VALUES('SNO','sigesp_sno_p_prestamorefinanciar.php                                            ','Prestamos - Refinanciar','');" calcext:value-type="string">
            <text:p>INSERT INTO sss_sistemas_ventanas VALUES('SNO','sigesp_sno_p_prestamorefinanciar.php <text:s text:c="43"/>','Prestamos - Refinanciar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prestamosuspender.php <text:s text:c="45"/></text:p>
          </table:table-cell>
          <table:table-cell table:style-name="ce1" office:value-type="string" calcext:value-type="string">
            <text:p>Prestamos - Suspender</text:p>
          </table:table-cell>
          <table:table-cell table:style-name="ce1" table:number-columns-repeated="2"/>
          <table:table-cell table:formula="of:=CONCATENATE(&quot;INSERT INTO sss_sistemas_ventanas VALUES('&quot;;[.A505];&quot;','&quot;;[.B505];&quot;','&quot;;[.C505];&quot;','&quot;;[.D505];&quot;');&quot;)" office:value-type="string" office:string-value="INSERT INTO sss_sistemas_ventanas VALUES('SNO','sigesp_sno_p_prestamosuspender.php                                              ','Prestamos - Suspender','');" calcext:value-type="string">
            <text:p>INSERT INTO sss_sistemas_ventanas VALUES('SNO','sigesp_sno_p_prestamosuspender.php <text:s text:c="45"/>','Prestamos - Suspender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registrarencargaduria.php <text:s text:c="41"/></text:p>
          </table:table-cell>
          <table:table-cell table:style-name="ce1" office:value-type="string" calcext:value-type="string">
            <text:p>Registrar Encargaduría</text:p>
          </table:table-cell>
          <table:table-cell table:style-name="ce1" table:number-columns-repeated="2"/>
          <table:table-cell table:formula="of:=CONCATENATE(&quot;INSERT INTO sss_sistemas_ventanas VALUES('&quot;;[.A506];&quot;','&quot;;[.B506];&quot;','&quot;;[.C506];&quot;','&quot;;[.D506];&quot;');&quot;)" office:value-type="string" office:string-value="INSERT INTO sss_sistemas_ventanas VALUES('SNO','sigesp_sno_p_registrarencargaduria.php                                          ','Registrar Encargaduría','');" calcext:value-type="string">
            <text:p>INSERT INTO sss_sistemas_ventanas VALUES('SNO','sigesp_sno_p_registrarencargaduria.php <text:s text:c="41"/>','Registrar Encargadurí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reversarencargaduria.php <text:s text:c="42"/></text:p>
          </table:table-cell>
          <table:table-cell table:style-name="ce1" office:value-type="string" calcext:value-type="string">
            <text:p>Reversar Encargaduría</text:p>
          </table:table-cell>
          <table:table-cell table:style-name="ce1" table:number-columns-repeated="2"/>
          <table:table-cell table:formula="of:=CONCATENATE(&quot;INSERT INTO sss_sistemas_ventanas VALUES('&quot;;[.A507];&quot;','&quot;;[.B507];&quot;','&quot;;[.C507];&quot;','&quot;;[.D507];&quot;');&quot;)" office:value-type="string" office:string-value="INSERT INTO sss_sistemas_ventanas VALUES('SNO','sigesp_sno_p_reversarencargaduria.php                                           ','Reversar Encargaduría','');" calcext:value-type="string">
            <text:p>INSERT INTO sss_sistemas_ventanas VALUES('SNO','sigesp_sno_p_reversarencargaduria.php <text:s text:c="42"/>','Reversar Encargadurí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reversarnomina.php <text:s text:c="48"/></text:p>
          </table:table-cell>
          <table:table-cell table:style-name="ce1" office:value-type="string" calcext:value-type="string">
            <text:p>Nómina - Reverso</text:p>
          </table:table-cell>
          <table:table-cell table:style-name="ce1" table:number-columns-repeated="2"/>
          <table:table-cell table:formula="of:=CONCATENATE(&quot;INSERT INTO sss_sistemas_ventanas VALUES('&quot;;[.A508];&quot;','&quot;;[.B508];&quot;','&quot;;[.C508];&quot;','&quot;;[.D508];&quot;');&quot;)" office:value-type="string" office:string-value="INSERT INTO sss_sistemas_ventanas VALUES('SNO','sigesp_sno_p_reversarnomina.php                                                 ','Nómina - Reverso','');" calcext:value-type="string">
            <text:p>INSERT INTO sss_sistemas_ventanas VALUES('SNO','sigesp_sno_p_reversarnomina.php <text:s text:c="48"/>','Nómina - Revers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transferirpersonal.php <text:s text:c="44"/></text:p>
          </table:table-cell>
          <table:table-cell table:style-name="ce1" office:value-type="string" calcext:value-type="string">
            <text:p>Transferencia de Personal</text:p>
          </table:table-cell>
          <table:table-cell/>
          <table:table-cell table:style-name="ce1"/>
          <table:table-cell table:formula="of:=CONCATENATE(&quot;INSERT INTO sss_sistemas_ventanas VALUES('&quot;;[.A509];&quot;','&quot;;[.B509];&quot;','&quot;;[.C509];&quot;','&quot;;[.D509];&quot;');&quot;)" office:value-type="string" office:string-value="INSERT INTO sss_sistemas_ventanas VALUES('SNO','sigesp_sno_p_transferirpersonal.php                                             ','Transferencia de Personal','');" calcext:value-type="string">
            <text:p>INSERT INTO sss_sistemas_ventanas VALUES('SNO','sigesp_sno_p_transferirpersonal.php <text:s text:c="44"/>','Transferencia de Pers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vacacionprogramar.php <text:s text:c="45"/></text:p>
          </table:table-cell>
          <table:table-cell table:style-name="ce1" office:value-type="string" calcext:value-type="string">
            <text:p>Programar Vacaciones</text:p>
          </table:table-cell>
          <table:table-cell/>
          <table:table-cell table:style-name="ce1"/>
          <table:table-cell table:formula="of:=CONCATENATE(&quot;INSERT INTO sss_sistemas_ventanas VALUES('&quot;;[.A510];&quot;','&quot;;[.B510];&quot;','&quot;;[.C510];&quot;','&quot;;[.D510];&quot;');&quot;)" office:value-type="string" office:string-value="INSERT INTO sss_sistemas_ventanas VALUES('SNO','sigesp_sno_p_vacacionprogramar.php                                              ','Programar Vacaciones','');" calcext:value-type="string">
            <text:p>INSERT INTO sss_sistemas_ventanas VALUES('SNO','sigesp_sno_p_vacacionprogramar.php <text:s text:c="45"/>','Programar Vacacion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p_vacacionvencida.php <text:s text:c="47"/></text:p>
          </table:table-cell>
          <table:table-cell table:style-name="ce1" office:value-type="string" calcext:value-type="string">
            <text:p>Generar Vacaciones Vencidas</text:p>
          </table:table-cell>
          <table:table-cell table:style-name="ce1" table:number-columns-repeated="2"/>
          <table:table-cell table:formula="of:=CONCATENATE(&quot;INSERT INTO sss_sistemas_ventanas VALUES('&quot;;[.A511];&quot;','&quot;;[.B511];&quot;','&quot;;[.C511];&quot;','&quot;;[.D511];&quot;');&quot;)" office:value-type="string" office:string-value="INSERT INTO sss_sistemas_ventanas VALUES('SNO','sigesp_sno_p_vacacionvencida.php                                                ','Generar Vacaciones Vencidas','');" calcext:value-type="string">
            <text:p>INSERT INTO sss_sistemas_ventanas VALUES('SNO','sigesp_sno_p_vacacionvencida.php <text:s text:c="47"/>','Generar Vacaciones Vencida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aportepatronal.php <text:s text:c="48"/></text:p>
          </table:table-cell>
          <table:table-cell table:style-name="ce1" office:value-type="string" calcext:value-type="string">
            <text:p>Aporte Patronal</text:p>
          </table:table-cell>
          <table:table-cell table:style-name="ce1" table:number-columns-repeated="2"/>
          <table:table-cell table:formula="of:=CONCATENATE(&quot;INSERT INTO sss_sistemas_ventanas VALUES('&quot;;[.A512];&quot;','&quot;;[.B512];&quot;','&quot;;[.C512];&quot;','&quot;;[.D512];&quot;');&quot;)" office:value-type="string" office:string-value="INSERT INTO sss_sistemas_ventanas VALUES('SNO','sigesp_sno_r_aportepatronal.php                                                 ','Aporte Patronal','');" calcext:value-type="string">
            <text:p>INSERT INTO sss_sistemas_ventanas VALUES('SNO','sigesp_sno_r_aportepatronal.php <text:s text:c="48"/>','Aporte Patr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asignacion_comp_ran.php <text:s text:c="43"/></text:p>
          </table:table-cell>
          <table:table-cell table:style-name="ce1" office:value-type="string" calcext:value-type="string">
            <text:p>Asignaciones por Componente y Rango Militar</text:p>
          </table:table-cell>
          <table:table-cell table:style-name="ce1" table:number-columns-repeated="2"/>
          <table:table-cell table:formula="of:=CONCATENATE(&quot;INSERT INTO sss_sistemas_ventanas VALUES('&quot;;[.A513];&quot;','&quot;;[.B513];&quot;','&quot;;[.C513];&quot;','&quot;;[.D513];&quot;');&quot;)" office:value-type="string" office:string-value="INSERT INTO sss_sistemas_ventanas VALUES('SNO','sigesp_sno_r_asignacion_comp_ran.php                                            ','Asignaciones por Componente y Rango Militar','');" calcext:value-type="string">
            <text:p>INSERT INTO sss_sistemas_ventanas VALUES('SNO','sigesp_sno_r_asignacion_comp_ran.php <text:s text:c="43"/>','Asignaciones por Componente y Rango Militar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contableaportes.php <text:s text:c="47"/></text:p>
          </table:table-cell>
          <table:table-cell table:style-name="ce1" office:value-type="string" calcext:value-type="string">
            <text:p>Contable de Aportes</text:p>
          </table:table-cell>
          <table:table-cell table:style-name="ce1" table:number-columns-repeated="2"/>
          <table:table-cell table:formula="of:=CONCATENATE(&quot;INSERT INTO sss_sistemas_ventanas VALUES('&quot;;[.A514];&quot;','&quot;;[.B514];&quot;','&quot;;[.C514];&quot;','&quot;;[.D514];&quot;');&quot;)" office:value-type="string" office:string-value="INSERT INTO sss_sistemas_ventanas VALUES('SNO','sigesp_sno_r_contableaportes.php                                                ','Contable de Aportes','');" calcext:value-type="string">
            <text:p>INSERT INTO sss_sistemas_ventanas VALUES('SNO','sigesp_sno_r_contableaportes.php <text:s text:c="47"/>','Contable de Aport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contableconceptos.php <text:s text:c="45"/></text:p>
          </table:table-cell>
          <table:table-cell table:style-name="ce1" office:value-type="string" calcext:value-type="string">
            <text:p>Contable de Conceptos</text:p>
          </table:table-cell>
          <table:table-cell table:style-name="ce1" table:number-columns-repeated="2"/>
          <table:table-cell table:formula="of:=CONCATENATE(&quot;INSERT INTO sss_sistemas_ventanas VALUES('&quot;;[.A515];&quot;','&quot;;[.B515];&quot;','&quot;;[.C515];&quot;','&quot;;[.D515];&quot;');&quot;)" office:value-type="string" office:string-value="INSERT INTO sss_sistemas_ventanas VALUES('SNO','sigesp_sno_r_contableconceptos.php                                              ','Contable de Conceptos','');" calcext:value-type="string">
            <text:p>INSERT INTO sss_sistemas_ventanas VALUES('SNO','sigesp_sno_r_contableconceptos.php <text:s text:c="45"/>','Contable de Concep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contableingresos.php <text:s text:c="46"/></text:p>
          </table:table-cell>
          <table:table-cell table:style-name="ce1" office:value-type="string" calcext:value-type="string">
            <text:p>Contable de Ingresos</text:p>
          </table:table-cell>
          <table:table-cell table:style-name="ce1" table:number-columns-repeated="2"/>
          <table:table-cell table:formula="of:=CONCATENATE(&quot;INSERT INTO sss_sistemas_ventanas VALUES('&quot;;[.A516];&quot;','&quot;;[.B516];&quot;','&quot;;[.C516];&quot;','&quot;;[.D516];&quot;');&quot;)" office:value-type="string" office:string-value="INSERT INTO sss_sistemas_ventanas VALUES('SNO','sigesp_sno_r_contableingresos.php                                               ','Contable de Ingresos','');" calcext:value-type="string">
            <text:p>INSERT INTO sss_sistemas_ventanas VALUES('SNO','sigesp_sno_r_contableingresos.php <text:s text:c="46"/>','Contable de Ingres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cuadreconceptoaporte.php <text:s text:c="42"/></text:p>
          </table:table-cell>
          <table:table-cell table:style-name="ce1" office:value-type="string" calcext:value-type="string">
            <text:p>Reporte - Cuadre de Conceptos y Aportes</text:p>
          </table:table-cell>
          <table:table-cell table:style-name="ce1" table:number-columns-repeated="2"/>
          <table:table-cell table:formula="of:=CONCATENATE(&quot;INSERT INTO sss_sistemas_ventanas VALUES('&quot;;[.A517];&quot;','&quot;;[.B517];&quot;','&quot;;[.C517];&quot;','&quot;;[.D517];&quot;');&quot;)" office:value-type="string" office:string-value="INSERT INTO sss_sistemas_ventanas VALUES('SNO','sigesp_sno_r_cuadreconceptoaporte.php                                           ','Reporte - Cuadre de Conceptos y Aportes','');" calcext:value-type="string">
            <text:p>INSERT INTO sss_sistemas_ventanas VALUES('SNO','sigesp_sno_r_cuadreconceptoaporte.php <text:s text:c="42"/>','Reporte - Cuadre de Conceptos y Aport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cuadre_netos_deduc.php <text:s text:c="44"/></text:p>
          </table:table-cell>
          <table:table-cell table:style-name="ce1" office:value-type="string" calcext:value-type="string">
            <text:p>Netos y Deducciones</text:p>
          </table:table-cell>
          <table:table-cell table:style-name="ce1" table:number-columns-repeated="2"/>
          <table:table-cell table:formula="of:=CONCATENATE(&quot;INSERT INTO sss_sistemas_ventanas VALUES('&quot;;[.A518];&quot;','&quot;;[.B518];&quot;','&quot;;[.C518];&quot;','&quot;;[.D518];&quot;');&quot;)" office:value-type="string" office:string-value="INSERT INTO sss_sistemas_ventanas VALUES('SNO','sigesp_sno_r_cuadre_netos_deduc.php                                             ','Netos y Deducciones','');" calcext:value-type="string">
            <text:p>INSERT INTO sss_sistemas_ventanas VALUES('SNO','sigesp_sno_r_cuadre_netos_deduc.php <text:s text:c="44"/>','Netos y Deduccion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cuadrenomina.php <text:s text:c="50"/></text:p>
          </table:table-cell>
          <table:table-cell table:style-name="ce1" office:value-type="string" calcext:value-type="string">
            <text:p>Cuadre de Nómina</text:p>
          </table:table-cell>
          <table:table-cell table:style-name="ce1" table:number-columns-repeated="2"/>
          <table:table-cell table:formula="of:=CONCATENATE(&quot;INSERT INTO sss_sistemas_ventanas VALUES('&quot;;[.A519];&quot;','&quot;;[.B519];&quot;','&quot;;[.C519];&quot;','&quot;;[.D519];&quot;');&quot;)" office:value-type="string" office:string-value="INSERT INTO sss_sistemas_ventanas VALUES('SNO','sigesp_sno_r_cuadrenomina.php                                                   ','Cuadre de Nómina','');" calcext:value-type="string">
            <text:p>INSERT INTO sss_sistemas_ventanas VALUES('SNO','sigesp_sno_r_cuadrenomina.php <text:s text:c="50"/>','Cuadre de Nómi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detalleprestamo.php <text:s text:c="47"/></text:p>
          </table:table-cell>
          <table:table-cell table:style-name="ce1" office:value-type="string" calcext:value-type="string">
            <text:p>Detalle de Prestamo</text:p>
          </table:table-cell>
          <table:table-cell table:style-name="ce1" table:number-columns-repeated="2"/>
          <table:table-cell table:formula="of:=CONCATENATE(&quot;INSERT INTO sss_sistemas_ventanas VALUES('&quot;;[.A520];&quot;','&quot;;[.B520];&quot;','&quot;;[.C520];&quot;','&quot;;[.D520];&quot;');&quot;)" office:value-type="string" office:string-value="INSERT INTO sss_sistemas_ventanas VALUES('SNO','sigesp_sno_r_detalleprestamo.php                                                ','Detalle de Prestamo','');" calcext:value-type="string">
            <text:p>INSERT INTO sss_sistemas_ventanas VALUES('SNO','sigesp_sno_r_detalleprestamo.php <text:s text:c="47"/>','Detalle de Prestam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disponibilidad.php <text:s text:c="48"/></text:p>
          </table:table-cell>
          <table:table-cell table:style-name="ce1" office:value-type="string" calcext:value-type="string">
            <text:p>Disponibilidad Financiera</text:p>
          </table:table-cell>
          <table:table-cell table:style-name="ce1" table:number-columns-repeated="2"/>
          <table:table-cell table:formula="of:=CONCATENATE(&quot;INSERT INTO sss_sistemas_ventanas VALUES('&quot;;[.A521];&quot;','&quot;;[.B521];&quot;','&quot;;[.C521];&quot;','&quot;;[.D521];&quot;');&quot;)" office:value-type="string" office:string-value="INSERT INTO sss_sistemas_ventanas VALUES('SNO','sigesp_sno_r_disponibilidad.php                                                 ','Disponibilidad Financiera','');" calcext:value-type="string">
            <text:p>INSERT INTO sss_sistemas_ventanas VALUES('SNO','sigesp_sno_r_disponibilidad.php <text:s text:c="48"/>','Disponibilidad Financier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aportepatronal.php <text:s text:c="47"/></text:p>
          </table:table-cell>
          <table:table-cell table:style-name="ce1" office:value-type="string" calcext:value-type="string">
            <text:p>Aporte Patronal</text:p>
          </table:table-cell>
          <table:table-cell table:style-name="ce1" table:number-columns-repeated="2"/>
          <table:table-cell table:formula="of:=CONCATENATE(&quot;INSERT INTO sss_sistemas_ventanas VALUES('&quot;;[.A522];&quot;','&quot;;[.B522];&quot;','&quot;;[.C522];&quot;','&quot;;[.D522];&quot;');&quot;)" office:value-type="string" office:string-value="INSERT INTO sss_sistemas_ventanas VALUES('SNO','sigesp_sno_r_haportepatronal.php                                                ','Aporte Patronal','');" calcext:value-type="string">
            <text:p>INSERT INTO sss_sistemas_ventanas VALUES('SNO','sigesp_sno_r_haportepatronal.php <text:s text:c="47"/>','Aporte Patr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contableaportes.php <text:s text:c="46"/></text:p>
          </table:table-cell>
          <table:table-cell table:style-name="ce1" office:value-type="string" calcext:value-type="string">
            <text:p>Contable de Aportes</text:p>
          </table:table-cell>
          <table:table-cell table:style-name="ce1" table:number-columns-repeated="2"/>
          <table:table-cell table:formula="of:=CONCATENATE(&quot;INSERT INTO sss_sistemas_ventanas VALUES('&quot;;[.A523];&quot;','&quot;;[.B523];&quot;','&quot;;[.C523];&quot;','&quot;;[.D523];&quot;');&quot;)" office:value-type="string" office:string-value="INSERT INTO sss_sistemas_ventanas VALUES('SNO','sigesp_sno_r_hcontableaportes.php                                               ','Contable de Aportes','');" calcext:value-type="string">
            <text:p>INSERT INTO sss_sistemas_ventanas VALUES('SNO','sigesp_sno_r_hcontableaportes.php <text:s text:c="46"/>','Contable de Aport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contableconceptos.php <text:s text:c="44"/></text:p>
          </table:table-cell>
          <table:table-cell table:style-name="ce1" office:value-type="string" calcext:value-type="string">
            <text:p>Contable de Conceptos</text:p>
          </table:table-cell>
          <table:table-cell table:style-name="ce1" table:number-columns-repeated="2"/>
          <table:table-cell table:formula="of:=CONCATENATE(&quot;INSERT INTO sss_sistemas_ventanas VALUES('&quot;;[.A524];&quot;','&quot;;[.B524];&quot;','&quot;;[.C524];&quot;','&quot;;[.D524];&quot;');&quot;)" office:value-type="string" office:string-value="INSERT INTO sss_sistemas_ventanas VALUES('SNO','sigesp_sno_r_hcontableconceptos.php                                             ','Contable de Conceptos','');" calcext:value-type="string">
            <text:p>INSERT INTO sss_sistemas_ventanas VALUES('SNO','sigesp_sno_r_hcontableconceptos.php <text:s text:c="44"/>','Contable de Concep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contableingresos.php <text:s text:c="45"/></text:p>
          </table:table-cell>
          <table:table-cell table:style-name="ce1" office:value-type="string" calcext:value-type="string">
            <text:p>Contable de Ingresos</text:p>
          </table:table-cell>
          <table:table-cell table:style-name="ce1" table:number-columns-repeated="2"/>
          <table:table-cell table:formula="of:=CONCATENATE(&quot;INSERT INTO sss_sistemas_ventanas VALUES('&quot;;[.A525];&quot;','&quot;;[.B525];&quot;','&quot;;[.C525];&quot;','&quot;;[.D525];&quot;');&quot;)" office:value-type="string" office:string-value="INSERT INTO sss_sistemas_ventanas VALUES('SNO','sigesp_sno_r_hcontableingresos.php                                              ','Contable de Ingresos','');" calcext:value-type="string">
            <text:p>INSERT INTO sss_sistemas_ventanas VALUES('SNO','sigesp_sno_r_hcontableingresos.php <text:s text:c="45"/>','Contable de Ingres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cuadrenomina.php <text:s text:c="49"/></text:p>
          </table:table-cell>
          <table:table-cell table:style-name="ce1" office:value-type="string" calcext:value-type="string">
            <text:p>Cuadre de Nómina</text:p>
          </table:table-cell>
          <table:table-cell table:style-name="ce1" table:number-columns-repeated="2"/>
          <table:table-cell table:formula="of:=CONCATENATE(&quot;INSERT INTO sss_sistemas_ventanas VALUES('&quot;;[.A526];&quot;','&quot;;[.B526];&quot;','&quot;;[.C526];&quot;','&quot;;[.D526];&quot;');&quot;)" office:value-type="string" office:string-value="INSERT INTO sss_sistemas_ventanas VALUES('SNO','sigesp_sno_r_hcuadrenomina.php                                                  ','Cuadre de Nómina','');" calcext:value-type="string">
            <text:p>INSERT INTO sss_sistemas_ventanas VALUES('SNO','sigesp_sno_r_hcuadrenomina.php <text:s text:c="49"/>','Cuadre de Nómi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detalleprestamo.php <text:s text:c="46"/></text:p>
          </table:table-cell>
          <table:table-cell table:style-name="ce1" office:value-type="string" calcext:value-type="string">
            <text:p>Histórico - Detalle de Prestamo</text:p>
          </table:table-cell>
          <table:table-cell table:style-name="ce1" table:number-columns-repeated="2"/>
          <table:table-cell table:formula="of:=CONCATENATE(&quot;INSERT INTO sss_sistemas_ventanas VALUES('&quot;;[.A527];&quot;','&quot;;[.B527];&quot;','&quot;;[.C527];&quot;','&quot;;[.D527];&quot;');&quot;)" office:value-type="string" office:string-value="INSERT INTO sss_sistemas_ventanas VALUES('SNO','sigesp_sno_r_hdetalleprestamo.php                                               ','Histórico - Detalle de Prestamo','');" calcext:value-type="string">
            <text:p>INSERT INTO sss_sistemas_ventanas VALUES('SNO','sigesp_sno_r_hdetalleprestamo.php <text:s text:c="46"/>','Histórico - Detalle de Prestam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asignacioncargo.php <text:s text:c="39"/></text:p>
          </table:table-cell>
          <table:table-cell table:style-name="ce1" office:value-type="string" calcext:value-type="string">
            <text:p>Listado de Disponibilidad de <text:s/>Asignación de Cargo</text:p>
          </table:table-cell>
          <table:table-cell table:style-name="ce1" table:number-columns-repeated="2"/>
          <table:table-cell table:formula="of:=CONCATENATE(&quot;INSERT INTO sss_sistemas_ventanas VALUES('&quot;;[.A528];&quot;','&quot;;[.B528];&quot;','&quot;;[.C528];&quot;','&quot;;[.D528];&quot;');&quot;)" office:value-type="string" office:string-value="INSERT INTO sss_sistemas_ventanas VALUES('SNO','sigesp_sno_r_hlistadoasignacioncargo.php                                        ','Listado de Disponibilidad de  Asignación de Cargo','');" calcext:value-type="string">
            <text:p>INSERT INTO sss_sistemas_ventanas VALUES('SNO','sigesp_sno_r_hlistadoasignacioncargo.php <text:s text:c="39"/>','Listado de Disponibilidad de <text:s/>Asignación de Carg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banco.php <text:s text:c="49"/></text:p>
          </table:table-cell>
          <table:table-cell table:style-name="ce1" office:value-type="string" calcext:value-type="string">
            <text:p>Listado al Banco</text:p>
          </table:table-cell>
          <table:table-cell table:style-name="ce1" table:number-columns-repeated="2"/>
          <table:table-cell table:formula="of:=CONCATENATE(&quot;INSERT INTO sss_sistemas_ventanas VALUES('&quot;;[.A529];&quot;','&quot;;[.B529];&quot;','&quot;;[.C529];&quot;','&quot;;[.D529];&quot;');&quot;)" office:value-type="string" office:string-value="INSERT INTO sss_sistemas_ventanas VALUES('SNO','sigesp_sno_r_hlistadobanco.php                                                  ','Listado al Banco','');" calcext:value-type="string">
            <text:p>INSERT INTO sss_sistemas_ventanas VALUES('SNO','sigesp_sno_r_hlistadobanco.php <text:s text:c="49"/>','Listado al Banc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concepto_personal_militar.php <text:s text:c="29"/></text:p>
          </table:table-cell>
          <table:table-cell table:style-name="ce1" office:value-type="string" calcext:value-type="string">
            <text:p>Listado de Conceptos Personal Militar</text:p>
          </table:table-cell>
          <table:table-cell table:style-name="ce1" table:number-columns-repeated="2"/>
          <table:table-cell table:formula="of:=CONCATENATE(&quot;INSERT INTO sss_sistemas_ventanas VALUES('&quot;;[.A530];&quot;','&quot;;[.B530];&quot;','&quot;;[.C530];&quot;','&quot;;[.D530];&quot;');&quot;)" office:value-type="string" office:string-value="INSERT INTO sss_sistemas_ventanas VALUES('SNO','sigesp_sno_r_hlistadoconcepto_personal_militar.php                              ','Listado de Conceptos Personal Militar','');" calcext:value-type="string">
            <text:p>INSERT INTO sss_sistemas_ventanas VALUES('SNO','sigesp_sno_r_hlistadoconcepto_personal_militar.php <text:s text:c="29"/>','Listado de Conceptos Personal Militar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concepto.php <text:s text:c="46"/></text:p>
          </table:table-cell>
          <table:table-cell table:style-name="ce1" office:value-type="string" calcext:value-type="string">
            <text:p>Listado de Conceptos</text:p>
          </table:table-cell>
          <table:table-cell table:style-name="ce1" table:number-columns-repeated="2"/>
          <table:table-cell table:formula="of:=CONCATENATE(&quot;INSERT INTO sss_sistemas_ventanas VALUES('&quot;;[.A531];&quot;','&quot;;[.B531];&quot;','&quot;;[.C531];&quot;','&quot;;[.D531];&quot;');&quot;)" office:value-type="string" office:string-value="INSERT INTO sss_sistemas_ventanas VALUES('SNO','sigesp_sno_r_hlistadoconcepto.php                                               ','Listado de Conceptos','');" calcext:value-type="string">
            <text:p>INSERT INTO sss_sistemas_ventanas VALUES('SNO','sigesp_sno_r_hlistadoconcepto.php <text:s text:c="46"/>','Listado de Concep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firmas.php <text:s text:c="48"/></text:p>
          </table:table-cell>
          <table:table-cell table:style-name="ce1" office:value-type="string" calcext:value-type="string">
            <text:p>Históricos - Listado de Firmas</text:p>
          </table:table-cell>
          <table:table-cell table:style-name="ce1" table:number-columns-repeated="2"/>
          <table:table-cell table:formula="of:=CONCATENATE(&quot;INSERT INTO sss_sistemas_ventanas VALUES('&quot;;[.A532];&quot;','&quot;;[.B532];&quot;','&quot;;[.C532];&quot;','&quot;;[.D532];&quot;');&quot;)" office:value-type="string" office:string-value="INSERT INTO sss_sistemas_ventanas VALUES('SNO','sigesp_sno_r_hlistadofirmas.php                                                 ','Históricos - Listado de Firmas','');" calcext:value-type="string">
            <text:p>INSERT INTO sss_sistemas_ventanas VALUES('SNO','sigesp_sno_r_hlistadofirmas.php <text:s text:c="48"/>','Históricos - Listado de Firma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hojatiempo.php <text:s text:c="44"/></text:p>
          </table:table-cell>
          <table:table-cell table:style-name="ce1" office:value-type="string" calcext:value-type="string">
            <text:p>Listado de Hoja de tiempo</text:p>
          </table:table-cell>
          <table:table-cell table:style-name="ce1" table:number-columns-repeated="2"/>
          <table:table-cell table:formula="of:=CONCATENATE(&quot;INSERT INTO sss_sistemas_ventanas VALUES('&quot;;[.A533];&quot;','&quot;;[.B533];&quot;','&quot;;[.C533];&quot;','&quot;;[.D533];&quot;');&quot;)" office:value-type="string" office:string-value="INSERT INTO sss_sistemas_ventanas VALUES('SNO','sigesp_sno_r_hlistadohojatiempo.php                                             ','Listado de Hoja de tiempo','');" calcext:value-type="string">
            <text:p>INSERT INTO sss_sistemas_ventanas VALUES('SNO','sigesp_sno_r_hlistadohojatiempo.php <text:s text:c="44"/>','Listado de Hoja de tiemp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personalcheque.php <text:s text:c="40"/></text:p>
          </table:table-cell>
          <table:table-cell table:style-name="ce1" office:value-type="string" calcext:value-type="string">
            <text:p>Listado de Personal Cheque</text:p>
          </table:table-cell>
          <table:table-cell table:style-name="ce1" table:number-columns-repeated="2"/>
          <table:table-cell table:formula="of:=CONCATENATE(&quot;INSERT INTO sss_sistemas_ventanas VALUES('&quot;;[.A534];&quot;','&quot;;[.B534];&quot;','&quot;;[.C534];&quot;','&quot;;[.D534];&quot;');&quot;)" office:value-type="string" office:string-value="INSERT INTO sss_sistemas_ventanas VALUES('SNO','sigesp_sno_r_hlistadopersonalcheque.php                                         ','Listado de Personal Cheque','');" calcext:value-type="string">
            <text:p>INSERT INTO sss_sistemas_ventanas VALUES('SNO','sigesp_sno_r_hlistadopersonalcheque.php <text:s text:c="40"/>','Listado de Personal Cheque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prestamo.php <text:s text:c="46"/></text:p>
          </table:table-cell>
          <table:table-cell table:style-name="ce1" office:value-type="string" calcext:value-type="string">
            <text:p>Histórico - Listado de Prestamo</text:p>
          </table:table-cell>
          <table:table-cell table:style-name="ce1" table:number-columns-repeated="2"/>
          <table:table-cell table:formula="of:=CONCATENATE(&quot;INSERT INTO sss_sistemas_ventanas VALUES('&quot;;[.A535];&quot;','&quot;;[.B535];&quot;','&quot;;[.C535];&quot;','&quot;;[.D535];&quot;');&quot;)" office:value-type="string" office:string-value="INSERT INTO sss_sistemas_ventanas VALUES('SNO','sigesp_sno_r_hlistadoprestamo.php                                               ','Histórico - Listado de Prestamo','');" calcext:value-type="string">
            <text:p>INSERT INTO sss_sistemas_ventanas VALUES('SNO','sigesp_sno_r_hlistadoprestamo.php <text:s text:c="46"/>','Histórico - Listado de Prestam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proyectospersonal.php <text:s text:c="37"/></text:p>
          </table:table-cell>
          <table:table-cell table:style-name="ce1" office:value-type="string" calcext:value-type="string">
            <text:p>Listado de Proyectos por Personal</text:p>
          </table:table-cell>
          <table:table-cell table:style-name="ce1" table:number-columns-repeated="2"/>
          <table:table-cell table:formula="of:=CONCATENATE(&quot;INSERT INTO sss_sistemas_ventanas VALUES('&quot;;[.A536];&quot;','&quot;;[.B536];&quot;','&quot;;[.C536];&quot;','&quot;;[.D536];&quot;');&quot;)" office:value-type="string" office:string-value="INSERT INTO sss_sistemas_ventanas VALUES('SNO','sigesp_sno_r_hlistadoproyectospersonal.php                                      ','Listado de Proyectos por Personal','');" calcext:value-type="string">
            <text:p>INSERT INTO sss_sistemas_ventanas VALUES('SNO','sigesp_sno_r_hlistadoproyectospersonal.php <text:s text:c="37"/>','Listado de Proyectos por Pers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listadoproyectos.php <text:s text:c="45"/></text:p>
          </table:table-cell>
          <table:table-cell table:style-name="ce1" office:value-type="string" calcext:value-type="string">
            <text:p>Listado de Proyectos</text:p>
          </table:table-cell>
          <table:table-cell table:style-name="ce1" table:number-columns-repeated="2"/>
          <table:table-cell table:formula="of:=CONCATENATE(&quot;INSERT INTO sss_sistemas_ventanas VALUES('&quot;;[.A537];&quot;','&quot;;[.B537];&quot;','&quot;;[.C537];&quot;','&quot;;[.D537];&quot;');&quot;)" office:value-type="string" office:string-value="INSERT INTO sss_sistemas_ventanas VALUES('SNO','sigesp_sno_r_hlistadoproyectos.php                                              ','Listado de Proyectos','');" calcext:value-type="string">
            <text:p>INSERT INTO sss_sistemas_ventanas VALUES('SNO','sigesp_sno_r_hlistadoproyectos.php <text:s text:c="45"/>','Listado de Proyec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monejepensionado.php <text:s text:c="45"/></text:p>
          </table:table-cell>
          <table:table-cell table:style-name="ce1" office:value-type="string" calcext:value-type="string">
            <text:p>Monto Ejecutado Pensionados, Jubilados y sobrevivientes</text:p>
          </table:table-cell>
          <table:table-cell table:style-name="ce1" table:number-columns-repeated="2"/>
          <table:table-cell table:formula="of:=CONCATENATE(&quot;INSERT INTO sss_sistemas_ventanas VALUES('&quot;;[.A538];&quot;','&quot;;[.B538];&quot;','&quot;;[.C538];&quot;','&quot;;[.D538];&quot;');&quot;)" office:value-type="string" office:string-value="INSERT INTO sss_sistemas_ventanas VALUES('SNO','sigesp_sno_r_hmonejepensionado.php                                              ','Monto Ejecutado Pensionados, Jubilados y sobrevivientes','');" calcext:value-type="string">
            <text:p>INSERT INTO sss_sistemas_ventanas VALUES('SNO','sigesp_sno_r_hmonejepensionado.php <text:s text:c="45"/>','Monto Ejecutado Pensionados, Jubilados y sobrevivient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monejetipocargo.php <text:s text:c="46"/></text:p>
          </table:table-cell>
          <table:table-cell table:style-name="ce1" office:value-type="string" calcext:value-type="string">
            <text:p>Monto Ejecutado por Tipo de Cargos</text:p>
          </table:table-cell>
          <table:table-cell table:style-name="ce1" table:number-columns-repeated="2"/>
          <table:table-cell table:formula="of:=CONCATENATE(&quot;INSERT INTO sss_sistemas_ventanas VALUES('&quot;;[.A539];&quot;','&quot;;[.B539];&quot;','&quot;;[.C539];&quot;','&quot;;[.D539];&quot;');&quot;)" office:value-type="string" office:string-value="INSERT INTO sss_sistemas_ventanas VALUES('SNO','sigesp_sno_r_hmonejetipocargo.php                                               ','Monto Ejecutado por Tipo de Cargos','');" calcext:value-type="string">
            <text:p>INSERT INTO sss_sistemas_ventanas VALUES('SNO','sigesp_sno_r_hmonejetipocargo.php <text:s text:c="46"/>','Monto Ejecutado por Tipo de Carg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pagonomina.php <text:s text:c="51"/></text:p>
          </table:table-cell>
          <table:table-cell table:style-name="ce1" office:value-type="string" calcext:value-type="string">
            <text:p>Pago Nómina</text:p>
          </table:table-cell>
          <table:table-cell table:style-name="ce1" table:number-columns-repeated="2"/>
          <table:table-cell table:formula="of:=CONCATENATE(&quot;INSERT INTO sss_sistemas_ventanas VALUES('&quot;;[.A540];&quot;','&quot;;[.B540];&quot;','&quot;;[.C540];&quot;','&quot;;[.D540];&quot;');&quot;)" office:value-type="string" office:string-value="INSERT INTO sss_sistemas_ventanas VALUES('SNO','sigesp_sno_r_hpagonomina.php                                                    ','Pago Nómina','');" calcext:value-type="string">
            <text:p>INSERT INTO sss_sistemas_ventanas VALUES('SNO','sigesp_sno_r_hpagonomina.php <text:s text:c="51"/>','Pago Nómi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pagonominaunidadadmin.php <text:s text:c="40"/></text:p>
          </table:table-cell>
          <table:table-cell table:style-name="ce1" office:value-type="string" calcext:value-type="string">
            <text:p>Pago Nómina por Unidad Administrativa</text:p>
          </table:table-cell>
          <table:table-cell table:style-name="ce1" table:number-columns-repeated="2"/>
          <table:table-cell table:formula="of:=CONCATENATE(&quot;INSERT INTO sss_sistemas_ventanas VALUES('&quot;;[.A541];&quot;','&quot;;[.B541];&quot;','&quot;;[.C541];&quot;','&quot;;[.D541];&quot;');&quot;)" office:value-type="string" office:string-value="INSERT INTO sss_sistemas_ventanas VALUES('SNO','sigesp_sno_r_hpagonominaunidadadmin.php                                         ','Pago Nómina por Unidad Administrativa','');" calcext:value-type="string">
            <text:p>INSERT INTO sss_sistemas_ventanas VALUES('SNO','sigesp_sno_r_hpagonominaunidadadmin.php <text:s text:c="40"/>','Pago Nómina por Unidad Administrativ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prenomina.php <text:s text:c="52"/></text:p>
          </table:table-cell>
          <table:table-cell table:style-name="ce1" office:value-type="string" calcext:value-type="string">
            <text:p>Prenómina</text:p>
          </table:table-cell>
          <table:table-cell table:style-name="ce1" table:number-columns-repeated="2"/>
          <table:table-cell table:formula="of:=CONCATENATE(&quot;INSERT INTO sss_sistemas_ventanas VALUES('&quot;;[.A542];&quot;','&quot;;[.B542];&quot;','&quot;;[.C542];&quot;','&quot;;[.D542];&quot;');&quot;)" office:value-type="string" office:string-value="INSERT INTO sss_sistemas_ventanas VALUES('SNO','sigesp_sno_r_hprenomina.php                                                     ','Prenómina','');" calcext:value-type="string">
            <text:p>INSERT INTO sss_sistemas_ventanas VALUES('SNO','sigesp_sno_r_hprenomina.php <text:s text:c="52"/>','Prenómi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programacionvacaciones.php <text:s text:c="39"/></text:p>
          </table:table-cell>
          <table:table-cell table:style-name="ce1" office:value-type="string" calcext:value-type="string">
            <text:p>Reporte Histórico - Programación de Vacaciones</text:p>
          </table:table-cell>
          <table:table-cell table:style-name="ce1" table:number-columns-repeated="2"/>
          <table:table-cell table:formula="of:=CONCATENATE(&quot;INSERT INTO sss_sistemas_ventanas VALUES('&quot;;[.A543];&quot;','&quot;;[.B543];&quot;','&quot;;[.C543];&quot;','&quot;;[.D543];&quot;');&quot;)" office:value-type="string" office:string-value="INSERT INTO sss_sistemas_ventanas VALUES('SNO','sigesp_sno_r_hprogramacionvacaciones.php                                        ','Reporte Histórico - Programación de Vacaciones','');" calcext:value-type="string">
            <text:p>INSERT INTO sss_sistemas_ventanas VALUES('SNO','sigesp_sno_r_hprogramacionvacaciones.php <text:s text:c="39"/>','Reporte Histórico - Programación de Vacacion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recibopago_beneficiario.php <text:s text:c="38"/></text:p>
          </table:table-cell>
          <table:table-cell table:style-name="ce1" office:value-type="string" calcext:value-type="string">
            <text:p>Reporte Historico - Recibo de Pago de beneficiario</text:p>
          </table:table-cell>
          <table:table-cell table:style-name="ce1" table:number-columns-repeated="2"/>
          <table:table-cell table:formula="of:=CONCATENATE(&quot;INSERT INTO sss_sistemas_ventanas VALUES('&quot;;[.A544];&quot;','&quot;;[.B544];&quot;','&quot;;[.C544];&quot;','&quot;;[.D544];&quot;');&quot;)" office:value-type="string" office:string-value="INSERT INTO sss_sistemas_ventanas VALUES('SNO','sigesp_sno_r_hrecibopago_beneficiario.php                                       ','Reporte Historico - Recibo de Pago de beneficiario','');" calcext:value-type="string">
            <text:p>INSERT INTO sss_sistemas_ventanas VALUES('SNO','sigesp_sno_r_hrecibopago_beneficiario.php <text:s text:c="38"/>','Reporte Historico - Recibo de Pago de beneficiari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recibopago.php <text:s text:c="51"/></text:p>
          </table:table-cell>
          <table:table-cell table:style-name="ce1" office:value-type="string" calcext:value-type="string">
            <text:p>Recibo de Pago</text:p>
          </table:table-cell>
          <table:table-cell table:style-name="ce1" table:number-columns-repeated="2"/>
          <table:table-cell table:formula="of:=CONCATENATE(&quot;INSERT INTO sss_sistemas_ventanas VALUES('&quot;;[.A545];&quot;','&quot;;[.B545];&quot;','&quot;;[.C545];&quot;','&quot;;[.D545];&quot;');&quot;)" office:value-type="string" office:string-value="INSERT INTO sss_sistemas_ventanas VALUES('SNO','sigesp_sno_r_hrecibopago.php                                                    ','Recibo de Pago','');" calcext:value-type="string">
            <text:p>INSERT INTO sss_sistemas_ventanas VALUES('SNO','sigesp_sno_r_hrecibopago.php <text:s text:c="51"/>','Recibo de Pag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relacionvacaciones.php <text:s text:c="43"/></text:p>
          </table:table-cell>
          <table:table-cell table:style-name="ce1" office:value-type="string" calcext:value-type="string">
            <text:p>Relación de Vacaciones</text:p>
          </table:table-cell>
          <table:table-cell table:style-name="ce1" table:number-columns-repeated="2"/>
          <table:table-cell table:formula="of:=CONCATENATE(&quot;INSERT INTO sss_sistemas_ventanas VALUES('&quot;;[.A546];&quot;','&quot;;[.B546];&quot;','&quot;;[.C546];&quot;','&quot;;[.D546];&quot;');&quot;)" office:value-type="string" office:string-value="INSERT INTO sss_sistemas_ventanas VALUES('SNO','sigesp_sno_r_hrelacionvacaciones.php                                            ','Relación de Vacaciones','');" calcext:value-type="string">
            <text:p>INSERT INTO sss_sistemas_ventanas VALUES('SNO','sigesp_sno_r_hrelacionvacaciones.php <text:s text:c="43"/>','Relación de Vacacion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resumenconcepto.php <text:s text:c="46"/></text:p>
          </table:table-cell>
          <table:table-cell table:style-name="ce1" office:value-type="string" calcext:value-type="string">
            <text:p>Conceptos</text:p>
          </table:table-cell>
          <table:table-cell table:style-name="ce1" table:number-columns-repeated="2"/>
          <table:table-cell table:formula="of:=CONCATENATE(&quot;INSERT INTO sss_sistemas_ventanas VALUES('&quot;;[.A547];&quot;','&quot;;[.B547];&quot;','&quot;;[.C547];&quot;','&quot;;[.D547];&quot;');&quot;)" office:value-type="string" office:string-value="INSERT INTO sss_sistemas_ventanas VALUES('SNO','sigesp_sno_r_hresumenconcepto.php                                               ','Conceptos','');" calcext:value-type="string">
            <text:p>INSERT INTO sss_sistemas_ventanas VALUES('SNO','sigesp_sno_r_hresumenconcepto.php <text:s text:c="46"/>','Concep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hresumenconceptounidad.php <text:s text:c="40"/></text:p>
          </table:table-cell>
          <table:table-cell table:style-name="ce1" office:value-type="string" calcext:value-type="string">
            <text:p>Conceptos x Unidad</text:p>
          </table:table-cell>
          <table:table-cell table:style-name="ce1" table:number-columns-repeated="2"/>
          <table:table-cell table:formula="of:=CONCATENATE(&quot;INSERT INTO sss_sistemas_ventanas VALUES('&quot;;[.A548];&quot;','&quot;;[.B548];&quot;','&quot;;[.C548];&quot;','&quot;;[.D548];&quot;');&quot;)" office:value-type="string" office:string-value="INSERT INTO sss_sistemas_ventanas VALUES('SNO','sigesp_sno_r_hresumenconceptounidad.php                                         ','Conceptos x Unidad','');" calcext:value-type="string">
            <text:p>INSERT INTO sss_sistemas_ventanas VALUES('SNO','sigesp_sno_r_hresumenconceptounidad.php <text:s text:c="40"/>','Conceptos x Unidad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asignacioncargo.php <text:s text:c="40"/></text:p>
          </table:table-cell>
          <table:table-cell table:style-name="ce1" office:value-type="string" calcext:value-type="string">
            <text:p>Listado de Disponibilidad de Asignación de Cargo</text:p>
          </table:table-cell>
          <table:table-cell table:style-name="ce1" table:number-columns-repeated="2"/>
          <table:table-cell table:formula="of:=CONCATENATE(&quot;INSERT INTO sss_sistemas_ventanas VALUES('&quot;;[.A549];&quot;','&quot;;[.B549];&quot;','&quot;;[.C549];&quot;','&quot;;[.D549];&quot;');&quot;)" office:value-type="string" office:string-value="INSERT INTO sss_sistemas_ventanas VALUES('SNO','sigesp_sno_r_listadoasignacioncargo.php                                         ','Listado de Disponibilidad de Asignación de Cargo','');" calcext:value-type="string">
            <text:p>INSERT INTO sss_sistemas_ventanas VALUES('SNO','sigesp_sno_r_listadoasignacioncargo.php <text:s text:c="40"/>','Listado de Disponibilidad de Asignación de Carg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banco.php <text:s text:c="50"/></text:p>
          </table:table-cell>
          <table:table-cell table:style-name="ce1" office:value-type="string" calcext:value-type="string">
            <text:p>Listado al Banco</text:p>
          </table:table-cell>
          <table:table-cell table:style-name="ce1" table:number-columns-repeated="2"/>
          <table:table-cell table:formula="of:=CONCATENATE(&quot;INSERT INTO sss_sistemas_ventanas VALUES('&quot;;[.A550];&quot;','&quot;;[.B550];&quot;','&quot;;[.C550];&quot;','&quot;;[.D550];&quot;');&quot;)" office:value-type="string" office:string-value="INSERT INTO sss_sistemas_ventanas VALUES('SNO','sigesp_sno_r_listadobanco.php                                                   ','Listado al Banco','');" calcext:value-type="string">
            <text:p>INSERT INTO sss_sistemas_ventanas VALUES('SNO','sigesp_sno_r_listadobanco.php <text:s text:c="50"/>','Listado al Banc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beneficiario.php <text:s text:c="43"/></text:p>
          </table:table-cell>
          <table:table-cell table:style-name="ce1" office:value-type="string" calcext:value-type="string">
            <text:p>Listado de Beneficiarios</text:p>
          </table:table-cell>
          <table:table-cell table:style-name="ce1" table:number-columns-repeated="2"/>
          <table:table-cell table:formula="of:=CONCATENATE(&quot;INSERT INTO sss_sistemas_ventanas VALUES('&quot;;[.A551];&quot;','&quot;;[.B551];&quot;','&quot;;[.C551];&quot;','&quot;;[.D551];&quot;');&quot;)" office:value-type="string" office:string-value="INSERT INTO sss_sistemas_ventanas VALUES('SNO','sigesp_sno_r_listadobeneficiario.php                                            ','Listado de Beneficiarios','');" calcext:value-type="string">
            <text:p>INSERT INTO sss_sistemas_ventanas VALUES('SNO','sigesp_sno_r_listadobeneficiario.php <text:s text:c="43"/>','Listado de Beneficiari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concepto_detallado.php <text:s text:c="37"/></text:p>
          </table:table-cell>
          <table:table-cell table:style-name="ce1" office:value-type="string" calcext:value-type="string">
            <text:p>Listado de Conceptos Detallados</text:p>
          </table:table-cell>
          <table:table-cell table:style-name="ce1" table:number-columns-repeated="2"/>
          <table:table-cell table:formula="of:=CONCATENATE(&quot;INSERT INTO sss_sistemas_ventanas VALUES('&quot;;[.A552];&quot;','&quot;;[.B552];&quot;','&quot;;[.C552];&quot;','&quot;;[.D552];&quot;');&quot;)" office:value-type="string" office:string-value="INSERT INTO sss_sistemas_ventanas VALUES('SNO','sigesp_sno_r_listadoconcepto_detallado.php                                      ','Listado de Conceptos Detallados','');" calcext:value-type="string">
            <text:p>INSERT INTO sss_sistemas_ventanas VALUES('SNO','sigesp_sno_r_listadoconcepto_detallado.php <text:s text:c="37"/>','Listado de Conceptos Detallad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concepto_personal_militar.php <text:s text:c="30"/></text:p>
          </table:table-cell>
          <table:table-cell table:style-name="ce1" office:value-type="string" calcext:value-type="string">
            <text:p>Listado de Conceptos Personal Militar</text:p>
          </table:table-cell>
          <table:table-cell table:style-name="ce1" table:number-columns-repeated="2"/>
          <table:table-cell table:formula="of:=CONCATENATE(&quot;INSERT INTO sss_sistemas_ventanas VALUES('&quot;;[.A553];&quot;','&quot;;[.B553];&quot;','&quot;;[.C553];&quot;','&quot;;[.D553];&quot;');&quot;)" office:value-type="string" office:string-value="INSERT INTO sss_sistemas_ventanas VALUES('SNO','sigesp_sno_r_listadoconcepto_personal_militar.php                               ','Listado de Conceptos Personal Militar','');" calcext:value-type="string">
            <text:p>INSERT INTO sss_sistemas_ventanas VALUES('SNO','sigesp_sno_r_listadoconcepto_personal_militar.php <text:s text:c="30"/>','Listado de Conceptos Personal Militar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concepto.php <text:s text:c="47"/></text:p>
          </table:table-cell>
          <table:table-cell table:style-name="ce1" office:value-type="string" calcext:value-type="string">
            <text:p>Listado de Conceptos</text:p>
          </table:table-cell>
          <table:table-cell table:style-name="ce1" table:number-columns-repeated="2"/>
          <table:table-cell table:formula="of:=CONCATENATE(&quot;INSERT INTO sss_sistemas_ventanas VALUES('&quot;;[.A554];&quot;','&quot;;[.B554];&quot;','&quot;;[.C554];&quot;','&quot;;[.D554];&quot;');&quot;)" office:value-type="string" office:string-value="INSERT INTO sss_sistemas_ventanas VALUES('SNO','sigesp_sno_r_listadoconcepto.php                                                ','Listado de Conceptos','');" calcext:value-type="string">
            <text:p>INSERT INTO sss_sistemas_ventanas VALUES('SNO','sigesp_sno_r_listadoconcepto.php <text:s text:c="47"/>','Listado de Concep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firmas.php <text:s text:c="49"/></text:p>
          </table:table-cell>
          <table:table-cell table:style-name="ce1" office:value-type="string" calcext:value-type="string">
            <text:p>Reporte - Listado de Firmas</text:p>
          </table:table-cell>
          <table:table-cell table:style-name="ce1" table:number-columns-repeated="2"/>
          <table:table-cell table:formula="of:=CONCATENATE(&quot;INSERT INTO sss_sistemas_ventanas VALUES('&quot;;[.A555];&quot;','&quot;;[.B555];&quot;','&quot;;[.C555];&quot;','&quot;;[.D555];&quot;');&quot;)" office:value-type="string" office:string-value="INSERT INTO sss_sistemas_ventanas VALUES('SNO','sigesp_sno_r_listadofirmas.php                                                  ','Reporte - Listado de Firmas','');" calcext:value-type="string">
            <text:p>INSERT INTO sss_sistemas_ventanas VALUES('SNO','sigesp_sno_r_listadofirmas.php <text:s text:c="49"/>','Reporte - Listado de Firma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hojatiempo.php <text:s text:c="45"/></text:p>
          </table:table-cell>
          <table:table-cell table:style-name="ce1" office:value-type="string" calcext:value-type="string">
            <text:p>Listado de Hoja de tiempo</text:p>
          </table:table-cell>
          <table:table-cell table:style-name="ce1" table:number-columns-repeated="2"/>
          <table:table-cell table:formula="of:=CONCATENATE(&quot;INSERT INTO sss_sistemas_ventanas VALUES('&quot;;[.A556];&quot;','&quot;;[.B556];&quot;','&quot;;[.C556];&quot;','&quot;;[.D556];&quot;');&quot;)" office:value-type="string" office:string-value="INSERT INTO sss_sistemas_ventanas VALUES('SNO','sigesp_sno_r_listadohojatiempo.php                                              ','Listado de Hoja de tiempo','');" calcext:value-type="string">
            <text:p>INSERT INTO sss_sistemas_ventanas VALUES('SNO','sigesp_sno_r_listadohojatiempo.php <text:s text:c="45"/>','Listado de Hoja de tiemp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personalcheque.php <text:s text:c="41"/></text:p>
          </table:table-cell>
          <table:table-cell table:style-name="ce1" office:value-type="string" calcext:value-type="string">
            <text:p>Listado de Personal Cheque</text:p>
          </table:table-cell>
          <table:table-cell table:style-name="ce1" table:number-columns-repeated="2"/>
          <table:table-cell table:formula="of:=CONCATENATE(&quot;INSERT INTO sss_sistemas_ventanas VALUES('&quot;;[.A557];&quot;','&quot;;[.B557];&quot;','&quot;;[.C557];&quot;','&quot;;[.D557];&quot;');&quot;)" office:value-type="string" office:string-value="INSERT INTO sss_sistemas_ventanas VALUES('SNO','sigesp_sno_r_listadopersonalcheque.php                                          ','Listado de Personal Cheque','');" calcext:value-type="string">
            <text:p>INSERT INTO sss_sistemas_ventanas VALUES('SNO','sigesp_sno_r_listadopersonalcheque.php <text:s text:c="41"/>','Listado de Personal Cheque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prestamo.php <text:s text:c="47"/></text:p>
          </table:table-cell>
          <table:table-cell table:style-name="ce1" office:value-type="string" calcext:value-type="string">
            <text:p>Listado de Prestamo</text:p>
          </table:table-cell>
          <table:table-cell table:style-name="ce1" table:number-columns-repeated="2"/>
          <table:table-cell table:formula="of:=CONCATENATE(&quot;INSERT INTO sss_sistemas_ventanas VALUES('&quot;;[.A558];&quot;','&quot;;[.B558];&quot;','&quot;;[.C558];&quot;','&quot;;[.D558];&quot;');&quot;)" office:value-type="string" office:string-value="INSERT INTO sss_sistemas_ventanas VALUES('SNO','sigesp_sno_r_listadoprestamo.php                                                ','Listado de Prestamo','');" calcext:value-type="string">
            <text:p>INSERT INTO sss_sistemas_ventanas VALUES('SNO','sigesp_sno_r_listadoprestamo.php <text:s text:c="47"/>','Listado de Prestam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proyectospersonal.php <text:s text:c="38"/></text:p>
          </table:table-cell>
          <table:table-cell table:style-name="ce1" office:value-type="string" calcext:value-type="string">
            <text:p>Listado de Proyectos por Personal</text:p>
          </table:table-cell>
          <table:table-cell table:style-name="ce1" table:number-columns-repeated="2"/>
          <table:table-cell table:formula="of:=CONCATENATE(&quot;INSERT INTO sss_sistemas_ventanas VALUES('&quot;;[.A559];&quot;','&quot;;[.B559];&quot;','&quot;;[.C559];&quot;','&quot;;[.D559];&quot;');&quot;)" office:value-type="string" office:string-value="INSERT INTO sss_sistemas_ventanas VALUES('SNO','sigesp_sno_r_listadoproyectospersonal.php                                       ','Listado de Proyectos por Personal','');" calcext:value-type="string">
            <text:p>INSERT INTO sss_sistemas_ventanas VALUES('SNO','sigesp_sno_r_listadoproyectospersonal.php <text:s text:c="38"/>','Listado de Proyectos por Personal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listadoproyectos.php <text:s text:c="46"/></text:p>
          </table:table-cell>
          <table:table-cell table:style-name="ce1" office:value-type="string" calcext:value-type="string">
            <text:p>Listado de Proyectos</text:p>
          </table:table-cell>
          <table:table-cell table:style-name="ce1" table:number-columns-repeated="2"/>
          <table:table-cell table:formula="of:=CONCATENATE(&quot;INSERT INTO sss_sistemas_ventanas VALUES('&quot;;[.A560];&quot;','&quot;;[.B560];&quot;','&quot;;[.C560];&quot;','&quot;;[.D560];&quot;');&quot;)" office:value-type="string" office:string-value="INSERT INTO sss_sistemas_ventanas VALUES('SNO','sigesp_sno_r_listadoproyectos.php                                               ','Listado de Proyectos','');" calcext:value-type="string">
            <text:p>INSERT INTO sss_sistemas_ventanas VALUES('SNO','sigesp_sno_r_listadoproyectos.php <text:s text:c="46"/>','Listado de Proyec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metodo_fonz.php <text:s text:c="51"/></text:p>
          </table:table-cell>
          <table:table-cell table:style-name="ce1" office:value-type="string" calcext:value-type="string">
            <text:p>Generar Archivos FONZ03</text:p>
          </table:table-cell>
          <table:table-cell table:style-name="ce1" table:number-columns-repeated="2"/>
          <table:table-cell table:formula="of:=CONCATENATE(&quot;INSERT INTO sss_sistemas_ventanas VALUES('&quot;;[.A561];&quot;','&quot;;[.B561];&quot;','&quot;;[.C561];&quot;','&quot;;[.D561];&quot;');&quot;)" office:value-type="string" office:string-value="INSERT INTO sss_sistemas_ventanas VALUES('SNO','sigesp_sno_r_metodo_fonz.php                                                    ','Generar Archivos FONZ03','');" calcext:value-type="string">
            <text:p>INSERT INTO sss_sistemas_ventanas VALUES('SNO','sigesp_sno_r_metodo_fonz.php <text:s text:c="51"/>','Generar Archivos FONZ03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pagonomina.php <text:s text:c="52"/></text:p>
          </table:table-cell>
          <table:table-cell table:style-name="ce1" office:value-type="string" calcext:value-type="string">
            <text:p>Pago Nómina</text:p>
          </table:table-cell>
          <table:table-cell table:style-name="ce1" table:number-columns-repeated="2"/>
          <table:table-cell table:formula="of:=CONCATENATE(&quot;INSERT INTO sss_sistemas_ventanas VALUES('&quot;;[.A562];&quot;','&quot;;[.B562];&quot;','&quot;;[.C562];&quot;','&quot;;[.D562];&quot;');&quot;)" office:value-type="string" office:string-value="INSERT INTO sss_sistemas_ventanas VALUES('SNO','sigesp_sno_r_pagonomina.php                                                     ','Pago Nómina','');" calcext:value-type="string">
            <text:p>INSERT INTO sss_sistemas_ventanas VALUES('SNO','sigesp_sno_r_pagonomina.php <text:s text:c="52"/>','Pago Nómi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pagonominaunidadadmin.php <text:s text:c="41"/></text:p>
          </table:table-cell>
          <table:table-cell table:style-name="ce1" office:value-type="string" calcext:value-type="string">
            <text:p>Pago Nómina por Unidad Administrativa</text:p>
          </table:table-cell>
          <table:table-cell table:style-name="ce1" table:number-columns-repeated="2"/>
          <table:table-cell table:formula="of:=CONCATENATE(&quot;INSERT INTO sss_sistemas_ventanas VALUES('&quot;;[.A563];&quot;','&quot;;[.B563];&quot;','&quot;;[.C563];&quot;','&quot;;[.D563];&quot;');&quot;)" office:value-type="string" office:string-value="INSERT INTO sss_sistemas_ventanas VALUES('SNO','sigesp_sno_r_pagonominaunidadadmin.php                                          ','Pago Nómina por Unidad Administrativa','');" calcext:value-type="string">
            <text:p>INSERT INTO sss_sistemas_ventanas VALUES('SNO','sigesp_sno_r_pagonominaunidadadmin.php <text:s text:c="41"/>','Pago Nómina por Unidad Administrativ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pagosbanco.php <text:s text:c="52"/></text:p>
          </table:table-cell>
          <table:table-cell table:style-name="ce1" office:value-type="string" calcext:value-type="string">
            <text:p>Pagos por Banco</text:p>
          </table:table-cell>
          <table:table-cell table:style-name="ce1" table:number-columns-repeated="2"/>
          <table:table-cell table:formula="of:=CONCATENATE(&quot;INSERT INTO sss_sistemas_ventanas VALUES('&quot;;[.A564];&quot;','&quot;;[.B564];&quot;','&quot;;[.C564];&quot;','&quot;;[.D564];&quot;');&quot;)" office:value-type="string" office:string-value="INSERT INTO sss_sistemas_ventanas VALUES('SNO','sigesp_sno_r_pagosbanco.php                                                     ','Pagos por Banco','');" calcext:value-type="string">
            <text:p>INSERT INTO sss_sistemas_ventanas VALUES('SNO','sigesp_sno_r_pagosbanco.php <text:s text:c="52"/>','Pagos por Banc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pagosterceros.php <text:s text:c="49"/></text:p>
          </table:table-cell>
          <table:table-cell table:style-name="ce1" office:value-type="string" calcext:value-type="string">
            <text:p>Cuadre Pagos a Terceros</text:p>
          </table:table-cell>
          <table:table-cell table:style-name="ce1" table:number-columns-repeated="2"/>
          <table:table-cell table:formula="of:=CONCATENATE(&quot;INSERT INTO sss_sistemas_ventanas VALUES('&quot;;[.A565];&quot;','&quot;;[.B565];&quot;','&quot;;[.C565];&quot;','&quot;;[.D565];&quot;');&quot;)" office:value-type="string" office:string-value="INSERT INTO sss_sistemas_ventanas VALUES('SNO','sigesp_sno_r_pagosterceros.php                                                  ','Cuadre Pagos a Terceros','');" calcext:value-type="string">
            <text:p>INSERT INTO sss_sistemas_ventanas VALUES('SNO','sigesp_sno_r_pagosterceros.php <text:s text:c="49"/>','Cuadre Pagos a Tercer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prenomina.php <text:s text:c="53"/></text:p>
          </table:table-cell>
          <table:table-cell table:style-name="ce1" office:value-type="string" calcext:value-type="string">
            <text:p>Prenómina</text:p>
          </table:table-cell>
          <table:table-cell table:style-name="ce1" table:number-columns-repeated="2"/>
          <table:table-cell table:formula="of:=CONCATENATE(&quot;INSERT INTO sss_sistemas_ventanas VALUES('&quot;;[.A566];&quot;','&quot;;[.B566];&quot;','&quot;;[.C566];&quot;','&quot;;[.D566];&quot;');&quot;)" office:value-type="string" office:string-value="INSERT INTO sss_sistemas_ventanas VALUES('SNO','sigesp_sno_r_prenomina.php                                                      ','Prenómina','');" calcext:value-type="string">
            <text:p>INSERT INTO sss_sistemas_ventanas VALUES('SNO','sigesp_sno_r_prenomina.php <text:s text:c="53"/>','Prenómin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programacionvacaciones.php <text:s text:c="40"/></text:p>
          </table:table-cell>
          <table:table-cell table:style-name="ce1" office:value-type="string" calcext:value-type="string">
            <text:p>Programación de Vacaciones</text:p>
          </table:table-cell>
          <table:table-cell table:style-name="ce1" table:number-columns-repeated="2"/>
          <table:table-cell table:formula="of:=CONCATENATE(&quot;INSERT INTO sss_sistemas_ventanas VALUES('&quot;;[.A567];&quot;','&quot;;[.B567];&quot;','&quot;;[.C567];&quot;','&quot;;[.D567];&quot;');&quot;)" office:value-type="string" office:string-value="INSERT INTO sss_sistemas_ventanas VALUES('SNO','sigesp_sno_r_programacionvacaciones.php                                         ','Programación de Vacaciones','');" calcext:value-type="string">
            <text:p>INSERT INTO sss_sistemas_ventanas VALUES('SNO','sigesp_sno_r_programacionvacaciones.php <text:s text:c="40"/>','Programación de Vacacion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recibopago_beneficario.php <text:s text:c="40"/></text:p>
          </table:table-cell>
          <table:table-cell table:style-name="ce1" office:value-type="string" calcext:value-type="string">
            <text:p>Recibo de Pago Beneficiario</text:p>
          </table:table-cell>
          <table:table-cell table:style-name="ce1" table:number-columns-repeated="2"/>
          <table:table-cell table:formula="of:=CONCATENATE(&quot;INSERT INTO sss_sistemas_ventanas VALUES('&quot;;[.A568];&quot;','&quot;;[.B568];&quot;','&quot;;[.C568];&quot;','&quot;;[.D568];&quot;');&quot;)" office:value-type="string" office:string-value="INSERT INTO sss_sistemas_ventanas VALUES('SNO','sigesp_sno_r_recibopago_beneficario.php                                         ','Recibo de Pago Beneficiario','');" calcext:value-type="string">
            <text:p>INSERT INTO sss_sistemas_ventanas VALUES('SNO','sigesp_sno_r_recibopago_beneficario.php <text:s text:c="40"/>','Recibo de Pago Beneficiari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recibopago.php <text:s text:c="52"/></text:p>
          </table:table-cell>
          <table:table-cell table:style-name="ce1" office:value-type="string" calcext:value-type="string">
            <text:p>Recibo de Pago</text:p>
          </table:table-cell>
          <table:table-cell table:style-name="ce1" table:number-columns-repeated="2"/>
          <table:table-cell table:formula="of:=CONCATENATE(&quot;INSERT INTO sss_sistemas_ventanas VALUES('&quot;;[.A569];&quot;','&quot;;[.B569];&quot;','&quot;;[.C569];&quot;','&quot;;[.D569];&quot;');&quot;)" office:value-type="string" office:string-value="INSERT INTO sss_sistemas_ventanas VALUES('SNO','sigesp_sno_r_recibopago.php                                                     ','Recibo de Pago','');" calcext:value-type="string">
            <text:p>INSERT INTO sss_sistemas_ventanas VALUES('SNO','sigesp_sno_r_recibopago.php <text:s text:c="52"/>','Recibo de Pago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relacionvacaciones.php <text:s text:c="44"/></text:p>
          </table:table-cell>
          <table:table-cell table:style-name="ce1" office:value-type="string" calcext:value-type="string">
            <text:p>Relación de Vacaciones</text:p>
          </table:table-cell>
          <table:table-cell table:style-name="ce1" table:number-columns-repeated="2"/>
          <table:table-cell table:formula="of:=CONCATENATE(&quot;INSERT INTO sss_sistemas_ventanas VALUES('&quot;;[.A570];&quot;','&quot;;[.B570];&quot;','&quot;;[.C570];&quot;','&quot;;[.D570];&quot;');&quot;)" office:value-type="string" office:string-value="INSERT INTO sss_sistemas_ventanas VALUES('SNO','sigesp_sno_r_relacionvacaciones.php                                             ','Relación de Vacaciones','');" calcext:value-type="string">
            <text:p>INSERT INTO sss_sistemas_ventanas VALUES('SNO','sigesp_sno_r_relacionvacaciones.php <text:s text:c="44"/>','Relación de Vacacione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reporteencargaduria.php <text:s text:c="43"/></text:p>
          </table:table-cell>
          <table:table-cell table:style-name="ce1" office:value-type="string" calcext:value-type="string">
            <text:p>Reporte de Encargaduría</text:p>
          </table:table-cell>
          <table:table-cell table:style-name="ce1" table:number-columns-repeated="2"/>
          <table:table-cell table:formula="of:=CONCATENATE(&quot;INSERT INTO sss_sistemas_ventanas VALUES('&quot;;[.A571];&quot;','&quot;;[.B571];&quot;','&quot;;[.C571];&quot;','&quot;;[.D571];&quot;');&quot;)" office:value-type="string" office:string-value="INSERT INTO sss_sistemas_ventanas VALUES('SNO','sigesp_sno_r_reporteencargaduria.php                                            ','Reporte de Encargaduría','');" calcext:value-type="string">
            <text:p>INSERT INTO sss_sistemas_ventanas VALUES('SNO','sigesp_sno_r_reporteencargaduria.php <text:s text:c="43"/>','Reporte de Encargaduría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resumenconcepto.php <text:s text:c="47"/></text:p>
          </table:table-cell>
          <table:table-cell table:style-name="ce1" office:value-type="string" calcext:value-type="string">
            <text:p>Conceptos</text:p>
          </table:table-cell>
          <table:table-cell table:style-name="ce1" table:number-columns-repeated="2"/>
          <table:table-cell table:formula="of:=CONCATENATE(&quot;INSERT INTO sss_sistemas_ventanas VALUES('&quot;;[.A572];&quot;','&quot;;[.B572];&quot;','&quot;;[.C572];&quot;','&quot;;[.D572];&quot;');&quot;)" office:value-type="string" office:string-value="INSERT INTO sss_sistemas_ventanas VALUES('SNO','sigesp_sno_r_resumenconcepto.php                                                ','Conceptos','');" calcext:value-type="string">
            <text:p>INSERT INTO sss_sistemas_ventanas VALUES('SNO','sigesp_sno_r_resumenconcepto.php <text:s text:c="47"/>','Conceptos','');</text:p>
          </table:table-cell>
        </table:table-row>
        <table:table-row table:style-name="ro1">
          <table:table-cell table:style-name="ce1" office:value-type="string" calcext:value-type="string">
            <text:p>SNO</text:p>
          </table:table-cell>
          <table:table-cell office:value-type="string" calcext:value-type="string">
            <text:p>sigesp_sno_r_resumenconceptounidad.php <text:s text:c="41"/></text:p>
          </table:table-cell>
          <table:table-cell table:style-name="ce1" office:value-type="string" calcext:value-type="string">
            <text:p>Conceptos x Unidad</text:p>
          </table:table-cell>
          <table:table-cell table:style-name="ce1" table:number-columns-repeated="2"/>
          <table:table-cell table:formula="of:=CONCATENATE(&quot;INSERT INTO sss_sistemas_ventanas VALUES('&quot;;[.A573];&quot;','&quot;;[.B573];&quot;','&quot;;[.C573];&quot;','&quot;;[.D573];&quot;');&quot;)" office:value-type="string" office:string-value="INSERT INTO sss_sistemas_ventanas VALUES('SNO','sigesp_sno_r_resumenconceptounidad.php                                          ','Conceptos x Unidad','');" calcext:value-type="string">
            <text:p>INSERT INTO sss_sistemas_ventanas VALUES('SNO','sigesp_sno_r_resumenconceptounidad.php <text:s text:c="41"/>','Conceptos x Unidad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anticipos.php <text:s text:c="51"/></text:p>
          </table:table-cell>
          <table:table-cell table:style-name="ce1" office:value-type="string" calcext:value-type="string">
            <text:p>Personal - Anticipos Prestación</text:p>
          </table:table-cell>
          <table:table-cell table:style-name="ce1" table:number-columns-repeated="2"/>
          <table:table-cell table:formula="of:=CONCATENATE(&quot;INSERT INTO sss_sistemas_ventanas VALUES('&quot;;[.A574];&quot;','&quot;;[.B574];&quot;','&quot;;[.C574];&quot;','&quot;;[.D574];&quot;');&quot;)" office:value-type="string" office:string-value="INSERT INTO sss_sistemas_ventanas VALUES('SNR','sigesp_snorh_d_anticipos.php                                                    ','Personal - Anticipos Prestación','');" calcext:value-type="string">
            <text:p>INSERT INTO sss_sistemas_ventanas VALUES('SNR','sigesp_snorh_d_anticipos.php <text:s text:c="51"/>','Personal - Anticipos Prestación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antiguedadanterior.php <text:s text:c="42"/></text:p>
          </table:table-cell>
          <table:table-cell table:style-name="ce1" office:value-type="string" calcext:value-type="string">
            <text:p>Personal - Prestación Antiguedad Anterior</text:p>
          </table:table-cell>
          <table:table-cell table:style-name="ce1" table:number-columns-repeated="2"/>
          <table:table-cell table:formula="of:=CONCATENATE(&quot;INSERT INTO sss_sistemas_ventanas VALUES('&quot;;[.A575];&quot;','&quot;;[.B575];&quot;','&quot;;[.C575];&quot;','&quot;;[.D575];&quot;');&quot;)" office:value-type="string" office:string-value="INSERT INTO sss_sistemas_ventanas VALUES('SNR','sigesp_snorh_d_antiguedadanterior.php                                           ','Personal - Prestación Antiguedad Anterior','');" calcext:value-type="string">
            <text:p>INSERT INTO sss_sistemas_ventanas VALUES('SNR','sigesp_snorh_d_antiguedadanterior.php <text:s text:c="42"/>','Personal - Prestación Antiguedad Anterior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archivostxt.php <text:s text:c="49"/></text:p>
          </table:table-cell>
          <table:table-cell table:style-name="ce1" office:value-type="string" calcext:value-type="string">
            <text:p>Archivos TXT (Importat/Exportar Datos)</text:p>
          </table:table-cell>
          <table:table-cell table:style-name="ce1" table:number-columns-repeated="2"/>
          <table:table-cell table:formula="of:=CONCATENATE(&quot;INSERT INTO sss_sistemas_ventanas VALUES('&quot;;[.A576];&quot;','&quot;;[.B576];&quot;','&quot;;[.C576];&quot;','&quot;;[.D576];&quot;');&quot;)" office:value-type="string" office:string-value="INSERT INTO sss_sistemas_ventanas VALUES('SNR','sigesp_snorh_d_archivostxt.php                                                  ','Archivos TXT (Importat/Exportar Datos)','');" calcext:value-type="string">
            <text:p>INSERT INTO sss_sistemas_ventanas VALUES('SNR','sigesp_snorh_d_archivostxt.php <text:s text:c="49"/>','Archivos TXT (Importat/Exportar Datos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archivostxtprestamos.php <text:s text:c="40"/></text:p>
          </table:table-cell>
          <table:table-cell table:style-name="ce1" office:value-type="string" calcext:value-type="string">
            <text:p>Archivos TXT (Prestamos)</text:p>
          </table:table-cell>
          <table:table-cell table:style-name="ce1" table:number-columns-repeated="2"/>
          <table:table-cell table:formula="of:=CONCATENATE(&quot;INSERT INTO sss_sistemas_ventanas VALUES('&quot;;[.A577];&quot;','&quot;;[.B577];&quot;','&quot;;[.C577];&quot;','&quot;;[.D577];&quot;');&quot;)" office:value-type="string" office:string-value="INSERT INTO sss_sistemas_ventanas VALUES('SNR','sigesp_snorh_d_archivostxtprestamos.php                                         ','Archivos TXT (Prestamos)','');" calcext:value-type="string">
            <text:p>INSERT INTO sss_sistemas_ventanas VALUES('SNR','sigesp_snorh_d_archivostxtprestamos.php <text:s text:c="40"/>','Archivos TXT (Prestamos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asignacioncargo.php <text:s text:c="45"/></text:p>
          </table:table-cell>
          <table:table-cell table:style-name="ce1" office:value-type="string" calcext:value-type="string">
            <text:p>Asignación Cargo</text:p>
          </table:table-cell>
          <table:table-cell table:style-name="ce1" table:number-columns-repeated="2"/>
          <table:table-cell table:formula="of:=CONCATENATE(&quot;INSERT INTO sss_sistemas_ventanas VALUES('&quot;;[.A578];&quot;','&quot;;[.B578];&quot;','&quot;;[.C578];&quot;','&quot;;[.D578];&quot;');&quot;)" office:value-type="string" office:string-value="INSERT INTO sss_sistemas_ventanas VALUES('SNR','sigesp_snorh_d_asignacioncargo.php                                              ','Asignación Cargo','');" calcext:value-type="string">
            <text:p>INSERT INTO sss_sistemas_ventanas VALUES('SNR','sigesp_snorh_d_asignacioncargo.php <text:s text:c="45"/>','Asignación Carg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beneficiario.php <text:s text:c="48"/></text:p>
          </table:table-cell>
          <table:table-cell table:style-name="ce1" office:value-type="string" calcext:value-type="string">
            <text:p>Personal - Beneficiarios</text:p>
          </table:table-cell>
          <table:table-cell table:style-name="ce1" table:number-columns-repeated="2"/>
          <table:table-cell table:formula="of:=CONCATENATE(&quot;INSERT INTO sss_sistemas_ventanas VALUES('&quot;;[.A579];&quot;','&quot;;[.B579];&quot;','&quot;;[.C579];&quot;','&quot;;[.D579];&quot;');&quot;)" office:value-type="string" office:string-value="INSERT INTO sss_sistemas_ventanas VALUES('SNR','sigesp_snorh_d_beneficiario.php                                                 ','Personal - Beneficiarios','');" calcext:value-type="string">
            <text:p>INSERT INTO sss_sistemas_ventanas VALUES('SNR','sigesp_snorh_d_beneficiario.php <text:s text:c="48"/>','Personal - Beneficiari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cargo.php <text:s text:c="55"/></text:p>
          </table:table-cell>
          <table:table-cell table:style-name="ce1" office:value-type="string" calcext:value-type="string">
            <text:p>Cargo</text:p>
          </table:table-cell>
          <table:table-cell table:style-name="ce1" table:number-columns-repeated="2"/>
          <table:table-cell table:formula="of:=CONCATENATE(&quot;INSERT INTO sss_sistemas_ventanas VALUES('&quot;;[.A580];&quot;','&quot;;[.B580];&quot;','&quot;;[.C580];&quot;','&quot;;[.D580];&quot;');&quot;)" office:value-type="string" office:string-value="INSERT INTO sss_sistemas_ventanas VALUES('SNR','sigesp_snorh_d_cargo.php                                                        ','Cargo','');" calcext:value-type="string">
            <text:p>INSERT INTO sss_sistemas_ventanas VALUES('SNR','sigesp_snorh_d_cargo.php <text:s text:c="55"/>','Carg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categoria_rango.php <text:s text:c="45"/></text:p>
          </table:table-cell>
          <table:table-cell table:style-name="ce1" office:value-type="string" calcext:value-type="string">
            <text:p>Categoria del Rango Militar</text:p>
          </table:table-cell>
          <table:table-cell table:style-name="ce1" table:number-columns-repeated="2"/>
          <table:table-cell table:formula="of:=CONCATENATE(&quot;INSERT INTO sss_sistemas_ventanas VALUES('&quot;;[.A581];&quot;','&quot;;[.B581];&quot;','&quot;;[.C581];&quot;','&quot;;[.D581];&quot;');&quot;)" office:value-type="string" office:string-value="INSERT INTO sss_sistemas_ventanas VALUES('SNR','sigesp_snorh_d_categoria_rango.php                                              ','Categoria del Rango Militar','');" calcext:value-type="string">
            <text:p>INSERT INTO sss_sistemas_ventanas VALUES('SNR','sigesp_snorh_d_categoria_rango.php <text:s text:c="45"/>','Categoria del Rango Militar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causa.php <text:s text:c="55"/></text:p>
          </table:table-cell>
          <table:table-cell table:style-name="ce1" office:value-type="string" calcext:value-type="string">
            <text:p>Causas de Retiro</text:p>
          </table:table-cell>
          <table:table-cell table:style-name="ce1" table:number-columns-repeated="2"/>
          <table:table-cell table:formula="of:=CONCATENATE(&quot;INSERT INTO sss_sistemas_ventanas VALUES('&quot;;[.A582];&quot;','&quot;;[.B582];&quot;','&quot;;[.C582];&quot;','&quot;;[.D582];&quot;');&quot;)" office:value-type="string" office:string-value="INSERT INTO sss_sistemas_ventanas VALUES('SNR','sigesp_snorh_d_causa.php                                                        ','Causas de Retiro','');" calcext:value-type="string">
            <text:p>INSERT INTO sss_sistemas_ventanas VALUES('SNR','sigesp_snorh_d_causa.php <text:s text:c="55"/>','Causas de Retir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clasificacionobreros.php <text:s text:c="40"/></text:p>
          </table:table-cell>
          <table:table-cell table:style-name="ce1" office:value-type="string" calcext:value-type="string">
            <text:p>Clasificación de Obreros</text:p>
          </table:table-cell>
          <table:table-cell table:style-name="ce1" table:number-columns-repeated="2"/>
          <table:table-cell table:formula="of:=CONCATENATE(&quot;INSERT INTO sss_sistemas_ventanas VALUES('&quot;;[.A583];&quot;','&quot;;[.B583];&quot;','&quot;;[.C583];&quot;','&quot;;[.D583];&quot;');&quot;)" office:value-type="string" office:string-value="INSERT INTO sss_sistemas_ventanas VALUES('SNR','sigesp_snorh_d_clasificacionobreros.php                                         ','Clasificación de Obreros','');" calcext:value-type="string">
            <text:p>INSERT INTO sss_sistemas_ventanas VALUES('SNR','sigesp_snorh_d_clasificacionobreros.php <text:s text:c="40"/>','Clasificación de Obrer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clasifidocente.php <text:s text:c="46"/></text:p>
          </table:table-cell>
          <table:table-cell table:style-name="ce1" office:value-type="string" calcext:value-type="string">
            <text:p>Clasificación Docente</text:p>
          </table:table-cell>
          <table:table-cell table:style-name="ce1" table:number-columns-repeated="2"/>
          <table:table-cell table:formula="of:=CONCATENATE(&quot;INSERT INTO sss_sistemas_ventanas VALUES('&quot;;[.A584];&quot;','&quot;;[.B584];&quot;','&quot;;[.C584];&quot;','&quot;;[.D584];&quot;');&quot;)" office:value-type="string" office:string-value="INSERT INTO sss_sistemas_ventanas VALUES('SNR','sigesp_snorh_d_clasifidocente.php                                               ','Clasificación Docente','');" calcext:value-type="string">
            <text:p>INSERT INTO sss_sistemas_ventanas VALUES('SNR','sigesp_snorh_d_clasifidocente.php <text:s text:c="46"/>','Clasificación Docent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componente.php <text:s text:c="50"/></text:p>
          </table:table-cell>
          <table:table-cell table:style-name="ce1" office:value-type="string" calcext:value-type="string">
            <text:p>Componente</text:p>
          </table:table-cell>
          <table:table-cell table:style-name="ce1" table:number-columns-repeated="2"/>
          <table:table-cell table:formula="of:=CONCATENATE(&quot;INSERT INTO sss_sistemas_ventanas VALUES('&quot;;[.A585];&quot;','&quot;;[.B585];&quot;','&quot;;[.C585];&quot;','&quot;;[.D585];&quot;');&quot;)" office:value-type="string" office:string-value="INSERT INTO sss_sistemas_ventanas VALUES('SNR','sigesp_snorh_d_componente.php                                                   ','Componente','');" calcext:value-type="string">
            <text:p>INSERT INTO sss_sistemas_ventanas VALUES('SNR','sigesp_snorh_d_componente.php <text:s text:c="50"/>','Component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constanciatrabajo.php <text:s text:c="43"/></text:p>
          </table:table-cell>
          <table:table-cell table:style-name="ce1" office:value-type="string" calcext:value-type="string">
            <text:p>Constancia de Trabajo</text:p>
          </table:table-cell>
          <table:table-cell table:style-name="ce1" table:number-columns-repeated="2"/>
          <table:table-cell table:formula="of:=CONCATENATE(&quot;INSERT INTO sss_sistemas_ventanas VALUES('&quot;;[.A586];&quot;','&quot;;[.B586];&quot;','&quot;;[.C586];&quot;','&quot;;[.D586];&quot;');&quot;)" office:value-type="string" office:string-value="INSERT INTO sss_sistemas_ventanas VALUES('SNR','sigesp_snorh_d_constanciatrabajo.php                                            ','Constancia de Trabajo','');" calcext:value-type="string">
            <text:p>INSERT INTO sss_sistemas_ventanas VALUES('SNR','sigesp_snorh_d_constanciatrabajo.php <text:s text:c="43"/>','Constancia de Trabaj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ct_met.php <text:s text:c="54"/></text:p>
          </table:table-cell>
          <table:table-cell table:style-name="ce1" office:value-type="string" calcext:value-type="string">
            <text:p>Metodos</text:p>
          </table:table-cell>
          <table:table-cell table:style-name="ce1" table:number-columns-repeated="2"/>
          <table:table-cell table:formula="of:=CONCATENATE(&quot;INSERT INTO sss_sistemas_ventanas VALUES('&quot;;[.A587];&quot;','&quot;;[.B587];&quot;','&quot;;[.C587];&quot;','&quot;;[.D587];&quot;');&quot;)" office:value-type="string" office:string-value="INSERT INTO sss_sistemas_ventanas VALUES('SNR','sigesp_snorh_d_ct_met.php                                                       ','Metodos','');" calcext:value-type="string">
            <text:p>INSERT INTO sss_sistemas_ventanas VALUES('SNR','sigesp_snorh_d_ct_met.php <text:s text:c="54"/>','Metod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ct_unid.php <text:s text:c="53"/></text:p>
          </table:table-cell>
          <table:table-cell table:style-name="ce1" office:value-type="string" calcext:value-type="string">
            <text:p>Unidades</text:p>
          </table:table-cell>
          <table:table-cell table:style-name="ce1" table:number-columns-repeated="2"/>
          <table:table-cell table:formula="of:=CONCATENATE(&quot;INSERT INTO sss_sistemas_ventanas VALUES('&quot;;[.A588];&quot;','&quot;;[.B588];&quot;','&quot;;[.C588];&quot;','&quot;;[.D588];&quot;');&quot;)" office:value-type="string" office:string-value="INSERT INTO sss_sistemas_ventanas VALUES('SNR','sigesp_snorh_d_ct_unid.php                                                      ','Unidades','');" calcext:value-type="string">
            <text:p>INSERT INTO sss_sistemas_ventanas VALUES('SNR','sigesp_snorh_d_ct_unid.php <text:s text:c="53"/>','Unidade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dedicacion.php <text:s text:c="50"/></text:p>
          </table:table-cell>
          <table:table-cell table:style-name="ce1" office:value-type="string" calcext:value-type="string">
            <text:p>Dedicación</text:p>
          </table:table-cell>
          <table:table-cell table:style-name="ce1" table:number-columns-repeated="2"/>
          <table:table-cell table:formula="of:=CONCATENATE(&quot;INSERT INTO sss_sistemas_ventanas VALUES('&quot;;[.A589];&quot;','&quot;;[.B589];&quot;','&quot;;[.C589];&quot;','&quot;;[.D589];&quot;');&quot;)" office:value-type="string" office:string-value="INSERT INTO sss_sistemas_ventanas VALUES('SNR','sigesp_snorh_d_dedicacion.php                                                   ','Dedicación','');" calcext:value-type="string">
            <text:p>INSERT INTO sss_sistemas_ventanas VALUES('SNR','sigesp_snorh_d_dedicacion.php <text:s text:c="50"/>','Dedicación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deudaanterior.php <text:s text:c="47"/></text:p>
          </table:table-cell>
          <table:table-cell table:style-name="ce1" office:value-type="string" calcext:value-type="string">
            <text:p>Personal - Deuda Anterior</text:p>
          </table:table-cell>
          <table:table-cell table:style-name="ce1" table:number-columns-repeated="2"/>
          <table:table-cell table:formula="of:=CONCATENATE(&quot;INSERT INTO sss_sistemas_ventanas VALUES('&quot;;[.A590];&quot;','&quot;;[.B590];&quot;','&quot;;[.C590];&quot;','&quot;;[.D590];&quot;');&quot;)" office:value-type="string" office:string-value="INSERT INTO sss_sistemas_ventanas VALUES('SNR','sigesp_snorh_d_deudaanterior.php                                                ','Personal - Deuda Anterior','');" calcext:value-type="string">
            <text:p>INSERT INTO sss_sistemas_ventanas VALUES('SNR','sigesp_snorh_d_deudaanterior.php <text:s text:c="47"/>','Personal - Deuda Anterior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diaferiado.php <text:s text:c="50"/></text:p>
          </table:table-cell>
          <table:table-cell table:style-name="ce1" office:value-type="string" calcext:value-type="string">
            <text:p>Feriados</text:p>
          </table:table-cell>
          <table:table-cell table:style-name="ce1" table:number-columns-repeated="2"/>
          <table:table-cell table:formula="of:=CONCATENATE(&quot;INSERT INTO sss_sistemas_ventanas VALUES('&quot;;[.A591];&quot;','&quot;;[.B591];&quot;','&quot;;[.C591];&quot;','&quot;;[.D591];&quot;');&quot;)" office:value-type="string" office:string-value="INSERT INTO sss_sistemas_ventanas VALUES('SNR','sigesp_snorh_d_diaferiado.php                                                   ','Feriados','');" calcext:value-type="string">
            <text:p>INSERT INTO sss_sistemas_ventanas VALUES('SNR','sigesp_snorh_d_diaferiado.php <text:s text:c="50"/>','Feriad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entes.php <text:s text:c="55"/></text:p>
          </table:table-cell>
          <table:table-cell table:style-name="ce1" office:value-type="string" calcext:value-type="string">
            <text:p>Definicion de Entes</text:p>
          </table:table-cell>
          <table:table-cell table:style-name="ce1" table:number-columns-repeated="2"/>
          <table:table-cell table:formula="of:=CONCATENATE(&quot;INSERT INTO sss_sistemas_ventanas VALUES('&quot;;[.A592];&quot;','&quot;;[.B592];&quot;','&quot;;[.C592];&quot;','&quot;;[.D592];&quot;');&quot;)" office:value-type="string" office:string-value="INSERT INTO sss_sistemas_ventanas VALUES('SNR','sigesp_snorh_d_entes.php                                                        ','Definicion de Entes','');" calcext:value-type="string">
            <text:p>INSERT INTO sss_sistemas_ventanas VALUES('SNR','sigesp_snorh_d_entes.php <text:s text:c="55"/>','Definicion de Ente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escaladocente.php <text:s text:c="47"/></text:p>
          </table:table-cell>
          <table:table-cell table:style-name="ce1" office:value-type="string" calcext:value-type="string">
            <text:p>Escala Docente</text:p>
          </table:table-cell>
          <table:table-cell table:style-name="ce1" table:number-columns-repeated="2"/>
          <table:table-cell table:formula="of:=CONCATENATE(&quot;INSERT INTO sss_sistemas_ventanas VALUES('&quot;;[.A593];&quot;','&quot;;[.B593];&quot;','&quot;;[.C593];&quot;','&quot;;[.D593];&quot;');&quot;)" office:value-type="string" office:string-value="INSERT INTO sss_sistemas_ventanas VALUES('SNR','sigesp_snorh_d_escaladocente.php                                                ','Escala Docente','');" calcext:value-type="string">
            <text:p>INSERT INTO sss_sistemas_ventanas VALUES('SNR','sigesp_snorh_d_escaladocente.php <text:s text:c="47"/>','Escala Docent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establecer_periodo.php <text:s text:c="42"/></text:p>
          </table:table-cell>
          <table:table-cell table:style-name="ce1" office:value-type="string" calcext:value-type="string">
            <text:p>Nomina - Establecer Período</text:p>
          </table:table-cell>
          <table:table-cell table:style-name="ce1" table:number-columns-repeated="2"/>
          <table:table-cell table:formula="of:=CONCATENATE(&quot;INSERT INTO sss_sistemas_ventanas VALUES('&quot;;[.A594];&quot;','&quot;;[.B594];&quot;','&quot;;[.C594];&quot;','&quot;;[.D594];&quot;');&quot;)" office:value-type="string" office:string-value="INSERT INTO sss_sistemas_ventanas VALUES('SNR','sigesp_snorh_d_establecer_periodo.php                                           ','Nomina - Establecer Período','');" calcext:value-type="string">
            <text:p>INSERT INTO sss_sistemas_ventanas VALUES('SNR','sigesp_snorh_d_establecer_periodo.php <text:s text:c="42"/>','Nomina - Establecer Períod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estudiorealizado.php <text:s text:c="44"/></text:p>
          </table:table-cell>
          <table:table-cell table:style-name="ce1" office:value-type="string" calcext:value-type="string">
            <text:p>Personal - Estudios realizados</text:p>
          </table:table-cell>
          <table:table-cell table:style-name="ce1" table:number-columns-repeated="2"/>
          <table:table-cell table:formula="of:=CONCATENATE(&quot;INSERT INTO sss_sistemas_ventanas VALUES('&quot;;[.A595];&quot;','&quot;;[.B595];&quot;','&quot;;[.C595];&quot;','&quot;;[.D595];&quot;');&quot;)" office:value-type="string" office:string-value="INSERT INTO sss_sistemas_ventanas VALUES('SNR','sigesp_snorh_d_estudiorealizado.php                                             ','Personal - Estudios realizados','');" calcext:value-type="string">
            <text:p>INSERT INTO sss_sistemas_ventanas VALUES('SNR','sigesp_snorh_d_estudiorealizado.php <text:s text:c="44"/>','Personal - Estudios realizad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familiar.php <text:s text:c="52"/></text:p>
          </table:table-cell>
          <table:table-cell table:style-name="ce1" office:value-type="string" calcext:value-type="string">
            <text:p>Personal - Familiares</text:p>
          </table:table-cell>
          <table:table-cell table:style-name="ce1" table:number-columns-repeated="2"/>
          <table:table-cell table:formula="of:=CONCATENATE(&quot;INSERT INTO sss_sistemas_ventanas VALUES('&quot;;[.A596];&quot;','&quot;;[.B596];&quot;','&quot;;[.C596];&quot;','&quot;;[.D596];&quot;');&quot;)" office:value-type="string" office:string-value="INSERT INTO sss_sistemas_ventanas VALUES('SNR','sigesp_snorh_d_familiar.php                                                     ','Personal - Familiares','');" calcext:value-type="string">
            <text:p>INSERT INTO sss_sistemas_ventanas VALUES('SNR','sigesp_snorh_d_familiar.php <text:s text:c="52"/>','Personal - Familiare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fideicomiso.php <text:s text:c="49"/></text:p>
          </table:table-cell>
          <table:table-cell table:style-name="ce1" office:value-type="string" calcext:value-type="string">
            <text:p>Personal - Fideicomiso</text:p>
          </table:table-cell>
          <table:table-cell table:style-name="ce1" table:number-columns-repeated="2"/>
          <table:table-cell table:formula="of:=CONCATENATE(&quot;INSERT INTO sss_sistemas_ventanas VALUES('&quot;;[.A597];&quot;','&quot;;[.B597];&quot;','&quot;;[.C597];&quot;','&quot;;[.D597];&quot;');&quot;)" office:value-type="string" office:string-value="INSERT INTO sss_sistemas_ventanas VALUES('SNR','sigesp_snorh_d_fideicomiso.php                                                  ','Personal - Fideicomiso','');" calcext:value-type="string">
            <text:p>INSERT INTO sss_sistemas_ventanas VALUES('SNR','sigesp_snorh_d_fideicomiso.php <text:s text:c="49"/>','Personal - Fideicomis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fideiconfigurable.php <text:s text:c="43"/></text:p>
          </table:table-cell>
          <table:table-cell table:style-name="ce1" office:value-type="string" calcext:value-type="string">
            <text:p>Fideicomiso Configurable</text:p>
          </table:table-cell>
          <table:table-cell table:style-name="ce1" table:number-columns-repeated="2"/>
          <table:table-cell table:formula="of:=CONCATENATE(&quot;INSERT INTO sss_sistemas_ventanas VALUES('&quot;;[.A598];&quot;','&quot;;[.B598];&quot;','&quot;;[.C598];&quot;','&quot;;[.D598];&quot;');&quot;)" office:value-type="string" office:string-value="INSERT INTO sss_sistemas_ventanas VALUES('SNR','sigesp_snorh_d_fideiconfigurable.php                                            ','Fideicomiso Configurable','');" calcext:value-type="string">
            <text:p>INSERT INTO sss_sistemas_ventanas VALUES('SNR','sigesp_snorh_d_fideiconfigurable.php <text:s text:c="43"/>','Fideicomiso Configurabl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guarderias.php <text:s text:c="50"/></text:p>
          </table:table-cell>
          <table:table-cell table:style-name="ce1" office:value-type="string" calcext:value-type="string">
            <text:p>Personal - Guarderias</text:p>
          </table:table-cell>
          <table:table-cell table:style-name="ce1" table:number-columns-repeated="2"/>
          <table:table-cell table:formula="of:=CONCATENATE(&quot;INSERT INTO sss_sistemas_ventanas VALUES('&quot;;[.A599];&quot;','&quot;;[.B599];&quot;','&quot;;[.C599];&quot;','&quot;;[.D599];&quot;');&quot;)" office:value-type="string" office:string-value="INSERT INTO sss_sistemas_ventanas VALUES('SNR','sigesp_snorh_d_guarderias.php                                                   ','Personal - Guarderias','');" calcext:value-type="string">
            <text:p>INSERT INTO sss_sistemas_ventanas VALUES('SNR','sigesp_snorh_d_guarderias.php <text:s text:c="50"/>','Personal - Guarderia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hojatiempo.php <text:s text:c="50"/></text:p>
          </table:table-cell>
          <table:table-cell table:style-name="ce1" office:value-type="string" calcext:value-type="string">
            <text:p>Cargar Hoja de Tiempo</text:p>
          </table:table-cell>
          <table:table-cell table:style-name="ce1" table:number-columns-repeated="2"/>
          <table:table-cell table:formula="of:=CONCATENATE(&quot;INSERT INTO sss_sistemas_ventanas VALUES('&quot;;[.A600];&quot;','&quot;;[.B600];&quot;','&quot;;[.C600];&quot;','&quot;;[.D600];&quot;');&quot;)" office:value-type="string" office:string-value="INSERT INTO sss_sistemas_ventanas VALUES('SNR','sigesp_snorh_d_hojatiempo.php                                                   ','Cargar Hoja de Tiempo','');" calcext:value-type="string">
            <text:p>INSERT INTO sss_sistemas_ventanas VALUES('SNR','sigesp_snorh_d_hojatiempo.php <text:s text:c="50"/>','Cargar Hoja de Tiemp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horario.php <text:s text:c="53"/></text:p>
          </table:table-cell>
          <table:table-cell table:style-name="ce1" office:value-type="string" calcext:value-type="string">
            <text:p>Horario</text:p>
          </table:table-cell>
          <table:table-cell table:style-name="ce1" table:number-columns-repeated="2"/>
          <table:table-cell table:formula="of:=CONCATENATE(&quot;INSERT INTO sss_sistemas_ventanas VALUES('&quot;;[.A601];&quot;','&quot;;[.B601];&quot;','&quot;;[.C601];&quot;','&quot;;[.D601];&quot;');&quot;)" office:value-type="string" office:string-value="INSERT INTO sss_sistemas_ventanas VALUES('SNR','sigesp_snorh_d_horario.php                                                      ','Horario','');" calcext:value-type="string">
            <text:p>INSERT INTO sss_sistemas_ventanas VALUES('SNR','sigesp_snorh_d_horario.php <text:s text:c="53"/>','Horari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intereses_prestacionantiguedad.php <text:s text:c="30"/></text:p>
          </table:table-cell>
          <table:table-cell table:style-name="ce1" office:value-type="string" calcext:value-type="string">
            <text:p>Intereses Prestación Antiguedad</text:p>
          </table:table-cell>
          <table:table-cell table:style-name="ce1" table:number-columns-repeated="2"/>
          <table:table-cell table:formula="of:=CONCATENATE(&quot;INSERT INTO sss_sistemas_ventanas VALUES('&quot;;[.A602];&quot;','&quot;;[.B602];&quot;','&quot;;[.C602];&quot;','&quot;;[.D602];&quot;');&quot;)" office:value-type="string" office:string-value="INSERT INTO sss_sistemas_ventanas VALUES('SNR','sigesp_snorh_d_intereses_prestacionantiguedad.php                               ','Intereses Prestación Antiguedad','');" calcext:value-type="string">
            <text:p>INSERT INTO sss_sistemas_ventanas VALUES('SNR','sigesp_snorh_d_intereses_prestacionantiguedad.php <text:s text:c="30"/>','Intereses Prestación Antiguedad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ipasme_afiliado.php <text:s text:c="45"/></text:p>
          </table:table-cell>
          <table:table-cell table:style-name="ce1" office:value-type="string" calcext:value-type="string">
            <text:p>Afiliado</text:p>
          </table:table-cell>
          <table:table-cell table:style-name="ce1" table:number-columns-repeated="2"/>
          <table:table-cell table:formula="of:=CONCATENATE(&quot;INSERT INTO sss_sistemas_ventanas VALUES('&quot;;[.A603];&quot;','&quot;;[.B603];&quot;','&quot;;[.C603];&quot;','&quot;;[.D603];&quot;');&quot;)" office:value-type="string" office:string-value="INSERT INTO sss_sistemas_ventanas VALUES('SNR','sigesp_snorh_d_ipasme_afiliado.php                                              ','Afiliado','');" calcext:value-type="string">
            <text:p>INSERT INTO sss_sistemas_ventanas VALUES('SNR','sigesp_snorh_d_ipasme_afiliado.php <text:s text:c="45"/>','Afiliad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ipasme_beneficiario.php <text:s text:c="41"/></text:p>
          </table:table-cell>
          <table:table-cell table:style-name="ce1" office:value-type="string" calcext:value-type="string">
            <text:p>Afiliado - Beneficiario</text:p>
          </table:table-cell>
          <table:table-cell table:style-name="ce1" table:number-columns-repeated="2"/>
          <table:table-cell table:formula="of:=CONCATENATE(&quot;INSERT INTO sss_sistemas_ventanas VALUES('&quot;;[.A604];&quot;','&quot;;[.B604];&quot;','&quot;;[.C604];&quot;','&quot;;[.D604];&quot;');&quot;)" office:value-type="string" office:string-value="INSERT INTO sss_sistemas_ventanas VALUES('SNR','sigesp_snorh_d_ipasme_beneficiario.php                                          ','Afiliado - Beneficiario','');" calcext:value-type="string">
            <text:p>INSERT INTO sss_sistemas_ventanas VALUES('SNR','sigesp_snorh_d_ipasme_beneficiario.php <text:s text:c="41"/>','Afiliado - Beneficiari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ipasme_dependencias.php <text:s text:c="41"/></text:p>
          </table:table-cell>
          <table:table-cell table:style-name="ce1" office:value-type="string" calcext:value-type="string">
            <text:p>Dependencias</text:p>
          </table:table-cell>
          <table:table-cell table:style-name="ce1" table:number-columns-repeated="2"/>
          <table:table-cell table:formula="of:=CONCATENATE(&quot;INSERT INTO sss_sistemas_ventanas VALUES('&quot;;[.A605];&quot;','&quot;;[.B605];&quot;','&quot;;[.C605];&quot;','&quot;;[.D605];&quot;');&quot;)" office:value-type="string" office:string-value="INSERT INTO sss_sistemas_ventanas VALUES('SNR','sigesp_snorh_d_ipasme_dependencias.php                                          ','Dependencias','');" calcext:value-type="string">
            <text:p>INSERT INTO sss_sistemas_ventanas VALUES('SNR','sigesp_snorh_d_ipasme_dependencias.php <text:s text:c="41"/>','Dependencia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isr.php <text:s text:c="57"/></text:p>
          </table:table-cell>
          <table:table-cell table:style-name="ce1" office:value-type="string" calcext:value-type="string">
            <text:p>Personal - ISR</text:p>
          </table:table-cell>
          <table:table-cell table:style-name="ce1" table:number-columns-repeated="2"/>
          <table:table-cell table:formula="of:=CONCATENATE(&quot;INSERT INTO sss_sistemas_ventanas VALUES('&quot;;[.A606];&quot;','&quot;;[.B606];&quot;','&quot;;[.C606];&quot;','&quot;;[.D606];&quot;');&quot;)" office:value-type="string" office:string-value="INSERT INTO sss_sistemas_ventanas VALUES('SNR','sigesp_snorh_d_isr.php                                                          ','Personal - ISR','');" calcext:value-type="string">
            <text:p>INSERT INTO sss_sistemas_ventanas VALUES('SNR','sigesp_snorh_d_isr.php <text:s text:c="57"/>','Personal - ISR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jubilados.php <text:s text:c="51"/></text:p>
          </table:table-cell>
          <table:table-cell table:style-name="ce1" office:value-type="string" calcext:value-type="string">
            <text:p>Personal - Jubilacion</text:p>
          </table:table-cell>
          <table:table-cell table:style-name="ce1" table:number-columns-repeated="2"/>
          <table:table-cell table:formula="of:=CONCATENATE(&quot;INSERT INTO sss_sistemas_ventanas VALUES('&quot;;[.A607];&quot;','&quot;;[.B607];&quot;','&quot;;[.C607];&quot;','&quot;;[.D607];&quot;');&quot;)" office:value-type="string" office:string-value="INSERT INTO sss_sistemas_ventanas VALUES('SNR','sigesp_snorh_d_jubilados.php                                                    ','Personal - Jubilacion','');" calcext:value-type="string">
            <text:p>INSERT INTO sss_sistemas_ventanas VALUES('SNR','sigesp_snorh_d_jubilados.php <text:s text:c="51"/>','Personal - Jubilacion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metodobanco.php <text:s text:c="49"/></text:p>
          </table:table-cell>
          <table:table-cell table:style-name="ce1" office:value-type="string" calcext:value-type="string">
            <text:p>Método a Banco</text:p>
          </table:table-cell>
          <table:table-cell table:style-name="ce1" table:number-columns-repeated="2"/>
          <table:table-cell table:formula="of:=CONCATENATE(&quot;INSERT INTO sss_sistemas_ventanas VALUES('&quot;;[.A608];&quot;','&quot;;[.B608];&quot;','&quot;;[.C608];&quot;','&quot;;[.D608];&quot;');&quot;)" office:value-type="string" office:string-value="INSERT INTO sss_sistemas_ventanas VALUES('SNR','sigesp_snorh_d_metodobanco.php                                                  ','Método a Banco','');" calcext:value-type="string">
            <text:p>INSERT INTO sss_sistemas_ventanas VALUES('SNR','sigesp_snorh_d_metodobanco.php <text:s text:c="49"/>','Método a Banc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nominas.php <text:s text:c="53"/></text:p>
          </table:table-cell>
          <table:table-cell table:style-name="ce1" office:value-type="string" calcext:value-type="string">
            <text:p>Nominas</text:p>
          </table:table-cell>
          <table:table-cell table:style-name="ce1" table:number-columns-repeated="2"/>
          <table:table-cell table:formula="of:=CONCATENATE(&quot;INSERT INTO sss_sistemas_ventanas VALUES('&quot;;[.A609];&quot;','&quot;;[.B609];&quot;','&quot;;[.C609];&quot;','&quot;;[.D609];&quot;');&quot;)" office:value-type="string" office:string-value="INSERT INTO sss_sistemas_ventanas VALUES('SNR','sigesp_snorh_d_nominas.php                                                      ','Nominas','');" calcext:value-type="string">
            <text:p>INSERT INTO sss_sistemas_ventanas VALUES('SNR','sigesp_snorh_d_nominas.php <text:s text:c="53"/>','Nomina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periodoadicional.php <text:s text:c="44"/></text:p>
          </table:table-cell>
          <table:table-cell table:style-name="ce1" office:value-type="string" calcext:value-type="string">
            <text:p>Nomina - Periodo Adicional</text:p>
          </table:table-cell>
          <table:table-cell table:style-name="ce1" table:number-columns-repeated="2"/>
          <table:table-cell table:formula="of:=CONCATENATE(&quot;INSERT INTO sss_sistemas_ventanas VALUES('&quot;;[.A610];&quot;','&quot;;[.B610];&quot;','&quot;;[.C610];&quot;','&quot;;[.D610];&quot;');&quot;)" office:value-type="string" office:string-value="INSERT INTO sss_sistemas_ventanas VALUES('SNR','sigesp_snorh_d_periodoadicional.php                                             ','Nomina - Periodo Adicional','');" calcext:value-type="string">
            <text:p>INSERT INTO sss_sistemas_ventanas VALUES('SNR','sigesp_snorh_d_periodoadicional.php <text:s text:c="44"/>','Nomina - Periodo Adici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permiso.php <text:s text:c="53"/></text:p>
          </table:table-cell>
          <table:table-cell table:style-name="ce1" office:value-type="string" calcext:value-type="string">
            <text:p>Personal - Permiso</text:p>
          </table:table-cell>
          <table:table-cell table:style-name="ce1" table:number-columns-repeated="2"/>
          <table:table-cell table:formula="of:=CONCATENATE(&quot;INSERT INTO sss_sistemas_ventanas VALUES('&quot;;[.A611];&quot;','&quot;;[.B611];&quot;','&quot;;[.C611];&quot;','&quot;;[.D611];&quot;');&quot;)" office:value-type="string" office:string-value="INSERT INTO sss_sistemas_ventanas VALUES('SNR','sigesp_snorh_d_permiso.php                                                      ','Personal - Permiso','');" calcext:value-type="string">
            <text:p>INSERT INTO sss_sistemas_ventanas VALUES('SNR','sigesp_snorh_d_permiso.php <text:s text:c="53"/>','Personal - Permis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personal.php <text:s text:c="52"/></text:p>
          </table:table-cell>
          <table:table-cell table:style-name="ce1" office:value-type="string" calcext:value-type="string">
            <text:p>Personal</text:p>
          </table:table-cell>
          <table:table-cell table:style-name="ce1" table:number-columns-repeated="2"/>
          <table:table-cell table:formula="of:=CONCATENATE(&quot;INSERT INTO sss_sistemas_ventanas VALUES('&quot;;[.A612];&quot;','&quot;;[.B612];&quot;','&quot;;[.C612];&quot;','&quot;;[.D612];&quot;');&quot;)" office:value-type="string" office:string-value="INSERT INTO sss_sistemas_ventanas VALUES('SNR','sigesp_snorh_d_personal.php                                                     ','Personal','');" calcext:value-type="string">
            <text:p>INSERT INTO sss_sistemas_ventanas VALUES('SNR','sigesp_snorh_d_personal.php <text:s text:c="52"/>','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primasdocentes.php <text:s text:c="46"/></text:p>
          </table:table-cell>
          <table:table-cell table:style-name="ce1" office:value-type="string" calcext:value-type="string">
            <text:p>Prima Docente</text:p>
          </table:table-cell>
          <table:table-cell table:style-name="ce1" table:number-columns-repeated="2"/>
          <table:table-cell table:formula="of:=CONCATENATE(&quot;INSERT INTO sss_sistemas_ventanas VALUES('&quot;;[.A613];&quot;','&quot;;[.B613];&quot;','&quot;;[.C613];&quot;','&quot;;[.D613];&quot;');&quot;)" office:value-type="string" office:string-value="INSERT INTO sss_sistemas_ventanas VALUES('SNR','sigesp_snorh_d_primasdocentes.php                                               ','Prima Docente','');" calcext:value-type="string">
            <text:p>INSERT INTO sss_sistemas_ventanas VALUES('SNR','sigesp_snorh_d_primasdocentes.php <text:s text:c="46"/>','Prima Docent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profesion.php <text:s text:c="51"/></text:p>
          </table:table-cell>
          <table:table-cell table:style-name="ce1" office:value-type="string" calcext:value-type="string">
            <text:p>Profesiones</text:p>
          </table:table-cell>
          <table:table-cell table:style-name="ce1" table:number-columns-repeated="2"/>
          <table:table-cell table:formula="of:=CONCATENATE(&quot;INSERT INTO sss_sistemas_ventanas VALUES('&quot;;[.A614];&quot;','&quot;;[.B614];&quot;','&quot;;[.C614];&quot;','&quot;;[.D614];&quot;');&quot;)" office:value-type="string" office:string-value="INSERT INTO sss_sistemas_ventanas VALUES('SNR','sigesp_snorh_d_profesion.php                                                    ','Profesiones','');" calcext:value-type="string">
            <text:p>INSERT INTO sss_sistemas_ventanas VALUES('SNR','sigesp_snorh_d_profesion.php <text:s text:c="51"/>','Profesione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proyecto.php <text:s text:c="52"/></text:p>
          </table:table-cell>
          <table:table-cell table:style-name="ce1" office:value-type="string" calcext:value-type="string">
            <text:p>Proyectos</text:p>
          </table:table-cell>
          <table:table-cell table:style-name="ce1" table:number-columns-repeated="2"/>
          <table:table-cell table:formula="of:=CONCATENATE(&quot;INSERT INTO sss_sistemas_ventanas VALUES('&quot;;[.A615];&quot;','&quot;;[.B615];&quot;','&quot;;[.C615];&quot;','&quot;;[.D615];&quot;');&quot;)" office:value-type="string" office:string-value="INSERT INTO sss_sistemas_ventanas VALUES('SNR','sigesp_snorh_d_proyecto.php                                                     ','Proyectos','');" calcext:value-type="string">
            <text:p>INSERT INTO sss_sistemas_ventanas VALUES('SNR','sigesp_snorh_d_proyecto.php <text:s text:c="52"/>','Proyect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rango.php <text:s text:c="55"/></text:p>
          </table:table-cell>
          <table:table-cell table:style-name="ce1" office:value-type="string" calcext:value-type="string">
            <text:p>Rango</text:p>
          </table:table-cell>
          <table:table-cell table:style-name="ce1" table:number-columns-repeated="2"/>
          <table:table-cell table:formula="of:=CONCATENATE(&quot;INSERT INTO sss_sistemas_ventanas VALUES('&quot;;[.A616];&quot;','&quot;;[.B616];&quot;','&quot;;[.C616];&quot;','&quot;;[.D616];&quot;');&quot;)" office:value-type="string" office:string-value="INSERT INTO sss_sistemas_ventanas VALUES('SNR','sigesp_snorh_d_rango.php                                                        ','Rango','');" calcext:value-type="string">
            <text:p>INSERT INTO sss_sistemas_ventanas VALUES('SNR','sigesp_snorh_d_rango.php <text:s text:c="55"/>','Rang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subnomina.php <text:s text:c="51"/></text:p>
          </table:table-cell>
          <table:table-cell table:style-name="ce1" office:value-type="string" calcext:value-type="string">
            <text:p>Nomina - SubNomina</text:p>
          </table:table-cell>
          <table:table-cell table:style-name="ce1" table:number-columns-repeated="2"/>
          <table:table-cell table:formula="of:=CONCATENATE(&quot;INSERT INTO sss_sistemas_ventanas VALUES('&quot;;[.A617];&quot;','&quot;;[.B617];&quot;','&quot;;[.C617];&quot;','&quot;;[.D617];&quot;');&quot;)" office:value-type="string" office:string-value="INSERT INTO sss_sistemas_ventanas VALUES('SNR','sigesp_snorh_d_subnomina.php                                                    ','Nomina - SubNomina','');" calcext:value-type="string">
            <text:p>INSERT INTO sss_sistemas_ventanas VALUES('SNR','sigesp_snorh_d_subnomina.php <text:s text:c="51"/>','Nomina - SubNomina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sueldominimo.php <text:s text:c="48"/></text:p>
          </table:table-cell>
          <table:table-cell table:style-name="ce1" office:value-type="string" calcext:value-type="string">
            <text:p>Sueldos Mínimos</text:p>
          </table:table-cell>
          <table:table-cell table:style-name="ce1" table:number-columns-repeated="2"/>
          <table:table-cell table:formula="of:=CONCATENATE(&quot;INSERT INTO sss_sistemas_ventanas VALUES('&quot;;[.A618];&quot;','&quot;;[.B618];&quot;','&quot;;[.C618];&quot;','&quot;;[.D618];&quot;');&quot;)" office:value-type="string" office:string-value="INSERT INTO sss_sistemas_ventanas VALUES('SNR','sigesp_snorh_d_sueldominimo.php                                                 ','Sueldos Mínimos','');" calcext:value-type="string">
            <text:p>INSERT INTO sss_sistemas_ventanas VALUES('SNR','sigesp_snorh_d_sueldominimo.php <text:s text:c="48"/>','Sueldos Mínim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sueldoshistoricos.php <text:s text:c="43"/></text:p>
          </table:table-cell>
          <table:table-cell table:style-name="ce1" office:value-type="string" calcext:value-type="string">
            <text:p>Personal - Sueldos Históricos</text:p>
          </table:table-cell>
          <table:table-cell table:style-name="ce1" table:number-columns-repeated="2"/>
          <table:table-cell table:formula="of:=CONCATENATE(&quot;INSERT INTO sss_sistemas_ventanas VALUES('&quot;;[.A619];&quot;','&quot;;[.B619];&quot;','&quot;;[.C619];&quot;','&quot;;[.D619];&quot;');&quot;)" office:value-type="string" office:string-value="INSERT INTO sss_sistemas_ventanas VALUES('SNR','sigesp_snorh_d_sueldoshistoricos.php                                            ','Personal - Sueldos Históricos','');" calcext:value-type="string">
            <text:p>INSERT INTO sss_sistemas_ventanas VALUES('SNR','sigesp_snorh_d_sueldoshistoricos.php <text:s text:c="43"/>','Personal - Sueldos Históric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tablavacacion.php <text:s text:c="47"/></text:p>
          </table:table-cell>
          <table:table-cell table:style-name="ce1" office:value-type="string" calcext:value-type="string">
            <text:p>Tabla de Vacaciones</text:p>
          </table:table-cell>
          <table:table-cell table:style-name="ce1" table:number-columns-repeated="2"/>
          <table:table-cell table:formula="of:=CONCATENATE(&quot;INSERT INTO sss_sistemas_ventanas VALUES('&quot;;[.A620];&quot;','&quot;;[.B620];&quot;','&quot;;[.C620];&quot;','&quot;;[.D620];&quot;');&quot;)" office:value-type="string" office:string-value="INSERT INTO sss_sistemas_ventanas VALUES('SNR','sigesp_snorh_d_tablavacacion.php                                                ','Tabla de Vacaciones','');" calcext:value-type="string">
            <text:p>INSERT INTO sss_sistemas_ventanas VALUES('SNR','sigesp_snorh_d_tablavacacion.php <text:s text:c="47"/>','Tabla de Vacacione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tabulador.php <text:s text:c="51"/></text:p>
          </table:table-cell>
          <table:table-cell table:style-name="ce1" office:value-type="string" calcext:value-type="string">
            <text:p>Tabulador</text:p>
          </table:table-cell>
          <table:table-cell table:style-name="ce1" table:number-columns-repeated="2"/>
          <table:table-cell table:formula="of:=CONCATENATE(&quot;INSERT INTO sss_sistemas_ventanas VALUES('&quot;;[.A621];&quot;','&quot;;[.B621];&quot;','&quot;;[.C621];&quot;','&quot;;[.D621];&quot;');&quot;)" office:value-type="string" office:string-value="INSERT INTO sss_sistemas_ventanas VALUES('SNR','sigesp_snorh_d_tabulador.php                                                    ','Tabulador','');" calcext:value-type="string">
            <text:p>INSERT INTO sss_sistemas_ventanas VALUES('SNR','sigesp_snorh_d_tabulador.php <text:s text:c="51"/>','Tabulador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tipopersonal.php <text:s text:c="48"/></text:p>
          </table:table-cell>
          <table:table-cell table:style-name="ce1" office:value-type="string" calcext:value-type="string">
            <text:p>Tipo de Personal</text:p>
          </table:table-cell>
          <table:table-cell table:style-name="ce1" table:number-columns-repeated="2"/>
          <table:table-cell table:formula="of:=CONCATENATE(&quot;INSERT INTO sss_sistemas_ventanas VALUES('&quot;;[.A622];&quot;','&quot;;[.B622];&quot;','&quot;;[.C622];&quot;','&quot;;[.D622];&quot;');&quot;)" office:value-type="string" office:string-value="INSERT INTO sss_sistemas_ventanas VALUES('SNR','sigesp_snorh_d_tipopersonal.php                                                 ','Tipo de Personal','');" calcext:value-type="string">
            <text:p>INSERT INTO sss_sistemas_ventanas VALUES('SNR','sigesp_snorh_d_tipopersonal.php <text:s text:c="48"/>','Tipo de 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trabajoanterior.php <text:s text:c="45"/></text:p>
          </table:table-cell>
          <table:table-cell table:style-name="ce1" office:value-type="string" calcext:value-type="string">
            <text:p>Personal - Trabajo Anterior</text:p>
          </table:table-cell>
          <table:table-cell table:style-name="ce1" table:number-columns-repeated="2"/>
          <table:table-cell table:formula="of:=CONCATENATE(&quot;INSERT INTO sss_sistemas_ventanas VALUES('&quot;;[.A623];&quot;','&quot;;[.B623];&quot;','&quot;;[.C623];&quot;','&quot;;[.D623];&quot;');&quot;)" office:value-type="string" office:string-value="INSERT INTO sss_sistemas_ventanas VALUES('SNR','sigesp_snorh_d_trabajoanterior.php                                              ','Personal - Trabajo Anterior','');" calcext:value-type="string">
            <text:p>INSERT INTO sss_sistemas_ventanas VALUES('SNR','sigesp_snorh_d_trabajoanterior.php <text:s text:c="45"/>','Personal - Trabajo Anterior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ubicacionfisica.php <text:s text:c="45"/></text:p>
          </table:table-cell>
          <table:table-cell table:style-name="ce1" office:value-type="string" calcext:value-type="string">
            <text:p>Ubicación Física</text:p>
          </table:table-cell>
          <table:table-cell table:style-name="ce1" table:number-columns-repeated="2"/>
          <table:table-cell table:formula="of:=CONCATENATE(&quot;INSERT INTO sss_sistemas_ventanas VALUES('&quot;;[.A624];&quot;','&quot;;[.B624];&quot;','&quot;;[.C624];&quot;','&quot;;[.D624];&quot;');&quot;)" office:value-type="string" office:string-value="INSERT INTO sss_sistemas_ventanas VALUES('SNR','sigesp_snorh_d_ubicacionfisica.php                                              ','Ubicación Física','');" calcext:value-type="string">
            <text:p>INSERT INTO sss_sistemas_ventanas VALUES('SNR','sigesp_snorh_d_ubicacionfisica.php <text:s text:c="45"/>','Ubicación Física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uni_ad.php <text:s text:c="54"/></text:p>
          </table:table-cell>
          <table:table-cell table:style-name="ce1" office:value-type="string" calcext:value-type="string">
            <text:p>Unidades Administrativas</text:p>
          </table:table-cell>
          <table:table-cell table:style-name="ce1" table:number-columns-repeated="2"/>
          <table:table-cell table:formula="of:=CONCATENATE(&quot;INSERT INTO sss_sistemas_ventanas VALUES('&quot;;[.A625];&quot;','&quot;;[.B625];&quot;','&quot;;[.C625];&quot;','&quot;;[.D625];&quot;');&quot;)" office:value-type="string" office:string-value="INSERT INTO sss_sistemas_ventanas VALUES('SNR','sigesp_snorh_d_uni_ad.php                                                       ','Unidades Administrativas','');" calcext:value-type="string">
            <text:p>INSERT INTO sss_sistemas_ventanas VALUES('SNR','sigesp_snorh_d_uni_ad.php <text:s text:c="54"/>','Unidades Administrativa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uni_vipladin.php <text:s text:c="48"/></text:p>
          </table:table-cell>
          <table:table-cell table:style-name="ce1" office:value-type="string" calcext:value-type="string">
            <text:p>Unidad VIPLADIN</text:p>
          </table:table-cell>
          <table:table-cell table:style-name="ce1" table:number-columns-repeated="2"/>
          <table:table-cell table:formula="of:=CONCATENATE(&quot;INSERT INTO sss_sistemas_ventanas VALUES('&quot;;[.A626];&quot;','&quot;;[.B626];&quot;','&quot;;[.C626];&quot;','&quot;;[.D626];&quot;');&quot;)" office:value-type="string" office:string-value="INSERT INTO sss_sistemas_ventanas VALUES('SNR','sigesp_snorh_d_uni_vipladin.php                                                 ','Unidad VIPLADIN','');" calcext:value-type="string">
            <text:p>INSERT INTO sss_sistemas_ventanas VALUES('SNR','sigesp_snorh_d_uni_vipladin.php <text:s text:c="48"/>','Unidad VIPLADIN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d_vacacion.php <text:s text:c="52"/></text:p>
          </table:table-cell>
          <table:table-cell table:style-name="ce1" office:value-type="string" calcext:value-type="string">
            <text:p>Personal - Vacaciones</text:p>
          </table:table-cell>
          <table:table-cell table:style-name="ce1" table:number-columns-repeated="2"/>
          <table:table-cell table:formula="of:=CONCATENATE(&quot;INSERT INTO sss_sistemas_ventanas VALUES('&quot;;[.A627];&quot;','&quot;;[.B627];&quot;','&quot;;[.C627];&quot;','&quot;;[.D627];&quot;');&quot;)" office:value-type="string" office:string-value="INSERT INTO sss_sistemas_ventanas VALUES('SNR','sigesp_snorh_d_vacacion.php                                                     ','Personal - Vacaciones','');" calcext:value-type="string">
            <text:p>INSERT INTO sss_sistemas_ventanas VALUES('SNR','sigesp_snorh_d_vacacion.php <text:s text:c="52"/>','Personal - Vacacione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aprobacionanticipos.php <text:s text:c="41"/></text:p>
          </table:table-cell>
          <table:table-cell table:style-name="ce1" office:value-type="string" calcext:value-type="string">
            <text:p>Aprobacion / Reverso / Anulación de Anticipos</text:p>
          </table:table-cell>
          <table:table-cell table:style-name="ce1" table:number-columns-repeated="2"/>
          <table:table-cell table:formula="of:=CONCATENATE(&quot;INSERT INTO sss_sistemas_ventanas VALUES('&quot;;[.A628];&quot;','&quot;;[.B628];&quot;','&quot;;[.C628];&quot;','&quot;;[.D628];&quot;');&quot;)" office:value-type="string" office:string-value="INSERT INTO sss_sistemas_ventanas VALUES('SNR','sigesp_snorh_p_aprobacionanticipos.php                                          ','Aprobacion / Reverso / Anulación de Anticipos','');" calcext:value-type="string">
            <text:p>INSERT INTO sss_sistemas_ventanas VALUES('SNR','sigesp_snorh_p_aprobacionanticipos.php <text:s text:c="41"/>','Aprobacion / Reverso / Anulación de Anticip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aprobacion_fideicomiso.php <text:s text:c="38"/></text:p>
          </table:table-cell>
          <table:table-cell table:style-name="ce1" office:value-type="string" calcext:value-type="string">
            <text:p>Aprobación de Prestación de Antiguedad</text:p>
          </table:table-cell>
          <table:table-cell table:style-name="ce1" table:number-columns-repeated="2"/>
          <table:table-cell table:formula="of:=CONCATENATE(&quot;INSERT INTO sss_sistemas_ventanas VALUES('&quot;;[.A629];&quot;','&quot;;[.B629];&quot;','&quot;;[.C629];&quot;','&quot;;[.D629];&quot;');&quot;)" office:value-type="string" office:string-value="INSERT INTO sss_sistemas_ventanas VALUES('SNR','sigesp_snorh_p_aprobacion_fideicomiso.php                                       ','Aprobación de Prestación de Antiguedad','');" calcext:value-type="string">
            <text:p>INSERT INTO sss_sistemas_ventanas VALUES('SNR','sigesp_snorh_p_aprobacion_fideicomiso.php <text:s text:c="38"/>','Aprobación de Prestación de Antiguedad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buscarpersonal.php <text:s text:c="46"/></text:p>
          </table:table-cell>
          <table:table-cell table:style-name="ce1" office:value-type="string" calcext:value-type="string">
            <text:p>Buscar Personal</text:p>
          </table:table-cell>
          <table:table-cell table:style-name="ce1" table:number-columns-repeated="2"/>
          <table:table-cell table:formula="of:=CONCATENATE(&quot;INSERT INTO sss_sistemas_ventanas VALUES('&quot;;[.A630];&quot;','&quot;;[.B630];&quot;','&quot;;[.C630];&quot;','&quot;;[.D630];&quot;');&quot;)" office:value-type="string" office:string-value="INSERT INTO sss_sistemas_ventanas VALUES('SNR','sigesp_snorh_p_buscarpersonal.php                                               ','Buscar Personal','');" calcext:value-type="string">
            <text:p>INSERT INTO sss_sistemas_ventanas VALUES('SNR','sigesp_snorh_p_buscarpersonal.php <text:s text:c="46"/>','Buscar 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configuracion.php <text:s text:c="47"/></text:p>
          </table:table-cell>
          <table:table-cell table:style-name="ce1" office:value-type="string" calcext:value-type="string">
            <text:p>Configuración</text:p>
          </table:table-cell>
          <table:table-cell table:style-name="ce1"/>
          <table:table-cell/>
          <table:table-cell table:formula="of:=CONCATENATE(&quot;INSERT INTO sss_sistemas_ventanas VALUES('&quot;;[.A631];&quot;','&quot;;[.B631];&quot;','&quot;;[.C631];&quot;','&quot;;[.D631];&quot;');&quot;)" office:value-type="string" office:string-value="INSERT INTO sss_sistemas_ventanas VALUES('SNR','sigesp_snorh_p_configuracion.php                                                ','Configuración','');" calcext:value-type="string">
            <text:p>INSERT INTO sss_sistemas_ventanas VALUES('SNR','sigesp_snorh_p_configuracion.php <text:s text:c="47"/>','Configuración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dt_primagrado.php <text:s text:c="48"/></text:p>
          </table:table-cell>
          <table:table-cell table:style-name="ce1" office:value-type="string" calcext:value-type="string">
            <text:p>Tabulador - Primas</text:p>
          </table:table-cell>
          <table:table-cell table:style-name="ce1" table:number-columns-repeated="2"/>
          <table:table-cell table:formula="of:=CONCATENATE(&quot;INSERT INTO sss_sistemas_ventanas VALUES('&quot;;[.A632];&quot;','&quot;;[.B632];&quot;','&quot;;[.C632];&quot;','&quot;;[.D632];&quot;');&quot;)" office:value-type="string" office:string-value="INSERT INTO sss_sistemas_ventanas VALUES('SNR','sigesp_snorh_pdt_primagrado.php                                                 ','Tabulador - Primas','');" calcext:value-type="string">
            <text:p>INSERT INTO sss_sistemas_ventanas VALUES('SNR','sigesp_snorh_pdt_primagrado.php <text:s text:c="48"/>','Tabulador - Prima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fideicomiso_intereses.php <text:s text:c="39"/></text:p>
          </table:table-cell>
          <table:table-cell table:style-name="ce1" office:value-type="string" calcext:value-type="string">
            <text:p>Prestación de Antiguedad (Intereses)</text:p>
          </table:table-cell>
          <table:table-cell table:style-name="ce1" table:number-columns-repeated="2"/>
          <table:table-cell table:formula="of:=CONCATENATE(&quot;INSERT INTO sss_sistemas_ventanas VALUES('&quot;;[.A633];&quot;','&quot;;[.B633];&quot;','&quot;;[.C633];&quot;','&quot;;[.D633];&quot;');&quot;)" office:value-type="string" office:string-value="INSERT INTO sss_sistemas_ventanas VALUES('SNR','sigesp_snorh_p_fideicomiso_intereses.php                                        ','Prestación de Antiguedad (Intereses)','');" calcext:value-type="string">
            <text:p>INSERT INTO sss_sistemas_ventanas VALUES('SNR','sigesp_snorh_p_fideicomiso_intereses.php <text:s text:c="39"/>','Prestación de Antiguedad (Intereses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fideicomiso.php <text:s text:c="49"/></text:p>
          </table:table-cell>
          <table:table-cell table:style-name="ce1" office:value-type="string" calcext:value-type="string">
            <text:p>Prestación de Antiguedad (Capital)</text:p>
          </table:table-cell>
          <table:table-cell table:style-name="ce1" table:number-columns-repeated="2"/>
          <table:table-cell table:formula="of:=CONCATENATE(&quot;INSERT INTO sss_sistemas_ventanas VALUES('&quot;;[.A634];&quot;','&quot;;[.B634];&quot;','&quot;;[.C634];&quot;','&quot;;[.D634];&quot;');&quot;)" office:value-type="string" office:string-value="INSERT INTO sss_sistemas_ventanas VALUES('SNR','sigesp_snorh_p_fideicomiso.php                                                  ','Prestación de Antiguedad (Capital)','');" calcext:value-type="string">
            <text:p>INSERT INTO sss_sistemas_ventanas VALUES('SNR','sigesp_snorh_p_fideicomiso.php <text:s text:c="49"/>','Prestación de Antiguedad (Capital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incor_susp_egre_personalnomina.php <text:s text:c="30"/></text:p>
          </table:table-cell>
          <table:table-cell table:style-name="ce1" office:value-type="string" calcext:value-type="string">
            <text:p>Incorporar ó Suspender Personal en Lote</text:p>
          </table:table-cell>
          <table:table-cell table:style-name="ce1" table:number-columns-repeated="2"/>
          <table:table-cell table:formula="of:=CONCATENATE(&quot;INSERT INTO sss_sistemas_ventanas VALUES('&quot;;[.A635];&quot;','&quot;;[.B635];&quot;','&quot;;[.C635];&quot;','&quot;;[.D635];&quot;');&quot;)" office:value-type="string" office:string-value="INSERT INTO sss_sistemas_ventanas VALUES('SNR','sigesp_snorh_p_incor_susp_egre_personalnomina.php                               ','Incorporar ó Suspender Personal en Lote','');" calcext:value-type="string">
            <text:p>INSERT INTO sss_sistemas_ventanas VALUES('SNR','sigesp_snorh_p_incor_susp_egre_personalnomina.php <text:s text:c="30"/>','Incorporar ó Suspender Personal en Lot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incor_susp_egre_personal.php <text:s text:c="36"/></text:p>
          </table:table-cell>
          <table:table-cell table:style-name="ce1" office:value-type="string" calcext:value-type="string">
            <text:p>Incorporar ó Egresar Personal en Lote</text:p>
          </table:table-cell>
          <table:table-cell table:style-name="ce1" table:number-columns-repeated="2"/>
          <table:table-cell table:formula="of:=CONCATENATE(&quot;INSERT INTO sss_sistemas_ventanas VALUES('&quot;;[.A636];&quot;','&quot;;[.B636];&quot;','&quot;;[.C636];&quot;','&quot;;[.D636];&quot;');&quot;)" office:value-type="string" office:string-value="INSERT INTO sss_sistemas_ventanas VALUES('SNR','sigesp_snorh_p_incor_susp_egre_personal.php                                     ','Incorporar ó Egresar Personal en Lote','');" calcext:value-type="string">
            <text:p>INSERT INTO sss_sistemas_ventanas VALUES('SNR','sigesp_snorh_p_incor_susp_egre_personal.php <text:s text:c="36"/>','Incorporar ó Egresar Personal en Lot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personalcambioestatus.php <text:s text:c="39"/></text:p>
          </table:table-cell>
          <table:table-cell table:style-name="ce1" office:value-type="string" calcext:value-type="string">
            <text:p>Egresos</text:p>
          </table:table-cell>
          <table:table-cell table:style-name="ce1" table:number-columns-repeated="2"/>
          <table:table-cell table:formula="of:=CONCATENATE(&quot;INSERT INTO sss_sistemas_ventanas VALUES('&quot;;[.A637];&quot;','&quot;;[.B637];&quot;','&quot;;[.C637];&quot;','&quot;;[.D637];&quot;');&quot;)" office:value-type="string" office:string-value="INSERT INTO sss_sistemas_ventanas VALUES('SNR','sigesp_snorh_p_personalcambioestatus.php                                        ','Egresos','');" calcext:value-type="string">
            <text:p>INSERT INTO sss_sistemas_ventanas VALUES('SNR','sigesp_snorh_p_personalcambioestatus.php <text:s text:c="39"/>','Egres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personalcambioid.php <text:s text:c="44"/></text:p>
          </table:table-cell>
          <table:table-cell table:style-name="ce1" office:value-type="string" calcext:value-type="string">
            <text:p>Cambio Id Personal</text:p>
          </table:table-cell>
          <table:table-cell table:style-name="ce1" table:number-columns-repeated="2"/>
          <table:table-cell table:formula="of:=CONCATENATE(&quot;INSERT INTO sss_sistemas_ventanas VALUES('&quot;;[.A638];&quot;','&quot;;[.B638];&quot;','&quot;;[.C638];&quot;','&quot;;[.D638];&quot;');&quot;)" office:value-type="string" office:string-value="INSERT INTO sss_sistemas_ventanas VALUES('SNR','sigesp_snorh_p_personalcambioid.php                                             ','Cambio Id Personal','');" calcext:value-type="string">
            <text:p>INSERT INTO sss_sistemas_ventanas VALUES('SNR','sigesp_snorh_p_personalcambioid.php <text:s text:c="44"/>','Cambio Id 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programacionreporte.php <text:s text:c="41"/></text:p>
          </table:table-cell>
          <table:table-cell table:style-name="ce1" office:value-type="string" calcext:value-type="string">
            <text:p>Programación Reporte</text:p>
          </table:table-cell>
          <table:table-cell table:style-name="ce1" table:number-columns-repeated="2"/>
          <table:table-cell table:formula="of:=CONCATENATE(&quot;INSERT INTO sss_sistemas_ventanas VALUES('&quot;;[.A639];&quot;','&quot;;[.B639];&quot;','&quot;;[.C639];&quot;','&quot;;[.D639];&quot;');&quot;)" office:value-type="string" office:string-value="INSERT INTO sss_sistemas_ventanas VALUES('SNR','sigesp_snorh_p_programacionreporte.php                                          ','Programación Reporte','');" calcext:value-type="string">
            <text:p>INSERT INTO sss_sistemas_ventanas VALUES('SNR','sigesp_snorh_p_programacionreporte.php <text:s text:c="41"/>','Programación Report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revaprobacion_fideicomiso.php <text:s text:c="35"/></text:p>
          </table:table-cell>
          <table:table-cell table:style-name="ce1" office:value-type="string" calcext:value-type="string">
            <text:p>Reverso de Aprobación de Prestación de Antiguedad</text:p>
          </table:table-cell>
          <table:table-cell table:style-name="ce1" table:number-columns-repeated="2"/>
          <table:table-cell table:formula="of:=CONCATENATE(&quot;INSERT INTO sss_sistemas_ventanas VALUES('&quot;;[.A640];&quot;','&quot;;[.B640];&quot;','&quot;;[.C640];&quot;','&quot;;[.D640];&quot;');&quot;)" office:value-type="string" office:string-value="INSERT INTO sss_sistemas_ventanas VALUES('SNR','sigesp_snorh_p_revaprobacion_fideicomiso.php                                    ','Reverso de Aprobación de Prestación de Antiguedad','');" calcext:value-type="string">
            <text:p>INSERT INTO sss_sistemas_ventanas VALUES('SNR','sigesp_snorh_p_revaprobacion_fideicomiso.php <text:s text:c="35"/>','Reverso de Aprobación de Prestación de Antiguedad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seleccionarhnomina.php <text:s text:c="42"/></text:p>
          </table:table-cell>
          <table:table-cell table:style-name="ce1" office:value-type="string" calcext:value-type="string">
            <text:p>Historicos x Nomina</text:p>
          </table:table-cell>
          <table:table-cell table:style-name="ce1" table:number-columns-repeated="2"/>
          <table:table-cell table:formula="of:=CONCATENATE(&quot;INSERT INTO sss_sistemas_ventanas VALUES('&quot;;[.A641];&quot;','&quot;;[.B641];&quot;','&quot;;[.C641];&quot;','&quot;;[.D641];&quot;');&quot;)" office:value-type="string" office:string-value="INSERT INTO sss_sistemas_ventanas VALUES('SNR','sigesp_snorh_p_seleccionarhnomina.php                                           ','Historicos x Nomina','');" calcext:value-type="string">
            <text:p>INSERT INTO sss_sistemas_ventanas VALUES('SNR','sigesp_snorh_p_seleccionarhnomina.php <text:s text:c="42"/>','Historicos x Nomina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seleccionarnomina.php <text:s text:c="43"/></text:p>
          </table:table-cell>
          <table:table-cell table:style-name="ce1" office:value-type="string" calcext:value-type="string">
            <text:p>Seleccionar Nomina</text:p>
          </table:table-cell>
          <table:table-cell table:style-name="ce1" table:number-columns-repeated="2"/>
          <table:table-cell table:formula="of:=CONCATENATE(&quot;INSERT INTO sss_sistemas_ventanas VALUES('&quot;;[.A642];&quot;','&quot;;[.B642];&quot;','&quot;;[.C642];&quot;','&quot;;[.D642];&quot;');&quot;)" office:value-type="string" office:string-value="INSERT INTO sss_sistemas_ventanas VALUES('SNR','sigesp_snorh_p_seleccionarnomina.php                                            ','Seleccionar Nomina','');" calcext:value-type="string">
            <text:p>INSERT INTO sss_sistemas_ventanas VALUES('SNR','sigesp_snorh_p_seleccionarnomina.php <text:s text:c="43"/>','Seleccionar Nomina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p_transferenciadatos.php <text:s text:c="42"/></text:p>
          </table:table-cell>
          <table:table-cell table:style-name="ce1" office:value-type="string" calcext:value-type="string">
            <text:p>Transferencias de Datos entre RAC</text:p>
          </table:table-cell>
          <table:table-cell table:style-name="ce1" table:number-columns-repeated="2"/>
          <table:table-cell table:formula="of:=CONCATENATE(&quot;INSERT INTO sss_sistemas_ventanas VALUES('&quot;;[.A643];&quot;','&quot;;[.B643];&quot;','&quot;;[.C643];&quot;','&quot;;[.D643];&quot;');&quot;)" office:value-type="string" office:string-value="INSERT INTO sss_sistemas_ventanas VALUES('SNR','sigesp_snorh_p_transferenciadatos.php                                           ','Transferencias de Datos entre RAC','');" calcext:value-type="string">
            <text:p>INSERT INTO sss_sistemas_ventanas VALUES('SNR','sigesp_snorh_p_transferenciadatos.php <text:s text:c="42"/>','Transferencias de Datos entre RAC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afectacionprestacionantiguedad_intereses.php <text:s text:c="20"/></text:p>
          </table:table-cell>
          <table:table-cell table:style-name="ce1" office:value-type="string" calcext:value-type="string">
            <text:p>Afectación Presupuestaria de Prestación de Antiguedad (Intereses)</text:p>
          </table:table-cell>
          <table:table-cell table:style-name="ce1" table:number-columns-repeated="2"/>
          <table:table-cell table:formula="of:=CONCATENATE(&quot;INSERT INTO sss_sistemas_ventanas VALUES('&quot;;[.A644];&quot;','&quot;;[.B644];&quot;','&quot;;[.C644];&quot;','&quot;;[.D644];&quot;');&quot;)" office:value-type="string" office:string-value="INSERT INTO sss_sistemas_ventanas VALUES('SNR','sigesp_snorh_r_afectacionprestacionantiguedad_intereses.php                     ','Afectación Presupuestaria de Prestación de Antiguedad (Intereses)','');" calcext:value-type="string">
            <text:p>INSERT INTO sss_sistemas_ventanas VALUES('SNR','sigesp_snorh_r_afectacionprestacionantiguedad_intereses.php <text:s text:c="20"/>','Afectación Presupuestaria de Prestación de Antiguedad (Intereses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afectacionprestacionantiguedad.php <text:s text:c="30"/></text:p>
          </table:table-cell>
          <table:table-cell table:style-name="ce1" office:value-type="string" calcext:value-type="string">
            <text:p>Afectación Presupuestaria de Prestación de Antiguedad (Capital)</text:p>
          </table:table-cell>
          <table:table-cell table:style-name="ce1" table:number-columns-repeated="2"/>
          <table:table-cell table:formula="of:=CONCATENATE(&quot;INSERT INTO sss_sistemas_ventanas VALUES('&quot;;[.A645];&quot;','&quot;;[.B645];&quot;','&quot;;[.C645];&quot;','&quot;;[.D645];&quot;');&quot;)" office:value-type="string" office:string-value="INSERT INTO sss_sistemas_ventanas VALUES('SNR','sigesp_snorh_r_afectacionprestacionantiguedad.php                               ','Afectación Presupuestaria de Prestación de Antiguedad (Capital)','');" calcext:value-type="string">
            <text:p>INSERT INTO sss_sistemas_ventanas VALUES('SNR','sigesp_snorh_r_afectacionprestacionantiguedad.php <text:s text:c="30"/>','Afectación Presupuestaria de Prestación de Antiguedad (Capital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antiguedadpersonal.php <text:s text:c="42"/></text:p>
          </table:table-cell>
          <table:table-cell table:style-name="ce1" office:value-type="string" calcext:value-type="string">
            <text:p>Antiguedad</text:p>
          </table:table-cell>
          <table:table-cell table:style-name="ce1" table:number-columns-repeated="2"/>
          <table:table-cell table:formula="of:=CONCATENATE(&quot;INSERT INTO sss_sistemas_ventanas VALUES('&quot;;[.A646];&quot;','&quot;;[.B646];&quot;','&quot;;[.C646];&quot;','&quot;;[.D646];&quot;');&quot;)" office:value-type="string" office:string-value="INSERT INTO sss_sistemas_ventanas VALUES('SNR','sigesp_snorh_r_antiguedadpersonal.php                                           ','Antiguedad','');" calcext:value-type="string">
            <text:p>INSERT INTO sss_sistemas_ventanas VALUES('SNR','sigesp_snorh_r_antiguedadpersonal.php <text:s text:c="42"/>','Antiguedad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aportepatronal.php <text:s text:c="46"/></text:p>
          </table:table-cell>
          <table:table-cell table:style-name="ce1" office:value-type="string" calcext:value-type="string">
            <text:p>Aporte Patronal</text:p>
          </table:table-cell>
          <table:table-cell table:style-name="ce1" table:number-columns-repeated="2"/>
          <table:table-cell table:formula="of:=CONCATENATE(&quot;INSERT INTO sss_sistemas_ventanas VALUES('&quot;;[.A647];&quot;','&quot;;[.B647];&quot;','&quot;;[.C647];&quot;','&quot;;[.D647];&quot;');&quot;)" office:value-type="string" office:string-value="INSERT INTO sss_sistemas_ventanas VALUES('SNR','sigesp_snorh_r_aportepatronal.php                                               ','Aporte Patronal','');" calcext:value-type="string">
            <text:p>INSERT INTO sss_sistemas_ventanas VALUES('SNR','sigesp_snorh_r_aportepatronal.php <text:s text:c="46"/>','Aporte Patr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aportepatronal_resumido.php <text:s text:c="37"/></text:p>
          </table:table-cell>
          <table:table-cell table:style-name="ce1" office:value-type="string" calcext:value-type="string">
            <text:p>Aporte Patronal Resumido</text:p>
          </table:table-cell>
          <table:table-cell table:style-name="ce1" table:number-columns-repeated="2"/>
          <table:table-cell table:formula="of:=CONCATENATE(&quot;INSERT INTO sss_sistemas_ventanas VALUES('&quot;;[.A648];&quot;','&quot;;[.B648];&quot;','&quot;;[.C648];&quot;','&quot;;[.D648];&quot;');&quot;)" office:value-type="string" office:string-value="INSERT INTO sss_sistemas_ventanas VALUES('SNR','sigesp_snorh_r_aportepatronal_resumido.php                                      ','Aporte Patronal Resumido','');" calcext:value-type="string">
            <text:p>INSERT INTO sss_sistemas_ventanas VALUES('SNR','sigesp_snorh_r_aportepatronal_resumido.php <text:s text:c="37"/>','Aporte Patronal Resumid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asignadocomponente.php <text:s text:c="42"/></text:p>
          </table:table-cell>
          <table:table-cell table:style-name="ce1" office:value-type="string" calcext:value-type="string">
            <text:p>Asignaciones por Componente</text:p>
          </table:table-cell>
          <table:table-cell table:style-name="ce1" table:number-columns-repeated="2"/>
          <table:table-cell table:formula="of:=CONCATENATE(&quot;INSERT INTO sss_sistemas_ventanas VALUES('&quot;;[.A649];&quot;','&quot;;[.B649];&quot;','&quot;;[.C649];&quot;','&quot;;[.D649];&quot;');&quot;)" office:value-type="string" office:string-value="INSERT INTO sss_sistemas_ventanas VALUES('SNR','sigesp_snorh_r_asignadocomponente.php                                           ','Asignaciones por Componente','');" calcext:value-type="string">
            <text:p>INSERT INTO sss_sistemas_ventanas VALUES('SNR','sigesp_snorh_r_asignadocomponente.php <text:s text:c="42"/>','Asignaciones por Component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estaticket.php <text:s text:c="49"/></text:p>
          </table:table-cell>
          <table:table-cell table:style-name="ce1" office:value-type="string" calcext:value-type="string">
            <text:p>Cesta Ticket</text:p>
          </table:table-cell>
          <table:table-cell table:style-name="ce1" table:number-columns-repeated="2"/>
          <table:table-cell table:formula="of:=CONCATENATE(&quot;INSERT INTO sss_sistemas_ventanas VALUES('&quot;;[.A650];&quot;','&quot;;[.B650];&quot;','&quot;;[.C650];&quot;','&quot;;[.D650];&quot;');&quot;)" office:value-type="string" office:string-value="INSERT INTO sss_sistemas_ventanas VALUES('SNR','sigesp_snorh_r_cestaticket.php                                                  ','Cesta Ticket','');" calcext:value-type="string">
            <text:p>INSERT INTO sss_sistemas_ventanas VALUES('SNR','sigesp_snorh_r_cestaticket.php <text:s text:c="49"/>','Cesta Ticket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lasificacionobrero.php <text:s text:c="41"/></text:p>
          </table:table-cell>
          <table:table-cell table:style-name="ce1" office:value-type="string" calcext:value-type="string">
            <text:p>Reporte de Clasificación de Obrero</text:p>
          </table:table-cell>
          <table:table-cell table:style-name="ce1" table:number-columns-repeated="2"/>
          <table:table-cell table:formula="of:=CONCATENATE(&quot;INSERT INTO sss_sistemas_ventanas VALUES('&quot;;[.A651];&quot;','&quot;;[.B651];&quot;','&quot;;[.C651];&quot;','&quot;;[.D651];&quot;');&quot;)" office:value-type="string" office:string-value="INSERT INTO sss_sistemas_ventanas VALUES('SNR','sigesp_snorh_r_clasificacionobrero.php                                          ','Reporte de Clasificación de Obrero','');" calcext:value-type="string">
            <text:p>INSERT INTO sss_sistemas_ventanas VALUES('SNR','sigesp_snorh_r_clasificacionobrero.php <text:s text:c="41"/>','Reporte de Clasificación de Obrer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omparado0406.php <text:s text:c="47"/></text:p>
          </table:table-cell>
          <table:table-cell table:style-name="ce1" office:value-type="string" calcext:value-type="string">
            <text:p>Recursos Humanos (0406)</text:p>
          </table:table-cell>
          <table:table-cell table:style-name="ce1" table:number-columns-repeated="2"/>
          <table:table-cell table:formula="of:=CONCATENATE(&quot;INSERT INTO sss_sistemas_ventanas VALUES('&quot;;[.A652];&quot;','&quot;;[.B652];&quot;','&quot;;[.C652];&quot;','&quot;;[.D652];&quot;');&quot;)" office:value-type="string" office:string-value="INSERT INTO sss_sistemas_ventanas VALUES('SNR','sigesp_snorh_r_comparado0406.php                                                ','Recursos Humanos (0406)','');" calcext:value-type="string">
            <text:p>INSERT INTO sss_sistemas_ventanas VALUES('SNR','sigesp_snorh_r_comparado0406.php <text:s text:c="47"/>','Recursos Humanos (0406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omparado0506.php <text:s text:c="47"/></text:p>
          </table:table-cell>
          <table:table-cell table:style-name="ce1" office:value-type="string" calcext:value-type="string">
            <text:p>Recursos Humanos (0506)</text:p>
          </table:table-cell>
          <table:table-cell table:style-name="ce1" table:number-columns-repeated="2"/>
          <table:table-cell table:formula="of:=CONCATENATE(&quot;INSERT INTO sss_sistemas_ventanas VALUES('&quot;;[.A653];&quot;','&quot;;[.B653];&quot;','&quot;;[.C653];&quot;','&quot;;[.D653];&quot;');&quot;)" office:value-type="string" office:string-value="INSERT INTO sss_sistemas_ventanas VALUES('SNR','sigesp_snorh_r_comparado0506.php                                                ','Recursos Humanos (0506)','');" calcext:value-type="string">
            <text:p>INSERT INTO sss_sistemas_ventanas VALUES('SNR','sigesp_snorh_r_comparado0506.php <text:s text:c="47"/>','Recursos Humanos (0506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omparado0711.php <text:s text:c="47"/></text:p>
          </table:table-cell>
          <table:table-cell table:style-name="ce1" office:value-type="string" calcext:value-type="string">
            <text:p>Recursos Humanos clasificados por tipo de cargos(711)</text:p>
          </table:table-cell>
          <table:table-cell table:style-name="ce1" table:number-columns-repeated="2"/>
          <table:table-cell table:formula="of:=CONCATENATE(&quot;INSERT INTO sss_sistemas_ventanas VALUES('&quot;;[.A654];&quot;','&quot;;[.B654];&quot;','&quot;;[.C654];&quot;','&quot;;[.D654];&quot;');&quot;)" office:value-type="string" office:string-value="INSERT INTO sss_sistemas_ventanas VALUES('SNR','sigesp_snorh_r_comparado0711.php                                                ','Recursos Humanos clasificados por tipo de cargos(711)','');" calcext:value-type="string">
            <text:p>INSERT INTO sss_sistemas_ventanas VALUES('SNR','sigesp_snorh_r_comparado0711.php <text:s text:c="47"/>','Recursos Humanos clasificados por tipo de cargos(711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omparado0712.php <text:s text:c="47"/></text:p>
          </table:table-cell>
          <table:table-cell table:style-name="ce1" office:value-type="string" calcext:value-type="string">
            <text:p>Personal Jubilado, Pensionado Y Asignación a Sobreviviente(712)</text:p>
          </table:table-cell>
          <table:table-cell table:style-name="ce1" table:number-columns-repeated="2"/>
          <table:table-cell table:formula="of:=CONCATENATE(&quot;INSERT INTO sss_sistemas_ventanas VALUES('&quot;;[.A655];&quot;','&quot;;[.B655];&quot;','&quot;;[.C655];&quot;','&quot;;[.D655];&quot;');&quot;)" office:value-type="string" office:string-value="INSERT INTO sss_sistemas_ventanas VALUES('SNR','sigesp_snorh_r_comparado0712.php                                                ','Personal Jubilado, Pensionado Y Asignación a Sobreviviente(712)','');" calcext:value-type="string">
            <text:p>INSERT INTO sss_sistemas_ventanas VALUES('SNR','sigesp_snorh_r_comparado0712.php <text:s text:c="47"/>','Personal Jubilado, Pensionado Y Asignación a Sobreviviente(712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onceptos.php <text:s text:c="51"/></text:p>
          </table:table-cell>
          <table:table-cell table:style-name="ce1" office:value-type="string" calcext:value-type="string">
            <text:p>Conceptos</text:p>
          </table:table-cell>
          <table:table-cell table:style-name="ce1" table:number-columns-repeated="2"/>
          <table:table-cell table:formula="of:=CONCATENATE(&quot;INSERT INTO sss_sistemas_ventanas VALUES('&quot;;[.A656];&quot;','&quot;;[.B656];&quot;','&quot;;[.C656];&quot;','&quot;;[.D656];&quot;');&quot;)" office:value-type="string" office:string-value="INSERT INTO sss_sistemas_ventanas VALUES('SNR','sigesp_snorh_r_conceptos.php                                                    ','Conceptos','');" calcext:value-type="string">
            <text:p>INSERT INTO sss_sistemas_ventanas VALUES('SNR','sigesp_snorh_r_conceptos.php <text:s text:c="51"/>','Concept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onstanciatrabajo.php <text:s text:c="43"/></text:p>
          </table:table-cell>
          <table:table-cell table:style-name="ce1" office:value-type="string" calcext:value-type="string">
            <text:p>Constancia de Trabajo</text:p>
          </table:table-cell>
          <table:table-cell table:style-name="ce1" table:number-columns-repeated="2"/>
          <table:table-cell table:formula="of:=CONCATENATE(&quot;INSERT INTO sss_sistemas_ventanas VALUES('&quot;;[.A657];&quot;','&quot;;[.B657];&quot;','&quot;;[.C657];&quot;','&quot;;[.D657];&quot;');&quot;)" office:value-type="string" office:string-value="INSERT INTO sss_sistemas_ventanas VALUES('SNR','sigesp_snorh_r_constanciatrabajo.php                                            ','Constancia de Trabajo','');" calcext:value-type="string">
            <text:p>INSERT INTO sss_sistemas_ventanas VALUES('SNR','sigesp_snorh_r_constanciatrabajo.php <text:s text:c="43"/>','Constancia de Trabaj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onstanciatrabajosegurosocial.php <text:s text:c="31"/></text:p>
          </table:table-cell>
          <table:table-cell table:style-name="ce1" office:value-type="string" calcext:value-type="string">
            <text:p>Constancia de Trabajo para el I.V.S.S</text:p>
          </table:table-cell>
          <table:table-cell table:style-name="ce1" table:number-columns-repeated="2"/>
          <table:table-cell table:formula="of:=CONCATENATE(&quot;INSERT INTO sss_sistemas_ventanas VALUES('&quot;;[.A658];&quot;','&quot;;[.B658];&quot;','&quot;;[.C658];&quot;','&quot;;[.D658];&quot;');&quot;)" office:value-type="string" office:string-value="INSERT INTO sss_sistemas_ventanas VALUES('SNR','sigesp_snorh_r_constanciatrabajosegurosocial.php                                ','Constancia de Trabajo para el I.V.S.S','');" calcext:value-type="string">
            <text:p>INSERT INTO sss_sistemas_ventanas VALUES('SNR','sigesp_snorh_r_constanciatrabajosegurosocial.php <text:s text:c="31"/>','Constancia de Trabajo para el I.V.S.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redencialespersonal.php <text:s text:c="40"/></text:p>
          </table:table-cell>
          <table:table-cell table:style-name="ce1" office:value-type="string" calcext:value-type="string">
            <text:p>Credenciales de Personal</text:p>
          </table:table-cell>
          <table:table-cell table:style-name="ce1" table:number-columns-repeated="2"/>
          <table:table-cell table:formula="of:=CONCATENATE(&quot;INSERT INTO sss_sistemas_ventanas VALUES('&quot;;[.A659];&quot;','&quot;;[.B659];&quot;','&quot;;[.C659];&quot;','&quot;;[.D659];&quot;');&quot;)" office:value-type="string" office:string-value="INSERT INTO sss_sistemas_ventanas VALUES('SNR','sigesp_snorh_r_credencialespersonal.php                                         ','Credenciales de Personal','');" calcext:value-type="string">
            <text:p>INSERT INTO sss_sistemas_ventanas VALUES('SNR','sigesp_snorh_r_credencialespersonal.php <text:s text:c="40"/>','Credenciales de 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uadrect.php <text:s text:c="52"/></text:p>
          </table:table-cell>
          <table:table-cell table:style-name="ce1" office:value-type="string" calcext:value-type="string">
            <text:p>Cuadre Conceptos Cestaticket</text:p>
          </table:table-cell>
          <table:table-cell table:style-name="ce1" table:number-columns-repeated="2"/>
          <table:table-cell table:formula="of:=CONCATENATE(&quot;INSERT INTO sss_sistemas_ventanas VALUES('&quot;;[.A660];&quot;','&quot;;[.B660];&quot;','&quot;;[.C660];&quot;','&quot;;[.D660];&quot;');&quot;)" office:value-type="string" office:string-value="INSERT INTO sss_sistemas_ventanas VALUES('SNR','sigesp_snorh_r_cuadrect.php                                                     ','Cuadre Conceptos Cestaticket','');" calcext:value-type="string">
            <text:p>INSERT INTO sss_sistemas_ventanas VALUES('SNR','sigesp_snorh_r_cuadrect.php <text:s text:c="52"/>','Cuadre Conceptos Cestaticket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cuadreprestacionantiguedad.php <text:s text:c="34"/></text:p>
          </table:table-cell>
          <table:table-cell table:style-name="ce1" office:value-type="string" calcext:value-type="string">
            <text:p>Cuadre Prestación de Antiguedad</text:p>
          </table:table-cell>
          <table:table-cell table:style-name="ce1" table:number-columns-repeated="2"/>
          <table:table-cell table:formula="of:=CONCATENATE(&quot;INSERT INTO sss_sistemas_ventanas VALUES('&quot;;[.A661];&quot;','&quot;;[.B661];&quot;','&quot;;[.C661];&quot;','&quot;;[.D661];&quot;');&quot;)" office:value-type="string" office:string-value="INSERT INTO sss_sistemas_ventanas VALUES('SNR','sigesp_snorh_r_cuadreprestacionantiguedad.php                                   ','Cuadre Prestación de Antiguedad','');" calcext:value-type="string">
            <text:p>INSERT INTO sss_sistemas_ventanas VALUES('SNR','sigesp_snorh_r_cuadreprestacionantiguedad.php <text:s text:c="34"/>','Cuadre Prestación de Antiguedad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depositobanco.php <text:s text:c="47"/></text:p>
          </table:table-cell>
          <table:table-cell table:style-name="ce1" office:value-type="string" calcext:value-type="string">
            <text:p>Depositos al Banco</text:p>
          </table:table-cell>
          <table:table-cell table:style-name="ce1" table:number-columns-repeated="2"/>
          <table:table-cell table:formula="of:=CONCATENATE(&quot;INSERT INTO sss_sistemas_ventanas VALUES('&quot;;[.A662];&quot;','&quot;;[.B662];&quot;','&quot;;[.C662];&quot;','&quot;;[.D662];&quot;');&quot;)" office:value-type="string" office:string-value="INSERT INTO sss_sistemas_ventanas VALUES('SNR','sigesp_snorh_r_depositobanco.php                                                ','Depositos al Banco','');" calcext:value-type="string">
            <text:p>INSERT INTO sss_sistemas_ventanas VALUES('SNR','sigesp_snorh_r_depositobanco.php <text:s text:c="47"/>','Depositos al Banc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familiar.php <text:s text:c="52"/></text:p>
          </table:table-cell>
          <table:table-cell table:style-name="ce1" office:value-type="string" calcext:value-type="string">
            <text:p>Familiar</text:p>
          </table:table-cell>
          <table:table-cell table:style-name="ce1" table:number-columns-repeated="2"/>
          <table:table-cell table:formula="of:=CONCATENATE(&quot;INSERT INTO sss_sistemas_ventanas VALUES('&quot;;[.A663];&quot;','&quot;;[.B663];&quot;','&quot;;[.C663];&quot;','&quot;;[.D663];&quot;');&quot;)" office:value-type="string" office:string-value="INSERT INTO sss_sistemas_ventanas VALUES('SNR','sigesp_snorh_r_familiar.php                                                     ','Familiar','');" calcext:value-type="string">
            <text:p>INSERT INTO sss_sistemas_ventanas VALUES('SNR','sigesp_snorh_r_familiar.php <text:s text:c="52"/>','Familiar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fichapersonal.php <text:s text:c="47"/></text:p>
          </table:table-cell>
          <table:table-cell table:style-name="ce1" office:value-type="string" calcext:value-type="string">
            <text:p>Ficha de Personal</text:p>
          </table:table-cell>
          <table:table-cell table:style-name="ce1" table:number-columns-repeated="2"/>
          <table:table-cell table:formula="of:=CONCATENATE(&quot;INSERT INTO sss_sistemas_ventanas VALUES('&quot;;[.A664];&quot;','&quot;;[.B664];&quot;','&quot;;[.C664];&quot;','&quot;;[.D664];&quot;');&quot;)" office:value-type="string" office:string-value="INSERT INTO sss_sistemas_ventanas VALUES('SNR','sigesp_snorh_r_fichapersonal.php                                                ','Ficha de Personal','');" calcext:value-type="string">
            <text:p>INSERT INTO sss_sistemas_ventanas VALUES('SNR','sigesp_snorh_r_fichapersonal.php <text:s text:c="47"/>','Ficha de 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gestion_mintra.php <text:s text:c="46"/></text:p>
          </table:table-cell>
          <table:table-cell table:style-name="ce1" office:value-type="string" calcext:value-type="string">
            <text:p>Control de Gestion MINTRA</text:p>
          </table:table-cell>
          <table:table-cell table:style-name="ce1" table:number-columns-repeated="2"/>
          <table:table-cell table:formula="of:=CONCATENATE(&quot;INSERT INTO sss_sistemas_ventanas VALUES('&quot;;[.A665];&quot;','&quot;;[.B665];&quot;','&quot;;[.C665];&quot;','&quot;;[.D665];&quot;');&quot;)" office:value-type="string" office:string-value="INSERT INTO sss_sistemas_ventanas VALUES('SNR','sigesp_snorh_r_gestion_mintra.php                                               ','Control de Gestion MINTRA','');" calcext:value-type="string">
            <text:p>INSERT INTO sss_sistemas_ventanas VALUES('SNR','sigesp_snorh_r_gestion_mintra.php <text:s text:c="46"/>','Control de Gestion MINTRA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historialpersonal.php <text:s text:c="43"/></text:p>
          </table:table-cell>
          <table:table-cell table:style-name="ce1" office:value-type="string" calcext:value-type="string">
            <text:p>Historial de Personal</text:p>
          </table:table-cell>
          <table:table-cell table:style-name="ce1" table:number-columns-repeated="2"/>
          <table:table-cell table:formula="of:=CONCATENATE(&quot;INSERT INTO sss_sistemas_ventanas VALUES('&quot;;[.A666];&quot;','&quot;;[.B666];&quot;','&quot;;[.C666];&quot;','&quot;;[.D666];&quot;');&quot;)" office:value-type="string" office:string-value="INSERT INTO sss_sistemas_ventanas VALUES('SNR','sigesp_snorh_r_historialpersonal.php                                            ','Historial de Personal','');" calcext:value-type="string">
            <text:p>INSERT INTO sss_sistemas_ventanas VALUES('SNR','sigesp_snorh_r_historialpersonal.php <text:s text:c="43"/>','Historial de 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instructivo_07_cargos.php <text:s text:c="39"/></text:p>
          </table:table-cell>
          <table:table-cell table:style-name="ce1" office:value-type="string" calcext:value-type="string">
            <text:p>Recursos Humanos clasificados por tipo de cargos</text:p>
          </table:table-cell>
          <table:table-cell table:style-name="ce1" table:number-columns-repeated="2"/>
          <table:table-cell table:formula="of:=CONCATENATE(&quot;INSERT INTO sss_sistemas_ventanas VALUES('&quot;;[.A667];&quot;','&quot;;[.B667];&quot;','&quot;;[.C667];&quot;','&quot;;[.D667];&quot;');&quot;)" office:value-type="string" office:string-value="INSERT INTO sss_sistemas_ventanas VALUES('SNR','sigesp_snorh_r_instructivo_07_cargos.php                                        ','Recursos Humanos clasificados por tipo de cargos','');" calcext:value-type="string">
            <text:p>INSERT INTO sss_sistemas_ventanas VALUES('SNR','sigesp_snorh_r_instructivo_07_cargos.php <text:s text:c="39"/>','Recursos Humanos clasificados por tipo de carg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ipasme_afiliado.php <text:s text:c="45"/></text:p>
          </table:table-cell>
          <table:table-cell table:style-name="ce1" office:value-type="string" calcext:value-type="string">
            <text:p>Afiliado</text:p>
          </table:table-cell>
          <table:table-cell table:style-name="ce1" table:number-columns-repeated="2"/>
          <table:table-cell table:formula="of:=CONCATENATE(&quot;INSERT INTO sss_sistemas_ventanas VALUES('&quot;;[.A668];&quot;','&quot;;[.B668];&quot;','&quot;;[.C668];&quot;','&quot;;[.D668];&quot;');&quot;)" office:value-type="string" office:string-value="INSERT INTO sss_sistemas_ventanas VALUES('SNR','sigesp_snorh_r_ipasme_afiliado.php                                              ','Afiliado','');" calcext:value-type="string">
            <text:p>INSERT INTO sss_sistemas_ventanas VALUES('SNR','sigesp_snorh_r_ipasme_afiliado.php <text:s text:c="45"/>','Afiliad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ipasme_aporte.php <text:s text:c="47"/></text:p>
          </table:table-cell>
          <table:table-cell table:style-name="ce1" office:value-type="string" calcext:value-type="string">
            <text:p>Aportes</text:p>
          </table:table-cell>
          <table:table-cell table:style-name="ce1" table:number-columns-repeated="2"/>
          <table:table-cell table:formula="of:=CONCATENATE(&quot;INSERT INTO sss_sistemas_ventanas VALUES('&quot;;[.A669];&quot;','&quot;;[.B669];&quot;','&quot;;[.C669];&quot;','&quot;;[.D669];&quot;');&quot;)" office:value-type="string" office:string-value="INSERT INTO sss_sistemas_ventanas VALUES('SNR','sigesp_snorh_r_ipasme_aporte.php                                                ','Aportes','');" calcext:value-type="string">
            <text:p>INSERT INTO sss_sistemas_ventanas VALUES('SNR','sigesp_snorh_r_ipasme_aporte.php <text:s text:c="47"/>','Aporte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ipasme_beneficiario.php <text:s text:c="41"/></text:p>
          </table:table-cell>
          <table:table-cell table:style-name="ce1" office:value-type="string" calcext:value-type="string">
            <text:p>Beneficiario</text:p>
          </table:table-cell>
          <table:table-cell table:style-name="ce1" table:number-columns-repeated="2"/>
          <table:table-cell table:formula="of:=CONCATENATE(&quot;INSERT INTO sss_sistemas_ventanas VALUES('&quot;;[.A670];&quot;','&quot;;[.B670];&quot;','&quot;;[.C670];&quot;','&quot;;[.D670];&quot;');&quot;)" office:value-type="string" office:string-value="INSERT INTO sss_sistemas_ventanas VALUES('SNR','sigesp_snorh_r_ipasme_beneficiario.php                                          ','Beneficiario','');" calcext:value-type="string">
            <text:p>INSERT INTO sss_sistemas_ventanas VALUES('SNR','sigesp_snorh_r_ipasme_beneficiario.php <text:s text:c="41"/>','Beneficiari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ipasme_cobranza.php <text:s text:c="45"/></text:p>
          </table:table-cell>
          <table:table-cell table:style-name="ce1" office:value-type="string" calcext:value-type="string">
            <text:p>Cobranzas</text:p>
          </table:table-cell>
          <table:table-cell table:style-name="ce1" table:number-columns-repeated="2"/>
          <table:table-cell table:formula="of:=CONCATENATE(&quot;INSERT INTO sss_sistemas_ventanas VALUES('&quot;;[.A671];&quot;','&quot;;[.B671];&quot;','&quot;;[.C671];&quot;','&quot;;[.D671];&quot;');&quot;)" office:value-type="string" office:string-value="INSERT INTO sss_sistemas_ventanas VALUES('SNR','sigesp_snorh_r_ipasme_cobranza.php                                              ','Cobranzas','');" calcext:value-type="string">
            <text:p>INSERT INTO sss_sistemas_ventanas VALUES('SNR','sigesp_snorh_r_ipasme_cobranza.php <text:s text:c="45"/>','Cobranza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ipasme_dependencia.php <text:s text:c="42"/></text:p>
          </table:table-cell>
          <table:table-cell table:style-name="ce1" office:value-type="string" calcext:value-type="string">
            <text:p>Dependencias</text:p>
          </table:table-cell>
          <table:table-cell table:style-name="ce1" table:number-columns-repeated="2"/>
          <table:table-cell table:formula="of:=CONCATENATE(&quot;INSERT INTO sss_sistemas_ventanas VALUES('&quot;;[.A672];&quot;','&quot;;[.B672];&quot;','&quot;;[.C672];&quot;','&quot;;[.D672];&quot;');&quot;)" office:value-type="string" office:string-value="INSERT INTO sss_sistemas_ventanas VALUES('SNR','sigesp_snorh_r_ipasme_dependencia.php                                           ','Dependencias','');" calcext:value-type="string">
            <text:p>INSERT INTO sss_sistemas_ventanas VALUES('SNR','sigesp_snorh_r_ipasme_dependencia.php <text:s text:c="42"/>','Dependencia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banco.php <text:s text:c="48"/></text:p>
          </table:table-cell>
          <table:table-cell table:style-name="ce1" office:value-type="string" calcext:value-type="string">
            <text:p>Listado al Banco Consolidado</text:p>
          </table:table-cell>
          <table:table-cell table:style-name="ce1" table:number-columns-repeated="2"/>
          <table:table-cell table:formula="of:=CONCATENATE(&quot;INSERT INTO sss_sistemas_ventanas VALUES('&quot;;[.A673];&quot;','&quot;;[.B673];&quot;','&quot;;[.C673];&quot;','&quot;;[.D673];&quot;');&quot;)" office:value-type="string" office:string-value="INSERT INTO sss_sistemas_ventanas VALUES('SNR','sigesp_snorh_r_listadobanco.php                                                 ','Listado al Banco Consolidado','');" calcext:value-type="string">
            <text:p>INSERT INTO sss_sistemas_ventanas VALUES('SNR','sigesp_snorh_r_listadobanco.php <text:s text:c="48"/>','Listado al Banco Consolidad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componente.php <text:s text:c="43"/></text:p>
          </table:table-cell>
          <table:table-cell table:style-name="ce1" office:value-type="string" calcext:value-type="string">
            <text:p>Listado de componentes</text:p>
          </table:table-cell>
          <table:table-cell table:style-name="ce1" table:number-columns-repeated="2"/>
          <table:table-cell table:formula="of:=CONCATENATE(&quot;INSERT INTO sss_sistemas_ventanas VALUES('&quot;;[.A674];&quot;','&quot;;[.B674];&quot;','&quot;;[.C674];&quot;','&quot;;[.D674];&quot;');&quot;)" office:value-type="string" office:string-value="INSERT INTO sss_sistemas_ventanas VALUES('SNR','sigesp_snorh_r_listadocomponente.php                                            ','Listado de componentes','');" calcext:value-type="string">
            <text:p>INSERT INTO sss_sistemas_ventanas VALUES('SNR','sigesp_snorh_r_listadocomponente.php <text:s text:c="43"/>','Listado de componente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cumpleano.php <text:s text:c="44"/></text:p>
          </table:table-cell>
          <table:table-cell table:style-name="ce1" office:value-type="string" calcext:value-type="string">
            <text:p>Listado de Cumpleañeros</text:p>
          </table:table-cell>
          <table:table-cell table:style-name="ce1" table:number-columns-repeated="2"/>
          <table:table-cell table:formula="of:=CONCATENATE(&quot;INSERT INTO sss_sistemas_ventanas VALUES('&quot;;[.A675];&quot;','&quot;;[.B675];&quot;','&quot;;[.C675];&quot;','&quot;;[.D675];&quot;');&quot;)" office:value-type="string" office:string-value="INSERT INTO sss_sistemas_ventanas VALUES('SNR','sigesp_snorh_r_listadocumpleano.php                                             ','Listado de Cumpleañeros','');" calcext:value-type="string">
            <text:p>INSERT INTO sss_sistemas_ventanas VALUES('SNR','sigesp_snorh_r_listadocumpleano.php <text:s text:c="44"/>','Listado de Cumpleañer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datosguarderias.php <text:s text:c="38"/></text:p>
          </table:table-cell>
          <table:table-cell table:style-name="ce1" office:value-type="string" calcext:value-type="string">
            <text:p>Datos de Guarderias por Personal</text:p>
          </table:table-cell>
          <table:table-cell table:style-name="ce1" table:number-columns-repeated="2"/>
          <table:table-cell table:formula="of:=CONCATENATE(&quot;INSERT INTO sss_sistemas_ventanas VALUES('&quot;;[.A676];&quot;','&quot;;[.B676];&quot;','&quot;;[.C676];&quot;','&quot;;[.D676];&quot;');&quot;)" office:value-type="string" office:string-value="INSERT INTO sss_sistemas_ventanas VALUES('SNR','sigesp_snorh_r_listadodatosguarderias.php                                       ','Datos de Guarderias por Personal','');" calcext:value-type="string">
            <text:p>INSERT INTO sss_sistemas_ventanas VALUES('SNR','sigesp_snorh_r_listadodatosguarderias.php <text:s text:c="38"/>','Datos de Guarderias por 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datosjubilados.php <text:s text:c="39"/></text:p>
          </table:table-cell>
          <table:table-cell table:style-name="ce1" office:value-type="string" calcext:value-type="string">
            <text:p>Datos de Jubilados</text:p>
          </table:table-cell>
          <table:table-cell table:style-name="ce1" table:number-columns-repeated="2"/>
          <table:table-cell table:formula="of:=CONCATENATE(&quot;INSERT INTO sss_sistemas_ventanas VALUES('&quot;;[.A677];&quot;','&quot;;[.B677];&quot;','&quot;;[.C677];&quot;','&quot;;[.D677];&quot;');&quot;)" office:value-type="string" office:string-value="INSERT INTO sss_sistemas_ventanas VALUES('SNR','sigesp_snorh_r_listadodatosjubilados.php                                        ','Datos de Jubilados','');" calcext:value-type="string">
            <text:p>INSERT INTO sss_sistemas_ventanas VALUES('SNR','sigesp_snorh_r_listadodatosjubilados.php <text:s text:c="39"/>','Datos de Jubilad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estudios.php <text:s text:c="45"/></text:p>
          </table:table-cell>
          <table:table-cell table:style-name="ce1" office:value-type="string" calcext:value-type="string">
            <text:p>Listado de Estudios Realizados</text:p>
          </table:table-cell>
          <table:table-cell table:style-name="ce1" table:number-columns-repeated="2"/>
          <table:table-cell table:formula="of:=CONCATENATE(&quot;INSERT INTO sss_sistemas_ventanas VALUES('&quot;;[.A678];&quot;','&quot;;[.B678];&quot;','&quot;;[.C678];&quot;','&quot;;[.D678];&quot;');&quot;)" office:value-type="string" office:string-value="INSERT INTO sss_sistemas_ventanas VALUES('SNR','sigesp_snorh_r_listadoestudios.php                                              ','Listado de Estudios Realizados','');" calcext:value-type="string">
            <text:p>INSERT INTO sss_sistemas_ventanas VALUES('SNR','sigesp_snorh_r_listadoestudios.php <text:s text:c="45"/>','Listado de Estudios Realizad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permisos.php <text:s text:c="45"/></text:p>
          </table:table-cell>
          <table:table-cell table:style-name="ce1" office:value-type="string" calcext:value-type="string">
            <text:p>Listado de Permisos</text:p>
          </table:table-cell>
          <table:table-cell table:style-name="ce1" table:number-columns-repeated="2"/>
          <table:table-cell table:formula="of:=CONCATENATE(&quot;INSERT INTO sss_sistemas_ventanas VALUES('&quot;;[.A679];&quot;','&quot;;[.B679];&quot;','&quot;;[.C679];&quot;','&quot;;[.D679];&quot;');&quot;)" office:value-type="string" office:string-value="INSERT INTO sss_sistemas_ventanas VALUES('SNR','sigesp_snorh_r_listadopermisos.php                                              ','Listado de Permisos','');" calcext:value-type="string">
            <text:p>INSERT INTO sss_sistemas_ventanas VALUES('SNR','sigesp_snorh_r_listadopermisos.php <text:s text:c="45"/>','Listado de Permis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personalcontratado.php <text:s text:c="35"/></text:p>
          </table:table-cell>
          <table:table-cell table:style-name="ce1" office:value-type="string" calcext:value-type="string">
            <text:p>Listado Personal Contratado</text:p>
          </table:table-cell>
          <table:table-cell table:style-name="ce1" table:number-columns-repeated="2"/>
          <table:table-cell table:formula="of:=CONCATENATE(&quot;INSERT INTO sss_sistemas_ventanas VALUES('&quot;;[.A680];&quot;','&quot;;[.B680];&quot;','&quot;;[.C680];&quot;','&quot;;[.D680];&quot;');&quot;)" office:value-type="string" office:string-value="INSERT INTO sss_sistemas_ventanas VALUES('SNR','sigesp_snorh_r_listadopersonalcontratado.php                                    ','Listado Personal Contratado','');" calcext:value-type="string">
            <text:p>INSERT INTO sss_sistemas_ventanas VALUES('SNR','sigesp_snorh_r_listadopersonalcontratado.php <text:s text:c="35"/>','Listado Personal Contratad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personalegresado.php <text:s text:c="37"/></text:p>
          </table:table-cell>
          <table:table-cell table:style-name="ce1" office:value-type="string" calcext:value-type="string">
            <text:p>Listado de Relación del Personal Egresado</text:p>
          </table:table-cell>
          <table:table-cell table:style-name="ce1" table:number-columns-repeated="2"/>
          <table:table-cell table:formula="of:=CONCATENATE(&quot;INSERT INTO sss_sistemas_ventanas VALUES('&quot;;[.A681];&quot;','&quot;;[.B681];&quot;','&quot;;[.C681];&quot;','&quot;;[.D681];&quot;');&quot;)" office:value-type="string" office:string-value="INSERT INTO sss_sistemas_ventanas VALUES('SNR','sigesp_snorh_r_listadopersonalegresado.php                                      ','Listado de Relación del Personal Egresado','');" calcext:value-type="string">
            <text:p>INSERT INTO sss_sistemas_ventanas VALUES('SNR','sigesp_snorh_r_listadopersonalegresado.php <text:s text:c="37"/>','Listado de Relación del Personal Egresad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personalgenerico.php <text:s text:c="37"/></text:p>
          </table:table-cell>
          <table:table-cell table:style-name="ce1" office:value-type="string" calcext:value-type="string">
            <text:p>Listado Personal Generico</text:p>
          </table:table-cell>
          <table:table-cell table:style-name="ce1" table:number-columns-repeated="2"/>
          <table:table-cell table:formula="of:=CONCATENATE(&quot;INSERT INTO sss_sistemas_ventanas VALUES('&quot;;[.A682];&quot;','&quot;;[.B682];&quot;','&quot;;[.C682];&quot;','&quot;;[.D682];&quot;');&quot;)" office:value-type="string" office:string-value="INSERT INTO sss_sistemas_ventanas VALUES('SNR','sigesp_snorh_r_listadopersonalgenerico.php                                      ','Listado Personal Generico','');" calcext:value-type="string">
            <text:p>INSERT INTO sss_sistemas_ventanas VALUES('SNR','sigesp_snorh_r_listadopersonalgenerico.php <text:s text:c="37"/>','Listado Personal Generic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personalipsfa.php <text:s text:c="40"/></text:p>
          </table:table-cell>
          <table:table-cell table:style-name="ce1" office:value-type="string" calcext:value-type="string">
            <text:p>Listado Personal IPSFA</text:p>
          </table:table-cell>
          <table:table-cell table:style-name="ce1" table:number-columns-repeated="2"/>
          <table:table-cell table:formula="of:=CONCATENATE(&quot;INSERT INTO sss_sistemas_ventanas VALUES('&quot;;[.A683];&quot;','&quot;;[.B683];&quot;','&quot;;[.C683];&quot;','&quot;;[.D683];&quot;');&quot;)" office:value-type="string" office:string-value="INSERT INTO sss_sistemas_ventanas VALUES('SNR','sigesp_snorh_r_listadopersonalipsfa.php                                         ','Listado Personal IPSFA','');" calcext:value-type="string">
            <text:p>INSERT INTO sss_sistemas_ventanas VALUES('SNR','sigesp_snorh_r_listadopersonalipsfa.php <text:s text:c="40"/>','Listado Personal IPSFA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personal_mintra.php <text:s text:c="38"/></text:p>
          </table:table-cell>
          <table:table-cell table:style-name="ce1" office:value-type="string" calcext:value-type="string">
            <text:p>Listado Ministerio del Trabajo</text:p>
          </table:table-cell>
          <table:table-cell table:style-name="ce1" table:number-columns-repeated="2"/>
          <table:table-cell table:formula="of:=CONCATENATE(&quot;INSERT INTO sss_sistemas_ventanas VALUES('&quot;;[.A684];&quot;','&quot;;[.B684];&quot;','&quot;;[.C684];&quot;','&quot;;[.D684];&quot;');&quot;)" office:value-type="string" office:string-value="INSERT INTO sss_sistemas_ventanas VALUES('SNR','sigesp_snorh_r_listadopersonal_mintra.php                                       ','Listado Ministerio del Trabajo','');" calcext:value-type="string">
            <text:p>INSERT INTO sss_sistemas_ventanas VALUES('SNR','sigesp_snorh_r_listadopersonal_mintra.php <text:s text:c="38"/>','Listado Ministerio del Trabaj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personal.php <text:s text:c="45"/></text:p>
          </table:table-cell>
          <table:table-cell table:style-name="ce1" office:value-type="string" calcext:value-type="string">
            <text:p>Listado de Personal</text:p>
          </table:table-cell>
          <table:table-cell table:style-name="ce1" table:number-columns-repeated="2"/>
          <table:table-cell table:formula="of:=CONCATENATE(&quot;INSERT INTO sss_sistemas_ventanas VALUES('&quot;;[.A685];&quot;','&quot;;[.B685];&quot;','&quot;;[.C685];&quot;','&quot;;[.D685];&quot;');&quot;)" office:value-type="string" office:string-value="INSERT INTO sss_sistemas_ventanas VALUES('SNR','sigesp_snorh_r_listadopersonal.php                                              ','Listado de Personal','');" calcext:value-type="string">
            <text:p>INSERT INTO sss_sistemas_ventanas VALUES('SNR','sigesp_snorh_r_listadopersonal.php <text:s text:c="45"/>','Listado de 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personalporjubilarse.php <text:s text:c="33"/></text:p>
          </table:table-cell>
          <table:table-cell table:style-name="ce1" office:value-type="string" calcext:value-type="string">
            <text:p>Listado de Personal por Jubilarse</text:p>
          </table:table-cell>
          <table:table-cell table:style-name="ce1" table:number-columns-repeated="2"/>
          <table:table-cell table:formula="of:=CONCATENATE(&quot;INSERT INTO sss_sistemas_ventanas VALUES('&quot;;[.A686];&quot;','&quot;;[.B686];&quot;','&quot;;[.C686];&quot;','&quot;;[.D686];&quot;');&quot;)" office:value-type="string" office:string-value="INSERT INTO sss_sistemas_ventanas VALUES('SNR','sigesp_snorh_r_listadopersonalporjubilarse.php                                  ','Listado de Personal por Jubilarse','');" calcext:value-type="string">
            <text:p>INSERT INTO sss_sistemas_ventanas VALUES('SNR','sigesp_snorh_r_listadopersonalporjubilarse.php <text:s text:c="33"/>','Listado de Personal por Jubilarse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listadotrabajosanteriores.php <text:s text:c="35"/></text:p>
          </table:table-cell>
          <table:table-cell table:style-name="ce1" office:value-type="string" calcext:value-type="string">
            <text:p>Listado de Trabajos Anteriores</text:p>
          </table:table-cell>
          <table:table-cell table:style-name="ce1" table:number-columns-repeated="2"/>
          <table:table-cell table:formula="of:=CONCATENATE(&quot;INSERT INTO sss_sistemas_ventanas VALUES('&quot;;[.A687];&quot;','&quot;;[.B687];&quot;','&quot;;[.C687];&quot;','&quot;;[.D687];&quot;');&quot;)" office:value-type="string" office:string-value="INSERT INTO sss_sistemas_ventanas VALUES('SNR','sigesp_snorh_r_listadotrabajosanteriores.php                                    ','Listado de Trabajos Anteriores','');" calcext:value-type="string">
            <text:p>INSERT INTO sss_sistemas_ventanas VALUES('SNR','sigesp_snorh_r_listadotrabajosanteriores.php <text:s text:c="35"/>','Listado de Trabajos Anteriore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metodo_fonz.php <text:s text:c="49"/></text:p>
          </table:table-cell>
          <table:table-cell table:style-name="ce1" office:value-type="string" calcext:value-type="string">
            <text:p>Archivos Fonz03</text:p>
          </table:table-cell>
          <table:table-cell table:style-name="ce1" table:number-columns-repeated="2"/>
          <table:table-cell table:formula="of:=CONCATENATE(&quot;INSERT INTO sss_sistemas_ventanas VALUES('&quot;;[.A688];&quot;','&quot;;[.B688];&quot;','&quot;;[.C688];&quot;','&quot;;[.D688];&quot;');&quot;)" office:value-type="string" office:string-value="INSERT INTO sss_sistemas_ventanas VALUES('SNR','sigesp_snorh_r_metodo_fonz.php                                                  ','Archivos Fonz03','');" calcext:value-type="string">
            <text:p>INSERT INTO sss_sistemas_ventanas VALUES('SNR','sigesp_snorh_r_metodo_fonz.php <text:s text:c="49"/>','Archivos Fonz03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metodo_tarjeta_prepagada.php <text:s text:c="36"/></text:p>
          </table:table-cell>
          <table:table-cell table:style-name="ce1" office:value-type="string" calcext:value-type="string">
            <text:p>Tarjetas Prepagadas</text:p>
          </table:table-cell>
          <table:table-cell table:style-name="ce1" table:number-columns-repeated="2"/>
          <table:table-cell table:formula="of:=CONCATENATE(&quot;INSERT INTO sss_sistemas_ventanas VALUES('&quot;;[.A689];&quot;','&quot;;[.B689];&quot;','&quot;;[.C689];&quot;','&quot;;[.D689];&quot;');&quot;)" office:value-type="string" office:string-value="INSERT INTO sss_sistemas_ventanas VALUES('SNR','sigesp_snorh_r_metodo_tarjeta_prepagada.php                                     ','Tarjetas Prepagadas','');" calcext:value-type="string">
            <text:p>INSERT INTO sss_sistemas_ventanas VALUES('SNR','sigesp_snorh_r_metodo_tarjeta_prepagada.php <text:s text:c="36"/>','Tarjetas Prepagada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modos_enviosrec.php <text:s text:c="45"/></text:p>
          </table:table-cell>
          <table:table-cell table:style-name="ce1" office:value-type="string" calcext:value-type="string">
            <text:p>Reporte Modos de Envio de Recibos de Pago</text:p>
          </table:table-cell>
          <table:table-cell table:style-name="ce1" table:number-columns-repeated="2"/>
          <table:table-cell table:formula="of:=CONCATENATE(&quot;INSERT INTO sss_sistemas_ventanas VALUES('&quot;;[.A690];&quot;','&quot;;[.B690];&quot;','&quot;;[.C690];&quot;','&quot;;[.D690];&quot;');&quot;)" office:value-type="string" office:string-value="INSERT INTO sss_sistemas_ventanas VALUES('SNR','sigesp_snorh_r_modos_enviosrec.php                                              ','Reporte Modos de Envio de Recibos de Pago','');" calcext:value-type="string">
            <text:p>INSERT INTO sss_sistemas_ventanas VALUES('SNR','sigesp_snorh_r_modos_enviosrec.php <text:s text:c="45"/>','Reporte Modos de Envio de Recibos de Pag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pagosunidadadmin.php <text:s text:c="44"/></text:p>
          </table:table-cell>
          <table:table-cell table:style-name="ce1" office:value-type="string" calcext:value-type="string">
            <text:p>Pagos por Unidad Administrativa</text:p>
          </table:table-cell>
          <table:table-cell table:style-name="ce1" table:number-columns-repeated="2"/>
          <table:table-cell table:formula="of:=CONCATENATE(&quot;INSERT INTO sss_sistemas_ventanas VALUES('&quot;;[.A691];&quot;','&quot;;[.B691];&quot;','&quot;;[.C691];&quot;','&quot;;[.D691];&quot;');&quot;)" office:value-type="string" office:string-value="INSERT INTO sss_sistemas_ventanas VALUES('SNR','sigesp_snorh_r_pagosunidadadmin.php                                             ','Pagos por Unidad Administrativa','');" calcext:value-type="string">
            <text:p>INSERT INTO sss_sistemas_ventanas VALUES('SNR','sigesp_snorh_r_pagosunidadadmin.php <text:s text:c="44"/>','Pagos por Unidad Administrativa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personal_beneficiario.php <text:s text:c="39"/></text:p>
          </table:table-cell>
          <table:table-cell table:style-name="ce1" office:value-type="string" calcext:value-type="string">
            <text:p>Reporte de Beneficiario del Personal</text:p>
          </table:table-cell>
          <table:table-cell table:style-name="ce1" table:number-columns-repeated="2"/>
          <table:table-cell table:formula="of:=CONCATENATE(&quot;INSERT INTO sss_sistemas_ventanas VALUES('&quot;;[.A692];&quot;','&quot;;[.B692];&quot;','&quot;;[.C692];&quot;','&quot;;[.D692];&quot;');&quot;)" office:value-type="string" office:string-value="INSERT INTO sss_sistemas_ventanas VALUES('SNR','sigesp_snorh_r_personal_beneficiario.php                                        ','Reporte de Beneficiario del Personal','');" calcext:value-type="string">
            <text:p>INSERT INTO sss_sistemas_ventanas VALUES('SNR','sigesp_snorh_r_personal_beneficiario.php <text:s text:c="39"/>','Reporte de Beneficiario del Personal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personal_rac_rec.php <text:s text:c="44"/></text:p>
          </table:table-cell>
          <table:table-cell table:style-name="ce1" office:value-type="string" calcext:value-type="string">
            <text:p>Personal RAC-REC</text:p>
          </table:table-cell>
          <table:table-cell table:style-name="ce1" table:number-columns-repeated="2"/>
          <table:table-cell table:formula="of:=CONCATENATE(&quot;INSERT INTO sss_sistemas_ventanas VALUES('&quot;;[.A693];&quot;','&quot;;[.B693];&quot;','&quot;;[.C693];&quot;','&quot;;[.D693];&quot;');&quot;)" office:value-type="string" office:string-value="INSERT INTO sss_sistemas_ventanas VALUES('SNR','sigesp_snorh_r_personal_rac_rec.php                                             ','Personal RAC-REC','');" calcext:value-type="string">
            <text:p>INSERT INTO sss_sistemas_ventanas VALUES('SNR','sigesp_snorh_r_personal_rac_rec.php <text:s text:c="44"/>','Personal RAC-REC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personas_autorizadas.php <text:s text:c="40"/></text:p>
          </table:table-cell>
          <table:table-cell table:style-name="ce1" office:value-type="string" calcext:value-type="string">
            <text:p>Reporte de Pagos Autorizados</text:p>
          </table:table-cell>
          <table:table-cell table:style-name="ce1" table:number-columns-repeated="2"/>
          <table:table-cell table:formula="of:=CONCATENATE(&quot;INSERT INTO sss_sistemas_ventanas VALUES('&quot;;[.A694];&quot;','&quot;;[.B694];&quot;','&quot;;[.C694];&quot;','&quot;;[.D694];&quot;');&quot;)" office:value-type="string" office:string-value="INSERT INTO sss_sistemas_ventanas VALUES('SNR','sigesp_snorh_r_personas_autorizadas.php                                         ','Reporte de Pagos Autorizados','');" calcext:value-type="string">
            <text:p>INSERT INTO sss_sistemas_ventanas VALUES('SNR','sigesp_snorh_r_personas_autorizadas.php <text:s text:c="40"/>','Reporte de Pagos Autorizado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prestacionantiguedad_intereses.php <text:s text:c="30"/></text:p>
          </table:table-cell>
          <table:table-cell table:style-name="ce1" office:value-type="string" calcext:value-type="string">
            <text:p>Listado de Prestación de Antiguedad (Intereses)</text:p>
          </table:table-cell>
          <table:table-cell table:style-name="ce1" table:number-columns-repeated="2"/>
          <table:table-cell table:formula="of:=CONCATENATE(&quot;INSERT INTO sss_sistemas_ventanas VALUES('&quot;;[.A695];&quot;','&quot;;[.B695];&quot;','&quot;;[.C695];&quot;','&quot;;[.D695];&quot;');&quot;)" office:value-type="string" office:string-value="INSERT INTO sss_sistemas_ventanas VALUES('SNR','sigesp_snorh_r_prestacionantiguedad_intereses.php                               ','Listado de Prestación de Antiguedad (Intereses)','');" calcext:value-type="string">
            <text:p>INSERT INTO sss_sistemas_ventanas VALUES('SNR','sigesp_snorh_r_prestacionantiguedad_intereses.php <text:s text:c="30"/>','Listado de Prestación de Antiguedad (Intereses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prestacionantiguedad.php <text:s text:c="40"/></text:p>
          </table:table-cell>
          <table:table-cell table:style-name="ce1" office:value-type="string" calcext:value-type="string">
            <text:p>Listado de Prestación de Antiguedad (Capital)</text:p>
          </table:table-cell>
          <table:table-cell table:style-name="ce1" table:number-columns-repeated="2"/>
          <table:table-cell table:formula="of:=CONCATENATE(&quot;INSERT INTO sss_sistemas_ventanas VALUES('&quot;;[.A696];&quot;','&quot;;[.B696];&quot;','&quot;;[.C696];&quot;','&quot;;[.D696];&quot;');&quot;)" office:value-type="string" office:string-value="INSERT INTO sss_sistemas_ventanas VALUES('SNR','sigesp_snorh_r_prestacionantiguedad.php                                         ','Listado de Prestación de Antiguedad (Capital)','');" calcext:value-type="string">
            <text:p>INSERT INTO sss_sistemas_ventanas VALUES('SNR','sigesp_snorh_r_prestacionantiguedad.php <text:s text:c="40"/>','Listado de Prestación de Antiguedad (Capital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recibopago_beneficiario.php <text:s text:c="37"/></text:p>
          </table:table-cell>
          <table:table-cell table:style-name="ce1" office:value-type="string" calcext:value-type="string">
            <text:p>Recibo de Pago de beneficiario Consolidado</text:p>
          </table:table-cell>
          <table:table-cell table:style-name="ce1" table:number-columns-repeated="2"/>
          <table:table-cell table:formula="of:=CONCATENATE(&quot;INSERT INTO sss_sistemas_ventanas VALUES('&quot;;[.A697];&quot;','&quot;;[.B697];&quot;','&quot;;[.C697];&quot;','&quot;;[.D697];&quot;');&quot;)" office:value-type="string" office:string-value="INSERT INTO sss_sistemas_ventanas VALUES('SNR','sigesp_snorh_r_recibopago_beneficiario.php                                      ','Recibo de Pago de beneficiario Consolidado','');" calcext:value-type="string">
            <text:p>INSERT INTO sss_sistemas_ventanas VALUES('SNR','sigesp_snorh_r_recibopago_beneficiario.php <text:s text:c="37"/>','Recibo de Pago de beneficiario Consolidad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recibopago.php <text:s text:c="50"/></text:p>
          </table:table-cell>
          <table:table-cell table:style-name="ce1" office:value-type="string" calcext:value-type="string">
            <text:p>Recibo de Pago Consolidado</text:p>
          </table:table-cell>
          <table:table-cell table:style-name="ce1" table:number-columns-repeated="2"/>
          <table:table-cell table:formula="of:=CONCATENATE(&quot;INSERT INTO sss_sistemas_ventanas VALUES('&quot;;[.A698];&quot;','&quot;;[.B698];&quot;','&quot;;[.C698];&quot;','&quot;;[.D698];&quot;');&quot;)" office:value-type="string" office:string-value="INSERT INTO sss_sistemas_ventanas VALUES('SNR','sigesp_snorh_r_recibopago.php                                                   ','Recibo de Pago Consolidado','');" calcext:value-type="string">
            <text:p>INSERT INTO sss_sistemas_ventanas VALUES('SNR','sigesp_snorh_r_recibopago.php <text:s text:c="50"/>','Recibo de Pago Consolidado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retencion_arc.php <text:s text:c="47"/></text:p>
          </table:table-cell>
          <table:table-cell table:style-name="ce1" office:value-type="string" calcext:value-type="string">
            <text:p>Relación de Retención AR-C</text:p>
          </table:table-cell>
          <table:table-cell table:style-name="ce1" table:number-columns-repeated="2"/>
          <table:table-cell table:formula="of:=CONCATENATE(&quot;INSERT INTO sss_sistemas_ventanas VALUES('&quot;;[.A699];&quot;','&quot;;[.B699];&quot;','&quot;;[.C699];&quot;','&quot;;[.D699];&quot;');&quot;)" office:value-type="string" office:string-value="INSERT INTO sss_sistemas_ventanas VALUES('SNR','sigesp_snorh_r_retencion_arc.php                                                ','Relación de Retención AR-C','');" calcext:value-type="string">
            <text:p>INSERT INTO sss_sistemas_ventanas VALUES('SNR','sigesp_snorh_r_retencion_arc.php <text:s text:c="47"/>','Relación de Retención AR-C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retencion_islr.php <text:s text:c="46"/></text:p>
          </table:table-cell>
          <table:table-cell table:style-name="ce1" office:value-type="string" calcext:value-type="string">
            <text:p>Relación de Retención I.S.L.R.</text:p>
          </table:table-cell>
          <table:table-cell table:style-name="ce1" table:number-columns-repeated="2"/>
          <table:table-cell table:formula="of:=CONCATENATE(&quot;INSERT INTO sss_sistemas_ventanas VALUES('&quot;;[.A700];&quot;','&quot;;[.B700];&quot;','&quot;;[.C700];&quot;','&quot;;[.D700];&quot;');&quot;)" office:value-type="string" office:string-value="INSERT INTO sss_sistemas_ventanas VALUES('SNR','sigesp_snorh_r_retencion_islr.php                                               ','Relación de Retención I.S.L.R.','');" calcext:value-type="string">
            <text:p>INSERT INTO sss_sistemas_ventanas VALUES('SNR','sigesp_snorh_r_retencion_islr.php <text:s text:c="46"/>','Relación de Retención I.S.L.R.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sane_centromedico.php <text:s text:c="43"/></text:p>
          </table:table-cell>
          <table:table-cell table:style-name="ce1" office:value-type="string" calcext:value-type="string">
            <text:p>Registro de Cambio Centro Médico (14-02)</text:p>
          </table:table-cell>
          <table:table-cell table:style-name="ce1" table:number-columns-repeated="2"/>
          <table:table-cell table:formula="of:=CONCATENATE(&quot;INSERT INTO sss_sistemas_ventanas VALUES('&quot;;[.A701];&quot;','&quot;;[.B701];&quot;','&quot;;[.C701];&quot;','&quot;;[.D701];&quot;');&quot;)" office:value-type="string" office:string-value="INSERT INTO sss_sistemas_ventanas VALUES('SNR','sigesp_snorh_r_sane_centromedico.php                                            ','Registro de Cambio Centro Médico (14-02)','');" calcext:value-type="string">
            <text:p>INSERT INTO sss_sistemas_ventanas VALUES('SNR','sigesp_snorh_r_sane_centromedico.php <text:s text:c="43"/>','Registro de Cambio Centro Médico (14-02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sane_ingreso.php <text:s text:c="48"/></text:p>
          </table:table-cell>
          <table:table-cell table:style-name="ce1" office:value-type="string" calcext:value-type="string">
            <text:p>Registro de Ingreso (14-02)</text:p>
          </table:table-cell>
          <table:table-cell/>
          <table:table-cell table:style-name="ce1"/>
          <table:table-cell table:formula="of:=CONCATENATE(&quot;INSERT INTO sss_sistemas_ventanas VALUES('&quot;;[.A702];&quot;','&quot;;[.B702];&quot;','&quot;;[.C702];&quot;','&quot;;[.D702];&quot;');&quot;)" office:value-type="string" office:string-value="INSERT INTO sss_sistemas_ventanas VALUES('SNR','sigesp_snorh_r_sane_ingreso.php                                                 ','Registro de Ingreso (14-02)','');" calcext:value-type="string">
            <text:p>INSERT INTO sss_sistemas_ventanas VALUES('SNR','sigesp_snorh_r_sane_ingreso.php <text:s text:c="48"/>','Registro de Ingreso (14-02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sane_modificacion.php <text:s text:c="43"/></text:p>
          </table:table-cell>
          <table:table-cell table:style-name="ce1" office:value-type="string" calcext:value-type="string">
            <text:p>Registro de Modificación Datos (14-02)</text:p>
          </table:table-cell>
          <table:table-cell/>
          <table:table-cell table:style-name="ce1"/>
          <table:table-cell table:formula="of:=CONCATENATE(&quot;INSERT INTO sss_sistemas_ventanas VALUES('&quot;;[.A703];&quot;','&quot;;[.B703];&quot;','&quot;;[.C703];&quot;','&quot;;[.D703];&quot;');&quot;)" office:value-type="string" office:string-value="INSERT INTO sss_sistemas_ventanas VALUES('SNR','sigesp_snorh_r_sane_modificacion.php                                            ','Registro de Modificación Datos (14-02)','');" calcext:value-type="string">
            <text:p>INSERT INTO sss_sistemas_ventanas VALUES('SNR','sigesp_snorh_r_sane_modificacion.php <text:s text:c="43"/>','Registro de Modificación Datos (14-02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sane_permisos.php <text:s text:c="47"/></text:p>
          </table:table-cell>
          <table:table-cell table:style-name="ce1" office:value-type="string" calcext:value-type="string">
            <text:p>Registro de Permisos No Remunerados (14-10)</text:p>
          </table:table-cell>
          <table:table-cell/>
          <table:table-cell table:style-name="ce1"/>
          <table:table-cell table:formula="of:=CONCATENATE(&quot;INSERT INTO sss_sistemas_ventanas VALUES('&quot;;[.A704];&quot;','&quot;;[.B704];&quot;','&quot;;[.C704];&quot;','&quot;;[.D704];&quot;');&quot;)" office:value-type="string" office:string-value="INSERT INTO sss_sistemas_ventanas VALUES('SNR','sigesp_snorh_r_sane_permisos.php                                                ','Registro de Permisos No Remunerados (14-10)','');" calcext:value-type="string">
            <text:p>INSERT INTO sss_sistemas_ventanas VALUES('SNR','sigesp_snorh_r_sane_permisos.php <text:s text:c="47"/>','Registro de Permisos No Remunerados (14-10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sane_reposos.php <text:s text:c="48"/></text:p>
          </table:table-cell>
          <table:table-cell table:style-name="ce1" office:value-type="string" calcext:value-type="string">
            <text:p>Registro de Reposos Médico (14-10)</text:p>
          </table:table-cell>
          <table:table-cell/>
          <table:table-cell table:style-name="ce1"/>
          <table:table-cell table:formula="of:=CONCATENATE(&quot;INSERT INTO sss_sistemas_ventanas VALUES('&quot;;[.A705];&quot;','&quot;;[.B705];&quot;','&quot;;[.C705];&quot;','&quot;;[.D705];&quot;');&quot;)" office:value-type="string" office:string-value="INSERT INTO sss_sistemas_ventanas VALUES('SNR','sigesp_snorh_r_sane_reposos.php                                                 ','Registro de Reposos Médico (14-10)','');" calcext:value-type="string">
            <text:p>INSERT INTO sss_sistemas_ventanas VALUES('SNR','sigesp_snorh_r_sane_reposos.php <text:s text:c="48"/>','Registro de Reposos Médico (14-10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sane_retiro.php <text:s text:c="49"/></text:p>
          </table:table-cell>
          <table:table-cell table:style-name="ce1" office:value-type="string" calcext:value-type="string">
            <text:p>Registro de Retiro (14-03)</text:p>
          </table:table-cell>
          <table:table-cell/>
          <table:table-cell table:style-name="ce1"/>
          <table:table-cell table:formula="of:=CONCATENATE(&quot;INSERT INTO sss_sistemas_ventanas VALUES('&quot;;[.A706];&quot;','&quot;;[.B706];&quot;','&quot;;[.C706];&quot;','&quot;;[.D706];&quot;');&quot;)" office:value-type="string" office:string-value="INSERT INTO sss_sistemas_ventanas VALUES('SNR','sigesp_snorh_r_sane_retiro.php                                                  ','Registro de Retiro (14-03)','');" calcext:value-type="string">
            <text:p>INSERT INTO sss_sistemas_ventanas VALUES('SNR','sigesp_snorh_r_sane_retiro.php <text:s text:c="49"/>','Registro de Retiro (14-03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sane_salario.php <text:s text:c="48"/></text:p>
          </table:table-cell>
          <table:table-cell table:style-name="ce1" office:value-type="string" calcext:value-type="string">
            <text:p>Registro de Cambio de Salario (14-10)</text:p>
          </table:table-cell>
          <table:table-cell/>
          <table:table-cell table:style-name="ce1"/>
          <table:table-cell table:formula="of:=CONCATENATE(&quot;INSERT INTO sss_sistemas_ventanas VALUES('&quot;;[.A707];&quot;','&quot;;[.B707];&quot;','&quot;;[.C707];&quot;','&quot;;[.D707];&quot;');&quot;)" office:value-type="string" office:string-value="INSERT INTO sss_sistemas_ventanas VALUES('SNR','sigesp_snorh_r_sane_salario.php                                                 ','Registro de Cambio de Salario (14-10)','');" calcext:value-type="string">
            <text:p>INSERT INTO sss_sistemas_ventanas VALUES('SNR','sigesp_snorh_r_sane_salario.php <text:s text:c="48"/>','Registro de Cambio de Salario (14-10)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unidadadministrativa.php <text:s text:c="40"/></text:p>
          </table:table-cell>
          <table:table-cell table:style-name="ce1" office:value-type="string" calcext:value-type="string">
            <text:p>Listado Personal con Unidades Administrativas</text:p>
          </table:table-cell>
          <table:table-cell/>
          <table:table-cell table:style-name="ce1"/>
          <table:table-cell table:formula="of:=CONCATENATE(&quot;INSERT INTO sss_sistemas_ventanas VALUES('&quot;;[.A708];&quot;','&quot;;[.B708];&quot;','&quot;;[.C708];&quot;','&quot;;[.D708];&quot;');&quot;)" office:value-type="string" office:string-value="INSERT INTO sss_sistemas_ventanas VALUES('SNR','sigesp_snorh_r_unidadadministrativa.php                                         ','Listado Personal con Unidades Administrativas','');" calcext:value-type="string">
            <text:p>INSERT INTO sss_sistemas_ventanas VALUES('SNR','sigesp_snorh_r_unidadadministrativa.php <text:s text:c="40"/>','Listado Personal con Unidades Administrativas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unidadvipladin.php <text:s text:c="46"/></text:p>
          </table:table-cell>
          <table:table-cell table:style-name="ce1" office:value-type="string" calcext:value-type="string">
            <text:p>Listado de Personal con Unidad VIPLADIN</text:p>
          </table:table-cell>
          <table:table-cell/>
          <table:table-cell table:style-name="ce1"/>
          <table:table-cell table:formula="of:=CONCATENATE(&quot;INSERT INTO sss_sistemas_ventanas VALUES('&quot;;[.A709];&quot;','&quot;;[.B709];&quot;','&quot;;[.C709];&quot;','&quot;;[.D709];&quot;');&quot;)" office:value-type="string" office:string-value="INSERT INTO sss_sistemas_ventanas VALUES('SNR','sigesp_snorh_r_unidadvipladin.php                                               ','Listado de Personal con Unidad VIPLADIN','');" calcext:value-type="string">
            <text:p>INSERT INTO sss_sistemas_ventanas VALUES('SNR','sigesp_snorh_r_unidadvipladin.php <text:s text:c="46"/>','Listado de Personal con Unidad VIPLADIN','');</text:p>
          </table:table-cell>
        </table:table-row>
        <table:table-row table:style-name="ro1">
          <table:table-cell table:style-name="ce1" office:value-type="string" calcext:value-type="string">
            <text:p>SNR</text:p>
          </table:table-cell>
          <table:table-cell office:value-type="string" calcext:value-type="string">
            <text:p>sigesp_snorh_r_vacaciones.php <text:s text:c="50"/></text:p>
          </table:table-cell>
          <table:table-cell table:style-name="ce1" office:value-type="string" calcext:value-type="string">
            <text:p>Vacaciones</text:p>
          </table:table-cell>
          <table:table-cell/>
          <table:table-cell table:style-name="ce1"/>
          <table:table-cell table:formula="of:=CONCATENATE(&quot;INSERT INTO sss_sistemas_ventanas VALUES('&quot;;[.A710];&quot;','&quot;;[.B710];&quot;','&quot;;[.C710];&quot;','&quot;;[.D710];&quot;');&quot;)" office:value-type="string" office:string-value="INSERT INTO sss_sistemas_ventanas VALUES('SNR','sigesp_snorh_r_vacaciones.php                                                   ','Vacaciones','');" calcext:value-type="string">
            <text:p>INSERT INTO sss_sistemas_ventanas VALUES('SNR','sigesp_snorh_r_vacaciones.php <text:s text:c="50"/>','Vacaciones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aceptacion_servicios.php <text:s text:c="42"/></text:p>
          </table:table-cell>
          <table:table-cell table:style-name="ce1" office:value-type="string" calcext:value-type="string">
            <text:p>Aceptaci&amp;oacute;n de Servicios</text:p>
          </table:table-cell>
          <table:table-cell/>
          <table:table-cell table:style-name="ce1"/>
          <table:table-cell table:formula="of:=CONCATENATE(&quot;INSERT INTO sss_sistemas_ventanas VALUES('&quot;;[.A711];&quot;','&quot;;[.B711];&quot;','&quot;;[.C711];&quot;','&quot;;[.D711];&quot;');&quot;)" office:value-type="string" office:string-value="INSERT INTO sss_sistemas_ventanas VALUES('SOC','sigesp_soc_p_aceptacion_servicios.php                                           ','Aceptaci&amp;oacute;n de Servicios','');" calcext:value-type="string">
            <text:p>INSERT INTO sss_sistemas_ventanas VALUES('SOC','sigesp_soc_p_aceptacion_servicios.php <text:s text:c="42"/>','Aceptaci&amp;oacute;n de Servicios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analisis_cotizacion.php <text:s text:c="43"/></text:p>
          </table:table-cell>
          <table:table-cell table:style-name="ce1" office:value-type="string" calcext:value-type="string">
            <text:p>An&amp;aacute;lisis de Cotizaciones</text:p>
          </table:table-cell>
          <table:table-cell/>
          <table:table-cell table:style-name="ce1"/>
          <table:table-cell table:formula="of:=CONCATENATE(&quot;INSERT INTO sss_sistemas_ventanas VALUES('&quot;;[.A712];&quot;','&quot;;[.B712];&quot;','&quot;;[.C712];&quot;','&quot;;[.D712];&quot;');&quot;)" office:value-type="string" office:string-value="INSERT INTO sss_sistemas_ventanas VALUES('SOC','sigesp_soc_p_analisis_cotizacion.php                                            ','An&amp;aacute;lisis de Cotizaciones','');" calcext:value-type="string">
            <text:p>INSERT INTO sss_sistemas_ventanas VALUES('SOC','sigesp_soc_p_analisis_cotizacion.php <text:s text:c="43"/>','An&amp;aacute;lisis de Cotizaciones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anulacion_analisis_cotizacion.php <text:s text:c="33"/></text:p>
          </table:table-cell>
          <table:table-cell table:style-name="ce1" office:value-type="string" calcext:value-type="string">
            <text:p>Anulacion Analisis de Cotizaci&amp;oacute;n</text:p>
          </table:table-cell>
          <table:table-cell/>
          <table:table-cell table:style-name="ce1"/>
          <table:table-cell table:formula="of:=CONCATENATE(&quot;INSERT INTO sss_sistemas_ventanas VALUES('&quot;;[.A713];&quot;','&quot;;[.B713];&quot;','&quot;;[.C713];&quot;','&quot;;[.D713];&quot;');&quot;)" office:value-type="string" office:string-value="INSERT INTO sss_sistemas_ventanas VALUES('SOC','sigesp_soc_p_anulacion_analisis_cotizacion.php                                  ','Anulacion Analisis de Cotizaci&amp;oacute;n','');" calcext:value-type="string">
            <text:p>INSERT INTO sss_sistemas_ventanas VALUES('SOC','sigesp_soc_p_anulacion_analisis_cotizacion.php <text:s text:c="33"/>','Anulacion Analisis de Cotizaci&amp;oacute;n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anulacion_orden_compra.php <text:s text:c="40"/></text:p>
          </table:table-cell>
          <table:table-cell table:style-name="ce1" office:value-type="string" calcext:value-type="string">
            <text:p>Anulaci&amp;oacute;n de Ordenes de Compra</text:p>
          </table:table-cell>
          <table:table-cell/>
          <table:table-cell table:style-name="ce1"/>
          <table:table-cell table:formula="of:=CONCATENATE(&quot;INSERT INTO sss_sistemas_ventanas VALUES('&quot;;[.A714];&quot;','&quot;;[.B714];&quot;','&quot;;[.C714];&quot;','&quot;;[.D714];&quot;');&quot;)" office:value-type="string" office:string-value="INSERT INTO sss_sistemas_ventanas VALUES('SOC','sigesp_soc_p_anulacion_orden_compra.php                                         ','Anulaci&amp;oacute;n de Ordenes de Compra','');" calcext:value-type="string">
            <text:p>INSERT INTO sss_sistemas_ventanas VALUES('SOC','sigesp_soc_p_anulacion_orden_compra.php <text:s text:c="40"/>','Anulaci&amp;oacute;n de Ordenes de Compra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anulacion_registro_cotizacion.php <text:s text:c="33"/></text:p>
          </table:table-cell>
          <table:table-cell table:style-name="ce1" office:value-type="string" calcext:value-type="string">
            <text:p>Anulacion Registro de Cotizaci&amp;oacute;n</text:p>
          </table:table-cell>
          <table:table-cell/>
          <table:table-cell table:style-name="ce1"/>
          <table:table-cell table:formula="of:=CONCATENATE(&quot;INSERT INTO sss_sistemas_ventanas VALUES('&quot;;[.A715];&quot;','&quot;;[.B715];&quot;','&quot;;[.C715];&quot;','&quot;;[.D715];&quot;');&quot;)" office:value-type="string" office:string-value="INSERT INTO sss_sistemas_ventanas VALUES('SOC','sigesp_soc_p_anulacion_registro_cotizacion.php                                  ','Anulacion Registro de Cotizaci&amp;oacute;n','');" calcext:value-type="string">
            <text:p>INSERT INTO sss_sistemas_ventanas VALUES('SOC','sigesp_soc_p_anulacion_registro_cotizacion.php <text:s text:c="33"/>','Anulacion Registro de Cotizaci&amp;oacute;n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anulacion_solicitud_cotizacion.php <text:s text:c="32"/></text:p>
          </table:table-cell>
          <table:table-cell table:style-name="ce1" office:value-type="string" calcext:value-type="string">
            <text:p>Anulacion Solicitud de Cotizaci&amp;oacute;n</text:p>
          </table:table-cell>
          <table:table-cell/>
          <table:table-cell table:style-name="ce1"/>
          <table:table-cell table:formula="of:=CONCATENATE(&quot;INSERT INTO sss_sistemas_ventanas VALUES('&quot;;[.A716];&quot;','&quot;;[.B716];&quot;','&quot;;[.C716];&quot;','&quot;;[.D716];&quot;');&quot;)" office:value-type="string" office:string-value="INSERT INTO sss_sistemas_ventanas VALUES('SOC','sigesp_soc_p_anulacion_solicitud_cotizacion.php                                 ','Anulacion Solicitud de Cotizaci&amp;oacute;n','');" calcext:value-type="string">
            <text:p>INSERT INTO sss_sistemas_ventanas VALUES('SOC','sigesp_soc_p_anulacion_solicitud_cotizacion.php <text:s text:c="32"/>','Anulacion Solicitud de Cotizaci&amp;oacute;n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aprobacion_analisis_cotizacion.php <text:s text:c="32"/></text:p>
          </table:table-cell>
          <table:table-cell table:style-name="ce1" office:value-type="string" calcext:value-type="string">
            <text:p>Aprobaci&amp;oacute;n An&amp;aacute;lisis de Cotizaciones</text:p>
          </table:table-cell>
          <table:table-cell/>
          <table:table-cell table:style-name="ce1"/>
          <table:table-cell table:formula="of:=CONCATENATE(&quot;INSERT INTO sss_sistemas_ventanas VALUES('&quot;;[.A717];&quot;','&quot;;[.B717];&quot;','&quot;;[.C717];&quot;','&quot;;[.D717];&quot;');&quot;)" office:value-type="string" office:string-value="INSERT INTO sss_sistemas_ventanas VALUES('SOC','sigesp_soc_p_aprobacion_analisis_cotizacion.php                                 ','Aprobaci&amp;oacute;n An&amp;aacute;lisis de Cotizaciones','');" calcext:value-type="string">
            <text:p>INSERT INTO sss_sistemas_ventanas VALUES('SOC','sigesp_soc_p_aprobacion_analisis_cotizacion.php <text:s text:c="32"/>','Aprobaci&amp;oacute;n An&amp;aacute;lisis de Cotizaciones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aprobacion_orden_compra.php <text:s text:c="39"/></text:p>
          </table:table-cell>
          <table:table-cell table:style-name="ce1" office:value-type="string" calcext:value-type="string">
            <text:p>Aprobaci&amp;oacute;n de Ordenes de Compra</text:p>
          </table:table-cell>
          <table:table-cell/>
          <table:table-cell table:style-name="ce1"/>
          <table:table-cell table:formula="of:=CONCATENATE(&quot;INSERT INTO sss_sistemas_ventanas VALUES('&quot;;[.A718];&quot;','&quot;;[.B718];&quot;','&quot;;[.C718];&quot;','&quot;;[.D718];&quot;');&quot;)" office:value-type="string" office:string-value="INSERT INTO sss_sistemas_ventanas VALUES('SOC','sigesp_soc_p_aprobacion_orden_compra.php                                        ','Aprobaci&amp;oacute;n de Ordenes de Compra','');" calcext:value-type="string">
            <text:p>INSERT INTO sss_sistemas_ventanas VALUES('SOC','sigesp_soc_p_aprobacion_orden_compra.php <text:s text:c="39"/>','Aprobaci&amp;oacute;n de Ordenes de Compra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generar_orden_analisis.php <text:s text:c="40"/></text:p>
          </table:table-cell>
          <table:table-cell table:style-name="ce1" office:value-type="string" calcext:value-type="string">
            <text:p>Generaci&amp;oacute;n de Ordenes de Compra</text:p>
          </table:table-cell>
          <table:table-cell/>
          <table:table-cell table:style-name="ce1"/>
          <table:table-cell table:formula="of:=CONCATENATE(&quot;INSERT INTO sss_sistemas_ventanas VALUES('&quot;;[.A719];&quot;','&quot;;[.B719];&quot;','&quot;;[.C719];&quot;','&quot;;[.D719];&quot;');&quot;)" office:value-type="string" office:string-value="INSERT INTO sss_sistemas_ventanas VALUES('SOC','sigesp_soc_p_generar_orden_analisis.php                                         ','Generaci&amp;oacute;n de Ordenes de Compra','');" calcext:value-type="string">
            <text:p>INSERT INTO sss_sistemas_ventanas VALUES('SOC','sigesp_soc_p_generar_orden_analisis.php <text:s text:c="40"/>','Generaci&amp;oacute;n de Ordenes de Compra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registro_cotizacion.php <text:s text:c="43"/></text:p>
          </table:table-cell>
          <table:table-cell table:style-name="ce1" office:value-type="string" calcext:value-type="string">
            <text:p>Registro de Cotizaci&amp;oacute;n</text:p>
          </table:table-cell>
          <table:table-cell/>
          <table:table-cell table:style-name="ce1"/>
          <table:table-cell table:formula="of:=CONCATENATE(&quot;INSERT INTO sss_sistemas_ventanas VALUES('&quot;;[.A720];&quot;','&quot;;[.B720];&quot;','&quot;;[.C720];&quot;','&quot;;[.D720];&quot;');&quot;)" office:value-type="string" office:string-value="INSERT INTO sss_sistemas_ventanas VALUES('SOC','sigesp_soc_p_registro_cotizacion.php                                            ','Registro de Cotizaci&amp;oacute;n','');" calcext:value-type="string">
            <text:p>INSERT INTO sss_sistemas_ventanas VALUES('SOC','sigesp_soc_p_registro_cotizacion.php <text:s text:c="43"/>','Registro de Cotizaci&amp;oacute;n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registro_orden_compra.php <text:s text:c="41"/></text:p>
          </table:table-cell>
          <table:table-cell table:style-name="ce1" office:value-type="string" calcext:value-type="string">
            <text:p>Registro de Ordenes de Compra</text:p>
          </table:table-cell>
          <table:table-cell/>
          <table:table-cell table:style-name="ce1"/>
          <table:table-cell table:formula="of:=CONCATENATE(&quot;INSERT INTO sss_sistemas_ventanas VALUES('&quot;;[.A721];&quot;','&quot;;[.B721];&quot;','&quot;;[.C721];&quot;','&quot;;[.D721];&quot;');&quot;)" office:value-type="string" office:string-value="INSERT INTO sss_sistemas_ventanas VALUES('SOC','sigesp_soc_p_registro_orden_compra.php                                          ','Registro de Ordenes de Compra','');" calcext:value-type="string">
            <text:p>INSERT INTO sss_sistemas_ventanas VALUES('SOC','sigesp_soc_p_registro_orden_compra.php <text:s text:c="41"/>','Registro de Ordenes de Compra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reverso_aceptacion_servicio.php <text:s text:c="35"/></text:p>
          </table:table-cell>
          <table:table-cell table:style-name="ce1" office:value-type="string" calcext:value-type="string">
            <text:p>Reverso de Aceptaci&amp;oacute;n de Servicios</text:p>
          </table:table-cell>
          <table:table-cell/>
          <table:table-cell table:style-name="ce1"/>
          <table:table-cell table:formula="of:=CONCATENATE(&quot;INSERT INTO sss_sistemas_ventanas VALUES('&quot;;[.A722];&quot;','&quot;;[.B722];&quot;','&quot;;[.C722];&quot;','&quot;;[.D722];&quot;');&quot;)" office:value-type="string" office:string-value="INSERT INTO sss_sistemas_ventanas VALUES('SOC','sigesp_soc_p_reverso_aceptacion_servicio.php                                    ','Reverso de Aceptaci&amp;oacute;n de Servicios','');" calcext:value-type="string">
            <text:p>INSERT INTO sss_sistemas_ventanas VALUES('SOC','sigesp_soc_p_reverso_aceptacion_servicio.php <text:s text:c="35"/>','Reverso de Aceptaci&amp;oacute;n de Servicios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p_solicitud_cotizacion.php <text:s text:c="42"/></text:p>
          </table:table-cell>
          <table:table-cell table:style-name="ce1" office:value-type="string" calcext:value-type="string">
            <text:p>Solicitud de Cotizaci&amp;oacute;n</text:p>
          </table:table-cell>
          <table:table-cell/>
          <table:table-cell table:style-name="ce1"/>
          <table:table-cell table:formula="of:=CONCATENATE(&quot;INSERT INTO sss_sistemas_ventanas VALUES('&quot;;[.A723];&quot;','&quot;;[.B723];&quot;','&quot;;[.C723];&quot;','&quot;;[.D723];&quot;');&quot;)" office:value-type="string" office:string-value="INSERT INTO sss_sistemas_ventanas VALUES('SOC','sigesp_soc_p_solicitud_cotizacion.php                                           ','Solicitud de Cotizaci&amp;oacute;n','');" calcext:value-type="string">
            <text:p>INSERT INTO sss_sistemas_ventanas VALUES('SOC','sigesp_soc_p_solicitud_cotizacion.php <text:s text:c="42"/>','Solicitud de Cotizaci&amp;oacute;n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r_aceptacion_servicios.php <text:s text:c="42"/></text:p>
          </table:table-cell>
          <table:table-cell table:style-name="ce1" office:value-type="string" calcext:value-type="string">
            <text:p>Acta de Aceptaci&amp;oacute;n de Servicios</text:p>
          </table:table-cell>
          <table:table-cell/>
          <table:table-cell table:style-name="ce1"/>
          <table:table-cell table:formula="of:=CONCATENATE(&quot;INSERT INTO sss_sistemas_ventanas VALUES('&quot;;[.A724];&quot;','&quot;;[.B724];&quot;','&quot;;[.C724];&quot;','&quot;;[.D724];&quot;');&quot;)" office:value-type="string" office:string-value="INSERT INTO sss_sistemas_ventanas VALUES('SOC','sigesp_soc_r_aceptacion_servicios.php                                           ','Acta de Aceptaci&amp;oacute;n de Servicios','');" calcext:value-type="string">
            <text:p>INSERT INTO sss_sistemas_ventanas VALUES('SOC','sigesp_soc_r_aceptacion_servicios.php <text:s text:c="42"/>','Acta de Aceptaci&amp;oacute;n de Servicios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r_analisis_cotizacion.php <text:s text:c="43"/></text:p>
          </table:table-cell>
          <table:table-cell table:style-name="ce1" office:value-type="string" calcext:value-type="string">
            <text:p>An&amp;aacute;lisis de Cotizaciones</text:p>
          </table:table-cell>
          <table:table-cell/>
          <table:table-cell table:style-name="ce1"/>
          <table:table-cell table:formula="of:=CONCATENATE(&quot;INSERT INTO sss_sistemas_ventanas VALUES('&quot;;[.A725];&quot;','&quot;;[.B725];&quot;','&quot;;[.C725];&quot;','&quot;;[.D725];&quot;');&quot;)" office:value-type="string" office:string-value="INSERT INTO sss_sistemas_ventanas VALUES('SOC','sigesp_soc_r_analisis_cotizacion.php                                            ','An&amp;aacute;lisis de Cotizaciones','');" calcext:value-type="string">
            <text:p>INSERT INTO sss_sistemas_ventanas VALUES('SOC','sigesp_soc_r_analisis_cotizacion.php <text:s text:c="43"/>','An&amp;aacute;lisis de Cotizaciones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r_imputacion_spg_orden_compra.php <text:s text:c="35"/></text:p>
          </table:table-cell>
          <table:table-cell table:style-name="ce1" office:value-type="string" calcext:value-type="string">
            <text:p>Imputación Presupuestaria de Ordenes de Compra</text:p>
          </table:table-cell>
          <table:table-cell/>
          <table:table-cell table:style-name="ce1"/>
          <table:table-cell table:formula="of:=CONCATENATE(&quot;INSERT INTO sss_sistemas_ventanas VALUES('&quot;;[.A726];&quot;','&quot;;[.B726];&quot;','&quot;;[.C726];&quot;','&quot;;[.D726];&quot;');&quot;)" office:value-type="string" office:string-value="INSERT INTO sss_sistemas_ventanas VALUES('SOC','sigesp_soc_r_imputacion_spg_orden_compra.php                                    ','Imputación Presupuestaria de Ordenes de Compra','');" calcext:value-type="string">
            <text:p>INSERT INTO sss_sistemas_ventanas VALUES('SOC','sigesp_soc_r_imputacion_spg_orden_compra.php <text:s text:c="35"/>','Imputación Presupuestaria de Ordenes de Compra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r_orden_compra.php <text:s text:c="50"/></text:p>
          </table:table-cell>
          <table:table-cell table:style-name="ce1" office:value-type="string" calcext:value-type="string">
            <text:p>Ordenes de Compra</text:p>
          </table:table-cell>
          <table:table-cell/>
          <table:table-cell table:style-name="ce1"/>
          <table:table-cell table:formula="of:=CONCATENATE(&quot;INSERT INTO sss_sistemas_ventanas VALUES('&quot;;[.A727];&quot;','&quot;;[.B727];&quot;','&quot;;[.C727];&quot;','&quot;;[.D727];&quot;');&quot;)" office:value-type="string" office:string-value="INSERT INTO sss_sistemas_ventanas VALUES('SOC','sigesp_soc_r_orden_compra.php                                                   ','Ordenes de Compra','');" calcext:value-type="string">
            <text:p>INSERT INTO sss_sistemas_ventanas VALUES('SOC','sigesp_soc_r_orden_compra.php <text:s text:c="50"/>','Ordenes de Compra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r_orden_relacionmensual.php <text:s text:c="41"/></text:p>
          </table:table-cell>
          <table:table-cell table:style-name="ce1" office:value-type="string" calcext:value-type="string">
            <text:p>undefined</text:p>
          </table:table-cell>
          <table:table-cell/>
          <table:table-cell table:style-name="ce1"/>
          <table:table-cell table:formula="of:=CONCATENATE(&quot;INSERT INTO sss_sistemas_ventanas VALUES('&quot;;[.A728];&quot;','&quot;;[.B728];&quot;','&quot;;[.C728];&quot;','&quot;;[.D728];&quot;');&quot;)" office:value-type="string" office:string-value="INSERT INTO sss_sistemas_ventanas VALUES('SOC','sigesp_soc_r_orden_relacionmensual.php                                          ','undefined','');" calcext:value-type="string">
            <text:p>INSERT INTO sss_sistemas_ventanas VALUES('SOC','sigesp_soc_r_orden_relacionmensual.php <text:s text:c="41"/>','undefined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r_orden_ubicacioncompra.php <text:s text:c="41"/></text:p>
          </table:table-cell>
          <table:table-cell table:style-name="ce1" office:value-type="string" calcext:value-type="string">
            <text:p>Ubicacion de Orden de Compra</text:p>
          </table:table-cell>
          <table:table-cell/>
          <table:table-cell table:style-name="ce1"/>
          <table:table-cell table:formula="of:=CONCATENATE(&quot;INSERT INTO sss_sistemas_ventanas VALUES('&quot;;[.A729];&quot;','&quot;;[.B729];&quot;','&quot;;[.C729];&quot;','&quot;;[.D729];&quot;');&quot;)" office:value-type="string" office:string-value="INSERT INTO sss_sistemas_ventanas VALUES('SOC','sigesp_soc_r_orden_ubicacioncompra.php                                          ','Ubicacion de Orden de Compra','');" calcext:value-type="string">
            <text:p>INSERT INTO sss_sistemas_ventanas VALUES('SOC','sigesp_soc_r_orden_ubicacioncompra.php <text:s text:c="41"/>','Ubicacion de Orden de Compra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r_registro_cotizacion.php <text:s text:c="43"/></text:p>
          </table:table-cell>
          <table:table-cell table:style-name="ce1" office:value-type="string" calcext:value-type="string">
            <text:p>Registro de Cotizaciones</text:p>
          </table:table-cell>
          <table:table-cell/>
          <table:table-cell table:style-name="ce1"/>
          <table:table-cell table:formula="of:=CONCATENATE(&quot;INSERT INTO sss_sistemas_ventanas VALUES('&quot;;[.A730];&quot;','&quot;;[.B730];&quot;','&quot;;[.C730];&quot;','&quot;;[.D730];&quot;');&quot;)" office:value-type="string" office:string-value="INSERT INTO sss_sistemas_ventanas VALUES('SOC','sigesp_soc_r_registro_cotizacion.php                                            ','Registro de Cotizaciones','');" calcext:value-type="string">
            <text:p>INSERT INTO sss_sistemas_ventanas VALUES('SOC','sigesp_soc_r_registro_cotizacion.php <text:s text:c="43"/>','Registro de Cotizaciones','');</text:p>
          </table:table-cell>
        </table:table-row>
        <table:table-row table:style-name="ro1">
          <table:table-cell table:style-name="ce1" office:value-type="string" calcext:value-type="string">
            <text:p>SOC</text:p>
          </table:table-cell>
          <table:table-cell office:value-type="string" calcext:value-type="string">
            <text:p>sigesp_soc_r_solicitud_cotizacion.php <text:s text:c="42"/></text:p>
          </table:table-cell>
          <table:table-cell table:style-name="ce1" office:value-type="string" calcext:value-type="string">
            <text:p>Solicitud de Cotizaciones</text:p>
          </table:table-cell>
          <table:table-cell/>
          <table:table-cell table:style-name="ce1"/>
          <table:table-cell table:formula="of:=CONCATENATE(&quot;INSERT INTO sss_sistemas_ventanas VALUES('&quot;;[.A731];&quot;','&quot;;[.B731];&quot;','&quot;;[.C731];&quot;','&quot;;[.D731];&quot;');&quot;)" office:value-type="string" office:string-value="INSERT INTO sss_sistemas_ventanas VALUES('SOC','sigesp_soc_r_solicitud_cotizacion.php                                           ','Solicitud de Cotizaciones','');" calcext:value-type="string">
            <text:p>INSERT INTO sss_sistemas_ventanas VALUES('SOC','sigesp_soc_r_solicitud_cotizacion.php <text:s text:c="42"/>','Solicitud de Cotizacione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adicional.php <text:s text:c="53"/></text:p>
          </table:table-cell>
          <table:table-cell table:style-name="ce1" office:value-type="string" calcext:value-type="string">
            <text:p>Credito/Ingreso Adicional</text:p>
          </table:table-cell>
          <table:table-cell/>
          <table:table-cell table:style-name="ce1"/>
          <table:table-cell table:formula="of:=CONCATENATE(&quot;INSERT INTO sss_sistemas_ventanas VALUES('&quot;;[.A732];&quot;','&quot;;[.B732];&quot;','&quot;;[.C732];&quot;','&quot;;[.D732];&quot;');&quot;)" office:value-type="string" office:string-value="INSERT INTO sss_sistemas_ventanas VALUES('SPG','sigesp_spg_p_adicional.php                                                      ','Credito/Ingreso Adicional','');" calcext:value-type="string">
            <text:p>INSERT INTO sss_sistemas_ventanas VALUES('SPG','sigesp_spg_p_adicional.php <text:s text:c="53"/>','Credito/Ingreso Adicional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apertura.php <text:s text:c="54"/></text:p>
          </table:table-cell>
          <table:table-cell table:style-name="ce1" office:value-type="string" calcext:value-type="string">
            <text:p>Mensual</text:p>
          </table:table-cell>
          <table:table-cell/>
          <table:table-cell table:style-name="ce1"/>
          <table:table-cell table:formula="of:=CONCATENATE(&quot;INSERT INTO sss_sistemas_ventanas VALUES('&quot;;[.A733];&quot;','&quot;;[.B733];&quot;','&quot;;[.C733];&quot;','&quot;;[.D733];&quot;');&quot;)" office:value-type="string" office:string-value="INSERT INTO sss_sistemas_ventanas VALUES('SPG','sigesp_spg_p_apertura.php                                                       ','Mensual','');" calcext:value-type="string">
            <text:p>INSERT INTO sss_sistemas_ventanas VALUES('SPG','sigesp_spg_p_apertura.php <text:s text:c="54"/>','Mensual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apertura_trim.php <text:s text:c="49"/></text:p>
          </table:table-cell>
          <table:table-cell table:style-name="ce1" office:value-type="string" calcext:value-type="string">
            <text:p>Trimestral</text:p>
          </table:table-cell>
          <table:table-cell/>
          <table:table-cell table:style-name="ce1"/>
          <table:table-cell table:formula="of:=CONCATENATE(&quot;INSERT INTO sss_sistemas_ventanas VALUES('&quot;;[.A734];&quot;','&quot;;[.B734];&quot;','&quot;;[.C734];&quot;','&quot;;[.D734];&quot;');&quot;)" office:value-type="string" office:string-value="INSERT INTO sss_sistemas_ventanas VALUES('SPG','sigesp_spg_p_apertura_trim.php                                                  ','Trimestral','');" calcext:value-type="string">
            <text:p>INSERT INTO sss_sistemas_ventanas VALUES('SPG','sigesp_spg_p_apertura_trim.php <text:s text:c="49"/>','Trimestral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cerrarpre.php <text:s text:c="53"/></text:p>
          </table:table-cell>
          <table:table-cell table:style-name="ce1" office:value-type="string" calcext:value-type="string">
            <text:p>Reverso/Cierre de Presupuesto de Gasto</text:p>
          </table:table-cell>
          <table:table-cell/>
          <table:table-cell table:style-name="ce1"/>
          <table:table-cell table:formula="of:=CONCATENATE(&quot;INSERT INTO sss_sistemas_ventanas VALUES('&quot;;[.A735];&quot;','&quot;;[.B735];&quot;','&quot;;[.C735];&quot;','&quot;;[.D735];&quot;');&quot;)" office:value-type="string" office:string-value="INSERT INTO sss_sistemas_ventanas VALUES('SPG','sigesp_spg_p_cerrarpre.php                                                      ','Reverso/Cierre de Presupuesto de Gasto','');" calcext:value-type="string">
            <text:p>INSERT INTO sss_sistemas_ventanas VALUES('SPG','sigesp_spg_p_cerrarpre.php <text:s text:c="53"/>','Reverso/Cierre de Presupuesto de Gast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comprobante.php <text:s text:c="51"/></text:p>
          </table:table-cell>
          <table:table-cell table:style-name="ce1" office:value-type="string" calcext:value-type="string">
            <text:p>Ejecución Financiera</text:p>
          </table:table-cell>
          <table:table-cell/>
          <table:table-cell table:style-name="ce1"/>
          <table:table-cell table:formula="of:=CONCATENATE(&quot;INSERT INTO sss_sistemas_ventanas VALUES('&quot;;[.A736];&quot;','&quot;;[.B736];&quot;','&quot;;[.C736];&quot;','&quot;;[.D736];&quot;');&quot;)" office:value-type="string" office:string-value="INSERT INTO sss_sistemas_ventanas VALUES('SPG','sigesp_spg_p_comprobante.php                                                    ','Ejecución Financiera','');" calcext:value-type="string">
            <text:p>INSERT INTO sss_sistemas_ventanas VALUES('SPG','sigesp_spg_p_comprobante.php <text:s text:c="51"/>','Ejecución Financiera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consolidacion_empresas.php <text:s text:c="40"/></text:p>
          </table:table-cell>
          <table:table-cell table:style-name="ce1" office:value-type="string" calcext:value-type="string">
            <text:p>Consolidación Presupuestaria</text:p>
          </table:table-cell>
          <table:table-cell/>
          <table:table-cell table:style-name="ce1"/>
          <table:table-cell table:formula="of:=CONCATENATE(&quot;INSERT INTO sss_sistemas_ventanas VALUES('&quot;;[.A737];&quot;','&quot;;[.B737];&quot;','&quot;;[.C737];&quot;','&quot;;[.D737];&quot;');&quot;)" office:value-type="string" office:string-value="INSERT INTO sss_sistemas_ventanas VALUES('SPG','sigesp_spg_p_consolidacion_empresas.php                                         ','Consolidación Presupuestaria','');" calcext:value-type="string">
            <text:p>INSERT INTO sss_sistemas_ventanas VALUES('SPG','sigesp_spg_p_consolidacion_empresas.php <text:s text:c="40"/>','Consolidación Presupuestaria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eliminar_comprobante.php <text:s text:c="42"/></text:p>
          </table:table-cell>
          <table:table-cell table:style-name="ce1" office:value-type="string" calcext:value-type="string">
            <text:p>Eliminar Comprobantes</text:p>
          </table:table-cell>
          <table:table-cell/>
          <table:table-cell table:style-name="ce1"/>
          <table:table-cell table:formula="of:=CONCATENATE(&quot;INSERT INTO sss_sistemas_ventanas VALUES('&quot;;[.A738];&quot;','&quot;;[.B738];&quot;','&quot;;[.C738];&quot;','&quot;;[.D738];&quot;');&quot;)" office:value-type="string" office:string-value="INSERT INTO sss_sistemas_ventanas VALUES('SPG','sigesp_spg_p_eliminar_comprobante.php                                           ','Eliminar Comprobantes','');" calcext:value-type="string">
            <text:p>INSERT INTO sss_sistemas_ventanas VALUES('SPG','sigesp_spg_p_eliminar_comprobante.php <text:s text:c="42"/>','Eliminar Comprobante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insubsistencias.php <text:s text:c="47"/></text:p>
          </table:table-cell>
          <table:table-cell table:style-name="ce1" office:value-type="string" calcext:value-type="string">
            <text:p>Insubsistencias</text:p>
          </table:table-cell>
          <table:table-cell/>
          <table:table-cell table:style-name="ce1"/>
          <table:table-cell table:formula="of:=CONCATENATE(&quot;INSERT INTO sss_sistemas_ventanas VALUES('&quot;;[.A739];&quot;','&quot;;[.B739];&quot;','&quot;;[.C739];&quot;','&quot;;[.D739];&quot;');&quot;)" office:value-type="string" office:string-value="INSERT INTO sss_sistemas_ventanas VALUES('SPG','sigesp_spg_p_insubsistencias.php                                                ','Insubsistencias','');" calcext:value-type="string">
            <text:p>INSERT INTO sss_sistemas_ventanas VALUES('SPG','sigesp_spg_p_insubsistencias.php <text:s text:c="47"/>','Insubsistencia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modprog.php <text:s text:c="55"/></text:p>
          </table:table-cell>
          <table:table-cell table:style-name="ce1" office:value-type="string" calcext:value-type="string">
            <text:p>Modificación del Presupuesto Programado (Mensual)</text:p>
          </table:table-cell>
          <table:table-cell/>
          <table:table-cell table:style-name="ce1"/>
          <table:table-cell table:formula="of:=CONCATENATE(&quot;INSERT INTO sss_sistemas_ventanas VALUES('&quot;;[.A740];&quot;','&quot;;[.B740];&quot;','&quot;;[.C740];&quot;','&quot;;[.D740];&quot;');&quot;)" office:value-type="string" office:string-value="INSERT INTO sss_sistemas_ventanas VALUES('SPG','sigesp_spg_p_modprog.php                                                        ','Modificación del Presupuesto Programado (Mensual)','');" calcext:value-type="string">
            <text:p>INSERT INTO sss_sistemas_ventanas VALUES('SPG','sigesp_spg_p_modprog.php <text:s text:c="55"/>','Modificación del Presupuesto Programado (Mensual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modprog_trimestral.php <text:s text:c="44"/></text:p>
          </table:table-cell>
          <table:table-cell table:style-name="ce1" office:value-type="string" calcext:value-type="string">
            <text:p>Modificación del Presupuesto Programado (Trimestral)</text:p>
          </table:table-cell>
          <table:table-cell/>
          <table:table-cell table:style-name="ce1"/>
          <table:table-cell table:formula="of:=CONCATENATE(&quot;INSERT INTO sss_sistemas_ventanas VALUES('&quot;;[.A741];&quot;','&quot;;[.B741];&quot;','&quot;;[.C741];&quot;','&quot;;[.D741];&quot;');&quot;)" office:value-type="string" office:string-value="INSERT INTO sss_sistemas_ventanas VALUES('SPG','sigesp_spg_p_modprog_trimestral.php                                             ','Modificación del Presupuesto Programado (Trimestral)','');" calcext:value-type="string">
            <text:p>INSERT INTO sss_sistemas_ventanas VALUES('SPG','sigesp_spg_p_modprog_trimestral.php <text:s text:c="44"/>','Modificación del Presupuesto Programado (Trimestral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progrep.php <text:s text:c="55"/></text:p>
          </table:table-cell>
          <table:table-cell table:style-name="ce1" office:value-type="string" calcext:value-type="string">
            <text:p>Mensual</text:p>
          </table:table-cell>
          <table:table-cell/>
          <table:table-cell table:style-name="ce1"/>
          <table:table-cell table:formula="of:=CONCATENATE(&quot;INSERT INTO sss_sistemas_ventanas VALUES('&quot;;[.A742];&quot;','&quot;;[.B742];&quot;','&quot;;[.C742];&quot;','&quot;;[.D742];&quot;');&quot;)" office:value-type="string" office:string-value="INSERT INTO sss_sistemas_ventanas VALUES('SPG','sigesp_spg_p_progrep.php                                                        ','Mensual','');" calcext:value-type="string">
            <text:p>INSERT INTO sss_sistemas_ventanas VALUES('SPG','sigesp_spg_p_progrep.php <text:s text:c="55"/>','Mensual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progrep_trim.php <text:s text:c="50"/></text:p>
          </table:table-cell>
          <table:table-cell table:style-name="ce1" office:value-type="string" calcext:value-type="string">
            <text:p>Trimestral</text:p>
          </table:table-cell>
          <table:table-cell/>
          <table:table-cell table:style-name="ce1"/>
          <table:table-cell table:formula="of:=CONCATENATE(&quot;INSERT INTO sss_sistemas_ventanas VALUES('&quot;;[.A743];&quot;','&quot;;[.B743];&quot;','&quot;;[.C743];&quot;','&quot;;[.D743];&quot;');&quot;)" office:value-type="string" office:string-value="INSERT INTO sss_sistemas_ventanas VALUES('SPG','sigesp_spg_p_progrep_trim.php                                                   ','Trimestral','');" calcext:value-type="string">
            <text:p>INSERT INTO sss_sistemas_ventanas VALUES('SPG','sigesp_spg_p_progrep_trim.php <text:s text:c="50"/>','Trimestral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rectificaciones.php <text:s text:c="47"/></text:p>
          </table:table-cell>
          <table:table-cell table:style-name="ce1" office:value-type="string" calcext:value-type="string">
            <text:p>Rectificaciones</text:p>
          </table:table-cell>
          <table:table-cell/>
          <table:table-cell table:style-name="ce1"/>
          <table:table-cell table:formula="of:=CONCATENATE(&quot;INSERT INTO sss_sistemas_ventanas VALUES('&quot;;[.A744];&quot;','&quot;;[.B744];&quot;','&quot;;[.C744];&quot;','&quot;;[.D744];&quot;');&quot;)" office:value-type="string" office:string-value="INSERT INTO sss_sistemas_ventanas VALUES('SPG','sigesp_spg_p_rectificaciones.php                                                ','Rectificaciones','');" calcext:value-type="string">
            <text:p>INSERT INTO sss_sistemas_ventanas VALUES('SPG','sigesp_spg_p_rectificaciones.php <text:s text:c="47"/>','Rectificacione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trans_asipre.php <text:s text:c="50"/></text:p>
          </table:table-cell>
          <table:table-cell table:style-name="ce1" office:value-type="string" calcext:value-type="string">
            <text:p>Asientos Presupuestarios y Contables</text:p>
          </table:table-cell>
          <table:table-cell/>
          <table:table-cell table:style-name="ce1"/>
          <table:table-cell table:formula="of:=CONCATENATE(&quot;INSERT INTO sss_sistemas_ventanas VALUES('&quot;;[.A745];&quot;','&quot;;[.B745];&quot;','&quot;;[.C745];&quot;','&quot;;[.D745];&quot;');&quot;)" office:value-type="string" office:string-value="INSERT INTO sss_sistemas_ventanas VALUES('SPG','sigesp_spg_p_trans_asipre.php                                                   ','Asientos Presupuestarios y Contables','');" calcext:value-type="string">
            <text:p>INSERT INTO sss_sistemas_ventanas VALUES('SPG','sigesp_spg_p_trans_asipre.php <text:s text:c="50"/>','Asientos Presupuestarios y Contable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transferir_traspasos.php <text:s text:c="42"/></text:p>
          </table:table-cell>
          <table:table-cell table:style-name="ce1" office:value-type="string" calcext:value-type="string">
            <text:p>Modificaciones Presupuestarias Aprobadas</text:p>
          </table:table-cell>
          <table:table-cell/>
          <table:table-cell table:style-name="ce1"/>
          <table:table-cell table:formula="of:=CONCATENATE(&quot;INSERT INTO sss_sistemas_ventanas VALUES('&quot;;[.A746];&quot;','&quot;;[.B746];&quot;','&quot;;[.C746];&quot;','&quot;;[.D746];&quot;');&quot;)" office:value-type="string" office:string-value="INSERT INTO sss_sistemas_ventanas VALUES('SPG','sigesp_spg_p_transferir_traspasos.php                                           ','Modificaciones Presupuestarias Aprobadas','');" calcext:value-type="string">
            <text:p>INSERT INTO sss_sistemas_ventanas VALUES('SPG','sigesp_spg_p_transferir_traspasos.php <text:s text:c="42"/>','Modificaciones Presupuestarias Aprobada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p_traspaso.php <text:s text:c="54"/></text:p>
          </table:table-cell>
          <table:table-cell table:style-name="ce1" office:value-type="string" calcext:value-type="string">
            <text:p>Traspasos</text:p>
          </table:table-cell>
          <table:table-cell/>
          <table:table-cell table:style-name="ce1"/>
          <table:table-cell table:formula="of:=CONCATENATE(&quot;INSERT INTO sss_sistemas_ventanas VALUES('&quot;;[.A747];&quot;','&quot;;[.B747];&quot;','&quot;;[.C747];&quot;','&quot;;[.D747];&quot;');&quot;)" office:value-type="string" office:string-value="INSERT INTO sss_sistemas_ventanas VALUES('SPG','sigesp_spg_p_traspaso.php                                                       ','Traspasos','');" calcext:value-type="string">
            <text:p>INSERT INTO sss_sistemas_ventanas VALUES('SPG','sigesp_spg_p_traspaso.php <text:s text:c="54"/>','Traspaso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acum_x_cuentas.php <text:s text:c="48"/></text:p>
          </table:table-cell>
          <table:table-cell table:style-name="ce1" office:value-type="string" calcext:value-type="string">
            <text:p>Acumulado por Cuentas</text:p>
          </table:table-cell>
          <table:table-cell/>
          <table:table-cell table:style-name="ce1"/>
          <table:table-cell table:formula="of:=CONCATENATE(&quot;INSERT INTO sss_sistemas_ventanas VALUES('&quot;;[.A748];&quot;','&quot;;[.B748];&quot;','&quot;;[.C748];&quot;','&quot;;[.D748];&quot;');&quot;)" office:value-type="string" office:string-value="INSERT INTO sss_sistemas_ventanas VALUES('SPG','sigesp_spg_r_acum_x_cuentas.php                                                 ','Acumulado por Cuentas','');" calcext:value-type="string">
            <text:p>INSERT INTO sss_sistemas_ventanas VALUES('SPG','sigesp_spg_r_acum_x_cuentas.php <text:s text:c="48"/>','Acumulado por Cuenta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arados_ejecucion_financiera_formato3.php <text:s text:c="22"/></text:p>
          </table:table-cell>
          <table:table-cell table:style-name="ce1" office:value-type="string" calcext:value-type="string">
            <text:p>Ejecución Financiera <text:s/>del Presupuesto de Gastos(0707)</text:p>
          </table:table-cell>
          <table:table-cell/>
          <table:table-cell table:style-name="ce1"/>
          <table:table-cell table:formula="of:=CONCATENATE(&quot;INSERT INTO sss_sistemas_ventanas VALUES('&quot;;[.A749];&quot;','&quot;;[.B749];&quot;','&quot;;[.C749];&quot;','&quot;;[.D749];&quot;');&quot;)" office:value-type="string" office:string-value="INSERT INTO sss_sistemas_ventanas VALUES('SPG','sigesp_spg_r_comparados_ejecucion_financiera_formato3.php                       ','Ejecución Financiera  del Presupuesto de Gastos(0707)','');" calcext:value-type="string">
            <text:p>INSERT INTO sss_sistemas_ventanas VALUES('SPG','sigesp_spg_r_comparados_ejecucion_financiera_formato3.php <text:s text:c="22"/>','Ejecución Financiera <text:s/>del Presupuesto de Gastos(0707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arados_forma0402.php <text:s text:c="42"/></text:p>
          </table:table-cell>
          <table:table-cell table:style-name="ce1" office:value-type="string" calcext:value-type="string">
            <text:p>Ejecución Financiera Mensual del Presupuesto de Gastos(0402)</text:p>
          </table:table-cell>
          <table:table-cell/>
          <table:table-cell table:style-name="ce1"/>
          <table:table-cell table:formula="of:=CONCATENATE(&quot;INSERT INTO sss_sistemas_ventanas VALUES('&quot;;[.A750];&quot;','&quot;;[.B750];&quot;','&quot;;[.C750];&quot;','&quot;;[.D750];&quot;');&quot;)" office:value-type="string" office:string-value="INSERT INTO sss_sistemas_ventanas VALUES('SPG','sigesp_spg_r_comparados_forma0402.php                                           ','Ejecución Financiera Mensual del Presupuesto de Gastos(0402)','');" calcext:value-type="string">
            <text:p>INSERT INTO sss_sistemas_ventanas VALUES('SPG','sigesp_spg_r_comparados_forma0402.php <text:s text:c="42"/>','Ejecución Financiera Mensual del Presupuesto de Gastos(0402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arados_forma0413.php <text:s text:c="42"/></text:p>
          </table:table-cell>
          <table:table-cell table:style-name="ce1" office:value-type="string" calcext:value-type="string">
            <text:p>Ejecución Financiera de los Proyectos del Ente(0413)</text:p>
          </table:table-cell>
          <table:table-cell/>
          <table:table-cell table:style-name="ce1"/>
          <table:table-cell table:formula="of:=CONCATENATE(&quot;INSERT INTO sss_sistemas_ventanas VALUES('&quot;;[.A751];&quot;','&quot;;[.B751];&quot;','&quot;;[.C751];&quot;','&quot;;[.D751];&quot;');&quot;)" office:value-type="string" office:string-value="INSERT INTO sss_sistemas_ventanas VALUES('SPG','sigesp_spg_r_comparados_forma0413.php                                           ','Ejecución Financiera de los Proyectos del Ente(0413)','');" calcext:value-type="string">
            <text:p>INSERT INTO sss_sistemas_ventanas VALUES('SPG','sigesp_spg_r_comparados_forma0413.php <text:s text:c="42"/>','Ejecución Financiera de los Proyectos del Ente(0413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arados_forma0414.php <text:s text:c="42"/></text:p>
          </table:table-cell>
          <table:table-cell table:style-name="ce1" office:value-type="string" calcext:value-type="string">
            <text:p>Ejecución Financiera de las Acciones Centralizadas del Ente(0414)</text:p>
          </table:table-cell>
          <table:table-cell/>
          <table:table-cell table:style-name="ce1"/>
          <table:table-cell table:formula="of:=CONCATENATE(&quot;INSERT INTO sss_sistemas_ventanas VALUES('&quot;;[.A752];&quot;','&quot;;[.B752];&quot;','&quot;;[.C752];&quot;','&quot;;[.D752];&quot;');&quot;)" office:value-type="string" office:string-value="INSERT INTO sss_sistemas_ventanas VALUES('SPG','sigesp_spg_r_comparados_forma0414.php                                           ','Ejecución Financiera de las Acciones Centralizadas del Ente(0414)','');" calcext:value-type="string">
            <text:p>INSERT INTO sss_sistemas_ventanas VALUES('SPG','sigesp_spg_r_comparados_forma0414.php <text:s text:c="42"/>','Ejecución Financiera de las Acciones Centralizadas del Ente(0414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arados_forma0415.php <text:s text:c="42"/></text:p>
          </table:table-cell>
          <table:table-cell table:style-name="ce1" office:value-type="string" calcext:value-type="string">
            <text:p>Ejecución Financiera de las Acciones Especificas(0415)</text:p>
          </table:table-cell>
          <table:table-cell/>
          <table:table-cell table:style-name="ce1"/>
          <table:table-cell table:formula="of:=CONCATENATE(&quot;INSERT INTO sss_sistemas_ventanas VALUES('&quot;;[.A753];&quot;','&quot;;[.B753];&quot;','&quot;;[.C753];&quot;','&quot;;[.D753];&quot;');&quot;)" office:value-type="string" office:string-value="INSERT INTO sss_sistemas_ventanas VALUES('SPG','sigesp_spg_r_comparados_forma0415.php                                           ','Ejecución Financiera de las Acciones Especificas(0415)','');" calcext:value-type="string">
            <text:p>INSERT INTO sss_sistemas_ventanas VALUES('SPG','sigesp_spg_r_comparados_forma0415.php <text:s text:c="42"/>','Ejecución Financiera de las Acciones Especificas(0415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arados_forma0704.php <text:s text:c="42"/></text:p>
          </table:table-cell>
          <table:table-cell table:style-name="ce1" office:value-type="string" calcext:value-type="string">
            <text:p>Resumen del Presupuesto de Gasto Por Partida(0704)</text:p>
          </table:table-cell>
          <table:table-cell/>
          <table:table-cell table:style-name="ce1"/>
          <table:table-cell table:formula="of:=CONCATENATE(&quot;INSERT INTO sss_sistemas_ventanas VALUES('&quot;;[.A754];&quot;','&quot;;[.B754];&quot;','&quot;;[.C754];&quot;','&quot;;[.D754];&quot;');&quot;)" office:value-type="string" office:string-value="INSERT INTO sss_sistemas_ventanas VALUES('SPG','sigesp_spg_r_comparados_forma0704.php                                           ','Resumen del Presupuesto de Gasto Por Partida(0704)','');" calcext:value-type="string">
            <text:p>INSERT INTO sss_sistemas_ventanas VALUES('SPG','sigesp_spg_r_comparados_forma0704.php <text:s text:c="42"/>','Resumen del Presupuesto de Gasto Por Partida(0704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arados_forma0705.php <text:s text:c="42"/></text:p>
          </table:table-cell>
          <table:table-cell table:style-name="ce1" office:value-type="string" calcext:value-type="string">
            <text:p>Resumen del Presupuesto (0705)</text:p>
          </table:table-cell>
          <table:table-cell/>
          <table:table-cell table:style-name="ce1"/>
          <table:table-cell table:formula="of:=CONCATENATE(&quot;INSERT INTO sss_sistemas_ventanas VALUES('&quot;;[.A755];&quot;','&quot;;[.B755];&quot;','&quot;;[.C755];&quot;','&quot;;[.D755];&quot;');&quot;)" office:value-type="string" office:string-value="INSERT INTO sss_sistemas_ventanas VALUES('SPG','sigesp_spg_r_comparados_forma0705.php                                           ','Resumen del Presupuesto (0705)','');" calcext:value-type="string">
            <text:p>INSERT INTO sss_sistemas_ventanas VALUES('SPG','sigesp_spg_r_comparados_forma0705.php <text:s text:c="42"/>','Resumen del Presupuesto (0705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arados_forma0717.php <text:s text:c="42"/></text:p>
          </table:table-cell>
          <table:table-cell table:style-name="ce1" office:value-type="string" calcext:value-type="string">
            <text:p>Presupuesto de Caja (0717)</text:p>
          </table:table-cell>
          <table:table-cell/>
          <table:table-cell table:style-name="ce1"/>
          <table:table-cell table:formula="of:=CONCATENATE(&quot;INSERT INTO sss_sistemas_ventanas VALUES('&quot;;[.A756];&quot;','&quot;;[.B756];&quot;','&quot;;[.C756];&quot;','&quot;;[.D756];&quot;');&quot;)" office:value-type="string" office:string-value="INSERT INTO sss_sistemas_ventanas VALUES('SPG','sigesp_spg_r_comparados_forma0717.php                                           ','Presupuesto de Caja (0717)','');" calcext:value-type="string">
            <text:p>INSERT INTO sss_sistemas_ventanas VALUES('SPG','sigesp_spg_r_comparados_forma0717.php <text:s text:c="42"/>','Presupuesto de Caja (0717)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robante_formato1.php <text:s text:c="42"/></text:p>
          </table:table-cell>
          <table:table-cell table:style-name="ce1" office:value-type="string" calcext:value-type="string">
            <text:p>Comprobante Formato 1</text:p>
          </table:table-cell>
          <table:table-cell/>
          <table:table-cell table:style-name="ce1"/>
          <table:table-cell table:formula="of:=CONCATENATE(&quot;INSERT INTO sss_sistemas_ventanas VALUES('&quot;;[.A757];&quot;','&quot;;[.B757];&quot;','&quot;;[.C757];&quot;','&quot;;[.D757];&quot;');&quot;)" office:value-type="string" office:string-value="INSERT INTO sss_sistemas_ventanas VALUES('SPG','sigesp_spg_r_comprobante_formato1.php                                           ','Comprobante Formato 1','');" calcext:value-type="string">
            <text:p>INSERT INTO sss_sistemas_ventanas VALUES('SPG','sigesp_spg_r_comprobante_formato1.php <text:s text:c="42"/>','Comprobante Formato 1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robante_formato2.php <text:s text:c="42"/></text:p>
          </table:table-cell>
          <table:table-cell table:style-name="ce1" office:value-type="string" calcext:value-type="string">
            <text:p>Comprobante Formato 2</text:p>
          </table:table-cell>
          <table:table-cell/>
          <table:table-cell table:style-name="ce1"/>
          <table:table-cell table:formula="of:=CONCATENATE(&quot;INSERT INTO sss_sistemas_ventanas VALUES('&quot;;[.A758];&quot;','&quot;;[.B758];&quot;','&quot;;[.C758];&quot;','&quot;;[.D758];&quot;');&quot;)" office:value-type="string" office:string-value="INSERT INTO sss_sistemas_ventanas VALUES('SPG','sigesp_spg_r_comprobante_formato2.php                                           ','Comprobante Formato 2','');" calcext:value-type="string">
            <text:p>INSERT INTO sss_sistemas_ventanas VALUES('SPG','sigesp_spg_r_comprobante_formato2.php <text:s text:c="42"/>','Comprobante Formato 2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romisos_causados_no_pagados.php <text:s text:c="31"/></text:p>
          </table:table-cell>
          <table:table-cell table:style-name="ce1" office:value-type="string" calcext:value-type="string">
            <text:p>Compromisos Causados no Pagados</text:p>
          </table:table-cell>
          <table:table-cell/>
          <table:table-cell table:style-name="ce1"/>
          <table:table-cell table:formula="of:=CONCATENATE(&quot;INSERT INTO sss_sistemas_ventanas VALUES('&quot;;[.A759];&quot;','&quot;;[.B759];&quot;','&quot;;[.C759];&quot;','&quot;;[.D759];&quot;');&quot;)" office:value-type="string" office:string-value="INSERT INTO sss_sistemas_ventanas VALUES('SPG','sigesp_spg_r_compromisos_causados_no_pagados.php                                ','Compromisos Causados no Pagados','');" calcext:value-type="string">
            <text:p>INSERT INTO sss_sistemas_ventanas VALUES('SPG','sigesp_spg_r_compromisos_causados_no_pagados.php <text:s text:c="31"/>','Compromisos Causados no Pagado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romisos_causados_parcialmente.php <text:s text:c="29"/></text:p>
          </table:table-cell>
          <table:table-cell table:style-name="ce1" office:value-type="string" calcext:value-type="string">
            <text:p>Compromisos Causados Parcialmente</text:p>
          </table:table-cell>
          <table:table-cell/>
          <table:table-cell table:style-name="ce1"/>
          <table:table-cell table:formula="of:=CONCATENATE(&quot;INSERT INTO sss_sistemas_ventanas VALUES('&quot;;[.A760];&quot;','&quot;;[.B760];&quot;','&quot;;[.C760];&quot;','&quot;;[.D760];&quot;');&quot;)" office:value-type="string" office:string-value="INSERT INTO sss_sistemas_ventanas VALUES('SPG','sigesp_spg_r_compromisos_causados_parcialmente.php                              ','Compromisos Causados Parcialmente','');" calcext:value-type="string">
            <text:p>INSERT INTO sss_sistemas_ventanas VALUES('SPG','sigesp_spg_r_compromisos_causados_parcialmente.php <text:s text:c="29"/>','Compromisos Causados Parcialmente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ompromisos_no_causados.php <text:s text:c="39"/></text:p>
          </table:table-cell>
          <table:table-cell table:style-name="ce1" office:value-type="string" calcext:value-type="string">
            <text:p>Compromisos no Causados</text:p>
          </table:table-cell>
          <table:table-cell/>
          <table:table-cell table:style-name="ce1"/>
          <table:table-cell table:formula="of:=CONCATENATE(&quot;INSERT INTO sss_sistemas_ventanas VALUES('&quot;;[.A761];&quot;','&quot;;[.B761];&quot;','&quot;;[.C761];&quot;','&quot;;[.D761];&quot;');&quot;)" office:value-type="string" office:string-value="INSERT INTO sss_sistemas_ventanas VALUES('SPG','sigesp_spg_r_compromisos_no_causados.php                                        ','Compromisos no Causados','');" calcext:value-type="string">
            <text:p>INSERT INTO sss_sistemas_ventanas VALUES('SPG','sigesp_spg_r_compromisos_no_causados.php <text:s text:c="39"/>','Compromisos no Causado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cuentas.php <text:s text:c="55"/></text:p>
          </table:table-cell>
          <table:table-cell table:style-name="ce1" office:value-type="string" calcext:value-type="string">
            <text:p>Listado de Cuentas Presupuestarias</text:p>
          </table:table-cell>
          <table:table-cell/>
          <table:table-cell table:style-name="ce1"/>
          <table:table-cell table:formula="of:=CONCATENATE(&quot;INSERT INTO sss_sistemas_ventanas VALUES('&quot;;[.A762];&quot;','&quot;;[.B762];&quot;','&quot;;[.C762];&quot;','&quot;;[.D762];&quot;');&quot;)" office:value-type="string" office:string-value="INSERT INTO sss_sistemas_ventanas VALUES('SPG','sigesp_spg_r_cuentas.php                                                        ','Listado de Cuentas Presupuestarias','');" calcext:value-type="string">
            <text:p>INSERT INTO sss_sistemas_ventanas VALUES('SPG','sigesp_spg_r_cuentas.php <text:s text:c="55"/>','Listado de Cuentas Presupuestaria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disponibilidad_formato2.php <text:s text:c="39"/></text:p>
          </table:table-cell>
          <table:table-cell table:style-name="ce1" office:value-type="string" calcext:value-type="string">
            <text:p>Disponibilidad Presupuestaria Formato # 2</text:p>
          </table:table-cell>
          <table:table-cell/>
          <table:table-cell table:style-name="ce1"/>
          <table:table-cell table:formula="of:=CONCATENATE(&quot;INSERT INTO sss_sistemas_ventanas VALUES('&quot;;[.A763];&quot;','&quot;;[.B763];&quot;','&quot;;[.C763];&quot;','&quot;;[.D763];&quot;');&quot;)" office:value-type="string" office:string-value="INSERT INTO sss_sistemas_ventanas VALUES('SPG','sigesp_spg_r_disponibilidad_formato2.php                                        ','Disponibilidad Presupuestaria Formato # 2','');" calcext:value-type="string">
            <text:p>INSERT INTO sss_sistemas_ventanas VALUES('SPG','sigesp_spg_r_disponibilidad_formato2.php <text:s text:c="39"/>','Disponibilidad Presupuestaria Formato # 2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disponibilidad.php <text:s text:c="48"/></text:p>
          </table:table-cell>
          <table:table-cell table:style-name="ce1" office:value-type="string" calcext:value-type="string">
            <text:p>Disponibilidad Presupuestaria</text:p>
          </table:table-cell>
          <table:table-cell/>
          <table:table-cell table:style-name="ce1"/>
          <table:table-cell table:formula="of:=CONCATENATE(&quot;INSERT INTO sss_sistemas_ventanas VALUES('&quot;;[.A764];&quot;','&quot;;[.B764];&quot;','&quot;;[.C764];&quot;','&quot;;[.D764];&quot;');&quot;)" office:value-type="string" office:string-value="INSERT INTO sss_sistemas_ventanas VALUES('SPG','sigesp_spg_r_disponibilidad.php                                                 ','Disponibilidad Presupuestaria','');" calcext:value-type="string">
            <text:p>INSERT INTO sss_sistemas_ventanas VALUES('SPG','sigesp_spg_r_disponibilidad.php <text:s text:c="48"/>','Disponibilidad Presupuestaria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distribucion_mensual_presupuesto.php <text:s text:c="30"/></text:p>
          </table:table-cell>
          <table:table-cell table:style-name="ce1" office:value-type="string" calcext:value-type="string">
            <text:p>Distribucion Mensual del Presupuesto</text:p>
          </table:table-cell>
          <table:table-cell/>
          <table:table-cell table:style-name="ce1"/>
          <table:table-cell table:formula="of:=CONCATENATE(&quot;INSERT INTO sss_sistemas_ventanas VALUES('&quot;;[.A765];&quot;','&quot;;[.B765];&quot;','&quot;;[.C765];&quot;','&quot;;[.D765];&quot;');&quot;)" office:value-type="string" office:string-value="INSERT INTO sss_sistemas_ventanas VALUES('SPG','sigesp_spg_r_distribucion_mensual_presupuesto.php                               ','Distribucion Mensual del Presupuesto','');" calcext:value-type="string">
            <text:p>INSERT INTO sss_sistemas_ventanas VALUES('SPG','sigesp_spg_r_distribucion_mensual_presupuesto.php <text:s text:c="30"/>','Distribucion Mensual del Presupuest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distribucion_trimestral_presupuesto.php <text:s text:c="27"/></text:p>
          </table:table-cell>
          <table:table-cell table:style-name="ce1" office:value-type="string" calcext:value-type="string">
            <text:p>Distribucion Trimestral del Presupuesto</text:p>
          </table:table-cell>
          <table:table-cell/>
          <table:table-cell table:style-name="ce1"/>
          <table:table-cell table:formula="of:=CONCATENATE(&quot;INSERT INTO sss_sistemas_ventanas VALUES('&quot;;[.A766];&quot;','&quot;;[.B766];&quot;','&quot;;[.C766];&quot;','&quot;;[.D766];&quot;');&quot;)" office:value-type="string" office:string-value="INSERT INTO sss_sistemas_ventanas VALUES('SPG','sigesp_spg_r_distribucion_trimestral_presupuesto.php                            ','Distribucion Trimestral del Presupuesto','');" calcext:value-type="string">
            <text:p>INSERT INTO sss_sistemas_ventanas VALUES('SPG','sigesp_spg_r_distribucion_trimestral_presupuesto.php <text:s text:c="27"/>','Distribucion Trimestral del Presupuest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ejecucion_compromisos.php <text:s text:c="41"/></text:p>
          </table:table-cell>
          <table:table-cell table:style-name="ce1" office:value-type="string" calcext:value-type="string">
            <text:p>Ejecucion de Compromisos</text:p>
          </table:table-cell>
          <table:table-cell/>
          <table:table-cell table:style-name="ce1"/>
          <table:table-cell table:formula="of:=CONCATENATE(&quot;INSERT INTO sss_sistemas_ventanas VALUES('&quot;;[.A767];&quot;','&quot;;[.B767];&quot;','&quot;;[.C767];&quot;','&quot;;[.D767];&quot;');&quot;)" office:value-type="string" office:string-value="INSERT INTO sss_sistemas_ventanas VALUES('SPG','sigesp_spg_r_ejecucion_compromisos.php                                          ','Ejecucion de Compromisos','');" calcext:value-type="string">
            <text:p>INSERT INTO sss_sistemas_ventanas VALUES('SPG','sigesp_spg_r_ejecucion_compromisos.php <text:s text:c="41"/>','Ejecucion de Compromiso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ejecucion_financiera_causado.php <text:s text:c="34"/></text:p>
          </table:table-cell>
          <table:table-cell table:style-name="ce1" office:value-type="string" calcext:value-type="string">
            <text:p>Ejecucion Financiera de Presupuesto de Gasto - Causado</text:p>
          </table:table-cell>
          <table:table-cell/>
          <table:table-cell table:style-name="ce1"/>
          <table:table-cell table:formula="of:=CONCATENATE(&quot;INSERT INTO sss_sistemas_ventanas VALUES('&quot;;[.A768];&quot;','&quot;;[.B768];&quot;','&quot;;[.C768];&quot;','&quot;;[.D768];&quot;');&quot;)" office:value-type="string" office:string-value="INSERT INTO sss_sistemas_ventanas VALUES('SPG','sigesp_spg_r_ejecucion_financiera_causado.php                                   ','Ejecucion Financiera de Presupuesto de Gasto - Causado','');" calcext:value-type="string">
            <text:p>INSERT INTO sss_sistemas_ventanas VALUES('SPG','sigesp_spg_r_ejecucion_financiera_causado.php <text:s text:c="34"/>','Ejecucion Financiera de Presupuesto de Gasto - Causad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ejecucion_financiera_mensual.php <text:s text:c="34"/></text:p>
          </table:table-cell>
          <table:table-cell table:style-name="ce1" office:value-type="string" calcext:value-type="string">
            <text:p>Ejecución Presupuestaria Mensual de Gasto</text:p>
          </table:table-cell>
          <table:table-cell/>
          <table:table-cell table:style-name="ce1"/>
          <table:table-cell table:formula="of:=CONCATENATE(&quot;INSERT INTO sss_sistemas_ventanas VALUES('&quot;;[.A769];&quot;','&quot;;[.B769];&quot;','&quot;;[.C769];&quot;','&quot;;[.D769];&quot;');&quot;)" office:value-type="string" office:string-value="INSERT INTO sss_sistemas_ventanas VALUES('SPG','sigesp_spg_r_ejecucion_financiera_mensual.php                                   ','Ejecución Presupuestaria Mensual de Gasto','');" calcext:value-type="string">
            <text:p>INSERT INTO sss_sistemas_ventanas VALUES('SPG','sigesp_spg_r_ejecucion_financiera_mensual.php <text:s text:c="34"/>','Ejecución Presupuestaria Mensual de Gast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ejecucion_financiera.php <text:s text:c="42"/></text:p>
          </table:table-cell>
          <table:table-cell table:style-name="ce1" office:value-type="string" calcext:value-type="string">
            <text:p>Ejecucion Financiera de Presupuesto de Gasto</text:p>
          </table:table-cell>
          <table:table-cell/>
          <table:table-cell table:style-name="ce1"/>
          <table:table-cell table:formula="of:=CONCATENATE(&quot;INSERT INTO sss_sistemas_ventanas VALUES('&quot;;[.A770];&quot;','&quot;;[.B770];&quot;','&quot;;[.C770];&quot;','&quot;;[.D770];&quot;');&quot;)" office:value-type="string" office:string-value="INSERT INTO sss_sistemas_ventanas VALUES('SPG','sigesp_spg_r_ejecucion_financiera.php                                           ','Ejecucion Financiera de Presupuesto de Gasto','');" calcext:value-type="string">
            <text:p>INSERT INTO sss_sistemas_ventanas VALUES('SPG','sigesp_spg_r_ejecucion_financiera.php <text:s text:c="42"/>','Ejecucion Financiera de Presupuesto de Gast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ejecucion_trimestral.php <text:s text:c="42"/></text:p>
          </table:table-cell>
          <table:table-cell table:style-name="ce1" office:value-type="string" calcext:value-type="string">
            <text:p>Ejecucion Trimestral de Gastos y Aplicaciones Financieras</text:p>
          </table:table-cell>
          <table:table-cell/>
          <table:table-cell table:style-name="ce1"/>
          <table:table-cell table:formula="of:=CONCATENATE(&quot;INSERT INTO sss_sistemas_ventanas VALUES('&quot;;[.A771];&quot;','&quot;;[.B771];&quot;','&quot;;[.C771];&quot;','&quot;;[.D771];&quot;');&quot;)" office:value-type="string" office:string-value="INSERT INTO sss_sistemas_ventanas VALUES('SPG','sigesp_spg_r_ejecucion_trimestral.php                                           ','Ejecucion Trimestral de Gastos y Aplicaciones Financieras','');" calcext:value-type="string">
            <text:p>INSERT INTO sss_sistemas_ventanas VALUES('SPG','sigesp_spg_r_ejecucion_trimestral.php <text:s text:c="42"/>','Ejecucion Trimestral de Gastos y Aplicaciones Financiera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ejecutado_por_partida.php <text:s text:c="41"/></text:p>
          </table:table-cell>
          <table:table-cell table:style-name="ce1" office:value-type="string" calcext:value-type="string">
            <text:p>Ejecutado por Partida</text:p>
          </table:table-cell>
          <table:table-cell/>
          <table:table-cell table:style-name="ce1"/>
          <table:table-cell table:formula="of:=CONCATENATE(&quot;INSERT INTO sss_sistemas_ventanas VALUES('&quot;;[.A772];&quot;','&quot;;[.B772];&quot;','&quot;;[.C772];&quot;','&quot;;[.D772];&quot;');&quot;)" office:value-type="string" office:string-value="INSERT INTO sss_sistemas_ventanas VALUES('SPG','sigesp_spg_r_ejecutado_por_partida.php                                          ','Ejecutado por Partida','');" calcext:value-type="string">
            <text:p>INSERT INTO sss_sistemas_ventanas VALUES('SPG','sigesp_spg_r_ejecutado_por_partida.php <text:s text:c="41"/>','Ejecutado por Partida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instructivo_06_ejec_fin_acc_esp.php <text:s text:c="31"/></text:p>
          </table:table-cell>
          <table:table-cell table:style-name="ce1" office:value-type="string" calcext:value-type="string">
            <text:p>Ejecucion Financiera de las Acciones Especificas del Organo</text:p>
          </table:table-cell>
          <table:table-cell/>
          <table:table-cell table:style-name="ce1"/>
          <table:table-cell table:formula="of:=CONCATENATE(&quot;INSERT INTO sss_sistemas_ventanas VALUES('&quot;;[.A773];&quot;','&quot;;[.B773];&quot;','&quot;;[.C773];&quot;','&quot;;[.D773];&quot;');&quot;)" office:value-type="string" office:string-value="INSERT INTO sss_sistemas_ventanas VALUES('SPG','sigesp_spg_r_instructivo_06_ejec_fin_acc_esp.php                                ','Ejecucion Financiera de las Acciones Especificas del Organo','');" calcext:value-type="string">
            <text:p>INSERT INTO sss_sistemas_ventanas VALUES('SPG','sigesp_spg_r_instructivo_06_ejec_fin_acc_esp.php <text:s text:c="31"/>','Ejecucion Financiera de las Acciones Especificas del Organ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instructivo_06_ejec_fin_pry_acc.php <text:s text:c="31"/></text:p>
          </table:table-cell>
          <table:table-cell table:style-name="ce1" office:value-type="string" calcext:value-type="string">
            <text:p>Ejecucion Financiera de los Proyectos / Acciones Centralizadas del Organo</text:p>
          </table:table-cell>
          <table:table-cell/>
          <table:table-cell table:style-name="ce1"/>
          <table:table-cell table:formula="of:=CONCATENATE(&quot;INSERT INTO sss_sistemas_ventanas VALUES('&quot;;[.A774];&quot;','&quot;;[.B774];&quot;','&quot;;[.C774];&quot;','&quot;;[.D774];&quot;');&quot;)" office:value-type="string" office:string-value="INSERT INTO sss_sistemas_ventanas VALUES('SPG','sigesp_spg_r_instructivo_06_ejec_fin_pry_acc.php                                ','Ejecucion Financiera de los Proyectos / Acciones Centralizadas del Organo','');" calcext:value-type="string">
            <text:p>INSERT INTO sss_sistemas_ventanas VALUES('SPG','sigesp_spg_r_instructivo_06_ejec_fin_pry_acc.php <text:s text:c="31"/>','Ejecucion Financiera de los Proyectos / Acciones Centralizadas del Organ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instructivo_06_inf_men_eje_fin.php <text:s text:c="32"/></text:p>
          </table:table-cell>
          <table:table-cell table:style-name="ce1" office:value-type="string" calcext:value-type="string">
            <text:p>Informacion Mensual de la Ejecucion Financiera</text:p>
          </table:table-cell>
          <table:table-cell/>
          <table:table-cell table:style-name="ce1"/>
          <table:table-cell table:formula="of:=CONCATENATE(&quot;INSERT INTO sss_sistemas_ventanas VALUES('&quot;;[.A775];&quot;','&quot;;[.B775];&quot;','&quot;;[.C775];&quot;','&quot;;[.D775];&quot;');&quot;)" office:value-type="string" office:string-value="INSERT INTO sss_sistemas_ventanas VALUES('SPG','sigesp_spg_r_instructivo_06_inf_men_eje_fin.php                                 ','Informacion Mensual de la Ejecucion Financiera','');" calcext:value-type="string">
            <text:p>INSERT INTO sss_sistemas_ventanas VALUES('SPG','sigesp_spg_r_instructivo_06_inf_men_eje_fin.php <text:s text:c="32"/>','Informacion Mensual de la Ejecucion Financiera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instructivo_consolidado_ejecucion_trimestral.php <text:s text:c="18"/></text:p>
          </table:table-cell>
          <table:table-cell table:style-name="ce1" office:value-type="string" calcext:value-type="string">
            <text:p>Consolidado de Ejecucion Trimestral de Gastos y Aplicaciones Financieras</text:p>
          </table:table-cell>
          <table:table-cell/>
          <table:table-cell table:style-name="ce1"/>
          <table:table-cell table:formula="of:=CONCATENATE(&quot;INSERT INTO sss_sistemas_ventanas VALUES('&quot;;[.A776];&quot;','&quot;;[.B776];&quot;','&quot;;[.C776];&quot;','&quot;;[.D776];&quot;');&quot;)" office:value-type="string" office:string-value="INSERT INTO sss_sistemas_ventanas VALUES('SPG','sigesp_spg_r_instructivo_consolidado_ejecucion_trimestral.php                   ','Consolidado de Ejecucion Trimestral de Gastos y Aplicaciones Financieras','');" calcext:value-type="string">
            <text:p>INSERT INTO sss_sistemas_ventanas VALUES('SPG','sigesp_spg_r_instructivo_consolidado_ejecucion_trimestral.php <text:s text:c="18"/>','Consolidado de Ejecucion Trimestral de Gastos y Aplicaciones Financiera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instructivo_estado_resultado.php <text:s text:c="34"/></text:p>
          </table:table-cell>
          <table:table-cell table:style-name="ce1" office:value-type="string" calcext:value-type="string">
            <text:p>Estado de Resultado</text:p>
          </table:table-cell>
          <table:table-cell/>
          <table:table-cell table:style-name="ce1"/>
          <table:table-cell table:formula="of:=CONCATENATE(&quot;INSERT INTO sss_sistemas_ventanas VALUES('&quot;;[.A777];&quot;','&quot;;[.B777];&quot;','&quot;;[.C777];&quot;','&quot;;[.D777];&quot;');&quot;)" office:value-type="string" office:string-value="INSERT INTO sss_sistemas_ventanas VALUES('SPG','sigesp_spg_r_instructivo_estado_resultado.php                                   ','Estado de Resultado','');" calcext:value-type="string">
            <text:p>INSERT INTO sss_sistemas_ventanas VALUES('SPG','sigesp_spg_r_instructivo_estado_resultado.php <text:s text:c="34"/>','Estado de Resultad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listado_apertura.php <text:s text:c="46"/></text:p>
          </table:table-cell>
          <table:table-cell table:style-name="ce1" office:value-type="string" calcext:value-type="string">
            <text:p>Listado de Apertura</text:p>
          </table:table-cell>
          <table:table-cell/>
          <table:table-cell table:style-name="ce1"/>
          <table:table-cell table:formula="of:=CONCATENATE(&quot;INSERT INTO sss_sistemas_ventanas VALUES('&quot;;[.A778];&quot;','&quot;;[.B778];&quot;','&quot;;[.C778];&quot;','&quot;;[.D778];&quot;');&quot;)" office:value-type="string" office:string-value="INSERT INTO sss_sistemas_ventanas VALUES('SPG','sigesp_spg_r_listado_apertura.php                                               ','Listado de Apertura','');" calcext:value-type="string">
            <text:p>INSERT INTO sss_sistemas_ventanas VALUES('SPG','sigesp_spg_r_listado_apertura.php <text:s text:c="46"/>','Listado de Apertura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mayor_analitico.php <text:s text:c="47"/></text:p>
          </table:table-cell>
          <table:table-cell table:style-name="ce1" office:value-type="string" calcext:value-type="string">
            <text:p>Mayor Analitico</text:p>
          </table:table-cell>
          <table:table-cell/>
          <table:table-cell table:style-name="ce1"/>
          <table:table-cell table:formula="of:=CONCATENATE(&quot;INSERT INTO sss_sistemas_ventanas VALUES('&quot;;[.A779];&quot;','&quot;;[.B779];&quot;','&quot;;[.C779];&quot;','&quot;;[.D779];&quot;');&quot;)" office:value-type="string" office:string-value="INSERT INTO sss_sistemas_ventanas VALUES('SPG','sigesp_spg_r_mayor_analitico.php                                                ','Mayor Analitico','');" calcext:value-type="string">
            <text:p>INSERT INTO sss_sistemas_ventanas VALUES('SPG','sigesp_spg_r_mayor_analitico.php <text:s text:c="47"/>','Mayor Analitic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modif_fuente_finan.php <text:s text:c="44"/></text:p>
          </table:table-cell>
          <table:table-cell table:style-name="ce1" office:value-type="string" calcext:value-type="string">
            <text:p>Presupuesto Modificado Detallado por Fuente de Financiamiento</text:p>
          </table:table-cell>
          <table:table-cell/>
          <table:table-cell table:style-name="ce1"/>
          <table:table-cell table:formula="of:=CONCATENATE(&quot;INSERT INTO sss_sistemas_ventanas VALUES('&quot;;[.A780];&quot;','&quot;;[.B780];&quot;','&quot;;[.C780];&quot;','&quot;;[.D780];&quot;');&quot;)" office:value-type="string" office:string-value="INSERT INTO sss_sistemas_ventanas VALUES('SPG','sigesp_spg_r_modif_fuente_finan.php                                             ','Presupuesto Modificado Detallado por Fuente de Financiamiento','');" calcext:value-type="string">
            <text:p>INSERT INTO sss_sistemas_ventanas VALUES('SPG','sigesp_spg_r_modif_fuente_finan.php <text:s text:c="44"/>','Presupuesto Modificado Detallado por Fuente de Financiamient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modificaciones_presupuestarias_aprobadas.php <text:s text:c="22"/></text:p>
          </table:table-cell>
          <table:table-cell table:style-name="ce1" office:value-type="string" calcext:value-type="string">
            <text:p>Modificaciones Presupuestarias Aprobadas</text:p>
          </table:table-cell>
          <table:table-cell/>
          <table:table-cell table:style-name="ce1"/>
          <table:table-cell table:formula="of:=CONCATENATE(&quot;INSERT INTO sss_sistemas_ventanas VALUES('&quot;;[.A781];&quot;','&quot;;[.B781];&quot;','&quot;;[.C781];&quot;','&quot;;[.D781];&quot;');&quot;)" office:value-type="string" office:string-value="INSERT INTO sss_sistemas_ventanas VALUES('SPG','sigesp_spg_r_modificaciones_presupuestarias_aprobadas.php                       ','Modificaciones Presupuestarias Aprobadas','');" calcext:value-type="string">
            <text:p>INSERT INTO sss_sistemas_ventanas VALUES('SPG','sigesp_spg_r_modificaciones_presupuestarias_aprobadas.php <text:s text:c="22"/>','Modificaciones Presupuestarias Aprobada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modificaciones_presupuestarias.php <text:s text:c="32"/></text:p>
          </table:table-cell>
          <table:table-cell table:style-name="ce1" office:value-type="string" calcext:value-type="string">
            <text:p>Modificaciones Presupuestarias No Aprobadas</text:p>
          </table:table-cell>
          <table:table-cell/>
          <table:table-cell table:style-name="ce1"/>
          <table:table-cell table:formula="of:=CONCATENATE(&quot;INSERT INTO sss_sistemas_ventanas VALUES('&quot;;[.A782];&quot;','&quot;;[.B782];&quot;','&quot;;[.C782];&quot;','&quot;;[.D782];&quot;');&quot;)" office:value-type="string" office:string-value="INSERT INTO sss_sistemas_ventanas VALUES('SPG','sigesp_spg_r_modificaciones_presupuestarias.php                                 ','Modificaciones Presupuestarias No Aprobadas','');" calcext:value-type="string">
            <text:p>INSERT INTO sss_sistemas_ventanas VALUES('SPG','sigesp_spg_r_modificaciones_presupuestarias.php <text:s text:c="32"/>','Modificaciones Presupuestarias No Aprobada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modif_programado.php <text:s text:c="46"/></text:p>
          </table:table-cell>
          <table:table-cell table:style-name="ce1" office:value-type="string" calcext:value-type="string">
            <text:p>Modificaciones al Programado</text:p>
          </table:table-cell>
          <table:table-cell/>
          <table:table-cell table:style-name="ce1"/>
          <table:table-cell table:formula="of:=CONCATENATE(&quot;INSERT INTO sss_sistemas_ventanas VALUES('&quot;;[.A783];&quot;','&quot;;[.B783];&quot;','&quot;;[.C783];&quot;','&quot;;[.D783];&quot;');&quot;)" office:value-type="string" office:string-value="INSERT INTO sss_sistemas_ventanas VALUES('SPG','sigesp_spg_r_modif_programado.php                                               ','Modificaciones al Programado','');" calcext:value-type="string">
            <text:p>INSERT INTO sss_sistemas_ventanas VALUES('SPG','sigesp_spg_r_modif_programado.php <text:s text:c="46"/>','Modificaciones al Programad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operacion_por_banco.php <text:s text:c="43"/></text:p>
          </table:table-cell>
          <table:table-cell table:style-name="ce1" office:value-type="string" calcext:value-type="string">
            <text:p>Operación por Banco</text:p>
          </table:table-cell>
          <table:table-cell/>
          <table:table-cell table:style-name="ce1"/>
          <table:table-cell table:formula="of:=CONCATENATE(&quot;INSERT INTO sss_sistemas_ventanas VALUES('&quot;;[.A784];&quot;','&quot;;[.B784];&quot;','&quot;;[.C784];&quot;','&quot;;[.D784];&quot;');&quot;)" office:value-type="string" office:string-value="INSERT INTO sss_sistemas_ventanas VALUES('SPG','sigesp_spg_r_operacion_por_banco.php                                            ','Operación por Banco','');" calcext:value-type="string">
            <text:p>INSERT INTO sss_sistemas_ventanas VALUES('SPG','sigesp_spg_r_operacion_por_banco.php <text:s text:c="43"/>','Operación por Banc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operacion_por_especifica.php <text:s text:c="38"/></text:p>
          </table:table-cell>
          <table:table-cell table:style-name="ce1" office:value-type="string" calcext:value-type="string">
            <text:p>Operacion por Especifica</text:p>
          </table:table-cell>
          <table:table-cell/>
          <table:table-cell table:style-name="ce1"/>
          <table:table-cell table:formula="of:=CONCATENATE(&quot;INSERT INTO sss_sistemas_ventanas VALUES('&quot;;[.A785];&quot;','&quot;;[.B785];&quot;','&quot;;[.C785];&quot;','&quot;;[.D785];&quot;');&quot;)" office:value-type="string" office:string-value="INSERT INTO sss_sistemas_ventanas VALUES('SPG','sigesp_spg_r_operacion_por_especifica.php                                       ','Operacion por Especifica','');" calcext:value-type="string">
            <text:p>INSERT INTO sss_sistemas_ventanas VALUES('SPG','sigesp_spg_r_operacion_por_especifica.php <text:s text:c="38"/>','Operacion por Especifica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precompromisos_nocomprometidos.php <text:s text:c="32"/></text:p>
          </table:table-cell>
          <table:table-cell table:style-name="ce1" office:value-type="string" calcext:value-type="string">
            <text:p>Pre - Compromisos no Comprometidos</text:p>
          </table:table-cell>
          <table:table-cell/>
          <table:table-cell table:style-name="ce1"/>
          <table:table-cell table:formula="of:=CONCATENATE(&quot;INSERT INTO sss_sistemas_ventanas VALUES('&quot;;[.A786];&quot;','&quot;;[.B786];&quot;','&quot;;[.C786];&quot;','&quot;;[.D786];&quot;');&quot;)" office:value-type="string" office:string-value="INSERT INTO sss_sistemas_ventanas VALUES('SPG','sigesp_spg_r_precompromisos_nocomprometidos.php                                 ','Pre - Compromisos no Comprometidos','');" calcext:value-type="string">
            <text:p>INSERT INTO sss_sistemas_ventanas VALUES('SPG','sigesp_spg_r_precompromisos_nocomprometidos.php <text:s text:c="32"/>','Pre - Compromisos no Comprometido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resumen_ejecucion_financiera.php <text:s text:c="34"/></text:p>
          </table:table-cell>
          <table:table-cell table:style-name="ce1" office:value-type="string" calcext:value-type="string">
            <text:p>Resumen de Ejecucion Financiera de Presupuesto de Gasto</text:p>
          </table:table-cell>
          <table:table-cell/>
          <table:table-cell table:style-name="ce1"/>
          <table:table-cell table:formula="of:=CONCATENATE(&quot;INSERT INTO sss_sistemas_ventanas VALUES('&quot;;[.A787];&quot;','&quot;;[.B787];&quot;','&quot;;[.C787];&quot;','&quot;;[.D787];&quot;');&quot;)" office:value-type="string" office:string-value="INSERT INTO sss_sistemas_ventanas VALUES('SPG','sigesp_spg_r_resumen_ejecucion_financiera.php                                   ','Resumen de Ejecucion Financiera de Presupuesto de Gasto','');" calcext:value-type="string">
            <text:p>INSERT INTO sss_sistemas_ventanas VALUES('SPG','sigesp_spg_r_resumen_ejecucion_financiera.php <text:s text:c="34"/>','Resumen de Ejecucion Financiera de Presupuesto de Gast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resumen_fideicomiso.php <text:s text:c="43"/></text:p>
          </table:table-cell>
          <table:table-cell table:style-name="ce1" office:value-type="string" calcext:value-type="string">
            <text:p>Cuadro Resumen de Fideicomisos</text:p>
          </table:table-cell>
          <table:table-cell/>
          <table:table-cell table:style-name="ce1"/>
          <table:table-cell table:formula="of:=CONCATENATE(&quot;INSERT INTO sss_sistemas_ventanas VALUES('&quot;;[.A788];&quot;','&quot;;[.B788];&quot;','&quot;;[.C788];&quot;','&quot;;[.D788];&quot;');&quot;)" office:value-type="string" office:string-value="INSERT INTO sss_sistemas_ventanas VALUES('SPG','sigesp_spg_r_resumen_fideicomiso.php                                            ','Cuadro Resumen de Fideicomisos','');" calcext:value-type="string">
            <text:p>INSERT INTO sss_sistemas_ventanas VALUES('SPG','sigesp_spg_r_resumen_fideicomiso.php <text:s text:c="43"/>','Cuadro Resumen de Fideicomisos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resumen_prov_bene.php <text:s text:c="45"/></text:p>
          </table:table-cell>
          <table:table-cell table:style-name="ce1" office:value-type="string" calcext:value-type="string">
            <text:p>Resumen Proveedor/Beneficiario</text:p>
          </table:table-cell>
          <table:table-cell/>
          <table:table-cell table:style-name="ce1"/>
          <table:table-cell table:formula="of:=CONCATENATE(&quot;INSERT INTO sss_sistemas_ventanas VALUES('&quot;;[.A789];&quot;','&quot;;[.B789];&quot;','&quot;;[.C789];&quot;','&quot;;[.D789];&quot;');&quot;)" office:value-type="string" office:string-value="INSERT INTO sss_sistemas_ventanas VALUES('SPG','sigesp_spg_r_resumen_prov_bene.php                                              ','Resumen Proveedor/Beneficiario','');" calcext:value-type="string">
            <text:p>INSERT INTO sss_sistemas_ventanas VALUES('SPG','sigesp_spg_r_resumen_prov_bene.php <text:s text:c="45"/>','Resumen Proveedor/Beneficiario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traspasos.php <text:s text:c="53"/></text:p>
          </table:table-cell>
          <table:table-cell table:style-name="ce1" office:value-type="string" calcext:value-type="string">
            <text:p>Resultado de Traspasos Presupuestarios Intercompañia</text:p>
          </table:table-cell>
          <table:table-cell/>
          <table:table-cell table:style-name="ce1"/>
          <table:table-cell table:formula="of:=CONCATENATE(&quot;INSERT INTO sss_sistemas_ventanas VALUES('&quot;;[.A790];&quot;','&quot;;[.B790];&quot;','&quot;;[.C790];&quot;','&quot;;[.D790];&quot;');&quot;)" office:value-type="string" office:string-value="INSERT INTO sss_sistemas_ventanas VALUES('SPG','sigesp_spg_r_traspasos.php                                                      ','Resultado de Traspasos Presupuestarios Intercompañia','');" calcext:value-type="string">
            <text:p>INSERT INTO sss_sistemas_ventanas VALUES('SPG','sigesp_spg_r_traspasos.php <text:s text:c="53"/>','Resultado de Traspasos Presupuestarios Intercompañia','');</text:p>
          </table:table-cell>
        </table:table-row>
        <table:table-row table:style-name="ro1">
          <table:table-cell table:style-name="ce1" office:value-type="string" calcext:value-type="string">
            <text:p>SPG</text:p>
          </table:table-cell>
          <table:table-cell office:value-type="string" calcext:value-type="string">
            <text:p>sigesp_spg_r_unidades_ejecutoras.php <text:s text:c="43"/></text:p>
          </table:table-cell>
          <table:table-cell table:style-name="ce1" office:value-type="string" calcext:value-type="string">
            <text:p>Unidades Ejecutoras</text:p>
          </table:table-cell>
          <table:table-cell/>
          <table:table-cell table:style-name="ce1"/>
          <table:table-cell table:formula="of:=CONCATENATE(&quot;INSERT INTO sss_sistemas_ventanas VALUES('&quot;;[.A791];&quot;','&quot;;[.B791];&quot;','&quot;;[.C791];&quot;','&quot;;[.D791];&quot;');&quot;)" office:value-type="string" office:string-value="INSERT INTO sss_sistemas_ventanas VALUES('SPG','sigesp_spg_r_unidades_ejecutoras.php                                            ','Unidades Ejecutoras','');" calcext:value-type="string">
            <text:p>INSERT INTO sss_sistemas_ventanas VALUES('SPG','sigesp_spg_r_unidades_ejecutoras.php <text:s text:c="43"/>','Unidades Ejecutora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construccion.php <text:s text:c="52"/></text:p>
          </table:table-cell>
          <table:table-cell table:style-name="ce1" office:value-type="string" calcext:value-type="string">
            <text:p>Pantalla en Construccion</text:p>
          </table:table-cell>
          <table:table-cell/>
          <table:table-cell table:style-name="ce1"/>
          <table:table-cell table:formula="of:=CONCATENATE(&quot;INSERT INTO sss_sistemas_ventanas VALUES('&quot;;[.A792];&quot;','&quot;;[.B792];&quot;','&quot;;[.C792];&quot;','&quot;;[.D792];&quot;');&quot;)" office:value-type="string" office:string-value="INSERT INTO sss_sistemas_ventanas VALUES('SRH','sigesp_srh_construccion.php                                                     ','Pantalla en Construccion','');" calcext:value-type="string">
            <text:p>INSERT INTO sss_sistemas_ventanas VALUES('SRH','sigesp_srh_construccion.php <text:s text:c="52"/>','Pantalla en Construccio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area.php <text:s text:c="58"/></text:p>
          </table:table-cell>
          <table:table-cell table:style-name="ce1" office:value-type="string" calcext:value-type="string">
            <text:p>Areas de Desempeño</text:p>
          </table:table-cell>
          <table:table-cell/>
          <table:table-cell table:style-name="ce1"/>
          <table:table-cell table:formula="of:=CONCATENATE(&quot;INSERT INTO sss_sistemas_ventanas VALUES('&quot;;[.A793];&quot;','&quot;;[.B793];&quot;','&quot;;[.C793];&quot;','&quot;;[.D793];&quot;');&quot;)" office:value-type="string" office:string-value="INSERT INTO sss_sistemas_ventanas VALUES('SRH','sigesp_srh_d_area.php                                                           ','Areas de Desempeño','');" calcext:value-type="string">
            <text:p>INSERT INTO sss_sistemas_ventanas VALUES('SRH','sigesp_srh_d_area.php <text:s text:c="58"/>','Areas de Desempeñ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aspectos.php <text:s text:c="54"/></text:p>
          </table:table-cell>
          <table:table-cell table:style-name="ce1" office:value-type="string" calcext:value-type="string">
            <text:p>Aspectos de la Evaluación</text:p>
          </table:table-cell>
          <table:table-cell/>
          <table:table-cell table:style-name="ce1"/>
          <table:table-cell table:formula="of:=CONCATENATE(&quot;INSERT INTO sss_sistemas_ventanas VALUES('&quot;;[.A794];&quot;','&quot;;[.B794];&quot;','&quot;;[.C794];&quot;','&quot;;[.D794];&quot;');&quot;)" office:value-type="string" office:string-value="INSERT INTO sss_sistemas_ventanas VALUES('SRH','sigesp_srh_d_aspectos.php                                                       ','Aspectos de la Evaluación','');" calcext:value-type="string">
            <text:p>INSERT INTO sss_sistemas_ventanas VALUES('SRH','sigesp_srh_d_aspectos.php <text:s text:c="54"/>','Aspectos de la Evaluació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cargo.php <text:s text:c="57"/></text:p>
          </table:table-cell>
          <table:table-cell table:style-name="ce1" office:value-type="string" calcext:value-type="string">
            <text:p>Cargo</text:p>
          </table:table-cell>
          <table:table-cell/>
          <table:table-cell table:style-name="ce1"/>
          <table:table-cell table:formula="of:=CONCATENATE(&quot;INSERT INTO sss_sistemas_ventanas VALUES('&quot;;[.A795];&quot;','&quot;;[.B795];&quot;','&quot;;[.C795];&quot;','&quot;;[.D795];&quot;');&quot;)" office:value-type="string" office:string-value="INSERT INTO sss_sistemas_ventanas VALUES('SRH','sigesp_srh_d_cargo.php                                                          ','Cargo','');" calcext:value-type="string">
            <text:p>INSERT INTO sss_sistemas_ventanas VALUES('SRH','sigesp_srh_d_cargo.php <text:s text:c="57"/>','Carg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causa_adiestramiento.php <text:s text:c="42"/></text:p>
          </table:table-cell>
          <table:table-cell table:style-name="ce1" office:value-type="string" calcext:value-type="string">
            <text:p>Causas de Adiestramiento</text:p>
          </table:table-cell>
          <table:table-cell/>
          <table:table-cell table:style-name="ce1"/>
          <table:table-cell table:formula="of:=CONCATENATE(&quot;INSERT INTO sss_sistemas_ventanas VALUES('&quot;;[.A796];&quot;','&quot;;[.B796];&quot;','&quot;;[.C796];&quot;','&quot;;[.D796];&quot;');&quot;)" office:value-type="string" office:string-value="INSERT INTO sss_sistemas_ventanas VALUES('SRH','sigesp_srh_d_causa_adiestramiento.php                                           ','Causas de Adiestramiento','');" calcext:value-type="string">
            <text:p>INSERT INTO sss_sistemas_ventanas VALUES('SRH','sigesp_srh_d_causa_adiestramiento.php <text:s text:c="42"/>','Causas de Adiestramien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causa_llamada_atencion.php <text:s text:c="40"/></text:p>
          </table:table-cell>
          <table:table-cell table:style-name="ce1" office:value-type="string" calcext:value-type="string">
            <text:p>Causas llamadas de Atencion</text:p>
          </table:table-cell>
          <table:table-cell/>
          <table:table-cell table:style-name="ce1"/>
          <table:table-cell table:formula="of:=CONCATENATE(&quot;INSERT INTO sss_sistemas_ventanas VALUES('&quot;;[.A797];&quot;','&quot;;[.B797];&quot;','&quot;;[.C797];&quot;','&quot;;[.D797];&quot;');&quot;)" office:value-type="string" office:string-value="INSERT INTO sss_sistemas_ventanas VALUES('SRH','sigesp_srh_d_causa_llamada_atencion.php                                         ','Causas llamadas de Atencion','');" calcext:value-type="string">
            <text:p>INSERT INTO sss_sistemas_ventanas VALUES('SRH','sigesp_srh_d_causa_llamada_atencion.php <text:s text:c="40"/>','Causas llamadas de Atencio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competencia_adiestramiento.php <text:s text:c="36"/></text:p>
          </table:table-cell>
          <table:table-cell table:style-name="ce1" office:value-type="string" calcext:value-type="string">
            <text:p>Competencias Genéricas de Adiestramiento</text:p>
          </table:table-cell>
          <table:table-cell/>
          <table:table-cell table:style-name="ce1"/>
          <table:table-cell table:formula="of:=CONCATENATE(&quot;INSERT INTO sss_sistemas_ventanas VALUES('&quot;;[.A798];&quot;','&quot;;[.B798];&quot;','&quot;;[.C798];&quot;','&quot;;[.D798];&quot;');&quot;)" office:value-type="string" office:string-value="INSERT INTO sss_sistemas_ventanas VALUES('SRH','sigesp_srh_d_competencia_adiestramiento.php                                     ','Competencias Genéricas de Adiestramiento','');" calcext:value-type="string">
            <text:p>INSERT INTO sss_sistemas_ventanas VALUES('SRH','sigesp_srh_d_competencia_adiestramiento.php <text:s text:c="36"/>','Competencias Genéricas de Adiestramien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concurso.php <text:s text:c="54"/></text:p>
          </table:table-cell>
          <table:table-cell table:style-name="ce1" office:value-type="string" calcext:value-type="string">
            <text:p>Concurso</text:p>
          </table:table-cell>
          <table:table-cell/>
          <table:table-cell table:style-name="ce1"/>
          <table:table-cell table:formula="of:=CONCATENATE(&quot;INSERT INTO sss_sistemas_ventanas VALUES('&quot;;[.A799];&quot;','&quot;;[.B799];&quot;','&quot;;[.C799];&quot;','&quot;;[.D799];&quot;');&quot;)" office:value-type="string" office:string-value="INSERT INTO sss_sistemas_ventanas VALUES('SRH','sigesp_srh_d_concurso.php                                                       ','Concurso','');" calcext:value-type="string">
            <text:p>INSERT INTO sss_sistemas_ventanas VALUES('SRH','sigesp_srh_d_concurso.php <text:s text:c="54"/>','Concur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configuracion_deduccion.php <text:s text:c="39"/></text:p>
          </table:table-cell>
          <table:table-cell table:style-name="ce1" office:value-type="string" calcext:value-type="string">
            <text:p>Configuración de Deducción</text:p>
          </table:table-cell>
          <table:table-cell/>
          <table:table-cell table:style-name="ce1"/>
          <table:table-cell table:formula="of:=CONCATENATE(&quot;INSERT INTO sss_sistemas_ventanas VALUES('&quot;;[.A800];&quot;','&quot;;[.B800];&quot;','&quot;;[.C800];&quot;','&quot;;[.D800];&quot;');&quot;)" office:value-type="string" office:string-value="INSERT INTO sss_sistemas_ventanas VALUES('SRH','sigesp_srh_d_configuracion_deduccion.php                                        ','Configuración de Deducción','');" calcext:value-type="string">
            <text:p>INSERT INTO sss_sistemas_ventanas VALUES('SRH','sigesp_srh_d_configuracion_deduccion.php <text:s text:c="39"/>','Configuración de Deducció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defcontrato.php <text:s text:c="51"/></text:p>
          </table:table-cell>
          <table:table-cell table:style-name="ce1" office:value-type="string" calcext:value-type="string">
            <text:p>Configuración Contrato</text:p>
          </table:table-cell>
          <table:table-cell/>
          <table:table-cell table:style-name="ce1"/>
          <table:table-cell table:formula="of:=CONCATENATE(&quot;INSERT INTO sss_sistemas_ventanas VALUES('&quot;;[.A801];&quot;','&quot;;[.B801];&quot;','&quot;;[.C801];&quot;','&quot;;[.D801];&quot;');&quot;)" office:value-type="string" office:string-value="INSERT INTO sss_sistemas_ventanas VALUES('SRH','sigesp_srh_d_defcontrato.php                                                    ','Configuración Contrato','');" calcext:value-type="string">
            <text:p>INSERT INTO sss_sistemas_ventanas VALUES('SRH','sigesp_srh_d_defcontrato.php <text:s text:c="51"/>','Configuración Contra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departamento.php <text:s text:c="50"/></text:p>
          </table:table-cell>
          <table:table-cell table:style-name="ce1" office:value-type="string" calcext:value-type="string">
            <text:p>Departamentos</text:p>
          </table:table-cell>
          <table:table-cell/>
          <table:table-cell table:style-name="ce1"/>
          <table:table-cell table:formula="of:=CONCATENATE(&quot;INSERT INTO sss_sistemas_ventanas VALUES('&quot;;[.A802];&quot;','&quot;;[.B802];&quot;','&quot;;[.C802];&quot;','&quot;;[.D802];&quot;');&quot;)" office:value-type="string" office:string-value="INSERT INTO sss_sistemas_ventanas VALUES('SRH','sigesp_srh_d_departamento.php                                                   ','Departamentos','');" calcext:value-type="string">
            <text:p>INSERT INTO sss_sistemas_ventanas VALUES('SRH','sigesp_srh_d_departamento.php <text:s text:c="50"/>','Departamento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escalageneral.php <text:s text:c="49"/></text:p>
          </table:table-cell>
          <table:table-cell table:style-name="ce1" office:value-type="string" calcext:value-type="string">
            <text:p>Escala de Evaluacion General</text:p>
          </table:table-cell>
          <table:table-cell/>
          <table:table-cell table:style-name="ce1"/>
          <table:table-cell table:formula="of:=CONCATENATE(&quot;INSERT INTO sss_sistemas_ventanas VALUES('&quot;;[.A803];&quot;','&quot;;[.B803];&quot;','&quot;;[.C803];&quot;','&quot;;[.D803];&quot;');&quot;)" office:value-type="string" office:string-value="INSERT INTO sss_sistemas_ventanas VALUES('SRH','sigesp_srh_d_escalageneral.php                                                  ','Escala de Evaluacion General','');" calcext:value-type="string">
            <text:p>INSERT INTO sss_sistemas_ventanas VALUES('SRH','sigesp_srh_d_escalageneral.php <text:s text:c="49"/>','Escala de Evaluacion General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gerencia.php <text:s text:c="54"/></text:p>
          </table:table-cell>
          <table:table-cell table:style-name="ce1" office:value-type="string" calcext:value-type="string">
            <text:p>Definicion de Gerencias</text:p>
          </table:table-cell>
          <table:table-cell/>
          <table:table-cell table:style-name="ce1"/>
          <table:table-cell table:formula="of:=CONCATENATE(&quot;INSERT INTO sss_sistemas_ventanas VALUES('&quot;;[.A804];&quot;','&quot;;[.B804];&quot;','&quot;;[.C804];&quot;','&quot;;[.D804];&quot;');&quot;)" office:value-type="string" office:string-value="INSERT INTO sss_sistemas_ventanas VALUES('SRH','sigesp_srh_d_gerencia.php                                                       ','Definicion de Gerencias','');" calcext:value-type="string">
            <text:p>INSERT INTO sss_sistemas_ventanas VALUES('SRH','sigesp_srh_d_gerencia.php <text:s text:c="54"/>','Definicion de Gerencia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grupomovimiento.php <text:s text:c="47"/></text:p>
          </table:table-cell>
          <table:table-cell table:style-name="ce1" office:value-type="string" calcext:value-type="string">
            <text:p>Grupos de Movimientos del Personal</text:p>
          </table:table-cell>
          <table:table-cell/>
          <table:table-cell table:style-name="ce1"/>
          <table:table-cell table:formula="of:=CONCATENATE(&quot;INSERT INTO sss_sistemas_ventanas VALUES('&quot;;[.A805];&quot;','&quot;;[.B805];&quot;','&quot;;[.C805];&quot;','&quot;;[.D805];&quot;');&quot;)" office:value-type="string" office:string-value="INSERT INTO sss_sistemas_ventanas VALUES('SRH','sigesp_srh_d_grupomovimiento.php                                                ','Grupos de Movimientos del Personal','');" calcext:value-type="string">
            <text:p>INSERT INTO sss_sistemas_ventanas VALUES('SRH','sigesp_srh_d_grupomovimiento.php <text:s text:c="47"/>','Grupos de Movimientos del Personal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items.php <text:s text:c="57"/></text:p>
          </table:table-cell>
          <table:table-cell table:style-name="ce1" office:value-type="string" calcext:value-type="string">
            <text:p>Items a Evaluar</text:p>
          </table:table-cell>
          <table:table-cell/>
          <table:table-cell table:style-name="ce1"/>
          <table:table-cell table:formula="of:=CONCATENATE(&quot;INSERT INTO sss_sistemas_ventanas VALUES('&quot;;[.A806];&quot;','&quot;;[.B806];&quot;','&quot;;[.C806];&quot;','&quot;;[.D806];&quot;');&quot;)" office:value-type="string" office:string-value="INSERT INTO sss_sistemas_ventanas VALUES('SRH','sigesp_srh_d_items.php                                                          ','Items a Evaluar','');" calcext:value-type="string">
            <text:p>INSERT INTO sss_sistemas_ventanas VALUES('SRH','sigesp_srh_d_items.php <text:s text:c="57"/>','Items a Evaluar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jubilado.php <text:s text:c="54"/></text:p>
          </table:table-cell>
          <table:table-cell table:style-name="ce1" office:value-type="string" calcext:value-type="string">
            <text:p>Ficha de Jubilado</text:p>
          </table:table-cell>
          <table:table-cell/>
          <table:table-cell table:style-name="ce1"/>
          <table:table-cell table:formula="of:=CONCATENATE(&quot;INSERT INTO sss_sistemas_ventanas VALUES('&quot;;[.A807];&quot;','&quot;;[.B807];&quot;','&quot;;[.C807];&quot;','&quot;;[.D807];&quot;');&quot;)" office:value-type="string" office:string-value="INSERT INTO sss_sistemas_ventanas VALUES('SRH','sigesp_srh_d_jubilado.php                                                       ','Ficha de Jubilado','');" calcext:value-type="string">
            <text:p>INSERT INTO sss_sistemas_ventanas VALUES('SRH','sigesp_srh_d_jubilado.php <text:s text:c="54"/>','Ficha de Jubilad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nivelseleccion.php <text:s text:c="48"/></text:p>
          </table:table-cell>
          <table:table-cell table:style-name="ce1" office:value-type="string" calcext:value-type="string">
            <text:p>Niveles de Selección</text:p>
          </table:table-cell>
          <table:table-cell/>
          <table:table-cell table:style-name="ce1"/>
          <table:table-cell table:formula="of:=CONCATENATE(&quot;INSERT INTO sss_sistemas_ventanas VALUES('&quot;;[.A808];&quot;','&quot;;[.B808];&quot;','&quot;;[.C808];&quot;','&quot;;[.D808];&quot;');&quot;)" office:value-type="string" office:string-value="INSERT INTO sss_sistemas_ventanas VALUES('SRH','sigesp_srh_d_nivelseleccion.php                                                 ','Niveles de Selección','');" calcext:value-type="string">
            <text:p>INSERT INTO sss_sistemas_ventanas VALUES('SRH','sigesp_srh_d_nivelseleccion.php <text:s text:c="48"/>','Niveles de Selecció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organigrama.php <text:s text:c="51"/></text:p>
          </table:table-cell>
          <table:table-cell table:style-name="ce1" office:value-type="string" calcext:value-type="string">
            <text:p>Organigrama</text:p>
          </table:table-cell>
          <table:table-cell/>
          <table:table-cell table:style-name="ce1"/>
          <table:table-cell table:formula="of:=CONCATENATE(&quot;INSERT INTO sss_sistemas_ventanas VALUES('&quot;;[.A809];&quot;','&quot;;[.B809];&quot;','&quot;;[.C809];&quot;','&quot;;[.D809];&quot;');&quot;)" office:value-type="string" office:string-value="INSERT INTO sss_sistemas_ventanas VALUES('SRH','sigesp_srh_d_organigrama.php                                                    ','Organigrama','');" calcext:value-type="string">
            <text:p>INSERT INTO sss_sistemas_ventanas VALUES('SRH','sigesp_srh_d_organigrama.php <text:s text:c="51"/>','Organigrama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personal.php <text:s text:c="54"/></text:p>
          </table:table-cell>
          <table:table-cell table:style-name="ce1" office:value-type="string" calcext:value-type="string">
            <text:p>Ingreso (Expediente)</text:p>
          </table:table-cell>
          <table:table-cell/>
          <table:table-cell table:style-name="ce1"/>
          <table:table-cell table:formula="of:=CONCATENATE(&quot;INSERT INTO sss_sistemas_ventanas VALUES('&quot;;[.A810];&quot;','&quot;;[.B810];&quot;','&quot;;[.C810];&quot;','&quot;;[.D810];&quot;');&quot;)" office:value-type="string" office:string-value="INSERT INTO sss_sistemas_ventanas VALUES('SRH','sigesp_srh_d_personal.php                                                       ','Ingreso (Expediente)','');" calcext:value-type="string">
            <text:p>INSERT INTO sss_sistemas_ventanas VALUES('SRH','sigesp_srh_d_personal.php <text:s text:c="54"/>','Ingreso (Expediente)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profesion.php <text:s text:c="53"/></text:p>
          </table:table-cell>
          <table:table-cell table:style-name="ce1" office:value-type="string" calcext:value-type="string">
            <text:p>Profesión</text:p>
          </table:table-cell>
          <table:table-cell/>
          <table:table-cell table:style-name="ce1"/>
          <table:table-cell table:formula="of:=CONCATENATE(&quot;INSERT INTO sss_sistemas_ventanas VALUES('&quot;;[.A811];&quot;','&quot;;[.B811];&quot;','&quot;;[.C811];&quot;','&quot;;[.D811];&quot;');&quot;)" office:value-type="string" office:string-value="INSERT INTO sss_sistemas_ventanas VALUES('SRH','sigesp_srh_d_profesion.php                                                      ','Profesión','');" calcext:value-type="string">
            <text:p>INSERT INTO sss_sistemas_ventanas VALUES('SRH','sigesp_srh_d_profesion.php <text:s text:c="53"/>','Profesió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puntuacion_bono_merito.php <text:s text:c="40"/></text:p>
          </table:table-cell>
          <table:table-cell table:style-name="ce1" office:value-type="string" calcext:value-type="string">
            <text:p>Puntuación Bono Mérito</text:p>
          </table:table-cell>
          <table:table-cell/>
          <table:table-cell table:style-name="ce1"/>
          <table:table-cell table:formula="of:=CONCATENATE(&quot;INSERT INTO sss_sistemas_ventanas VALUES('&quot;;[.A812];&quot;','&quot;;[.B812];&quot;','&quot;;[.C812];&quot;','&quot;;[.D812];&quot;');&quot;)" office:value-type="string" office:string-value="INSERT INTO sss_sistemas_ventanas VALUES('SRH','sigesp_srh_d_puntuacion_bono_merito.php                                         ','Puntuación Bono Mérito','');" calcext:value-type="string">
            <text:p>INSERT INTO sss_sistemas_ventanas VALUES('SRH','sigesp_srh_d_puntuacion_bono_merito.php <text:s text:c="40"/>','Puntuación Bono Méri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rango_evaluacion.php <text:s text:c="46"/></text:p>
          </table:table-cell>
          <table:table-cell table:style-name="ce1" office:value-type="string" calcext:value-type="string">
            <text:p>Rango de Evaluacion</text:p>
          </table:table-cell>
          <table:table-cell/>
          <table:table-cell table:style-name="ce1"/>
          <table:table-cell table:formula="of:=CONCATENATE(&quot;INSERT INTO sss_sistemas_ventanas VALUES('&quot;;[.A813];&quot;','&quot;;[.B813];&quot;','&quot;;[.C813];&quot;','&quot;;[.D813];&quot;');&quot;)" office:value-type="string" office:string-value="INSERT INTO sss_sistemas_ventanas VALUES('SRH','sigesp_srh_d_rango_evaluacion.php                                               ','Rango de Evaluacion','');" calcext:value-type="string">
            <text:p>INSERT INTO sss_sistemas_ventanas VALUES('SRH','sigesp_srh_d_rango_evaluacion.php <text:s text:c="46"/>','Rango de Evaluacio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requerimiento_cargo.php <text:s text:c="43"/></text:p>
          </table:table-cell>
          <table:table-cell table:style-name="ce1" office:value-type="string" calcext:value-type="string">
            <text:p>Requerimiento por Cargo</text:p>
          </table:table-cell>
          <table:table-cell/>
          <table:table-cell table:style-name="ce1"/>
          <table:table-cell table:formula="of:=CONCATENATE(&quot;INSERT INTO sss_sistemas_ventanas VALUES('&quot;;[.A814];&quot;','&quot;;[.B814];&quot;','&quot;;[.C814];&quot;','&quot;;[.D814];&quot;');&quot;)" office:value-type="string" office:string-value="INSERT INTO sss_sistemas_ventanas VALUES('SRH','sigesp_srh_d_requerimiento_cargo.php                                            ','Requerimiento por Cargo','');" calcext:value-type="string">
            <text:p>INSERT INTO sss_sistemas_ventanas VALUES('SRH','sigesp_srh_d_requerimiento_cargo.php <text:s text:c="43"/>','Requerimiento por Carg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requerimiento.php <text:s text:c="49"/></text:p>
          </table:table-cell>
          <table:table-cell table:style-name="ce1" office:value-type="string" calcext:value-type="string">
            <text:p>Definición de Requerimientos</text:p>
          </table:table-cell>
          <table:table-cell/>
          <table:table-cell table:style-name="ce1"/>
          <table:table-cell table:formula="of:=CONCATENATE(&quot;INSERT INTO sss_sistemas_ventanas VALUES('&quot;;[.A815];&quot;','&quot;;[.B815];&quot;','&quot;;[.C815];&quot;','&quot;;[.D815];&quot;');&quot;)" office:value-type="string" office:string-value="INSERT INTO sss_sistemas_ventanas VALUES('SRH','sigesp_srh_d_requerimiento.php                                                  ','Definición de Requerimientos','');" calcext:value-type="string">
            <text:p>INSERT INTO sss_sistemas_ventanas VALUES('SRH','sigesp_srh_d_requerimiento.php <text:s text:c="49"/>','Definición de Requerimiento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requisitos_concurso.php <text:s text:c="43"/></text:p>
          </table:table-cell>
          <table:table-cell table:style-name="ce1" office:value-type="string" calcext:value-type="string">
            <text:p>Requisitos por Concurso</text:p>
          </table:table-cell>
          <table:table-cell/>
          <table:table-cell table:style-name="ce1"/>
          <table:table-cell table:formula="of:=CONCATENATE(&quot;INSERT INTO sss_sistemas_ventanas VALUES('&quot;;[.A816];&quot;','&quot;;[.B816];&quot;','&quot;;[.C816];&quot;','&quot;;[.D816];&quot;');&quot;)" office:value-type="string" office:string-value="INSERT INTO sss_sistemas_ventanas VALUES('SRH','sigesp_srh_d_requisitos_concurso.php                                            ','Requisitos por Concurso','');" calcext:value-type="string">
            <text:p>INSERT INTO sss_sistemas_ventanas VALUES('SRH','sigesp_srh_d_requisitos_concurso.php <text:s text:c="43"/>','Requisitos por Concur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seccion.php <text:s text:c="55"/></text:p>
          </table:table-cell>
          <table:table-cell table:style-name="ce1" office:value-type="string" calcext:value-type="string">
            <text:p>Secciones</text:p>
          </table:table-cell>
          <table:table-cell/>
          <table:table-cell table:style-name="ce1"/>
          <table:table-cell table:formula="of:=CONCATENATE(&quot;INSERT INTO sss_sistemas_ventanas VALUES('&quot;;[.A817];&quot;','&quot;;[.B817];&quot;','&quot;;[.C817];&quot;','&quot;;[.D817];&quot;');&quot;)" office:value-type="string" office:string-value="INSERT INTO sss_sistemas_ventanas VALUES('SRH','sigesp_srh_d_seccion.php                                                        ','Secciones','');" calcext:value-type="string">
            <text:p>INSERT INTO sss_sistemas_ventanas VALUES('SRH','sigesp_srh_d_seccion.php <text:s text:c="55"/>','Seccion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ablapuntosbonomerito.php <text:s text:c="41"/></text:p>
          </table:table-cell>
          <table:table-cell table:style-name="ce1" office:value-type="string" calcext:value-type="string">
            <text:p>Puntuacion por Unidad Tributaria</text:p>
          </table:table-cell>
          <table:table-cell/>
          <table:table-cell table:style-name="ce1"/>
          <table:table-cell table:formula="of:=CONCATENATE(&quot;INSERT INTO sss_sistemas_ventanas VALUES('&quot;;[.A818];&quot;','&quot;;[.B818];&quot;','&quot;;[.C818];&quot;','&quot;;[.D818];&quot;');&quot;)" office:value-type="string" office:string-value="INSERT INTO sss_sistemas_ventanas VALUES('SRH','sigesp_srh_d_tablapuntosbonomerito.php                                          ','Puntuacion por Unidad Tributaria','');" calcext:value-type="string">
            <text:p>INSERT INTO sss_sistemas_ventanas VALUES('SRH','sigesp_srh_d_tablapuntosbonomerito.php <text:s text:c="41"/>','Puntuacion por Unidad Tributaria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ipoaccidente.php <text:s text:c="49"/></text:p>
          </table:table-cell>
          <table:table-cell table:style-name="ce1" office:value-type="string" calcext:value-type="string">
            <text:p>Tipos de Accidentes</text:p>
          </table:table-cell>
          <table:table-cell/>
          <table:table-cell table:style-name="ce1"/>
          <table:table-cell table:formula="of:=CONCATENATE(&quot;INSERT INTO sss_sistemas_ventanas VALUES('&quot;;[.A819];&quot;','&quot;;[.B819];&quot;','&quot;;[.C819];&quot;','&quot;;[.D819];&quot;');&quot;)" office:value-type="string" office:string-value="INSERT INTO sss_sistemas_ventanas VALUES('SRH','sigesp_srh_d_tipoaccidente.php                                                  ','Tipos de Accidentes','');" calcext:value-type="string">
            <text:p>INSERT INTO sss_sistemas_ventanas VALUES('SRH','sigesp_srh_d_tipoaccidente.php <text:s text:c="49"/>','Tipos de Accident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ipoconcurso.php <text:s text:c="50"/></text:p>
          </table:table-cell>
          <table:table-cell table:style-name="ce1" office:value-type="string" calcext:value-type="string">
            <text:p>Tipo Concurso</text:p>
          </table:table-cell>
          <table:table-cell/>
          <table:table-cell table:style-name="ce1"/>
          <table:table-cell table:formula="of:=CONCATENATE(&quot;INSERT INTO sss_sistemas_ventanas VALUES('&quot;;[.A820];&quot;','&quot;;[.B820];&quot;','&quot;;[.C820];&quot;','&quot;;[.D820];&quot;');&quot;)" office:value-type="string" office:string-value="INSERT INTO sss_sistemas_ventanas VALUES('SRH','sigesp_srh_d_tipoconcurso.php                                                   ','Tipo Concurso','');" calcext:value-type="string">
            <text:p>INSERT INTO sss_sistemas_ventanas VALUES('SRH','sigesp_srh_d_tipoconcurso.php <text:s text:c="50"/>','Tipo Concur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ipocontrato.php <text:s text:c="50"/></text:p>
          </table:table-cell>
          <table:table-cell table:style-name="ce1" office:value-type="string" calcext:value-type="string">
            <text:p>Tipos de Contratos</text:p>
          </table:table-cell>
          <table:table-cell/>
          <table:table-cell table:style-name="ce1"/>
          <table:table-cell table:formula="of:=CONCATENATE(&quot;INSERT INTO sss_sistemas_ventanas VALUES('&quot;;[.A821];&quot;','&quot;;[.B821];&quot;','&quot;;[.C821];&quot;','&quot;;[.D821];&quot;');&quot;)" office:value-type="string" office:string-value="INSERT INTO sss_sistemas_ventanas VALUES('SRH','sigesp_srh_d_tipocontrato.php                                                   ','Tipos de Contratos','');" calcext:value-type="string">
            <text:p>INSERT INTO sss_sistemas_ventanas VALUES('SRH','sigesp_srh_d_tipocontrato.php <text:s text:c="50"/>','Tipos de Contrato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ipodeduccion.php <text:s text:c="49"/></text:p>
          </table:table-cell>
          <table:table-cell table:style-name="ce1" office:value-type="string" calcext:value-type="string">
            <text:p>Tipo Deducción</text:p>
          </table:table-cell>
          <table:table-cell/>
          <table:table-cell table:style-name="ce1"/>
          <table:table-cell table:formula="of:=CONCATENATE(&quot;INSERT INTO sss_sistemas_ventanas VALUES('&quot;;[.A822];&quot;','&quot;;[.B822];&quot;','&quot;;[.C822];&quot;','&quot;;[.D822];&quot;');&quot;)" office:value-type="string" office:string-value="INSERT INTO sss_sistemas_ventanas VALUES('SRH','sigesp_srh_d_tipodeduccion.php                                                  ','Tipo Deducción','');" calcext:value-type="string">
            <text:p>INSERT INTO sss_sistemas_ventanas VALUES('SRH','sigesp_srh_d_tipodeduccion.php <text:s text:c="49"/>','Tipo Deducció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ipodocumento.php <text:s text:c="49"/></text:p>
          </table:table-cell>
          <table:table-cell table:style-name="ce1" office:value-type="string" calcext:value-type="string">
            <text:p>Tipos de Documentos Legales</text:p>
          </table:table-cell>
          <table:table-cell/>
          <table:table-cell table:style-name="ce1"/>
          <table:table-cell table:formula="of:=CONCATENATE(&quot;INSERT INTO sss_sistemas_ventanas VALUES('&quot;;[.A823];&quot;','&quot;;[.B823];&quot;','&quot;;[.C823];&quot;','&quot;;[.D823];&quot;');&quot;)" office:value-type="string" office:string-value="INSERT INTO sss_sistemas_ventanas VALUES('SRH','sigesp_srh_d_tipodocumento.php                                                  ','Tipos de Documentos Legales','');" calcext:value-type="string">
            <text:p>INSERT INTO sss_sistemas_ventanas VALUES('SRH','sigesp_srh_d_tipodocumento.php <text:s text:c="49"/>','Tipos de Documentos Legal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ipoenfermedad.php <text:s text:c="48"/></text:p>
          </table:table-cell>
          <table:table-cell table:style-name="ce1" office:value-type="string" calcext:value-type="string">
            <text:p>Tipo de Enfermedades</text:p>
          </table:table-cell>
          <table:table-cell/>
          <table:table-cell table:style-name="ce1"/>
          <table:table-cell table:formula="of:=CONCATENATE(&quot;INSERT INTO sss_sistemas_ventanas VALUES('&quot;;[.A824];&quot;','&quot;;[.B824];&quot;','&quot;;[.C824];&quot;','&quot;;[.D824];&quot;');&quot;)" office:value-type="string" office:string-value="INSERT INTO sss_sistemas_ventanas VALUES('SRH','sigesp_srh_d_tipoenfermedad.php                                                 ','Tipo de Enfermedades','');" calcext:value-type="string">
            <text:p>INSERT INTO sss_sistemas_ventanas VALUES('SRH','sigesp_srh_d_tipoenfermedad.php <text:s text:c="48"/>','Tipo de Enfermedad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ipoevaluacion.php <text:s text:c="48"/></text:p>
          </table:table-cell>
          <table:table-cell table:style-name="ce1" office:value-type="string" calcext:value-type="string">
            <text:p>Tipo Evaluación</text:p>
          </table:table-cell>
          <table:table-cell/>
          <table:table-cell table:style-name="ce1"/>
          <table:table-cell table:formula="of:=CONCATENATE(&quot;INSERT INTO sss_sistemas_ventanas VALUES('&quot;;[.A825];&quot;','&quot;;[.B825];&quot;','&quot;;[.C825];&quot;','&quot;;[.D825];&quot;');&quot;)" office:value-type="string" office:string-value="INSERT INTO sss_sistemas_ventanas VALUES('SRH','sigesp_srh_d_tipoevaluacion.php                                                 ','Tipo Evaluación','');" calcext:value-type="string">
            <text:p>INSERT INTO sss_sistemas_ventanas VALUES('SRH','sigesp_srh_d_tipoevaluacion.php <text:s text:c="48"/>','Tipo Evaluació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ipopersonal.php <text:s text:c="50"/></text:p>
          </table:table-cell>
          <table:table-cell table:style-name="ce1" office:value-type="string" calcext:value-type="string">
            <text:p>Tipo de Personal</text:p>
          </table:table-cell>
          <table:table-cell/>
          <table:table-cell table:style-name="ce1"/>
          <table:table-cell table:formula="of:=CONCATENATE(&quot;INSERT INTO sss_sistemas_ventanas VALUES('&quot;;[.A826];&quot;','&quot;;[.B826];&quot;','&quot;;[.C826];&quot;','&quot;;[.D826];&quot;');&quot;)" office:value-type="string" office:string-value="INSERT INTO sss_sistemas_ventanas VALUES('SRH','sigesp_srh_d_tipopersonal.php                                                   ','Tipo de Personal','');" calcext:value-type="string">
            <text:p>INSERT INTO sss_sistemas_ventanas VALUES('SRH','sigesp_srh_d_tipopersonal.php <text:s text:c="50"/>','Tipo de Personal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tiporequerimiento.php <text:s text:c="45"/></text:p>
          </table:table-cell>
          <table:table-cell table:style-name="ce1" office:value-type="string" calcext:value-type="string">
            <text:p>Tipos de Requerimientos</text:p>
          </table:table-cell>
          <table:table-cell/>
          <table:table-cell table:style-name="ce1"/>
          <table:table-cell table:formula="of:=CONCATENATE(&quot;INSERT INTO sss_sistemas_ventanas VALUES('&quot;;[.A827];&quot;','&quot;;[.B827];&quot;','&quot;;[.C827];&quot;','&quot;;[.D827];&quot;');&quot;)" office:value-type="string" office:string-value="INSERT INTO sss_sistemas_ventanas VALUES('SRH','sigesp_srh_d_tiporequerimiento.php                                              ','Tipos de Requerimientos','');" calcext:value-type="string">
            <text:p>INSERT INTO sss_sistemas_ventanas VALUES('SRH','sigesp_srh_d_tiporequerimiento.php <text:s text:c="45"/>','Tipos de Requerimiento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d_uni_vipladin.php <text:s text:c="50"/></text:p>
          </table:table-cell>
          <table:table-cell table:style-name="ce1" office:value-type="string" calcext:value-type="string">
            <text:p>Unidad VIPLADIN</text:p>
          </table:table-cell>
          <table:table-cell/>
          <table:table-cell table:style-name="ce1"/>
          <table:table-cell table:formula="of:=CONCATENATE(&quot;INSERT INTO sss_sistemas_ventanas VALUES('&quot;;[.A828];&quot;','&quot;;[.B828];&quot;','&quot;;[.C828];&quot;','&quot;;[.D828];&quot;');&quot;)" office:value-type="string" office:string-value="INSERT INTO sss_sistemas_ventanas VALUES('SRH','sigesp_srh_d_uni_vipladin.php                                                   ','Unidad VIPLADIN','');" calcext:value-type="string">
            <text:p>INSERT INTO sss_sistemas_ventanas VALUES('SRH','sigesp_srh_d_uni_vipladin.php <text:s text:c="50"/>','Unidad VIPLADI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accidentes.php <text:s text:c="52"/></text:p>
          </table:table-cell>
          <table:table-cell table:style-name="ce1" office:value-type="string" calcext:value-type="string">
            <text:p>Registro de Accidentes</text:p>
          </table:table-cell>
          <table:table-cell/>
          <table:table-cell table:style-name="ce1"/>
          <table:table-cell table:formula="of:=CONCATENATE(&quot;INSERT INTO sss_sistemas_ventanas VALUES('&quot;;[.A829];&quot;','&quot;;[.B829];&quot;','&quot;;[.C829];&quot;','&quot;;[.D829];&quot;');&quot;)" office:value-type="string" office:string-value="INSERT INTO sss_sistemas_ventanas VALUES('SRH','sigesp_srh_p_accidentes.php                                                     ','Registro de Accidentes','');" calcext:value-type="string">
            <text:p>INSERT INTO sss_sistemas_ventanas VALUES('SRH','sigesp_srh_p_accidentes.php <text:s text:c="52"/>','Registro de Accident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amonestacion.php <text:s text:c="50"/></text:p>
          </table:table-cell>
          <table:table-cell table:style-name="ce1" office:value-type="string" calcext:value-type="string">
            <text:p>Amonestación</text:p>
          </table:table-cell>
          <table:table-cell/>
          <table:table-cell table:style-name="ce1"/>
          <table:table-cell table:formula="of:=CONCATENATE(&quot;INSERT INTO sss_sistemas_ventanas VALUES('&quot;;[.A830];&quot;','&quot;;[.B830];&quot;','&quot;;[.C830];&quot;','&quot;;[.D830];&quot;');&quot;)" office:value-type="string" office:string-value="INSERT INTO sss_sistemas_ventanas VALUES('SRH','sigesp_srh_p_amonestacion.php                                                   ','Amonestación','');" calcext:value-type="string">
            <text:p>INSERT INTO sss_sistemas_ventanas VALUES('SRH','sigesp_srh_p_amonestacion.php <text:s text:c="50"/>','Amonestació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asignar_concurso.php <text:s text:c="46"/></text:p>
          </table:table-cell>
          <table:table-cell table:style-name="ce1" office:value-type="string" calcext:value-type="string">
            <text:p>Asignar personas a Concurso</text:p>
          </table:table-cell>
          <table:table-cell/>
          <table:table-cell table:style-name="ce1"/>
          <table:table-cell table:formula="of:=CONCATENATE(&quot;INSERT INTO sss_sistemas_ventanas VALUES('&quot;;[.A831];&quot;','&quot;;[.B831];&quot;','&quot;;[.C831];&quot;','&quot;;[.D831];&quot;');&quot;)" office:value-type="string" office:string-value="INSERT INTO sss_sistemas_ventanas VALUES('SRH','sigesp_srh_p_asignar_concurso.php                                               ','Asignar personas a Concurso','');" calcext:value-type="string">
            <text:p>INSERT INTO sss_sistemas_ventanas VALUES('SRH','sigesp_srh_p_asignar_concurso.php <text:s text:c="46"/>','Asignar personas a Concur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bono_merito.php <text:s text:c="51"/></text:p>
          </table:table-cell>
          <table:table-cell table:style-name="ce1" office:value-type="string" calcext:value-type="string">
            <text:p>Bono por Mérito</text:p>
          </table:table-cell>
          <table:table-cell/>
          <table:table-cell table:style-name="ce1"/>
          <table:table-cell table:formula="of:=CONCATENATE(&quot;INSERT INTO sss_sistemas_ventanas VALUES('&quot;;[.A832];&quot;','&quot;;[.B832];&quot;','&quot;;[.C832];&quot;','&quot;;[.D832];&quot;');&quot;)" office:value-type="string" office:string-value="INSERT INTO sss_sistemas_ventanas VALUES('SRH','sigesp_srh_p_bono_merito.php                                                    ','Bono por Mérito','');" calcext:value-type="string">
            <text:p>INSERT INTO sss_sistemas_ventanas VALUES('SRH','sigesp_srh_p_bono_merito.php <text:s text:c="51"/>','Bono por Méri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consulta_organigrama.php <text:s text:c="42"/></text:p>
          </table:table-cell>
          <table:table-cell table:style-name="ce1" office:value-type="string" calcext:value-type="string">
            <text:p>Consulta de Organigrama</text:p>
          </table:table-cell>
          <table:table-cell/>
          <table:table-cell table:style-name="ce1"/>
          <table:table-cell table:formula="of:=CONCATENATE(&quot;INSERT INTO sss_sistemas_ventanas VALUES('&quot;;[.A833];&quot;','&quot;;[.B833];&quot;','&quot;;[.C833];&quot;','&quot;;[.D833];&quot;');&quot;)" office:value-type="string" office:string-value="INSERT INTO sss_sistemas_ventanas VALUES('SRH','sigesp_srh_p_consulta_organigrama.php                                           ','Consulta de Organigrama','');" calcext:value-type="string">
            <text:p>INSERT INTO sss_sistemas_ventanas VALUES('SRH','sigesp_srh_p_consulta_organigrama.php <text:s text:c="42"/>','Consulta de Organigrama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contratos.php <text:s text:c="53"/></text:p>
          </table:table-cell>
          <table:table-cell table:style-name="ce1" office:value-type="string" calcext:value-type="string">
            <text:p>Contratos</text:p>
          </table:table-cell>
          <table:table-cell/>
          <table:table-cell table:style-name="ce1"/>
          <table:table-cell table:formula="of:=CONCATENATE(&quot;INSERT INTO sss_sistemas_ventanas VALUES('&quot;;[.A834];&quot;','&quot;;[.B834];&quot;','&quot;;[.C834];&quot;','&quot;;[.D834];&quot;');&quot;)" office:value-type="string" office:string-value="INSERT INTO sss_sistemas_ventanas VALUES('SRH','sigesp_srh_p_contratos.php                                                      ','Contratos','');" calcext:value-type="string">
            <text:p>INSERT INTO sss_sistemas_ventanas VALUES('SRH','sigesp_srh_p_contratos.php <text:s text:c="53"/>','Contrato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documentos.php <text:s text:c="52"/></text:p>
          </table:table-cell>
          <table:table-cell table:style-name="ce1" office:value-type="string" calcext:value-type="string">
            <text:p>Registro de Documentos Legales</text:p>
          </table:table-cell>
          <table:table-cell/>
          <table:table-cell table:style-name="ce1"/>
          <table:table-cell table:formula="of:=CONCATENATE(&quot;INSERT INTO sss_sistemas_ventanas VALUES('&quot;;[.A835];&quot;','&quot;;[.B835];&quot;','&quot;;[.C835];&quot;','&quot;;[.D835];&quot;');&quot;)" office:value-type="string" office:string-value="INSERT INTO sss_sistemas_ventanas VALUES('SRH','sigesp_srh_p_documentos.php                                                     ','Registro de Documentos Legales','');" calcext:value-type="string">
            <text:p>INSERT INTO sss_sistemas_ventanas VALUES('SRH','sigesp_srh_p_documentos.php <text:s text:c="52"/>','Registro de Documentos Legal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enfermedades.php <text:s text:c="50"/></text:p>
          </table:table-cell>
          <table:table-cell table:style-name="ce1" office:value-type="string" calcext:value-type="string">
            <text:p>Registro de Enfermedades</text:p>
          </table:table-cell>
          <table:table-cell/>
          <table:table-cell table:style-name="ce1"/>
          <table:table-cell table:formula="of:=CONCATENATE(&quot;INSERT INTO sss_sistemas_ventanas VALUES('&quot;;[.A836];&quot;','&quot;;[.B836];&quot;','&quot;;[.C836];&quot;','&quot;;[.D836];&quot;');&quot;)" office:value-type="string" office:string-value="INSERT INTO sss_sistemas_ventanas VALUES('SRH','sigesp_srh_p_enfermedades.php                                                   ','Registro de Enfermedades','');" calcext:value-type="string">
            <text:p>INSERT INTO sss_sistemas_ventanas VALUES('SRH','sigesp_srh_p_enfermedades.php <text:s text:c="50"/>','Registro de Enfermedad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entrevista_tecnica.php <text:s text:c="44"/></text:p>
          </table:table-cell>
          <table:table-cell table:style-name="ce1" office:value-type="string" calcext:value-type="string">
            <text:p>Entrevista Técnica</text:p>
          </table:table-cell>
          <table:table-cell/>
          <table:table-cell table:style-name="ce1"/>
          <table:table-cell table:formula="of:=CONCATENATE(&quot;INSERT INTO sss_sistemas_ventanas VALUES('&quot;;[.A837];&quot;','&quot;;[.B837];&quot;','&quot;;[.C837];&quot;','&quot;;[.D837];&quot;');&quot;)" office:value-type="string" office:string-value="INSERT INTO sss_sistemas_ventanas VALUES('SRH','sigesp_srh_p_entrevista_tecnica.php                                             ','Entrevista Técnica','');" calcext:value-type="string">
            <text:p>INSERT INTO sss_sistemas_ventanas VALUES('SRH','sigesp_srh_p_entrevista_tecnica.php <text:s text:c="44"/>','Entrevista Técnica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evaluacion_adiestramiento.php <text:s text:c="37"/></text:p>
          </table:table-cell>
          <table:table-cell table:style-name="ce1" office:value-type="string" calcext:value-type="string">
            <text:p>Evaluación de Adiestramiento</text:p>
          </table:table-cell>
          <table:table-cell/>
          <table:table-cell table:style-name="ce1"/>
          <table:table-cell table:formula="of:=CONCATENATE(&quot;INSERT INTO sss_sistemas_ventanas VALUES('&quot;;[.A838];&quot;','&quot;;[.B838];&quot;','&quot;;[.C838];&quot;','&quot;;[.D838];&quot;');&quot;)" office:value-type="string" office:string-value="INSERT INTO sss_sistemas_ventanas VALUES('SRH','sigesp_srh_p_evaluacion_adiestramiento.php                                      ','Evaluación de Adiestramiento','');" calcext:value-type="string">
            <text:p>INSERT INTO sss_sistemas_ventanas VALUES('SRH','sigesp_srh_p_evaluacion_adiestramiento.php <text:s text:c="37"/>','Evaluación de Adiestramien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evaluacion_ascenso.php <text:s text:c="44"/></text:p>
          </table:table-cell>
          <table:table-cell table:style-name="ce1" office:value-type="string" calcext:value-type="string">
            <text:p>Resultados Evaluación Ascenso</text:p>
          </table:table-cell>
          <table:table-cell/>
          <table:table-cell table:style-name="ce1"/>
          <table:table-cell table:formula="of:=CONCATENATE(&quot;INSERT INTO sss_sistemas_ventanas VALUES('&quot;;[.A839];&quot;','&quot;;[.B839];&quot;','&quot;;[.C839];&quot;','&quot;;[.D839];&quot;');&quot;)" office:value-type="string" office:string-value="INSERT INTO sss_sistemas_ventanas VALUES('SRH','sigesp_srh_p_evaluacion_ascenso.php                                             ','Resultados Evaluación Ascenso','');" calcext:value-type="string">
            <text:p>INSERT INTO sss_sistemas_ventanas VALUES('SRH','sigesp_srh_p_evaluacion_ascenso.php <text:s text:c="44"/>','Resultados Evaluación Ascen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evaluacion_contratado_obrero.php <text:s text:c="34"/></text:p>
          </table:table-cell>
          <table:table-cell table:style-name="ce1" office:value-type="string" calcext:value-type="string">
            <text:p>Evaluación Contratado - Obrero</text:p>
          </table:table-cell>
          <table:table-cell/>
          <table:table-cell table:style-name="ce1"/>
          <table:table-cell table:formula="of:=CONCATENATE(&quot;INSERT INTO sss_sistemas_ventanas VALUES('&quot;;[.A840];&quot;','&quot;;[.B840];&quot;','&quot;;[.C840];&quot;','&quot;;[.D840];&quot;');&quot;)" office:value-type="string" office:string-value="INSERT INTO sss_sistemas_ventanas VALUES('SRH','sigesp_srh_p_evaluacion_contratado_obrero.php                                   ','Evaluación Contratado - Obrero','');" calcext:value-type="string">
            <text:p>INSERT INTO sss_sistemas_ventanas VALUES('SRH','sigesp_srh_p_evaluacion_contratado_obrero.php <text:s text:c="34"/>','Evaluación Contratado - Obrer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evaluacion_desempeno.php <text:s text:c="42"/></text:p>
          </table:table-cell>
          <table:table-cell table:style-name="ce1" office:value-type="string" calcext:value-type="string">
            <text:p>Evaluación de Desempeño</text:p>
          </table:table-cell>
          <table:table-cell/>
          <table:table-cell table:style-name="ce1"/>
          <table:table-cell table:formula="of:=CONCATENATE(&quot;INSERT INTO sss_sistemas_ventanas VALUES('&quot;;[.A841];&quot;','&quot;;[.B841];&quot;','&quot;;[.C841];&quot;','&quot;;[.D841];&quot;');&quot;)" office:value-type="string" office:string-value="INSERT INTO sss_sistemas_ventanas VALUES('SRH','sigesp_srh_p_evaluacion_desempeno.php                                           ','Evaluación de Desempeño','');" calcext:value-type="string">
            <text:p>INSERT INTO sss_sistemas_ventanas VALUES('SRH','sigesp_srh_p_evaluacion_desempeno.php <text:s text:c="42"/>','Evaluación de Desempeñ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evaluacion_eficiencia.php <text:s text:c="41"/></text:p>
          </table:table-cell>
          <table:table-cell table:style-name="ce1" office:value-type="string" calcext:value-type="string">
            <text:p>Evaluación de Eficiencia</text:p>
          </table:table-cell>
          <table:table-cell/>
          <table:table-cell table:style-name="ce1"/>
          <table:table-cell table:formula="of:=CONCATENATE(&quot;INSERT INTO sss_sistemas_ventanas VALUES('&quot;;[.A842];&quot;','&quot;;[.B842];&quot;','&quot;;[.C842];&quot;','&quot;;[.D842];&quot;');&quot;)" office:value-type="string" office:string-value="INSERT INTO sss_sistemas_ventanas VALUES('SRH','sigesp_srh_p_evaluacion_eficiencia.php                                          ','Evaluación de Eficiencia','');" calcext:value-type="string">
            <text:p>INSERT INTO sss_sistemas_ventanas VALUES('SRH','sigesp_srh_p_evaluacion_eficiencia.php <text:s text:c="41"/>','Evaluación de Eficiencia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evaluacion_pasantias.php <text:s text:c="42"/></text:p>
          </table:table-cell>
          <table:table-cell table:style-name="ce1" office:value-type="string" calcext:value-type="string">
            <text:p>Evaluacion de Pasantias</text:p>
          </table:table-cell>
          <table:table-cell/>
          <table:table-cell table:style-name="ce1"/>
          <table:table-cell table:formula="of:=CONCATENATE(&quot;INSERT INTO sss_sistemas_ventanas VALUES('&quot;;[.A843];&quot;','&quot;;[.B843];&quot;','&quot;;[.C843];&quot;','&quot;;[.D843];&quot;');&quot;)" office:value-type="string" office:string-value="INSERT INTO sss_sistemas_ventanas VALUES('SRH','sigesp_srh_p_evaluacion_pasantias.php                                           ','Evaluacion de Pasantias','');" calcext:value-type="string">
            <text:p>INSERT INTO sss_sistemas_ventanas VALUES('SRH','sigesp_srh_p_evaluacion_pasantias.php <text:s text:c="42"/>','Evaluacion de Pasantia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evaluacion_psicologica.php <text:s text:c="40"/></text:p>
          </table:table-cell>
          <table:table-cell table:style-name="ce1" office:value-type="string" calcext:value-type="string">
            <text:p>Evaluacion Psicológica</text:p>
          </table:table-cell>
          <table:table-cell/>
          <table:table-cell table:style-name="ce1"/>
          <table:table-cell table:formula="of:=CONCATENATE(&quot;INSERT INTO sss_sistemas_ventanas VALUES('&quot;;[.A844];&quot;','&quot;;[.B844];&quot;','&quot;;[.C844];&quot;','&quot;;[.D844];&quot;');&quot;)" office:value-type="string" office:string-value="INSERT INTO sss_sistemas_ventanas VALUES('SRH','sigesp_srh_p_evaluacion_psicologica.php                                         ','Evaluacion Psicológica','');" calcext:value-type="string">
            <text:p>INSERT INTO sss_sistemas_ventanas VALUES('SRH','sigesp_srh_p_evaluacion_psicologica.php <text:s text:c="40"/>','Evaluacion Psicológica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ganadores_concurso.php <text:s text:c="44"/></text:p>
          </table:table-cell>
          <table:table-cell table:style-name="ce1" office:value-type="string" calcext:value-type="string">
            <text:p>Ganadores Concurso</text:p>
          </table:table-cell>
          <table:table-cell/>
          <table:table-cell table:style-name="ce1"/>
          <table:table-cell table:formula="of:=CONCATENATE(&quot;INSERT INTO sss_sistemas_ventanas VALUES('&quot;;[.A845];&quot;','&quot;;[.B845];&quot;','&quot;;[.C845];&quot;','&quot;;[.D845];&quot;');&quot;)" office:value-type="string" office:string-value="INSERT INTO sss_sistemas_ventanas VALUES('SRH','sigesp_srh_p_ganadores_concurso.php                                             ','Ganadores Concurso','');" calcext:value-type="string">
            <text:p>INSERT INTO sss_sistemas_ventanas VALUES('SRH','sigesp_srh_p_ganadores_concurso.php <text:s text:c="44"/>','Ganadores Concur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inscripcion_concurso.php <text:s text:c="42"/></text:p>
          </table:table-cell>
          <table:table-cell table:style-name="ce1" office:value-type="string" calcext:value-type="string">
            <text:p>Inscripcion Concurso</text:p>
          </table:table-cell>
          <table:table-cell/>
          <table:table-cell table:style-name="ce1"/>
          <table:table-cell table:formula="of:=CONCATENATE(&quot;INSERT INTO sss_sistemas_ventanas VALUES('&quot;;[.A846];&quot;','&quot;;[.B846];&quot;','&quot;;[.C846];&quot;','&quot;;[.D846];&quot;');&quot;)" office:value-type="string" office:string-value="INSERT INTO sss_sistemas_ventanas VALUES('SRH','sigesp_srh_p_inscripcion_concurso.php                                           ','Inscripcion Concurso','');" calcext:value-type="string">
            <text:p>INSERT INTO sss_sistemas_ventanas VALUES('SRH','sigesp_srh_p_inscripcion_concurso.php <text:s text:c="42"/>','Inscripcion Concur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llamada_atencion.php <text:s text:c="46"/></text:p>
          </table:table-cell>
          <table:table-cell table:style-name="ce1" office:value-type="string" calcext:value-type="string">
            <text:p>Llamada de Atencion</text:p>
          </table:table-cell>
          <table:table-cell/>
          <table:table-cell table:style-name="ce1"/>
          <table:table-cell table:formula="of:=CONCATENATE(&quot;INSERT INTO sss_sistemas_ventanas VALUES('&quot;;[.A847];&quot;','&quot;;[.B847];&quot;','&quot;;[.C847];&quot;','&quot;;[.D847];&quot;');&quot;)" office:value-type="string" office:string-value="INSERT INTO sss_sistemas_ventanas VALUES('SRH','sigesp_srh_p_llamada_atencion.php                                               ','Llamada de Atencion','');" calcext:value-type="string">
            <text:p>INSERT INTO sss_sistemas_ventanas VALUES('SRH','sigesp_srh_p_llamada_atencion.php <text:s text:c="46"/>','Llamada de Atencio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movimiento_personal.php <text:s text:c="43"/></text:p>
          </table:table-cell>
          <table:table-cell table:style-name="ce1" office:value-type="string" calcext:value-type="string">
            <text:p>Movimientos del Personal</text:p>
          </table:table-cell>
          <table:table-cell/>
          <table:table-cell table:style-name="ce1"/>
          <table:table-cell table:formula="of:=CONCATENATE(&quot;INSERT INTO sss_sistemas_ventanas VALUES('&quot;;[.A848];&quot;','&quot;;[.B848];&quot;','&quot;;[.C848];&quot;','&quot;;[.D848];&quot;');&quot;)" office:value-type="string" office:string-value="INSERT INTO sss_sistemas_ventanas VALUES('SRH','sigesp_srh_p_movimiento_personal.php                                            ','Movimientos del Personal','');" calcext:value-type="string">
            <text:p>INSERT INTO sss_sistemas_ventanas VALUES('SRH','sigesp_srh_p_movimiento_personal.php <text:s text:c="43"/>','Movimientos del Personal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necesidad_adiestramiento.php <text:s text:c="38"/></text:p>
          </table:table-cell>
          <table:table-cell table:style-name="ce1" office:value-type="string" calcext:value-type="string">
            <text:p>Detección de Necesidad de Adiestramiento</text:p>
          </table:table-cell>
          <table:table-cell/>
          <table:table-cell table:style-name="ce1"/>
          <table:table-cell table:formula="of:=CONCATENATE(&quot;INSERT INTO sss_sistemas_ventanas VALUES('&quot;;[.A849];&quot;','&quot;;[.B849];&quot;','&quot;;[.C849];&quot;','&quot;;[.D849];&quot;');&quot;)" office:value-type="string" office:string-value="INSERT INTO sss_sistemas_ventanas VALUES('SRH','sigesp_srh_p_necesidad_adiestramiento.php                                       ','Detección de Necesidad de Adiestramiento','');" calcext:value-type="string">
            <text:p>INSERT INTO sss_sistemas_ventanas VALUES('SRH','sigesp_srh_p_necesidad_adiestramiento.php <text:s text:c="38"/>','Detección de Necesidad de Adiestramien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odi.php <text:s text:c="59"/></text:p>
          </table:table-cell>
          <table:table-cell table:style-name="ce1" office:value-type="string" calcext:value-type="string">
            <text:p>Registro de ODIS</text:p>
          </table:table-cell>
          <table:table-cell/>
          <table:table-cell table:style-name="ce1"/>
          <table:table-cell table:formula="of:=CONCATENATE(&quot;INSERT INTO sss_sistemas_ventanas VALUES('&quot;;[.A850];&quot;','&quot;;[.B850];&quot;','&quot;;[.C850];&quot;','&quot;;[.D850];&quot;');&quot;)" office:value-type="string" office:string-value="INSERT INTO sss_sistemas_ventanas VALUES('SRH','sigesp_srh_p_odi.php                                                            ','Registro de ODIS','');" calcext:value-type="string">
            <text:p>INSERT INTO sss_sistemas_ventanas VALUES('SRH','sigesp_srh_p_odi.php <text:s text:c="59"/>','Registro de ODI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pasantias.php <text:s text:c="53"/></text:p>
          </table:table-cell>
          <table:table-cell table:style-name="ce1" office:value-type="string" calcext:value-type="string">
            <text:p>Incorporación de Pasantes</text:p>
          </table:table-cell>
          <table:table-cell/>
          <table:table-cell table:style-name="ce1"/>
          <table:table-cell table:formula="of:=CONCATENATE(&quot;INSERT INTO sss_sistemas_ventanas VALUES('&quot;;[.A851];&quot;','&quot;;[.B851];&quot;','&quot;;[.C851];&quot;','&quot;;[.D851];&quot;');&quot;)" office:value-type="string" office:string-value="INSERT INTO sss_sistemas_ventanas VALUES('SRH','sigesp_srh_p_pasantias.php                                                      ','Incorporación de Pasantes','');" calcext:value-type="string">
            <text:p>INSERT INTO sss_sistemas_ventanas VALUES('SRH','sigesp_srh_p_pasantias.php <text:s text:c="53"/>','Incorporación de Pasant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registro_ascenso.php <text:s text:c="46"/></text:p>
          </table:table-cell>
          <table:table-cell table:style-name="ce1" office:value-type="string" calcext:value-type="string">
            <text:p>Registro de Postulado para Ascenso</text:p>
          </table:table-cell>
          <table:table-cell/>
          <table:table-cell table:style-name="ce1"/>
          <table:table-cell table:formula="of:=CONCATENATE(&quot;INSERT INTO sss_sistemas_ventanas VALUES('&quot;;[.A852];&quot;','&quot;;[.B852];&quot;','&quot;;[.C852];&quot;','&quot;;[.D852];&quot;');&quot;)" office:value-type="string" office:string-value="INSERT INTO sss_sistemas_ventanas VALUES('SRH','sigesp_srh_p_registro_ascenso.php                                               ','Registro de Postulado para Ascenso','');" calcext:value-type="string">
            <text:p>INSERT INTO sss_sistemas_ventanas VALUES('SRH','sigesp_srh_p_registro_ascenso.php <text:s text:c="46"/>','Registro de Postulado para Ascen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registro_metas.php <text:s text:c="48"/></text:p>
          </table:table-cell>
          <table:table-cell table:style-name="ce1" office:value-type="string" calcext:value-type="string">
            <text:p>Registro de Metas</text:p>
          </table:table-cell>
          <table:table-cell/>
          <table:table-cell table:style-name="ce1"/>
          <table:table-cell table:formula="of:=CONCATENATE(&quot;INSERT INTO sss_sistemas_ventanas VALUES('&quot;;[.A853];&quot;','&quot;;[.B853];&quot;','&quot;;[.C853];&quot;','&quot;;[.D853];&quot;');&quot;)" office:value-type="string" office:string-value="INSERT INTO sss_sistemas_ventanas VALUES('SRH','sigesp_srh_p_registro_metas.php                                                 ','Registro de Metas','');" calcext:value-type="string">
            <text:p>INSERT INTO sss_sistemas_ventanas VALUES('SRH','sigesp_srh_p_registro_metas.php <text:s text:c="48"/>','Registro de Meta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requisitos_minimos.php <text:s text:c="44"/></text:p>
          </table:table-cell>
          <table:table-cell table:style-name="ce1" office:value-type="string" calcext:value-type="string">
            <text:p>Requisitos Minimos</text:p>
          </table:table-cell>
          <table:table-cell/>
          <table:table-cell table:style-name="ce1"/>
          <table:table-cell table:formula="of:=CONCATENATE(&quot;INSERT INTO sss_sistemas_ventanas VALUES('&quot;;[.A854];&quot;','&quot;;[.B854];&quot;','&quot;;[.C854];&quot;','&quot;;[.D854];&quot;');&quot;)" office:value-type="string" office:string-value="INSERT INTO sss_sistemas_ventanas VALUES('SRH','sigesp_srh_p_requisitos_minimos.php                                             ','Requisitos Minimos','');" calcext:value-type="string">
            <text:p>INSERT INTO sss_sistemas_ventanas VALUES('SRH','sigesp_srh_p_requisitos_minimos.php <text:s text:c="44"/>','Requisitos Minimo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resultados_evaluacion_aspirante.php <text:s text:c="31"/></text:p>
          </table:table-cell>
          <table:table-cell table:style-name="ce1" office:value-type="string" calcext:value-type="string">
            <text:p>Resultados Evaluación Aspirante</text:p>
          </table:table-cell>
          <table:table-cell/>
          <table:table-cell table:style-name="ce1"/>
          <table:table-cell table:formula="of:=CONCATENATE(&quot;INSERT INTO sss_sistemas_ventanas VALUES('&quot;;[.A855];&quot;','&quot;;[.B855];&quot;','&quot;;[.C855];&quot;','&quot;;[.D855];&quot;');&quot;)" office:value-type="string" office:string-value="INSERT INTO sss_sistemas_ventanas VALUES('SRH','sigesp_srh_p_resultados_evaluacion_aspirante.php                                ','Resultados Evaluación Aspirante','');" calcext:value-type="string">
            <text:p>INSERT INTO sss_sistemas_ventanas VALUES('SRH','sigesp_srh_p_resultados_evaluacion_aspirante.php <text:s text:c="31"/>','Resultados Evaluación Aspirante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revisiones_odi.php <text:s text:c="48"/></text:p>
          </table:table-cell>
          <table:table-cell table:style-name="ce1" office:value-type="string" calcext:value-type="string">
            <text:p>Revisiones ODIS</text:p>
          </table:table-cell>
          <table:table-cell/>
          <table:table-cell table:style-name="ce1"/>
          <table:table-cell table:formula="of:=CONCATENATE(&quot;INSERT INTO sss_sistemas_ventanas VALUES('&quot;;[.A856];&quot;','&quot;;[.B856];&quot;','&quot;;[.C856];&quot;','&quot;;[.D856];&quot;');&quot;)" office:value-type="string" office:string-value="INSERT INTO sss_sistemas_ventanas VALUES('SRH','sigesp_srh_p_revisiones_odi.php                                                 ','Revisiones ODIS','');" calcext:value-type="string">
            <text:p>INSERT INTO sss_sistemas_ventanas VALUES('SRH','sigesp_srh_p_revisiones_odi.php <text:s text:c="48"/>','Revisiones ODI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revision_metas.php <text:s text:c="48"/></text:p>
          </table:table-cell>
          <table:table-cell table:style-name="ce1" office:value-type="string" calcext:value-type="string">
            <text:p>Revisión de Metas</text:p>
          </table:table-cell>
          <table:table-cell/>
          <table:table-cell table:style-name="ce1"/>
          <table:table-cell table:formula="of:=CONCATENATE(&quot;INSERT INTO sss_sistemas_ventanas VALUES('&quot;;[.A857];&quot;','&quot;;[.B857];&quot;','&quot;;[.C857];&quot;','&quot;;[.D857];&quot;');&quot;)" office:value-type="string" office:string-value="INSERT INTO sss_sistemas_ventanas VALUES('SRH','sigesp_srh_p_revision_metas.php                                                 ','Revisión de Metas','');" calcext:value-type="string">
            <text:p>INSERT INTO sss_sistemas_ventanas VALUES('SRH','sigesp_srh_p_revision_metas.php <text:s text:c="48"/>','Revisión de Meta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solicitud_adiestramiento.php <text:s text:c="38"/></text:p>
          </table:table-cell>
          <table:table-cell table:style-name="ce1" office:value-type="string" calcext:value-type="string">
            <text:p>Solicitud de Adiestramiento</text:p>
          </table:table-cell>
          <table:table-cell/>
          <table:table-cell table:style-name="ce1"/>
          <table:table-cell table:formula="of:=CONCATENATE(&quot;INSERT INTO sss_sistemas_ventanas VALUES('&quot;;[.A858];&quot;','&quot;;[.B858];&quot;','&quot;;[.C858];&quot;','&quot;;[.D858];&quot;');&quot;)" office:value-type="string" office:string-value="INSERT INTO sss_sistemas_ventanas VALUES('SRH','sigesp_srh_p_solicitud_adiestramiento.php                                       ','Solicitud de Adiestramiento','');" calcext:value-type="string">
            <text:p>INSERT INTO sss_sistemas_ventanas VALUES('SRH','sigesp_srh_p_solicitud_adiestramiento.php <text:s text:c="38"/>','Solicitud de Adiestramien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p_solicitud_empleo.php <text:s text:c="46"/></text:p>
          </table:table-cell>
          <table:table-cell table:style-name="ce1" office:value-type="string" calcext:value-type="string">
            <text:p>Solicitud de Empleo</text:p>
          </table:table-cell>
          <table:table-cell/>
          <table:table-cell table:style-name="ce1"/>
          <table:table-cell table:formula="of:=CONCATENATE(&quot;INSERT INTO sss_sistemas_ventanas VALUES('&quot;;[.A859];&quot;','&quot;;[.B859];&quot;','&quot;;[.C859];&quot;','&quot;;[.D859];&quot;');&quot;)" office:value-type="string" office:string-value="INSERT INTO sss_sistemas_ventanas VALUES('SRH','sigesp_srh_p_solicitud_empleo.php                                               ','Solicitud de Empleo','');" calcext:value-type="string">
            <text:p>INSERT INTO sss_sistemas_ventanas VALUES('SRH','sigesp_srh_p_solicitud_empleo.php <text:s text:c="46"/>','Solicitud de Emple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contratos.php <text:s text:c="53"/></text:p>
          </table:table-cell>
          <table:table-cell table:style-name="ce1" office:value-type="string" calcext:value-type="string">
            <text:p>Contratos de Personal</text:p>
          </table:table-cell>
          <table:table-cell/>
          <table:table-cell table:style-name="ce1"/>
          <table:table-cell table:formula="of:=CONCATENATE(&quot;INSERT INTO sss_sistemas_ventanas VALUES('&quot;;[.A860];&quot;','&quot;;[.B860];&quot;','&quot;;[.C860];&quot;','&quot;;[.D860];&quot;');&quot;)" office:value-type="string" office:string-value="INSERT INTO sss_sistemas_ventanas VALUES('SRH','sigesp_srh_r_contratos.php                                                      ','Contratos de Personal','');" calcext:value-type="string">
            <text:p>INSERT INTO sss_sistemas_ventanas VALUES('SRH','sigesp_srh_r_contratos.php <text:s text:c="53"/>','Contratos de Personal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accidentes.php <text:s text:c="44"/></text:p>
          </table:table-cell>
          <table:table-cell table:style-name="ce1" office:value-type="string" calcext:value-type="string">
            <text:p>Listado de Accidentes</text:p>
          </table:table-cell>
          <table:table-cell/>
          <table:table-cell table:style-name="ce1"/>
          <table:table-cell table:formula="of:=CONCATENATE(&quot;INSERT INTO sss_sistemas_ventanas VALUES('&quot;;[.A861];&quot;','&quot;;[.B861];&quot;','&quot;;[.C861];&quot;','&quot;;[.D861];&quot;');&quot;)" office:value-type="string" office:string-value="INSERT INTO sss_sistemas_ventanas VALUES('SRH','sigesp_srh_r_listado_accidentes.php                                             ','Listado de Accidentes','');" calcext:value-type="string">
            <text:p>INSERT INTO sss_sistemas_ventanas VALUES('SRH','sigesp_srh_r_listado_accidentes.php <text:s text:c="44"/>','Listado de Accident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amonestaciones.php <text:s text:c="40"/></text:p>
          </table:table-cell>
          <table:table-cell table:style-name="ce1" office:value-type="string" calcext:value-type="string">
            <text:p>Listado de Amonestaciones</text:p>
          </table:table-cell>
          <table:table-cell/>
          <table:table-cell table:style-name="ce1"/>
          <table:table-cell table:formula="of:=CONCATENATE(&quot;INSERT INTO sss_sistemas_ventanas VALUES('&quot;;[.A862];&quot;','&quot;;[.B862];&quot;','&quot;;[.C862];&quot;','&quot;;[.D862];&quot;');&quot;)" office:value-type="string" office:string-value="INSERT INTO sss_sistemas_ventanas VALUES('SRH','sigesp_srh_r_listado_amonestaciones.php                                         ','Listado de Amonestaciones','');" calcext:value-type="string">
            <text:p>INSERT INTO sss_sistemas_ventanas VALUES('SRH','sigesp_srh_r_listado_amonestaciones.php <text:s text:c="40"/>','Listado de Amonestacion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ascensos.php <text:s text:c="46"/></text:p>
          </table:table-cell>
          <table:table-cell table:style-name="ce1" office:value-type="string" calcext:value-type="string">
            <text:p>Listado de Ascensos</text:p>
          </table:table-cell>
          <table:table-cell/>
          <table:table-cell table:style-name="ce1"/>
          <table:table-cell table:formula="of:=CONCATENATE(&quot;INSERT INTO sss_sistemas_ventanas VALUES('&quot;;[.A863];&quot;','&quot;;[.B863];&quot;','&quot;;[.C863];&quot;','&quot;;[.D863];&quot;');&quot;)" office:value-type="string" office:string-value="INSERT INTO sss_sistemas_ventanas VALUES('SRH','sigesp_srh_r_listado_ascensos.php                                               ','Listado de Ascensos','');" calcext:value-type="string">
            <text:p>INSERT INTO sss_sistemas_ventanas VALUES('SRH','sigesp_srh_r_listado_ascensos.php <text:s text:c="46"/>','Listado de Ascenso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bono_x_merito.php <text:s text:c="41"/></text:p>
          </table:table-cell>
          <table:table-cell table:style-name="ce1" office:value-type="string" calcext:value-type="string">
            <text:p>Listado Bono por Merito</text:p>
          </table:table-cell>
          <table:table-cell/>
          <table:table-cell table:style-name="ce1"/>
          <table:table-cell table:formula="of:=CONCATENATE(&quot;INSERT INTO sss_sistemas_ventanas VALUES('&quot;;[.A864];&quot;','&quot;;[.B864];&quot;','&quot;;[.C864];&quot;','&quot;;[.D864];&quot;');&quot;)" office:value-type="string" office:string-value="INSERT INTO sss_sistemas_ventanas VALUES('SRH','sigesp_srh_r_listado_bono_x_merito.php                                          ','Listado Bono por Merito','');" calcext:value-type="string">
            <text:p>INSERT INTO sss_sistemas_ventanas VALUES('SRH','sigesp_srh_r_listado_bono_x_merito.php <text:s text:c="41"/>','Listado Bono por Meri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concursantes.php <text:s text:c="42"/></text:p>
          </table:table-cell>
          <table:table-cell table:style-name="ce1" office:value-type="string" calcext:value-type="string">
            <text:p>Listado de Concursante</text:p>
          </table:table-cell>
          <table:table-cell/>
          <table:table-cell table:style-name="ce1"/>
          <table:table-cell table:formula="of:=CONCATENATE(&quot;INSERT INTO sss_sistemas_ventanas VALUES('&quot;;[.A865];&quot;','&quot;;[.B865];&quot;','&quot;;[.C865];&quot;','&quot;;[.D865];&quot;');&quot;)" office:value-type="string" office:string-value="INSERT INTO sss_sistemas_ventanas VALUES('SRH','sigesp_srh_r_listado_concursantes.php                                           ','Listado de Concursante','');" calcext:value-type="string">
            <text:p>INSERT INTO sss_sistemas_ventanas VALUES('SRH','sigesp_srh_r_listado_concursantes.php <text:s text:c="42"/>','Listado de Concursante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concurso.php <text:s text:c="46"/></text:p>
          </table:table-cell>
          <table:table-cell table:style-name="ce1" office:value-type="string" calcext:value-type="string">
            <text:p>Listado de Concursos</text:p>
          </table:table-cell>
          <table:table-cell/>
          <table:table-cell table:style-name="ce1"/>
          <table:table-cell table:formula="of:=CONCATENATE(&quot;INSERT INTO sss_sistemas_ventanas VALUES('&quot;;[.A866];&quot;','&quot;;[.B866];&quot;','&quot;;[.C866];&quot;','&quot;;[.D866];&quot;');&quot;)" office:value-type="string" office:string-value="INSERT INTO sss_sistemas_ventanas VALUES('SRH','sigesp_srh_r_listado_concurso.php                                               ','Listado de Concursos','');" calcext:value-type="string">
            <text:p>INSERT INTO sss_sistemas_ventanas VALUES('SRH','sigesp_srh_r_listado_concurso.php <text:s text:c="46"/>','Listado de Concurso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deducciones_personal.php <text:s text:c="34"/></text:p>
          </table:table-cell>
          <table:table-cell table:style-name="ce1" office:value-type="string" calcext:value-type="string">
            <text:p>Listado Deducciones por Personal</text:p>
          </table:table-cell>
          <table:table-cell/>
          <table:table-cell table:style-name="ce1"/>
          <table:table-cell table:formula="of:=CONCATENATE(&quot;INSERT INTO sss_sistemas_ventanas VALUES('&quot;;[.A867];&quot;','&quot;;[.B867];&quot;','&quot;;[.C867];&quot;','&quot;;[.D867];&quot;');&quot;)" office:value-type="string" office:string-value="INSERT INTO sss_sistemas_ventanas VALUES('SRH','sigesp_srh_r_listado_deducciones_personal.php                                   ','Listado Deducciones por Personal','');" calcext:value-type="string">
            <text:p>INSERT INTO sss_sistemas_ventanas VALUES('SRH','sigesp_srh_r_listado_deducciones_personal.php <text:s text:c="34"/>','Listado Deducciones por Personal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enfermedades.php <text:s text:c="42"/></text:p>
          </table:table-cell>
          <table:table-cell table:style-name="ce1" office:value-type="string" calcext:value-type="string">
            <text:p>Listado de Enfermedades</text:p>
          </table:table-cell>
          <table:table-cell/>
          <table:table-cell table:style-name="ce1"/>
          <table:table-cell table:formula="of:=CONCATENATE(&quot;INSERT INTO sss_sistemas_ventanas VALUES('&quot;;[.A868];&quot;','&quot;;[.B868];&quot;','&quot;;[.C868];&quot;','&quot;;[.D868];&quot;');&quot;)" office:value-type="string" office:string-value="INSERT INTO sss_sistemas_ventanas VALUES('SRH','sigesp_srh_r_listado_enfermedades.php                                           ','Listado de Enfermedades','');" calcext:value-type="string">
            <text:p>INSERT INTO sss_sistemas_ventanas VALUES('SRH','sigesp_srh_r_listado_enfermedades.php <text:s text:c="42"/>','Listado de Enfermedad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entrevista_tecnica.php <text:s text:c="36"/></text:p>
          </table:table-cell>
          <table:table-cell table:style-name="ce1" office:value-type="string" calcext:value-type="string">
            <text:p>Listado Entrevista Técnica</text:p>
          </table:table-cell>
          <table:table-cell/>
          <table:table-cell table:style-name="ce1"/>
          <table:table-cell table:formula="of:=CONCATENATE(&quot;INSERT INTO sss_sistemas_ventanas VALUES('&quot;;[.A869];&quot;','&quot;;[.B869];&quot;','&quot;;[.C869];&quot;','&quot;;[.D869];&quot;');&quot;)" office:value-type="string" office:string-value="INSERT INTO sss_sistemas_ventanas VALUES('SRH','sigesp_srh_r_listado_entrevista_tecnica.php                                     ','Listado Entrevista Técnica','');" calcext:value-type="string">
            <text:p>INSERT INTO sss_sistemas_ventanas VALUES('SRH','sigesp_srh_r_listado_entrevista_tecnica.php <text:s text:c="36"/>','Listado Entrevista Técnica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evaluacion_adiestramiento.php <text:s text:c="29"/></text:p>
          </table:table-cell>
          <table:table-cell table:style-name="ce1" office:value-type="string" calcext:value-type="string">
            <text:p>Listado Evaluación Adiestramiento</text:p>
          </table:table-cell>
          <table:table-cell/>
          <table:table-cell table:style-name="ce1"/>
          <table:table-cell table:formula="of:=CONCATENATE(&quot;INSERT INTO sss_sistemas_ventanas VALUES('&quot;;[.A870];&quot;','&quot;;[.B870];&quot;','&quot;;[.C870];&quot;','&quot;;[.D870];&quot;');&quot;)" office:value-type="string" office:string-value="INSERT INTO sss_sistemas_ventanas VALUES('SRH','sigesp_srh_r_listado_evaluacion_adiestramiento.php                              ','Listado Evaluación Adiestramiento','');" calcext:value-type="string">
            <text:p>INSERT INTO sss_sistemas_ventanas VALUES('SRH','sigesp_srh_r_listado_evaluacion_adiestramiento.php <text:s text:c="29"/>','Listado Evaluación Adiestramien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evaluacion_desempeno.php <text:s text:c="34"/></text:p>
          </table:table-cell>
          <table:table-cell table:style-name="ce1" office:value-type="string" calcext:value-type="string">
            <text:p>Listado de Evaluación de Desempeño</text:p>
          </table:table-cell>
          <table:table-cell/>
          <table:table-cell table:style-name="ce1"/>
          <table:table-cell table:formula="of:=CONCATENATE(&quot;INSERT INTO sss_sistemas_ventanas VALUES('&quot;;[.A871];&quot;','&quot;;[.B871];&quot;','&quot;;[.C871];&quot;','&quot;;[.D871];&quot;');&quot;)" office:value-type="string" office:string-value="INSERT INTO sss_sistemas_ventanas VALUES('SRH','sigesp_srh_r_listado_evaluacion_desempeno.php                                   ','Listado de Evaluación de Desempeño','');" calcext:value-type="string">
            <text:p>INSERT INTO sss_sistemas_ventanas VALUES('SRH','sigesp_srh_r_listado_evaluacion_desempeno.php <text:s text:c="34"/>','Listado de Evaluación de Desempeñ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evaluacioneficiencia.php <text:s text:c="34"/></text:p>
          </table:table-cell>
          <table:table-cell table:style-name="ce1" office:value-type="string" calcext:value-type="string">
            <text:p>Listado Evaluación Eficiencia</text:p>
          </table:table-cell>
          <table:table-cell/>
          <table:table-cell table:style-name="ce1"/>
          <table:table-cell table:formula="of:=CONCATENATE(&quot;INSERT INTO sss_sistemas_ventanas VALUES('&quot;;[.A872];&quot;','&quot;;[.B872];&quot;','&quot;;[.C872];&quot;','&quot;;[.D872];&quot;');&quot;)" office:value-type="string" office:string-value="INSERT INTO sss_sistemas_ventanas VALUES('SRH','sigesp_srh_r_listado_evaluacioneficiencia.php                                   ','Listado Evaluación Eficiencia','');" calcext:value-type="string">
            <text:p>INSERT INTO sss_sistemas_ventanas VALUES('SRH','sigesp_srh_r_listado_evaluacioneficiencia.php <text:s text:c="34"/>','Listado Evaluación Eficiencia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evaluaciones_meta.php <text:s text:c="37"/></text:p>
          </table:table-cell>
          <table:table-cell table:style-name="ce1" office:value-type="string" calcext:value-type="string">
            <text:p>Listado Evaluación Por Metas</text:p>
          </table:table-cell>
          <table:table-cell/>
          <table:table-cell table:style-name="ce1"/>
          <table:table-cell table:formula="of:=CONCATENATE(&quot;INSERT INTO sss_sistemas_ventanas VALUES('&quot;;[.A873];&quot;','&quot;;[.B873];&quot;','&quot;;[.C873];&quot;','&quot;;[.D873];&quot;');&quot;)" office:value-type="string" office:string-value="INSERT INTO sss_sistemas_ventanas VALUES('SRH','sigesp_srh_r_listado_evaluaciones_meta.php                                      ','Listado Evaluación Por Metas','');" calcext:value-type="string">
            <text:p>INSERT INTO sss_sistemas_ventanas VALUES('SRH','sigesp_srh_r_listado_evaluaciones_meta.php <text:s text:c="37"/>','Listado Evaluación Por Meta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evaluacionpsicologica.php <text:s text:c="33"/></text:p>
          </table:table-cell>
          <table:table-cell table:style-name="ce1" office:value-type="string" calcext:value-type="string">
            <text:p>Listado Evaluación Psicológica</text:p>
          </table:table-cell>
          <table:table-cell/>
          <table:table-cell table:style-name="ce1"/>
          <table:table-cell table:formula="of:=CONCATENATE(&quot;INSERT INTO sss_sistemas_ventanas VALUES('&quot;;[.A874];&quot;','&quot;;[.B874];&quot;','&quot;;[.C874];&quot;','&quot;;[.D874];&quot;');&quot;)" office:value-type="string" office:string-value="INSERT INTO sss_sistemas_ventanas VALUES('SRH','sigesp_srh_r_listado_evaluacionpsicologica.php                                  ','Listado Evaluación Psicológica','');" calcext:value-type="string">
            <text:p>INSERT INTO sss_sistemas_ventanas VALUES('SRH','sigesp_srh_r_listado_evaluacionpsicologica.php <text:s text:c="33"/>','Listado Evaluación Psicológica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evaluacion_reqmin.php <text:s text:c="37"/></text:p>
          </table:table-cell>
          <table:table-cell table:style-name="ce1" office:value-type="string" calcext:value-type="string">
            <text:p>Listado Evaluación Requisitos Mínimos</text:p>
          </table:table-cell>
          <table:table-cell/>
          <table:table-cell table:style-name="ce1"/>
          <table:table-cell table:formula="of:=CONCATENATE(&quot;INSERT INTO sss_sistemas_ventanas VALUES('&quot;;[.A875];&quot;','&quot;;[.B875];&quot;','&quot;;[.C875];&quot;','&quot;;[.D875];&quot;');&quot;)" office:value-type="string" office:string-value="INSERT INTO sss_sistemas_ventanas VALUES('SRH','sigesp_srh_r_listado_evaluacion_reqmin.php                                      ','Listado Evaluación Requisitos Mínimos','');" calcext:value-type="string">
            <text:p>INSERT INTO sss_sistemas_ventanas VALUES('SRH','sigesp_srh_r_listado_evaluacion_reqmin.php <text:s text:c="37"/>','Listado Evaluación Requisitos Mínimo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llamadas_atencion.php <text:s text:c="37"/></text:p>
          </table:table-cell>
          <table:table-cell table:style-name="ce1" office:value-type="string" calcext:value-type="string">
            <text:p>Listado de Llamadas de Atención</text:p>
          </table:table-cell>
          <table:table-cell/>
          <table:table-cell table:style-name="ce1"/>
          <table:table-cell table:formula="of:=CONCATENATE(&quot;INSERT INTO sss_sistemas_ventanas VALUES('&quot;;[.A876];&quot;','&quot;;[.B876];&quot;','&quot;;[.C876];&quot;','&quot;;[.D876];&quot;');&quot;)" office:value-type="string" office:string-value="INSERT INTO sss_sistemas_ventanas VALUES('SRH','sigesp_srh_r_listado_llamadas_atencion.php                                      ','Listado de Llamadas de Atención','');" calcext:value-type="string">
            <text:p>INSERT INTO sss_sistemas_ventanas VALUES('SRH','sigesp_srh_r_listado_llamadas_atencion.php <text:s text:c="37"/>','Listado de Llamadas de Atención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movimiento_personal.php <text:s text:c="35"/></text:p>
          </table:table-cell>
          <table:table-cell table:style-name="ce1" office:value-type="string" calcext:value-type="string">
            <text:p>Listado de Movimientos de Personal</text:p>
          </table:table-cell>
          <table:table-cell/>
          <table:table-cell table:style-name="ce1"/>
          <table:table-cell table:formula="of:=CONCATENATE(&quot;INSERT INTO sss_sistemas_ventanas VALUES('&quot;;[.A877];&quot;','&quot;;[.B877];&quot;','&quot;;[.C877];&quot;','&quot;;[.D877];&quot;');&quot;)" office:value-type="string" office:string-value="INSERT INTO sss_sistemas_ventanas VALUES('SRH','sigesp_srh_r_listado_movimiento_personal.php                                    ','Listado de Movimientos de Personal','');" calcext:value-type="string">
            <text:p>INSERT INTO sss_sistemas_ventanas VALUES('SRH','sigesp_srh_r_listado_movimiento_personal.php <text:s text:c="35"/>','Listado de Movimientos de Personal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pago_bono_x_merito.php <text:s text:c="36"/></text:p>
          </table:table-cell>
          <table:table-cell table:style-name="ce1" office:value-type="string" calcext:value-type="string">
            <text:p>Listado Pago Bono por Merito</text:p>
          </table:table-cell>
          <table:table-cell/>
          <table:table-cell table:style-name="ce1"/>
          <table:table-cell table:formula="of:=CONCATENATE(&quot;INSERT INTO sss_sistemas_ventanas VALUES('&quot;;[.A878];&quot;','&quot;;[.B878];&quot;','&quot;;[.C878];&quot;','&quot;;[.D878];&quot;');&quot;)" office:value-type="string" office:string-value="INSERT INTO sss_sistemas_ventanas VALUES('SRH','sigesp_srh_r_listado_pago_bono_x_merito.php                                     ','Listado Pago Bono por Merito','');" calcext:value-type="string">
            <text:p>INSERT INTO sss_sistemas_ventanas VALUES('SRH','sigesp_srh_r_listado_pago_bono_x_merito.php <text:s text:c="36"/>','Listado Pago Bono por Meri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pasantes.php <text:s text:c="46"/></text:p>
          </table:table-cell>
          <table:table-cell table:style-name="ce1" office:value-type="string" calcext:value-type="string">
            <text:p>Listado de Pasantes</text:p>
          </table:table-cell>
          <table:table-cell/>
          <table:table-cell table:style-name="ce1"/>
          <table:table-cell table:formula="of:=CONCATENATE(&quot;INSERT INTO sss_sistemas_ventanas VALUES('&quot;;[.A879];&quot;','&quot;;[.B879];&quot;','&quot;;[.C879];&quot;','&quot;;[.D879];&quot;');&quot;)" office:value-type="string" office:string-value="INSERT INTO sss_sistemas_ventanas VALUES('SRH','sigesp_srh_r_listado_pasantes.php                                               ','Listado de Pasantes','');" calcext:value-type="string">
            <text:p>INSERT INTO sss_sistemas_ventanas VALUES('SRH','sigesp_srh_r_listado_pasantes.php <text:s text:c="46"/>','Listado de Pasant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personal.php <text:s text:c="46"/></text:p>
          </table:table-cell>
          <table:table-cell table:style-name="ce1" office:value-type="string" calcext:value-type="string">
            <text:p>Listado de Personal</text:p>
          </table:table-cell>
          <table:table-cell/>
          <table:table-cell table:style-name="ce1"/>
          <table:table-cell table:formula="of:=CONCATENATE(&quot;INSERT INTO sss_sistemas_ventanas VALUES('&quot;;[.A880];&quot;','&quot;;[.B880];&quot;','&quot;;[.C880];&quot;','&quot;;[.D880];&quot;');&quot;)" office:value-type="string" office:string-value="INSERT INTO sss_sistemas_ventanas VALUES('SRH','sigesp_srh_r_listado_personal.php                                               ','Listado de Personal','');" calcext:value-type="string">
            <text:p>INSERT INTO sss_sistemas_ventanas VALUES('SRH','sigesp_srh_r_listado_personal.php <text:s text:c="46"/>','Listado de Personal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revisiones_metas_x_personal.php <text:s text:c="27"/></text:p>
          </table:table-cell>
          <table:table-cell table:style-name="ce1" office:value-type="string" calcext:value-type="string">
            <text:p>Listado Revisiones Metas por Personal</text:p>
          </table:table-cell>
          <table:table-cell/>
          <table:table-cell table:style-name="ce1"/>
          <table:table-cell table:formula="of:=CONCATENATE(&quot;INSERT INTO sss_sistemas_ventanas VALUES('&quot;;[.A881];&quot;','&quot;;[.B881];&quot;','&quot;;[.C881];&quot;','&quot;;[.D881];&quot;');&quot;)" office:value-type="string" office:string-value="INSERT INTO sss_sistemas_ventanas VALUES('SRH','sigesp_srh_r_listado_revisiones_metas_x_personal.php                            ','Listado Revisiones Metas por Personal','');" calcext:value-type="string">
            <text:p>INSERT INTO sss_sistemas_ventanas VALUES('SRH','sigesp_srh_r_listado_revisiones_metas_x_personal.php <text:s text:c="27"/>','Listado Revisiones Metas por Personal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revisionesODI_personal.php <text:s text:c="32"/></text:p>
          </table:table-cell>
          <table:table-cell table:style-name="ce1" office:value-type="string" calcext:value-type="string">
            <text:p>Listado Revisiones ODI</text:p>
          </table:table-cell>
          <table:table-cell/>
          <table:table-cell table:style-name="ce1"/>
          <table:table-cell table:formula="of:=CONCATENATE(&quot;INSERT INTO sss_sistemas_ventanas VALUES('&quot;;[.A882];&quot;','&quot;;[.B882];&quot;','&quot;;[.C882];&quot;','&quot;;[.D882];&quot;');&quot;)" office:value-type="string" office:string-value="INSERT INTO sss_sistemas_ventanas VALUES('SRH','sigesp_srh_r_listado_revisionesODI_personal.php                                 ','Listado Revisiones ODI','');" calcext:value-type="string">
            <text:p>INSERT INTO sss_sistemas_ventanas VALUES('SRH','sigesp_srh_r_listado_revisionesODI_personal.php <text:s text:c="32"/>','Listado Revisiones ODI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solicitud_adiestramiento.php <text:s text:c="30"/></text:p>
          </table:table-cell>
          <table:table-cell table:style-name="ce1" office:value-type="string" calcext:value-type="string">
            <text:p>Listado Solicitud Adiestramiento</text:p>
          </table:table-cell>
          <table:table-cell/>
          <table:table-cell table:style-name="ce1"/>
          <table:table-cell table:formula="of:=CONCATENATE(&quot;INSERT INTO sss_sistemas_ventanas VALUES('&quot;;[.A883];&quot;','&quot;;[.B883];&quot;','&quot;;[.C883];&quot;','&quot;;[.D883];&quot;');&quot;)" office:value-type="string" office:string-value="INSERT INTO sss_sistemas_ventanas VALUES('SRH','sigesp_srh_r_listado_solicitud_adiestramiento.php                               ','Listado Solicitud Adiestramiento','');" calcext:value-type="string">
            <text:p>INSERT INTO sss_sistemas_ventanas VALUES('SRH','sigesp_srh_r_listado_solicitud_adiestramiento.php <text:s text:c="30"/>','Listado Solicitud Adiestramient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listado_solicitudes_empleo.php <text:s text:c="36"/></text:p>
          </table:table-cell>
          <table:table-cell table:style-name="ce1" office:value-type="string" calcext:value-type="string">
            <text:p>Listado de Solicitudes de Empleo</text:p>
          </table:table-cell>
          <table:table-cell/>
          <table:table-cell table:style-name="ce1"/>
          <table:table-cell table:formula="of:=CONCATENATE(&quot;INSERT INTO sss_sistemas_ventanas VALUES('&quot;;[.A884];&quot;','&quot;;[.B884];&quot;','&quot;;[.C884];&quot;','&quot;;[.D884];&quot;');&quot;)" office:value-type="string" office:string-value="INSERT INTO sss_sistemas_ventanas VALUES('SRH','sigesp_srh_r_listado_solicitudes_empleo.php                                     ','Listado de Solicitudes de Empleo','');" calcext:value-type="string">
            <text:p>INSERT INTO sss_sistemas_ventanas VALUES('SRH','sigesp_srh_r_listado_solicitudes_empleo.php <text:s text:c="36"/>','Listado de Solicitudes de Emple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participantes_concurso.php <text:s text:c="40"/></text:p>
          </table:table-cell>
          <table:table-cell table:style-name="ce1" office:value-type="string" calcext:value-type="string">
            <text:p>Listado de Participantes por Concurso</text:p>
          </table:table-cell>
          <table:table-cell/>
          <table:table-cell table:style-name="ce1"/>
          <table:table-cell table:formula="of:=CONCATENATE(&quot;INSERT INTO sss_sistemas_ventanas VALUES('&quot;;[.A885];&quot;','&quot;;[.B885];&quot;','&quot;;[.C885];&quot;','&quot;;[.D885];&quot;');&quot;)" office:value-type="string" office:string-value="INSERT INTO sss_sistemas_ventanas VALUES('SRH','sigesp_srh_r_participantes_concurso.php                                         ','Listado de Participantes por Concurso','');" calcext:value-type="string">
            <text:p>INSERT INTO sss_sistemas_ventanas VALUES('SRH','sigesp_srh_r_participantes_concurso.php <text:s text:c="40"/>','Listado de Participantes por Concur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reporte_estadistico.php <text:s text:c="43"/></text:p>
          </table:table-cell>
          <table:table-cell table:style-name="ce1" office:value-type="string" calcext:value-type="string">
            <text:p>Resultados Evaluación Desempeño</text:p>
          </table:table-cell>
          <table:table-cell/>
          <table:table-cell table:style-name="ce1"/>
          <table:table-cell table:formula="of:=CONCATENATE(&quot;INSERT INTO sss_sistemas_ventanas VALUES('&quot;;[.A886];&quot;','&quot;;[.B886];&quot;','&quot;;[.C886];&quot;','&quot;;[.D886];&quot;');&quot;)" office:value-type="string" office:string-value="INSERT INTO sss_sistemas_ventanas VALUES('SRH','sigesp_srh_r_reporte_estadistico.php                                            ','Resultados Evaluación Desempeño','');" calcext:value-type="string">
            <text:p>INSERT INTO sss_sistemas_ventanas VALUES('SRH','sigesp_srh_r_reporte_estadistico.php <text:s text:c="43"/>','Resultados Evaluación Desempeñ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resultado_ascensos.php <text:s text:c="44"/></text:p>
          </table:table-cell>
          <table:table-cell table:style-name="ce1" office:value-type="string" calcext:value-type="string">
            <text:p>Resultado de Evaluación de Ascenso</text:p>
          </table:table-cell>
          <table:table-cell/>
          <table:table-cell table:style-name="ce1"/>
          <table:table-cell table:formula="of:=CONCATENATE(&quot;INSERT INTO sss_sistemas_ventanas VALUES('&quot;;[.A887];&quot;','&quot;;[.B887];&quot;','&quot;;[.C887];&quot;','&quot;;[.D887];&quot;');&quot;)" office:value-type="string" office:string-value="INSERT INTO sss_sistemas_ventanas VALUES('SRH','sigesp_srh_r_resultado_ascensos.php                                             ','Resultado de Evaluación de Ascenso','');" calcext:value-type="string">
            <text:p>INSERT INTO sss_sistemas_ventanas VALUES('SRH','sigesp_srh_r_resultado_ascensos.php <text:s text:c="44"/>','Resultado de Evaluación de Ascenso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r_resultado_evaluacion_pasante.php <text:s text:c="34"/></text:p>
          </table:table-cell>
          <table:table-cell table:style-name="ce1" office:value-type="string" calcext:value-type="string">
            <text:p>Listado Resultado Evaluación de Pasantes</text:p>
          </table:table-cell>
          <table:table-cell/>
          <table:table-cell table:style-name="ce1"/>
          <table:table-cell table:formula="of:=CONCATENATE(&quot;INSERT INTO sss_sistemas_ventanas VALUES('&quot;;[.A888];&quot;','&quot;;[.B888];&quot;','&quot;;[.C888];&quot;','&quot;;[.D888];&quot;');&quot;)" office:value-type="string" office:string-value="INSERT INTO sss_sistemas_ventanas VALUES('SRH','sigesp_srh_r_resultado_evaluacion_pasante.php                                   ','Listado Resultado Evaluación de Pasantes','');" calcext:value-type="string">
            <text:p>INSERT INTO sss_sistemas_ventanas VALUES('SRH','sigesp_srh_r_resultado_evaluacion_pasante.php <text:s text:c="34"/>','Listado Resultado Evaluación de Pasantes','');</text:p>
          </table:table-cell>
        </table:table-row>
        <table:table-row table:style-name="ro1">
          <table:table-cell table:style-name="ce1" office:value-type="string" calcext:value-type="string">
            <text:p>SRH</text:p>
          </table:table-cell>
          <table:table-cell office:value-type="string" calcext:value-type="string">
            <text:p>sigesp_srh_tipomovimientos.php <text:s text:c="49"/></text:p>
          </table:table-cell>
          <table:table-cell table:style-name="ce1" office:value-type="string" calcext:value-type="string">
            <text:p>Tipos de Movimientos del Personal</text:p>
          </table:table-cell>
          <table:table-cell/>
          <table:table-cell table:style-name="ce1"/>
          <table:table-cell table:formula="of:=CONCATENATE(&quot;INSERT INTO sss_sistemas_ventanas VALUES('&quot;;[.A889];&quot;','&quot;;[.B889];&quot;','&quot;;[.C889];&quot;','&quot;;[.D889];&quot;');&quot;)" office:value-type="string" office:string-value="INSERT INTO sss_sistemas_ventanas VALUES('SRH','sigesp_srh_tipomovimientos.php                                                  ','Tipos de Movimientos del Personal','');" calcext:value-type="string">
            <text:p>INSERT INTO sss_sistemas_ventanas VALUES('SRH','sigesp_srh_tipomovimientos.php <text:s text:c="49"/>','Tipos de Movimientos del Personal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c_actualizar_ventanas.php <text:s text:c="47"/></text:p>
          </table:table-cell>
          <table:table-cell table:style-name="ce1" office:value-type="string" calcext:value-type="string">
            <text:p>Actualizar Ventanas</text:p>
          </table:table-cell>
          <table:table-cell/>
          <table:table-cell table:style-name="ce1"/>
          <table:table-cell table:formula="of:=CONCATENATE(&quot;INSERT INTO sss_sistemas_ventanas VALUES('&quot;;[.A890];&quot;','&quot;;[.B890];&quot;','&quot;;[.C890];&quot;','&quot;;[.D890];&quot;');&quot;)" office:value-type="string" office:string-value="INSERT INTO sss_sistemas_ventanas VALUES('SSS','sigesp_c_actualizar_ventanas.php                                                ','Actualizar Ventanas','');" calcext:value-type="string">
            <text:p>INSERT INTO sss_sistemas_ventanas VALUES('SSS','sigesp_c_actualizar_ventanas.php <text:s text:c="47"/>','Actualizar Ventana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c_permisos_globales.php <text:s text:c="49"/></text:p>
          </table:table-cell>
          <table:table-cell table:style-name="ce1" office:value-type="string" calcext:value-type="string">
            <text:p>Permisos por Sistemas</text:p>
          </table:table-cell>
          <table:table-cell/>
          <table:table-cell table:style-name="ce1"/>
          <table:table-cell table:formula="of:=CONCATENATE(&quot;INSERT INTO sss_sistemas_ventanas VALUES('&quot;;[.A891];&quot;','&quot;;[.B891];&quot;','&quot;;[.C891];&quot;','&quot;;[.D891];&quot;');&quot;)" office:value-type="string" office:string-value="INSERT INTO sss_sistemas_ventanas VALUES('SSS','sigesp_c_permisos_globales.php                                                  ','Permisos por Sistemas','');" calcext:value-type="string">
            <text:p>INSERT INTO sss_sistemas_ventanas VALUES('SSS','sigesp_c_permisos_globales.php <text:s text:c="49"/>','Permisos por Sistema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c_repassword_admin.php <text:s text:c="50"/></text:p>
          </table:table-cell>
          <table:table-cell table:style-name="ce1" office:value-type="string" calcext:value-type="string">
            <text:p>Administrador - Cambio de Password</text:p>
          </table:table-cell>
          <table:table-cell/>
          <table:table-cell table:style-name="ce1"/>
          <table:table-cell table:formula="of:=CONCATENATE(&quot;INSERT INTO sss_sistemas_ventanas VALUES('&quot;;[.A892];&quot;','&quot;;[.B892];&quot;','&quot;;[.C892];&quot;','&quot;;[.D892];&quot;');&quot;)" office:value-type="string" office:string-value="INSERT INTO sss_sistemas_ventanas VALUES('SSS','sigesp_c_repassword_admin.php                                                   ','Administrador - Cambio de Password','');" calcext:value-type="string">
            <text:p>INSERT INTO sss_sistemas_ventanas VALUES('SSS','sigesp_c_repassword_admin.php <text:s text:c="50"/>','Administrador - Cambio de Password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p_eliminar_permisos.php <text:s text:c="45"/></text:p>
          </table:table-cell>
          <table:table-cell table:style-name="ce1" office:value-type="string" calcext:value-type="string">
            <text:p>Eliminar Perfil de Seguridad</text:p>
          </table:table-cell>
          <table:table-cell/>
          <table:table-cell table:style-name="ce1"/>
          <table:table-cell table:formula="of:=CONCATENATE(&quot;INSERT INTO sss_sistemas_ventanas VALUES('&quot;;[.A893];&quot;','&quot;;[.B893];&quot;','&quot;;[.C893];&quot;','&quot;;[.D893];&quot;');&quot;)" office:value-type="string" office:string-value="INSERT INTO sss_sistemas_ventanas VALUES('SSS','sigesp_sss_p_eliminar_permisos.php                                              ','Eliminar Perfil de Seguridad','');" calcext:value-type="string">
            <text:p>INSERT INTO sss_sistemas_ventanas VALUES('SSS','sigesp_sss_p_eliminar_permisos.php <text:s text:c="45"/>','Eliminar Perfil de Seguridad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p_traspasar_usuarios.php <text:s text:c="44"/></text:p>
          </table:table-cell>
          <table:table-cell table:style-name="ce1" office:value-type="string" calcext:value-type="string">
            <text:p>Transferir Usuarios</text:p>
          </table:table-cell>
          <table:table-cell/>
          <table:table-cell table:style-name="ce1"/>
          <table:table-cell table:formula="of:=CONCATENATE(&quot;INSERT INTO sss_sistemas_ventanas VALUES('&quot;;[.A894];&quot;','&quot;;[.B894];&quot;','&quot;;[.C894];&quot;','&quot;;[.D894];&quot;');&quot;)" office:value-type="string" office:string-value="INSERT INTO sss_sistemas_ventanas VALUES('SSS','sigesp_sss_p_traspasar_usuarios.php                                             ','Transferir Usuarios','');" calcext:value-type="string">
            <text:p>INSERT INTO sss_sistemas_ventanas VALUES('SSS','sigesp_sss_p_traspasar_usuarios.php <text:s text:c="44"/>','Transferir Usuari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p_usuariosalmacenes.php <text:s text:c="45"/></text:p>
          </table:table-cell>
          <table:table-cell table:style-name="ce1" office:value-type="string" calcext:value-type="string">
            <text:p>Asignar Almacenes a Usuarios</text:p>
          </table:table-cell>
          <table:table-cell/>
          <table:table-cell table:style-name="ce1"/>
          <table:table-cell table:formula="of:=CONCATENATE(&quot;INSERT INTO sss_sistemas_ventanas VALUES('&quot;;[.A895];&quot;','&quot;;[.B895];&quot;','&quot;;[.C895];&quot;','&quot;;[.D895];&quot;');&quot;)" office:value-type="string" office:string-value="INSERT INTO sss_sistemas_ventanas VALUES('SSS','sigesp_sss_p_usuariosalmacenes.php                                              ','Asignar Almacenes a Usuarios','');" calcext:value-type="string">
            <text:p>INSERT INTO sss_sistemas_ventanas VALUES('SSS','sigesp_sss_p_usuariosalmacenes.php <text:s text:c="45"/>','Asignar Almacenes a Usuari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p_usuarioscentrocosto.php <text:s text:c="43"/></text:p>
          </table:table-cell>
          <table:table-cell table:style-name="ce1" office:value-type="string" calcext:value-type="string">
            <text:p>undefined</text:p>
          </table:table-cell>
          <table:table-cell/>
          <table:table-cell table:style-name="ce1"/>
          <table:table-cell table:formula="of:=CONCATENATE(&quot;INSERT INTO sss_sistemas_ventanas VALUES('&quot;;[.A896];&quot;','&quot;;[.B896];&quot;','&quot;;[.C896];&quot;','&quot;;[.D896];&quot;');&quot;)" office:value-type="string" office:string-value="INSERT INTO sss_sistemas_ventanas VALUES('SSS','sigesp_sss_p_usuarioscentrocosto.php                                            ','undefined','');" calcext:value-type="string">
            <text:p>INSERT INTO sss_sistemas_ventanas VALUES('SSS','sigesp_sss_p_usuarioscentrocosto.php <text:s text:c="43"/>','undefined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p_usuariosconstantes.php <text:s text:c="44"/></text:p>
          </table:table-cell>
          <table:table-cell table:style-name="ce1" office:value-type="string" calcext:value-type="string">
            <text:p>Asignar Constantes a Usuarios</text:p>
          </table:table-cell>
          <table:table-cell/>
          <table:table-cell table:style-name="ce1"/>
          <table:table-cell table:formula="of:=CONCATENATE(&quot;INSERT INTO sss_sistemas_ventanas VALUES('&quot;;[.A897];&quot;','&quot;;[.B897];&quot;','&quot;;[.C897];&quot;','&quot;;[.D897];&quot;');&quot;)" office:value-type="string" office:string-value="INSERT INTO sss_sistemas_ventanas VALUES('SSS','sigesp_sss_p_usuariosconstantes.php                                             ','Asignar Constantes a Usuarios','');" calcext:value-type="string">
            <text:p>INSERT INTO sss_sistemas_ventanas VALUES('SSS','sigesp_sss_p_usuariosconstantes.php <text:s text:c="44"/>','Asignar Constantes a Usuari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p_usuariosnivelapr.php <text:s text:c="46"/></text:p>
          </table:table-cell>
          <table:table-cell table:style-name="ce1" office:value-type="string" calcext:value-type="string">
            <text:p>Asignar Niveles de Aprobacion a Usuarios</text:p>
          </table:table-cell>
          <table:table-cell/>
          <table:table-cell table:style-name="ce1"/>
          <table:table-cell table:formula="of:=CONCATENATE(&quot;INSERT INTO sss_sistemas_ventanas VALUES('&quot;;[.A898];&quot;','&quot;;[.B898];&quot;','&quot;;[.C898];&quot;','&quot;;[.D898];&quot;');&quot;)" office:value-type="string" office:string-value="INSERT INTO sss_sistemas_ventanas VALUES('SSS','sigesp_sss_p_usuariosnivelapr.php                                               ','Asignar Niveles de Aprobacion a Usuarios','');" calcext:value-type="string">
            <text:p>INSERT INTO sss_sistemas_ventanas VALUES('SSS','sigesp_sss_p_usuariosnivelapr.php <text:s text:c="46"/>','Asignar Niveles de Aprobacion a Usuari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p_usuariosnominas.php <text:s text:c="47"/></text:p>
          </table:table-cell>
          <table:table-cell table:style-name="ce1" office:value-type="string" calcext:value-type="string">
            <text:p>Asignar Nóminas a Usuarios</text:p>
          </table:table-cell>
          <table:table-cell/>
          <table:table-cell table:style-name="ce1"/>
          <table:table-cell table:formula="of:=CONCATENATE(&quot;INSERT INTO sss_sistemas_ventanas VALUES('&quot;;[.A899];&quot;','&quot;;[.B899];&quot;','&quot;;[.C899];&quot;','&quot;;[.D899];&quot;');&quot;)" office:value-type="string" office:string-value="INSERT INTO sss_sistemas_ventanas VALUES('SSS','sigesp_sss_p_usuariosnominas.php                                                ','Asignar Nóminas a Usuarios','');" calcext:value-type="string">
            <text:p>INSERT INTO sss_sistemas_ventanas VALUES('SSS','sigesp_sss_p_usuariosnominas.php <text:s text:c="47"/>','Asignar Nóminas a Usuari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p_usuariospresupuesto.php <text:s text:c="43"/></text:p>
          </table:table-cell>
          <table:table-cell table:style-name="ce1" office:value-type="string" calcext:value-type="string">
            <text:p>Asignar Presupuesto a Usuarios</text:p>
          </table:table-cell>
          <table:table-cell/>
          <table:table-cell table:style-name="ce1"/>
          <table:table-cell table:formula="of:=CONCATENATE(&quot;INSERT INTO sss_sistemas_ventanas VALUES('&quot;;[.A900];&quot;','&quot;;[.B900];&quot;','&quot;;[.C900];&quot;','&quot;;[.D900];&quot;');&quot;)" office:value-type="string" office:string-value="INSERT INTO sss_sistemas_ventanas VALUES('SSS','sigesp_sss_p_usuariospresupuesto.php                                            ','Asignar Presupuesto a Usuarios','');" calcext:value-type="string">
            <text:p>INSERT INTO sss_sistemas_ventanas VALUES('SSS','sigesp_sss_p_usuariospresupuesto.php <text:s text:c="43"/>','Asignar Presupuesto a Usuari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p_usuariosunidad.php <text:s text:c="48"/></text:p>
          </table:table-cell>
          <table:table-cell table:style-name="ce1" office:value-type="string" calcext:value-type="string">
            <text:p>Asignar Unidades Ejecutoras a Usuarios</text:p>
          </table:table-cell>
          <table:table-cell/>
          <table:table-cell table:style-name="ce1"/>
          <table:table-cell table:formula="of:=CONCATENATE(&quot;INSERT INTO sss_sistemas_ventanas VALUES('&quot;;[.A901];&quot;','&quot;;[.B901];&quot;','&quot;;[.C901];&quot;','&quot;;[.D901];&quot;');&quot;)" office:value-type="string" office:string-value="INSERT INTO sss_sistemas_ventanas VALUES('SSS','sigesp_sss_p_usuariosunidad.php                                                 ','Asignar Unidades Ejecutoras a Usuarios','');" calcext:value-type="string">
            <text:p>INSERT INTO sss_sistemas_ventanas VALUES('SSS','sigesp_sss_p_usuariosunidad.php <text:s text:c="48"/>','Asignar Unidades Ejecutoras a Usuari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r_permisos.php <text:s text:c="54"/></text:p>
          </table:table-cell>
          <table:table-cell table:style-name="ce1" office:value-type="string" calcext:value-type="string">
            <text:p>Reporte de Permisos a Usuarios</text:p>
          </table:table-cell>
          <table:table-cell/>
          <table:table-cell table:style-name="ce1"/>
          <table:table-cell table:formula="of:=CONCATENATE(&quot;INSERT INTO sss_sistemas_ventanas VALUES('&quot;;[.A902];&quot;','&quot;;[.B902];&quot;','&quot;;[.C902];&quot;','&quot;;[.D902];&quot;');&quot;)" office:value-type="string" office:string-value="INSERT INTO sss_sistemas_ventanas VALUES('SSS','sigesp_sss_r_permisos.php                                                       ','Reporte de Permisos a Usuarios','');" calcext:value-type="string">
            <text:p>INSERT INTO sss_sistemas_ventanas VALUES('SSS','sigesp_sss_r_permisos.php <text:s text:c="54"/>','Reporte de Permisos a Usuari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_sss_r_traspasos.php <text:s text:c="53"/></text:p>
          </table:table-cell>
          <table:table-cell table:style-name="ce1" office:value-type="string" calcext:value-type="string">
            <text:p>Reporte de Traspasos</text:p>
          </table:table-cell>
          <table:table-cell/>
          <table:table-cell table:style-name="ce1"/>
          <table:table-cell table:formula="of:=CONCATENATE(&quot;INSERT INTO sss_sistemas_ventanas VALUES('&quot;;[.A903];&quot;','&quot;;[.B903];&quot;','&quot;;[.C903];&quot;','&quot;;[.D903];&quot;');&quot;)" office:value-type="string" office:string-value="INSERT INTO sss_sistemas_ventanas VALUES('SSS','sigesp_sss_r_traspasos.php                                                      ','Reporte de Traspasos','');" calcext:value-type="string">
            <text:p>INSERT INTO sss_sistemas_ventanas VALUES('SSS','sigesp_sss_r_traspasos.php <text:s text:c="53"/>','Reporte de Traspas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window_sss_auditoria.php <text:s text:c="49"/></text:p>
          </table:table-cell>
          <table:table-cell table:style-name="ce1" office:value-type="string" calcext:value-type="string">
            <text:p>Auditoría</text:p>
          </table:table-cell>
          <table:table-cell/>
          <table:table-cell table:style-name="ce1"/>
          <table:table-cell table:formula="of:=CONCATENATE(&quot;INSERT INTO sss_sistemas_ventanas VALUES('&quot;;[.A904];&quot;','&quot;;[.B904];&quot;','&quot;;[.C904];&quot;','&quot;;[.D904];&quot;');&quot;)" office:value-type="string" office:string-value="INSERT INTO sss_sistemas_ventanas VALUES('SSS','sigespwindow_sss_auditoria.php                                                  ','Auditoría','');" calcext:value-type="string">
            <text:p>INSERT INTO sss_sistemas_ventanas VALUES('SSS','sigespwindow_sss_auditoria.php <text:s text:c="49"/>','Auditoría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window_sss_derecho_grupo.php <text:s text:c="45"/></text:p>
          </table:table-cell>
          <table:table-cell table:style-name="ce1" office:value-type="string" calcext:value-type="string">
            <text:p>Permisos por Pantalla</text:p>
          </table:table-cell>
          <table:table-cell/>
          <table:table-cell table:style-name="ce1"/>
          <table:table-cell table:formula="of:=CONCATENATE(&quot;INSERT INTO sss_sistemas_ventanas VALUES('&quot;;[.A905];&quot;','&quot;;[.B905];&quot;','&quot;;[.C905];&quot;','&quot;;[.D905];&quot;');&quot;)" office:value-type="string" office:string-value="INSERT INTO sss_sistemas_ventanas VALUES('SSS','sigespwindow_sss_derecho_grupo.php                                              ','Permisos por Pantalla','');" calcext:value-type="string">
            <text:p>INSERT INTO sss_sistemas_ventanas VALUES('SSS','sigespwindow_sss_derecho_grupo.php <text:s text:c="45"/>','Permisos por Pantalla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window_sss_grupos.php <text:s text:c="52"/></text:p>
          </table:table-cell>
          <table:table-cell table:style-name="ce1" office:value-type="string" calcext:value-type="string">
            <text:p>Definición de Grupos</text:p>
          </table:table-cell>
          <table:table-cell/>
          <table:table-cell table:style-name="ce1"/>
          <table:table-cell table:formula="of:=CONCATENATE(&quot;INSERT INTO sss_sistemas_ventanas VALUES('&quot;;[.A906];&quot;','&quot;;[.B906];&quot;','&quot;;[.C906];&quot;','&quot;;[.D906];&quot;');&quot;)" office:value-type="string" office:string-value="INSERT INTO sss_sistemas_ventanas VALUES('SSS','sigespwindow_sss_grupos.php                                                     ','Definición de Grupos','');" calcext:value-type="string">
            <text:p>INSERT INTO sss_sistemas_ventanas VALUES('SSS','sigespwindow_sss_grupos.php <text:s text:c="52"/>','Definición de Grup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window_sss_sistemas.php <text:s text:c="50"/></text:p>
          </table:table-cell>
          <table:table-cell table:style-name="ce1" office:value-type="string" calcext:value-type="string">
            <text:p>Definición de Sistemas</text:p>
          </table:table-cell>
          <table:table-cell/>
          <table:table-cell table:style-name="ce1"/>
          <table:table-cell table:formula="of:=CONCATENATE(&quot;INSERT INTO sss_sistemas_ventanas VALUES('&quot;;[.A907];&quot;','&quot;;[.B907];&quot;','&quot;;[.C907];&quot;','&quot;;[.D907];&quot;');&quot;)" office:value-type="string" office:string-value="INSERT INTO sss_sistemas_ventanas VALUES('SSS','sigespwindow_sss_sistemas.php                                                   ','Definición de Sistemas','');" calcext:value-type="string">
            <text:p>INSERT INTO sss_sistemas_ventanas VALUES('SSS','sigespwindow_sss_sistemas.php <text:s text:c="50"/>','Definición de Sistema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window_sss_usuarios_grupos.php <text:s text:c="43"/></text:p>
          </table:table-cell>
          <table:table-cell table:style-name="ce1" office:value-type="string" calcext:value-type="string">
            <text:p>Asignar usuarios a grupos</text:p>
          </table:table-cell>
          <table:table-cell/>
          <table:table-cell table:style-name="ce1"/>
          <table:table-cell table:formula="of:=CONCATENATE(&quot;INSERT INTO sss_sistemas_ventanas VALUES('&quot;;[.A908];&quot;','&quot;;[.B908];&quot;','&quot;;[.C908];&quot;','&quot;;[.D908];&quot;');&quot;)" office:value-type="string" office:string-value="INSERT INTO sss_sistemas_ventanas VALUES('SSS','sigespwindow_sss_usuarios_grupos.php                                            ','Asignar usuarios a grupos','');" calcext:value-type="string">
            <text:p>INSERT INTO sss_sistemas_ventanas VALUES('SSS','sigespwindow_sss_usuarios_grupos.php <text:s text:c="43"/>','Asignar usuarios a grupos','');</text:p>
          </table:table-cell>
        </table:table-row>
        <table:table-row table:style-name="ro1">
          <table:table-cell table:style-name="ce1" office:value-type="string" calcext:value-type="string">
            <text:p>SSS</text:p>
          </table:table-cell>
          <table:table-cell office:value-type="string" calcext:value-type="string">
            <text:p>sigespwindow_sss_usuarios.php <text:s text:c="50"/></text:p>
          </table:table-cell>
          <table:table-cell table:style-name="ce1" office:value-type="string" calcext:value-type="string">
            <text:p>Definición de Usuarios</text:p>
          </table:table-cell>
          <table:table-cell/>
          <table:table-cell table:style-name="ce1"/>
          <table:table-cell table:formula="of:=CONCATENATE(&quot;INSERT INTO sss_sistemas_ventanas VALUES('&quot;;[.A909];&quot;','&quot;;[.B909];&quot;','&quot;;[.C909];&quot;','&quot;;[.D909];&quot;');&quot;)" office:value-type="string" office:string-value="INSERT INTO sss_sistemas_ventanas VALUES('SSS','sigespwindow_sss_usuarios.php                                                   ','Definición de Usuarios','');" calcext:value-type="string">
            <text:p>INSERT INTO sss_sistemas_ventanas VALUES('SSS','sigespwindow_sss_usuarios.php <text:s text:c="50"/>','Definición de Usuarios','');</text:p>
          </table:table-cell>
        </table:table-row>
        <table:table-row table:style-name="ro2" table:number-rows-repeated="617"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2" table:number-rows-repeated="640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7716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9842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2" table:number-rows-repeated="1338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81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4326">
          <table:table-cell table:style-name="ce1"/>
          <table:table-cell table:number-columns-repeated="5"/>
        </table:table-row>
        <table:table-row table:style-name="ro2" table:number-rows-repeated="1177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4838">
          <table:table-cell table:style-name="ce1"/>
          <table:table-cell table:number-columns-repeated="5"/>
        </table:table-row>
        <table:table-row table:style-name="ro2" table:number-rows-repeated="390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4248">
          <table:table-cell table:style-name="ce1"/>
          <table:table-cell table:number-columns-repeated="5"/>
        </table:table-row>
        <table:table-row table:style-name="ro2" table:number-rows-repeated="28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6726">
          <table:table-cell table:style-name="ce1"/>
          <table:table-cell table:number-columns-repeated="5"/>
        </table:table-row>
        <table:table-row table:style-name="ro2" table:number-rows-repeated="3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4602">
          <table:table-cell table:style-name="ce1"/>
          <table:table-cell table:number-columns-repeated="5"/>
        </table:table-row>
        <table:table-row table:style-name="ro2" table:number-rows-repeated="1297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59">
          <table:table-cell table:style-name="ce1"/>
          <table:table-cell table:number-columns-repeated="5"/>
        </table:table-row>
        <table:table-row table:style-name="ro2" table:number-rows-repeated="195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178">
          <table:table-cell table:style-name="ce1"/>
          <table:table-cell table:number-columns-repeated="5"/>
        </table:table-row>
        <table:table-row table:style-name="ro2" table:number-rows-repeated="136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4543">
          <table:table-cell table:style-name="ce1"/>
          <table:table-cell table:number-columns-repeated="5"/>
        </table:table-row>
        <table:table-row table:style-name="ro2" table:number-rows-repeated="660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610">
          <table:table-cell table:style-name="ce1"/>
          <table:table-cell table:number-columns-repeated="5"/>
        </table:table-row>
        <table:table-row table:style-name="ro2" table:number-rows-repeated="690">
          <table:table-cell table:style-name="ce1"/>
          <table:table-cell table:number-columns-repeated="3"/>
          <table:table-cell table:style-name="ce1"/>
          <table:table-cell/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206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360">
          <table:table-cell table:style-name="ce1"/>
          <table:table-cell table:number-columns-repeated="5"/>
        </table:table-row>
        <table:table-row table:style-name="ro2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4">
          <table:table-cell table:style-name="ce1"/>
          <table:table-cell table:number-columns-repeated="5"/>
        </table:table-row>
        <table:table-row table:style-name="ro2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5">
          <table:table-cell table:style-name="ce1"/>
          <table:table-cell table:number-columns-repeated="5"/>
        </table:table-row>
        <table:table-row table:style-name="ro2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6">
          <table:table-cell table:style-name="ce1"/>
          <table:table-cell table:number-columns-repeated="5"/>
        </table:table-row>
        <table:table-row table:style-name="ro2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15">
          <table:table-cell table:style-name="ce1"/>
          <table:table-cell table:number-columns-repeated="5"/>
        </table:table-row>
        <table:table-row table:style-name="ro2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30">
          <table:table-cell table:style-name="ce1"/>
          <table:table-cell table:number-columns-repeated="5"/>
        </table:table-row>
        <table:table-row table:style-name="ro2" table:number-rows-repeated="175">
          <table:table-cell table:style-name="ce1"/>
          <table:table-cell table:number-columns-repeated="3"/>
          <table:table-cell table:style-name="ce1"/>
          <table:table-cell/>
        </table:table-row>
        <table:table-row table:style-name="ro2" table:number-rows-repeated="13985">
          <table:table-cell table:style-name="ce1"/>
          <table:table-cell table:number-columns-repeated="5"/>
        </table:table-row>
        <table:table-row table:style-name="ro2" table:number-rows-repeated="9733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VE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0000-00-00T08:40:11.479489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5-09T07:53:11.164697761</meta:creation-date>
    <dc:date>2015-05-09T08:49:25.466047354</dc:date>
    <dc:creator>Juan Plablo</dc:creator>
    <meta:editing-duration>PT10M</meta:editing-duration>
    <meta:editing-cycles>3</meta:editing-cycles>
    <meta:generator>LibreOffice/4.1.4.2$Linux_X86_64 LibreOffice_project/410m0$Build-2</meta:generator>
    <meta:document-statistic meta:table-count="1" meta:cell-count="3636" meta:object-count="0"/>
  </office:meta>
</office:document-meta>
</file>